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estPerf" table:style-name="ta1">
        <table:shapes>
          <draw:frame draw:z-index="0" draw:style-name="gr1" draw:text-style-name="P1" svg:width="159.99mm" svg:height="89.99mm" svg:x="25.78mm" svg:y="61.3mm">
            <draw:object draw:notify-on-update-of-ranges="GuestPerf.A7:GuestPerf.A11 GuestPerf.A7:GuestPerf.A11 GuestPerf.B6:GuestPerf.B6 GuestPerf.B7:GuestPerf.B11 GuestPerf.A7:GuestPerf.A11 GuestPerf.C6:GuestPerf.C6 GuestPerf.C7:GuestPerf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napshot chain created under a constant write workload of 53 KB/s mixed with heavy read workload, 1 snapshot every 10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 snapshots are 3 to 4 MB which is much more than what was writ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s do not scale well and VM crash at snapshot 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that I pick a few snapshot so as to have variable chain lengths and use fio to determine the max read bandwidth I can get 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napshot chain len</text:p>
          </table:table-cell>
          <table:table-cell office:value-type="string" calcext:value-type="string">
            <text:p>read bandwidth in MB/s</text:p>
          </table:table-cell>
          <table:table-cell office:value-type="string" calcext:value-type="string">
            <text:p>write bandwidth in M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6" calcext:value-type="float">
            <text:p>91.6</text:p>
          </table:table-cell>
          <table:table-cell office:value-type="float" office:value="74.7" calcext:value-type="float">
            <text:p>74.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.9" calcext:value-type="float">
            <text:p>62.9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.9" calcext:value-type="float">
            <text:p>46.9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.9" calcext:value-type="float">
            <text:p>22.9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.1" calcext:value-type="float">
            <text:p>16.1</text:p>
          </table:table-cell>
          <table:table-cell office:value-type="float" office:value="39.1" calcext:value-type="float">
            <text:p>39.1</text:p>
          </table:table-cell>
        </table:table-row>
      </table:table>
      <table:table table:name="Fds" table:style-name="ta1">
        <table:shapes>
          <draw:frame draw:z-index="0" draw:style-name="gr1" draw:text-style-name="P1" svg:width="159.99mm" svg:height="89.99mm" svg:x="89.25mm" svg:y="31.3mm">
            <draw:object draw:notify-on-update-of-ranges="Fds.A2:Fds.A1001 Fds.B1:Fds.B1 Fds.B2:Fds.B1001 Fds.C1:Fds.C1 Fds.D2:Fds.D10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Fds open</text:p>
          </table:table-cell>
          <table:table-cell office:value-type="string" calcext:value-type="string">
            <text:p>Total snapshot size</text:p>
          </table:table-cell>
          <table:table-cell office:value-type="string" calcext:value-type="string">
            <text:p>Total snapshot size (MB)</text:p>
          </table:table-cell>
        </table:table-row>
        <table:table-row table:style-name="ro1">
          <table:table-cell office:value-type="float" office:value="1584219546" calcext:value-type="float">
            <text:p>1584219546</text:p>
          </table:table-cell>
          <table:table-cell office:value-type="float" office:value="91" calcext:value-type="float">
            <text:p>91</text:p>
          </table:table-cell>
          <table:table-cell office:value-type="float" office:value="580" calcext:value-type="float">
            <text:p>580</text:p>
          </table:table-cell>
          <table:table-cell table:formula="of:=[.C2]/1024" office:value-type="float" office:value="0.56640625" calcext:value-type="float">
            <text:p>0.56640625</text:p>
          </table:table-cell>
        </table:table-row>
        <table:table-row table:style-name="ro1">
          <table:table-cell office:value-type="float" office:value="1584219557" calcext:value-type="float">
            <text:p>1584219557</text:p>
          </table:table-cell>
          <table:table-cell office:value-type="float" office:value="92" calcext:value-type="float">
            <text:p>92</text:p>
          </table:table-cell>
          <table:table-cell office:value-type="float" office:value="4552" calcext:value-type="float">
            <text:p>4552</text:p>
          </table:table-cell>
          <table:table-cell table:formula="of:=[.C3]/1024" office:value-type="float" office:value="4.4453125" calcext:value-type="float">
            <text:p>4.4453125</text:p>
          </table:table-cell>
        </table:table-row>
        <table:table-row table:style-name="ro1">
          <table:table-cell office:value-type="float" office:value="1584219567" calcext:value-type="float">
            <text:p>1584219567</text:p>
          </table:table-cell>
          <table:table-cell office:value-type="float" office:value="94" calcext:value-type="float">
            <text:p>94</text:p>
          </table:table-cell>
          <table:table-cell office:value-type="float" office:value="8396" calcext:value-type="float">
            <text:p>8396</text:p>
          </table:table-cell>
          <table:table-cell table:formula="of:=[.C4]/1024" office:value-type="float" office:value="8.19921875" calcext:value-type="float">
            <text:p>8.19921875</text:p>
          </table:table-cell>
        </table:table-row>
        <table:table-row table:style-name="ro1">
          <table:table-cell office:value-type="float" office:value="1584219578" calcext:value-type="float">
            <text:p>1584219578</text:p>
          </table:table-cell>
          <table:table-cell office:value-type="float" office:value="95" calcext:value-type="float">
            <text:p>95</text:p>
          </table:table-cell>
          <table:table-cell office:value-type="float" office:value="12112" calcext:value-type="float">
            <text:p>12112</text:p>
          </table:table-cell>
          <table:table-cell table:formula="of:=[.C5]/1024" office:value-type="float" office:value="11.828125" calcext:value-type="float">
            <text:p>11.828125</text:p>
          </table:table-cell>
        </table:table-row>
        <table:table-row table:style-name="ro1">
          <table:table-cell office:value-type="float" office:value="1584219589" calcext:value-type="float">
            <text:p>1584219589</text:p>
          </table:table-cell>
          <table:table-cell office:value-type="float" office:value="96" calcext:value-type="float">
            <text:p>96</text:p>
          </table:table-cell>
          <table:table-cell office:value-type="float" office:value="16212" calcext:value-type="float">
            <text:p>16212</text:p>
          </table:table-cell>
          <table:table-cell table:formula="of:=[.C6]/1024" office:value-type="float" office:value="15.83203125" calcext:value-type="float">
            <text:p>15.83203125</text:p>
          </table:table-cell>
        </table:table-row>
        <table:table-row table:style-name="ro1">
          <table:table-cell office:value-type="float" office:value="1584219599" calcext:value-type="float">
            <text:p>1584219599</text:p>
          </table:table-cell>
          <table:table-cell office:value-type="float" office:value="97" calcext:value-type="float">
            <text:p>97</text:p>
          </table:table-cell>
          <table:table-cell office:value-type="float" office:value="19096" calcext:value-type="float">
            <text:p>19096</text:p>
          </table:table-cell>
          <table:table-cell table:formula="of:=[.C7]/1024" office:value-type="float" office:value="18.6484375" calcext:value-type="float">
            <text:p>18.6484375</text:p>
          </table:table-cell>
        </table:table-row>
        <table:table-row table:style-name="ro1">
          <table:table-cell office:value-type="float" office:value="1584219610" calcext:value-type="float">
            <text:p>1584219610</text:p>
          </table:table-cell>
          <table:table-cell office:value-type="float" office:value="98" calcext:value-type="float">
            <text:p>98</text:p>
          </table:table-cell>
          <table:table-cell office:value-type="float" office:value="23004" calcext:value-type="float">
            <text:p>23004</text:p>
          </table:table-cell>
          <table:table-cell table:formula="of:=[.C8]/1024" office:value-type="float" office:value="22.46484375" calcext:value-type="float">
            <text:p>22.46484375</text:p>
          </table:table-cell>
        </table:table-row>
        <table:table-row table:style-name="ro1">
          <table:table-cell office:value-type="float" office:value="1584219621" calcext:value-type="float">
            <text:p>1584219621</text:p>
          </table:table-cell>
          <table:table-cell office:value-type="float" office:value="99" calcext:value-type="float">
            <text:p>99</text:p>
          </table:table-cell>
          <table:table-cell office:value-type="float" office:value="27040" calcext:value-type="float">
            <text:p>27040</text:p>
          </table:table-cell>
          <table:table-cell table:formula="of:=[.C9]/1024" office:value-type="float" office:value="26.40625" calcext:value-type="float">
            <text:p>26.40625</text:p>
          </table:table-cell>
        </table:table-row>
        <table:table-row table:style-name="ro1">
          <table:table-cell office:value-type="float" office:value="1584219631" calcext:value-type="float">
            <text:p>1584219631</text:p>
          </table:table-cell>
          <table:table-cell office:value-type="float" office:value="101" calcext:value-type="float">
            <text:p>101</text:p>
          </table:table-cell>
          <table:table-cell office:value-type="float" office:value="30756" calcext:value-type="float">
            <text:p>30756</text:p>
          </table:table-cell>
          <table:table-cell table:formula="of:=[.C10]/1024" office:value-type="float" office:value="30.03515625" calcext:value-type="float">
            <text:p>30.03515625</text:p>
          </table:table-cell>
        </table:table-row>
        <table:table-row table:style-name="ro1">
          <table:table-cell office:value-type="float" office:value="1584219642" calcext:value-type="float">
            <text:p>1584219642</text:p>
          </table:table-cell>
          <table:table-cell office:value-type="float" office:value="102" calcext:value-type="float">
            <text:p>102</text:p>
          </table:table-cell>
          <table:table-cell office:value-type="float" office:value="33896" calcext:value-type="float">
            <text:p>33896</text:p>
          </table:table-cell>
          <table:table-cell table:formula="of:=[.C11]/1024" office:value-type="float" office:value="33.1015625" calcext:value-type="float">
            <text:p>33.1015625</text:p>
          </table:table-cell>
        </table:table-row>
        <table:table-row table:style-name="ro1">
          <table:table-cell office:value-type="float" office:value="1584219653" calcext:value-type="float">
            <text:p>1584219653</text:p>
          </table:table-cell>
          <table:table-cell office:value-type="float" office:value="103" calcext:value-type="float">
            <text:p>103</text:p>
          </table:table-cell>
          <table:table-cell office:value-type="float" office:value="37808" calcext:value-type="float">
            <text:p>37808</text:p>
          </table:table-cell>
          <table:table-cell table:formula="of:=[.C12]/1024" office:value-type="float" office:value="36.921875" calcext:value-type="float">
            <text:p>36.921875</text:p>
          </table:table-cell>
        </table:table-row>
        <table:table-row table:style-name="ro1">
          <table:table-cell office:value-type="float" office:value="1584219663" calcext:value-type="float">
            <text:p>1584219663</text:p>
          </table:table-cell>
          <table:table-cell office:value-type="float" office:value="104" calcext:value-type="float">
            <text:p>104</text:p>
          </table:table-cell>
          <table:table-cell office:value-type="float" office:value="41716" calcext:value-type="float">
            <text:p>41716</text:p>
          </table:table-cell>
          <table:table-cell table:formula="of:=[.C13]/1024" office:value-type="float" office:value="40.73828125" calcext:value-type="float">
            <text:p>40.73828125</text:p>
          </table:table-cell>
        </table:table-row>
        <table:table-row table:style-name="ro1">
          <table:table-cell office:value-type="float" office:value="1584219674" calcext:value-type="float">
            <text:p>1584219674</text:p>
          </table:table-cell>
          <table:table-cell office:value-type="float" office:value="105" calcext:value-type="float">
            <text:p>105</text:p>
          </table:table-cell>
          <table:table-cell office:value-type="float" office:value="45176" calcext:value-type="float">
            <text:p>45176</text:p>
          </table:table-cell>
          <table:table-cell table:formula="of:=[.C14]/1024" office:value-type="float" office:value="44.1171875" calcext:value-type="float">
            <text:p>44.1171875</text:p>
          </table:table-cell>
        </table:table-row>
        <table:table-row table:style-name="ro1">
          <table:table-cell office:value-type="float" office:value="1584219685" calcext:value-type="float">
            <text:p>1584219685</text:p>
          </table:table-cell>
          <table:table-cell office:value-type="float" office:value="106" calcext:value-type="float">
            <text:p>106</text:p>
          </table:table-cell>
          <table:table-cell office:value-type="float" office:value="48444" calcext:value-type="float">
            <text:p>48444</text:p>
          </table:table-cell>
          <table:table-cell table:formula="of:=[.C15]/1024" office:value-type="float" office:value="47.30859375" calcext:value-type="float">
            <text:p>47.30859375</text:p>
          </table:table-cell>
        </table:table-row>
        <table:table-row table:style-name="ro1">
          <table:table-cell office:value-type="float" office:value="1584219695" calcext:value-type="float">
            <text:p>1584219695</text:p>
          </table:table-cell>
          <table:table-cell office:value-type="float" office:value="107" calcext:value-type="float">
            <text:p>107</text:p>
          </table:table-cell>
          <table:table-cell office:value-type="float" office:value="52352" calcext:value-type="float">
            <text:p>52352</text:p>
          </table:table-cell>
          <table:table-cell table:formula="of:=[.C16]/1024" office:value-type="float" office:value="51.125" calcext:value-type="float">
            <text:p>51.125</text:p>
          </table:table-cell>
        </table:table-row>
        <table:table-row table:style-name="ro1">
          <table:table-cell office:value-type="float" office:value="1584219706" calcext:value-type="float">
            <text:p>1584219706</text:p>
          </table:table-cell>
          <table:table-cell office:value-type="float" office:value="108" calcext:value-type="float">
            <text:p>108</text:p>
          </table:table-cell>
          <table:table-cell office:value-type="float" office:value="56196" calcext:value-type="float">
            <text:p>56196</text:p>
          </table:table-cell>
          <table:table-cell table:formula="of:=[.C17]/1024" office:value-type="float" office:value="54.87890625" calcext:value-type="float">
            <text:p>54.87890625</text:p>
          </table:table-cell>
        </table:table-row>
        <table:table-row table:style-name="ro1">
          <table:table-cell office:value-type="float" office:value="1584219717" calcext:value-type="float">
            <text:p>1584219717</text:p>
          </table:table-cell>
          <table:table-cell office:value-type="float" office:value="109" calcext:value-type="float">
            <text:p>109</text:p>
          </table:table-cell>
          <table:table-cell office:value-type="float" office:value="59208" calcext:value-type="float">
            <text:p>59208</text:p>
          </table:table-cell>
          <table:table-cell table:formula="of:=[.C18]/1024" office:value-type="float" office:value="57.8203125" calcext:value-type="float">
            <text:p>57.8203125</text:p>
          </table:table-cell>
        </table:table-row>
        <table:table-row table:style-name="ro1">
          <table:table-cell office:value-type="float" office:value="1584219727" calcext:value-type="float">
            <text:p>1584219727</text:p>
          </table:table-cell>
          <table:table-cell office:value-type="float" office:value="110" calcext:value-type="float">
            <text:p>110</text:p>
          </table:table-cell>
          <table:table-cell office:value-type="float" office:value="63052" calcext:value-type="float">
            <text:p>63052</text:p>
          </table:table-cell>
          <table:table-cell table:formula="of:=[.C19]/1024" office:value-type="float" office:value="61.57421875" calcext:value-type="float">
            <text:p>61.57421875</text:p>
          </table:table-cell>
        </table:table-row>
        <table:table-row table:style-name="ro1">
          <table:table-cell office:value-type="float" office:value="1584219738" calcext:value-type="float">
            <text:p>1584219738</text:p>
          </table:table-cell>
          <table:table-cell office:value-type="float" office:value="111" calcext:value-type="float">
            <text:p>111</text:p>
          </table:table-cell>
          <table:table-cell office:value-type="float" office:value="67088" calcext:value-type="float">
            <text:p>67088</text:p>
          </table:table-cell>
          <table:table-cell table:formula="of:=[.C20]/1024" office:value-type="float" office:value="65.515625" calcext:value-type="float">
            <text:p>65.515625</text:p>
          </table:table-cell>
        </table:table-row>
        <table:table-row table:style-name="ro1">
          <table:table-cell office:value-type="float" office:value="1584219749" calcext:value-type="float">
            <text:p>1584219749</text:p>
          </table:table-cell>
          <table:table-cell office:value-type="float" office:value="112" calcext:value-type="float">
            <text:p>112</text:p>
          </table:table-cell>
          <table:table-cell office:value-type="float" office:value="70036" calcext:value-type="float">
            <text:p>70036</text:p>
          </table:table-cell>
          <table:table-cell table:formula="of:=[.C21]/1024" office:value-type="float" office:value="68.39453125" calcext:value-type="float">
            <text:p>68.39453125</text:p>
          </table:table-cell>
        </table:table-row>
        <table:table-row table:style-name="ro1">
          <table:table-cell office:value-type="float" office:value="1584219759" calcext:value-type="float">
            <text:p>1584219759</text:p>
          </table:table-cell>
          <table:table-cell office:value-type="float" office:value="114" calcext:value-type="float">
            <text:p>114</text:p>
          </table:table-cell>
          <table:table-cell office:value-type="float" office:value="73880" calcext:value-type="float">
            <text:p>73880</text:p>
          </table:table-cell>
          <table:table-cell table:formula="of:=[.C22]/1024" office:value-type="float" office:value="72.1484375" calcext:value-type="float">
            <text:p>72.1484375</text:p>
          </table:table-cell>
        </table:table-row>
        <table:table-row table:style-name="ro1">
          <table:table-cell office:value-type="float" office:value="1584219770" calcext:value-type="float">
            <text:p>1584219770</text:p>
          </table:table-cell>
          <table:table-cell office:value-type="float" office:value="114" calcext:value-type="float">
            <text:p>114</text:p>
          </table:table-cell>
          <table:table-cell office:value-type="float" office:value="77852" calcext:value-type="float">
            <text:p>77852</text:p>
          </table:table-cell>
          <table:table-cell table:formula="of:=[.C23]/1024" office:value-type="float" office:value="76.02734375" calcext:value-type="float">
            <text:p>76.02734375</text:p>
          </table:table-cell>
        </table:table-row>
        <table:table-row table:style-name="ro1">
          <table:table-cell office:value-type="float" office:value="1584219781" calcext:value-type="float">
            <text:p>1584219781</text:p>
          </table:table-cell>
          <table:table-cell office:value-type="float" office:value="115" calcext:value-type="float">
            <text:p>115</text:p>
          </table:table-cell>
          <table:table-cell office:value-type="float" office:value="81824" calcext:value-type="float">
            <text:p>81824</text:p>
          </table:table-cell>
          <table:table-cell table:formula="of:=[.C24]/1024" office:value-type="float" office:value="79.90625" calcext:value-type="float">
            <text:p>79.90625</text:p>
          </table:table-cell>
        </table:table-row>
        <table:table-row table:style-name="ro1">
          <table:table-cell office:value-type="float" office:value="1584219791" calcext:value-type="float">
            <text:p>1584219791</text:p>
          </table:table-cell>
          <table:table-cell office:value-type="float" office:value="116" calcext:value-type="float">
            <text:p>116</text:p>
          </table:table-cell>
          <table:table-cell office:value-type="float" office:value="84836" calcext:value-type="float">
            <text:p>84836</text:p>
          </table:table-cell>
          <table:table-cell table:formula="of:=[.C25]/1024" office:value-type="float" office:value="82.84765625" calcext:value-type="float">
            <text:p>82.84765625</text:p>
          </table:table-cell>
        </table:table-row>
        <table:table-row table:style-name="ro1">
          <table:table-cell office:value-type="float" office:value="1584219802" calcext:value-type="float">
            <text:p>1584219802</text:p>
          </table:table-cell>
          <table:table-cell office:value-type="float" office:value="116" calcext:value-type="float">
            <text:p>116</text:p>
          </table:table-cell>
          <table:table-cell office:value-type="float" office:value="88744" calcext:value-type="float">
            <text:p>88744</text:p>
          </table:table-cell>
          <table:table-cell table:formula="of:=[.C26]/1024" office:value-type="float" office:value="86.6640625" calcext:value-type="float">
            <text:p>86.6640625</text:p>
          </table:table-cell>
        </table:table-row>
        <table:table-row table:style-name="ro1">
          <table:table-cell office:value-type="float" office:value="1584219813" calcext:value-type="float">
            <text:p>1584219813</text:p>
          </table:table-cell>
          <table:table-cell office:value-type="float" office:value="117" calcext:value-type="float">
            <text:p>117</text:p>
          </table:table-cell>
          <table:table-cell office:value-type="float" office:value="92588" calcext:value-type="float">
            <text:p>92588</text:p>
          </table:table-cell>
          <table:table-cell table:formula="of:=[.C27]/1024" office:value-type="float" office:value="90.41796875" calcext:value-type="float">
            <text:p>90.41796875</text:p>
          </table:table-cell>
        </table:table-row>
        <table:table-row table:style-name="ro1">
          <table:table-cell office:value-type="float" office:value="1584219823" calcext:value-type="float">
            <text:p>1584219823</text:p>
          </table:table-cell>
          <table:table-cell office:value-type="float" office:value="118" calcext:value-type="float">
            <text:p>118</text:p>
          </table:table-cell>
          <table:table-cell office:value-type="float" office:value="96624" calcext:value-type="float">
            <text:p>96624</text:p>
          </table:table-cell>
          <table:table-cell table:formula="of:=[.C28]/1024" office:value-type="float" office:value="94.359375" calcext:value-type="float">
            <text:p>94.359375</text:p>
          </table:table-cell>
        </table:table-row>
        <table:table-row table:style-name="ro1">
          <table:table-cell office:value-type="float" office:value="1584219834" calcext:value-type="float">
            <text:p>1584219834</text:p>
          </table:table-cell>
          <table:table-cell office:value-type="float" office:value="119" calcext:value-type="float">
            <text:p>119</text:p>
          </table:table-cell>
          <table:table-cell office:value-type="float" office:value="99636" calcext:value-type="float">
            <text:p>99636</text:p>
          </table:table-cell>
          <table:table-cell table:formula="of:=[.C29]/1024" office:value-type="float" office:value="97.30078125" calcext:value-type="float">
            <text:p>97.30078125</text:p>
          </table:table-cell>
        </table:table-row>
        <table:table-row table:style-name="ro1">
          <table:table-cell office:value-type="float" office:value="1584219845" calcext:value-type="float">
            <text:p>1584219845</text:p>
          </table:table-cell>
          <table:table-cell office:value-type="float" office:value="120" calcext:value-type="float">
            <text:p>120</text:p>
          </table:table-cell>
          <table:table-cell office:value-type="float" office:value="103484" calcext:value-type="float">
            <text:p>103484</text:p>
          </table:table-cell>
          <table:table-cell table:formula="of:=[.C30]/1024" office:value-type="float" office:value="101.05859375" calcext:value-type="float">
            <text:p>101.05859375</text:p>
          </table:table-cell>
        </table:table-row>
        <table:table-row table:style-name="ro1">
          <table:table-cell office:value-type="float" office:value="1584219855" calcext:value-type="float">
            <text:p>1584219855</text:p>
          </table:table-cell>
          <table:table-cell office:value-type="float" office:value="121" calcext:value-type="float">
            <text:p>121</text:p>
          </table:table-cell>
          <table:table-cell office:value-type="float" office:value="107396" calcext:value-type="float">
            <text:p>107396</text:p>
          </table:table-cell>
          <table:table-cell table:formula="of:=[.C31]/1024" office:value-type="float" office:value="104.87890625" calcext:value-type="float">
            <text:p>104.87890625</text:p>
          </table:table-cell>
        </table:table-row>
        <table:table-row table:style-name="ro1">
          <table:table-cell office:value-type="float" office:value="1584219866" calcext:value-type="float">
            <text:p>1584219866</text:p>
          </table:table-cell>
          <table:table-cell office:value-type="float" office:value="121" calcext:value-type="float">
            <text:p>121</text:p>
          </table:table-cell>
          <table:table-cell office:value-type="float" office:value="111304" calcext:value-type="float">
            <text:p>111304</text:p>
          </table:table-cell>
          <table:table-cell table:formula="of:=[.C32]/1024" office:value-type="float" office:value="108.6953125" calcext:value-type="float">
            <text:p>108.6953125</text:p>
          </table:table-cell>
        </table:table-row>
        <table:table-row table:style-name="ro1">
          <table:table-cell office:value-type="float" office:value="1584219877" calcext:value-type="float">
            <text:p>1584219877</text:p>
          </table:table-cell>
          <table:table-cell office:value-type="float" office:value="122" calcext:value-type="float">
            <text:p>122</text:p>
          </table:table-cell>
          <table:table-cell office:value-type="float" office:value="114188" calcext:value-type="float">
            <text:p>114188</text:p>
          </table:table-cell>
          <table:table-cell table:formula="of:=[.C33]/1024" office:value-type="float" office:value="111.51171875" calcext:value-type="float">
            <text:p>111.51171875</text:p>
          </table:table-cell>
        </table:table-row>
        <table:table-row table:style-name="ro1">
          <table:table-cell office:value-type="float" office:value="1584219887" calcext:value-type="float">
            <text:p>1584219887</text:p>
          </table:table-cell>
          <table:table-cell office:value-type="float" office:value="123" calcext:value-type="float">
            <text:p>123</text:p>
          </table:table-cell>
          <table:table-cell office:value-type="float" office:value="118096" calcext:value-type="float">
            <text:p>118096</text:p>
          </table:table-cell>
          <table:table-cell table:formula="of:=[.C34]/1024" office:value-type="float" office:value="115.328125" calcext:value-type="float">
            <text:p>115.328125</text:p>
          </table:table-cell>
        </table:table-row>
        <table:table-row table:style-name="ro1">
          <table:table-cell office:value-type="float" office:value="1584219898" calcext:value-type="float">
            <text:p>1584219898</text:p>
          </table:table-cell>
          <table:table-cell office:value-type="float" office:value="124" calcext:value-type="float">
            <text:p>124</text:p>
          </table:table-cell>
          <table:table-cell office:value-type="float" office:value="122004" calcext:value-type="float">
            <text:p>122004</text:p>
          </table:table-cell>
          <table:table-cell table:formula="of:=[.C35]/1024" office:value-type="float" office:value="119.14453125" calcext:value-type="float">
            <text:p>119.14453125</text:p>
          </table:table-cell>
        </table:table-row>
        <table:table-row table:style-name="ro1">
          <table:table-cell office:value-type="float" office:value="1584219909" calcext:value-type="float">
            <text:p>1584219909</text:p>
          </table:table-cell>
          <table:table-cell office:value-type="float" office:value="125" calcext:value-type="float">
            <text:p>125</text:p>
          </table:table-cell>
          <table:table-cell office:value-type="float" office:value="125724" calcext:value-type="float">
            <text:p>125724</text:p>
          </table:table-cell>
          <table:table-cell table:formula="of:=[.C36]/1024" office:value-type="float" office:value="122.77734375" calcext:value-type="float">
            <text:p>122.77734375</text:p>
          </table:table-cell>
        </table:table-row>
        <table:table-row table:style-name="ro1">
          <table:table-cell office:value-type="float" office:value="1584219919" calcext:value-type="float">
            <text:p>1584219919</text:p>
          </table:table-cell>
          <table:table-cell office:value-type="float" office:value="126" calcext:value-type="float">
            <text:p>126</text:p>
          </table:table-cell>
          <table:table-cell office:value-type="float" office:value="128928" calcext:value-type="float">
            <text:p>128928</text:p>
          </table:table-cell>
          <table:table-cell table:formula="of:=[.C37]/1024" office:value-type="float" office:value="125.90625" calcext:value-type="float">
            <text:p>125.90625</text:p>
          </table:table-cell>
        </table:table-row>
        <table:table-row table:style-name="ro1">
          <table:table-cell office:value-type="float" office:value="1584219930" calcext:value-type="float">
            <text:p>1584219930</text:p>
          </table:table-cell>
          <table:table-cell office:value-type="float" office:value="127" calcext:value-type="float">
            <text:p>127</text:p>
          </table:table-cell>
          <table:table-cell office:value-type="float" office:value="132708" calcext:value-type="float">
            <text:p>132708</text:p>
          </table:table-cell>
          <table:table-cell table:formula="of:=[.C38]/1024" office:value-type="float" office:value="129.59765625" calcext:value-type="float">
            <text:p>129.59765625</text:p>
          </table:table-cell>
        </table:table-row>
        <table:table-row table:style-name="ro1">
          <table:table-cell office:value-type="float" office:value="1584219941" calcext:value-type="float">
            <text:p>1584219941</text:p>
          </table:table-cell>
          <table:table-cell office:value-type="float" office:value="128" calcext:value-type="float">
            <text:p>128</text:p>
          </table:table-cell>
          <table:table-cell office:value-type="float" office:value="136552" calcext:value-type="float">
            <text:p>136552</text:p>
          </table:table-cell>
          <table:table-cell table:formula="of:=[.C39]/1024" office:value-type="float" office:value="133.3515625" calcext:value-type="float">
            <text:p>133.3515625</text:p>
          </table:table-cell>
        </table:table-row>
        <table:table-row table:style-name="ro1">
          <table:table-cell office:value-type="float" office:value="1584219952" calcext:value-type="float">
            <text:p>1584219952</text:p>
          </table:table-cell>
          <table:table-cell office:value-type="float" office:value="129" calcext:value-type="float">
            <text:p>129</text:p>
          </table:table-cell>
          <table:table-cell office:value-type="float" office:value="140524" calcext:value-type="float">
            <text:p>140524</text:p>
          </table:table-cell>
          <table:table-cell table:formula="of:=[.C40]/1024" office:value-type="float" office:value="137.23046875" calcext:value-type="float">
            <text:p>137.23046875</text:p>
          </table:table-cell>
        </table:table-row>
        <table:table-row table:style-name="ro1">
          <table:table-cell office:value-type="float" office:value="1584219962" calcext:value-type="float">
            <text:p>1584219962</text:p>
          </table:table-cell>
          <table:table-cell office:value-type="float" office:value="130" calcext:value-type="float">
            <text:p>130</text:p>
          </table:table-cell>
          <table:table-cell office:value-type="float" office:value="144240" calcext:value-type="float">
            <text:p>144240</text:p>
          </table:table-cell>
          <table:table-cell table:formula="of:=[.C41]/1024" office:value-type="float" office:value="140.859375" calcext:value-type="float">
            <text:p>140.859375</text:p>
          </table:table-cell>
        </table:table-row>
        <table:table-row table:style-name="ro1">
          <table:table-cell office:value-type="float" office:value="1584219973" calcext:value-type="float">
            <text:p>1584219973</text:p>
          </table:table-cell>
          <table:table-cell office:value-type="float" office:value="131" calcext:value-type="float">
            <text:p>131</text:p>
          </table:table-cell>
          <table:table-cell office:value-type="float" office:value="147316" calcext:value-type="float">
            <text:p>147316</text:p>
          </table:table-cell>
          <table:table-cell table:formula="of:=[.C42]/1024" office:value-type="float" office:value="143.86328125" calcext:value-type="float">
            <text:p>143.86328125</text:p>
          </table:table-cell>
        </table:table-row>
        <table:table-row table:style-name="ro1">
          <table:table-cell office:value-type="float" office:value="1584219984" calcext:value-type="float">
            <text:p>1584219984</text:p>
          </table:table-cell>
          <table:table-cell office:value-type="float" office:value="132" calcext:value-type="float">
            <text:p>132</text:p>
          </table:table-cell>
          <table:table-cell office:value-type="float" office:value="151224" calcext:value-type="float">
            <text:p>151224</text:p>
          </table:table-cell>
          <table:table-cell table:formula="of:=[.C43]/1024" office:value-type="float" office:value="147.6796875" calcext:value-type="float">
            <text:p>147.6796875</text:p>
          </table:table-cell>
        </table:table-row>
        <table:table-row table:style-name="ro1">
          <table:table-cell office:value-type="float" office:value="1584219994" calcext:value-type="float">
            <text:p>1584219994</text:p>
          </table:table-cell>
          <table:table-cell office:value-type="float" office:value="132" calcext:value-type="float">
            <text:p>132</text:p>
          </table:table-cell>
          <table:table-cell office:value-type="float" office:value="155260" calcext:value-type="float">
            <text:p>155260</text:p>
          </table:table-cell>
          <table:table-cell table:formula="of:=[.C44]/1024" office:value-type="float" office:value="151.62109375" calcext:value-type="float">
            <text:p>151.62109375</text:p>
          </table:table-cell>
        </table:table-row>
        <table:table-row table:style-name="ro1">
          <table:table-cell office:value-type="float" office:value="1584220005" calcext:value-type="float">
            <text:p>1584220005</text:p>
          </table:table-cell>
          <table:table-cell office:value-type="float" office:value="133" calcext:value-type="float">
            <text:p>133</text:p>
          </table:table-cell>
          <table:table-cell office:value-type="float" office:value="158272" calcext:value-type="float">
            <text:p>158272</text:p>
          </table:table-cell>
          <table:table-cell table:formula="of:=[.C45]/1024" office:value-type="float" office:value="154.5625" calcext:value-type="float">
            <text:p>154.5625</text:p>
          </table:table-cell>
        </table:table-row>
        <table:table-row table:style-name="ro1">
          <table:table-cell office:value-type="float" office:value="1584220016" calcext:value-type="float">
            <text:p>1584220016</text:p>
          </table:table-cell>
          <table:table-cell office:value-type="float" office:value="135" calcext:value-type="float">
            <text:p>135</text:p>
          </table:table-cell>
          <table:table-cell office:value-type="float" office:value="162180" calcext:value-type="float">
            <text:p>162180</text:p>
          </table:table-cell>
          <table:table-cell table:formula="of:=[.C46]/1024" office:value-type="float" office:value="158.37890625" calcext:value-type="float">
            <text:p>158.37890625</text:p>
          </table:table-cell>
        </table:table-row>
        <table:table-row table:style-name="ro1">
          <table:table-cell office:value-type="float" office:value="1584220026" calcext:value-type="float">
            <text:p>1584220026</text:p>
          </table:table-cell>
          <table:table-cell office:value-type="float" office:value="136" calcext:value-type="float">
            <text:p>136</text:p>
          </table:table-cell>
          <table:table-cell office:value-type="float" office:value="166280" calcext:value-type="float">
            <text:p>166280</text:p>
          </table:table-cell>
          <table:table-cell table:formula="of:=[.C47]/1024" office:value-type="float" office:value="162.3828125" calcext:value-type="float">
            <text:p>162.3828125</text:p>
          </table:table-cell>
        </table:table-row>
        <table:table-row table:style-name="ro1">
          <table:table-cell office:value-type="float" office:value="1584220037" calcext:value-type="float">
            <text:p>1584220037</text:p>
          </table:table-cell>
          <table:table-cell office:value-type="float" office:value="137" calcext:value-type="float">
            <text:p>137</text:p>
          </table:table-cell>
          <table:table-cell office:value-type="float" office:value="170124" calcext:value-type="float">
            <text:p>170124</text:p>
          </table:table-cell>
          <table:table-cell table:formula="of:=[.C48]/1024" office:value-type="float" office:value="166.13671875" calcext:value-type="float">
            <text:p>166.13671875</text:p>
          </table:table-cell>
        </table:table-row>
        <table:table-row table:style-name="ro1">
          <table:table-cell office:value-type="float" office:value="1584220048" calcext:value-type="float">
            <text:p>1584220048</text:p>
          </table:table-cell>
          <table:table-cell office:value-type="float" office:value="138" calcext:value-type="float">
            <text:p>138</text:p>
          </table:table-cell>
          <table:table-cell office:value-type="float" office:value="173200" calcext:value-type="float">
            <text:p>173200</text:p>
          </table:table-cell>
          <table:table-cell table:formula="of:=[.C49]/1024" office:value-type="float" office:value="169.140625" calcext:value-type="float">
            <text:p>169.140625</text:p>
          </table:table-cell>
        </table:table-row>
        <table:table-row table:style-name="ro1">
          <table:table-cell office:value-type="float" office:value="1584220058" calcext:value-type="float">
            <text:p>1584220058</text:p>
          </table:table-cell>
          <table:table-cell office:value-type="float" office:value="139" calcext:value-type="float">
            <text:p>139</text:p>
          </table:table-cell>
          <table:table-cell office:value-type="float" office:value="177108" calcext:value-type="float">
            <text:p>177108</text:p>
          </table:table-cell>
          <table:table-cell table:formula="of:=[.C50]/1024" office:value-type="float" office:value="172.95703125" calcext:value-type="float">
            <text:p>172.95703125</text:p>
          </table:table-cell>
        </table:table-row>
        <table:table-row table:style-name="ro1">
          <table:table-cell office:value-type="float" office:value="1584220069" calcext:value-type="float">
            <text:p>1584220069</text:p>
          </table:table-cell>
          <table:table-cell office:value-type="float" office:value="140" calcext:value-type="float">
            <text:p>140</text:p>
          </table:table-cell>
          <table:table-cell office:value-type="float" office:value="181080" calcext:value-type="float">
            <text:p>181080</text:p>
          </table:table-cell>
          <table:table-cell table:formula="of:=[.C51]/1024" office:value-type="float" office:value="176.8359375" calcext:value-type="float">
            <text:p>176.8359375</text:p>
          </table:table-cell>
        </table:table-row>
        <table:table-row table:style-name="ro1">
          <table:table-cell office:value-type="float" office:value="1584220080" calcext:value-type="float">
            <text:p>1584220080</text:p>
          </table:table-cell>
          <table:table-cell office:value-type="float" office:value="141" calcext:value-type="float">
            <text:p>141</text:p>
          </table:table-cell>
          <table:table-cell office:value-type="float" office:value="185052" calcext:value-type="float">
            <text:p>185052</text:p>
          </table:table-cell>
          <table:table-cell table:formula="of:=[.C52]/1024" office:value-type="float" office:value="180.71484375" calcext:value-type="float">
            <text:p>180.71484375</text:p>
          </table:table-cell>
        </table:table-row>
        <table:table-row table:style-name="ro1">
          <table:table-cell office:value-type="float" office:value="1584220090" calcext:value-type="float">
            <text:p>1584220090</text:p>
          </table:table-cell>
          <table:table-cell office:value-type="float" office:value="142" calcext:value-type="float">
            <text:p>142</text:p>
          </table:table-cell>
          <table:table-cell office:value-type="float" office:value="188064" calcext:value-type="float">
            <text:p>188064</text:p>
          </table:table-cell>
          <table:table-cell table:formula="of:=[.C53]/1024" office:value-type="float" office:value="183.65625" calcext:value-type="float">
            <text:p>183.65625</text:p>
          </table:table-cell>
        </table:table-row>
        <table:table-row table:style-name="ro1">
          <table:table-cell office:value-type="float" office:value="1584220101" calcext:value-type="float">
            <text:p>1584220101</text:p>
          </table:table-cell>
          <table:table-cell office:value-type="float" office:value="143" calcext:value-type="float">
            <text:p>143</text:p>
          </table:table-cell>
          <table:table-cell office:value-type="float" office:value="191972" calcext:value-type="float">
            <text:p>191972</text:p>
          </table:table-cell>
          <table:table-cell table:formula="of:=[.C54]/1024" office:value-type="float" office:value="187.47265625" calcext:value-type="float">
            <text:p>187.47265625</text:p>
          </table:table-cell>
        </table:table-row>
        <table:table-row table:style-name="ro1">
          <table:table-cell office:value-type="float" office:value="1584220112" calcext:value-type="float">
            <text:p>1584220112</text:p>
          </table:table-cell>
          <table:table-cell office:value-type="float" office:value="144" calcext:value-type="float">
            <text:p>144</text:p>
          </table:table-cell>
          <table:table-cell office:value-type="float" office:value="195752" calcext:value-type="float">
            <text:p>195752</text:p>
          </table:table-cell>
          <table:table-cell table:formula="of:=[.C55]/1024" office:value-type="float" office:value="191.1640625" calcext:value-type="float">
            <text:p>191.1640625</text:p>
          </table:table-cell>
        </table:table-row>
        <table:table-row table:style-name="ro1">
          <table:table-cell office:value-type="float" office:value="1584220122" calcext:value-type="float">
            <text:p>1584220122</text:p>
          </table:table-cell>
          <table:table-cell office:value-type="float" office:value="145" calcext:value-type="float">
            <text:p>145</text:p>
          </table:table-cell>
          <table:table-cell office:value-type="float" office:value="200044" calcext:value-type="float">
            <text:p>200044</text:p>
          </table:table-cell>
          <table:table-cell table:formula="of:=[.C56]/1024" office:value-type="float" office:value="195.35546875" calcext:value-type="float">
            <text:p>195.35546875</text:p>
          </table:table-cell>
        </table:table-row>
        <table:table-row table:style-name="ro1">
          <table:table-cell office:value-type="float" office:value="1584220133" calcext:value-type="float">
            <text:p>1584220133</text:p>
          </table:table-cell>
          <table:table-cell office:value-type="float" office:value="146" calcext:value-type="float">
            <text:p>146</text:p>
          </table:table-cell>
          <table:table-cell office:value-type="float" office:value="202992" calcext:value-type="float">
            <text:p>202992</text:p>
          </table:table-cell>
          <table:table-cell table:formula="of:=[.C57]/1024" office:value-type="float" office:value="198.234375" calcext:value-type="float">
            <text:p>198.234375</text:p>
          </table:table-cell>
        </table:table-row>
        <table:table-row table:style-name="ro1">
          <table:table-cell office:value-type="float" office:value="1584220144" calcext:value-type="float">
            <text:p>1584220144</text:p>
          </table:table-cell>
          <table:table-cell office:value-type="float" office:value="147" calcext:value-type="float">
            <text:p>147</text:p>
          </table:table-cell>
          <table:table-cell office:value-type="float" office:value="206840" calcext:value-type="float">
            <text:p>206840</text:p>
          </table:table-cell>
          <table:table-cell table:formula="of:=[.C58]/1024" office:value-type="float" office:value="201.9921875" calcext:value-type="float">
            <text:p>201.9921875</text:p>
          </table:table-cell>
        </table:table-row>
        <table:table-row table:style-name="ro1">
          <table:table-cell office:value-type="float" office:value="1584220154" calcext:value-type="float">
            <text:p>1584220154</text:p>
          </table:table-cell>
          <table:table-cell office:value-type="float" office:value="148" calcext:value-type="float">
            <text:p>148</text:p>
          </table:table-cell>
          <table:table-cell office:value-type="float" office:value="210940" calcext:value-type="float">
            <text:p>210940</text:p>
          </table:table-cell>
          <table:table-cell table:formula="of:=[.C59]/1024" office:value-type="float" office:value="205.99609375" calcext:value-type="float">
            <text:p>205.99609375</text:p>
          </table:table-cell>
        </table:table-row>
        <table:table-row table:style-name="ro1">
          <table:table-cell office:value-type="float" office:value="1584220165" calcext:value-type="float">
            <text:p>1584220165</text:p>
          </table:table-cell>
          <table:table-cell office:value-type="float" office:value="149" calcext:value-type="float">
            <text:p>149</text:p>
          </table:table-cell>
          <table:table-cell office:value-type="float" office:value="214656" calcext:value-type="float">
            <text:p>214656</text:p>
          </table:table-cell>
          <table:table-cell table:formula="of:=[.C60]/1024" office:value-type="float" office:value="209.625" calcext:value-type="float">
            <text:p>209.625</text:p>
          </table:table-cell>
        </table:table-row>
        <table:table-row table:style-name="ro1">
          <table:table-cell office:value-type="float" office:value="1584220176" calcext:value-type="float">
            <text:p>1584220176</text:p>
          </table:table-cell>
          <table:table-cell office:value-type="float" office:value="150" calcext:value-type="float">
            <text:p>150</text:p>
          </table:table-cell>
          <table:table-cell office:value-type="float" office:value="217860" calcext:value-type="float">
            <text:p>217860</text:p>
          </table:table-cell>
          <table:table-cell table:formula="of:=[.C61]/1024" office:value-type="float" office:value="212.75390625" calcext:value-type="float">
            <text:p>212.75390625</text:p>
          </table:table-cell>
        </table:table-row>
        <table:table-row table:style-name="ro1">
          <table:table-cell office:value-type="float" office:value="1584220186" calcext:value-type="float">
            <text:p>1584220186</text:p>
          </table:table-cell>
          <table:table-cell office:value-type="float" office:value="151" calcext:value-type="float">
            <text:p>151</text:p>
          </table:table-cell>
          <table:table-cell office:value-type="float" office:value="221644" calcext:value-type="float">
            <text:p>221644</text:p>
          </table:table-cell>
          <table:table-cell table:formula="of:=[.C62]/1024" office:value-type="float" office:value="216.44921875" calcext:value-type="float">
            <text:p>216.44921875</text:p>
          </table:table-cell>
        </table:table-row>
        <table:table-row table:style-name="ro1">
          <table:table-cell office:value-type="float" office:value="1584220197" calcext:value-type="float">
            <text:p>1584220197</text:p>
          </table:table-cell>
          <table:table-cell office:value-type="float" office:value="152" calcext:value-type="float">
            <text:p>152</text:p>
          </table:table-cell>
          <table:table-cell office:value-type="float" office:value="225680" calcext:value-type="float">
            <text:p>225680</text:p>
          </table:table-cell>
          <table:table-cell table:formula="of:=[.C63]/1024" office:value-type="float" office:value="220.390625" calcext:value-type="float">
            <text:p>220.390625</text:p>
          </table:table-cell>
        </table:table-row>
        <table:table-row table:style-name="ro1">
          <table:table-cell office:value-type="float" office:value="1584220208" calcext:value-type="float">
            <text:p>1584220208</text:p>
          </table:table-cell>
          <table:table-cell office:value-type="float" office:value="153" calcext:value-type="float">
            <text:p>153</text:p>
          </table:table-cell>
          <table:table-cell office:value-type="float" office:value="228756" calcext:value-type="float">
            <text:p>228756</text:p>
          </table:table-cell>
          <table:table-cell table:formula="of:=[.C64]/1024" office:value-type="float" office:value="223.39453125" calcext:value-type="float">
            <text:p>223.39453125</text:p>
          </table:table-cell>
        </table:table-row>
        <table:table-row table:style-name="ro1">
          <table:table-cell office:value-type="float" office:value="1584220218" calcext:value-type="float">
            <text:p>1584220218</text:p>
          </table:table-cell>
          <table:table-cell office:value-type="float" office:value="154" calcext:value-type="float">
            <text:p>154</text:p>
          </table:table-cell>
          <table:table-cell office:value-type="float" office:value="232536" calcext:value-type="float">
            <text:p>232536</text:p>
          </table:table-cell>
          <table:table-cell table:formula="of:=[.C65]/1024" office:value-type="float" office:value="227.0859375" calcext:value-type="float">
            <text:p>227.0859375</text:p>
          </table:table-cell>
        </table:table-row>
        <table:table-row table:style-name="ro1">
          <table:table-cell office:value-type="float" office:value="1584220229" calcext:value-type="float">
            <text:p>1584220229</text:p>
          </table:table-cell>
          <table:table-cell office:value-type="float" office:value="155" calcext:value-type="float">
            <text:p>155</text:p>
          </table:table-cell>
          <table:table-cell office:value-type="float" office:value="236636" calcext:value-type="float">
            <text:p>236636</text:p>
          </table:table-cell>
          <table:table-cell table:formula="of:=[.C66]/1024" office:value-type="float" office:value="231.08984375" calcext:value-type="float">
            <text:p>231.08984375</text:p>
          </table:table-cell>
        </table:table-row>
        <table:table-row table:style-name="ro1">
          <table:table-cell office:value-type="float" office:value="1584220240" calcext:value-type="float">
            <text:p>1584220240</text:p>
          </table:table-cell>
          <table:table-cell office:value-type="float" office:value="156" calcext:value-type="float">
            <text:p>156</text:p>
          </table:table-cell>
          <table:table-cell office:value-type="float" office:value="240416" calcext:value-type="float">
            <text:p>240416</text:p>
          </table:table-cell>
          <table:table-cell table:formula="of:=[.C67]/1024" office:value-type="float" office:value="234.78125" calcext:value-type="float">
            <text:p>234.78125</text:p>
          </table:table-cell>
        </table:table-row>
        <table:table-row table:style-name="ro1">
          <table:table-cell office:value-type="float" office:value="1584220250" calcext:value-type="float">
            <text:p>1584220250</text:p>
          </table:table-cell>
          <table:table-cell office:value-type="float" office:value="156" calcext:value-type="float">
            <text:p>156</text:p>
          </table:table-cell>
          <table:table-cell office:value-type="float" office:value="243432" calcext:value-type="float">
            <text:p>243432</text:p>
          </table:table-cell>
          <table:table-cell table:formula="of:=[.C68]/1024" office:value-type="float" office:value="237.7265625" calcext:value-type="float">
            <text:p>237.7265625</text:p>
          </table:table-cell>
        </table:table-row>
        <table:table-row table:style-name="ro1">
          <table:table-cell office:value-type="float" office:value="1584220261" calcext:value-type="float">
            <text:p>1584220261</text:p>
          </table:table-cell>
          <table:table-cell office:value-type="float" office:value="157" calcext:value-type="float">
            <text:p>157</text:p>
          </table:table-cell>
          <table:table-cell office:value-type="float" office:value="247344" calcext:value-type="float">
            <text:p>247344</text:p>
          </table:table-cell>
          <table:table-cell table:formula="of:=[.C69]/1024" office:value-type="float" office:value="241.546875" calcext:value-type="float">
            <text:p>241.546875</text:p>
          </table:table-cell>
        </table:table-row>
        <table:table-row table:style-name="ro1">
          <table:table-cell office:value-type="float" office:value="1584220272" calcext:value-type="float">
            <text:p>1584220272</text:p>
          </table:table-cell>
          <table:table-cell office:value-type="float" office:value="158" calcext:value-type="float">
            <text:p>158</text:p>
          </table:table-cell>
          <table:table-cell office:value-type="float" office:value="251444" calcext:value-type="float">
            <text:p>251444</text:p>
          </table:table-cell>
          <table:table-cell table:formula="of:=[.C70]/1024" office:value-type="float" office:value="245.55078125" calcext:value-type="float">
            <text:p>245.55078125</text:p>
          </table:table-cell>
        </table:table-row>
        <table:table-row table:style-name="ro1">
          <table:table-cell office:value-type="float" office:value="1584220282" calcext:value-type="float">
            <text:p>1584220282</text:p>
          </table:table-cell>
          <table:table-cell office:value-type="float" office:value="159" calcext:value-type="float">
            <text:p>159</text:p>
          </table:table-cell>
          <table:table-cell office:value-type="float" office:value="254328" calcext:value-type="float">
            <text:p>254328</text:p>
          </table:table-cell>
          <table:table-cell table:formula="of:=[.C71]/1024" office:value-type="float" office:value="248.3671875" calcext:value-type="float">
            <text:p>248.3671875</text:p>
          </table:table-cell>
        </table:table-row>
        <table:table-row table:style-name="ro1">
          <table:table-cell office:value-type="float" office:value="1584220293" calcext:value-type="float">
            <text:p>1584220293</text:p>
          </table:table-cell>
          <table:table-cell office:value-type="float" office:value="160" calcext:value-type="float">
            <text:p>160</text:p>
          </table:table-cell>
          <table:table-cell office:value-type="float" office:value="258300" calcext:value-type="float">
            <text:p>258300</text:p>
          </table:table-cell>
          <table:table-cell table:formula="of:=[.C72]/1024" office:value-type="float" office:value="252.24609375" calcext:value-type="float">
            <text:p>252.24609375</text:p>
          </table:table-cell>
        </table:table-row>
        <table:table-row table:style-name="ro1">
          <table:table-cell office:value-type="float" office:value="1584220304" calcext:value-type="float">
            <text:p>1584220304</text:p>
          </table:table-cell>
          <table:table-cell office:value-type="float" office:value="161" calcext:value-type="float">
            <text:p>161</text:p>
          </table:table-cell>
          <table:table-cell office:value-type="float" office:value="262208" calcext:value-type="float">
            <text:p>262208</text:p>
          </table:table-cell>
          <table:table-cell table:formula="of:=[.C73]/1024" office:value-type="float" office:value="256.0625" calcext:value-type="float">
            <text:p>256.0625</text:p>
          </table:table-cell>
        </table:table-row>
        <table:table-row table:style-name="ro1">
          <table:table-cell office:value-type="float" office:value="1584220314" calcext:value-type="float">
            <text:p>1584220314</text:p>
          </table:table-cell>
          <table:table-cell office:value-type="float" office:value="162" calcext:value-type="float">
            <text:p>162</text:p>
          </table:table-cell>
          <table:table-cell office:value-type="float" office:value="266308" calcext:value-type="float">
            <text:p>266308</text:p>
          </table:table-cell>
          <table:table-cell table:formula="of:=[.C74]/1024" office:value-type="float" office:value="260.06640625" calcext:value-type="float">
            <text:p>260.06640625</text:p>
          </table:table-cell>
        </table:table-row>
        <table:table-row table:style-name="ro1">
          <table:table-cell office:value-type="float" office:value="1584220325" calcext:value-type="float">
            <text:p>1584220325</text:p>
          </table:table-cell>
          <table:table-cell office:value-type="float" office:value="163" calcext:value-type="float">
            <text:p>163</text:p>
          </table:table-cell>
          <table:table-cell office:value-type="float" office:value="269320" calcext:value-type="float">
            <text:p>269320</text:p>
          </table:table-cell>
          <table:table-cell table:formula="of:=[.C75]/1024" office:value-type="float" office:value="263.0078125" calcext:value-type="float">
            <text:p>263.0078125</text:p>
          </table:table-cell>
        </table:table-row>
        <table:table-row table:style-name="ro1">
          <table:table-cell office:value-type="float" office:value="1584220336" calcext:value-type="float">
            <text:p>1584220336</text:p>
          </table:table-cell>
          <table:table-cell office:value-type="float" office:value="164" calcext:value-type="float">
            <text:p>164</text:p>
          </table:table-cell>
          <table:table-cell office:value-type="float" office:value="273228" calcext:value-type="float">
            <text:p>273228</text:p>
          </table:table-cell>
          <table:table-cell table:formula="of:=[.C76]/1024" office:value-type="float" office:value="266.82421875" calcext:value-type="float">
            <text:p>266.82421875</text:p>
          </table:table-cell>
        </table:table-row>
        <table:table-row table:style-name="ro1">
          <table:table-cell office:value-type="float" office:value="1584220346" calcext:value-type="float">
            <text:p>1584220346</text:p>
          </table:table-cell>
          <table:table-cell office:value-type="float" office:value="165" calcext:value-type="float">
            <text:p>165</text:p>
          </table:table-cell>
          <table:table-cell office:value-type="float" office:value="277392" calcext:value-type="float">
            <text:p>277392</text:p>
          </table:table-cell>
          <table:table-cell table:formula="of:=[.C77]/1024" office:value-type="float" office:value="270.890625" calcext:value-type="float">
            <text:p>270.890625</text:p>
          </table:table-cell>
        </table:table-row>
        <table:table-row table:style-name="ro1">
          <table:table-cell office:value-type="float" office:value="1584220357" calcext:value-type="float">
            <text:p>1584220357</text:p>
          </table:table-cell>
          <table:table-cell office:value-type="float" office:value="166" calcext:value-type="float">
            <text:p>166</text:p>
          </table:table-cell>
          <table:table-cell office:value-type="float" office:value="281108" calcext:value-type="float">
            <text:p>281108</text:p>
          </table:table-cell>
          <table:table-cell table:formula="of:=[.C78]/1024" office:value-type="float" office:value="274.51953125" calcext:value-type="float">
            <text:p>274.51953125</text:p>
          </table:table-cell>
        </table:table-row>
        <table:table-row table:style-name="ro1">
          <table:table-cell office:value-type="float" office:value="1584220368" calcext:value-type="float">
            <text:p>1584220368</text:p>
          </table:table-cell>
          <table:table-cell office:value-type="float" office:value="167" calcext:value-type="float">
            <text:p>167</text:p>
          </table:table-cell>
          <table:table-cell office:value-type="float" office:value="284248" calcext:value-type="float">
            <text:p>284248</text:p>
          </table:table-cell>
          <table:table-cell table:formula="of:=[.C79]/1024" office:value-type="float" office:value="277.5859375" calcext:value-type="float">
            <text:p>277.5859375</text:p>
          </table:table-cell>
        </table:table-row>
        <table:table-row table:style-name="ro1">
          <table:table-cell office:value-type="float" office:value="1584220378" calcext:value-type="float">
            <text:p>1584220378</text:p>
          </table:table-cell>
          <table:table-cell office:value-type="float" office:value="168" calcext:value-type="float">
            <text:p>168</text:p>
          </table:table-cell>
          <table:table-cell office:value-type="float" office:value="288156" calcext:value-type="float">
            <text:p>288156</text:p>
          </table:table-cell>
          <table:table-cell table:formula="of:=[.C80]/1024" office:value-type="float" office:value="281.40234375" calcext:value-type="float">
            <text:p>281.40234375</text:p>
          </table:table-cell>
        </table:table-row>
        <table:table-row table:style-name="ro1">
          <table:table-cell office:value-type="float" office:value="1584220389" calcext:value-type="float">
            <text:p>1584220389</text:p>
          </table:table-cell>
          <table:table-cell office:value-type="float" office:value="169" calcext:value-type="float">
            <text:p>169</text:p>
          </table:table-cell>
          <table:table-cell office:value-type="float" office:value="292192" calcext:value-type="float">
            <text:p>292192</text:p>
          </table:table-cell>
          <table:table-cell table:formula="of:=[.C81]/1024" office:value-type="float" office:value="285.34375" calcext:value-type="float">
            <text:p>285.34375</text:p>
          </table:table-cell>
        </table:table-row>
        <table:table-row table:style-name="ro1">
          <table:table-cell office:value-type="float" office:value="1584220400" calcext:value-type="float">
            <text:p>1584220400</text:p>
          </table:table-cell>
          <table:table-cell office:value-type="float" office:value="170" calcext:value-type="float">
            <text:p>170</text:p>
          </table:table-cell>
          <table:table-cell office:value-type="float" office:value="296356" calcext:value-type="float">
            <text:p>296356</text:p>
          </table:table-cell>
          <table:table-cell table:formula="of:=[.C82]/1024" office:value-type="float" office:value="289.41015625" calcext:value-type="float">
            <text:p>289.41015625</text:p>
          </table:table-cell>
        </table:table-row>
        <table:table-row table:style-name="ro1">
          <table:table-cell office:value-type="float" office:value="1584220410" calcext:value-type="float">
            <text:p>1584220410</text:p>
          </table:table-cell>
          <table:table-cell office:value-type="float" office:value="171" calcext:value-type="float">
            <text:p>171</text:p>
          </table:table-cell>
          <table:table-cell office:value-type="float" office:value="299816" calcext:value-type="float">
            <text:p>299816</text:p>
          </table:table-cell>
          <table:table-cell table:formula="of:=[.C83]/1024" office:value-type="float" office:value="292.7890625" calcext:value-type="float">
            <text:p>292.7890625</text:p>
          </table:table-cell>
        </table:table-row>
        <table:table-row table:style-name="ro1">
          <table:table-cell office:value-type="float" office:value="1584220421" calcext:value-type="float">
            <text:p>1584220421</text:p>
          </table:table-cell>
          <table:table-cell office:value-type="float" office:value="172" calcext:value-type="float">
            <text:p>172</text:p>
          </table:table-cell>
          <table:table-cell office:value-type="float" office:value="303660" calcext:value-type="float">
            <text:p>303660</text:p>
          </table:table-cell>
          <table:table-cell table:formula="of:=[.C84]/1024" office:value-type="float" office:value="296.54296875" calcext:value-type="float">
            <text:p>296.54296875</text:p>
          </table:table-cell>
        </table:table-row>
        <table:table-row table:style-name="ro1">
          <table:table-cell office:value-type="float" office:value="1584220432" calcext:value-type="float">
            <text:p>1584220432</text:p>
          </table:table-cell>
          <table:table-cell office:value-type="float" office:value="173" calcext:value-type="float">
            <text:p>173</text:p>
          </table:table-cell>
          <table:table-cell office:value-type="float" office:value="307696" calcext:value-type="float">
            <text:p>307696</text:p>
          </table:table-cell>
          <table:table-cell table:formula="of:=[.C85]/1024" office:value-type="float" office:value="300.484375" calcext:value-type="float">
            <text:p>300.484375</text:p>
          </table:table-cell>
        </table:table-row>
        <table:table-row table:style-name="ro1">
          <table:table-cell office:value-type="float" office:value="1584220442" calcext:value-type="float">
            <text:p>1584220442</text:p>
          </table:table-cell>
          <table:table-cell office:value-type="float" office:value="174" calcext:value-type="float">
            <text:p>174</text:p>
          </table:table-cell>
          <table:table-cell office:value-type="float" office:value="310644" calcext:value-type="float">
            <text:p>310644</text:p>
          </table:table-cell>
          <table:table-cell table:formula="of:=[.C86]/1024" office:value-type="float" office:value="303.36328125" calcext:value-type="float">
            <text:p>303.36328125</text:p>
          </table:table-cell>
        </table:table-row>
        <table:table-row table:style-name="ro1">
          <table:table-cell office:value-type="float" office:value="1584220453" calcext:value-type="float">
            <text:p>1584220453</text:p>
          </table:table-cell>
          <table:table-cell office:value-type="float" office:value="175" calcext:value-type="float">
            <text:p>175</text:p>
          </table:table-cell>
          <table:table-cell office:value-type="float" office:value="314616" calcext:value-type="float">
            <text:p>314616</text:p>
          </table:table-cell>
          <table:table-cell table:formula="of:=[.C87]/1024" office:value-type="float" office:value="307.2421875" calcext:value-type="float">
            <text:p>307.2421875</text:p>
          </table:table-cell>
        </table:table-row>
        <table:table-row table:style-name="ro1">
          <table:table-cell office:value-type="float" office:value="1584220464" calcext:value-type="float">
            <text:p>1584220464</text:p>
          </table:table-cell>
          <table:table-cell office:value-type="float" office:value="176" calcext:value-type="float">
            <text:p>176</text:p>
          </table:table-cell>
          <table:table-cell office:value-type="float" office:value="318588" calcext:value-type="float">
            <text:p>318588</text:p>
          </table:table-cell>
          <table:table-cell table:formula="of:=[.C88]/1024" office:value-type="float" office:value="311.12109375" calcext:value-type="float">
            <text:p>311.12109375</text:p>
          </table:table-cell>
        </table:table-row>
        <table:table-row table:style-name="ro1">
          <table:table-cell office:value-type="float" office:value="1584220474" calcext:value-type="float">
            <text:p>1584220474</text:p>
          </table:table-cell>
          <table:table-cell office:value-type="float" office:value="177" calcext:value-type="float">
            <text:p>177</text:p>
          </table:table-cell>
          <table:table-cell office:value-type="float" office:value="322560" calcext:value-type="float">
            <text:p>322560</text:p>
          </table:table-cell>
          <table:table-cell table:formula="of:=[.C89]/1024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584220485" calcext:value-type="float">
            <text:p>1584220485</text:p>
          </table:table-cell>
          <table:table-cell office:value-type="float" office:value="178" calcext:value-type="float">
            <text:p>178</text:p>
          </table:table-cell>
          <table:table-cell office:value-type="float" office:value="325572" calcext:value-type="float">
            <text:p>325572</text:p>
          </table:table-cell>
          <table:table-cell table:formula="of:=[.C90]/1024" office:value-type="float" office:value="317.94140625" calcext:value-type="float">
            <text:p>317.94140625</text:p>
          </table:table-cell>
        </table:table-row>
        <table:table-row table:style-name="ro1">
          <table:table-cell office:value-type="float" office:value="1584220496" calcext:value-type="float">
            <text:p>1584220496</text:p>
          </table:table-cell>
          <table:table-cell office:value-type="float" office:value="179" calcext:value-type="float">
            <text:p>179</text:p>
          </table:table-cell>
          <table:table-cell office:value-type="float" office:value="329480" calcext:value-type="float">
            <text:p>329480</text:p>
          </table:table-cell>
          <table:table-cell table:formula="of:=[.C91]/1024" office:value-type="float" office:value="321.7578125" calcext:value-type="float">
            <text:p>321.7578125</text:p>
          </table:table-cell>
        </table:table-row>
        <table:table-row table:style-name="ro1">
          <table:table-cell office:value-type="float" office:value="1584220506" calcext:value-type="float">
            <text:p>1584220506</text:p>
          </table:table-cell>
          <table:table-cell office:value-type="float" office:value="180" calcext:value-type="float">
            <text:p>180</text:p>
          </table:table-cell>
          <table:table-cell office:value-type="float" office:value="333580" calcext:value-type="float">
            <text:p>333580</text:p>
          </table:table-cell>
          <table:table-cell table:formula="of:=[.C92]/1024" office:value-type="float" office:value="325.76171875" calcext:value-type="float">
            <text:p>325.76171875</text:p>
          </table:table-cell>
        </table:table-row>
        <table:table-row table:style-name="ro1">
          <table:table-cell office:value-type="float" office:value="1584220517" calcext:value-type="float">
            <text:p>1584220517</text:p>
          </table:table-cell>
          <table:table-cell office:value-type="float" office:value="181" calcext:value-type="float">
            <text:p>181</text:p>
          </table:table-cell>
          <table:table-cell office:value-type="float" office:value="336528" calcext:value-type="float">
            <text:p>336528</text:p>
          </table:table-cell>
          <table:table-cell table:formula="of:=[.C93]/1024" office:value-type="float" office:value="328.640625" calcext:value-type="float">
            <text:p>328.640625</text:p>
          </table:table-cell>
        </table:table-row>
        <table:table-row table:style-name="ro1">
          <table:table-cell office:value-type="float" office:value="1584220528" calcext:value-type="float">
            <text:p>1584220528</text:p>
          </table:table-cell>
          <table:table-cell office:value-type="float" office:value="183" calcext:value-type="float">
            <text:p>183</text:p>
          </table:table-cell>
          <table:table-cell office:value-type="float" office:value="340436" calcext:value-type="float">
            <text:p>340436</text:p>
          </table:table-cell>
          <table:table-cell table:formula="of:=[.C94]/1024" office:value-type="float" office:value="332.45703125" calcext:value-type="float">
            <text:p>332.45703125</text:p>
          </table:table-cell>
        </table:table-row>
        <table:table-row table:style-name="ro1">
          <table:table-cell office:value-type="float" office:value="1584220538" calcext:value-type="float">
            <text:p>1584220538</text:p>
          </table:table-cell>
          <table:table-cell office:value-type="float" office:value="184" calcext:value-type="float">
            <text:p>184</text:p>
          </table:table-cell>
          <table:table-cell office:value-type="float" office:value="344472" calcext:value-type="float">
            <text:p>344472</text:p>
          </table:table-cell>
          <table:table-cell table:formula="of:=[.C95]/1024" office:value-type="float" office:value="336.3984375" calcext:value-type="float">
            <text:p>336.3984375</text:p>
          </table:table-cell>
        </table:table-row>
        <table:table-row table:style-name="ro1">
          <table:table-cell office:value-type="float" office:value="1584220549" calcext:value-type="float">
            <text:p>1584220549</text:p>
          </table:table-cell>
          <table:table-cell office:value-type="float" office:value="185" calcext:value-type="float">
            <text:p>185</text:p>
          </table:table-cell>
          <table:table-cell office:value-type="float" office:value="348444" calcext:value-type="float">
            <text:p>348444</text:p>
          </table:table-cell>
          <table:table-cell table:formula="of:=[.C96]/1024" office:value-type="float" office:value="340.27734375" calcext:value-type="float">
            <text:p>340.27734375</text:p>
          </table:table-cell>
        </table:table-row>
        <table:table-row table:style-name="ro1">
          <table:table-cell office:value-type="float" office:value="1584220560" calcext:value-type="float">
            <text:p>1584220560</text:p>
          </table:table-cell>
          <table:table-cell office:value-type="float" office:value="186" calcext:value-type="float">
            <text:p>186</text:p>
          </table:table-cell>
          <table:table-cell office:value-type="float" office:value="351520" calcext:value-type="float">
            <text:p>351520</text:p>
          </table:table-cell>
          <table:table-cell table:formula="of:=[.C97]/1024" office:value-type="float" office:value="343.28125" calcext:value-type="float">
            <text:p>343.28125</text:p>
          </table:table-cell>
        </table:table-row>
        <table:table-row table:style-name="ro1">
          <table:table-cell office:value-type="float" office:value="1584220570" calcext:value-type="float">
            <text:p>1584220570</text:p>
          </table:table-cell>
          <table:table-cell office:value-type="float" office:value="187" calcext:value-type="float">
            <text:p>187</text:p>
          </table:table-cell>
          <table:table-cell office:value-type="float" office:value="355300" calcext:value-type="float">
            <text:p>355300</text:p>
          </table:table-cell>
          <table:table-cell table:formula="of:=[.C98]/1024" office:value-type="float" office:value="346.97265625" calcext:value-type="float">
            <text:p>346.97265625</text:p>
          </table:table-cell>
        </table:table-row>
        <table:table-row table:style-name="ro1">
          <table:table-cell office:value-type="float" office:value="1584220581" calcext:value-type="float">
            <text:p>1584220581</text:p>
          </table:table-cell>
          <table:table-cell office:value-type="float" office:value="188" calcext:value-type="float">
            <text:p>188</text:p>
          </table:table-cell>
          <table:table-cell office:value-type="float" office:value="359528" calcext:value-type="float">
            <text:p>359528</text:p>
          </table:table-cell>
          <table:table-cell table:formula="of:=[.C99]/1024" office:value-type="float" office:value="351.1015625" calcext:value-type="float">
            <text:p>351.1015625</text:p>
          </table:table-cell>
        </table:table-row>
        <table:table-row table:style-name="ro1">
          <table:table-cell office:value-type="float" office:value="1584220592" calcext:value-type="float">
            <text:p>1584220592</text:p>
          </table:table-cell>
          <table:table-cell office:value-type="float" office:value="189" calcext:value-type="float">
            <text:p>189</text:p>
          </table:table-cell>
          <table:table-cell office:value-type="float" office:value="363308" calcext:value-type="float">
            <text:p>363308</text:p>
          </table:table-cell>
          <table:table-cell table:formula="of:=[.C100]/1024" office:value-type="float" office:value="354.79296875" calcext:value-type="float">
            <text:p>354.79296875</text:p>
          </table:table-cell>
        </table:table-row>
        <table:table-row table:style-name="ro1">
          <table:table-cell office:value-type="float" office:value="1584220603" calcext:value-type="float">
            <text:p>1584220603</text:p>
          </table:table-cell>
          <table:table-cell office:value-type="float" office:value="190" calcext:value-type="float">
            <text:p>190</text:p>
          </table:table-cell>
          <table:table-cell office:value-type="float" office:value="366320" calcext:value-type="float">
            <text:p>366320</text:p>
          </table:table-cell>
          <table:table-cell table:formula="of:=[.C101]/1024" office:value-type="float" office:value="357.734375" calcext:value-type="float">
            <text:p>357.734375</text:p>
          </table:table-cell>
        </table:table-row>
        <table:table-row table:style-name="ro1">
          <table:table-cell office:value-type="float" office:value="1584220613" calcext:value-type="float">
            <text:p>1584220613</text:p>
          </table:table-cell>
          <table:table-cell office:value-type="float" office:value="191" calcext:value-type="float">
            <text:p>191</text:p>
          </table:table-cell>
          <table:table-cell office:value-type="float" office:value="370292" calcext:value-type="float">
            <text:p>370292</text:p>
          </table:table-cell>
          <table:table-cell table:formula="of:=[.C102]/1024" office:value-type="float" office:value="361.61328125" calcext:value-type="float">
            <text:p>361.61328125</text:p>
          </table:table-cell>
        </table:table-row>
        <table:table-row table:style-name="ro1">
          <table:table-cell office:value-type="float" office:value="1584220624" calcext:value-type="float">
            <text:p>1584220624</text:p>
          </table:table-cell>
          <table:table-cell office:value-type="float" office:value="192" calcext:value-type="float">
            <text:p>192</text:p>
          </table:table-cell>
          <table:table-cell office:value-type="float" office:value="375608" calcext:value-type="float">
            <text:p>375608</text:p>
          </table:table-cell>
          <table:table-cell table:formula="of:=[.C103]/1024" office:value-type="float" office:value="366.8046875" calcext:value-type="float">
            <text:p>366.8046875</text:p>
          </table:table-cell>
        </table:table-row>
        <table:table-row table:style-name="ro1">
          <table:table-cell office:value-type="float" office:value="1584220635" calcext:value-type="float">
            <text:p>1584220635</text:p>
          </table:table-cell>
          <table:table-cell office:value-type="float" office:value="193" calcext:value-type="float">
            <text:p>193</text:p>
          </table:table-cell>
          <table:table-cell office:value-type="float" office:value="378492" calcext:value-type="float">
            <text:p>378492</text:p>
          </table:table-cell>
          <table:table-cell table:formula="of:=[.C104]/1024" office:value-type="float" office:value="369.62109375" calcext:value-type="float">
            <text:p>369.62109375</text:p>
          </table:table-cell>
        </table:table-row>
        <table:table-row table:style-name="ro1">
          <table:table-cell office:value-type="float" office:value="1584220645" calcext:value-type="float">
            <text:p>1584220645</text:p>
          </table:table-cell>
          <table:table-cell office:value-type="float" office:value="194" calcext:value-type="float">
            <text:p>194</text:p>
          </table:table-cell>
          <table:table-cell office:value-type="float" office:value="382400" calcext:value-type="float">
            <text:p>382400</text:p>
          </table:table-cell>
          <table:table-cell table:formula="of:=[.C105]/1024" office:value-type="float" office:value="373.4375" calcext:value-type="float">
            <text:p>373.4375</text:p>
          </table:table-cell>
        </table:table-row>
        <table:table-row table:style-name="ro1">
          <table:table-cell office:value-type="float" office:value="1584220656" calcext:value-type="float">
            <text:p>1584220656</text:p>
          </table:table-cell>
          <table:table-cell office:value-type="float" office:value="195" calcext:value-type="float">
            <text:p>195</text:p>
          </table:table-cell>
          <table:table-cell office:value-type="float" office:value="386308" calcext:value-type="float">
            <text:p>386308</text:p>
          </table:table-cell>
          <table:table-cell table:formula="of:=[.C106]/1024" office:value-type="float" office:value="377.25390625" calcext:value-type="float">
            <text:p>377.25390625</text:p>
          </table:table-cell>
        </table:table-row>
        <table:table-row table:style-name="ro1">
          <table:table-cell office:value-type="float" office:value="1584220667" calcext:value-type="float">
            <text:p>1584220667</text:p>
          </table:table-cell>
          <table:table-cell office:value-type="float" office:value="196" calcext:value-type="float">
            <text:p>196</text:p>
          </table:table-cell>
          <table:table-cell office:value-type="float" office:value="390216" calcext:value-type="float">
            <text:p>390216</text:p>
          </table:table-cell>
          <table:table-cell table:formula="of:=[.C107]/1024" office:value-type="float" office:value="381.0703125" calcext:value-type="float">
            <text:p>381.0703125</text:p>
          </table:table-cell>
        </table:table-row>
        <table:table-row table:style-name="ro1">
          <table:table-cell office:value-type="float" office:value="1584220677" calcext:value-type="float">
            <text:p>1584220677</text:p>
          </table:table-cell>
          <table:table-cell office:value-type="float" office:value="197" calcext:value-type="float">
            <text:p>197</text:p>
          </table:table-cell>
          <table:table-cell office:value-type="float" office:value="393292" calcext:value-type="float">
            <text:p>393292</text:p>
          </table:table-cell>
          <table:table-cell table:formula="of:=[.C108]/1024" office:value-type="float" office:value="384.07421875" calcext:value-type="float">
            <text:p>384.07421875</text:p>
          </table:table-cell>
        </table:table-row>
        <table:table-row table:style-name="ro1">
          <table:table-cell office:value-type="float" office:value="1584220688" calcext:value-type="float">
            <text:p>1584220688</text:p>
          </table:table-cell>
          <table:table-cell office:value-type="float" office:value="198" calcext:value-type="float">
            <text:p>198</text:p>
          </table:table-cell>
          <table:table-cell office:value-type="float" office:value="397136" calcext:value-type="float">
            <text:p>397136</text:p>
          </table:table-cell>
          <table:table-cell table:formula="of:=[.C109]/1024" office:value-type="float" office:value="387.828125" calcext:value-type="float">
            <text:p>387.828125</text:p>
          </table:table-cell>
        </table:table-row>
        <table:table-row table:style-name="ro1">
          <table:table-cell office:value-type="float" office:value="1584220699" calcext:value-type="float">
            <text:p>1584220699</text:p>
          </table:table-cell>
          <table:table-cell office:value-type="float" office:value="199" calcext:value-type="float">
            <text:p>199</text:p>
          </table:table-cell>
          <table:table-cell office:value-type="float" office:value="401236" calcext:value-type="float">
            <text:p>401236</text:p>
          </table:table-cell>
          <table:table-cell table:formula="of:=[.C110]/1024" office:value-type="float" office:value="391.83203125" calcext:value-type="float">
            <text:p>391.83203125</text:p>
          </table:table-cell>
        </table:table-row>
        <table:table-row table:style-name="ro1">
          <table:table-cell office:value-type="float" office:value="1584220709" calcext:value-type="float">
            <text:p>1584220709</text:p>
          </table:table-cell>
          <table:table-cell office:value-type="float" office:value="200" calcext:value-type="float">
            <text:p>200</text:p>
          </table:table-cell>
          <table:table-cell office:value-type="float" office:value="405080" calcext:value-type="float">
            <text:p>405080</text:p>
          </table:table-cell>
          <table:table-cell table:formula="of:=[.C111]/1024" office:value-type="float" office:value="395.5859375" calcext:value-type="float">
            <text:p>395.5859375</text:p>
          </table:table-cell>
        </table:table-row>
        <table:table-row table:style-name="ro1">
          <table:table-cell office:value-type="float" office:value="1584220720" calcext:value-type="float">
            <text:p>1584220720</text:p>
          </table:table-cell>
          <table:table-cell office:value-type="float" office:value="201" calcext:value-type="float">
            <text:p>201</text:p>
          </table:table-cell>
          <table:table-cell office:value-type="float" office:value="408028" calcext:value-type="float">
            <text:p>408028</text:p>
          </table:table-cell>
          <table:table-cell table:formula="of:=[.C112]/1024" office:value-type="float" office:value="398.46484375" calcext:value-type="float">
            <text:p>398.46484375</text:p>
          </table:table-cell>
        </table:table-row>
        <table:table-row table:style-name="ro1">
          <table:table-cell office:value-type="float" office:value="1584220731" calcext:value-type="float">
            <text:p>1584220731</text:p>
          </table:table-cell>
          <table:table-cell office:value-type="float" office:value="202" calcext:value-type="float">
            <text:p>202</text:p>
          </table:table-cell>
          <table:table-cell office:value-type="float" office:value="411936" calcext:value-type="float">
            <text:p>411936</text:p>
          </table:table-cell>
          <table:table-cell table:formula="of:=[.C113]/1024" office:value-type="float" office:value="402.28125" calcext:value-type="float">
            <text:p>402.28125</text:p>
          </table:table-cell>
        </table:table-row>
        <table:table-row table:style-name="ro1">
          <table:table-cell office:value-type="float" office:value="1584220741" calcext:value-type="float">
            <text:p>1584220741</text:p>
          </table:table-cell>
          <table:table-cell office:value-type="float" office:value="203" calcext:value-type="float">
            <text:p>203</text:p>
          </table:table-cell>
          <table:table-cell office:value-type="float" office:value="416036" calcext:value-type="float">
            <text:p>416036</text:p>
          </table:table-cell>
          <table:table-cell table:formula="of:=[.C114]/1024" office:value-type="float" office:value="406.28515625" calcext:value-type="float">
            <text:p>406.28515625</text:p>
          </table:table-cell>
        </table:table-row>
        <table:table-row table:style-name="ro1">
          <table:table-cell office:value-type="float" office:value="1584220752" calcext:value-type="float">
            <text:p>1584220752</text:p>
          </table:table-cell>
          <table:table-cell office:value-type="float" office:value="204" calcext:value-type="float">
            <text:p>204</text:p>
          </table:table-cell>
          <table:table-cell office:value-type="float" office:value="419048" calcext:value-type="float">
            <text:p>419048</text:p>
          </table:table-cell>
          <table:table-cell table:formula="of:=[.C115]/1024" office:value-type="float" office:value="409.2265625" calcext:value-type="float">
            <text:p>409.2265625</text:p>
          </table:table-cell>
        </table:table-row>
        <table:table-row table:style-name="ro1">
          <table:table-cell office:value-type="float" office:value="1584220763" calcext:value-type="float">
            <text:p>1584220763</text:p>
          </table:table-cell>
          <table:table-cell office:value-type="float" office:value="204" calcext:value-type="float">
            <text:p>204</text:p>
          </table:table-cell>
          <table:table-cell office:value-type="float" office:value="422828" calcext:value-type="float">
            <text:p>422828</text:p>
          </table:table-cell>
          <table:table-cell table:formula="of:=[.C116]/1024" office:value-type="float" office:value="412.91796875" calcext:value-type="float">
            <text:p>412.91796875</text:p>
          </table:table-cell>
        </table:table-row>
        <table:table-row table:style-name="ro1">
          <table:table-cell office:value-type="float" office:value="1584220773" calcext:value-type="float">
            <text:p>1584220773</text:p>
          </table:table-cell>
          <table:table-cell office:value-type="float" office:value="205" calcext:value-type="float">
            <text:p>205</text:p>
          </table:table-cell>
          <table:table-cell office:value-type="float" office:value="426800" calcext:value-type="float">
            <text:p>426800</text:p>
          </table:table-cell>
          <table:table-cell table:formula="of:=[.C117]/1024" office:value-type="float" office:value="416.796875" calcext:value-type="float">
            <text:p>416.796875</text:p>
          </table:table-cell>
        </table:table-row>
        <table:table-row table:style-name="ro1">
          <table:table-cell office:value-type="float" office:value="1584220784" calcext:value-type="float">
            <text:p>1584220784</text:p>
          </table:table-cell>
          <table:table-cell office:value-type="float" office:value="206" calcext:value-type="float">
            <text:p>206</text:p>
          </table:table-cell>
          <table:table-cell office:value-type="float" office:value="430772" calcext:value-type="float">
            <text:p>430772</text:p>
          </table:table-cell>
          <table:table-cell table:formula="of:=[.C118]/1024" office:value-type="float" office:value="420.67578125" calcext:value-type="float">
            <text:p>420.67578125</text:p>
          </table:table-cell>
        </table:table-row>
        <table:table-row table:style-name="ro1">
          <table:table-cell office:value-type="float" office:value="1584220795" calcext:value-type="float">
            <text:p>1584220795</text:p>
          </table:table-cell>
          <table:table-cell office:value-type="float" office:value="207" calcext:value-type="float">
            <text:p>207</text:p>
          </table:table-cell>
          <table:table-cell office:value-type="float" office:value="433976" calcext:value-type="float">
            <text:p>433976</text:p>
          </table:table-cell>
          <table:table-cell table:formula="of:=[.C119]/1024" office:value-type="float" office:value="423.8046875" calcext:value-type="float">
            <text:p>423.8046875</text:p>
          </table:table-cell>
        </table:table-row>
        <table:table-row table:style-name="ro1">
          <table:table-cell office:value-type="float" office:value="1584220805" calcext:value-type="float">
            <text:p>1584220805</text:p>
          </table:table-cell>
          <table:table-cell office:value-type="float" office:value="208" calcext:value-type="float">
            <text:p>208</text:p>
          </table:table-cell>
          <table:table-cell office:value-type="float" office:value="437884" calcext:value-type="float">
            <text:p>437884</text:p>
          </table:table-cell>
          <table:table-cell table:formula="of:=[.C120]/1024" office:value-type="float" office:value="427.62109375" calcext:value-type="float">
            <text:p>427.62109375</text:p>
          </table:table-cell>
        </table:table-row>
        <table:table-row table:style-name="ro1">
          <table:table-cell office:value-type="float" office:value="1584220816" calcext:value-type="float">
            <text:p>1584220816</text:p>
          </table:table-cell>
          <table:table-cell office:value-type="float" office:value="209" calcext:value-type="float">
            <text:p>209</text:p>
          </table:table-cell>
          <table:table-cell office:value-type="float" office:value="441984" calcext:value-type="float">
            <text:p>441984</text:p>
          </table:table-cell>
          <table:table-cell table:formula="of:=[.C121]/1024" office:value-type="float" office:value="431.625" calcext:value-type="float">
            <text:p>431.625</text:p>
          </table:table-cell>
        </table:table-row>
        <table:table-row table:style-name="ro1">
          <table:table-cell office:value-type="float" office:value="1584220827" calcext:value-type="float">
            <text:p>1584220827</text:p>
          </table:table-cell>
          <table:table-cell office:value-type="float" office:value="210" calcext:value-type="float">
            <text:p>210</text:p>
          </table:table-cell>
          <table:table-cell office:value-type="float" office:value="445956" calcext:value-type="float">
            <text:p>445956</text:p>
          </table:table-cell>
          <table:table-cell table:formula="of:=[.C122]/1024" office:value-type="float" office:value="435.50390625" calcext:value-type="float">
            <text:p>435.50390625</text:p>
          </table:table-cell>
        </table:table-row>
        <table:table-row table:style-name="ro1">
          <table:table-cell office:value-type="float" office:value="1584220837" calcext:value-type="float">
            <text:p>1584220837</text:p>
          </table:table-cell>
          <table:table-cell office:value-type="float" office:value="211" calcext:value-type="float">
            <text:p>211</text:p>
          </table:table-cell>
          <table:table-cell office:value-type="float" office:value="449032" calcext:value-type="float">
            <text:p>449032</text:p>
          </table:table-cell>
          <table:table-cell table:formula="of:=[.C123]/1024" office:value-type="float" office:value="438.5078125" calcext:value-type="float">
            <text:p>438.5078125</text:p>
          </table:table-cell>
        </table:table-row>
        <table:table-row table:style-name="ro1">
          <table:table-cell office:value-type="float" office:value="1584220848" calcext:value-type="float">
            <text:p>1584220848</text:p>
          </table:table-cell>
          <table:table-cell office:value-type="float" office:value="212" calcext:value-type="float">
            <text:p>212</text:p>
          </table:table-cell>
          <table:table-cell office:value-type="float" office:value="453004" calcext:value-type="float">
            <text:p>453004</text:p>
          </table:table-cell>
          <table:table-cell table:formula="of:=[.C124]/1024" office:value-type="float" office:value="442.38671875" calcext:value-type="float">
            <text:p>442.38671875</text:p>
          </table:table-cell>
        </table:table-row>
        <table:table-row table:style-name="ro1">
          <table:table-cell office:value-type="float" office:value="1584220859" calcext:value-type="float">
            <text:p>1584220859</text:p>
          </table:table-cell>
          <table:table-cell office:value-type="float" office:value="213" calcext:value-type="float">
            <text:p>213</text:p>
          </table:table-cell>
          <table:table-cell office:value-type="float" office:value="457168" calcext:value-type="float">
            <text:p>457168</text:p>
          </table:table-cell>
          <table:table-cell table:formula="of:=[.C125]/1024" office:value-type="float" office:value="446.453125" calcext:value-type="float">
            <text:p>446.453125</text:p>
          </table:table-cell>
        </table:table-row>
        <table:table-row table:style-name="ro1">
          <table:table-cell office:value-type="float" office:value="1584220869" calcext:value-type="float">
            <text:p>1584220869</text:p>
          </table:table-cell>
          <table:table-cell office:value-type="float" office:value="214" calcext:value-type="float">
            <text:p>214</text:p>
          </table:table-cell>
          <table:table-cell office:value-type="float" office:value="460052" calcext:value-type="float">
            <text:p>460052</text:p>
          </table:table-cell>
          <table:table-cell table:formula="of:=[.C126]/1024" office:value-type="float" office:value="449.26953125" calcext:value-type="float">
            <text:p>449.26953125</text:p>
          </table:table-cell>
        </table:table-row>
        <table:table-row table:style-name="ro1">
          <table:table-cell office:value-type="float" office:value="1584220880" calcext:value-type="float">
            <text:p>1584220880</text:p>
          </table:table-cell>
          <table:table-cell office:value-type="float" office:value="215" calcext:value-type="float">
            <text:p>215</text:p>
          </table:table-cell>
          <table:table-cell office:value-type="float" office:value="464088" calcext:value-type="float">
            <text:p>464088</text:p>
          </table:table-cell>
          <table:table-cell table:formula="of:=[.C127]/1024" office:value-type="float" office:value="453.2109375" calcext:value-type="float">
            <text:p>453.2109375</text:p>
          </table:table-cell>
        </table:table-row>
        <table:table-row table:style-name="ro1">
          <table:table-cell office:value-type="float" office:value="1584220891" calcext:value-type="float">
            <text:p>1584220891</text:p>
          </table:table-cell>
          <table:table-cell office:value-type="float" office:value="216" calcext:value-type="float">
            <text:p>216</text:p>
          </table:table-cell>
          <table:table-cell office:value-type="float" office:value="468060" calcext:value-type="float">
            <text:p>468060</text:p>
          </table:table-cell>
          <table:table-cell table:formula="of:=[.C128]/1024" office:value-type="float" office:value="457.08984375" calcext:value-type="float">
            <text:p>457.08984375</text:p>
          </table:table-cell>
        </table:table-row>
        <table:table-row table:style-name="ro1">
          <table:table-cell office:value-type="float" office:value="1584220901" calcext:value-type="float">
            <text:p>1584220901</text:p>
          </table:table-cell>
          <table:table-cell office:value-type="float" office:value="217" calcext:value-type="float">
            <text:p>217</text:p>
          </table:table-cell>
          <table:table-cell office:value-type="float" office:value="472096" calcext:value-type="float">
            <text:p>472096</text:p>
          </table:table-cell>
          <table:table-cell table:formula="of:=[.C129]/1024" office:value-type="float" office:value="461.03125" calcext:value-type="float">
            <text:p>461.03125</text:p>
          </table:table-cell>
        </table:table-row>
        <table:table-row table:style-name="ro1">
          <table:table-cell office:value-type="float" office:value="1584220912" calcext:value-type="float">
            <text:p>1584220912</text:p>
          </table:table-cell>
          <table:table-cell office:value-type="float" office:value="218" calcext:value-type="float">
            <text:p>218</text:p>
          </table:table-cell>
          <table:table-cell office:value-type="float" office:value="475172" calcext:value-type="float">
            <text:p>475172</text:p>
          </table:table-cell>
          <table:table-cell table:formula="of:=[.C130]/1024" office:value-type="float" office:value="464.03515625" calcext:value-type="float">
            <text:p>464.03515625</text:p>
          </table:table-cell>
        </table:table-row>
        <table:table-row table:style-name="ro1">
          <table:table-cell office:value-type="float" office:value="1584220923" calcext:value-type="float">
            <text:p>1584220923</text:p>
          </table:table-cell>
          <table:table-cell office:value-type="float" office:value="219" calcext:value-type="float">
            <text:p>219</text:p>
          </table:table-cell>
          <table:table-cell office:value-type="float" office:value="479208" calcext:value-type="float">
            <text:p>479208</text:p>
          </table:table-cell>
          <table:table-cell table:formula="of:=[.C131]/1024" office:value-type="float" office:value="467.9765625" calcext:value-type="float">
            <text:p>467.9765625</text:p>
          </table:table-cell>
        </table:table-row>
        <table:table-row table:style-name="ro1">
          <table:table-cell office:value-type="float" office:value="1584220933" calcext:value-type="float">
            <text:p>1584220933</text:p>
          </table:table-cell>
          <table:table-cell office:value-type="float" office:value="220" calcext:value-type="float">
            <text:p>220</text:p>
          </table:table-cell>
          <table:table-cell office:value-type="float" office:value="483372" calcext:value-type="float">
            <text:p>483372</text:p>
          </table:table-cell>
          <table:table-cell table:formula="of:=[.C132]/1024" office:value-type="float" office:value="472.04296875" calcext:value-type="float">
            <text:p>472.04296875</text:p>
          </table:table-cell>
        </table:table-row>
        <table:table-row table:style-name="ro1">
          <table:table-cell office:value-type="float" office:value="1584220944" calcext:value-type="float">
            <text:p>1584220944</text:p>
          </table:table-cell>
          <table:table-cell office:value-type="float" office:value="221" calcext:value-type="float">
            <text:p>221</text:p>
          </table:table-cell>
          <table:table-cell office:value-type="float" office:value="487216" calcext:value-type="float">
            <text:p>487216</text:p>
          </table:table-cell>
          <table:table-cell table:formula="of:=[.C133]/1024" office:value-type="float" office:value="475.796875" calcext:value-type="float">
            <text:p>475.796875</text:p>
          </table:table-cell>
        </table:table-row>
        <table:table-row table:style-name="ro1">
          <table:table-cell office:value-type="float" office:value="1584220955" calcext:value-type="float">
            <text:p>1584220955</text:p>
          </table:table-cell>
          <table:table-cell office:value-type="float" office:value="222" calcext:value-type="float">
            <text:p>222</text:p>
          </table:table-cell>
          <table:table-cell office:value-type="float" office:value="490356" calcext:value-type="float">
            <text:p>490356</text:p>
          </table:table-cell>
          <table:table-cell table:formula="of:=[.C134]/1024" office:value-type="float" office:value="478.86328125" calcext:value-type="float">
            <text:p>478.86328125</text:p>
          </table:table-cell>
        </table:table-row>
        <table:table-row table:style-name="ro1">
          <table:table-cell office:value-type="float" office:value="1584220965" calcext:value-type="float">
            <text:p>1584220965</text:p>
          </table:table-cell>
          <table:table-cell office:value-type="float" office:value="223" calcext:value-type="float">
            <text:p>223</text:p>
          </table:table-cell>
          <table:table-cell office:value-type="float" office:value="494264" calcext:value-type="float">
            <text:p>494264</text:p>
          </table:table-cell>
          <table:table-cell table:formula="of:=[.C135]/1024" office:value-type="float" office:value="482.6796875" calcext:value-type="float">
            <text:p>482.6796875</text:p>
          </table:table-cell>
        </table:table-row>
        <table:table-row table:style-name="ro1">
          <table:table-cell office:value-type="float" office:value="1584220976" calcext:value-type="float">
            <text:p>1584220976</text:p>
          </table:table-cell>
          <table:table-cell office:value-type="float" office:value="224" calcext:value-type="float">
            <text:p>224</text:p>
          </table:table-cell>
          <table:table-cell office:value-type="float" office:value="498364" calcext:value-type="float">
            <text:p>498364</text:p>
          </table:table-cell>
          <table:table-cell table:formula="of:=[.C136]/1024" office:value-type="float" office:value="486.68359375" calcext:value-type="float">
            <text:p>486.68359375</text:p>
          </table:table-cell>
        </table:table-row>
        <table:table-row table:style-name="ro1">
          <table:table-cell office:value-type="float" office:value="1584220987" calcext:value-type="float">
            <text:p>1584220987</text:p>
          </table:table-cell>
          <table:table-cell office:value-type="float" office:value="225" calcext:value-type="float">
            <text:p>225</text:p>
          </table:table-cell>
          <table:table-cell office:value-type="float" office:value="502272" calcext:value-type="float">
            <text:p>502272</text:p>
          </table:table-cell>
          <table:table-cell table:formula="of:=[.C137]/1024" office:value-type="float" office:value="490.5" calcext:value-type="float">
            <text:p>490.5</text:p>
          </table:table-cell>
        </table:table-row>
        <table:table-row table:style-name="ro1">
          <table:table-cell office:value-type="float" office:value="1584220997" calcext:value-type="float">
            <text:p>1584220997</text:p>
          </table:table-cell>
          <table:table-cell office:value-type="float" office:value="226" calcext:value-type="float">
            <text:p>226</text:p>
          </table:table-cell>
          <table:table-cell office:value-type="float" office:value="505348" calcext:value-type="float">
            <text:p>505348</text:p>
          </table:table-cell>
          <table:table-cell table:formula="of:=[.C138]/1024" office:value-type="float" office:value="493.50390625" calcext:value-type="float">
            <text:p>493.50390625</text:p>
          </table:table-cell>
        </table:table-row>
        <table:table-row table:style-name="ro1">
          <table:table-cell office:value-type="float" office:value="1584221008" calcext:value-type="float">
            <text:p>1584221008</text:p>
          </table:table-cell>
          <table:table-cell office:value-type="float" office:value="227" calcext:value-type="float">
            <text:p>227</text:p>
          </table:table-cell>
          <table:table-cell office:value-type="float" office:value="509448" calcext:value-type="float">
            <text:p>509448</text:p>
          </table:table-cell>
          <table:table-cell table:formula="of:=[.C139]/1024" office:value-type="float" office:value="497.5078125" calcext:value-type="float">
            <text:p>497.5078125</text:p>
          </table:table-cell>
        </table:table-row>
        <table:table-row table:style-name="ro1">
          <table:table-cell office:value-type="float" office:value="1584221019" calcext:value-type="float">
            <text:p>1584221019</text:p>
          </table:table-cell>
          <table:table-cell office:value-type="float" office:value="228" calcext:value-type="float">
            <text:p>228</text:p>
          </table:table-cell>
          <table:table-cell office:value-type="float" office:value="513548" calcext:value-type="float">
            <text:p>513548</text:p>
          </table:table-cell>
          <table:table-cell table:formula="of:=[.C140]/1024" office:value-type="float" office:value="501.51171875" calcext:value-type="float">
            <text:p>501.51171875</text:p>
          </table:table-cell>
        </table:table-row>
        <table:table-row table:style-name="ro1">
          <table:table-cell office:value-type="float" office:value="1584221029" calcext:value-type="float">
            <text:p>1584221029</text:p>
          </table:table-cell>
          <table:table-cell office:value-type="float" office:value="229" calcext:value-type="float">
            <text:p>229</text:p>
          </table:table-cell>
          <table:table-cell office:value-type="float" office:value="516496" calcext:value-type="float">
            <text:p>516496</text:p>
          </table:table-cell>
          <table:table-cell table:formula="of:=[.C141]/1024" office:value-type="float" office:value="504.390625" calcext:value-type="float">
            <text:p>504.390625</text:p>
          </table:table-cell>
        </table:table-row>
        <table:table-row table:style-name="ro1">
          <table:table-cell office:value-type="float" office:value="1584221040" calcext:value-type="float">
            <text:p>1584221040</text:p>
          </table:table-cell>
          <table:table-cell office:value-type="float" office:value="230" calcext:value-type="float">
            <text:p>230</text:p>
          </table:table-cell>
          <table:table-cell office:value-type="float" office:value="520468" calcext:value-type="float">
            <text:p>520468</text:p>
          </table:table-cell>
          <table:table-cell table:formula="of:=[.C142]/1024" office:value-type="float" office:value="508.26953125" calcext:value-type="float">
            <text:p>508.26953125</text:p>
          </table:table-cell>
        </table:table-row>
        <table:table-row table:style-name="ro1">
          <table:table-cell office:value-type="float" office:value="1584221051" calcext:value-type="float">
            <text:p>1584221051</text:p>
          </table:table-cell>
          <table:table-cell office:value-type="float" office:value="231" calcext:value-type="float">
            <text:p>231</text:p>
          </table:table-cell>
          <table:table-cell office:value-type="float" office:value="524504" calcext:value-type="float">
            <text:p>524504</text:p>
          </table:table-cell>
          <table:table-cell table:formula="of:=[.C143]/1024" office:value-type="float" office:value="512.2109375" calcext:value-type="float">
            <text:p>512.2109375</text:p>
          </table:table-cell>
        </table:table-row>
        <table:table-row table:style-name="ro1">
          <table:table-cell office:value-type="float" office:value="1584221061" calcext:value-type="float">
            <text:p>1584221061</text:p>
          </table:table-cell>
          <table:table-cell office:value-type="float" office:value="232" calcext:value-type="float">
            <text:p>232</text:p>
          </table:table-cell>
          <table:table-cell office:value-type="float" office:value="527516" calcext:value-type="float">
            <text:p>527516</text:p>
          </table:table-cell>
          <table:table-cell table:formula="of:=[.C144]/1024" office:value-type="float" office:value="515.15234375" calcext:value-type="float">
            <text:p>515.15234375</text:p>
          </table:table-cell>
        </table:table-row>
        <table:table-row table:style-name="ro1">
          <table:table-cell office:value-type="float" office:value="1584221072" calcext:value-type="float">
            <text:p>1584221072</text:p>
          </table:table-cell>
          <table:table-cell office:value-type="float" office:value="233" calcext:value-type="float">
            <text:p>233</text:p>
          </table:table-cell>
          <table:table-cell office:value-type="float" office:value="531424" calcext:value-type="float">
            <text:p>531424</text:p>
          </table:table-cell>
          <table:table-cell table:formula="of:=[.C145]/1024" office:value-type="float" office:value="518.96875" calcext:value-type="float">
            <text:p>518.96875</text:p>
          </table:table-cell>
        </table:table-row>
        <table:table-row table:style-name="ro1">
          <table:table-cell office:value-type="float" office:value="1584221083" calcext:value-type="float">
            <text:p>1584221083</text:p>
          </table:table-cell>
          <table:table-cell office:value-type="float" office:value="234" calcext:value-type="float">
            <text:p>234</text:p>
          </table:table-cell>
          <table:table-cell office:value-type="float" office:value="535524" calcext:value-type="float">
            <text:p>535524</text:p>
          </table:table-cell>
          <table:table-cell table:formula="of:=[.C146]/1024" office:value-type="float" office:value="522.97265625" calcext:value-type="float">
            <text:p>522.97265625</text:p>
          </table:table-cell>
        </table:table-row>
        <table:table-row table:style-name="ro1">
          <table:table-cell office:value-type="float" office:value="1584221093" calcext:value-type="float">
            <text:p>1584221093</text:p>
          </table:table-cell>
          <table:table-cell office:value-type="float" office:value="235" calcext:value-type="float">
            <text:p>235</text:p>
          </table:table-cell>
          <table:table-cell office:value-type="float" office:value="539752" calcext:value-type="float">
            <text:p>539752</text:p>
          </table:table-cell>
          <table:table-cell table:formula="of:=[.C147]/1024" office:value-type="float" office:value="527.1015625" calcext:value-type="float">
            <text:p>527.1015625</text:p>
          </table:table-cell>
        </table:table-row>
        <table:table-row table:style-name="ro1">
          <table:table-cell office:value-type="float" office:value="1584221104" calcext:value-type="float">
            <text:p>1584221104</text:p>
          </table:table-cell>
          <table:table-cell office:value-type="float" office:value="236" calcext:value-type="float">
            <text:p>236</text:p>
          </table:table-cell>
          <table:table-cell office:value-type="float" office:value="543468" calcext:value-type="float">
            <text:p>543468</text:p>
          </table:table-cell>
          <table:table-cell table:formula="of:=[.C148]/1024" office:value-type="float" office:value="530.73046875" calcext:value-type="float">
            <text:p>530.73046875</text:p>
          </table:table-cell>
        </table:table-row>
        <table:table-row table:style-name="ro1">
          <table:table-cell office:value-type="float" office:value="1584221115" calcext:value-type="float">
            <text:p>1584221115</text:p>
          </table:table-cell>
          <table:table-cell office:value-type="float" office:value="237" calcext:value-type="float">
            <text:p>237</text:p>
          </table:table-cell>
          <table:table-cell office:value-type="float" office:value="546672" calcext:value-type="float">
            <text:p>546672</text:p>
          </table:table-cell>
          <table:table-cell table:formula="of:=[.C149]/1024" office:value-type="float" office:value="533.859375" calcext:value-type="float">
            <text:p>533.859375</text:p>
          </table:table-cell>
        </table:table-row>
        <table:table-row table:style-name="ro1">
          <table:table-cell office:value-type="float" office:value="1584221125" calcext:value-type="float">
            <text:p>1584221125</text:p>
          </table:table-cell>
          <table:table-cell office:value-type="float" office:value="238" calcext:value-type="float">
            <text:p>238</text:p>
          </table:table-cell>
          <table:table-cell office:value-type="float" office:value="550708" calcext:value-type="float">
            <text:p>550708</text:p>
          </table:table-cell>
          <table:table-cell table:formula="of:=[.C150]/1024" office:value-type="float" office:value="537.80078125" calcext:value-type="float">
            <text:p>537.80078125</text:p>
          </table:table-cell>
        </table:table-row>
        <table:table-row table:style-name="ro1">
          <table:table-cell office:value-type="float" office:value="1584221136" calcext:value-type="float">
            <text:p>1584221136</text:p>
          </table:table-cell>
          <table:table-cell office:value-type="float" office:value="239" calcext:value-type="float">
            <text:p>239</text:p>
          </table:table-cell>
          <table:table-cell office:value-type="float" office:value="554744" calcext:value-type="float">
            <text:p>554744</text:p>
          </table:table-cell>
          <table:table-cell table:formula="of:=[.C151]/1024" office:value-type="float" office:value="541.7421875" calcext:value-type="float">
            <text:p>541.7421875</text:p>
          </table:table-cell>
        </table:table-row>
        <table:table-row table:style-name="ro1">
          <table:table-cell office:value-type="float" office:value="1584221147" calcext:value-type="float">
            <text:p>1584221147</text:p>
          </table:table-cell>
          <table:table-cell office:value-type="float" office:value="240" calcext:value-type="float">
            <text:p>240</text:p>
          </table:table-cell>
          <table:table-cell office:value-type="float" office:value="557692" calcext:value-type="float">
            <text:p>557692</text:p>
          </table:table-cell>
          <table:table-cell table:formula="of:=[.C152]/1024" office:value-type="float" office:value="544.62109375" calcext:value-type="float">
            <text:p>544.62109375</text:p>
          </table:table-cell>
        </table:table-row>
        <table:table-row table:style-name="ro1">
          <table:table-cell office:value-type="float" office:value="1584221157" calcext:value-type="float">
            <text:p>1584221157</text:p>
          </table:table-cell>
          <table:table-cell office:value-type="float" office:value="241" calcext:value-type="float">
            <text:p>241</text:p>
          </table:table-cell>
          <table:table-cell office:value-type="float" office:value="561664" calcext:value-type="float">
            <text:p>561664</text:p>
          </table:table-cell>
          <table:table-cell table:formula="of:=[.C153]/1024" office:value-type="float" office:value="548.5" calcext:value-type="float">
            <text:p>548.5</text:p>
          </table:table-cell>
        </table:table-row>
        <table:table-row table:style-name="ro1">
          <table:table-cell office:value-type="float" office:value="1584221168" calcext:value-type="float">
            <text:p>1584221168</text:p>
          </table:table-cell>
          <table:table-cell office:value-type="float" office:value="242" calcext:value-type="float">
            <text:p>242</text:p>
          </table:table-cell>
          <table:table-cell office:value-type="float" office:value="565828" calcext:value-type="float">
            <text:p>565828</text:p>
          </table:table-cell>
          <table:table-cell table:formula="of:=[.C154]/1024" office:value-type="float" office:value="552.56640625" calcext:value-type="float">
            <text:p>552.56640625</text:p>
          </table:table-cell>
        </table:table-row>
        <table:table-row table:style-name="ro1">
          <table:table-cell office:value-type="float" office:value="1584221179" calcext:value-type="float">
            <text:p>1584221179</text:p>
          </table:table-cell>
          <table:table-cell office:value-type="float" office:value="243" calcext:value-type="float">
            <text:p>243</text:p>
          </table:table-cell>
          <table:table-cell office:value-type="float" office:value="569736" calcext:value-type="float">
            <text:p>569736</text:p>
          </table:table-cell>
          <table:table-cell table:formula="of:=[.C155]/1024" office:value-type="float" office:value="556.3828125" calcext:value-type="float">
            <text:p>556.3828125</text:p>
          </table:table-cell>
        </table:table-row>
        <table:table-row table:style-name="ro1">
          <table:table-cell office:value-type="float" office:value="1584221189" calcext:value-type="float">
            <text:p>1584221189</text:p>
          </table:table-cell>
          <table:table-cell office:value-type="float" office:value="244" calcext:value-type="float">
            <text:p>244</text:p>
          </table:table-cell>
          <table:table-cell office:value-type="float" office:value="572812" calcext:value-type="float">
            <text:p>572812</text:p>
          </table:table-cell>
          <table:table-cell table:formula="of:=[.C156]/1024" office:value-type="float" office:value="559.38671875" calcext:value-type="float">
            <text:p>559.38671875</text:p>
          </table:table-cell>
        </table:table-row>
        <table:table-row table:style-name="ro1">
          <table:table-cell office:value-type="float" office:value="1584221200" calcext:value-type="float">
            <text:p>1584221200</text:p>
          </table:table-cell>
          <table:table-cell office:value-type="float" office:value="245" calcext:value-type="float">
            <text:p>245</text:p>
          </table:table-cell>
          <table:table-cell office:value-type="float" office:value="576720" calcext:value-type="float">
            <text:p>576720</text:p>
          </table:table-cell>
          <table:table-cell table:formula="of:=[.C157]/1024" office:value-type="float" office:value="563.203125" calcext:value-type="float">
            <text:p>563.203125</text:p>
          </table:table-cell>
        </table:table-row>
        <table:table-row table:style-name="ro1">
          <table:table-cell office:value-type="float" office:value="1584221211" calcext:value-type="float">
            <text:p>1584221211</text:p>
          </table:table-cell>
          <table:table-cell office:value-type="float" office:value="246" calcext:value-type="float">
            <text:p>246</text:p>
          </table:table-cell>
          <table:table-cell office:value-type="float" office:value="580884" calcext:value-type="float">
            <text:p>580884</text:p>
          </table:table-cell>
          <table:table-cell table:formula="of:=[.C158]/1024" office:value-type="float" office:value="567.26953125" calcext:value-type="float">
            <text:p>567.26953125</text:p>
          </table:table-cell>
        </table:table-row>
        <table:table-row table:style-name="ro1">
          <table:table-cell office:value-type="float" office:value="1584221221" calcext:value-type="float">
            <text:p>1584221221</text:p>
          </table:table-cell>
          <table:table-cell office:value-type="float" office:value="247" calcext:value-type="float">
            <text:p>247</text:p>
          </table:table-cell>
          <table:table-cell office:value-type="float" office:value="584664" calcext:value-type="float">
            <text:p>584664</text:p>
          </table:table-cell>
          <table:table-cell table:formula="of:=[.C159]/1024" office:value-type="float" office:value="570.9609375" calcext:value-type="float">
            <text:p>570.9609375</text:p>
          </table:table-cell>
        </table:table-row>
        <table:table-row table:style-name="ro1">
          <table:table-cell office:value-type="float" office:value="1584221232" calcext:value-type="float">
            <text:p>1584221232</text:p>
          </table:table-cell>
          <table:table-cell office:value-type="float" office:value="248" calcext:value-type="float">
            <text:p>248</text:p>
          </table:table-cell>
          <table:table-cell office:value-type="float" office:value="587740" calcext:value-type="float">
            <text:p>587740</text:p>
          </table:table-cell>
          <table:table-cell table:formula="of:=[.C160]/1024" office:value-type="float" office:value="573.96484375" calcext:value-type="float">
            <text:p>573.96484375</text:p>
          </table:table-cell>
        </table:table-row>
        <table:table-row table:style-name="ro1">
          <table:table-cell office:value-type="float" office:value="1584221243" calcext:value-type="float">
            <text:p>1584221243</text:p>
          </table:table-cell>
          <table:table-cell office:value-type="float" office:value="249" calcext:value-type="float">
            <text:p>249</text:p>
          </table:table-cell>
          <table:table-cell office:value-type="float" office:value="591776" calcext:value-type="float">
            <text:p>591776</text:p>
          </table:table-cell>
          <table:table-cell table:formula="of:=[.C161]/1024" office:value-type="float" office:value="577.90625" calcext:value-type="float">
            <text:p>577.90625</text:p>
          </table:table-cell>
        </table:table-row>
        <table:table-row table:style-name="ro1">
          <table:table-cell office:value-type="float" office:value="1584221253" calcext:value-type="float">
            <text:p>1584221253</text:p>
          </table:table-cell>
          <table:table-cell office:value-type="float" office:value="250" calcext:value-type="float">
            <text:p>250</text:p>
          </table:table-cell>
          <table:table-cell office:value-type="float" office:value="596068" calcext:value-type="float">
            <text:p>596068</text:p>
          </table:table-cell>
          <table:table-cell table:formula="of:=[.C162]/1024" office:value-type="float" office:value="582.09765625" calcext:value-type="float">
            <text:p>582.09765625</text:p>
          </table:table-cell>
        </table:table-row>
        <table:table-row table:style-name="ro1">
          <table:table-cell office:value-type="float" office:value="1584221264" calcext:value-type="float">
            <text:p>1584221264</text:p>
          </table:table-cell>
          <table:table-cell office:value-type="float" office:value="251" calcext:value-type="float">
            <text:p>251</text:p>
          </table:table-cell>
          <table:table-cell office:value-type="float" office:value="598952" calcext:value-type="float">
            <text:p>598952</text:p>
          </table:table-cell>
          <table:table-cell table:formula="of:=[.C163]/1024" office:value-type="float" office:value="584.9140625" calcext:value-type="float">
            <text:p>584.9140625</text:p>
          </table:table-cell>
        </table:table-row>
        <table:table-row table:style-name="ro1">
          <table:table-cell office:value-type="float" office:value="1584221275" calcext:value-type="float">
            <text:p>1584221275</text:p>
          </table:table-cell>
          <table:table-cell office:value-type="float" office:value="252" calcext:value-type="float">
            <text:p>252</text:p>
          </table:table-cell>
          <table:table-cell office:value-type="float" office:value="602988" calcext:value-type="float">
            <text:p>602988</text:p>
          </table:table-cell>
          <table:table-cell table:formula="of:=[.C164]/1024" office:value-type="float" office:value="588.85546875" calcext:value-type="float">
            <text:p>588.85546875</text:p>
          </table:table-cell>
        </table:table-row>
        <table:table-row table:style-name="ro1">
          <table:table-cell office:value-type="float" office:value="1584221285" calcext:value-type="float">
            <text:p>1584221285</text:p>
          </table:table-cell>
          <table:table-cell office:value-type="float" office:value="253" calcext:value-type="float">
            <text:p>253</text:p>
          </table:table-cell>
          <table:table-cell office:value-type="float" office:value="607024" calcext:value-type="float">
            <text:p>607024</text:p>
          </table:table-cell>
          <table:table-cell table:formula="of:=[.C165]/1024" office:value-type="float" office:value="592.796875" calcext:value-type="float">
            <text:p>592.796875</text:p>
          </table:table-cell>
        </table:table-row>
        <table:table-row table:style-name="ro1">
          <table:table-cell office:value-type="float" office:value="1584221296" calcext:value-type="float">
            <text:p>1584221296</text:p>
          </table:table-cell>
          <table:table-cell office:value-type="float" office:value="254" calcext:value-type="float">
            <text:p>254</text:p>
          </table:table-cell>
          <table:table-cell office:value-type="float" office:value="610996" calcext:value-type="float">
            <text:p>610996</text:p>
          </table:table-cell>
          <table:table-cell table:formula="of:=[.C166]/1024" office:value-type="float" office:value="596.67578125" calcext:value-type="float">
            <text:p>596.67578125</text:p>
          </table:table-cell>
        </table:table-row>
        <table:table-row table:style-name="ro1">
          <table:table-cell office:value-type="float" office:value="1584221307" calcext:value-type="float">
            <text:p>1584221307</text:p>
          </table:table-cell>
          <table:table-cell office:value-type="float" office:value="255" calcext:value-type="float">
            <text:p>255</text:p>
          </table:table-cell>
          <table:table-cell office:value-type="float" office:value="614008" calcext:value-type="float">
            <text:p>614008</text:p>
          </table:table-cell>
          <table:table-cell table:formula="of:=[.C167]/1024" office:value-type="float" office:value="599.6171875" calcext:value-type="float">
            <text:p>599.6171875</text:p>
          </table:table-cell>
        </table:table-row>
        <table:table-row table:style-name="ro1">
          <table:table-cell office:value-type="float" office:value="1584221317" calcext:value-type="float">
            <text:p>1584221317</text:p>
          </table:table-cell>
          <table:table-cell office:value-type="float" office:value="256" calcext:value-type="float">
            <text:p>256</text:p>
          </table:table-cell>
          <table:table-cell office:value-type="float" office:value="617980" calcext:value-type="float">
            <text:p>617980</text:p>
          </table:table-cell>
          <table:table-cell table:formula="of:=[.C168]/1024" office:value-type="float" office:value="603.49609375" calcext:value-type="float">
            <text:p>603.49609375</text:p>
          </table:table-cell>
        </table:table-row>
        <table:table-row table:style-name="ro1">
          <table:table-cell office:value-type="float" office:value="1584221328" calcext:value-type="float">
            <text:p>1584221328</text:p>
          </table:table-cell>
          <table:table-cell office:value-type="float" office:value="257" calcext:value-type="float">
            <text:p>257</text:p>
          </table:table-cell>
          <table:table-cell office:value-type="float" office:value="622080" calcext:value-type="float">
            <text:p>622080</text:p>
          </table:table-cell>
          <table:table-cell table:formula="of:=[.C169]/1024" office:value-type="float" office:value="607.5" calcext:value-type="float">
            <text:p>607.5</text:p>
          </table:table-cell>
        </table:table-row>
        <table:table-row table:style-name="ro1">
          <table:table-cell office:value-type="float" office:value="1584221339" calcext:value-type="float">
            <text:p>1584221339</text:p>
          </table:table-cell>
          <table:table-cell office:value-type="float" office:value="258" calcext:value-type="float">
            <text:p>258</text:p>
          </table:table-cell>
          <table:table-cell office:value-type="float" office:value="626116" calcext:value-type="float">
            <text:p>626116</text:p>
          </table:table-cell>
          <table:table-cell table:formula="of:=[.C170]/1024" office:value-type="float" office:value="611.44140625" calcext:value-type="float">
            <text:p>611.44140625</text:p>
          </table:table-cell>
        </table:table-row>
        <table:table-row table:style-name="ro1">
          <table:table-cell office:value-type="float" office:value="1584221350" calcext:value-type="float">
            <text:p>1584221350</text:p>
          </table:table-cell>
          <table:table-cell office:value-type="float" office:value="259" calcext:value-type="float">
            <text:p>259</text:p>
          </table:table-cell>
          <table:table-cell office:value-type="float" office:value="629128" calcext:value-type="float">
            <text:p>629128</text:p>
          </table:table-cell>
          <table:table-cell table:formula="of:=[.C171]/1024" office:value-type="float" office:value="614.3828125" calcext:value-type="float">
            <text:p>614.3828125</text:p>
          </table:table-cell>
        </table:table-row>
        <table:table-row table:style-name="ro1">
          <table:table-cell office:value-type="float" office:value="1584221360" calcext:value-type="float">
            <text:p>1584221360</text:p>
          </table:table-cell>
          <table:table-cell office:value-type="float" office:value="260" calcext:value-type="float">
            <text:p>260</text:p>
          </table:table-cell>
          <table:table-cell office:value-type="float" office:value="632972" calcext:value-type="float">
            <text:p>632972</text:p>
          </table:table-cell>
          <table:table-cell table:formula="of:=[.C172]/1024" office:value-type="float" office:value="618.13671875" calcext:value-type="float">
            <text:p>618.13671875</text:p>
          </table:table-cell>
        </table:table-row>
        <table:table-row table:style-name="ro1">
          <table:table-cell office:value-type="float" office:value="1584221371" calcext:value-type="float">
            <text:p>1584221371</text:p>
          </table:table-cell>
          <table:table-cell office:value-type="float" office:value="261" calcext:value-type="float">
            <text:p>261</text:p>
          </table:table-cell>
          <table:table-cell office:value-type="float" office:value="636944" calcext:value-type="float">
            <text:p>636944</text:p>
          </table:table-cell>
          <table:table-cell table:formula="of:=[.C173]/1024" office:value-type="float" office:value="622.015625" calcext:value-type="float">
            <text:p>622.015625</text:p>
          </table:table-cell>
        </table:table-row>
        <table:table-row table:style-name="ro1">
          <table:table-cell office:value-type="float" office:value="1584221382" calcext:value-type="float">
            <text:p>1584221382</text:p>
          </table:table-cell>
          <table:table-cell office:value-type="float" office:value="262" calcext:value-type="float">
            <text:p>262</text:p>
          </table:table-cell>
          <table:table-cell office:value-type="float" office:value="640852" calcext:value-type="float">
            <text:p>640852</text:p>
          </table:table-cell>
          <table:table-cell table:formula="of:=[.C174]/1024" office:value-type="float" office:value="625.83203125" calcext:value-type="float">
            <text:p>625.83203125</text:p>
          </table:table-cell>
        </table:table-row>
        <table:table-row table:style-name="ro1">
          <table:table-cell office:value-type="float" office:value="1584221392" calcext:value-type="float">
            <text:p>1584221392</text:p>
          </table:table-cell>
          <table:table-cell office:value-type="float" office:value="263" calcext:value-type="float">
            <text:p>263</text:p>
          </table:table-cell>
          <table:table-cell office:value-type="float" office:value="643992" calcext:value-type="float">
            <text:p>643992</text:p>
          </table:table-cell>
          <table:table-cell table:formula="of:=[.C175]/1024" office:value-type="float" office:value="628.8984375" calcext:value-type="float">
            <text:p>628.8984375</text:p>
          </table:table-cell>
        </table:table-row>
        <table:table-row table:style-name="ro1">
          <table:table-cell office:value-type="float" office:value="1584221403" calcext:value-type="float">
            <text:p>1584221403</text:p>
          </table:table-cell>
          <table:table-cell office:value-type="float" office:value="264" calcext:value-type="float">
            <text:p>264</text:p>
          </table:table-cell>
          <table:table-cell office:value-type="float" office:value="647772" calcext:value-type="float">
            <text:p>647772</text:p>
          </table:table-cell>
          <table:table-cell table:formula="of:=[.C176]/1024" office:value-type="float" office:value="632.58984375" calcext:value-type="float">
            <text:p>632.58984375</text:p>
          </table:table-cell>
        </table:table-row>
        <table:table-row table:style-name="ro1">
          <table:table-cell office:value-type="float" office:value="1584221414" calcext:value-type="float">
            <text:p>1584221414</text:p>
          </table:table-cell>
          <table:table-cell office:value-type="float" office:value="265" calcext:value-type="float">
            <text:p>265</text:p>
          </table:table-cell>
          <table:table-cell office:value-type="float" office:value="651744" calcext:value-type="float">
            <text:p>651744</text:p>
          </table:table-cell>
          <table:table-cell table:formula="of:=[.C177]/1024" office:value-type="float" office:value="636.46875" calcext:value-type="float">
            <text:p>636.46875</text:p>
          </table:table-cell>
        </table:table-row>
        <table:table-row table:style-name="ro1">
          <table:table-cell office:value-type="float" office:value="1584221424" calcext:value-type="float">
            <text:p>1584221424</text:p>
          </table:table-cell>
          <table:table-cell office:value-type="float" office:value="266" calcext:value-type="float">
            <text:p>266</text:p>
          </table:table-cell>
          <table:table-cell office:value-type="float" office:value="655780" calcext:value-type="float">
            <text:p>655780</text:p>
          </table:table-cell>
          <table:table-cell table:formula="of:=[.C178]/1024" office:value-type="float" office:value="640.41015625" calcext:value-type="float">
            <text:p>640.41015625</text:p>
          </table:table-cell>
        </table:table-row>
        <table:table-row table:style-name="ro1">
          <table:table-cell office:value-type="float" office:value="1584221435" calcext:value-type="float">
            <text:p>1584221435</text:p>
          </table:table-cell>
          <table:table-cell office:value-type="float" office:value="267" calcext:value-type="float">
            <text:p>267</text:p>
          </table:table-cell>
          <table:table-cell office:value-type="float" office:value="659560" calcext:value-type="float">
            <text:p>659560</text:p>
          </table:table-cell>
          <table:table-cell table:formula="of:=[.C179]/1024" office:value-type="float" office:value="644.1015625" calcext:value-type="float">
            <text:p>644.1015625</text:p>
          </table:table-cell>
        </table:table-row>
        <table:table-row table:style-name="ro1">
          <table:table-cell office:value-type="float" office:value="1584221446" calcext:value-type="float">
            <text:p>1584221446</text:p>
          </table:table-cell>
          <table:table-cell office:value-type="float" office:value="268" calcext:value-type="float">
            <text:p>268</text:p>
          </table:table-cell>
          <table:table-cell office:value-type="float" office:value="663596" calcext:value-type="float">
            <text:p>663596</text:p>
          </table:table-cell>
          <table:table-cell table:formula="of:=[.C180]/1024" office:value-type="float" office:value="648.04296875" calcext:value-type="float">
            <text:p>648.04296875</text:p>
          </table:table-cell>
        </table:table-row>
        <table:table-row table:style-name="ro1">
          <table:table-cell office:value-type="float" office:value="1584221457" calcext:value-type="float">
            <text:p>1584221457</text:p>
          </table:table-cell>
          <table:table-cell office:value-type="float" office:value="269" calcext:value-type="float">
            <text:p>269</text:p>
          </table:table-cell>
          <table:table-cell office:value-type="float" office:value="667440" calcext:value-type="float">
            <text:p>667440</text:p>
          </table:table-cell>
          <table:table-cell table:formula="of:=[.C181]/1024" office:value-type="float" office:value="651.796875" calcext:value-type="float">
            <text:p>651.796875</text:p>
          </table:table-cell>
        </table:table-row>
        <table:table-row table:style-name="ro1">
          <table:table-cell office:value-type="float" office:value="1584221467" calcext:value-type="float">
            <text:p>1584221467</text:p>
          </table:table-cell>
          <table:table-cell office:value-type="float" office:value="270" calcext:value-type="float">
            <text:p>270</text:p>
          </table:table-cell>
          <table:table-cell office:value-type="float" office:value="671604" calcext:value-type="float">
            <text:p>671604</text:p>
          </table:table-cell>
          <table:table-cell table:formula="of:=[.C182]/1024" office:value-type="float" office:value="655.86328125" calcext:value-type="float">
            <text:p>655.86328125</text:p>
          </table:table-cell>
        </table:table-row>
        <table:table-row table:style-name="ro1">
          <table:table-cell office:value-type="float" office:value="1584221478" calcext:value-type="float">
            <text:p>1584221478</text:p>
          </table:table-cell>
          <table:table-cell office:value-type="float" office:value="271" calcext:value-type="float">
            <text:p>271</text:p>
          </table:table-cell>
          <table:table-cell office:value-type="float" office:value="674552" calcext:value-type="float">
            <text:p>674552</text:p>
          </table:table-cell>
          <table:table-cell table:formula="of:=[.C183]/1024" office:value-type="float" office:value="658.7421875" calcext:value-type="float">
            <text:p>658.7421875</text:p>
          </table:table-cell>
        </table:table-row>
        <table:table-row table:style-name="ro1">
          <table:table-cell office:value-type="float" office:value="1584221489" calcext:value-type="float">
            <text:p>1584221489</text:p>
          </table:table-cell>
          <table:table-cell office:value-type="float" office:value="272" calcext:value-type="float">
            <text:p>272</text:p>
          </table:table-cell>
          <table:table-cell office:value-type="float" office:value="678460" calcext:value-type="float">
            <text:p>678460</text:p>
          </table:table-cell>
          <table:table-cell table:formula="of:=[.C184]/1024" office:value-type="float" office:value="662.55859375" calcext:value-type="float">
            <text:p>662.55859375</text:p>
          </table:table-cell>
        </table:table-row>
        <table:table-row table:style-name="ro1">
          <table:table-cell office:value-type="float" office:value="1584221499" calcext:value-type="float">
            <text:p>1584221499</text:p>
          </table:table-cell>
          <table:table-cell office:value-type="float" office:value="273" calcext:value-type="float">
            <text:p>273</text:p>
          </table:table-cell>
          <table:table-cell office:value-type="float" office:value="682688" calcext:value-type="float">
            <text:p>682688</text:p>
          </table:table-cell>
          <table:table-cell table:formula="of:=[.C185]/1024" office:value-type="float" office:value="666.6875" calcext:value-type="float">
            <text:p>666.6875</text:p>
          </table:table-cell>
        </table:table-row>
        <table:table-row table:style-name="ro1">
          <table:table-cell office:value-type="float" office:value="1584221510" calcext:value-type="float">
            <text:p>1584221510</text:p>
          </table:table-cell>
          <table:table-cell office:value-type="float" office:value="274" calcext:value-type="float">
            <text:p>274</text:p>
          </table:table-cell>
          <table:table-cell office:value-type="float" office:value="685828" calcext:value-type="float">
            <text:p>685828</text:p>
          </table:table-cell>
          <table:table-cell table:formula="of:=[.C186]/1024" office:value-type="float" office:value="669.75390625" calcext:value-type="float">
            <text:p>669.75390625</text:p>
          </table:table-cell>
        </table:table-row>
        <table:table-row table:style-name="ro1">
          <table:table-cell office:value-type="float" office:value="1584221521" calcext:value-type="float">
            <text:p>1584221521</text:p>
          </table:table-cell>
          <table:table-cell office:value-type="float" office:value="275" calcext:value-type="float">
            <text:p>275</text:p>
          </table:table-cell>
          <table:table-cell office:value-type="float" office:value="689736" calcext:value-type="float">
            <text:p>689736</text:p>
          </table:table-cell>
          <table:table-cell table:formula="of:=[.C187]/1024" office:value-type="float" office:value="673.5703125" calcext:value-type="float">
            <text:p>673.5703125</text:p>
          </table:table-cell>
        </table:table-row>
        <table:table-row table:style-name="ro1">
          <table:table-cell office:value-type="float" office:value="1584221531" calcext:value-type="float">
            <text:p>1584221531</text:p>
          </table:table-cell>
          <table:table-cell office:value-type="float" office:value="276" calcext:value-type="float">
            <text:p>276</text:p>
          </table:table-cell>
          <table:table-cell office:value-type="float" office:value="693644" calcext:value-type="float">
            <text:p>693644</text:p>
          </table:table-cell>
          <table:table-cell table:formula="of:=[.C188]/1024" office:value-type="float" office:value="677.38671875" calcext:value-type="float">
            <text:p>677.38671875</text:p>
          </table:table-cell>
        </table:table-row>
        <table:table-row table:style-name="ro1">
          <table:table-cell office:value-type="float" office:value="1584221542" calcext:value-type="float">
            <text:p>1584221542</text:p>
          </table:table-cell>
          <table:table-cell office:value-type="float" office:value="277" calcext:value-type="float">
            <text:p>277</text:p>
          </table:table-cell>
          <table:table-cell office:value-type="float" office:value="697936" calcext:value-type="float">
            <text:p>697936</text:p>
          </table:table-cell>
          <table:table-cell table:formula="of:=[.C189]/1024" office:value-type="float" office:value="681.578125" calcext:value-type="float">
            <text:p>681.578125</text:p>
          </table:table-cell>
        </table:table-row>
        <table:table-row table:style-name="ro1">
          <table:table-cell office:value-type="float" office:value="1584221553" calcext:value-type="float">
            <text:p>1584221553</text:p>
          </table:table-cell>
          <table:table-cell office:value-type="float" office:value="279" calcext:value-type="float">
            <text:p>279</text:p>
          </table:table-cell>
          <table:table-cell office:value-type="float" office:value="700820" calcext:value-type="float">
            <text:p>700820</text:p>
          </table:table-cell>
          <table:table-cell table:formula="of:=[.C190]/1024" office:value-type="float" office:value="684.39453125" calcext:value-type="float">
            <text:p>684.39453125</text:p>
          </table:table-cell>
        </table:table-row>
        <table:table-row table:style-name="ro1">
          <table:table-cell office:value-type="float" office:value="1584221563" calcext:value-type="float">
            <text:p>1584221563</text:p>
          </table:table-cell>
          <table:table-cell office:value-type="float" office:value="280" calcext:value-type="float">
            <text:p>280</text:p>
          </table:table-cell>
          <table:table-cell office:value-type="float" office:value="704792" calcext:value-type="float">
            <text:p>704792</text:p>
          </table:table-cell>
          <table:table-cell table:formula="of:=[.C191]/1024" office:value-type="float" office:value="688.2734375" calcext:value-type="float">
            <text:p>688.2734375</text:p>
          </table:table-cell>
        </table:table-row>
        <table:table-row table:style-name="ro1">
          <table:table-cell office:value-type="float" office:value="1584221574" calcext:value-type="float">
            <text:p>1584221574</text:p>
          </table:table-cell>
          <table:table-cell office:value-type="float" office:value="281" calcext:value-type="float">
            <text:p>281</text:p>
          </table:table-cell>
          <table:table-cell office:value-type="float" office:value="708892" calcext:value-type="float">
            <text:p>708892</text:p>
          </table:table-cell>
          <table:table-cell table:formula="of:=[.C192]/1024" office:value-type="float" office:value="692.27734375" calcext:value-type="float">
            <text:p>692.27734375</text:p>
          </table:table-cell>
        </table:table-row>
        <table:table-row table:style-name="ro1">
          <table:table-cell office:value-type="float" office:value="1584221585" calcext:value-type="float">
            <text:p>1584221585</text:p>
          </table:table-cell>
          <table:table-cell office:value-type="float" office:value="282" calcext:value-type="float">
            <text:p>282</text:p>
          </table:table-cell>
          <table:table-cell office:value-type="float" office:value="712864" calcext:value-type="float">
            <text:p>712864</text:p>
          </table:table-cell>
          <table:table-cell table:formula="of:=[.C193]/1024" office:value-type="float" office:value="696.15625" calcext:value-type="float">
            <text:p>696.15625</text:p>
          </table:table-cell>
        </table:table-row>
        <table:table-row table:style-name="ro1">
          <table:table-cell office:value-type="float" office:value="1584221595" calcext:value-type="float">
            <text:p>1584221595</text:p>
          </table:table-cell>
          <table:table-cell office:value-type="float" office:value="283" calcext:value-type="float">
            <text:p>283</text:p>
          </table:table-cell>
          <table:table-cell office:value-type="float" office:value="715940" calcext:value-type="float">
            <text:p>715940</text:p>
          </table:table-cell>
          <table:table-cell table:formula="of:=[.C194]/1024" office:value-type="float" office:value="699.16015625" calcext:value-type="float">
            <text:p>699.16015625</text:p>
          </table:table-cell>
        </table:table-row>
        <table:table-row table:style-name="ro1">
          <table:table-cell office:value-type="float" office:value="1584221606" calcext:value-type="float">
            <text:p>1584221606</text:p>
          </table:table-cell>
          <table:table-cell office:value-type="float" office:value="284" calcext:value-type="float">
            <text:p>284</text:p>
          </table:table-cell>
          <table:table-cell office:value-type="float" office:value="719912" calcext:value-type="float">
            <text:p>719912</text:p>
          </table:table-cell>
          <table:table-cell table:formula="of:=[.C195]/1024" office:value-type="float" office:value="703.0390625" calcext:value-type="float">
            <text:p>703.0390625</text:p>
          </table:table-cell>
        </table:table-row>
        <table:table-row table:style-name="ro1">
          <table:table-cell office:value-type="float" office:value="1584221617" calcext:value-type="float">
            <text:p>1584221617</text:p>
          </table:table-cell>
          <table:table-cell office:value-type="float" office:value="285" calcext:value-type="float">
            <text:p>285</text:p>
          </table:table-cell>
          <table:table-cell office:value-type="float" office:value="723948" calcext:value-type="float">
            <text:p>723948</text:p>
          </table:table-cell>
          <table:table-cell table:formula="of:=[.C196]/1024" office:value-type="float" office:value="706.98046875" calcext:value-type="float">
            <text:p>706.98046875</text:p>
          </table:table-cell>
        </table:table-row>
        <table:table-row table:style-name="ro1">
          <table:table-cell office:value-type="float" office:value="1584221627" calcext:value-type="float">
            <text:p>1584221627</text:p>
          </table:table-cell>
          <table:table-cell office:value-type="float" office:value="286" calcext:value-type="float">
            <text:p>286</text:p>
          </table:table-cell>
          <table:table-cell office:value-type="float" office:value="727920" calcext:value-type="float">
            <text:p>727920</text:p>
          </table:table-cell>
          <table:table-cell table:formula="of:=[.C197]/1024" office:value-type="float" office:value="710.859375" calcext:value-type="float">
            <text:p>710.859375</text:p>
          </table:table-cell>
        </table:table-row>
        <table:table-row table:style-name="ro1">
          <table:table-cell office:value-type="float" office:value="1584221638" calcext:value-type="float">
            <text:p>1584221638</text:p>
          </table:table-cell>
          <table:table-cell office:value-type="float" office:value="287" calcext:value-type="float">
            <text:p>287</text:p>
          </table:table-cell>
          <table:table-cell office:value-type="float" office:value="730932" calcext:value-type="float">
            <text:p>730932</text:p>
          </table:table-cell>
          <table:table-cell table:formula="of:=[.C198]/1024" office:value-type="float" office:value="713.80078125" calcext:value-type="float">
            <text:p>713.80078125</text:p>
          </table:table-cell>
        </table:table-row>
        <table:table-row table:style-name="ro1">
          <table:table-cell office:value-type="float" office:value="1584221649" calcext:value-type="float">
            <text:p>1584221649</text:p>
          </table:table-cell>
          <table:table-cell office:value-type="float" office:value="288" calcext:value-type="float">
            <text:p>288</text:p>
          </table:table-cell>
          <table:table-cell office:value-type="float" office:value="734904" calcext:value-type="float">
            <text:p>734904</text:p>
          </table:table-cell>
          <table:table-cell table:formula="of:=[.C199]/1024" office:value-type="float" office:value="717.6796875" calcext:value-type="float">
            <text:p>717.6796875</text:p>
          </table:table-cell>
        </table:table-row>
        <table:table-row table:style-name="ro1">
          <table:table-cell office:value-type="float" office:value="1584221659" calcext:value-type="float">
            <text:p>1584221659</text:p>
          </table:table-cell>
          <table:table-cell office:value-type="float" office:value="289" calcext:value-type="float">
            <text:p>289</text:p>
          </table:table-cell>
          <table:table-cell office:value-type="float" office:value="739004" calcext:value-type="float">
            <text:p>739004</text:p>
          </table:table-cell>
          <table:table-cell table:formula="of:=[.C200]/1024" office:value-type="float" office:value="721.68359375" calcext:value-type="float">
            <text:p>721.68359375</text:p>
          </table:table-cell>
        </table:table-row>
        <table:table-row table:style-name="ro1">
          <table:table-cell office:value-type="float" office:value="1584221670" calcext:value-type="float">
            <text:p>1584221670</text:p>
          </table:table-cell>
          <table:table-cell office:value-type="float" office:value="290" calcext:value-type="float">
            <text:p>290</text:p>
          </table:table-cell>
          <table:table-cell office:value-type="float" office:value="742784" calcext:value-type="float">
            <text:p>742784</text:p>
          </table:table-cell>
          <table:table-cell table:formula="of:=[.C201]/1024" office:value-type="float" office:value="725.375" calcext:value-type="float">
            <text:p>725.375</text:p>
          </table:table-cell>
        </table:table-row>
        <table:table-row table:style-name="ro1">
          <table:table-cell office:value-type="float" office:value="1584221681" calcext:value-type="float">
            <text:p>1584221681</text:p>
          </table:table-cell>
          <table:table-cell office:value-type="float" office:value="291" calcext:value-type="float">
            <text:p>291</text:p>
          </table:table-cell>
          <table:table-cell office:value-type="float" office:value="745796" calcext:value-type="float">
            <text:p>745796</text:p>
          </table:table-cell>
          <table:table-cell table:formula="of:=[.C202]/1024" office:value-type="float" office:value="728.31640625" calcext:value-type="float">
            <text:p>728.31640625</text:p>
          </table:table-cell>
        </table:table-row>
        <table:table-row table:style-name="ro1">
          <table:table-cell office:value-type="float" office:value="1584221691" calcext:value-type="float">
            <text:p>1584221691</text:p>
          </table:table-cell>
          <table:table-cell office:value-type="float" office:value="292" calcext:value-type="float">
            <text:p>292</text:p>
          </table:table-cell>
          <table:table-cell office:value-type="float" office:value="749832" calcext:value-type="float">
            <text:p>749832</text:p>
          </table:table-cell>
          <table:table-cell table:formula="of:=[.C203]/1024" office:value-type="float" office:value="732.2578125" calcext:value-type="float">
            <text:p>732.2578125</text:p>
          </table:table-cell>
        </table:table-row>
        <table:table-row table:style-name="ro1">
          <table:table-cell office:value-type="float" office:value="1584221702" calcext:value-type="float">
            <text:p>1584221702</text:p>
          </table:table-cell>
          <table:table-cell office:value-type="float" office:value="293" calcext:value-type="float">
            <text:p>293</text:p>
          </table:table-cell>
          <table:table-cell office:value-type="float" office:value="753868" calcext:value-type="float">
            <text:p>753868</text:p>
          </table:table-cell>
          <table:table-cell table:formula="of:=[.C204]/1024" office:value-type="float" office:value="736.19921875" calcext:value-type="float">
            <text:p>736.19921875</text:p>
          </table:table-cell>
        </table:table-row>
        <table:table-row table:style-name="ro1">
          <table:table-cell office:value-type="float" office:value="1584221713" calcext:value-type="float">
            <text:p>1584221713</text:p>
          </table:table-cell>
          <table:table-cell office:value-type="float" office:value="294" calcext:value-type="float">
            <text:p>294</text:p>
          </table:table-cell>
          <table:table-cell office:value-type="float" office:value="757712" calcext:value-type="float">
            <text:p>757712</text:p>
          </table:table-cell>
          <table:table-cell table:formula="of:=[.C205]/1024" office:value-type="float" office:value="739.953125" calcext:value-type="float">
            <text:p>739.953125</text:p>
          </table:table-cell>
        </table:table-row>
        <table:table-row table:style-name="ro1">
          <table:table-cell office:value-type="float" office:value="1584221723" calcext:value-type="float">
            <text:p>1584221723</text:p>
          </table:table-cell>
          <table:table-cell office:value-type="float" office:value="295" calcext:value-type="float">
            <text:p>295</text:p>
          </table:table-cell>
          <table:table-cell office:value-type="float" office:value="760788" calcext:value-type="float">
            <text:p>760788</text:p>
          </table:table-cell>
          <table:table-cell table:formula="of:=[.C206]/1024" office:value-type="float" office:value="742.95703125" calcext:value-type="float">
            <text:p>742.95703125</text:p>
          </table:table-cell>
        </table:table-row>
        <table:table-row table:style-name="ro1">
          <table:table-cell office:value-type="float" office:value="1584221734" calcext:value-type="float">
            <text:p>1584221734</text:p>
          </table:table-cell>
          <table:table-cell office:value-type="float" office:value="296" calcext:value-type="float">
            <text:p>296</text:p>
          </table:table-cell>
          <table:table-cell office:value-type="float" office:value="764760" calcext:value-type="float">
            <text:p>764760</text:p>
          </table:table-cell>
          <table:table-cell table:formula="of:=[.C207]/1024" office:value-type="float" office:value="746.8359375" calcext:value-type="float">
            <text:p>746.8359375</text:p>
          </table:table-cell>
        </table:table-row>
        <table:table-row table:style-name="ro1">
          <table:table-cell office:value-type="float" office:value="1584221745" calcext:value-type="float">
            <text:p>1584221745</text:p>
          </table:table-cell>
          <table:table-cell office:value-type="float" office:value="297" calcext:value-type="float">
            <text:p>297</text:p>
          </table:table-cell>
          <table:table-cell office:value-type="float" office:value="768988" calcext:value-type="float">
            <text:p>768988</text:p>
          </table:table-cell>
          <table:table-cell table:formula="of:=[.C208]/1024" office:value-type="float" office:value="750.96484375" calcext:value-type="float">
            <text:p>750.96484375</text:p>
          </table:table-cell>
        </table:table-row>
        <table:table-row table:style-name="ro1">
          <table:table-cell office:value-type="float" office:value="1584221755" calcext:value-type="float">
            <text:p>1584221755</text:p>
          </table:table-cell>
          <table:table-cell office:value-type="float" office:value="298" calcext:value-type="float">
            <text:p>298</text:p>
          </table:table-cell>
          <table:table-cell office:value-type="float" office:value="772064" calcext:value-type="float">
            <text:p>772064</text:p>
          </table:table-cell>
          <table:table-cell table:formula="of:=[.C209]/1024" office:value-type="float" office:value="753.96875" calcext:value-type="float">
            <text:p>753.96875</text:p>
          </table:table-cell>
        </table:table-row>
        <table:table-row table:style-name="ro1">
          <table:table-cell office:value-type="float" office:value="1584221766" calcext:value-type="float">
            <text:p>1584221766</text:p>
          </table:table-cell>
          <table:table-cell office:value-type="float" office:value="299" calcext:value-type="float">
            <text:p>299</text:p>
          </table:table-cell>
          <table:table-cell office:value-type="float" office:value="776036" calcext:value-type="float">
            <text:p>776036</text:p>
          </table:table-cell>
          <table:table-cell table:formula="of:=[.C210]/1024" office:value-type="float" office:value="757.84765625" calcext:value-type="float">
            <text:p>757.84765625</text:p>
          </table:table-cell>
        </table:table-row>
        <table:table-row table:style-name="ro1">
          <table:table-cell office:value-type="float" office:value="1584221777" calcext:value-type="float">
            <text:p>1584221777</text:p>
          </table:table-cell>
          <table:table-cell office:value-type="float" office:value="300" calcext:value-type="float">
            <text:p>300</text:p>
          </table:table-cell>
          <table:table-cell office:value-type="float" office:value="779944" calcext:value-type="float">
            <text:p>779944</text:p>
          </table:table-cell>
          <table:table-cell table:formula="of:=[.C211]/1024" office:value-type="float" office:value="761.6640625" calcext:value-type="float">
            <text:p>761.6640625</text:p>
          </table:table-cell>
        </table:table-row>
        <table:table-row table:style-name="ro1">
          <table:table-cell office:value-type="float" office:value="1584221788" calcext:value-type="float">
            <text:p>1584221788</text:p>
          </table:table-cell>
          <table:table-cell office:value-type="float" office:value="300" calcext:value-type="float">
            <text:p>300</text:p>
          </table:table-cell>
          <table:table-cell office:value-type="float" office:value="784108" calcext:value-type="float">
            <text:p>784108</text:p>
          </table:table-cell>
          <table:table-cell table:formula="of:=[.C212]/1024" office:value-type="float" office:value="765.73046875" calcext:value-type="float">
            <text:p>765.73046875</text:p>
          </table:table-cell>
        </table:table-row>
        <table:table-row table:style-name="ro1">
          <table:table-cell office:value-type="float" office:value="1584221798" calcext:value-type="float">
            <text:p>1584221798</text:p>
          </table:table-cell>
          <table:table-cell office:value-type="float" office:value="301" calcext:value-type="float">
            <text:p>301</text:p>
          </table:table-cell>
          <table:table-cell office:value-type="float" office:value="787888" calcext:value-type="float">
            <text:p>787888</text:p>
          </table:table-cell>
          <table:table-cell table:formula="of:=[.C213]/1024" office:value-type="float" office:value="769.421875" calcext:value-type="float">
            <text:p>769.421875</text:p>
          </table:table-cell>
        </table:table-row>
        <table:table-row table:style-name="ro1">
          <table:table-cell office:value-type="float" office:value="1584221809" calcext:value-type="float">
            <text:p>1584221809</text:p>
          </table:table-cell>
          <table:table-cell office:value-type="float" office:value="302" calcext:value-type="float">
            <text:p>302</text:p>
          </table:table-cell>
          <table:table-cell office:value-type="float" office:value="790964" calcext:value-type="float">
            <text:p>790964</text:p>
          </table:table-cell>
          <table:table-cell table:formula="of:=[.C214]/1024" office:value-type="float" office:value="772.42578125" calcext:value-type="float">
            <text:p>772.42578125</text:p>
          </table:table-cell>
        </table:table-row>
        <table:table-row table:style-name="ro1">
          <table:table-cell office:value-type="float" office:value="1584221820" calcext:value-type="float">
            <text:p>1584221820</text:p>
          </table:table-cell>
          <table:table-cell office:value-type="float" office:value="303" calcext:value-type="float">
            <text:p>303</text:p>
          </table:table-cell>
          <table:table-cell office:value-type="float" office:value="795064" calcext:value-type="float">
            <text:p>795064</text:p>
          </table:table-cell>
          <table:table-cell table:formula="of:=[.C215]/1024" office:value-type="float" office:value="776.4296875" calcext:value-type="float">
            <text:p>776.4296875</text:p>
          </table:table-cell>
        </table:table-row>
        <table:table-row table:style-name="ro1">
          <table:table-cell office:value-type="float" office:value="1584221830" calcext:value-type="float">
            <text:p>1584221830</text:p>
          </table:table-cell>
          <table:table-cell office:value-type="float" office:value="304" calcext:value-type="float">
            <text:p>304</text:p>
          </table:table-cell>
          <table:table-cell office:value-type="float" office:value="799292" calcext:value-type="float">
            <text:p>799292</text:p>
          </table:table-cell>
          <table:table-cell table:formula="of:=[.C216]/1024" office:value-type="float" office:value="780.55859375" calcext:value-type="float">
            <text:p>780.55859375</text:p>
          </table:table-cell>
        </table:table-row>
        <table:table-row table:style-name="ro1">
          <table:table-cell office:value-type="float" office:value="1584221841" calcext:value-type="float">
            <text:p>1584221841</text:p>
          </table:table-cell>
          <table:table-cell office:value-type="float" office:value="305" calcext:value-type="float">
            <text:p>305</text:p>
          </table:table-cell>
          <table:table-cell office:value-type="float" office:value="803328" calcext:value-type="float">
            <text:p>803328</text:p>
          </table:table-cell>
          <table:table-cell table:formula="of:=[.C217]/1024" office:value-type="float" office:value="784.5" calcext:value-type="float">
            <text:p>784.5</text:p>
          </table:table-cell>
        </table:table-row>
        <table:table-row table:style-name="ro1">
          <table:table-cell office:value-type="float" office:value="1584221852" calcext:value-type="float">
            <text:p>1584221852</text:p>
          </table:table-cell>
          <table:table-cell office:value-type="float" office:value="306" calcext:value-type="float">
            <text:p>306</text:p>
          </table:table-cell>
          <table:table-cell office:value-type="float" office:value="806340" calcext:value-type="float">
            <text:p>806340</text:p>
          </table:table-cell>
          <table:table-cell table:formula="of:=[.C218]/1024" office:value-type="float" office:value="787.44140625" calcext:value-type="float">
            <text:p>787.44140625</text:p>
          </table:table-cell>
        </table:table-row>
        <table:table-row table:style-name="ro1">
          <table:table-cell office:value-type="float" office:value="1584221862" calcext:value-type="float">
            <text:p>1584221862</text:p>
          </table:table-cell>
          <table:table-cell office:value-type="float" office:value="307" calcext:value-type="float">
            <text:p>307</text:p>
          </table:table-cell>
          <table:table-cell office:value-type="float" office:value="810376" calcext:value-type="float">
            <text:p>810376</text:p>
          </table:table-cell>
          <table:table-cell table:formula="of:=[.C219]/1024" office:value-type="float" office:value="791.3828125" calcext:value-type="float">
            <text:p>791.3828125</text:p>
          </table:table-cell>
        </table:table-row>
        <table:table-row table:style-name="ro1">
          <table:table-cell office:value-type="float" office:value="1584221873" calcext:value-type="float">
            <text:p>1584221873</text:p>
          </table:table-cell>
          <table:table-cell office:value-type="float" office:value="308" calcext:value-type="float">
            <text:p>308</text:p>
          </table:table-cell>
          <table:table-cell office:value-type="float" office:value="814668" calcext:value-type="float">
            <text:p>814668</text:p>
          </table:table-cell>
          <table:table-cell table:formula="of:=[.C220]/1024" office:value-type="float" office:value="795.57421875" calcext:value-type="float">
            <text:p>795.57421875</text:p>
          </table:table-cell>
        </table:table-row>
        <table:table-row table:style-name="ro1">
          <table:table-cell office:value-type="float" office:value="1584221884" calcext:value-type="float">
            <text:p>1584221884</text:p>
          </table:table-cell>
          <table:table-cell office:value-type="float" office:value="309" calcext:value-type="float">
            <text:p>309</text:p>
          </table:table-cell>
          <table:table-cell office:value-type="float" office:value="817552" calcext:value-type="float">
            <text:p>817552</text:p>
          </table:table-cell>
          <table:table-cell table:formula="of:=[.C221]/1024" office:value-type="float" office:value="798.390625" calcext:value-type="float">
            <text:p>798.390625</text:p>
          </table:table-cell>
        </table:table-row>
        <table:table-row table:style-name="ro1">
          <table:table-cell office:value-type="float" office:value="1584221894" calcext:value-type="float">
            <text:p>1584221894</text:p>
          </table:table-cell>
          <table:table-cell office:value-type="float" office:value="310" calcext:value-type="float">
            <text:p>310</text:p>
          </table:table-cell>
          <table:table-cell office:value-type="float" office:value="821652" calcext:value-type="float">
            <text:p>821652</text:p>
          </table:table-cell>
          <table:table-cell table:formula="of:=[.C222]/1024" office:value-type="float" office:value="802.39453125" calcext:value-type="float">
            <text:p>802.39453125</text:p>
          </table:table-cell>
        </table:table-row>
        <table:table-row table:style-name="ro1">
          <table:table-cell office:value-type="float" office:value="1584221905" calcext:value-type="float">
            <text:p>1584221905</text:p>
          </table:table-cell>
          <table:table-cell office:value-type="float" office:value="311" calcext:value-type="float">
            <text:p>311</text:p>
          </table:table-cell>
          <table:table-cell office:value-type="float" office:value="825496" calcext:value-type="float">
            <text:p>825496</text:p>
          </table:table-cell>
          <table:table-cell table:formula="of:=[.C223]/1024" office:value-type="float" office:value="806.1484375" calcext:value-type="float">
            <text:p>806.1484375</text:p>
          </table:table-cell>
        </table:table-row>
        <table:table-row table:style-name="ro1">
          <table:table-cell office:value-type="float" office:value="1584221916" calcext:value-type="float">
            <text:p>1584221916</text:p>
          </table:table-cell>
          <table:table-cell office:value-type="float" office:value="312" calcext:value-type="float">
            <text:p>312</text:p>
          </table:table-cell>
          <table:table-cell office:value-type="float" office:value="829788" calcext:value-type="float">
            <text:p>829788</text:p>
          </table:table-cell>
          <table:table-cell table:formula="of:=[.C224]/1024" office:value-type="float" office:value="810.33984375" calcext:value-type="float">
            <text:p>810.33984375</text:p>
          </table:table-cell>
        </table:table-row>
        <table:table-row table:style-name="ro1">
          <table:table-cell office:value-type="float" office:value="1584221926" calcext:value-type="float">
            <text:p>1584221926</text:p>
          </table:table-cell>
          <table:table-cell office:value-type="float" office:value="313" calcext:value-type="float">
            <text:p>313</text:p>
          </table:table-cell>
          <table:table-cell office:value-type="float" office:value="832864" calcext:value-type="float">
            <text:p>832864</text:p>
          </table:table-cell>
          <table:table-cell table:formula="of:=[.C225]/1024" office:value-type="float" office:value="813.34375" calcext:value-type="float">
            <text:p>813.34375</text:p>
          </table:table-cell>
        </table:table-row>
        <table:table-row table:style-name="ro1">
          <table:table-cell office:value-type="float" office:value="1584221937" calcext:value-type="float">
            <text:p>1584221937</text:p>
          </table:table-cell>
          <table:table-cell office:value-type="float" office:value="314" calcext:value-type="float">
            <text:p>314</text:p>
          </table:table-cell>
          <table:table-cell office:value-type="float" office:value="836964" calcext:value-type="float">
            <text:p>836964</text:p>
          </table:table-cell>
          <table:table-cell table:formula="of:=[.C226]/1024" office:value-type="float" office:value="817.34765625" calcext:value-type="float">
            <text:p>817.34765625</text:p>
          </table:table-cell>
        </table:table-row>
        <table:table-row table:style-name="ro1">
          <table:table-cell office:value-type="float" office:value="1584221948" calcext:value-type="float">
            <text:p>1584221948</text:p>
          </table:table-cell>
          <table:table-cell office:value-type="float" office:value="315" calcext:value-type="float">
            <text:p>315</text:p>
          </table:table-cell>
          <table:table-cell office:value-type="float" office:value="840936" calcext:value-type="float">
            <text:p>840936</text:p>
          </table:table-cell>
          <table:table-cell table:formula="of:=[.C227]/1024" office:value-type="float" office:value="821.2265625" calcext:value-type="float">
            <text:p>821.2265625</text:p>
          </table:table-cell>
        </table:table-row>
        <table:table-row table:style-name="ro1">
          <table:table-cell office:value-type="float" office:value="1584221958" calcext:value-type="float">
            <text:p>1584221958</text:p>
          </table:table-cell>
          <table:table-cell office:value-type="float" office:value="316" calcext:value-type="float">
            <text:p>316</text:p>
          </table:table-cell>
          <table:table-cell office:value-type="float" office:value="845100" calcext:value-type="float">
            <text:p>845100</text:p>
          </table:table-cell>
          <table:table-cell table:formula="of:=[.C228]/1024" office:value-type="float" office:value="825.29296875" calcext:value-type="float">
            <text:p>825.29296875</text:p>
          </table:table-cell>
        </table:table-row>
        <table:table-row table:style-name="ro1">
          <table:table-cell office:value-type="float" office:value="1584221969" calcext:value-type="float">
            <text:p>1584221969</text:p>
          </table:table-cell>
          <table:table-cell office:value-type="float" office:value="317" calcext:value-type="float">
            <text:p>317</text:p>
          </table:table-cell>
          <table:table-cell office:value-type="float" office:value="848176" calcext:value-type="float">
            <text:p>848176</text:p>
          </table:table-cell>
          <table:table-cell table:formula="of:=[.C229]/1024" office:value-type="float" office:value="828.296875" calcext:value-type="float">
            <text:p>828.296875</text:p>
          </table:table-cell>
        </table:table-row>
        <table:table-row table:style-name="ro1">
          <table:table-cell office:value-type="float" office:value="1584221980" calcext:value-type="float">
            <text:p>1584221980</text:p>
          </table:table-cell>
          <table:table-cell office:value-type="float" office:value="318" calcext:value-type="float">
            <text:p>318</text:p>
          </table:table-cell>
          <table:table-cell office:value-type="float" office:value="852276" calcext:value-type="float">
            <text:p>852276</text:p>
          </table:table-cell>
          <table:table-cell table:formula="of:=[.C230]/1024" office:value-type="float" office:value="832.30078125" calcext:value-type="float">
            <text:p>832.30078125</text:p>
          </table:table-cell>
        </table:table-row>
        <table:table-row table:style-name="ro1">
          <table:table-cell office:value-type="float" office:value="1584221990" calcext:value-type="float">
            <text:p>1584221990</text:p>
          </table:table-cell>
          <table:table-cell office:value-type="float" office:value="319" calcext:value-type="float">
            <text:p>319</text:p>
          </table:table-cell>
          <table:table-cell office:value-type="float" office:value="856312" calcext:value-type="float">
            <text:p>856312</text:p>
          </table:table-cell>
          <table:table-cell table:formula="of:=[.C231]/1024" office:value-type="float" office:value="836.2421875" calcext:value-type="float">
            <text:p>836.2421875</text:p>
          </table:table-cell>
        </table:table-row>
        <table:table-row table:style-name="ro1">
          <table:table-cell office:value-type="float" office:value="1584222001" calcext:value-type="float">
            <text:p>1584222001</text:p>
          </table:table-cell>
          <table:table-cell office:value-type="float" office:value="320" calcext:value-type="float">
            <text:p>320</text:p>
          </table:table-cell>
          <table:table-cell office:value-type="float" office:value="861436" calcext:value-type="float">
            <text:p>861436</text:p>
          </table:table-cell>
          <table:table-cell table:formula="of:=[.C232]/1024" office:value-type="float" office:value="841.24609375" calcext:value-type="float">
            <text:p>841.24609375</text:p>
          </table:table-cell>
        </table:table-row>
        <table:table-row table:style-name="ro1">
          <table:table-cell office:value-type="float" office:value="1584222012" calcext:value-type="float">
            <text:p>1584222012</text:p>
          </table:table-cell>
          <table:table-cell office:value-type="float" office:value="321" calcext:value-type="float">
            <text:p>321</text:p>
          </table:table-cell>
          <table:table-cell office:value-type="float" office:value="864320" calcext:value-type="float">
            <text:p>864320</text:p>
          </table:table-cell>
          <table:table-cell table:formula="of:=[.C233]/1024" office:value-type="float" office:value="844.0625" calcext:value-type="float">
            <text:p>844.0625</text:p>
          </table:table-cell>
        </table:table-row>
        <table:table-row table:style-name="ro1">
          <table:table-cell office:value-type="float" office:value="1584222022" calcext:value-type="float">
            <text:p>1584222022</text:p>
          </table:table-cell>
          <table:table-cell office:value-type="float" office:value="322" calcext:value-type="float">
            <text:p>322</text:p>
          </table:table-cell>
          <table:table-cell office:value-type="float" office:value="868292" calcext:value-type="float">
            <text:p>868292</text:p>
          </table:table-cell>
          <table:table-cell table:formula="of:=[.C234]/1024" office:value-type="float" office:value="847.94140625" calcext:value-type="float">
            <text:p>847.94140625</text:p>
          </table:table-cell>
        </table:table-row>
        <table:table-row table:style-name="ro1">
          <table:table-cell office:value-type="float" office:value="1584222033" calcext:value-type="float">
            <text:p>1584222033</text:p>
          </table:table-cell>
          <table:table-cell office:value-type="float" office:value="323" calcext:value-type="float">
            <text:p>323</text:p>
          </table:table-cell>
          <table:table-cell office:value-type="float" office:value="872520" calcext:value-type="float">
            <text:p>872520</text:p>
          </table:table-cell>
          <table:table-cell table:formula="of:=[.C235]/1024" office:value-type="float" office:value="852.0703125" calcext:value-type="float">
            <text:p>852.0703125</text:p>
          </table:table-cell>
        </table:table-row>
        <table:table-row table:style-name="ro1">
          <table:table-cell office:value-type="float" office:value="1584222044" calcext:value-type="float">
            <text:p>1584222044</text:p>
          </table:table-cell>
          <table:table-cell office:value-type="float" office:value="324" calcext:value-type="float">
            <text:p>324</text:p>
          </table:table-cell>
          <table:table-cell office:value-type="float" office:value="876556" calcext:value-type="float">
            <text:p>876556</text:p>
          </table:table-cell>
          <table:table-cell table:formula="of:=[.C236]/1024" office:value-type="float" office:value="856.01171875" calcext:value-type="float">
            <text:p>856.01171875</text:p>
          </table:table-cell>
        </table:table-row>
        <table:table-row table:style-name="ro1">
          <table:table-cell office:value-type="float" office:value="1584222054" calcext:value-type="float">
            <text:p>1584222054</text:p>
          </table:table-cell>
          <table:table-cell office:value-type="float" office:value="325" calcext:value-type="float">
            <text:p>325</text:p>
          </table:table-cell>
          <table:table-cell office:value-type="float" office:value="879568" calcext:value-type="float">
            <text:p>879568</text:p>
          </table:table-cell>
          <table:table-cell table:formula="of:=[.C237]/1024" office:value-type="float" office:value="858.953125" calcext:value-type="float">
            <text:p>858.953125</text:p>
          </table:table-cell>
        </table:table-row>
        <table:table-row table:style-name="ro1">
          <table:table-cell office:value-type="float" office:value="1584222065" calcext:value-type="float">
            <text:p>1584222065</text:p>
          </table:table-cell>
          <table:table-cell office:value-type="float" office:value="326" calcext:value-type="float">
            <text:p>326</text:p>
          </table:table-cell>
          <table:table-cell office:value-type="float" office:value="883412" calcext:value-type="float">
            <text:p>883412</text:p>
          </table:table-cell>
          <table:table-cell table:formula="of:=[.C238]/1024" office:value-type="float" office:value="862.70703125" calcext:value-type="float">
            <text:p>862.70703125</text:p>
          </table:table-cell>
        </table:table-row>
        <table:table-row table:style-name="ro1">
          <table:table-cell office:value-type="float" office:value="1584222076" calcext:value-type="float">
            <text:p>1584222076</text:p>
          </table:table-cell>
          <table:table-cell office:value-type="float" office:value="327" calcext:value-type="float">
            <text:p>327</text:p>
          </table:table-cell>
          <table:table-cell office:value-type="float" office:value="887704" calcext:value-type="float">
            <text:p>887704</text:p>
          </table:table-cell>
          <table:table-cell table:formula="of:=[.C239]/1024" office:value-type="float" office:value="866.8984375" calcext:value-type="float">
            <text:p>866.8984375</text:p>
          </table:table-cell>
        </table:table-row>
        <table:table-row table:style-name="ro1">
          <table:table-cell office:value-type="float" office:value="1584222087" calcext:value-type="float">
            <text:p>1584222087</text:p>
          </table:table-cell>
          <table:table-cell office:value-type="float" office:value="328" calcext:value-type="float">
            <text:p>328</text:p>
          </table:table-cell>
          <table:table-cell office:value-type="float" office:value="891612" calcext:value-type="float">
            <text:p>891612</text:p>
          </table:table-cell>
          <table:table-cell table:formula="of:=[.C240]/1024" office:value-type="float" office:value="870.71484375" calcext:value-type="float">
            <text:p>870.71484375</text:p>
          </table:table-cell>
        </table:table-row>
        <table:table-row table:style-name="ro1">
          <table:table-cell office:value-type="float" office:value="1584222097" calcext:value-type="float">
            <text:p>1584222097</text:p>
          </table:table-cell>
          <table:table-cell office:value-type="float" office:value="329" calcext:value-type="float">
            <text:p>329</text:p>
          </table:table-cell>
          <table:table-cell office:value-type="float" office:value="895712" calcext:value-type="float">
            <text:p>895712</text:p>
          </table:table-cell>
          <table:table-cell table:formula="of:=[.C241]/1024" office:value-type="float" office:value="874.71875" calcext:value-type="float">
            <text:p>874.71875</text:p>
          </table:table-cell>
        </table:table-row>
        <table:table-row table:style-name="ro1">
          <table:table-cell office:value-type="float" office:value="1584222108" calcext:value-type="float">
            <text:p>1584222108</text:p>
          </table:table-cell>
          <table:table-cell office:value-type="float" office:value="330" calcext:value-type="float">
            <text:p>330</text:p>
          </table:table-cell>
          <table:table-cell office:value-type="float" office:value="899620" calcext:value-type="float">
            <text:p>899620</text:p>
          </table:table-cell>
          <table:table-cell table:formula="of:=[.C242]/1024" office:value-type="float" office:value="878.53515625" calcext:value-type="float">
            <text:p>878.53515625</text:p>
          </table:table-cell>
        </table:table-row>
        <table:table-row table:style-name="ro1">
          <table:table-cell office:value-type="float" office:value="1584222119" calcext:value-type="float">
            <text:p>1584222119</text:p>
          </table:table-cell>
          <table:table-cell office:value-type="float" office:value="331" calcext:value-type="float">
            <text:p>331</text:p>
          </table:table-cell>
          <table:table-cell office:value-type="float" office:value="903592" calcext:value-type="float">
            <text:p>903592</text:p>
          </table:table-cell>
          <table:table-cell table:formula="of:=[.C243]/1024" office:value-type="float" office:value="882.4140625" calcext:value-type="float">
            <text:p>882.4140625</text:p>
          </table:table-cell>
        </table:table-row>
        <table:table-row table:style-name="ro1">
          <table:table-cell office:value-type="float" office:value="1584222129" calcext:value-type="float">
            <text:p>1584222129</text:p>
          </table:table-cell>
          <table:table-cell office:value-type="float" office:value="332" calcext:value-type="float">
            <text:p>332</text:p>
          </table:table-cell>
          <table:table-cell office:value-type="float" office:value="907436" calcext:value-type="float">
            <text:p>907436</text:p>
          </table:table-cell>
          <table:table-cell table:formula="of:=[.C244]/1024" office:value-type="float" office:value="886.16796875" calcext:value-type="float">
            <text:p>886.16796875</text:p>
          </table:table-cell>
        </table:table-row>
        <table:table-row table:style-name="ro1">
          <table:table-cell office:value-type="float" office:value="1584222140" calcext:value-type="float">
            <text:p>1584222140</text:p>
          </table:table-cell>
          <table:table-cell office:value-type="float" office:value="333" calcext:value-type="float">
            <text:p>333</text:p>
          </table:table-cell>
          <table:table-cell office:value-type="float" office:value="911472" calcext:value-type="float">
            <text:p>911472</text:p>
          </table:table-cell>
          <table:table-cell table:formula="of:=[.C245]/1024" office:value-type="float" office:value="890.109375" calcext:value-type="float">
            <text:p>890.109375</text:p>
          </table:table-cell>
        </table:table-row>
        <table:table-row table:style-name="ro1">
          <table:table-cell office:value-type="float" office:value="1584222151" calcext:value-type="float">
            <text:p>1584222151</text:p>
          </table:table-cell>
          <table:table-cell office:value-type="float" office:value="334" calcext:value-type="float">
            <text:p>334</text:p>
          </table:table-cell>
          <table:table-cell office:value-type="float" office:value="915508" calcext:value-type="float">
            <text:p>915508</text:p>
          </table:table-cell>
          <table:table-cell table:formula="of:=[.C246]/1024" office:value-type="float" office:value="894.05078125" calcext:value-type="float">
            <text:p>894.05078125</text:p>
          </table:table-cell>
        </table:table-row>
        <table:table-row table:style-name="ro1">
          <table:table-cell office:value-type="float" office:value="1584222162" calcext:value-type="float">
            <text:p>1584222162</text:p>
          </table:table-cell>
          <table:table-cell office:value-type="float" office:value="335" calcext:value-type="float">
            <text:p>335</text:p>
          </table:table-cell>
          <table:table-cell office:value-type="float" office:value="919416" calcext:value-type="float">
            <text:p>919416</text:p>
          </table:table-cell>
          <table:table-cell table:formula="of:=[.C247]/1024" office:value-type="float" office:value="897.8671875" calcext:value-type="float">
            <text:p>897.8671875</text:p>
          </table:table-cell>
        </table:table-row>
        <table:table-row table:style-name="ro1">
          <table:table-cell office:value-type="float" office:value="1584222172" calcext:value-type="float">
            <text:p>1584222172</text:p>
          </table:table-cell>
          <table:table-cell office:value-type="float" office:value="336" calcext:value-type="float">
            <text:p>336</text:p>
          </table:table-cell>
          <table:table-cell office:value-type="float" office:value="923644" calcext:value-type="float">
            <text:p>923644</text:p>
          </table:table-cell>
          <table:table-cell table:formula="of:=[.C248]/1024" office:value-type="float" office:value="901.99609375" calcext:value-type="float">
            <text:p>901.99609375</text:p>
          </table:table-cell>
        </table:table-row>
        <table:table-row table:style-name="ro1">
          <table:table-cell office:value-type="float" office:value="1584222183" calcext:value-type="float">
            <text:p>1584222183</text:p>
          </table:table-cell>
          <table:table-cell office:value-type="float" office:value="337" calcext:value-type="float">
            <text:p>337</text:p>
          </table:table-cell>
          <table:table-cell office:value-type="float" office:value="927488" calcext:value-type="float">
            <text:p>927488</text:p>
          </table:table-cell>
          <table:table-cell table:formula="of:=[.C249]/1024" office:value-type="float" office:value="905.75" calcext:value-type="float">
            <text:p>905.75</text:p>
          </table:table-cell>
        </table:table-row>
        <table:table-row table:style-name="ro1">
          <table:table-cell office:value-type="float" office:value="1584222194" calcext:value-type="float">
            <text:p>1584222194</text:p>
          </table:table-cell>
          <table:table-cell office:value-type="float" office:value="338" calcext:value-type="float">
            <text:p>338</text:p>
          </table:table-cell>
          <table:table-cell office:value-type="float" office:value="930564" calcext:value-type="float">
            <text:p>930564</text:p>
          </table:table-cell>
          <table:table-cell table:formula="of:=[.C250]/1024" office:value-type="float" office:value="908.75390625" calcext:value-type="float">
            <text:p>908.75390625</text:p>
          </table:table-cell>
        </table:table-row>
        <table:table-row table:style-name="ro1">
          <table:table-cell office:value-type="float" office:value="1584222204" calcext:value-type="float">
            <text:p>1584222204</text:p>
          </table:table-cell>
          <table:table-cell office:value-type="float" office:value="339" calcext:value-type="float">
            <text:p>339</text:p>
          </table:table-cell>
          <table:table-cell office:value-type="float" office:value="934600" calcext:value-type="float">
            <text:p>934600</text:p>
          </table:table-cell>
          <table:table-cell table:formula="of:=[.C251]/1024" office:value-type="float" office:value="912.6953125" calcext:value-type="float">
            <text:p>912.6953125</text:p>
          </table:table-cell>
        </table:table-row>
        <table:table-row table:style-name="ro1">
          <table:table-cell office:value-type="float" office:value="1584222215" calcext:value-type="float">
            <text:p>1584222215</text:p>
          </table:table-cell>
          <table:table-cell office:value-type="float" office:value="340" calcext:value-type="float">
            <text:p>340</text:p>
          </table:table-cell>
          <table:table-cell office:value-type="float" office:value="938700" calcext:value-type="float">
            <text:p>938700</text:p>
          </table:table-cell>
          <table:table-cell table:formula="of:=[.C252]/1024" office:value-type="float" office:value="916.69921875" calcext:value-type="float">
            <text:p>916.69921875</text:p>
          </table:table-cell>
        </table:table-row>
        <table:table-row table:style-name="ro1">
          <table:table-cell office:value-type="float" office:value="1584222226" calcext:value-type="float">
            <text:p>1584222226</text:p>
          </table:table-cell>
          <table:table-cell office:value-type="float" office:value="341" calcext:value-type="float">
            <text:p>341</text:p>
          </table:table-cell>
          <table:table-cell office:value-type="float" office:value="942672" calcext:value-type="float">
            <text:p>942672</text:p>
          </table:table-cell>
          <table:table-cell table:formula="of:=[.C253]/1024" office:value-type="float" office:value="920.578125" calcext:value-type="float">
            <text:p>920.578125</text:p>
          </table:table-cell>
        </table:table-row>
        <table:table-row table:style-name="ro1">
          <table:table-cell office:value-type="float" office:value="1584222236" calcext:value-type="float">
            <text:p>1584222236</text:p>
          </table:table-cell>
          <table:table-cell office:value-type="float" office:value="342" calcext:value-type="float">
            <text:p>342</text:p>
          </table:table-cell>
          <table:table-cell office:value-type="float" office:value="945748" calcext:value-type="float">
            <text:p>945748</text:p>
          </table:table-cell>
          <table:table-cell table:formula="of:=[.C254]/1024" office:value-type="float" office:value="923.58203125" calcext:value-type="float">
            <text:p>923.58203125</text:p>
          </table:table-cell>
        </table:table-row>
        <table:table-row table:style-name="ro1">
          <table:table-cell office:value-type="float" office:value="1584222247" calcext:value-type="float">
            <text:p>1584222247</text:p>
          </table:table-cell>
          <table:table-cell office:value-type="float" office:value="343" calcext:value-type="float">
            <text:p>343</text:p>
          </table:table-cell>
          <table:table-cell office:value-type="float" office:value="949784" calcext:value-type="float">
            <text:p>949784</text:p>
          </table:table-cell>
          <table:table-cell table:formula="of:=[.C255]/1024" office:value-type="float" office:value="927.5234375" calcext:value-type="float">
            <text:p>927.5234375</text:p>
          </table:table-cell>
        </table:table-row>
        <table:table-row table:style-name="ro1">
          <table:table-cell office:value-type="float" office:value="1584222258" calcext:value-type="float">
            <text:p>1584222258</text:p>
          </table:table-cell>
          <table:table-cell office:value-type="float" office:value="344" calcext:value-type="float">
            <text:p>344</text:p>
          </table:table-cell>
          <table:table-cell office:value-type="float" office:value="953884" calcext:value-type="float">
            <text:p>953884</text:p>
          </table:table-cell>
          <table:table-cell table:formula="of:=[.C256]/1024" office:value-type="float" office:value="931.52734375" calcext:value-type="float">
            <text:p>931.52734375</text:p>
          </table:table-cell>
        </table:table-row>
        <table:table-row table:style-name="ro1">
          <table:table-cell office:value-type="float" office:value="1584222268" calcext:value-type="float">
            <text:p>1584222268</text:p>
          </table:table-cell>
          <table:table-cell office:value-type="float" office:value="345" calcext:value-type="float">
            <text:p>345</text:p>
          </table:table-cell>
          <table:table-cell office:value-type="float" office:value="957984" calcext:value-type="float">
            <text:p>957984</text:p>
          </table:table-cell>
          <table:table-cell table:formula="of:=[.C257]/1024" office:value-type="float" office:value="935.53125" calcext:value-type="float">
            <text:p>935.53125</text:p>
          </table:table-cell>
        </table:table-row>
        <table:table-row table:style-name="ro1">
          <table:table-cell office:value-type="float" office:value="1584222279" calcext:value-type="float">
            <text:p>1584222279</text:p>
          </table:table-cell>
          <table:table-cell office:value-type="float" office:value="346" calcext:value-type="float">
            <text:p>346</text:p>
          </table:table-cell>
          <table:table-cell office:value-type="float" office:value="961060" calcext:value-type="float">
            <text:p>961060</text:p>
          </table:table-cell>
          <table:table-cell table:formula="of:=[.C258]/1024" office:value-type="float" office:value="938.53515625" calcext:value-type="float">
            <text:p>938.53515625</text:p>
          </table:table-cell>
        </table:table-row>
        <table:table-row table:style-name="ro1">
          <table:table-cell office:value-type="float" office:value="1584222290" calcext:value-type="float">
            <text:p>1584222290</text:p>
          </table:table-cell>
          <table:table-cell office:value-type="float" office:value="347" calcext:value-type="float">
            <text:p>347</text:p>
          </table:table-cell>
          <table:table-cell office:value-type="float" office:value="964968" calcext:value-type="float">
            <text:p>964968</text:p>
          </table:table-cell>
          <table:table-cell table:formula="of:=[.C259]/1024" office:value-type="float" office:value="942.3515625" calcext:value-type="float">
            <text:p>942.3515625</text:p>
          </table:table-cell>
        </table:table-row>
        <table:table-row table:style-name="ro1">
          <table:table-cell office:value-type="float" office:value="1584222300" calcext:value-type="float">
            <text:p>1584222300</text:p>
          </table:table-cell>
          <table:table-cell office:value-type="float" office:value="348" calcext:value-type="float">
            <text:p>348</text:p>
          </table:table-cell>
          <table:table-cell office:value-type="float" office:value="969260" calcext:value-type="float">
            <text:p>969260</text:p>
          </table:table-cell>
          <table:table-cell table:formula="of:=[.C260]/1024" office:value-type="float" office:value="946.54296875" calcext:value-type="float">
            <text:p>946.54296875</text:p>
          </table:table-cell>
        </table:table-row>
        <table:table-row table:style-name="ro1">
          <table:table-cell office:value-type="float" office:value="1584222311" calcext:value-type="float">
            <text:p>1584222311</text:p>
          </table:table-cell>
          <table:table-cell office:value-type="float" office:value="349" calcext:value-type="float">
            <text:p>349</text:p>
          </table:table-cell>
          <table:table-cell office:value-type="float" office:value="973168" calcext:value-type="float">
            <text:p>973168</text:p>
          </table:table-cell>
          <table:table-cell table:formula="of:=[.C261]/1024" office:value-type="float" office:value="950.359375" calcext:value-type="float">
            <text:p>950.359375</text:p>
          </table:table-cell>
        </table:table-row>
        <table:table-row table:style-name="ro1">
          <table:table-cell office:value-type="float" office:value="1584222322" calcext:value-type="float">
            <text:p>1584222322</text:p>
          </table:table-cell>
          <table:table-cell office:value-type="float" office:value="350" calcext:value-type="float">
            <text:p>350</text:p>
          </table:table-cell>
          <table:table-cell office:value-type="float" office:value="976244" calcext:value-type="float">
            <text:p>976244</text:p>
          </table:table-cell>
          <table:table-cell table:formula="of:=[.C262]/1024" office:value-type="float" office:value="953.36328125" calcext:value-type="float">
            <text:p>953.36328125</text:p>
          </table:table-cell>
        </table:table-row>
        <table:table-row table:style-name="ro1">
          <table:table-cell office:value-type="float" office:value="1584222332" calcext:value-type="float">
            <text:p>1584222332</text:p>
          </table:table-cell>
          <table:table-cell office:value-type="float" office:value="351" calcext:value-type="float">
            <text:p>351</text:p>
          </table:table-cell>
          <table:table-cell office:value-type="float" office:value="980280" calcext:value-type="float">
            <text:p>980280</text:p>
          </table:table-cell>
          <table:table-cell table:formula="of:=[.C263]/1024" office:value-type="float" office:value="957.3046875" calcext:value-type="float">
            <text:p>957.3046875</text:p>
          </table:table-cell>
        </table:table-row>
        <table:table-row table:style-name="ro1">
          <table:table-cell office:value-type="float" office:value="1584222343" calcext:value-type="float">
            <text:p>1584222343</text:p>
          </table:table-cell>
          <table:table-cell office:value-type="float" office:value="352" calcext:value-type="float">
            <text:p>352</text:p>
          </table:table-cell>
          <table:table-cell office:value-type="float" office:value="984316" calcext:value-type="float">
            <text:p>984316</text:p>
          </table:table-cell>
          <table:table-cell table:formula="of:=[.C264]/1024" office:value-type="float" office:value="961.24609375" calcext:value-type="float">
            <text:p>961.24609375</text:p>
          </table:table-cell>
        </table:table-row>
        <table:table-row table:style-name="ro1">
          <table:table-cell office:value-type="float" office:value="1584222354" calcext:value-type="float">
            <text:p>1584222354</text:p>
          </table:table-cell>
          <table:table-cell office:value-type="float" office:value="353" calcext:value-type="float">
            <text:p>353</text:p>
          </table:table-cell>
          <table:table-cell office:value-type="float" office:value="987200" calcext:value-type="float">
            <text:p>987200</text:p>
          </table:table-cell>
          <table:table-cell table:formula="of:=[.C265]/1024" office:value-type="float" office:value="964.0625" calcext:value-type="float">
            <text:p>964.0625</text:p>
          </table:table-cell>
        </table:table-row>
        <table:table-row table:style-name="ro1">
          <table:table-cell office:value-type="float" office:value="1584222364" calcext:value-type="float">
            <text:p>1584222364</text:p>
          </table:table-cell>
          <table:table-cell office:value-type="float" office:value="354" calcext:value-type="float">
            <text:p>354</text:p>
          </table:table-cell>
          <table:table-cell office:value-type="float" office:value="991236" calcext:value-type="float">
            <text:p>991236</text:p>
          </table:table-cell>
          <table:table-cell table:formula="of:=[.C266]/1024" office:value-type="float" office:value="968.00390625" calcext:value-type="float">
            <text:p>968.00390625</text:p>
          </table:table-cell>
        </table:table-row>
        <table:table-row table:style-name="ro1">
          <table:table-cell office:value-type="float" office:value="1584222375" calcext:value-type="float">
            <text:p>1584222375</text:p>
          </table:table-cell>
          <table:table-cell office:value-type="float" office:value="355" calcext:value-type="float">
            <text:p>355</text:p>
          </table:table-cell>
          <table:table-cell office:value-type="float" office:value="995272" calcext:value-type="float">
            <text:p>995272</text:p>
          </table:table-cell>
          <table:table-cell table:formula="of:=[.C267]/1024" office:value-type="float" office:value="971.9453125" calcext:value-type="float">
            <text:p>971.9453125</text:p>
          </table:table-cell>
        </table:table-row>
        <table:table-row table:style-name="ro1">
          <table:table-cell office:value-type="float" office:value="1584222386" calcext:value-type="float">
            <text:p>1584222386</text:p>
          </table:table-cell>
          <table:table-cell office:value-type="float" office:value="356" calcext:value-type="float">
            <text:p>356</text:p>
          </table:table-cell>
          <table:table-cell office:value-type="float" office:value="999436" calcext:value-type="float">
            <text:p>999436</text:p>
          </table:table-cell>
          <table:table-cell table:formula="of:=[.C268]/1024" office:value-type="float" office:value="976.01171875" calcext:value-type="float">
            <text:p>976.01171875</text:p>
          </table:table-cell>
        </table:table-row>
        <table:table-row table:style-name="ro1">
          <table:table-cell office:value-type="float" office:value="1584222396" calcext:value-type="float">
            <text:p>1584222396</text:p>
          </table:table-cell>
          <table:table-cell office:value-type="float" office:value="357" calcext:value-type="float">
            <text:p>357</text:p>
          </table:table-cell>
          <table:table-cell office:value-type="float" office:value="1003280" calcext:value-type="float">
            <text:p>1003280</text:p>
          </table:table-cell>
          <table:table-cell table:formula="of:=[.C269]/1024" office:value-type="float" office:value="979.765625" calcext:value-type="float">
            <text:p>979.765625</text:p>
          </table:table-cell>
        </table:table-row>
        <table:table-row table:style-name="ro1">
          <table:table-cell office:value-type="float" office:value="1584222407" calcext:value-type="float">
            <text:p>1584222407</text:p>
          </table:table-cell>
          <table:table-cell office:value-type="float" office:value="358" calcext:value-type="float">
            <text:p>358</text:p>
          </table:table-cell>
          <table:table-cell office:value-type="float" office:value="1006356" calcext:value-type="float">
            <text:p>1006356</text:p>
          </table:table-cell>
          <table:table-cell table:formula="of:=[.C270]/1024" office:value-type="float" office:value="982.76953125" calcext:value-type="float">
            <text:p>982.76953125</text:p>
          </table:table-cell>
        </table:table-row>
        <table:table-row table:style-name="ro1">
          <table:table-cell office:value-type="float" office:value="1584222418" calcext:value-type="float">
            <text:p>1584222418</text:p>
          </table:table-cell>
          <table:table-cell office:value-type="float" office:value="359" calcext:value-type="float">
            <text:p>359</text:p>
          </table:table-cell>
          <table:table-cell office:value-type="float" office:value="1010520" calcext:value-type="float">
            <text:p>1010520</text:p>
          </table:table-cell>
          <table:table-cell table:formula="of:=[.C271]/1024" office:value-type="float" office:value="986.8359375" calcext:value-type="float">
            <text:p>986.8359375</text:p>
          </table:table-cell>
        </table:table-row>
        <table:table-row table:style-name="ro1">
          <table:table-cell office:value-type="float" office:value="1584222428" calcext:value-type="float">
            <text:p>1584222428</text:p>
          </table:table-cell>
          <table:table-cell office:value-type="float" office:value="360" calcext:value-type="float">
            <text:p>360</text:p>
          </table:table-cell>
          <table:table-cell office:value-type="float" office:value="1014684" calcext:value-type="float">
            <text:p>1014684</text:p>
          </table:table-cell>
          <table:table-cell table:formula="of:=[.C272]/1024" office:value-type="float" office:value="990.90234375" calcext:value-type="float">
            <text:p>990.90234375</text:p>
          </table:table-cell>
        </table:table-row>
        <table:table-row table:style-name="ro1">
          <table:table-cell office:value-type="float" office:value="1584222439" calcext:value-type="float">
            <text:p>1584222439</text:p>
          </table:table-cell>
          <table:table-cell office:value-type="float" office:value="361" calcext:value-type="float">
            <text:p>361</text:p>
          </table:table-cell>
          <table:table-cell office:value-type="float" office:value="1017696" calcext:value-type="float">
            <text:p>1017696</text:p>
          </table:table-cell>
          <table:table-cell table:formula="of:=[.C273]/1024" office:value-type="float" office:value="993.84375" calcext:value-type="float">
            <text:p>993.84375</text:p>
          </table:table-cell>
        </table:table-row>
        <table:table-row table:style-name="ro1">
          <table:table-cell office:value-type="float" office:value="1584222450" calcext:value-type="float">
            <text:p>1584222450</text:p>
          </table:table-cell>
          <table:table-cell office:value-type="float" office:value="362" calcext:value-type="float">
            <text:p>362</text:p>
          </table:table-cell>
          <table:table-cell office:value-type="float" office:value="1021732" calcext:value-type="float">
            <text:p>1021732</text:p>
          </table:table-cell>
          <table:table-cell table:formula="of:=[.C274]/1024" office:value-type="float" office:value="997.78515625" calcext:value-type="float">
            <text:p>997.78515625</text:p>
          </table:table-cell>
        </table:table-row>
        <table:table-row table:style-name="ro1">
          <table:table-cell office:value-type="float" office:value="1584222460" calcext:value-type="float">
            <text:p>1584222460</text:p>
          </table:table-cell>
          <table:table-cell office:value-type="float" office:value="363" calcext:value-type="float">
            <text:p>363</text:p>
          </table:table-cell>
          <table:table-cell office:value-type="float" office:value="1025768" calcext:value-type="float">
            <text:p>1025768</text:p>
          </table:table-cell>
          <table:table-cell table:formula="of:=[.C275]/1024" office:value-type="float" office:value="1001.7265625" calcext:value-type="float">
            <text:p>1001.7265625</text:p>
          </table:table-cell>
        </table:table-row>
        <table:table-row table:style-name="ro1">
          <table:table-cell office:value-type="float" office:value="1584222471" calcext:value-type="float">
            <text:p>1584222471</text:p>
          </table:table-cell>
          <table:table-cell office:value-type="float" office:value="364" calcext:value-type="float">
            <text:p>364</text:p>
          </table:table-cell>
          <table:table-cell office:value-type="float" office:value="1029996" calcext:value-type="float">
            <text:p>1029996</text:p>
          </table:table-cell>
          <table:table-cell table:formula="of:=[.C276]/1024" office:value-type="float" office:value="1005.85546875" calcext:value-type="float">
            <text:p>1005.85546875</text:p>
          </table:table-cell>
        </table:table-row>
        <table:table-row table:style-name="ro1">
          <table:table-cell office:value-type="float" office:value="1584222482" calcext:value-type="float">
            <text:p>1584222482</text:p>
          </table:table-cell>
          <table:table-cell office:value-type="float" office:value="365" calcext:value-type="float">
            <text:p>365</text:p>
          </table:table-cell>
          <table:table-cell office:value-type="float" office:value="1033904" calcext:value-type="float">
            <text:p>1033904</text:p>
          </table:table-cell>
          <table:table-cell table:formula="of:=[.C277]/1024" office:value-type="float" office:value="1009.671875" calcext:value-type="float">
            <text:p>1009.671875</text:p>
          </table:table-cell>
        </table:table-row>
        <table:table-row table:style-name="ro1">
          <table:table-cell office:value-type="float" office:value="1584222493" calcext:value-type="float">
            <text:p>1584222493</text:p>
          </table:table-cell>
          <table:table-cell office:value-type="float" office:value="366" calcext:value-type="float">
            <text:p>366</text:p>
          </table:table-cell>
          <table:table-cell office:value-type="float" office:value="1037044" calcext:value-type="float">
            <text:p>1037044</text:p>
          </table:table-cell>
          <table:table-cell table:formula="of:=[.C278]/1024" office:value-type="float" office:value="1012.73828125" calcext:value-type="float">
            <text:p>1012.73828125</text:p>
          </table:table-cell>
        </table:table-row>
        <table:table-row table:style-name="ro1">
          <table:table-cell office:value-type="float" office:value="1584222503" calcext:value-type="float">
            <text:p>1584222503</text:p>
          </table:table-cell>
          <table:table-cell office:value-type="float" office:value="367" calcext:value-type="float">
            <text:p>367</text:p>
          </table:table-cell>
          <table:table-cell office:value-type="float" office:value="1041080" calcext:value-type="float">
            <text:p>1041080</text:p>
          </table:table-cell>
          <table:table-cell table:formula="of:=[.C279]/1024" office:value-type="float" office:value="1016.6796875" calcext:value-type="float">
            <text:p>1016.6796875</text:p>
          </table:table-cell>
        </table:table-row>
        <table:table-row table:style-name="ro1">
          <table:table-cell office:value-type="float" office:value="1584222514" calcext:value-type="float">
            <text:p>1584222514</text:p>
          </table:table-cell>
          <table:table-cell office:value-type="float" office:value="368" calcext:value-type="float">
            <text:p>368</text:p>
          </table:table-cell>
          <table:table-cell office:value-type="float" office:value="1045372" calcext:value-type="float">
            <text:p>1045372</text:p>
          </table:table-cell>
          <table:table-cell table:formula="of:=[.C280]/1024" office:value-type="float" office:value="1020.87109375" calcext:value-type="float">
            <text:p>1020.87109375</text:p>
          </table:table-cell>
        </table:table-row>
        <table:table-row table:style-name="ro1">
          <table:table-cell office:value-type="float" office:value="1584222525" calcext:value-type="float">
            <text:p>1584222525</text:p>
          </table:table-cell>
          <table:table-cell office:value-type="float" office:value="369" calcext:value-type="float">
            <text:p>369</text:p>
          </table:table-cell>
          <table:table-cell office:value-type="float" office:value="1049280" calcext:value-type="float">
            <text:p>1049280</text:p>
          </table:table-cell>
          <table:table-cell table:formula="of:=[.C281]/1024" office:value-type="float" office:value="1024.6875" calcext:value-type="float">
            <text:p>1024.6875</text:p>
          </table:table-cell>
        </table:table-row>
        <table:table-row table:style-name="ro1">
          <table:table-cell office:value-type="float" office:value="1584222535" calcext:value-type="float">
            <text:p>1584222535</text:p>
          </table:table-cell>
          <table:table-cell office:value-type="float" office:value="370" calcext:value-type="float">
            <text:p>370</text:p>
          </table:table-cell>
          <table:table-cell office:value-type="float" office:value="1052228" calcext:value-type="float">
            <text:p>1052228</text:p>
          </table:table-cell>
          <table:table-cell table:formula="of:=[.C282]/1024" office:value-type="float" office:value="1027.56640625" calcext:value-type="float">
            <text:p>1027.56640625</text:p>
          </table:table-cell>
        </table:table-row>
        <table:table-row table:style-name="ro1">
          <table:table-cell office:value-type="float" office:value="1584222546" calcext:value-type="float">
            <text:p>1584222546</text:p>
          </table:table-cell>
          <table:table-cell office:value-type="float" office:value="371" calcext:value-type="float">
            <text:p>371</text:p>
          </table:table-cell>
          <table:table-cell office:value-type="float" office:value="1056264" calcext:value-type="float">
            <text:p>1056264</text:p>
          </table:table-cell>
          <table:table-cell table:formula="of:=[.C283]/1024" office:value-type="float" office:value="1031.5078125" calcext:value-type="float">
            <text:p>1031.5078125</text:p>
          </table:table-cell>
        </table:table-row>
        <table:table-row table:style-name="ro1">
          <table:table-cell office:value-type="float" office:value="1584222557" calcext:value-type="float">
            <text:p>1584222557</text:p>
          </table:table-cell>
          <table:table-cell office:value-type="float" office:value="372" calcext:value-type="float">
            <text:p>372</text:p>
          </table:table-cell>
          <table:table-cell office:value-type="float" office:value="1060492" calcext:value-type="float">
            <text:p>1060492</text:p>
          </table:table-cell>
          <table:table-cell table:formula="of:=[.C284]/1024" office:value-type="float" office:value="1035.63671875" calcext:value-type="float">
            <text:p>1035.63671875</text:p>
          </table:table-cell>
        </table:table-row>
        <table:table-row table:style-name="ro1">
          <table:table-cell office:value-type="float" office:value="1584222567" calcext:value-type="float">
            <text:p>1584222567</text:p>
          </table:table-cell>
          <table:table-cell office:value-type="float" office:value="373" calcext:value-type="float">
            <text:p>373</text:p>
          </table:table-cell>
          <table:table-cell office:value-type="float" office:value="1063504" calcext:value-type="float">
            <text:p>1063504</text:p>
          </table:table-cell>
          <table:table-cell table:formula="of:=[.C285]/1024" office:value-type="float" office:value="1038.578125" calcext:value-type="float">
            <text:p>1038.578125</text:p>
          </table:table-cell>
        </table:table-row>
        <table:table-row table:style-name="ro1">
          <table:table-cell office:value-type="float" office:value="1584222578" calcext:value-type="float">
            <text:p>1584222578</text:p>
          </table:table-cell>
          <table:table-cell office:value-type="float" office:value="374" calcext:value-type="float">
            <text:p>374</text:p>
          </table:table-cell>
          <table:table-cell office:value-type="float" office:value="1067476" calcext:value-type="float">
            <text:p>1067476</text:p>
          </table:table-cell>
          <table:table-cell table:formula="of:=[.C286]/1024" office:value-type="float" office:value="1042.45703125" calcext:value-type="float">
            <text:p>1042.45703125</text:p>
          </table:table-cell>
        </table:table-row>
        <table:table-row table:style-name="ro1">
          <table:table-cell office:value-type="float" office:value="1584222589" calcext:value-type="float">
            <text:p>1584222589</text:p>
          </table:table-cell>
          <table:table-cell office:value-type="float" office:value="375" calcext:value-type="float">
            <text:p>375</text:p>
          </table:table-cell>
          <table:table-cell office:value-type="float" office:value="1071640" calcext:value-type="float">
            <text:p>1071640</text:p>
          </table:table-cell>
          <table:table-cell table:formula="of:=[.C287]/1024" office:value-type="float" office:value="1046.5234375" calcext:value-type="float">
            <text:p>1046.5234375</text:p>
          </table:table-cell>
        </table:table-row>
        <table:table-row table:style-name="ro1">
          <table:table-cell office:value-type="float" office:value="1584222599" calcext:value-type="float">
            <text:p>1584222599</text:p>
          </table:table-cell>
          <table:table-cell office:value-type="float" office:value="376" calcext:value-type="float">
            <text:p>376</text:p>
          </table:table-cell>
          <table:table-cell office:value-type="float" office:value="1075804" calcext:value-type="float">
            <text:p>1075804</text:p>
          </table:table-cell>
          <table:table-cell table:formula="of:=[.C288]/1024" office:value-type="float" office:value="1050.58984375" calcext:value-type="float">
            <text:p>1050.58984375</text:p>
          </table:table-cell>
        </table:table-row>
        <table:table-row table:style-name="ro1">
          <table:table-cell office:value-type="float" office:value="1584222610" calcext:value-type="float">
            <text:p>1584222610</text:p>
          </table:table-cell>
          <table:table-cell office:value-type="float" office:value="377" calcext:value-type="float">
            <text:p>377</text:p>
          </table:table-cell>
          <table:table-cell office:value-type="float" office:value="1079776" calcext:value-type="float">
            <text:p>1079776</text:p>
          </table:table-cell>
          <table:table-cell table:formula="of:=[.C289]/1024" office:value-type="float" office:value="1054.46875" calcext:value-type="float">
            <text:p>1054.46875</text:p>
          </table:table-cell>
        </table:table-row>
        <table:table-row table:style-name="ro1">
          <table:table-cell office:value-type="float" office:value="1584222621" calcext:value-type="float">
            <text:p>1584222621</text:p>
          </table:table-cell>
          <table:table-cell office:value-type="float" office:value="378" calcext:value-type="float">
            <text:p>378</text:p>
          </table:table-cell>
          <table:table-cell office:value-type="float" office:value="1082788" calcext:value-type="float">
            <text:p>1082788</text:p>
          </table:table-cell>
          <table:table-cell table:formula="of:=[.C290]/1024" office:value-type="float" office:value="1057.41015625" calcext:value-type="float">
            <text:p>1057.41015625</text:p>
          </table:table-cell>
        </table:table-row>
        <table:table-row table:style-name="ro1">
          <table:table-cell office:value-type="float" office:value="1584222631" calcext:value-type="float">
            <text:p>1584222631</text:p>
          </table:table-cell>
          <table:table-cell office:value-type="float" office:value="379" calcext:value-type="float">
            <text:p>379</text:p>
          </table:table-cell>
          <table:table-cell office:value-type="float" office:value="1086760" calcext:value-type="float">
            <text:p>1086760</text:p>
          </table:table-cell>
          <table:table-cell table:formula="of:=[.C291]/1024" office:value-type="float" office:value="1061.2890625" calcext:value-type="float">
            <text:p>1061.2890625</text:p>
          </table:table-cell>
        </table:table-row>
        <table:table-row table:style-name="ro1">
          <table:table-cell office:value-type="float" office:value="1584222642" calcext:value-type="float">
            <text:p>1584222642</text:p>
          </table:table-cell>
          <table:table-cell office:value-type="float" office:value="380" calcext:value-type="float">
            <text:p>380</text:p>
          </table:table-cell>
          <table:table-cell office:value-type="float" office:value="1090796" calcext:value-type="float">
            <text:p>1090796</text:p>
          </table:table-cell>
          <table:table-cell table:formula="of:=[.C292]/1024" office:value-type="float" office:value="1065.23046875" calcext:value-type="float">
            <text:p>1065.23046875</text:p>
          </table:table-cell>
        </table:table-row>
        <table:table-row table:style-name="ro1">
          <table:table-cell office:value-type="float" office:value="1584222653" calcext:value-type="float">
            <text:p>1584222653</text:p>
          </table:table-cell>
          <table:table-cell office:value-type="float" office:value="381" calcext:value-type="float">
            <text:p>381</text:p>
          </table:table-cell>
          <table:table-cell office:value-type="float" office:value="1094832" calcext:value-type="float">
            <text:p>1094832</text:p>
          </table:table-cell>
          <table:table-cell table:formula="of:=[.C293]/1024" office:value-type="float" office:value="1069.171875" calcext:value-type="float">
            <text:p>1069.171875</text:p>
          </table:table-cell>
        </table:table-row>
        <table:table-row table:style-name="ro1">
          <table:table-cell office:value-type="float" office:value="1584222663" calcext:value-type="float">
            <text:p>1584222663</text:p>
          </table:table-cell>
          <table:table-cell office:value-type="float" office:value="382" calcext:value-type="float">
            <text:p>382</text:p>
          </table:table-cell>
          <table:table-cell office:value-type="float" office:value="1097908" calcext:value-type="float">
            <text:p>1097908</text:p>
          </table:table-cell>
          <table:table-cell table:formula="of:=[.C294]/1024" office:value-type="float" office:value="1072.17578125" calcext:value-type="float">
            <text:p>1072.17578125</text:p>
          </table:table-cell>
        </table:table-row>
        <table:table-row table:style-name="ro1">
          <table:table-cell office:value-type="float" office:value="1584222674" calcext:value-type="float">
            <text:p>1584222674</text:p>
          </table:table-cell>
          <table:table-cell office:value-type="float" office:value="383" calcext:value-type="float">
            <text:p>383</text:p>
          </table:table-cell>
          <table:table-cell office:value-type="float" office:value="1102008" calcext:value-type="float">
            <text:p>1102008</text:p>
          </table:table-cell>
          <table:table-cell table:formula="of:=[.C295]/1024" office:value-type="float" office:value="1076.1796875" calcext:value-type="float">
            <text:p>1076.1796875</text:p>
          </table:table-cell>
        </table:table-row>
        <table:table-row table:style-name="ro1">
          <table:table-cell office:value-type="float" office:value="1584222685" calcext:value-type="float">
            <text:p>1584222685</text:p>
          </table:table-cell>
          <table:table-cell office:value-type="float" office:value="384" calcext:value-type="float">
            <text:p>384</text:p>
          </table:table-cell>
          <table:table-cell office:value-type="float" office:value="1106172" calcext:value-type="float">
            <text:p>1106172</text:p>
          </table:table-cell>
          <table:table-cell table:formula="of:=[.C296]/1024" office:value-type="float" office:value="1080.24609375" calcext:value-type="float">
            <text:p>1080.24609375</text:p>
          </table:table-cell>
        </table:table-row>
        <table:table-row table:style-name="ro1">
          <table:table-cell office:value-type="float" office:value="1584222695" calcext:value-type="float">
            <text:p>1584222695</text:p>
          </table:table-cell>
          <table:table-cell office:value-type="float" office:value="385" calcext:value-type="float">
            <text:p>385</text:p>
          </table:table-cell>
          <table:table-cell office:value-type="float" office:value="1110144" calcext:value-type="float">
            <text:p>1110144</text:p>
          </table:table-cell>
          <table:table-cell table:formula="of:=[.C297]/1024" office:value-type="float" office:value="1084.125" calcext:value-type="float">
            <text:p>1084.125</text:p>
          </table:table-cell>
        </table:table-row>
        <table:table-row table:style-name="ro1">
          <table:table-cell office:value-type="float" office:value="1584222706" calcext:value-type="float">
            <text:p>1584222706</text:p>
          </table:table-cell>
          <table:table-cell office:value-type="float" office:value="386" calcext:value-type="float">
            <text:p>386</text:p>
          </table:table-cell>
          <table:table-cell office:value-type="float" office:value="1113092" calcext:value-type="float">
            <text:p>1113092</text:p>
          </table:table-cell>
          <table:table-cell table:formula="of:=[.C298]/1024" office:value-type="float" office:value="1087.00390625" calcext:value-type="float">
            <text:p>1087.00390625</text:p>
          </table:table-cell>
        </table:table-row>
        <table:table-row table:style-name="ro1">
          <table:table-cell office:value-type="float" office:value="1584222717" calcext:value-type="float">
            <text:p>1584222717</text:p>
          </table:table-cell>
          <table:table-cell office:value-type="float" office:value="387" calcext:value-type="float">
            <text:p>387</text:p>
          </table:table-cell>
          <table:table-cell office:value-type="float" office:value="1117128" calcext:value-type="float">
            <text:p>1117128</text:p>
          </table:table-cell>
          <table:table-cell table:formula="of:=[.C299]/1024" office:value-type="float" office:value="1090.9453125" calcext:value-type="float">
            <text:p>1090.9453125</text:p>
          </table:table-cell>
        </table:table-row>
        <table:table-row table:style-name="ro1">
          <table:table-cell office:value-type="float" office:value="1584222727" calcext:value-type="float">
            <text:p>1584222727</text:p>
          </table:table-cell>
          <table:table-cell office:value-type="float" office:value="388" calcext:value-type="float">
            <text:p>388</text:p>
          </table:table-cell>
          <table:table-cell office:value-type="float" office:value="1121292" calcext:value-type="float">
            <text:p>1121292</text:p>
          </table:table-cell>
          <table:table-cell table:formula="of:=[.C300]/1024" office:value-type="float" office:value="1095.01171875" calcext:value-type="float">
            <text:p>1095.01171875</text:p>
          </table:table-cell>
        </table:table-row>
        <table:table-row table:style-name="ro1">
          <table:table-cell office:value-type="float" office:value="1584222738" calcext:value-type="float">
            <text:p>1584222738</text:p>
          </table:table-cell>
          <table:table-cell office:value-type="float" office:value="389" calcext:value-type="float">
            <text:p>389</text:p>
          </table:table-cell>
          <table:table-cell office:value-type="float" office:value="1125328" calcext:value-type="float">
            <text:p>1125328</text:p>
          </table:table-cell>
          <table:table-cell table:formula="of:=[.C301]/1024" office:value-type="float" office:value="1098.953125" calcext:value-type="float">
            <text:p>1098.953125</text:p>
          </table:table-cell>
        </table:table-row>
        <table:table-row table:style-name="ro1">
          <table:table-cell office:value-type="float" office:value="1584222749" calcext:value-type="float">
            <text:p>1584222749</text:p>
          </table:table-cell>
          <table:table-cell office:value-type="float" office:value="390" calcext:value-type="float">
            <text:p>390</text:p>
          </table:table-cell>
          <table:table-cell office:value-type="float" office:value="1129108" calcext:value-type="float">
            <text:p>1129108</text:p>
          </table:table-cell>
          <table:table-cell table:formula="of:=[.C302]/1024" office:value-type="float" office:value="1102.64453125" calcext:value-type="float">
            <text:p>1102.64453125</text:p>
          </table:table-cell>
        </table:table-row>
        <table:table-row table:style-name="ro1">
          <table:table-cell office:value-type="float" office:value="1584222760" calcext:value-type="float">
            <text:p>1584222760</text:p>
          </table:table-cell>
          <table:table-cell office:value-type="float" office:value="391" calcext:value-type="float">
            <text:p>391</text:p>
          </table:table-cell>
          <table:table-cell office:value-type="float" office:value="1132376" calcext:value-type="float">
            <text:p>1132376</text:p>
          </table:table-cell>
          <table:table-cell table:formula="of:=[.C303]/1024" office:value-type="float" office:value="1105.8359375" calcext:value-type="float">
            <text:p>1105.8359375</text:p>
          </table:table-cell>
        </table:table-row>
        <table:table-row table:style-name="ro1">
          <table:table-cell office:value-type="float" office:value="1584222770" calcext:value-type="float">
            <text:p>1584222770</text:p>
          </table:table-cell>
          <table:table-cell office:value-type="float" office:value="392" calcext:value-type="float">
            <text:p>392</text:p>
          </table:table-cell>
          <table:table-cell office:value-type="float" office:value="1136476" calcext:value-type="float">
            <text:p>1136476</text:p>
          </table:table-cell>
          <table:table-cell table:formula="of:=[.C304]/1024" office:value-type="float" office:value="1109.83984375" calcext:value-type="float">
            <text:p>1109.83984375</text:p>
          </table:table-cell>
        </table:table-row>
        <table:table-row table:style-name="ro1">
          <table:table-cell office:value-type="float" office:value="1584222781" calcext:value-type="float">
            <text:p>1584222781</text:p>
          </table:table-cell>
          <table:table-cell office:value-type="float" office:value="393" calcext:value-type="float">
            <text:p>393</text:p>
          </table:table-cell>
          <table:table-cell office:value-type="float" office:value="1140640" calcext:value-type="float">
            <text:p>1140640</text:p>
          </table:table-cell>
          <table:table-cell table:formula="of:=[.C305]/1024" office:value-type="float" office:value="1113.90625" calcext:value-type="float">
            <text:p>1113.90625</text:p>
          </table:table-cell>
        </table:table-row>
        <table:table-row table:style-name="ro1">
          <table:table-cell office:value-type="float" office:value="1584222792" calcext:value-type="float">
            <text:p>1584222792</text:p>
          </table:table-cell>
          <table:table-cell office:value-type="float" office:value="394" calcext:value-type="float">
            <text:p>394</text:p>
          </table:table-cell>
          <table:table-cell office:value-type="float" office:value="1144548" calcext:value-type="float">
            <text:p>1144548</text:p>
          </table:table-cell>
          <table:table-cell table:formula="of:=[.C306]/1024" office:value-type="float" office:value="1117.72265625" calcext:value-type="float">
            <text:p>1117.72265625</text:p>
          </table:table-cell>
        </table:table-row>
        <table:table-row table:style-name="ro1">
          <table:table-cell office:value-type="float" office:value="1584222802" calcext:value-type="float">
            <text:p>1584222802</text:p>
          </table:table-cell>
          <table:table-cell office:value-type="float" office:value="395" calcext:value-type="float">
            <text:p>395</text:p>
          </table:table-cell>
          <table:table-cell office:value-type="float" office:value="1147688" calcext:value-type="float">
            <text:p>1147688</text:p>
          </table:table-cell>
          <table:table-cell table:formula="of:=[.C307]/1024" office:value-type="float" office:value="1120.7890625" calcext:value-type="float">
            <text:p>1120.7890625</text:p>
          </table:table-cell>
        </table:table-row>
        <table:table-row table:style-name="ro1">
          <table:table-cell office:value-type="float" office:value="1584222813" calcext:value-type="float">
            <text:p>1584222813</text:p>
          </table:table-cell>
          <table:table-cell office:value-type="float" office:value="396" calcext:value-type="float">
            <text:p>396</text:p>
          </table:table-cell>
          <table:table-cell office:value-type="float" office:value="1151788" calcext:value-type="float">
            <text:p>1151788</text:p>
          </table:table-cell>
          <table:table-cell table:formula="of:=[.C308]/1024" office:value-type="float" office:value="1124.79296875" calcext:value-type="float">
            <text:p>1124.79296875</text:p>
          </table:table-cell>
        </table:table-row>
        <table:table-row table:style-name="ro1">
          <table:table-cell office:value-type="float" office:value="1584222824" calcext:value-type="float">
            <text:p>1584222824</text:p>
          </table:table-cell>
          <table:table-cell office:value-type="float" office:value="397" calcext:value-type="float">
            <text:p>397</text:p>
          </table:table-cell>
          <table:table-cell office:value-type="float" office:value="1155952" calcext:value-type="float">
            <text:p>1155952</text:p>
          </table:table-cell>
          <table:table-cell table:formula="of:=[.C309]/1024" office:value-type="float" office:value="1128.859375" calcext:value-type="float">
            <text:p>1128.859375</text:p>
          </table:table-cell>
        </table:table-row>
        <table:table-row table:style-name="ro1">
          <table:table-cell office:value-type="float" office:value="1584222834" calcext:value-type="float">
            <text:p>1584222834</text:p>
          </table:table-cell>
          <table:table-cell office:value-type="float" office:value="398" calcext:value-type="float">
            <text:p>398</text:p>
          </table:table-cell>
          <table:table-cell office:value-type="float" office:value="1160052" calcext:value-type="float">
            <text:p>1160052</text:p>
          </table:table-cell>
          <table:table-cell table:formula="of:=[.C310]/1024" office:value-type="float" office:value="1132.86328125" calcext:value-type="float">
            <text:p>1132.86328125</text:p>
          </table:table-cell>
        </table:table-row>
        <table:table-row table:style-name="ro1">
          <table:table-cell office:value-type="float" office:value="1584222845" calcext:value-type="float">
            <text:p>1584222845</text:p>
          </table:table-cell>
          <table:table-cell office:value-type="float" office:value="399" calcext:value-type="float">
            <text:p>399</text:p>
          </table:table-cell>
          <table:table-cell office:value-type="float" office:value="1163064" calcext:value-type="float">
            <text:p>1163064</text:p>
          </table:table-cell>
          <table:table-cell table:formula="of:=[.C311]/1024" office:value-type="float" office:value="1135.8046875" calcext:value-type="float">
            <text:p>1135.8046875</text:p>
          </table:table-cell>
        </table:table-row>
        <table:table-row table:style-name="ro1">
          <table:table-cell office:value-type="float" office:value="1584222856" calcext:value-type="float">
            <text:p>1584222856</text:p>
          </table:table-cell>
          <table:table-cell office:value-type="float" office:value="400" calcext:value-type="float">
            <text:p>400</text:p>
          </table:table-cell>
          <table:table-cell office:value-type="float" office:value="1167100" calcext:value-type="float">
            <text:p>1167100</text:p>
          </table:table-cell>
          <table:table-cell table:formula="of:=[.C312]/1024" office:value-type="float" office:value="1139.74609375" calcext:value-type="float">
            <text:p>1139.74609375</text:p>
          </table:table-cell>
        </table:table-row>
        <table:table-row table:style-name="ro1">
          <table:table-cell office:value-type="float" office:value="1584222866" calcext:value-type="float">
            <text:p>1584222866</text:p>
          </table:table-cell>
          <table:table-cell office:value-type="float" office:value="401" calcext:value-type="float">
            <text:p>401</text:p>
          </table:table-cell>
          <table:table-cell office:value-type="float" office:value="1171328" calcext:value-type="float">
            <text:p>1171328</text:p>
          </table:table-cell>
          <table:table-cell table:formula="of:=[.C313]/1024" office:value-type="float" office:value="1143.875" calcext:value-type="float">
            <text:p>1143.875</text:p>
          </table:table-cell>
        </table:table-row>
        <table:table-row table:style-name="ro1">
          <table:table-cell office:value-type="float" office:value="1584222877" calcext:value-type="float">
            <text:p>1584222877</text:p>
          </table:table-cell>
          <table:table-cell office:value-type="float" office:value="402" calcext:value-type="float">
            <text:p>402</text:p>
          </table:table-cell>
          <table:table-cell office:value-type="float" office:value="1175364" calcext:value-type="float">
            <text:p>1175364</text:p>
          </table:table-cell>
          <table:table-cell table:formula="of:=[.C314]/1024" office:value-type="float" office:value="1147.81640625" calcext:value-type="float">
            <text:p>1147.81640625</text:p>
          </table:table-cell>
        </table:table-row>
        <table:table-row table:style-name="ro1">
          <table:table-cell office:value-type="float" office:value="1584222888" calcext:value-type="float">
            <text:p>1584222888</text:p>
          </table:table-cell>
          <table:table-cell office:value-type="float" office:value="403" calcext:value-type="float">
            <text:p>403</text:p>
          </table:table-cell>
          <table:table-cell office:value-type="float" office:value="1178376" calcext:value-type="float">
            <text:p>1178376</text:p>
          </table:table-cell>
          <table:table-cell table:formula="of:=[.C315]/1024" office:value-type="float" office:value="1150.7578125" calcext:value-type="float">
            <text:p>1150.7578125</text:p>
          </table:table-cell>
        </table:table-row>
        <table:table-row table:style-name="ro1">
          <table:table-cell office:value-type="float" office:value="1584222898" calcext:value-type="float">
            <text:p>1584222898</text:p>
          </table:table-cell>
          <table:table-cell office:value-type="float" office:value="404" calcext:value-type="float">
            <text:p>404</text:p>
          </table:table-cell>
          <table:table-cell office:value-type="float" office:value="1182540" calcext:value-type="float">
            <text:p>1182540</text:p>
          </table:table-cell>
          <table:table-cell table:formula="of:=[.C316]/1024" office:value-type="float" office:value="1154.82421875" calcext:value-type="float">
            <text:p>1154.82421875</text:p>
          </table:table-cell>
        </table:table-row>
        <table:table-row table:style-name="ro1">
          <table:table-cell office:value-type="float" office:value="1584222909" calcext:value-type="float">
            <text:p>1584222909</text:p>
          </table:table-cell>
          <table:table-cell office:value-type="float" office:value="405" calcext:value-type="float">
            <text:p>405</text:p>
          </table:table-cell>
          <table:table-cell office:value-type="float" office:value="1186704" calcext:value-type="float">
            <text:p>1186704</text:p>
          </table:table-cell>
          <table:table-cell table:formula="of:=[.C317]/1024" office:value-type="float" office:value="1158.890625" calcext:value-type="float">
            <text:p>1158.890625</text:p>
          </table:table-cell>
        </table:table-row>
        <table:table-row table:style-name="ro1">
          <table:table-cell office:value-type="float" office:value="1584222920" calcext:value-type="float">
            <text:p>1584222920</text:p>
          </table:table-cell>
          <table:table-cell office:value-type="float" office:value="406" calcext:value-type="float">
            <text:p>406</text:p>
          </table:table-cell>
          <table:table-cell office:value-type="float" office:value="1190804" calcext:value-type="float">
            <text:p>1190804</text:p>
          </table:table-cell>
          <table:table-cell table:formula="of:=[.C318]/1024" office:value-type="float" office:value="1162.89453125" calcext:value-type="float">
            <text:p>1162.89453125</text:p>
          </table:table-cell>
        </table:table-row>
        <table:table-row table:style-name="ro1">
          <table:table-cell office:value-type="float" office:value="1584222930" calcext:value-type="float">
            <text:p>1584222930</text:p>
          </table:table-cell>
          <table:table-cell office:value-type="float" office:value="407" calcext:value-type="float">
            <text:p>407</text:p>
          </table:table-cell>
          <table:table-cell office:value-type="float" office:value="1193880" calcext:value-type="float">
            <text:p>1193880</text:p>
          </table:table-cell>
          <table:table-cell table:formula="of:=[.C319]/1024" office:value-type="float" office:value="1165.8984375" calcext:value-type="float">
            <text:p>1165.8984375</text:p>
          </table:table-cell>
        </table:table-row>
        <table:table-row table:style-name="ro1">
          <table:table-cell office:value-type="float" office:value="1584222941" calcext:value-type="float">
            <text:p>1584222941</text:p>
          </table:table-cell>
          <table:table-cell office:value-type="float" office:value="408" calcext:value-type="float">
            <text:p>408</text:p>
          </table:table-cell>
          <table:table-cell office:value-type="float" office:value="1197916" calcext:value-type="float">
            <text:p>1197916</text:p>
          </table:table-cell>
          <table:table-cell table:formula="of:=[.C320]/1024" office:value-type="float" office:value="1169.83984375" calcext:value-type="float">
            <text:p>1169.83984375</text:p>
          </table:table-cell>
        </table:table-row>
        <table:table-row table:style-name="ro1">
          <table:table-cell office:value-type="float" office:value="1584222952" calcext:value-type="float">
            <text:p>1584222952</text:p>
          </table:table-cell>
          <table:table-cell office:value-type="float" office:value="409" calcext:value-type="float">
            <text:p>409</text:p>
          </table:table-cell>
          <table:table-cell office:value-type="float" office:value="1201888" calcext:value-type="float">
            <text:p>1201888</text:p>
          </table:table-cell>
          <table:table-cell table:formula="of:=[.C321]/1024" office:value-type="float" office:value="1173.71875" calcext:value-type="float">
            <text:p>1173.71875</text:p>
          </table:table-cell>
        </table:table-row>
        <table:table-row table:style-name="ro1">
          <table:table-cell office:value-type="float" office:value="1584222962" calcext:value-type="float">
            <text:p>1584222962</text:p>
          </table:table-cell>
          <table:table-cell office:value-type="float" office:value="410" calcext:value-type="float">
            <text:p>410</text:p>
          </table:table-cell>
          <table:table-cell office:value-type="float" office:value="1206116" calcext:value-type="float">
            <text:p>1206116</text:p>
          </table:table-cell>
          <table:table-cell table:formula="of:=[.C322]/1024" office:value-type="float" office:value="1177.84765625" calcext:value-type="float">
            <text:p>1177.84765625</text:p>
          </table:table-cell>
        </table:table-row>
        <table:table-row table:style-name="ro1">
          <table:table-cell office:value-type="float" office:value="1584222973" calcext:value-type="float">
            <text:p>1584222973</text:p>
          </table:table-cell>
          <table:table-cell office:value-type="float" office:value="411" calcext:value-type="float">
            <text:p>411</text:p>
          </table:table-cell>
          <table:table-cell office:value-type="float" office:value="1210152" calcext:value-type="float">
            <text:p>1210152</text:p>
          </table:table-cell>
          <table:table-cell table:formula="of:=[.C323]/1024" office:value-type="float" office:value="1181.7890625" calcext:value-type="float">
            <text:p>1181.7890625</text:p>
          </table:table-cell>
        </table:table-row>
        <table:table-row table:style-name="ro1">
          <table:table-cell office:value-type="float" office:value="1584222984" calcext:value-type="float">
            <text:p>1584222984</text:p>
          </table:table-cell>
          <table:table-cell office:value-type="float" office:value="412" calcext:value-type="float">
            <text:p>412</text:p>
          </table:table-cell>
          <table:table-cell office:value-type="float" office:value="1213356" calcext:value-type="float">
            <text:p>1213356</text:p>
          </table:table-cell>
          <table:table-cell table:formula="of:=[.C324]/1024" office:value-type="float" office:value="1184.91796875" calcext:value-type="float">
            <text:p>1184.91796875</text:p>
          </table:table-cell>
        </table:table-row>
        <table:table-row table:style-name="ro1">
          <table:table-cell office:value-type="float" office:value="1584222995" calcext:value-type="float">
            <text:p>1584222995</text:p>
          </table:table-cell>
          <table:table-cell office:value-type="float" office:value="413" calcext:value-type="float">
            <text:p>413</text:p>
          </table:table-cell>
          <table:table-cell office:value-type="float" office:value="1217392" calcext:value-type="float">
            <text:p>1217392</text:p>
          </table:table-cell>
          <table:table-cell table:formula="of:=[.C325]/1024" office:value-type="float" office:value="1188.859375" calcext:value-type="float">
            <text:p>1188.859375</text:p>
          </table:table-cell>
        </table:table-row>
        <table:table-row table:style-name="ro1">
          <table:table-cell office:value-type="float" office:value="1584223005" calcext:value-type="float">
            <text:p>1584223005</text:p>
          </table:table-cell>
          <table:table-cell office:value-type="float" office:value="414" calcext:value-type="float">
            <text:p>414</text:p>
          </table:table-cell>
          <table:table-cell office:value-type="float" office:value="1221620" calcext:value-type="float">
            <text:p>1221620</text:p>
          </table:table-cell>
          <table:table-cell table:formula="of:=[.C326]/1024" office:value-type="float" office:value="1192.98828125" calcext:value-type="float">
            <text:p>1192.98828125</text:p>
          </table:table-cell>
        </table:table-row>
        <table:table-row table:style-name="ro1">
          <table:table-cell office:value-type="float" office:value="1584223016" calcext:value-type="float">
            <text:p>1584223016</text:p>
          </table:table-cell>
          <table:table-cell office:value-type="float" office:value="415" calcext:value-type="float">
            <text:p>415</text:p>
          </table:table-cell>
          <table:table-cell office:value-type="float" office:value="1225656" calcext:value-type="float">
            <text:p>1225656</text:p>
          </table:table-cell>
          <table:table-cell table:formula="of:=[.C327]/1024" office:value-type="float" office:value="1196.9296875" calcext:value-type="float">
            <text:p>1196.9296875</text:p>
          </table:table-cell>
        </table:table-row>
        <table:table-row table:style-name="ro1">
          <table:table-cell office:value-type="float" office:value="1584223027" calcext:value-type="float">
            <text:p>1584223027</text:p>
          </table:table-cell>
          <table:table-cell office:value-type="float" office:value="416" calcext:value-type="float">
            <text:p>416</text:p>
          </table:table-cell>
          <table:table-cell office:value-type="float" office:value="1228732" calcext:value-type="float">
            <text:p>1228732</text:p>
          </table:table-cell>
          <table:table-cell table:formula="of:=[.C328]/1024" office:value-type="float" office:value="1199.93359375" calcext:value-type="float">
            <text:p>1199.93359375</text:p>
          </table:table-cell>
        </table:table-row>
        <table:table-row table:style-name="ro1">
          <table:table-cell office:value-type="float" office:value="1584223037" calcext:value-type="float">
            <text:p>1584223037</text:p>
          </table:table-cell>
          <table:table-cell office:value-type="float" office:value="417" calcext:value-type="float">
            <text:p>417</text:p>
          </table:table-cell>
          <table:table-cell office:value-type="float" office:value="1232768" calcext:value-type="float">
            <text:p>1232768</text:p>
          </table:table-cell>
          <table:table-cell table:formula="of:=[.C329]/1024" office:value-type="float" office:value="1203.875" calcext:value-type="float">
            <text:p>1203.875</text:p>
          </table:table-cell>
        </table:table-row>
        <table:table-row table:style-name="ro1">
          <table:table-cell office:value-type="float" office:value="1584223048" calcext:value-type="float">
            <text:p>1584223048</text:p>
          </table:table-cell>
          <table:table-cell office:value-type="float" office:value="418" calcext:value-type="float">
            <text:p>418</text:p>
          </table:table-cell>
          <table:table-cell office:value-type="float" office:value="1237060" calcext:value-type="float">
            <text:p>1237060</text:p>
          </table:table-cell>
          <table:table-cell table:formula="of:=[.C330]/1024" office:value-type="float" office:value="1208.06640625" calcext:value-type="float">
            <text:p>1208.06640625</text:p>
          </table:table-cell>
        </table:table-row>
        <table:table-row table:style-name="ro1">
          <table:table-cell office:value-type="float" office:value="1584223059" calcext:value-type="float">
            <text:p>1584223059</text:p>
          </table:table-cell>
          <table:table-cell office:value-type="float" office:value="419" calcext:value-type="float">
            <text:p>419</text:p>
          </table:table-cell>
          <table:table-cell office:value-type="float" office:value="1240968" calcext:value-type="float">
            <text:p>1240968</text:p>
          </table:table-cell>
          <table:table-cell table:formula="of:=[.C331]/1024" office:value-type="float" office:value="1211.8828125" calcext:value-type="float">
            <text:p>1211.8828125</text:p>
          </table:table-cell>
        </table:table-row>
        <table:table-row table:style-name="ro1">
          <table:table-cell office:value-type="float" office:value="1584223069" calcext:value-type="float">
            <text:p>1584223069</text:p>
          </table:table-cell>
          <table:table-cell office:value-type="float" office:value="420" calcext:value-type="float">
            <text:p>420</text:p>
          </table:table-cell>
          <table:table-cell office:value-type="float" office:value="1244172" calcext:value-type="float">
            <text:p>1244172</text:p>
          </table:table-cell>
          <table:table-cell table:formula="of:=[.C332]/1024" office:value-type="float" office:value="1215.01171875" calcext:value-type="float">
            <text:p>1215.01171875</text:p>
          </table:table-cell>
        </table:table-row>
        <table:table-row table:style-name="ro1">
          <table:table-cell office:value-type="float" office:value="1584223080" calcext:value-type="float">
            <text:p>1584223080</text:p>
          </table:table-cell>
          <table:table-cell office:value-type="float" office:value="421" calcext:value-type="float">
            <text:p>421</text:p>
          </table:table-cell>
          <table:table-cell office:value-type="float" office:value="1248336" calcext:value-type="float">
            <text:p>1248336</text:p>
          </table:table-cell>
          <table:table-cell table:formula="of:=[.C333]/1024" office:value-type="float" office:value="1219.078125" calcext:value-type="float">
            <text:p>1219.078125</text:p>
          </table:table-cell>
        </table:table-row>
        <table:table-row table:style-name="ro1">
          <table:table-cell office:value-type="float" office:value="1584223091" calcext:value-type="float">
            <text:p>1584223091</text:p>
          </table:table-cell>
          <table:table-cell office:value-type="float" office:value="422" calcext:value-type="float">
            <text:p>422</text:p>
          </table:table-cell>
          <table:table-cell office:value-type="float" office:value="1252564" calcext:value-type="float">
            <text:p>1252564</text:p>
          </table:table-cell>
          <table:table-cell table:formula="of:=[.C334]/1024" office:value-type="float" office:value="1223.20703125" calcext:value-type="float">
            <text:p>1223.20703125</text:p>
          </table:table-cell>
        </table:table-row>
        <table:table-row table:style-name="ro1">
          <table:table-cell office:value-type="float" office:value="1584223101" calcext:value-type="float">
            <text:p>1584223101</text:p>
          </table:table-cell>
          <table:table-cell office:value-type="float" office:value="423" calcext:value-type="float">
            <text:p>423</text:p>
          </table:table-cell>
          <table:table-cell office:value-type="float" office:value="1256664" calcext:value-type="float">
            <text:p>1256664</text:p>
          </table:table-cell>
          <table:table-cell table:formula="of:=[.C335]/1024" office:value-type="float" office:value="1227.2109375" calcext:value-type="float">
            <text:p>1227.2109375</text:p>
          </table:table-cell>
        </table:table-row>
        <table:table-row table:style-name="ro1">
          <table:table-cell office:value-type="float" office:value="1584223112" calcext:value-type="float">
            <text:p>1584223112</text:p>
          </table:table-cell>
          <table:table-cell office:value-type="float" office:value="424" calcext:value-type="float">
            <text:p>424</text:p>
          </table:table-cell>
          <table:table-cell office:value-type="float" office:value="1259548" calcext:value-type="float">
            <text:p>1259548</text:p>
          </table:table-cell>
          <table:table-cell table:formula="of:=[.C336]/1024" office:value-type="float" office:value="1230.02734375" calcext:value-type="float">
            <text:p>1230.02734375</text:p>
          </table:table-cell>
        </table:table-row>
        <table:table-row table:style-name="ro1">
          <table:table-cell office:value-type="float" office:value="1584223123" calcext:value-type="float">
            <text:p>1584223123</text:p>
          </table:table-cell>
          <table:table-cell office:value-type="float" office:value="425" calcext:value-type="float">
            <text:p>425</text:p>
          </table:table-cell>
          <table:table-cell office:value-type="float" office:value="1263776" calcext:value-type="float">
            <text:p>1263776</text:p>
          </table:table-cell>
          <table:table-cell table:formula="of:=[.C337]/1024" office:value-type="float" office:value="1234.15625" calcext:value-type="float">
            <text:p>1234.15625</text:p>
          </table:table-cell>
        </table:table-row>
        <table:table-row table:style-name="ro1">
          <table:table-cell office:value-type="float" office:value="1584223133" calcext:value-type="float">
            <text:p>1584223133</text:p>
          </table:table-cell>
          <table:table-cell office:value-type="float" office:value="426" calcext:value-type="float">
            <text:p>426</text:p>
          </table:table-cell>
          <table:table-cell office:value-type="float" office:value="1267940" calcext:value-type="float">
            <text:p>1267940</text:p>
          </table:table-cell>
          <table:table-cell table:formula="of:=[.C338]/1024" office:value-type="float" office:value="1238.22265625" calcext:value-type="float">
            <text:p>1238.22265625</text:p>
          </table:table-cell>
        </table:table-row>
        <table:table-row table:style-name="ro1">
          <table:table-cell office:value-type="float" office:value="1584223144" calcext:value-type="float">
            <text:p>1584223144</text:p>
          </table:table-cell>
          <table:table-cell office:value-type="float" office:value="427" calcext:value-type="float">
            <text:p>427</text:p>
          </table:table-cell>
          <table:table-cell office:value-type="float" office:value="1272040" calcext:value-type="float">
            <text:p>1272040</text:p>
          </table:table-cell>
          <table:table-cell table:formula="of:=[.C339]/1024" office:value-type="float" office:value="1242.2265625" calcext:value-type="float">
            <text:p>1242.2265625</text:p>
          </table:table-cell>
        </table:table-row>
        <table:table-row table:style-name="ro1">
          <table:table-cell office:value-type="float" office:value="1584223155" calcext:value-type="float">
            <text:p>1584223155</text:p>
          </table:table-cell>
          <table:table-cell office:value-type="float" office:value="428" calcext:value-type="float">
            <text:p>428</text:p>
          </table:table-cell>
          <table:table-cell office:value-type="float" office:value="1276204" calcext:value-type="float">
            <text:p>1276204</text:p>
          </table:table-cell>
          <table:table-cell table:formula="of:=[.C340]/1024" office:value-type="float" office:value="1246.29296875" calcext:value-type="float">
            <text:p>1246.29296875</text:p>
          </table:table-cell>
        </table:table-row>
        <table:table-row table:style-name="ro1">
          <table:table-cell office:value-type="float" office:value="1584223165" calcext:value-type="float">
            <text:p>1584223165</text:p>
          </table:table-cell>
          <table:table-cell office:value-type="float" office:value="429" calcext:value-type="float">
            <text:p>429</text:p>
          </table:table-cell>
          <table:table-cell office:value-type="float" office:value="1279216" calcext:value-type="float">
            <text:p>1279216</text:p>
          </table:table-cell>
          <table:table-cell table:formula="of:=[.C341]/1024" office:value-type="float" office:value="1249.234375" calcext:value-type="float">
            <text:p>1249.234375</text:p>
          </table:table-cell>
        </table:table-row>
        <table:table-row table:style-name="ro1">
          <table:table-cell office:value-type="float" office:value="1584223176" calcext:value-type="float">
            <text:p>1584223176</text:p>
          </table:table-cell>
          <table:table-cell office:value-type="float" office:value="430" calcext:value-type="float">
            <text:p>430</text:p>
          </table:table-cell>
          <table:table-cell office:value-type="float" office:value="1283124" calcext:value-type="float">
            <text:p>1283124</text:p>
          </table:table-cell>
          <table:table-cell table:formula="of:=[.C342]/1024" office:value-type="float" office:value="1253.05078125" calcext:value-type="float">
            <text:p>1253.05078125</text:p>
          </table:table-cell>
        </table:table-row>
        <table:table-row table:style-name="ro1">
          <table:table-cell office:value-type="float" office:value="1584223187" calcext:value-type="float">
            <text:p>1584223187</text:p>
          </table:table-cell>
          <table:table-cell office:value-type="float" office:value="431" calcext:value-type="float">
            <text:p>431</text:p>
          </table:table-cell>
          <table:table-cell office:value-type="float" office:value="1287352" calcext:value-type="float">
            <text:p>1287352</text:p>
          </table:table-cell>
          <table:table-cell table:formula="of:=[.C343]/1024" office:value-type="float" office:value="1257.1796875" calcext:value-type="float">
            <text:p>1257.1796875</text:p>
          </table:table-cell>
        </table:table-row>
        <table:table-row table:style-name="ro1">
          <table:table-cell office:value-type="float" office:value="1584223198" calcext:value-type="float">
            <text:p>1584223198</text:p>
          </table:table-cell>
          <table:table-cell office:value-type="float" office:value="432" calcext:value-type="float">
            <text:p>432</text:p>
          </table:table-cell>
          <table:table-cell office:value-type="float" office:value="1291452" calcext:value-type="float">
            <text:p>1291452</text:p>
          </table:table-cell>
          <table:table-cell table:formula="of:=[.C344]/1024" office:value-type="float" office:value="1261.18359375" calcext:value-type="float">
            <text:p>1261.18359375</text:p>
          </table:table-cell>
        </table:table-row>
        <table:table-row table:style-name="ro1">
          <table:table-cell office:value-type="float" office:value="1584223208" calcext:value-type="float">
            <text:p>1584223208</text:p>
          </table:table-cell>
          <table:table-cell office:value-type="float" office:value="433" calcext:value-type="float">
            <text:p>433</text:p>
          </table:table-cell>
          <table:table-cell office:value-type="float" office:value="1294592" calcext:value-type="float">
            <text:p>1294592</text:p>
          </table:table-cell>
          <table:table-cell table:formula="of:=[.C345]/1024" office:value-type="float" office:value="1264.25" calcext:value-type="float">
            <text:p>1264.25</text:p>
          </table:table-cell>
        </table:table-row>
        <table:table-row table:style-name="ro1">
          <table:table-cell office:value-type="float" office:value="1584223219" calcext:value-type="float">
            <text:p>1584223219</text:p>
          </table:table-cell>
          <table:table-cell office:value-type="float" office:value="434" calcext:value-type="float">
            <text:p>434</text:p>
          </table:table-cell>
          <table:table-cell office:value-type="float" office:value="1298564" calcext:value-type="float">
            <text:p>1298564</text:p>
          </table:table-cell>
          <table:table-cell table:formula="of:=[.C346]/1024" office:value-type="float" office:value="1268.12890625" calcext:value-type="float">
            <text:p>1268.12890625</text:p>
          </table:table-cell>
        </table:table-row>
        <table:table-row table:style-name="ro1">
          <table:table-cell office:value-type="float" office:value="1584223230" calcext:value-type="float">
            <text:p>1584223230</text:p>
          </table:table-cell>
          <table:table-cell office:value-type="float" office:value="435" calcext:value-type="float">
            <text:p>435</text:p>
          </table:table-cell>
          <table:table-cell office:value-type="float" office:value="1302600" calcext:value-type="float">
            <text:p>1302600</text:p>
          </table:table-cell>
          <table:table-cell table:formula="of:=[.C347]/1024" office:value-type="float" office:value="1272.0703125" calcext:value-type="float">
            <text:p>1272.0703125</text:p>
          </table:table-cell>
        </table:table-row>
        <table:table-row table:style-name="ro1">
          <table:table-cell office:value-type="float" office:value="1584223240" calcext:value-type="float">
            <text:p>1584223240</text:p>
          </table:table-cell>
          <table:table-cell office:value-type="float" office:value="436" calcext:value-type="float">
            <text:p>436</text:p>
          </table:table-cell>
          <table:table-cell office:value-type="float" office:value="1306828" calcext:value-type="float">
            <text:p>1306828</text:p>
          </table:table-cell>
          <table:table-cell table:formula="of:=[.C348]/1024" office:value-type="float" office:value="1276.19921875" calcext:value-type="float">
            <text:p>1276.19921875</text:p>
          </table:table-cell>
        </table:table-row>
        <table:table-row table:style-name="ro1">
          <table:table-cell office:value-type="float" office:value="1584223251" calcext:value-type="float">
            <text:p>1584223251</text:p>
          </table:table-cell>
          <table:table-cell office:value-type="float" office:value="437" calcext:value-type="float">
            <text:p>437</text:p>
          </table:table-cell>
          <table:table-cell office:value-type="float" office:value="1309840" calcext:value-type="float">
            <text:p>1309840</text:p>
          </table:table-cell>
          <table:table-cell table:formula="of:=[.C349]/1024" office:value-type="float" office:value="1279.140625" calcext:value-type="float">
            <text:p>1279.140625</text:p>
          </table:table-cell>
        </table:table-row>
        <table:table-row table:style-name="ro1">
          <table:table-cell office:value-type="float" office:value="1584223262" calcext:value-type="float">
            <text:p>1584223262</text:p>
          </table:table-cell>
          <table:table-cell office:value-type="float" office:value="438" calcext:value-type="float">
            <text:p>438</text:p>
          </table:table-cell>
          <table:table-cell office:value-type="float" office:value="1313876" calcext:value-type="float">
            <text:p>1313876</text:p>
          </table:table-cell>
          <table:table-cell table:formula="of:=[.C350]/1024" office:value-type="float" office:value="1283.08203125" calcext:value-type="float">
            <text:p>1283.08203125</text:p>
          </table:table-cell>
        </table:table-row>
        <table:table-row table:style-name="ro1">
          <table:table-cell office:value-type="float" office:value="1584223272" calcext:value-type="float">
            <text:p>1584223272</text:p>
          </table:table-cell>
          <table:table-cell office:value-type="float" office:value="439" calcext:value-type="float">
            <text:p>439</text:p>
          </table:table-cell>
          <table:table-cell office:value-type="float" office:value="1317976" calcext:value-type="float">
            <text:p>1317976</text:p>
          </table:table-cell>
          <table:table-cell table:formula="of:=[.C351]/1024" office:value-type="float" office:value="1287.0859375" calcext:value-type="float">
            <text:p>1287.0859375</text:p>
          </table:table-cell>
        </table:table-row>
        <table:table-row table:style-name="ro1">
          <table:table-cell office:value-type="float" office:value="1584223283" calcext:value-type="float">
            <text:p>1584223283</text:p>
          </table:table-cell>
          <table:table-cell office:value-type="float" office:value="440" calcext:value-type="float">
            <text:p>440</text:p>
          </table:table-cell>
          <table:table-cell office:value-type="float" office:value="1322204" calcext:value-type="float">
            <text:p>1322204</text:p>
          </table:table-cell>
          <table:table-cell table:formula="of:=[.C352]/1024" office:value-type="float" office:value="1291.21484375" calcext:value-type="float">
            <text:p>1291.21484375</text:p>
          </table:table-cell>
        </table:table-row>
        <table:table-row table:style-name="ro1">
          <table:table-cell office:value-type="float" office:value="1584223294" calcext:value-type="float">
            <text:p>1584223294</text:p>
          </table:table-cell>
          <table:table-cell office:value-type="float" office:value="441" calcext:value-type="float">
            <text:p>441</text:p>
          </table:table-cell>
          <table:table-cell office:value-type="float" office:value="1326496" calcext:value-type="float">
            <text:p>1326496</text:p>
          </table:table-cell>
          <table:table-cell table:formula="of:=[.C353]/1024" office:value-type="float" office:value="1295.40625" calcext:value-type="float">
            <text:p>1295.40625</text:p>
          </table:table-cell>
        </table:table-row>
        <table:table-row table:style-name="ro1">
          <table:table-cell office:value-type="float" office:value="1584223304" calcext:value-type="float">
            <text:p>1584223304</text:p>
          </table:table-cell>
          <table:table-cell office:value-type="float" office:value="442" calcext:value-type="float">
            <text:p>442</text:p>
          </table:table-cell>
          <table:table-cell office:value-type="float" office:value="1329572" calcext:value-type="float">
            <text:p>1329572</text:p>
          </table:table-cell>
          <table:table-cell table:formula="of:=[.C354]/1024" office:value-type="float" office:value="1298.41015625" calcext:value-type="float">
            <text:p>1298.41015625</text:p>
          </table:table-cell>
        </table:table-row>
        <table:table-row table:style-name="ro1">
          <table:table-cell office:value-type="float" office:value="1584223315" calcext:value-type="float">
            <text:p>1584223315</text:p>
          </table:table-cell>
          <table:table-cell office:value-type="float" office:value="443" calcext:value-type="float">
            <text:p>443</text:p>
          </table:table-cell>
          <table:table-cell office:value-type="float" office:value="1333672" calcext:value-type="float">
            <text:p>1333672</text:p>
          </table:table-cell>
          <table:table-cell table:formula="of:=[.C355]/1024" office:value-type="float" office:value="1302.4140625" calcext:value-type="float">
            <text:p>1302.4140625</text:p>
          </table:table-cell>
        </table:table-row>
        <table:table-row table:style-name="ro1">
          <table:table-cell office:value-type="float" office:value="1584223326" calcext:value-type="float">
            <text:p>1584223326</text:p>
          </table:table-cell>
          <table:table-cell office:value-type="float" office:value="444" calcext:value-type="float">
            <text:p>444</text:p>
          </table:table-cell>
          <table:table-cell office:value-type="float" office:value="1337836" calcext:value-type="float">
            <text:p>1337836</text:p>
          </table:table-cell>
          <table:table-cell table:formula="of:=[.C356]/1024" office:value-type="float" office:value="1306.48046875" calcext:value-type="float">
            <text:p>1306.48046875</text:p>
          </table:table-cell>
        </table:table-row>
        <table:table-row table:style-name="ro1">
          <table:table-cell office:value-type="float" office:value="1584223336" calcext:value-type="float">
            <text:p>1584223336</text:p>
          </table:table-cell>
          <table:table-cell office:value-type="float" office:value="445" calcext:value-type="float">
            <text:p>445</text:p>
          </table:table-cell>
          <table:table-cell office:value-type="float" office:value="1342000" calcext:value-type="float">
            <text:p>1342000</text:p>
          </table:table-cell>
          <table:table-cell table:formula="of:=[.C357]/1024" office:value-type="float" office:value="1310.546875" calcext:value-type="float">
            <text:p>1310.546875</text:p>
          </table:table-cell>
        </table:table-row>
        <table:table-row table:style-name="ro1">
          <table:table-cell office:value-type="float" office:value="1584223347" calcext:value-type="float">
            <text:p>1584223347</text:p>
          </table:table-cell>
          <table:table-cell office:value-type="float" office:value="446" calcext:value-type="float">
            <text:p>446</text:p>
          </table:table-cell>
          <table:table-cell office:value-type="float" office:value="1344948" calcext:value-type="float">
            <text:p>1344948</text:p>
          </table:table-cell>
          <table:table-cell table:formula="of:=[.C358]/1024" office:value-type="float" office:value="1313.42578125" calcext:value-type="float">
            <text:p>1313.42578125</text:p>
          </table:table-cell>
        </table:table-row>
        <table:table-row table:style-name="ro1">
          <table:table-cell office:value-type="float" office:value="1584223358" calcext:value-type="float">
            <text:p>1584223358</text:p>
          </table:table-cell>
          <table:table-cell office:value-type="float" office:value="447" calcext:value-type="float">
            <text:p>447</text:p>
          </table:table-cell>
          <table:table-cell office:value-type="float" office:value="1348988" calcext:value-type="float">
            <text:p>1348988</text:p>
          </table:table-cell>
          <table:table-cell table:formula="of:=[.C359]/1024" office:value-type="float" office:value="1317.37109375" calcext:value-type="float">
            <text:p>1317.37109375</text:p>
          </table:table-cell>
        </table:table-row>
        <table:table-row table:style-name="ro1">
          <table:table-cell office:value-type="float" office:value="1584223368" calcext:value-type="float">
            <text:p>1584223368</text:p>
          </table:table-cell>
          <table:table-cell office:value-type="float" office:value="448" calcext:value-type="float">
            <text:p>448</text:p>
          </table:table-cell>
          <table:table-cell office:value-type="float" office:value="1353088" calcext:value-type="float">
            <text:p>1353088</text:p>
          </table:table-cell>
          <table:table-cell table:formula="of:=[.C360]/1024" office:value-type="float" office:value="1321.375" calcext:value-type="float">
            <text:p>1321.375</text:p>
          </table:table-cell>
        </table:table-row>
        <table:table-row table:style-name="ro1">
          <table:table-cell office:value-type="float" office:value="1584223379" calcext:value-type="float">
            <text:p>1584223379</text:p>
          </table:table-cell>
          <table:table-cell office:value-type="float" office:value="449" calcext:value-type="float">
            <text:p>449</text:p>
          </table:table-cell>
          <table:table-cell office:value-type="float" office:value="1357380" calcext:value-type="float">
            <text:p>1357380</text:p>
          </table:table-cell>
          <table:table-cell table:formula="of:=[.C361]/1024" office:value-type="float" office:value="1325.56640625" calcext:value-type="float">
            <text:p>1325.56640625</text:p>
          </table:table-cell>
        </table:table-row>
        <table:table-row table:style-name="ro1">
          <table:table-cell office:value-type="float" office:value="1584223390" calcext:value-type="float">
            <text:p>1584223390</text:p>
          </table:table-cell>
          <table:table-cell office:value-type="float" office:value="450" calcext:value-type="float">
            <text:p>450</text:p>
          </table:table-cell>
          <table:table-cell office:value-type="float" office:value="1361480" calcext:value-type="float">
            <text:p>1361480</text:p>
          </table:table-cell>
          <table:table-cell table:formula="of:=[.C362]/1024" office:value-type="float" office:value="1329.5703125" calcext:value-type="float">
            <text:p>1329.5703125</text:p>
          </table:table-cell>
        </table:table-row>
        <table:table-row table:style-name="ro1">
          <table:table-cell office:value-type="float" office:value="1584223401" calcext:value-type="float">
            <text:p>1584223401</text:p>
          </table:table-cell>
          <table:table-cell office:value-type="float" office:value="451" calcext:value-type="float">
            <text:p>451</text:p>
          </table:table-cell>
          <table:table-cell office:value-type="float" office:value="1364428" calcext:value-type="float">
            <text:p>1364428</text:p>
          </table:table-cell>
          <table:table-cell table:formula="of:=[.C363]/1024" office:value-type="float" office:value="1332.44921875" calcext:value-type="float">
            <text:p>1332.44921875</text:p>
          </table:table-cell>
        </table:table-row>
        <table:table-row table:style-name="ro1">
          <table:table-cell office:value-type="float" office:value="1584223411" calcext:value-type="float">
            <text:p>1584223411</text:p>
          </table:table-cell>
          <table:table-cell office:value-type="float" office:value="452" calcext:value-type="float">
            <text:p>452</text:p>
          </table:table-cell>
          <table:table-cell office:value-type="float" office:value="1368464" calcext:value-type="float">
            <text:p>1368464</text:p>
          </table:table-cell>
          <table:table-cell table:formula="of:=[.C364]/1024" office:value-type="float" office:value="1336.390625" calcext:value-type="float">
            <text:p>1336.390625</text:p>
          </table:table-cell>
        </table:table-row>
        <table:table-row table:style-name="ro1">
          <table:table-cell office:value-type="float" office:value="1584223422" calcext:value-type="float">
            <text:p>1584223422</text:p>
          </table:table-cell>
          <table:table-cell office:value-type="float" office:value="453" calcext:value-type="float">
            <text:p>453</text:p>
          </table:table-cell>
          <table:table-cell office:value-type="float" office:value="1372756" calcext:value-type="float">
            <text:p>1372756</text:p>
          </table:table-cell>
          <table:table-cell table:formula="of:=[.C365]/1024" office:value-type="float" office:value="1340.58203125" calcext:value-type="float">
            <text:p>1340.58203125</text:p>
          </table:table-cell>
        </table:table-row>
        <table:table-row table:style-name="ro1">
          <table:table-cell office:value-type="float" office:value="1584223433" calcext:value-type="float">
            <text:p>1584223433</text:p>
          </table:table-cell>
          <table:table-cell office:value-type="float" office:value="454" calcext:value-type="float">
            <text:p>454</text:p>
          </table:table-cell>
          <table:table-cell office:value-type="float" office:value="1376792" calcext:value-type="float">
            <text:p>1376792</text:p>
          </table:table-cell>
          <table:table-cell table:formula="of:=[.C366]/1024" office:value-type="float" office:value="1344.5234375" calcext:value-type="float">
            <text:p>1344.5234375</text:p>
          </table:table-cell>
        </table:table-row>
        <table:table-row table:style-name="ro1">
          <table:table-cell office:value-type="float" office:value="1584223443" calcext:value-type="float">
            <text:p>1584223443</text:p>
          </table:table-cell>
          <table:table-cell office:value-type="float" office:value="455" calcext:value-type="float">
            <text:p>455</text:p>
          </table:table-cell>
          <table:table-cell office:value-type="float" office:value="1379872" calcext:value-type="float">
            <text:p>1379872</text:p>
          </table:table-cell>
          <table:table-cell table:formula="of:=[.C367]/1024" office:value-type="float" office:value="1347.53125" calcext:value-type="float">
            <text:p>1347.53125</text:p>
          </table:table-cell>
        </table:table-row>
        <table:table-row table:style-name="ro1">
          <table:table-cell office:value-type="float" office:value="1584223454" calcext:value-type="float">
            <text:p>1584223454</text:p>
          </table:table-cell>
          <table:table-cell office:value-type="float" office:value="456" calcext:value-type="float">
            <text:p>456</text:p>
          </table:table-cell>
          <table:table-cell office:value-type="float" office:value="1383908" calcext:value-type="float">
            <text:p>1383908</text:p>
          </table:table-cell>
          <table:table-cell table:formula="of:=[.C368]/1024" office:value-type="float" office:value="1351.47265625" calcext:value-type="float">
            <text:p>1351.47265625</text:p>
          </table:table-cell>
        </table:table-row>
        <table:table-row table:style-name="ro1">
          <table:table-cell office:value-type="float" office:value="1584223465" calcext:value-type="float">
            <text:p>1584223465</text:p>
          </table:table-cell>
          <table:table-cell office:value-type="float" office:value="457" calcext:value-type="float">
            <text:p>457</text:p>
          </table:table-cell>
          <table:table-cell office:value-type="float" office:value="1388008" calcext:value-type="float">
            <text:p>1388008</text:p>
          </table:table-cell>
          <table:table-cell table:formula="of:=[.C369]/1024" office:value-type="float" office:value="1355.4765625" calcext:value-type="float">
            <text:p>1355.4765625</text:p>
          </table:table-cell>
        </table:table-row>
        <table:table-row table:style-name="ro1">
          <table:table-cell office:value-type="float" office:value="1584223475" calcext:value-type="float">
            <text:p>1584223475</text:p>
          </table:table-cell>
          <table:table-cell office:value-type="float" office:value="458" calcext:value-type="float">
            <text:p>458</text:p>
          </table:table-cell>
          <table:table-cell office:value-type="float" office:value="1392364" calcext:value-type="float">
            <text:p>1392364</text:p>
          </table:table-cell>
          <table:table-cell table:formula="of:=[.C370]/1024" office:value-type="float" office:value="1359.73046875" calcext:value-type="float">
            <text:p>1359.73046875</text:p>
          </table:table-cell>
        </table:table-row>
        <table:table-row table:style-name="ro1">
          <table:table-cell office:value-type="float" office:value="1584223486" calcext:value-type="float">
            <text:p>1584223486</text:p>
          </table:table-cell>
          <table:table-cell office:value-type="float" office:value="459" calcext:value-type="float">
            <text:p>459</text:p>
          </table:table-cell>
          <table:table-cell office:value-type="float" office:value="1395376" calcext:value-type="float">
            <text:p>1395376</text:p>
          </table:table-cell>
          <table:table-cell table:formula="of:=[.C371]/1024" office:value-type="float" office:value="1362.671875" calcext:value-type="float">
            <text:p>1362.671875</text:p>
          </table:table-cell>
        </table:table-row>
        <table:table-row table:style-name="ro1">
          <table:table-cell office:value-type="float" office:value="1584223497" calcext:value-type="float">
            <text:p>1584223497</text:p>
          </table:table-cell>
          <table:table-cell office:value-type="float" office:value="460" calcext:value-type="float">
            <text:p>460</text:p>
          </table:table-cell>
          <table:table-cell office:value-type="float" office:value="1399412" calcext:value-type="float">
            <text:p>1399412</text:p>
          </table:table-cell>
          <table:table-cell table:formula="of:=[.C372]/1024" office:value-type="float" office:value="1366.61328125" calcext:value-type="float">
            <text:p>1366.61328125</text:p>
          </table:table-cell>
        </table:table-row>
        <table:table-row table:style-name="ro1">
          <table:table-cell office:value-type="float" office:value="1584223507" calcext:value-type="float">
            <text:p>1584223507</text:p>
          </table:table-cell>
          <table:table-cell office:value-type="float" office:value="461" calcext:value-type="float">
            <text:p>461</text:p>
          </table:table-cell>
          <table:table-cell office:value-type="float" office:value="1403448" calcext:value-type="float">
            <text:p>1403448</text:p>
          </table:table-cell>
          <table:table-cell table:formula="of:=[.C373]/1024" office:value-type="float" office:value="1370.5546875" calcext:value-type="float">
            <text:p>1370.5546875</text:p>
          </table:table-cell>
        </table:table-row>
        <table:table-row table:style-name="ro1">
          <table:table-cell office:value-type="float" office:value="1584223518" calcext:value-type="float">
            <text:p>1584223518</text:p>
          </table:table-cell>
          <table:table-cell office:value-type="float" office:value="462" calcext:value-type="float">
            <text:p>462</text:p>
          </table:table-cell>
          <table:table-cell office:value-type="float" office:value="1407740" calcext:value-type="float">
            <text:p>1407740</text:p>
          </table:table-cell>
          <table:table-cell table:formula="of:=[.C374]/1024" office:value-type="float" office:value="1374.74609375" calcext:value-type="float">
            <text:p>1374.74609375</text:p>
          </table:table-cell>
        </table:table-row>
        <table:table-row table:style-name="ro1">
          <table:table-cell office:value-type="float" office:value="1584223529" calcext:value-type="float">
            <text:p>1584223529</text:p>
          </table:table-cell>
          <table:table-cell office:value-type="float" office:value="463" calcext:value-type="float">
            <text:p>463</text:p>
          </table:table-cell>
          <table:table-cell office:value-type="float" office:value="1411840" calcext:value-type="float">
            <text:p>1411840</text:p>
          </table:table-cell>
          <table:table-cell table:formula="of:=[.C375]/1024" office:value-type="float" office:value="1378.75" calcext:value-type="float">
            <text:p>1378.75</text:p>
          </table:table-cell>
        </table:table-row>
        <table:table-row table:style-name="ro1">
          <table:table-cell office:value-type="float" office:value="1584223539" calcext:value-type="float">
            <text:p>1584223539</text:p>
          </table:table-cell>
          <table:table-cell office:value-type="float" office:value="464" calcext:value-type="float">
            <text:p>464</text:p>
          </table:table-cell>
          <table:table-cell office:value-type="float" office:value="1414852" calcext:value-type="float">
            <text:p>1414852</text:p>
          </table:table-cell>
          <table:table-cell table:formula="of:=[.C376]/1024" office:value-type="float" office:value="1381.69140625" calcext:value-type="float">
            <text:p>1381.69140625</text:p>
          </table:table-cell>
        </table:table-row>
        <table:table-row table:style-name="ro1">
          <table:table-cell office:value-type="float" office:value="1584223550" calcext:value-type="float">
            <text:p>1584223550</text:p>
          </table:table-cell>
          <table:table-cell office:value-type="float" office:value="465" calcext:value-type="float">
            <text:p>465</text:p>
          </table:table-cell>
          <table:table-cell office:value-type="float" office:value="1418952" calcext:value-type="float">
            <text:p>1418952</text:p>
          </table:table-cell>
          <table:table-cell table:formula="of:=[.C377]/1024" office:value-type="float" office:value="1385.6953125" calcext:value-type="float">
            <text:p>1385.6953125</text:p>
          </table:table-cell>
        </table:table-row>
        <table:table-row table:style-name="ro1">
          <table:table-cell office:value-type="float" office:value="1584223561" calcext:value-type="float">
            <text:p>1584223561</text:p>
          </table:table-cell>
          <table:table-cell office:value-type="float" office:value="466" calcext:value-type="float">
            <text:p>466</text:p>
          </table:table-cell>
          <table:table-cell office:value-type="float" office:value="1423120" calcext:value-type="float">
            <text:p>1423120</text:p>
          </table:table-cell>
          <table:table-cell table:formula="of:=[.C378]/1024" office:value-type="float" office:value="1389.765625" calcext:value-type="float">
            <text:p>1389.765625</text:p>
          </table:table-cell>
        </table:table-row>
        <table:table-row table:style-name="ro1">
          <table:table-cell office:value-type="float" office:value="1584223571" calcext:value-type="float">
            <text:p>1584223571</text:p>
          </table:table-cell>
          <table:table-cell office:value-type="float" office:value="467" calcext:value-type="float">
            <text:p>467</text:p>
          </table:table-cell>
          <table:table-cell office:value-type="float" office:value="1427348" calcext:value-type="float">
            <text:p>1427348</text:p>
          </table:table-cell>
          <table:table-cell table:formula="of:=[.C379]/1024" office:value-type="float" office:value="1393.89453125" calcext:value-type="float">
            <text:p>1393.89453125</text:p>
          </table:table-cell>
        </table:table-row>
        <table:table-row table:style-name="ro1">
          <table:table-cell office:value-type="float" office:value="1584223582" calcext:value-type="float">
            <text:p>1584223582</text:p>
          </table:table-cell>
          <table:table-cell office:value-type="float" office:value="468" calcext:value-type="float">
            <text:p>468</text:p>
          </table:table-cell>
          <table:table-cell office:value-type="float" office:value="1430360" calcext:value-type="float">
            <text:p>1430360</text:p>
          </table:table-cell>
          <table:table-cell table:formula="of:=[.C380]/1024" office:value-type="float" office:value="1396.8359375" calcext:value-type="float">
            <text:p>1396.8359375</text:p>
          </table:table-cell>
        </table:table-row>
        <table:table-row table:style-name="ro1">
          <table:table-cell office:value-type="float" office:value="1584223593" calcext:value-type="float">
            <text:p>1584223593</text:p>
          </table:table-cell>
          <table:table-cell office:value-type="float" office:value="469" calcext:value-type="float">
            <text:p>469</text:p>
          </table:table-cell>
          <table:table-cell office:value-type="float" office:value="1434268" calcext:value-type="float">
            <text:p>1434268</text:p>
          </table:table-cell>
          <table:table-cell table:formula="of:=[.C381]/1024" office:value-type="float" office:value="1400.65234375" calcext:value-type="float">
            <text:p>1400.65234375</text:p>
          </table:table-cell>
        </table:table-row>
        <table:table-row table:style-name="ro1">
          <table:table-cell office:value-type="float" office:value="1584223603" calcext:value-type="float">
            <text:p>1584223603</text:p>
          </table:table-cell>
          <table:table-cell office:value-type="float" office:value="471" calcext:value-type="float">
            <text:p>471</text:p>
          </table:table-cell>
          <table:table-cell office:value-type="float" office:value="1438304" calcext:value-type="float">
            <text:p>1438304</text:p>
          </table:table-cell>
          <table:table-cell table:formula="of:=[.C382]/1024" office:value-type="float" office:value="1404.59375" calcext:value-type="float">
            <text:p>1404.59375</text:p>
          </table:table-cell>
        </table:table-row>
        <table:table-row table:style-name="ro1">
          <table:table-cell office:value-type="float" office:value="1584223614" calcext:value-type="float">
            <text:p>1584223614</text:p>
          </table:table-cell>
          <table:table-cell office:value-type="float" office:value="472" calcext:value-type="float">
            <text:p>472</text:p>
          </table:table-cell>
          <table:table-cell office:value-type="float" office:value="1442340" calcext:value-type="float">
            <text:p>1442340</text:p>
          </table:table-cell>
          <table:table-cell table:formula="of:=[.C383]/1024" office:value-type="float" office:value="1408.53515625" calcext:value-type="float">
            <text:p>1408.53515625</text:p>
          </table:table-cell>
        </table:table-row>
        <table:table-row table:style-name="ro1">
          <table:table-cell office:value-type="float" office:value="1584223625" calcext:value-type="float">
            <text:p>1584223625</text:p>
          </table:table-cell>
          <table:table-cell office:value-type="float" office:value="473" calcext:value-type="float">
            <text:p>473</text:p>
          </table:table-cell>
          <table:table-cell office:value-type="float" office:value="1446376" calcext:value-type="float">
            <text:p>1446376</text:p>
          </table:table-cell>
          <table:table-cell table:formula="of:=[.C384]/1024" office:value-type="float" office:value="1412.4765625" calcext:value-type="float">
            <text:p>1412.4765625</text:p>
          </table:table-cell>
        </table:table-row>
        <table:table-row table:style-name="ro1">
          <table:table-cell office:value-type="float" office:value="1584223636" calcext:value-type="float">
            <text:p>1584223636</text:p>
          </table:table-cell>
          <table:table-cell office:value-type="float" office:value="474" calcext:value-type="float">
            <text:p>474</text:p>
          </table:table-cell>
          <table:table-cell office:value-type="float" office:value="1450476" calcext:value-type="float">
            <text:p>1450476</text:p>
          </table:table-cell>
          <table:table-cell table:formula="of:=[.C385]/1024" office:value-type="float" office:value="1416.48046875" calcext:value-type="float">
            <text:p>1416.48046875</text:p>
          </table:table-cell>
        </table:table-row>
        <table:table-row table:style-name="ro1">
          <table:table-cell office:value-type="float" office:value="1584223646" calcext:value-type="float">
            <text:p>1584223646</text:p>
          </table:table-cell>
          <table:table-cell office:value-type="float" office:value="475" calcext:value-type="float">
            <text:p>475</text:p>
          </table:table-cell>
          <table:table-cell office:value-type="float" office:value="1454448" calcext:value-type="float">
            <text:p>1454448</text:p>
          </table:table-cell>
          <table:table-cell table:formula="of:=[.C386]/1024" office:value-type="float" office:value="1420.359375" calcext:value-type="float">
            <text:p>1420.359375</text:p>
          </table:table-cell>
        </table:table-row>
        <table:table-row table:style-name="ro1">
          <table:table-cell office:value-type="float" office:value="1584223657" calcext:value-type="float">
            <text:p>1584223657</text:p>
          </table:table-cell>
          <table:table-cell office:value-type="float" office:value="476" calcext:value-type="float">
            <text:p>476</text:p>
          </table:table-cell>
          <table:table-cell office:value-type="float" office:value="1458740" calcext:value-type="float">
            <text:p>1458740</text:p>
          </table:table-cell>
          <table:table-cell table:formula="of:=[.C387]/1024" office:value-type="float" office:value="1424.55078125" calcext:value-type="float">
            <text:p>1424.55078125</text:p>
          </table:table-cell>
        </table:table-row>
        <table:table-row table:style-name="ro1">
          <table:table-cell office:value-type="float" office:value="1584223668" calcext:value-type="float">
            <text:p>1584223668</text:p>
          </table:table-cell>
          <table:table-cell office:value-type="float" office:value="477" calcext:value-type="float">
            <text:p>477</text:p>
          </table:table-cell>
          <table:table-cell office:value-type="float" office:value="1462712" calcext:value-type="float">
            <text:p>1462712</text:p>
          </table:table-cell>
          <table:table-cell table:formula="of:=[.C388]/1024" office:value-type="float" office:value="1428.4296875" calcext:value-type="float">
            <text:p>1428.4296875</text:p>
          </table:table-cell>
        </table:table-row>
        <table:table-row table:style-name="ro1">
          <table:table-cell office:value-type="float" office:value="1584223678" calcext:value-type="float">
            <text:p>1584223678</text:p>
          </table:table-cell>
          <table:table-cell office:value-type="float" office:value="478" calcext:value-type="float">
            <text:p>478</text:p>
          </table:table-cell>
          <table:table-cell office:value-type="float" office:value="1465724" calcext:value-type="float">
            <text:p>1465724</text:p>
          </table:table-cell>
          <table:table-cell table:formula="of:=[.C389]/1024" office:value-type="float" office:value="1431.37109375" calcext:value-type="float">
            <text:p>1431.37109375</text:p>
          </table:table-cell>
        </table:table-row>
        <table:table-row table:style-name="ro1">
          <table:table-cell office:value-type="float" office:value="1584223689" calcext:value-type="float">
            <text:p>1584223689</text:p>
          </table:table-cell>
          <table:table-cell office:value-type="float" office:value="479" calcext:value-type="float">
            <text:p>479</text:p>
          </table:table-cell>
          <table:table-cell office:value-type="float" office:value="1469696" calcext:value-type="float">
            <text:p>1469696</text:p>
          </table:table-cell>
          <table:table-cell table:formula="of:=[.C390]/1024" office:value-type="float" office:value="1435.25" calcext:value-type="float">
            <text:p>1435.25</text:p>
          </table:table-cell>
        </table:table-row>
        <table:table-row table:style-name="ro1">
          <table:table-cell office:value-type="float" office:value="1584223700" calcext:value-type="float">
            <text:p>1584223700</text:p>
          </table:table-cell>
          <table:table-cell office:value-type="float" office:value="480" calcext:value-type="float">
            <text:p>480</text:p>
          </table:table-cell>
          <table:table-cell office:value-type="float" office:value="1473668" calcext:value-type="float">
            <text:p>1473668</text:p>
          </table:table-cell>
          <table:table-cell table:formula="of:=[.C391]/1024" office:value-type="float" office:value="1439.12890625" calcext:value-type="float">
            <text:p>1439.12890625</text:p>
          </table:table-cell>
        </table:table-row>
        <table:table-row table:style-name="ro1">
          <table:table-cell office:value-type="float" office:value="1584223710" calcext:value-type="float">
            <text:p>1584223710</text:p>
          </table:table-cell>
          <table:table-cell office:value-type="float" office:value="481" calcext:value-type="float">
            <text:p>481</text:p>
          </table:table-cell>
          <table:table-cell office:value-type="float" office:value="1477896" calcext:value-type="float">
            <text:p>1477896</text:p>
          </table:table-cell>
          <table:table-cell table:formula="of:=[.C392]/1024" office:value-type="float" office:value="1443.2578125" calcext:value-type="float">
            <text:p>1443.2578125</text:p>
          </table:table-cell>
        </table:table-row>
        <table:table-row table:style-name="ro1">
          <table:table-cell office:value-type="float" office:value="1584223721" calcext:value-type="float">
            <text:p>1584223721</text:p>
          </table:table-cell>
          <table:table-cell office:value-type="float" office:value="482" calcext:value-type="float">
            <text:p>482</text:p>
          </table:table-cell>
          <table:table-cell office:value-type="float" office:value="1481932" calcext:value-type="float">
            <text:p>1481932</text:p>
          </table:table-cell>
          <table:table-cell table:formula="of:=[.C393]/1024" office:value-type="float" office:value="1447.19921875" calcext:value-type="float">
            <text:p>1447.19921875</text:p>
          </table:table-cell>
        </table:table-row>
        <table:table-row table:style-name="ro1">
          <table:table-cell office:value-type="float" office:value="1584223732" calcext:value-type="float">
            <text:p>1584223732</text:p>
          </table:table-cell>
          <table:table-cell office:value-type="float" office:value="483" calcext:value-type="float">
            <text:p>483</text:p>
          </table:table-cell>
          <table:table-cell office:value-type="float" office:value="1484880" calcext:value-type="float">
            <text:p>1484880</text:p>
          </table:table-cell>
          <table:table-cell table:formula="of:=[.C394]/1024" office:value-type="float" office:value="1450.078125" calcext:value-type="float">
            <text:p>1450.078125</text:p>
          </table:table-cell>
        </table:table-row>
        <table:table-row table:style-name="ro1">
          <table:table-cell office:value-type="float" office:value="1584223742" calcext:value-type="float">
            <text:p>1584223742</text:p>
          </table:table-cell>
          <table:table-cell office:value-type="float" office:value="484" calcext:value-type="float">
            <text:p>484</text:p>
          </table:table-cell>
          <table:table-cell office:value-type="float" office:value="1489108" calcext:value-type="float">
            <text:p>1489108</text:p>
          </table:table-cell>
          <table:table-cell table:formula="of:=[.C395]/1024" office:value-type="float" office:value="1454.20703125" calcext:value-type="float">
            <text:p>1454.20703125</text:p>
          </table:table-cell>
        </table:table-row>
        <table:table-row table:style-name="ro1">
          <table:table-cell office:value-type="float" office:value="1584223753" calcext:value-type="float">
            <text:p>1584223753</text:p>
          </table:table-cell>
          <table:table-cell office:value-type="float" office:value="485" calcext:value-type="float">
            <text:p>485</text:p>
          </table:table-cell>
          <table:table-cell office:value-type="float" office:value="1493336" calcext:value-type="float">
            <text:p>1493336</text:p>
          </table:table-cell>
          <table:table-cell table:formula="of:=[.C396]/1024" office:value-type="float" office:value="1458.3359375" calcext:value-type="float">
            <text:p>1458.3359375</text:p>
          </table:table-cell>
        </table:table-row>
        <table:table-row table:style-name="ro1">
          <table:table-cell office:value-type="float" office:value="1584223764" calcext:value-type="float">
            <text:p>1584223764</text:p>
          </table:table-cell>
          <table:table-cell office:value-type="float" office:value="486" calcext:value-type="float">
            <text:p>486</text:p>
          </table:table-cell>
          <table:table-cell office:value-type="float" office:value="1497372" calcext:value-type="float">
            <text:p>1497372</text:p>
          </table:table-cell>
          <table:table-cell table:formula="of:=[.C397]/1024" office:value-type="float" office:value="1462.27734375" calcext:value-type="float">
            <text:p>1462.27734375</text:p>
          </table:table-cell>
        </table:table-row>
        <table:table-row table:style-name="ro1">
          <table:table-cell office:value-type="float" office:value="1584223775" calcext:value-type="float">
            <text:p>1584223775</text:p>
          </table:table-cell>
          <table:table-cell office:value-type="float" office:value="487" calcext:value-type="float">
            <text:p>487</text:p>
          </table:table-cell>
          <table:table-cell office:value-type="float" office:value="1501408" calcext:value-type="float">
            <text:p>1501408</text:p>
          </table:table-cell>
          <table:table-cell table:formula="of:=[.C398]/1024" office:value-type="float" office:value="1466.21875" calcext:value-type="float">
            <text:p>1466.21875</text:p>
          </table:table-cell>
        </table:table-row>
        <table:table-row table:style-name="ro1">
          <table:table-cell office:value-type="float" office:value="1584223785" calcext:value-type="float">
            <text:p>1584223785</text:p>
          </table:table-cell>
          <table:table-cell office:value-type="float" office:value="488" calcext:value-type="float">
            <text:p>488</text:p>
          </table:table-cell>
          <table:table-cell office:value-type="float" office:value="1504484" calcext:value-type="float">
            <text:p>1504484</text:p>
          </table:table-cell>
          <table:table-cell table:formula="of:=[.C399]/1024" office:value-type="float" office:value="1469.22265625" calcext:value-type="float">
            <text:p>1469.22265625</text:p>
          </table:table-cell>
        </table:table-row>
        <table:table-row table:style-name="ro1">
          <table:table-cell office:value-type="float" office:value="1584223796" calcext:value-type="float">
            <text:p>1584223796</text:p>
          </table:table-cell>
          <table:table-cell office:value-type="float" office:value="489" calcext:value-type="float">
            <text:p>489</text:p>
          </table:table-cell>
          <table:table-cell office:value-type="float" office:value="1508520" calcext:value-type="float">
            <text:p>1508520</text:p>
          </table:table-cell>
          <table:table-cell table:formula="of:=[.C400]/1024" office:value-type="float" office:value="1473.1640625" calcext:value-type="float">
            <text:p>1473.1640625</text:p>
          </table:table-cell>
        </table:table-row>
        <table:table-row table:style-name="ro1">
          <table:table-cell office:value-type="float" office:value="1584223807" calcext:value-type="float">
            <text:p>1584223807</text:p>
          </table:table-cell>
          <table:table-cell office:value-type="float" office:value="490" calcext:value-type="float">
            <text:p>490</text:p>
          </table:table-cell>
          <table:table-cell office:value-type="float" office:value="1512620" calcext:value-type="float">
            <text:p>1512620</text:p>
          </table:table-cell>
          <table:table-cell table:formula="of:=[.C401]/1024" office:value-type="float" office:value="1477.16796875" calcext:value-type="float">
            <text:p>1477.16796875</text:p>
          </table:table-cell>
        </table:table-row>
        <table:table-row table:style-name="ro1">
          <table:table-cell office:value-type="float" office:value="1584223817" calcext:value-type="float">
            <text:p>1584223817</text:p>
          </table:table-cell>
          <table:table-cell office:value-type="float" office:value="491" calcext:value-type="float">
            <text:p>491</text:p>
          </table:table-cell>
          <table:table-cell office:value-type="float" office:value="1516848" calcext:value-type="float">
            <text:p>1516848</text:p>
          </table:table-cell>
          <table:table-cell table:formula="of:=[.C402]/1024" office:value-type="float" office:value="1481.296875" calcext:value-type="float">
            <text:p>1481.296875</text:p>
          </table:table-cell>
        </table:table-row>
        <table:table-row table:style-name="ro1">
          <table:table-cell office:value-type="float" office:value="1584223828" calcext:value-type="float">
            <text:p>1584223828</text:p>
          </table:table-cell>
          <table:table-cell office:value-type="float" office:value="492" calcext:value-type="float">
            <text:p>492</text:p>
          </table:table-cell>
          <table:table-cell office:value-type="float" office:value="1519924" calcext:value-type="float">
            <text:p>1519924</text:p>
          </table:table-cell>
          <table:table-cell table:formula="of:=[.C403]/1024" office:value-type="float" office:value="1484.30078125" calcext:value-type="float">
            <text:p>1484.30078125</text:p>
          </table:table-cell>
        </table:table-row>
        <table:table-row table:style-name="ro1">
          <table:table-cell office:value-type="float" office:value="1584223839" calcext:value-type="float">
            <text:p>1584223839</text:p>
          </table:table-cell>
          <table:table-cell office:value-type="float" office:value="492" calcext:value-type="float">
            <text:p>492</text:p>
          </table:table-cell>
          <table:table-cell office:value-type="float" office:value="1523960" calcext:value-type="float">
            <text:p>1523960</text:p>
          </table:table-cell>
          <table:table-cell table:formula="of:=[.C404]/1024" office:value-type="float" office:value="1488.2421875" calcext:value-type="float">
            <text:p>1488.2421875</text:p>
          </table:table-cell>
        </table:table-row>
        <table:table-row table:style-name="ro1">
          <table:table-cell office:value-type="float" office:value="1584223849" calcext:value-type="float">
            <text:p>1584223849</text:p>
          </table:table-cell>
          <table:table-cell office:value-type="float" office:value="493" calcext:value-type="float">
            <text:p>493</text:p>
          </table:table-cell>
          <table:table-cell office:value-type="float" office:value="1527996" calcext:value-type="float">
            <text:p>1527996</text:p>
          </table:table-cell>
          <table:table-cell table:formula="of:=[.C405]/1024" office:value-type="float" office:value="1492.18359375" calcext:value-type="float">
            <text:p>1492.18359375</text:p>
          </table:table-cell>
        </table:table-row>
        <table:table-row table:style-name="ro1">
          <table:table-cell office:value-type="float" office:value="1584223860" calcext:value-type="float">
            <text:p>1584223860</text:p>
          </table:table-cell>
          <table:table-cell office:value-type="float" office:value="494" calcext:value-type="float">
            <text:p>494</text:p>
          </table:table-cell>
          <table:table-cell office:value-type="float" office:value="1532480" calcext:value-type="float">
            <text:p>1532480</text:p>
          </table:table-cell>
          <table:table-cell table:formula="of:=[.C406]/1024" office:value-type="float" office:value="1496.5625" calcext:value-type="float">
            <text:p>1496.5625</text:p>
          </table:table-cell>
        </table:table-row>
        <table:table-row table:style-name="ro1">
          <table:table-cell office:value-type="float" office:value="1584223871" calcext:value-type="float">
            <text:p>1584223871</text:p>
          </table:table-cell>
          <table:table-cell office:value-type="float" office:value="495" calcext:value-type="float">
            <text:p>495</text:p>
          </table:table-cell>
          <table:table-cell office:value-type="float" office:value="1536452" calcext:value-type="float">
            <text:p>1536452</text:p>
          </table:table-cell>
          <table:table-cell table:formula="of:=[.C407]/1024" office:value-type="float" office:value="1500.44140625" calcext:value-type="float">
            <text:p>1500.44140625</text:p>
          </table:table-cell>
        </table:table-row>
        <table:table-row table:style-name="ro1">
          <table:table-cell office:value-type="float" office:value="1584223881" calcext:value-type="float">
            <text:p>1584223881</text:p>
          </table:table-cell>
          <table:table-cell office:value-type="float" office:value="496" calcext:value-type="float">
            <text:p>496</text:p>
          </table:table-cell>
          <table:table-cell office:value-type="float" office:value="1540360" calcext:value-type="float">
            <text:p>1540360</text:p>
          </table:table-cell>
          <table:table-cell table:formula="of:=[.C408]/1024" office:value-type="float" office:value="1504.2578125" calcext:value-type="float">
            <text:p>1504.2578125</text:p>
          </table:table-cell>
        </table:table-row>
        <table:table-row table:style-name="ro1">
          <table:table-cell office:value-type="float" office:value="1584223892" calcext:value-type="float">
            <text:p>1584223892</text:p>
          </table:table-cell>
          <table:table-cell office:value-type="float" office:value="497" calcext:value-type="float">
            <text:p>497</text:p>
          </table:table-cell>
          <table:table-cell office:value-type="float" office:value="1543436" calcext:value-type="float">
            <text:p>1543436</text:p>
          </table:table-cell>
          <table:table-cell table:formula="of:=[.C409]/1024" office:value-type="float" office:value="1507.26171875" calcext:value-type="float">
            <text:p>1507.26171875</text:p>
          </table:table-cell>
        </table:table-row>
        <table:table-row table:style-name="ro1">
          <table:table-cell office:value-type="float" office:value="1584223903" calcext:value-type="float">
            <text:p>1584223903</text:p>
          </table:table-cell>
          <table:table-cell office:value-type="float" office:value="498" calcext:value-type="float">
            <text:p>498</text:p>
          </table:table-cell>
          <table:table-cell office:value-type="float" office:value="1547472" calcext:value-type="float">
            <text:p>1547472</text:p>
          </table:table-cell>
          <table:table-cell table:formula="of:=[.C410]/1024" office:value-type="float" office:value="1511.203125" calcext:value-type="float">
            <text:p>1511.203125</text:p>
          </table:table-cell>
        </table:table-row>
        <table:table-row table:style-name="ro1">
          <table:table-cell office:value-type="float" office:value="1584223913" calcext:value-type="float">
            <text:p>1584223913</text:p>
          </table:table-cell>
          <table:table-cell office:value-type="float" office:value="499" calcext:value-type="float">
            <text:p>499</text:p>
          </table:table-cell>
          <table:table-cell office:value-type="float" office:value="1551572" calcext:value-type="float">
            <text:p>1551572</text:p>
          </table:table-cell>
          <table:table-cell table:formula="of:=[.C411]/1024" office:value-type="float" office:value="1515.20703125" calcext:value-type="float">
            <text:p>1515.20703125</text:p>
          </table:table-cell>
        </table:table-row>
        <table:table-row table:style-name="ro1">
          <table:table-cell office:value-type="float" office:value="1584223924" calcext:value-type="float">
            <text:p>1584223924</text:p>
          </table:table-cell>
          <table:table-cell office:value-type="float" office:value="500" calcext:value-type="float">
            <text:p>500</text:p>
          </table:table-cell>
          <table:table-cell office:value-type="float" office:value="1555672" calcext:value-type="float">
            <text:p>1555672</text:p>
          </table:table-cell>
          <table:table-cell table:formula="of:=[.C412]/1024" office:value-type="float" office:value="1519.2109375" calcext:value-type="float">
            <text:p>1519.2109375</text:p>
          </table:table-cell>
        </table:table-row>
        <table:table-row table:style-name="ro1">
          <table:table-cell office:value-type="float" office:value="1584223935" calcext:value-type="float">
            <text:p>1584223935</text:p>
          </table:table-cell>
          <table:table-cell office:value-type="float" office:value="501" calcext:value-type="float">
            <text:p>501</text:p>
          </table:table-cell>
          <table:table-cell office:value-type="float" office:value="1558556" calcext:value-type="float">
            <text:p>1558556</text:p>
          </table:table-cell>
          <table:table-cell table:formula="of:=[.C413]/1024" office:value-type="float" office:value="1522.02734375" calcext:value-type="float">
            <text:p>1522.02734375</text:p>
          </table:table-cell>
        </table:table-row>
        <table:table-row table:style-name="ro1">
          <table:table-cell office:value-type="float" office:value="1584223946" calcext:value-type="float">
            <text:p>1584223946</text:p>
          </table:table-cell>
          <table:table-cell office:value-type="float" office:value="502" calcext:value-type="float">
            <text:p>502</text:p>
          </table:table-cell>
          <table:table-cell office:value-type="float" office:value="1562656" calcext:value-type="float">
            <text:p>1562656</text:p>
          </table:table-cell>
          <table:table-cell table:formula="of:=[.C414]/1024" office:value-type="float" office:value="1526.03125" calcext:value-type="float">
            <text:p>1526.03125</text:p>
          </table:table-cell>
        </table:table-row>
        <table:table-row table:style-name="ro1">
          <table:table-cell office:value-type="float" office:value="1584223956" calcext:value-type="float">
            <text:p>1584223956</text:p>
          </table:table-cell>
          <table:table-cell office:value-type="float" office:value="503" calcext:value-type="float">
            <text:p>503</text:p>
          </table:table-cell>
          <table:table-cell office:value-type="float" office:value="1566628" calcext:value-type="float">
            <text:p>1566628</text:p>
          </table:table-cell>
          <table:table-cell table:formula="of:=[.C415]/1024" office:value-type="float" office:value="1529.91015625" calcext:value-type="float">
            <text:p>1529.91015625</text:p>
          </table:table-cell>
        </table:table-row>
        <table:table-row table:style-name="ro1">
          <table:table-cell office:value-type="float" office:value="1584223967" calcext:value-type="float">
            <text:p>1584223967</text:p>
          </table:table-cell>
          <table:table-cell office:value-type="float" office:value="504" calcext:value-type="float">
            <text:p>504</text:p>
          </table:table-cell>
          <table:table-cell office:value-type="float" office:value="1570856" calcext:value-type="float">
            <text:p>1570856</text:p>
          </table:table-cell>
          <table:table-cell table:formula="of:=[.C416]/1024" office:value-type="float" office:value="1534.0390625" calcext:value-type="float">
            <text:p>1534.0390625</text:p>
          </table:table-cell>
        </table:table-row>
        <table:table-row table:style-name="ro1">
          <table:table-cell office:value-type="float" office:value="1584223978" calcext:value-type="float">
            <text:p>1584223978</text:p>
          </table:table-cell>
          <table:table-cell office:value-type="float" office:value="505" calcext:value-type="float">
            <text:p>505</text:p>
          </table:table-cell>
          <table:table-cell office:value-type="float" office:value="1574828" calcext:value-type="float">
            <text:p>1574828</text:p>
          </table:table-cell>
          <table:table-cell table:formula="of:=[.C417]/1024" office:value-type="float" office:value="1537.91796875" calcext:value-type="float">
            <text:p>1537.91796875</text:p>
          </table:table-cell>
        </table:table-row>
        <table:table-row table:style-name="ro1">
          <table:table-cell office:value-type="float" office:value="1584223988" calcext:value-type="float">
            <text:p>1584223988</text:p>
          </table:table-cell>
          <table:table-cell office:value-type="float" office:value="506" calcext:value-type="float">
            <text:p>506</text:p>
          </table:table-cell>
          <table:table-cell office:value-type="float" office:value="1577840" calcext:value-type="float">
            <text:p>1577840</text:p>
          </table:table-cell>
          <table:table-cell table:formula="of:=[.C418]/1024" office:value-type="float" office:value="1540.859375" calcext:value-type="float">
            <text:p>1540.859375</text:p>
          </table:table-cell>
        </table:table-row>
        <table:table-row table:style-name="ro1">
          <table:table-cell office:value-type="float" office:value="1584223999" calcext:value-type="float">
            <text:p>1584223999</text:p>
          </table:table-cell>
          <table:table-cell office:value-type="float" office:value="507" calcext:value-type="float">
            <text:p>507</text:p>
          </table:table-cell>
          <table:table-cell office:value-type="float" office:value="1581812" calcext:value-type="float">
            <text:p>1581812</text:p>
          </table:table-cell>
          <table:table-cell table:formula="of:=[.C419]/1024" office:value-type="float" office:value="1544.73828125" calcext:value-type="float">
            <text:p>1544.73828125</text:p>
          </table:table-cell>
        </table:table-row>
        <table:table-row table:style-name="ro1">
          <table:table-cell office:value-type="float" office:value="1584224010" calcext:value-type="float">
            <text:p>1584224010</text:p>
          </table:table-cell>
          <table:table-cell office:value-type="float" office:value="508" calcext:value-type="float">
            <text:p>508</text:p>
          </table:table-cell>
          <table:table-cell office:value-type="float" office:value="1585976" calcext:value-type="float">
            <text:p>1585976</text:p>
          </table:table-cell>
          <table:table-cell table:formula="of:=[.C420]/1024" office:value-type="float" office:value="1548.8046875" calcext:value-type="float">
            <text:p>1548.8046875</text:p>
          </table:table-cell>
        </table:table-row>
        <table:table-row table:style-name="ro1">
          <table:table-cell office:value-type="float" office:value="1584224020" calcext:value-type="float">
            <text:p>1584224020</text:p>
          </table:table-cell>
          <table:table-cell office:value-type="float" office:value="509" calcext:value-type="float">
            <text:p>509</text:p>
          </table:table-cell>
          <table:table-cell office:value-type="float" office:value="1590076" calcext:value-type="float">
            <text:p>1590076</text:p>
          </table:table-cell>
          <table:table-cell table:formula="of:=[.C421]/1024" office:value-type="float" office:value="1552.80859375" calcext:value-type="float">
            <text:p>1552.80859375</text:p>
          </table:table-cell>
        </table:table-row>
        <table:table-row table:style-name="ro1">
          <table:table-cell office:value-type="float" office:value="1584224031" calcext:value-type="float">
            <text:p>1584224031</text:p>
          </table:table-cell>
          <table:table-cell office:value-type="float" office:value="510" calcext:value-type="float">
            <text:p>510</text:p>
          </table:table-cell>
          <table:table-cell office:value-type="float" office:value="1592960" calcext:value-type="float">
            <text:p>1592960</text:p>
          </table:table-cell>
          <table:table-cell table:formula="of:=[.C422]/1024" office:value-type="float" office:value="1555.625" calcext:value-type="float">
            <text:p>1555.625</text:p>
          </table:table-cell>
        </table:table-row>
        <table:table-row table:style-name="ro1">
          <table:table-cell office:value-type="float" office:value="1584224042" calcext:value-type="float">
            <text:p>1584224042</text:p>
          </table:table-cell>
          <table:table-cell office:value-type="float" office:value="511" calcext:value-type="float">
            <text:p>511</text:p>
          </table:table-cell>
          <table:table-cell office:value-type="float" office:value="1597124" calcext:value-type="float">
            <text:p>1597124</text:p>
          </table:table-cell>
          <table:table-cell table:formula="of:=[.C423]/1024" office:value-type="float" office:value="1559.69140625" calcext:value-type="float">
            <text:p>1559.69140625</text:p>
          </table:table-cell>
        </table:table-row>
        <table:table-row table:style-name="ro1">
          <table:table-cell office:value-type="float" office:value="1584224052" calcext:value-type="float">
            <text:p>1584224052</text:p>
          </table:table-cell>
          <table:table-cell office:value-type="float" office:value="512" calcext:value-type="float">
            <text:p>512</text:p>
          </table:table-cell>
          <table:table-cell office:value-type="float" office:value="1601032" calcext:value-type="float">
            <text:p>1601032</text:p>
          </table:table-cell>
          <table:table-cell table:formula="of:=[.C424]/1024" office:value-type="float" office:value="1563.5078125" calcext:value-type="float">
            <text:p>1563.5078125</text:p>
          </table:table-cell>
        </table:table-row>
        <table:table-row table:style-name="ro1">
          <table:table-cell office:value-type="float" office:value="1584224063" calcext:value-type="float">
            <text:p>1584224063</text:p>
          </table:table-cell>
          <table:table-cell office:value-type="float" office:value="513" calcext:value-type="float">
            <text:p>513</text:p>
          </table:table-cell>
          <table:table-cell office:value-type="float" office:value="1605196" calcext:value-type="float">
            <text:p>1605196</text:p>
          </table:table-cell>
          <table:table-cell table:formula="of:=[.C425]/1024" office:value-type="float" office:value="1567.57421875" calcext:value-type="float">
            <text:p>1567.57421875</text:p>
          </table:table-cell>
        </table:table-row>
        <table:table-row table:style-name="ro1">
          <table:table-cell office:value-type="float" office:value="1584224074" calcext:value-type="float">
            <text:p>1584224074</text:p>
          </table:table-cell>
          <table:table-cell office:value-type="float" office:value="514" calcext:value-type="float">
            <text:p>514</text:p>
          </table:table-cell>
          <table:table-cell office:value-type="float" office:value="1609360" calcext:value-type="float">
            <text:p>1609360</text:p>
          </table:table-cell>
          <table:table-cell table:formula="of:=[.C426]/1024" office:value-type="float" office:value="1571.640625" calcext:value-type="float">
            <text:p>1571.640625</text:p>
          </table:table-cell>
        </table:table-row>
        <table:table-row table:style-name="ro1">
          <table:table-cell office:value-type="float" office:value="1584224085" calcext:value-type="float">
            <text:p>1584224085</text:p>
          </table:table-cell>
          <table:table-cell office:value-type="float" office:value="515" calcext:value-type="float">
            <text:p>515</text:p>
          </table:table-cell>
          <table:table-cell office:value-type="float" office:value="1612884" calcext:value-type="float">
            <text:p>1612884</text:p>
          </table:table-cell>
          <table:table-cell table:formula="of:=[.C427]/1024" office:value-type="float" office:value="1575.08203125" calcext:value-type="float">
            <text:p>1575.08203125</text:p>
          </table:table-cell>
        </table:table-row>
        <table:table-row table:style-name="ro1">
          <table:table-cell office:value-type="float" office:value="1584224095" calcext:value-type="float">
            <text:p>1584224095</text:p>
          </table:table-cell>
          <table:table-cell office:value-type="float" office:value="516" calcext:value-type="float">
            <text:p>516</text:p>
          </table:table-cell>
          <table:table-cell office:value-type="float" office:value="1616792" calcext:value-type="float">
            <text:p>1616792</text:p>
          </table:table-cell>
          <table:table-cell table:formula="of:=[.C428]/1024" office:value-type="float" office:value="1578.8984375" calcext:value-type="float">
            <text:p>1578.8984375</text:p>
          </table:table-cell>
        </table:table-row>
        <table:table-row table:style-name="ro1">
          <table:table-cell office:value-type="float" office:value="1584224106" calcext:value-type="float">
            <text:p>1584224106</text:p>
          </table:table-cell>
          <table:table-cell office:value-type="float" office:value="517" calcext:value-type="float">
            <text:p>517</text:p>
          </table:table-cell>
          <table:table-cell office:value-type="float" office:value="1620764" calcext:value-type="float">
            <text:p>1620764</text:p>
          </table:table-cell>
          <table:table-cell table:formula="of:=[.C429]/1024" office:value-type="float" office:value="1582.77734375" calcext:value-type="float">
            <text:p>1582.77734375</text:p>
          </table:table-cell>
        </table:table-row>
        <table:table-row table:style-name="ro1">
          <table:table-cell office:value-type="float" office:value="1584224117" calcext:value-type="float">
            <text:p>1584224117</text:p>
          </table:table-cell>
          <table:table-cell office:value-type="float" office:value="518" calcext:value-type="float">
            <text:p>518</text:p>
          </table:table-cell>
          <table:table-cell office:value-type="float" office:value="1625120" calcext:value-type="float">
            <text:p>1625120</text:p>
          </table:table-cell>
          <table:table-cell table:formula="of:=[.C430]/1024" office:value-type="float" office:value="1587.03125" calcext:value-type="float">
            <text:p>1587.03125</text:p>
          </table:table-cell>
        </table:table-row>
        <table:table-row table:style-name="ro1">
          <table:table-cell office:value-type="float" office:value="1584224127" calcext:value-type="float">
            <text:p>1584224127</text:p>
          </table:table-cell>
          <table:table-cell office:value-type="float" office:value="519" calcext:value-type="float">
            <text:p>519</text:p>
          </table:table-cell>
          <table:table-cell office:value-type="float" office:value="1629220" calcext:value-type="float">
            <text:p>1629220</text:p>
          </table:table-cell>
          <table:table-cell table:formula="of:=[.C431]/1024" office:value-type="float" office:value="1591.03515625" calcext:value-type="float">
            <text:p>1591.03515625</text:p>
          </table:table-cell>
        </table:table-row>
        <table:table-row table:style-name="ro1">
          <table:table-cell office:value-type="float" office:value="1584224138" calcext:value-type="float">
            <text:p>1584224138</text:p>
          </table:table-cell>
          <table:table-cell office:value-type="float" office:value="520" calcext:value-type="float">
            <text:p>520</text:p>
          </table:table-cell>
          <table:table-cell office:value-type="float" office:value="1633064" calcext:value-type="float">
            <text:p>1633064</text:p>
          </table:table-cell>
          <table:table-cell table:formula="of:=[.C432]/1024" office:value-type="float" office:value="1594.7890625" calcext:value-type="float">
            <text:p>1594.7890625</text:p>
          </table:table-cell>
        </table:table-row>
        <table:table-row table:style-name="ro1">
          <table:table-cell office:value-type="float" office:value="1584224149" calcext:value-type="float">
            <text:p>1584224149</text:p>
          </table:table-cell>
          <table:table-cell office:value-type="float" office:value="521" calcext:value-type="float">
            <text:p>521</text:p>
          </table:table-cell>
          <table:table-cell office:value-type="float" office:value="1636268" calcext:value-type="float">
            <text:p>1636268</text:p>
          </table:table-cell>
          <table:table-cell table:formula="of:=[.C433]/1024" office:value-type="float" office:value="1597.91796875" calcext:value-type="float">
            <text:p>1597.91796875</text:p>
          </table:table-cell>
        </table:table-row>
        <table:table-row table:style-name="ro1">
          <table:table-cell office:value-type="float" office:value="1584224159" calcext:value-type="float">
            <text:p>1584224159</text:p>
          </table:table-cell>
          <table:table-cell office:value-type="float" office:value="522" calcext:value-type="float">
            <text:p>522</text:p>
          </table:table-cell>
          <table:table-cell office:value-type="float" office:value="1640240" calcext:value-type="float">
            <text:p>1640240</text:p>
          </table:table-cell>
          <table:table-cell table:formula="of:=[.C434]/1024" office:value-type="float" office:value="1601.796875" calcext:value-type="float">
            <text:p>1601.796875</text:p>
          </table:table-cell>
        </table:table-row>
        <table:table-row table:style-name="ro1">
          <table:table-cell office:value-type="float" office:value="1584224170" calcext:value-type="float">
            <text:p>1584224170</text:p>
          </table:table-cell>
          <table:table-cell office:value-type="float" office:value="523" calcext:value-type="float">
            <text:p>523</text:p>
          </table:table-cell>
          <table:table-cell office:value-type="float" office:value="1644340" calcext:value-type="float">
            <text:p>1644340</text:p>
          </table:table-cell>
          <table:table-cell table:formula="of:=[.C435]/1024" office:value-type="float" office:value="1605.80078125" calcext:value-type="float">
            <text:p>1605.80078125</text:p>
          </table:table-cell>
        </table:table-row>
        <table:table-row table:style-name="ro1">
          <table:table-cell office:value-type="float" office:value="1584224181" calcext:value-type="float">
            <text:p>1584224181</text:p>
          </table:table-cell>
          <table:table-cell office:value-type="float" office:value="524" calcext:value-type="float">
            <text:p>524</text:p>
          </table:table-cell>
          <table:table-cell office:value-type="float" office:value="1648440" calcext:value-type="float">
            <text:p>1648440</text:p>
          </table:table-cell>
          <table:table-cell table:formula="of:=[.C436]/1024" office:value-type="float" office:value="1609.8046875" calcext:value-type="float">
            <text:p>1609.8046875</text:p>
          </table:table-cell>
        </table:table-row>
        <table:table-row table:style-name="ro1">
          <table:table-cell office:value-type="float" office:value="1584224191" calcext:value-type="float">
            <text:p>1584224191</text:p>
          </table:table-cell>
          <table:table-cell office:value-type="float" office:value="525" calcext:value-type="float">
            <text:p>525</text:p>
          </table:table-cell>
          <table:table-cell office:value-type="float" office:value="1652412" calcext:value-type="float">
            <text:p>1652412</text:p>
          </table:table-cell>
          <table:table-cell table:formula="of:=[.C437]/1024" office:value-type="float" office:value="1613.68359375" calcext:value-type="float">
            <text:p>1613.68359375</text:p>
          </table:table-cell>
        </table:table-row>
        <table:table-row table:style-name="ro1">
          <table:table-cell office:value-type="float" office:value="1584224202" calcext:value-type="float">
            <text:p>1584224202</text:p>
          </table:table-cell>
          <table:table-cell office:value-type="float" office:value="526" calcext:value-type="float">
            <text:p>526</text:p>
          </table:table-cell>
          <table:table-cell office:value-type="float" office:value="1655360" calcext:value-type="float">
            <text:p>1655360</text:p>
          </table:table-cell>
          <table:table-cell table:formula="of:=[.C438]/1024" office:value-type="float" office:value="1616.5625" calcext:value-type="float">
            <text:p>1616.5625</text:p>
          </table:table-cell>
        </table:table-row>
        <table:table-row table:style-name="ro1">
          <table:table-cell office:value-type="float" office:value="1584224213" calcext:value-type="float">
            <text:p>1584224213</text:p>
          </table:table-cell>
          <table:table-cell office:value-type="float" office:value="527" calcext:value-type="float">
            <text:p>527</text:p>
          </table:table-cell>
          <table:table-cell office:value-type="float" office:value="1659524" calcext:value-type="float">
            <text:p>1659524</text:p>
          </table:table-cell>
          <table:table-cell table:formula="of:=[.C439]/1024" office:value-type="float" office:value="1620.62890625" calcext:value-type="float">
            <text:p>1620.62890625</text:p>
          </table:table-cell>
        </table:table-row>
        <table:table-row table:style-name="ro1">
          <table:table-cell office:value-type="float" office:value="1584224224" calcext:value-type="float">
            <text:p>1584224224</text:p>
          </table:table-cell>
          <table:table-cell office:value-type="float" office:value="528" calcext:value-type="float">
            <text:p>528</text:p>
          </table:table-cell>
          <table:table-cell office:value-type="float" office:value="1664776" calcext:value-type="float">
            <text:p>1664776</text:p>
          </table:table-cell>
          <table:table-cell table:formula="of:=[.C440]/1024" office:value-type="float" office:value="1625.7578125" calcext:value-type="float">
            <text:p>1625.7578125</text:p>
          </table:table-cell>
        </table:table-row>
        <table:table-row table:style-name="ro1">
          <table:table-cell office:value-type="float" office:value="1584224234" calcext:value-type="float">
            <text:p>1584224234</text:p>
          </table:table-cell>
          <table:table-cell office:value-type="float" office:value="529" calcext:value-type="float">
            <text:p>529</text:p>
          </table:table-cell>
          <table:table-cell office:value-type="float" office:value="1668684" calcext:value-type="float">
            <text:p>1668684</text:p>
          </table:table-cell>
          <table:table-cell table:formula="of:=[.C441]/1024" office:value-type="float" office:value="1629.57421875" calcext:value-type="float">
            <text:p>1629.57421875</text:p>
          </table:table-cell>
        </table:table-row>
        <table:table-row table:style-name="ro1">
          <table:table-cell office:value-type="float" office:value="1584224245" calcext:value-type="float">
            <text:p>1584224245</text:p>
          </table:table-cell>
          <table:table-cell office:value-type="float" office:value="530" calcext:value-type="float">
            <text:p>530</text:p>
          </table:table-cell>
          <table:table-cell office:value-type="float" office:value="1672784" calcext:value-type="float">
            <text:p>1672784</text:p>
          </table:table-cell>
          <table:table-cell table:formula="of:=[.C442]/1024" office:value-type="float" office:value="1633.578125" calcext:value-type="float">
            <text:p>1633.578125</text:p>
          </table:table-cell>
        </table:table-row>
        <table:table-row table:style-name="ro1">
          <table:table-cell office:value-type="float" office:value="1584224256" calcext:value-type="float">
            <text:p>1584224256</text:p>
          </table:table-cell>
          <table:table-cell office:value-type="float" office:value="531" calcext:value-type="float">
            <text:p>531</text:p>
          </table:table-cell>
          <table:table-cell office:value-type="float" office:value="1675732" calcext:value-type="float">
            <text:p>1675732</text:p>
          </table:table-cell>
          <table:table-cell table:formula="of:=[.C443]/1024" office:value-type="float" office:value="1636.45703125" calcext:value-type="float">
            <text:p>1636.45703125</text:p>
          </table:table-cell>
        </table:table-row>
        <table:table-row table:style-name="ro1">
          <table:table-cell office:value-type="float" office:value="1584224266" calcext:value-type="float">
            <text:p>1584224266</text:p>
          </table:table-cell>
          <table:table-cell office:value-type="float" office:value="532" calcext:value-type="float">
            <text:p>532</text:p>
          </table:table-cell>
          <table:table-cell office:value-type="float" office:value="1679896" calcext:value-type="float">
            <text:p>1679896</text:p>
          </table:table-cell>
          <table:table-cell table:formula="of:=[.C444]/1024" office:value-type="float" office:value="1640.5234375" calcext:value-type="float">
            <text:p>1640.5234375</text:p>
          </table:table-cell>
        </table:table-row>
        <table:table-row table:style-name="ro1">
          <table:table-cell office:value-type="float" office:value="1584224277" calcext:value-type="float">
            <text:p>1584224277</text:p>
          </table:table-cell>
          <table:table-cell office:value-type="float" office:value="533" calcext:value-type="float">
            <text:p>533</text:p>
          </table:table-cell>
          <table:table-cell office:value-type="float" office:value="1683932" calcext:value-type="float">
            <text:p>1683932</text:p>
          </table:table-cell>
          <table:table-cell table:formula="of:=[.C445]/1024" office:value-type="float" office:value="1644.46484375" calcext:value-type="float">
            <text:p>1644.46484375</text:p>
          </table:table-cell>
        </table:table-row>
        <table:table-row table:style-name="ro1">
          <table:table-cell office:value-type="float" office:value="1584224288" calcext:value-type="float">
            <text:p>1584224288</text:p>
          </table:table-cell>
          <table:table-cell office:value-type="float" office:value="534" calcext:value-type="float">
            <text:p>534</text:p>
          </table:table-cell>
          <table:table-cell office:value-type="float" office:value="1688224" calcext:value-type="float">
            <text:p>1688224</text:p>
          </table:table-cell>
          <table:table-cell table:formula="of:=[.C446]/1024" office:value-type="float" office:value="1648.65625" calcext:value-type="float">
            <text:p>1648.65625</text:p>
          </table:table-cell>
        </table:table-row>
        <table:table-row table:style-name="ro1">
          <table:table-cell office:value-type="float" office:value="1584224298" calcext:value-type="float">
            <text:p>1584224298</text:p>
          </table:table-cell>
          <table:table-cell office:value-type="float" office:value="535" calcext:value-type="float">
            <text:p>535</text:p>
          </table:table-cell>
          <table:table-cell office:value-type="float" office:value="1692260" calcext:value-type="float">
            <text:p>1692260</text:p>
          </table:table-cell>
          <table:table-cell table:formula="of:=[.C447]/1024" office:value-type="float" office:value="1652.59765625" calcext:value-type="float">
            <text:p>1652.59765625</text:p>
          </table:table-cell>
        </table:table-row>
        <table:table-row table:style-name="ro1">
          <table:table-cell office:value-type="float" office:value="1584224309" calcext:value-type="float">
            <text:p>1584224309</text:p>
          </table:table-cell>
          <table:table-cell office:value-type="float" office:value="536" calcext:value-type="float">
            <text:p>536</text:p>
          </table:table-cell>
          <table:table-cell office:value-type="float" office:value="1695272" calcext:value-type="float">
            <text:p>1695272</text:p>
          </table:table-cell>
          <table:table-cell table:formula="of:=[.C448]/1024" office:value-type="float" office:value="1655.5390625" calcext:value-type="float">
            <text:p>1655.5390625</text:p>
          </table:table-cell>
        </table:table-row>
        <table:table-row table:style-name="ro1">
          <table:table-cell office:value-type="float" office:value="1584224320" calcext:value-type="float">
            <text:p>1584224320</text:p>
          </table:table-cell>
          <table:table-cell office:value-type="float" office:value="537" calcext:value-type="float">
            <text:p>537</text:p>
          </table:table-cell>
          <table:table-cell office:value-type="float" office:value="1699308" calcext:value-type="float">
            <text:p>1699308</text:p>
          </table:table-cell>
          <table:table-cell table:formula="of:=[.C449]/1024" office:value-type="float" office:value="1659.48046875" calcext:value-type="float">
            <text:p>1659.48046875</text:p>
          </table:table-cell>
        </table:table-row>
        <table:table-row table:style-name="ro1">
          <table:table-cell office:value-type="float" office:value="1584224330" calcext:value-type="float">
            <text:p>1584224330</text:p>
          </table:table-cell>
          <table:table-cell office:value-type="float" office:value="538" calcext:value-type="float">
            <text:p>538</text:p>
          </table:table-cell>
          <table:table-cell office:value-type="float" office:value="1703408" calcext:value-type="float">
            <text:p>1703408</text:p>
          </table:table-cell>
          <table:table-cell table:formula="of:=[.C450]/1024" office:value-type="float" office:value="1663.484375" calcext:value-type="float">
            <text:p>1663.484375</text:p>
          </table:table-cell>
        </table:table-row>
        <table:table-row table:style-name="ro1">
          <table:table-cell office:value-type="float" office:value="1584224341" calcext:value-type="float">
            <text:p>1584224341</text:p>
          </table:table-cell>
          <table:table-cell office:value-type="float" office:value="539" calcext:value-type="float">
            <text:p>539</text:p>
          </table:table-cell>
          <table:table-cell office:value-type="float" office:value="1707636" calcext:value-type="float">
            <text:p>1707636</text:p>
          </table:table-cell>
          <table:table-cell table:formula="of:=[.C451]/1024" office:value-type="float" office:value="1667.61328125" calcext:value-type="float">
            <text:p>1667.61328125</text:p>
          </table:table-cell>
        </table:table-row>
        <table:table-row table:style-name="ro1">
          <table:table-cell office:value-type="float" office:value="1584224352" calcext:value-type="float">
            <text:p>1584224352</text:p>
          </table:table-cell>
          <table:table-cell office:value-type="float" office:value="540" calcext:value-type="float">
            <text:p>540</text:p>
          </table:table-cell>
          <table:table-cell office:value-type="float" office:value="1711672" calcext:value-type="float">
            <text:p>1711672</text:p>
          </table:table-cell>
          <table:table-cell table:formula="of:=[.C452]/1024" office:value-type="float" office:value="1671.5546875" calcext:value-type="float">
            <text:p>1671.5546875</text:p>
          </table:table-cell>
        </table:table-row>
        <table:table-row table:style-name="ro1">
          <table:table-cell office:value-type="float" office:value="1584224363" calcext:value-type="float">
            <text:p>1584224363</text:p>
          </table:table-cell>
          <table:table-cell office:value-type="float" office:value="541" calcext:value-type="float">
            <text:p>541</text:p>
          </table:table-cell>
          <table:table-cell office:value-type="float" office:value="1714684" calcext:value-type="float">
            <text:p>1714684</text:p>
          </table:table-cell>
          <table:table-cell table:formula="of:=[.C453]/1024" office:value-type="float" office:value="1674.49609375" calcext:value-type="float">
            <text:p>1674.49609375</text:p>
          </table:table-cell>
        </table:table-row>
        <table:table-row table:style-name="ro1">
          <table:table-cell office:value-type="float" office:value="1584224373" calcext:value-type="float">
            <text:p>1584224373</text:p>
          </table:table-cell>
          <table:table-cell office:value-type="float" office:value="542" calcext:value-type="float">
            <text:p>542</text:p>
          </table:table-cell>
          <table:table-cell office:value-type="float" office:value="1718784" calcext:value-type="float">
            <text:p>1718784</text:p>
          </table:table-cell>
          <table:table-cell table:formula="of:=[.C454]/1024" office:value-type="float" office:value="1678.5" calcext:value-type="float">
            <text:p>1678.5</text:p>
          </table:table-cell>
        </table:table-row>
        <table:table-row table:style-name="ro1">
          <table:table-cell office:value-type="float" office:value="1584224384" calcext:value-type="float">
            <text:p>1584224384</text:p>
          </table:table-cell>
          <table:table-cell office:value-type="float" office:value="543" calcext:value-type="float">
            <text:p>543</text:p>
          </table:table-cell>
          <table:table-cell office:value-type="float" office:value="1722820" calcext:value-type="float">
            <text:p>1722820</text:p>
          </table:table-cell>
          <table:table-cell table:formula="of:=[.C455]/1024" office:value-type="float" office:value="1682.44140625" calcext:value-type="float">
            <text:p>1682.44140625</text:p>
          </table:table-cell>
        </table:table-row>
        <table:table-row table:style-name="ro1">
          <table:table-cell office:value-type="float" office:value="1584224395" calcext:value-type="float">
            <text:p>1584224395</text:p>
          </table:table-cell>
          <table:table-cell office:value-type="float" office:value="544" calcext:value-type="float">
            <text:p>544</text:p>
          </table:table-cell>
          <table:table-cell office:value-type="float" office:value="1727240" calcext:value-type="float">
            <text:p>1727240</text:p>
          </table:table-cell>
          <table:table-cell table:formula="of:=[.C456]/1024" office:value-type="float" office:value="1686.7578125" calcext:value-type="float">
            <text:p>1686.7578125</text:p>
          </table:table-cell>
        </table:table-row>
        <table:table-row table:style-name="ro1">
          <table:table-cell office:value-type="float" office:value="1584224405" calcext:value-type="float">
            <text:p>1584224405</text:p>
          </table:table-cell>
          <table:table-cell office:value-type="float" office:value="545" calcext:value-type="float">
            <text:p>545</text:p>
          </table:table-cell>
          <table:table-cell office:value-type="float" office:value="1731148" calcext:value-type="float">
            <text:p>1731148</text:p>
          </table:table-cell>
          <table:table-cell table:formula="of:=[.C457]/1024" office:value-type="float" office:value="1690.57421875" calcext:value-type="float">
            <text:p>1690.57421875</text:p>
          </table:table-cell>
        </table:table-row>
        <table:table-row table:style-name="ro1">
          <table:table-cell office:value-type="float" office:value="1584224416" calcext:value-type="float">
            <text:p>1584224416</text:p>
          </table:table-cell>
          <table:table-cell office:value-type="float" office:value="546" calcext:value-type="float">
            <text:p>546</text:p>
          </table:table-cell>
          <table:table-cell office:value-type="float" office:value="1734160" calcext:value-type="float">
            <text:p>1734160</text:p>
          </table:table-cell>
          <table:table-cell table:formula="of:=[.C458]/1024" office:value-type="float" office:value="1693.515625" calcext:value-type="float">
            <text:p>1693.515625</text:p>
          </table:table-cell>
        </table:table-row>
        <table:table-row table:style-name="ro1">
          <table:table-cell office:value-type="float" office:value="1584224427" calcext:value-type="float">
            <text:p>1584224427</text:p>
          </table:table-cell>
          <table:table-cell office:value-type="float" office:value="547" calcext:value-type="float">
            <text:p>547</text:p>
          </table:table-cell>
          <table:table-cell office:value-type="float" office:value="1738196" calcext:value-type="float">
            <text:p>1738196</text:p>
          </table:table-cell>
          <table:table-cell table:formula="of:=[.C459]/1024" office:value-type="float" office:value="1697.45703125" calcext:value-type="float">
            <text:p>1697.45703125</text:p>
          </table:table-cell>
        </table:table-row>
        <table:table-row table:style-name="ro1">
          <table:table-cell office:value-type="float" office:value="1584224437" calcext:value-type="float">
            <text:p>1584224437</text:p>
          </table:table-cell>
          <table:table-cell office:value-type="float" office:value="548" calcext:value-type="float">
            <text:p>548</text:p>
          </table:table-cell>
          <table:table-cell office:value-type="float" office:value="1742232" calcext:value-type="float">
            <text:p>1742232</text:p>
          </table:table-cell>
          <table:table-cell table:formula="of:=[.C460]/1024" office:value-type="float" office:value="1701.3984375" calcext:value-type="float">
            <text:p>1701.3984375</text:p>
          </table:table-cell>
        </table:table-row>
        <table:table-row table:style-name="ro1">
          <table:table-cell office:value-type="float" office:value="1584224448" calcext:value-type="float">
            <text:p>1584224448</text:p>
          </table:table-cell>
          <table:table-cell office:value-type="float" office:value="549" calcext:value-type="float">
            <text:p>549</text:p>
          </table:table-cell>
          <table:table-cell office:value-type="float" office:value="1746460" calcext:value-type="float">
            <text:p>1746460</text:p>
          </table:table-cell>
          <table:table-cell table:formula="of:=[.C461]/1024" office:value-type="float" office:value="1705.52734375" calcext:value-type="float">
            <text:p>1705.52734375</text:p>
          </table:table-cell>
        </table:table-row>
        <table:table-row table:style-name="ro1">
          <table:table-cell office:value-type="float" office:value="1584224459" calcext:value-type="float">
            <text:p>1584224459</text:p>
          </table:table-cell>
          <table:table-cell office:value-type="float" office:value="550" calcext:value-type="float">
            <text:p>550</text:p>
          </table:table-cell>
          <table:table-cell office:value-type="float" office:value="1750688" calcext:value-type="float">
            <text:p>1750688</text:p>
          </table:table-cell>
          <table:table-cell table:formula="of:=[.C462]/1024" office:value-type="float" office:value="1709.65625" calcext:value-type="float">
            <text:p>1709.65625</text:p>
          </table:table-cell>
        </table:table-row>
        <table:table-row table:style-name="ro1">
          <table:table-cell office:value-type="float" office:value="1584224470" calcext:value-type="float">
            <text:p>1584224470</text:p>
          </table:table-cell>
          <table:table-cell office:value-type="float" office:value="551" calcext:value-type="float">
            <text:p>551</text:p>
          </table:table-cell>
          <table:table-cell office:value-type="float" office:value="1753636" calcext:value-type="float">
            <text:p>1753636</text:p>
          </table:table-cell>
          <table:table-cell table:formula="of:=[.C463]/1024" office:value-type="float" office:value="1712.53515625" calcext:value-type="float">
            <text:p>1712.53515625</text:p>
          </table:table-cell>
        </table:table-row>
        <table:table-row table:style-name="ro1">
          <table:table-cell office:value-type="float" office:value="1584224480" calcext:value-type="float">
            <text:p>1584224480</text:p>
          </table:table-cell>
          <table:table-cell office:value-type="float" office:value="552" calcext:value-type="float">
            <text:p>552</text:p>
          </table:table-cell>
          <table:table-cell office:value-type="float" office:value="1757736" calcext:value-type="float">
            <text:p>1757736</text:p>
          </table:table-cell>
          <table:table-cell table:formula="of:=[.C464]/1024" office:value-type="float" office:value="1716.5390625" calcext:value-type="float">
            <text:p>1716.5390625</text:p>
          </table:table-cell>
        </table:table-row>
        <table:table-row table:style-name="ro1">
          <table:table-cell office:value-type="float" office:value="1584224491" calcext:value-type="float">
            <text:p>1584224491</text:p>
          </table:table-cell>
          <table:table-cell office:value-type="float" office:value="553" calcext:value-type="float">
            <text:p>553</text:p>
          </table:table-cell>
          <table:table-cell office:value-type="float" office:value="1761772" calcext:value-type="float">
            <text:p>1761772</text:p>
          </table:table-cell>
          <table:table-cell table:formula="of:=[.C465]/1024" office:value-type="float" office:value="1720.48046875" calcext:value-type="float">
            <text:p>1720.48046875</text:p>
          </table:table-cell>
        </table:table-row>
        <table:table-row table:style-name="ro1">
          <table:table-cell office:value-type="float" office:value="1584224502" calcext:value-type="float">
            <text:p>1584224502</text:p>
          </table:table-cell>
          <table:table-cell office:value-type="float" office:value="554" calcext:value-type="float">
            <text:p>554</text:p>
          </table:table-cell>
          <table:table-cell office:value-type="float" office:value="1766128" calcext:value-type="float">
            <text:p>1766128</text:p>
          </table:table-cell>
          <table:table-cell table:formula="of:=[.C466]/1024" office:value-type="float" office:value="1724.734375" calcext:value-type="float">
            <text:p>1724.734375</text:p>
          </table:table-cell>
        </table:table-row>
        <table:table-row table:style-name="ro1">
          <table:table-cell office:value-type="float" office:value="1584224512" calcext:value-type="float">
            <text:p>1584224512</text:p>
          </table:table-cell>
          <table:table-cell office:value-type="float" office:value="555" calcext:value-type="float">
            <text:p>555</text:p>
          </table:table-cell>
          <table:table-cell office:value-type="float" office:value="1770100" calcext:value-type="float">
            <text:p>1770100</text:p>
          </table:table-cell>
          <table:table-cell table:formula="of:=[.C467]/1024" office:value-type="float" office:value="1728.61328125" calcext:value-type="float">
            <text:p>1728.61328125</text:p>
          </table:table-cell>
        </table:table-row>
        <table:table-row table:style-name="ro1">
          <table:table-cell office:value-type="float" office:value="1584224523" calcext:value-type="float">
            <text:p>1584224523</text:p>
          </table:table-cell>
          <table:table-cell office:value-type="float" office:value="556" calcext:value-type="float">
            <text:p>556</text:p>
          </table:table-cell>
          <table:table-cell office:value-type="float" office:value="1774008" calcext:value-type="float">
            <text:p>1774008</text:p>
          </table:table-cell>
          <table:table-cell table:formula="of:=[.C468]/1024" office:value-type="float" office:value="1732.4296875" calcext:value-type="float">
            <text:p>1732.4296875</text:p>
          </table:table-cell>
        </table:table-row>
        <table:table-row table:style-name="ro1">
          <table:table-cell office:value-type="float" office:value="1584224534" calcext:value-type="float">
            <text:p>1584224534</text:p>
          </table:table-cell>
          <table:table-cell office:value-type="float" office:value="557" calcext:value-type="float">
            <text:p>557</text:p>
          </table:table-cell>
          <table:table-cell office:value-type="float" office:value="1777212" calcext:value-type="float">
            <text:p>1777212</text:p>
          </table:table-cell>
          <table:table-cell table:formula="of:=[.C469]/1024" office:value-type="float" office:value="1735.55859375" calcext:value-type="float">
            <text:p>1735.55859375</text:p>
          </table:table-cell>
        </table:table-row>
        <table:table-row table:style-name="ro1">
          <table:table-cell office:value-type="float" office:value="1584224544" calcext:value-type="float">
            <text:p>1584224544</text:p>
          </table:table-cell>
          <table:table-cell office:value-type="float" office:value="558" calcext:value-type="float">
            <text:p>558</text:p>
          </table:table-cell>
          <table:table-cell office:value-type="float" office:value="1781248" calcext:value-type="float">
            <text:p>1781248</text:p>
          </table:table-cell>
          <table:table-cell table:formula="of:=[.C470]/1024" office:value-type="float" office:value="1739.5" calcext:value-type="float">
            <text:p>1739.5</text:p>
          </table:table-cell>
        </table:table-row>
        <table:table-row table:style-name="ro1">
          <table:table-cell office:value-type="float" office:value="1584224555" calcext:value-type="float">
            <text:p>1584224555</text:p>
          </table:table-cell>
          <table:table-cell office:value-type="float" office:value="559" calcext:value-type="float">
            <text:p>559</text:p>
          </table:table-cell>
          <table:table-cell office:value-type="float" office:value="1785284" calcext:value-type="float">
            <text:p>1785284</text:p>
          </table:table-cell>
          <table:table-cell table:formula="of:=[.C471]/1024" office:value-type="float" office:value="1743.44140625" calcext:value-type="float">
            <text:p>1743.44140625</text:p>
          </table:table-cell>
        </table:table-row>
        <table:table-row table:style-name="ro1">
          <table:table-cell office:value-type="float" office:value="1584224566" calcext:value-type="float">
            <text:p>1584224566</text:p>
          </table:table-cell>
          <table:table-cell office:value-type="float" office:value="560" calcext:value-type="float">
            <text:p>560</text:p>
          </table:table-cell>
          <table:table-cell office:value-type="float" office:value="1789704" calcext:value-type="float">
            <text:p>1789704</text:p>
          </table:table-cell>
          <table:table-cell table:formula="of:=[.C472]/1024" office:value-type="float" office:value="1747.7578125" calcext:value-type="float">
            <text:p>1747.7578125</text:p>
          </table:table-cell>
        </table:table-row>
        <table:table-row table:style-name="ro1">
          <table:table-cell office:value-type="float" office:value="1584224576" calcext:value-type="float">
            <text:p>1584224576</text:p>
          </table:table-cell>
          <table:table-cell office:value-type="float" office:value="561" calcext:value-type="float">
            <text:p>561</text:p>
          </table:table-cell>
          <table:table-cell office:value-type="float" office:value="1793612" calcext:value-type="float">
            <text:p>1793612</text:p>
          </table:table-cell>
          <table:table-cell table:formula="of:=[.C473]/1024" office:value-type="float" office:value="1751.57421875" calcext:value-type="float">
            <text:p>1751.57421875</text:p>
          </table:table-cell>
        </table:table-row>
        <table:table-row table:style-name="ro1">
          <table:table-cell office:value-type="float" office:value="1584224587" calcext:value-type="float">
            <text:p>1584224587</text:p>
          </table:table-cell>
          <table:table-cell office:value-type="float" office:value="562" calcext:value-type="float">
            <text:p>562</text:p>
          </table:table-cell>
          <table:table-cell office:value-type="float" office:value="1796688" calcext:value-type="float">
            <text:p>1796688</text:p>
          </table:table-cell>
          <table:table-cell table:formula="of:=[.C474]/1024" office:value-type="float" office:value="1754.578125" calcext:value-type="float">
            <text:p>1754.578125</text:p>
          </table:table-cell>
        </table:table-row>
        <table:table-row table:style-name="ro1">
          <table:table-cell office:value-type="float" office:value="1584224598" calcext:value-type="float">
            <text:p>1584224598</text:p>
          </table:table-cell>
          <table:table-cell office:value-type="float" office:value="563" calcext:value-type="float">
            <text:p>563</text:p>
          </table:table-cell>
          <table:table-cell office:value-type="float" office:value="1800792" calcext:value-type="float">
            <text:p>1800792</text:p>
          </table:table-cell>
          <table:table-cell table:formula="of:=[.C475]/1024" office:value-type="float" office:value="1758.5859375" calcext:value-type="float">
            <text:p>1758.5859375</text:p>
          </table:table-cell>
        </table:table-row>
        <table:table-row table:style-name="ro1">
          <table:table-cell office:value-type="float" office:value="1584224609" calcext:value-type="float">
            <text:p>1584224609</text:p>
          </table:table-cell>
          <table:table-cell office:value-type="float" office:value="564" calcext:value-type="float">
            <text:p>564</text:p>
          </table:table-cell>
          <table:table-cell office:value-type="float" office:value="1804764" calcext:value-type="float">
            <text:p>1804764</text:p>
          </table:table-cell>
          <table:table-cell table:formula="of:=[.C476]/1024" office:value-type="float" office:value="1762.46484375" calcext:value-type="float">
            <text:p>1762.46484375</text:p>
          </table:table-cell>
        </table:table-row>
        <table:table-row table:style-name="ro1">
          <table:table-cell office:value-type="float" office:value="1584224619" calcext:value-type="float">
            <text:p>1584224619</text:p>
          </table:table-cell>
          <table:table-cell office:value-type="float" office:value="565" calcext:value-type="float">
            <text:p>565</text:p>
          </table:table-cell>
          <table:table-cell office:value-type="float" office:value="1808996" calcext:value-type="float">
            <text:p>1808996</text:p>
          </table:table-cell>
          <table:table-cell table:formula="of:=[.C477]/1024" office:value-type="float" office:value="1766.59765625" calcext:value-type="float">
            <text:p>1766.59765625</text:p>
          </table:table-cell>
        </table:table-row>
        <table:table-row table:style-name="ro1">
          <table:table-cell office:value-type="float" office:value="1584224630" calcext:value-type="float">
            <text:p>1584224630</text:p>
          </table:table-cell>
          <table:table-cell office:value-type="float" office:value="566" calcext:value-type="float">
            <text:p>566</text:p>
          </table:table-cell>
          <table:table-cell office:value-type="float" office:value="1813032" calcext:value-type="float">
            <text:p>1813032</text:p>
          </table:table-cell>
          <table:table-cell table:formula="of:=[.C478]/1024" office:value-type="float" office:value="1770.5390625" calcext:value-type="float">
            <text:p>1770.5390625</text:p>
          </table:table-cell>
        </table:table-row>
        <table:table-row table:style-name="ro1">
          <table:table-cell office:value-type="float" office:value="1584224641" calcext:value-type="float">
            <text:p>1584224641</text:p>
          </table:table-cell>
          <table:table-cell office:value-type="float" office:value="567" calcext:value-type="float">
            <text:p>567</text:p>
          </table:table-cell>
          <table:table-cell office:value-type="float" office:value="1817004" calcext:value-type="float">
            <text:p>1817004</text:p>
          </table:table-cell>
          <table:table-cell table:formula="of:=[.C479]/1024" office:value-type="float" office:value="1774.41796875" calcext:value-type="float">
            <text:p>1774.41796875</text:p>
          </table:table-cell>
        </table:table-row>
        <table:table-row table:style-name="ro1">
          <table:table-cell office:value-type="float" office:value="1584224651" calcext:value-type="float">
            <text:p>1584224651</text:p>
          </table:table-cell>
          <table:table-cell office:value-type="float" office:value="568" calcext:value-type="float">
            <text:p>568</text:p>
          </table:table-cell>
          <table:table-cell office:value-type="float" office:value="1820144" calcext:value-type="float">
            <text:p>1820144</text:p>
          </table:table-cell>
          <table:table-cell table:formula="of:=[.C480]/1024" office:value-type="float" office:value="1777.484375" calcext:value-type="float">
            <text:p>1777.484375</text:p>
          </table:table-cell>
        </table:table-row>
        <table:table-row table:style-name="ro1">
          <table:table-cell office:value-type="float" office:value="1584224662" calcext:value-type="float">
            <text:p>1584224662</text:p>
          </table:table-cell>
          <table:table-cell office:value-type="float" office:value="569" calcext:value-type="float">
            <text:p>569</text:p>
          </table:table-cell>
          <table:table-cell office:value-type="float" office:value="1824180" calcext:value-type="float">
            <text:p>1824180</text:p>
          </table:table-cell>
          <table:table-cell table:formula="of:=[.C481]/1024" office:value-type="float" office:value="1781.42578125" calcext:value-type="float">
            <text:p>1781.42578125</text:p>
          </table:table-cell>
        </table:table-row>
        <table:table-row table:style-name="ro1">
          <table:table-cell office:value-type="float" office:value="1584224673" calcext:value-type="float">
            <text:p>1584224673</text:p>
          </table:table-cell>
          <table:table-cell office:value-type="float" office:value="570" calcext:value-type="float">
            <text:p>570</text:p>
          </table:table-cell>
          <table:table-cell office:value-type="float" office:value="1828408" calcext:value-type="float">
            <text:p>1828408</text:p>
          </table:table-cell>
          <table:table-cell table:formula="of:=[.C482]/1024" office:value-type="float" office:value="1785.5546875" calcext:value-type="float">
            <text:p>1785.5546875</text:p>
          </table:table-cell>
        </table:table-row>
        <table:table-row table:style-name="ro1">
          <table:table-cell office:value-type="float" office:value="1584224683" calcext:value-type="float">
            <text:p>1584224683</text:p>
          </table:table-cell>
          <table:table-cell office:value-type="float" office:value="571" calcext:value-type="float">
            <text:p>571</text:p>
          </table:table-cell>
          <table:table-cell office:value-type="float" office:value="1832700" calcext:value-type="float">
            <text:p>1832700</text:p>
          </table:table-cell>
          <table:table-cell table:formula="of:=[.C483]/1024" office:value-type="float" office:value="1789.74609375" calcext:value-type="float">
            <text:p>1789.74609375</text:p>
          </table:table-cell>
        </table:table-row>
        <table:table-row table:style-name="ro1">
          <table:table-cell office:value-type="float" office:value="1584224694" calcext:value-type="float">
            <text:p>1584224694</text:p>
          </table:table-cell>
          <table:table-cell office:value-type="float" office:value="572" calcext:value-type="float">
            <text:p>572</text:p>
          </table:table-cell>
          <table:table-cell office:value-type="float" office:value="1836544" calcext:value-type="float">
            <text:p>1836544</text:p>
          </table:table-cell>
          <table:table-cell table:formula="of:=[.C484]/1024" office:value-type="float" office:value="1793.5" calcext:value-type="float">
            <text:p>1793.5</text:p>
          </table:table-cell>
        </table:table-row>
        <table:table-row table:style-name="ro1">
          <table:table-cell office:value-type="float" office:value="1584224705" calcext:value-type="float">
            <text:p>1584224705</text:p>
          </table:table-cell>
          <table:table-cell office:value-type="float" office:value="573" calcext:value-type="float">
            <text:p>573</text:p>
          </table:table-cell>
          <table:table-cell office:value-type="float" office:value="1839556" calcext:value-type="float">
            <text:p>1839556</text:p>
          </table:table-cell>
          <table:table-cell table:formula="of:=[.C485]/1024" office:value-type="float" office:value="1796.44140625" calcext:value-type="float">
            <text:p>1796.44140625</text:p>
          </table:table-cell>
        </table:table-row>
        <table:table-row table:style-name="ro1">
          <table:table-cell office:value-type="float" office:value="1584224716" calcext:value-type="float">
            <text:p>1584224716</text:p>
          </table:table-cell>
          <table:table-cell office:value-type="float" office:value="574" calcext:value-type="float">
            <text:p>574</text:p>
          </table:table-cell>
          <table:table-cell office:value-type="float" office:value="1843656" calcext:value-type="float">
            <text:p>1843656</text:p>
          </table:table-cell>
          <table:table-cell table:formula="of:=[.C486]/1024" office:value-type="float" office:value="1800.4453125" calcext:value-type="float">
            <text:p>1800.4453125</text:p>
          </table:table-cell>
        </table:table-row>
        <table:table-row table:style-name="ro1">
          <table:table-cell office:value-type="float" office:value="1584224726" calcext:value-type="float">
            <text:p>1584224726</text:p>
          </table:table-cell>
          <table:table-cell office:value-type="float" office:value="575" calcext:value-type="float">
            <text:p>575</text:p>
          </table:table-cell>
          <table:table-cell office:value-type="float" office:value="1847692" calcext:value-type="float">
            <text:p>1847692</text:p>
          </table:table-cell>
          <table:table-cell table:formula="of:=[.C487]/1024" office:value-type="float" office:value="1804.38671875" calcext:value-type="float">
            <text:p>1804.38671875</text:p>
          </table:table-cell>
        </table:table-row>
        <table:table-row table:style-name="ro1">
          <table:table-cell office:value-type="float" office:value="1584224737" calcext:value-type="float">
            <text:p>1584224737</text:p>
          </table:table-cell>
          <table:table-cell office:value-type="float" office:value="576" calcext:value-type="float">
            <text:p>576</text:p>
          </table:table-cell>
          <table:table-cell office:value-type="float" office:value="1852048" calcext:value-type="float">
            <text:p>1852048</text:p>
          </table:table-cell>
          <table:table-cell table:formula="of:=[.C488]/1024" office:value-type="float" office:value="1808.640625" calcext:value-type="float">
            <text:p>1808.640625</text:p>
          </table:table-cell>
        </table:table-row>
        <table:table-row table:style-name="ro1">
          <table:table-cell office:value-type="float" office:value="1584224748" calcext:value-type="float">
            <text:p>1584224748</text:p>
          </table:table-cell>
          <table:table-cell office:value-type="float" office:value="577" calcext:value-type="float">
            <text:p>577</text:p>
          </table:table-cell>
          <table:table-cell office:value-type="float" office:value="1856148" calcext:value-type="float">
            <text:p>1856148</text:p>
          </table:table-cell>
          <table:table-cell table:formula="of:=[.C489]/1024" office:value-type="float" office:value="1812.64453125" calcext:value-type="float">
            <text:p>1812.64453125</text:p>
          </table:table-cell>
        </table:table-row>
        <table:table-row table:style-name="ro1">
          <table:table-cell office:value-type="float" office:value="1584224758" calcext:value-type="float">
            <text:p>1584224758</text:p>
          </table:table-cell>
          <table:table-cell office:value-type="float" office:value="578" calcext:value-type="float">
            <text:p>578</text:p>
          </table:table-cell>
          <table:table-cell office:value-type="float" office:value="1859992" calcext:value-type="float">
            <text:p>1859992</text:p>
          </table:table-cell>
          <table:table-cell table:formula="of:=[.C490]/1024" office:value-type="float" office:value="1816.3984375" calcext:value-type="float">
            <text:p>1816.3984375</text:p>
          </table:table-cell>
        </table:table-row>
        <table:table-row table:style-name="ro1">
          <table:table-cell office:value-type="float" office:value="1584224769" calcext:value-type="float">
            <text:p>1584224769</text:p>
          </table:table-cell>
          <table:table-cell office:value-type="float" office:value="579" calcext:value-type="float">
            <text:p>579</text:p>
          </table:table-cell>
          <table:table-cell office:value-type="float" office:value="1863132" calcext:value-type="float">
            <text:p>1863132</text:p>
          </table:table-cell>
          <table:table-cell table:formula="of:=[.C491]/1024" office:value-type="float" office:value="1819.46484375" calcext:value-type="float">
            <text:p>1819.46484375</text:p>
          </table:table-cell>
        </table:table-row>
        <table:table-row table:style-name="ro1">
          <table:table-cell office:value-type="float" office:value="1584224780" calcext:value-type="float">
            <text:p>1584224780</text:p>
          </table:table-cell>
          <table:table-cell office:value-type="float" office:value="580" calcext:value-type="float">
            <text:p>580</text:p>
          </table:table-cell>
          <table:table-cell office:value-type="float" office:value="1867232" calcext:value-type="float">
            <text:p>1867232</text:p>
          </table:table-cell>
          <table:table-cell table:formula="of:=[.C492]/1024" office:value-type="float" office:value="1823.46875" calcext:value-type="float">
            <text:p>1823.46875</text:p>
          </table:table-cell>
        </table:table-row>
        <table:table-row table:style-name="ro1">
          <table:table-cell office:value-type="float" office:value="1584224790" calcext:value-type="float">
            <text:p>1584224790</text:p>
          </table:table-cell>
          <table:table-cell office:value-type="float" office:value="581" calcext:value-type="float">
            <text:p>581</text:p>
          </table:table-cell>
          <table:table-cell office:value-type="float" office:value="1871332" calcext:value-type="float">
            <text:p>1871332</text:p>
          </table:table-cell>
          <table:table-cell table:formula="of:=[.C493]/1024" office:value-type="float" office:value="1827.47265625" calcext:value-type="float">
            <text:p>1827.47265625</text:p>
          </table:table-cell>
        </table:table-row>
        <table:table-row table:style-name="ro1">
          <table:table-cell office:value-type="float" office:value="1584224801" calcext:value-type="float">
            <text:p>1584224801</text:p>
          </table:table-cell>
          <table:table-cell office:value-type="float" office:value="582" calcext:value-type="float">
            <text:p>582</text:p>
          </table:table-cell>
          <table:table-cell office:value-type="float" office:value="1875560" calcext:value-type="float">
            <text:p>1875560</text:p>
          </table:table-cell>
          <table:table-cell table:formula="of:=[.C494]/1024" office:value-type="float" office:value="1831.6015625" calcext:value-type="float">
            <text:p>1831.6015625</text:p>
          </table:table-cell>
        </table:table-row>
        <table:table-row table:style-name="ro1">
          <table:table-cell office:value-type="float" office:value="1584224812" calcext:value-type="float">
            <text:p>1584224812</text:p>
          </table:table-cell>
          <table:table-cell office:value-type="float" office:value="583" calcext:value-type="float">
            <text:p>583</text:p>
          </table:table-cell>
          <table:table-cell office:value-type="float" office:value="1879468" calcext:value-type="float">
            <text:p>1879468</text:p>
          </table:table-cell>
          <table:table-cell table:formula="of:=[.C495]/1024" office:value-type="float" office:value="1835.41796875" calcext:value-type="float">
            <text:p>1835.41796875</text:p>
          </table:table-cell>
        </table:table-row>
        <table:table-row table:style-name="ro1">
          <table:table-cell office:value-type="float" office:value="1584224823" calcext:value-type="float">
            <text:p>1584224823</text:p>
          </table:table-cell>
          <table:table-cell office:value-type="float" office:value="584" calcext:value-type="float">
            <text:p>584</text:p>
          </table:table-cell>
          <table:table-cell office:value-type="float" office:value="1883568" calcext:value-type="float">
            <text:p>1883568</text:p>
          </table:table-cell>
          <table:table-cell table:formula="of:=[.C496]/1024" office:value-type="float" office:value="1839.421875" calcext:value-type="float">
            <text:p>1839.421875</text:p>
          </table:table-cell>
        </table:table-row>
        <table:table-row table:style-name="ro1">
          <table:table-cell office:value-type="float" office:value="1584224833" calcext:value-type="float">
            <text:p>1584224833</text:p>
          </table:table-cell>
          <table:table-cell office:value-type="float" office:value="585" calcext:value-type="float">
            <text:p>585</text:p>
          </table:table-cell>
          <table:table-cell office:value-type="float" office:value="1886644" calcext:value-type="float">
            <text:p>1886644</text:p>
          </table:table-cell>
          <table:table-cell table:formula="of:=[.C497]/1024" office:value-type="float" office:value="1842.42578125" calcext:value-type="float">
            <text:p>1842.42578125</text:p>
          </table:table-cell>
        </table:table-row>
        <table:table-row table:style-name="ro1">
          <table:table-cell office:value-type="float" office:value="1584224844" calcext:value-type="float">
            <text:p>1584224844</text:p>
          </table:table-cell>
          <table:table-cell office:value-type="float" office:value="586" calcext:value-type="float">
            <text:p>586</text:p>
          </table:table-cell>
          <table:table-cell office:value-type="float" office:value="1890680" calcext:value-type="float">
            <text:p>1890680</text:p>
          </table:table-cell>
          <table:table-cell table:formula="of:=[.C498]/1024" office:value-type="float" office:value="1846.3671875" calcext:value-type="float">
            <text:p>1846.3671875</text:p>
          </table:table-cell>
        </table:table-row>
        <table:table-row table:style-name="ro1">
          <table:table-cell office:value-type="float" office:value="1584224855" calcext:value-type="float">
            <text:p>1584224855</text:p>
          </table:table-cell>
          <table:table-cell office:value-type="float" office:value="587" calcext:value-type="float">
            <text:p>587</text:p>
          </table:table-cell>
          <table:table-cell office:value-type="float" office:value="1894652" calcext:value-type="float">
            <text:p>1894652</text:p>
          </table:table-cell>
          <table:table-cell table:formula="of:=[.C499]/1024" office:value-type="float" office:value="1850.24609375" calcext:value-type="float">
            <text:p>1850.24609375</text:p>
          </table:table-cell>
        </table:table-row>
        <table:table-row table:style-name="ro1">
          <table:table-cell office:value-type="float" office:value="1584224865" calcext:value-type="float">
            <text:p>1584224865</text:p>
          </table:table-cell>
          <table:table-cell office:value-type="float" office:value="588" calcext:value-type="float">
            <text:p>588</text:p>
          </table:table-cell>
          <table:table-cell office:value-type="float" office:value="1898944" calcext:value-type="float">
            <text:p>1898944</text:p>
          </table:table-cell>
          <table:table-cell table:formula="of:=[.C500]/1024" office:value-type="float" office:value="1854.4375" calcext:value-type="float">
            <text:p>1854.4375</text:p>
          </table:table-cell>
        </table:table-row>
        <table:table-row table:style-name="ro1">
          <table:table-cell office:value-type="float" office:value="1584224876" calcext:value-type="float">
            <text:p>1584224876</text:p>
          </table:table-cell>
          <table:table-cell office:value-type="float" office:value="589" calcext:value-type="float">
            <text:p>589</text:p>
          </table:table-cell>
          <table:table-cell office:value-type="float" office:value="1902980" calcext:value-type="float">
            <text:p>1902980</text:p>
          </table:table-cell>
          <table:table-cell table:formula="of:=[.C501]/1024" office:value-type="float" office:value="1858.37890625" calcext:value-type="float">
            <text:p>1858.37890625</text:p>
          </table:table-cell>
        </table:table-row>
        <table:table-row table:style-name="ro1">
          <table:table-cell office:value-type="float" office:value="1584224887" calcext:value-type="float">
            <text:p>1584224887</text:p>
          </table:table-cell>
          <table:table-cell office:value-type="float" office:value="590" calcext:value-type="float">
            <text:p>590</text:p>
          </table:table-cell>
          <table:table-cell office:value-type="float" office:value="1907080" calcext:value-type="float">
            <text:p>1907080</text:p>
          </table:table-cell>
          <table:table-cell table:formula="of:=[.C502]/1024" office:value-type="float" office:value="1862.3828125" calcext:value-type="float">
            <text:p>1862.3828125</text:p>
          </table:table-cell>
        </table:table-row>
        <table:table-row table:style-name="ro1">
          <table:table-cell office:value-type="float" office:value="1584224897" calcext:value-type="float">
            <text:p>1584224897</text:p>
          </table:table-cell>
          <table:table-cell office:value-type="float" office:value="591" calcext:value-type="float">
            <text:p>591</text:p>
          </table:table-cell>
          <table:table-cell office:value-type="float" office:value="1910092" calcext:value-type="float">
            <text:p>1910092</text:p>
          </table:table-cell>
          <table:table-cell table:formula="of:=[.C503]/1024" office:value-type="float" office:value="1865.32421875" calcext:value-type="float">
            <text:p>1865.32421875</text:p>
          </table:table-cell>
        </table:table-row>
        <table:table-row table:style-name="ro1">
          <table:table-cell office:value-type="float" office:value="1584224908" calcext:value-type="float">
            <text:p>1584224908</text:p>
          </table:table-cell>
          <table:table-cell office:value-type="float" office:value="592" calcext:value-type="float">
            <text:p>592</text:p>
          </table:table-cell>
          <table:table-cell office:value-type="float" office:value="1914192" calcext:value-type="float">
            <text:p>1914192</text:p>
          </table:table-cell>
          <table:table-cell table:formula="of:=[.C504]/1024" office:value-type="float" office:value="1869.328125" calcext:value-type="float">
            <text:p>1869.328125</text:p>
          </table:table-cell>
        </table:table-row>
        <table:table-row table:style-name="ro1">
          <table:table-cell office:value-type="float" office:value="1584224919" calcext:value-type="float">
            <text:p>1584224919</text:p>
          </table:table-cell>
          <table:table-cell office:value-type="float" office:value="593" calcext:value-type="float">
            <text:p>593</text:p>
          </table:table-cell>
          <table:table-cell office:value-type="float" office:value="1918228" calcext:value-type="float">
            <text:p>1918228</text:p>
          </table:table-cell>
          <table:table-cell table:formula="of:=[.C505]/1024" office:value-type="float" office:value="1873.26953125" calcext:value-type="float">
            <text:p>1873.26953125</text:p>
          </table:table-cell>
        </table:table-row>
        <table:table-row table:style-name="ro1">
          <table:table-cell office:value-type="float" office:value="1584224930" calcext:value-type="float">
            <text:p>1584224930</text:p>
          </table:table-cell>
          <table:table-cell office:value-type="float" office:value="594" calcext:value-type="float">
            <text:p>594</text:p>
          </table:table-cell>
          <table:table-cell office:value-type="float" office:value="1922264" calcext:value-type="float">
            <text:p>1922264</text:p>
          </table:table-cell>
          <table:table-cell table:formula="of:=[.C506]/1024" office:value-type="float" office:value="1877.2109375" calcext:value-type="float">
            <text:p>1877.2109375</text:p>
          </table:table-cell>
        </table:table-row>
        <table:table-row table:style-name="ro1">
          <table:table-cell office:value-type="float" office:value="1584224940" calcext:value-type="float">
            <text:p>1584224940</text:p>
          </table:table-cell>
          <table:table-cell office:value-type="float" office:value="595" calcext:value-type="float">
            <text:p>595</text:p>
          </table:table-cell>
          <table:table-cell office:value-type="float" office:value="1926556" calcext:value-type="float">
            <text:p>1926556</text:p>
          </table:table-cell>
          <table:table-cell table:formula="of:=[.C507]/1024" office:value-type="float" office:value="1881.40234375" calcext:value-type="float">
            <text:p>1881.40234375</text:p>
          </table:table-cell>
        </table:table-row>
        <table:table-row table:style-name="ro1">
          <table:table-cell office:value-type="float" office:value="1584224951" calcext:value-type="float">
            <text:p>1584224951</text:p>
          </table:table-cell>
          <table:table-cell office:value-type="float" office:value="596" calcext:value-type="float">
            <text:p>596</text:p>
          </table:table-cell>
          <table:table-cell office:value-type="float" office:value="1929504" calcext:value-type="float">
            <text:p>1929504</text:p>
          </table:table-cell>
          <table:table-cell table:formula="of:=[.C508]/1024" office:value-type="float" office:value="1884.28125" calcext:value-type="float">
            <text:p>1884.28125</text:p>
          </table:table-cell>
        </table:table-row>
        <table:table-row table:style-name="ro1">
          <table:table-cell office:value-type="float" office:value="1584224962" calcext:value-type="float">
            <text:p>1584224962</text:p>
          </table:table-cell>
          <table:table-cell office:value-type="float" office:value="597" calcext:value-type="float">
            <text:p>597</text:p>
          </table:table-cell>
          <table:table-cell office:value-type="float" office:value="1933604" calcext:value-type="float">
            <text:p>1933604</text:p>
          </table:table-cell>
          <table:table-cell table:formula="of:=[.C509]/1024" office:value-type="float" office:value="1888.28515625" calcext:value-type="float">
            <text:p>1888.28515625</text:p>
          </table:table-cell>
        </table:table-row>
        <table:table-row table:style-name="ro1">
          <table:table-cell office:value-type="float" office:value="1584224972" calcext:value-type="float">
            <text:p>1584224972</text:p>
          </table:table-cell>
          <table:table-cell office:value-type="float" office:value="598" calcext:value-type="float">
            <text:p>598</text:p>
          </table:table-cell>
          <table:table-cell office:value-type="float" office:value="1937640" calcext:value-type="float">
            <text:p>1937640</text:p>
          </table:table-cell>
          <table:table-cell table:formula="of:=[.C510]/1024" office:value-type="float" office:value="1892.2265625" calcext:value-type="float">
            <text:p>1892.2265625</text:p>
          </table:table-cell>
        </table:table-row>
        <table:table-row table:style-name="ro1">
          <table:table-cell office:value-type="float" office:value="1584224983" calcext:value-type="float">
            <text:p>1584224983</text:p>
          </table:table-cell>
          <table:table-cell office:value-type="float" office:value="599" calcext:value-type="float">
            <text:p>599</text:p>
          </table:table-cell>
          <table:table-cell office:value-type="float" office:value="1941740" calcext:value-type="float">
            <text:p>1941740</text:p>
          </table:table-cell>
          <table:table-cell table:formula="of:=[.C511]/1024" office:value-type="float" office:value="1896.23046875" calcext:value-type="float">
            <text:p>1896.23046875</text:p>
          </table:table-cell>
        </table:table-row>
        <table:table-row table:style-name="ro1">
          <table:table-cell office:value-type="float" office:value="1584224994" calcext:value-type="float">
            <text:p>1584224994</text:p>
          </table:table-cell>
          <table:table-cell office:value-type="float" office:value="600" calcext:value-type="float">
            <text:p>600</text:p>
          </table:table-cell>
          <table:table-cell office:value-type="float" office:value="1946032" calcext:value-type="float">
            <text:p>1946032</text:p>
          </table:table-cell>
          <table:table-cell table:formula="of:=[.C512]/1024" office:value-type="float" office:value="1900.421875" calcext:value-type="float">
            <text:p>1900.421875</text:p>
          </table:table-cell>
        </table:table-row>
        <table:table-row table:style-name="ro1">
          <table:table-cell office:value-type="float" office:value="1584225005" calcext:value-type="float">
            <text:p>1584225005</text:p>
          </table:table-cell>
          <table:table-cell office:value-type="float" office:value="601" calcext:value-type="float">
            <text:p>601</text:p>
          </table:table-cell>
          <table:table-cell office:value-type="float" office:value="1950068" calcext:value-type="float">
            <text:p>1950068</text:p>
          </table:table-cell>
          <table:table-cell table:formula="of:=[.C513]/1024" office:value-type="float" office:value="1904.36328125" calcext:value-type="float">
            <text:p>1904.36328125</text:p>
          </table:table-cell>
        </table:table-row>
        <table:table-row table:style-name="ro1">
          <table:table-cell office:value-type="float" office:value="1584225015" calcext:value-type="float">
            <text:p>1584225015</text:p>
          </table:table-cell>
          <table:table-cell office:value-type="float" office:value="602" calcext:value-type="float">
            <text:p>602</text:p>
          </table:table-cell>
          <table:table-cell office:value-type="float" office:value="1953016" calcext:value-type="float">
            <text:p>1953016</text:p>
          </table:table-cell>
          <table:table-cell table:formula="of:=[.C514]/1024" office:value-type="float" office:value="1907.2421875" calcext:value-type="float">
            <text:p>1907.2421875</text:p>
          </table:table-cell>
        </table:table-row>
        <table:table-row table:style-name="ro1">
          <table:table-cell office:value-type="float" office:value="1584225026" calcext:value-type="float">
            <text:p>1584225026</text:p>
          </table:table-cell>
          <table:table-cell office:value-type="float" office:value="603" calcext:value-type="float">
            <text:p>603</text:p>
          </table:table-cell>
          <table:table-cell office:value-type="float" office:value="1957244" calcext:value-type="float">
            <text:p>1957244</text:p>
          </table:table-cell>
          <table:table-cell table:formula="of:=[.C515]/1024" office:value-type="float" office:value="1911.37109375" calcext:value-type="float">
            <text:p>1911.37109375</text:p>
          </table:table-cell>
        </table:table-row>
        <table:table-row table:style-name="ro1">
          <table:table-cell office:value-type="float" office:value="1584225037" calcext:value-type="float">
            <text:p>1584225037</text:p>
          </table:table-cell>
          <table:table-cell office:value-type="float" office:value="604" calcext:value-type="float">
            <text:p>604</text:p>
          </table:table-cell>
          <table:table-cell office:value-type="float" office:value="1961156" calcext:value-type="float">
            <text:p>1961156</text:p>
          </table:table-cell>
          <table:table-cell table:formula="of:=[.C516]/1024" office:value-type="float" office:value="1915.19140625" calcext:value-type="float">
            <text:p>1915.19140625</text:p>
          </table:table-cell>
        </table:table-row>
        <table:table-row table:style-name="ro1">
          <table:table-cell office:value-type="float" office:value="1584225047" calcext:value-type="float">
            <text:p>1584225047</text:p>
          </table:table-cell>
          <table:table-cell office:value-type="float" office:value="605" calcext:value-type="float">
            <text:p>605</text:p>
          </table:table-cell>
          <table:table-cell office:value-type="float" office:value="1965196" calcext:value-type="float">
            <text:p>1965196</text:p>
          </table:table-cell>
          <table:table-cell table:formula="of:=[.C517]/1024" office:value-type="float" office:value="1919.13671875" calcext:value-type="float">
            <text:p>1919.13671875</text:p>
          </table:table-cell>
        </table:table-row>
        <table:table-row table:style-name="ro1">
          <table:table-cell office:value-type="float" office:value="1584225058" calcext:value-type="float">
            <text:p>1584225058</text:p>
          </table:table-cell>
          <table:table-cell office:value-type="float" office:value="606" calcext:value-type="float">
            <text:p>606</text:p>
          </table:table-cell>
          <table:table-cell office:value-type="float" office:value="1969616" calcext:value-type="float">
            <text:p>1969616</text:p>
          </table:table-cell>
          <table:table-cell table:formula="of:=[.C518]/1024" office:value-type="float" office:value="1923.453125" calcext:value-type="float">
            <text:p>1923.453125</text:p>
          </table:table-cell>
        </table:table-row>
        <table:table-row table:style-name="ro1">
          <table:table-cell office:value-type="float" office:value="1584225069" calcext:value-type="float">
            <text:p>1584225069</text:p>
          </table:table-cell>
          <table:table-cell office:value-type="float" office:value="607" calcext:value-type="float">
            <text:p>607</text:p>
          </table:table-cell>
          <table:table-cell office:value-type="float" office:value="1973460" calcext:value-type="float">
            <text:p>1973460</text:p>
          </table:table-cell>
          <table:table-cell table:formula="of:=[.C519]/1024" office:value-type="float" office:value="1927.20703125" calcext:value-type="float">
            <text:p>1927.20703125</text:p>
          </table:table-cell>
        </table:table-row>
        <table:table-row table:style-name="ro1">
          <table:table-cell office:value-type="float" office:value="1584225079" calcext:value-type="float">
            <text:p>1584225079</text:p>
          </table:table-cell>
          <table:table-cell office:value-type="float" office:value="608" calcext:value-type="float">
            <text:p>608</text:p>
          </table:table-cell>
          <table:table-cell office:value-type="float" office:value="1977688" calcext:value-type="float">
            <text:p>1977688</text:p>
          </table:table-cell>
          <table:table-cell table:formula="of:=[.C520]/1024" office:value-type="float" office:value="1931.3359375" calcext:value-type="float">
            <text:p>1931.3359375</text:p>
          </table:table-cell>
        </table:table-row>
        <table:table-row table:style-name="ro1">
          <table:table-cell office:value-type="float" office:value="1584225090" calcext:value-type="float">
            <text:p>1584225090</text:p>
          </table:table-cell>
          <table:table-cell office:value-type="float" office:value="609" calcext:value-type="float">
            <text:p>609</text:p>
          </table:table-cell>
          <table:table-cell office:value-type="float" office:value="1981660" calcext:value-type="float">
            <text:p>1981660</text:p>
          </table:table-cell>
          <table:table-cell table:formula="of:=[.C521]/1024" office:value-type="float" office:value="1935.21484375" calcext:value-type="float">
            <text:p>1935.21484375</text:p>
          </table:table-cell>
        </table:table-row>
        <table:table-row table:style-name="ro1">
          <table:table-cell office:value-type="float" office:value="1584225101" calcext:value-type="float">
            <text:p>1584225101</text:p>
          </table:table-cell>
          <table:table-cell office:value-type="float" office:value="610" calcext:value-type="float">
            <text:p>610</text:p>
          </table:table-cell>
          <table:table-cell office:value-type="float" office:value="1984736" calcext:value-type="float">
            <text:p>1984736</text:p>
          </table:table-cell>
          <table:table-cell table:formula="of:=[.C522]/1024" office:value-type="float" office:value="1938.21875" calcext:value-type="float">
            <text:p>1938.21875</text:p>
          </table:table-cell>
        </table:table-row>
        <table:table-row table:style-name="ro1">
          <table:table-cell office:value-type="float" office:value="1584225112" calcext:value-type="float">
            <text:p>1584225112</text:p>
          </table:table-cell>
          <table:table-cell office:value-type="float" office:value="611" calcext:value-type="float">
            <text:p>611</text:p>
          </table:table-cell>
          <table:table-cell office:value-type="float" office:value="1988836" calcext:value-type="float">
            <text:p>1988836</text:p>
          </table:table-cell>
          <table:table-cell table:formula="of:=[.C523]/1024" office:value-type="float" office:value="1942.22265625" calcext:value-type="float">
            <text:p>1942.22265625</text:p>
          </table:table-cell>
        </table:table-row>
        <table:table-row table:style-name="ro1">
          <table:table-cell office:value-type="float" office:value="1584225122" calcext:value-type="float">
            <text:p>1584225122</text:p>
          </table:table-cell>
          <table:table-cell office:value-type="float" office:value="612" calcext:value-type="float">
            <text:p>612</text:p>
          </table:table-cell>
          <table:table-cell office:value-type="float" office:value="1992872" calcext:value-type="float">
            <text:p>1992872</text:p>
          </table:table-cell>
          <table:table-cell table:formula="of:=[.C524]/1024" office:value-type="float" office:value="1946.1640625" calcext:value-type="float">
            <text:p>1946.1640625</text:p>
          </table:table-cell>
        </table:table-row>
        <table:table-row table:style-name="ro1">
          <table:table-cell office:value-type="float" office:value="1584225133" calcext:value-type="float">
            <text:p>1584225133</text:p>
          </table:table-cell>
          <table:table-cell office:value-type="float" office:value="613" calcext:value-type="float">
            <text:p>613</text:p>
          </table:table-cell>
          <table:table-cell office:value-type="float" office:value="1996908" calcext:value-type="float">
            <text:p>1996908</text:p>
          </table:table-cell>
          <table:table-cell table:formula="of:=[.C525]/1024" office:value-type="float" office:value="1950.10546875" calcext:value-type="float">
            <text:p>1950.10546875</text:p>
          </table:table-cell>
        </table:table-row>
        <table:table-row table:style-name="ro1">
          <table:table-cell office:value-type="float" office:value="1584225144" calcext:value-type="float">
            <text:p>1584225144</text:p>
          </table:table-cell>
          <table:table-cell office:value-type="float" office:value="614" calcext:value-type="float">
            <text:p>614</text:p>
          </table:table-cell>
          <table:table-cell office:value-type="float" office:value="2000944" calcext:value-type="float">
            <text:p>2000944</text:p>
          </table:table-cell>
          <table:table-cell table:formula="of:=[.C526]/1024" office:value-type="float" office:value="1954.046875" calcext:value-type="float">
            <text:p>1954.046875</text:p>
          </table:table-cell>
        </table:table-row>
        <table:table-row table:style-name="ro1">
          <table:table-cell office:value-type="float" office:value="1584225154" calcext:value-type="float">
            <text:p>1584225154</text:p>
          </table:table-cell>
          <table:table-cell office:value-type="float" office:value="615" calcext:value-type="float">
            <text:p>615</text:p>
          </table:table-cell>
          <table:table-cell office:value-type="float" office:value="2005108" calcext:value-type="float">
            <text:p>2005108</text:p>
          </table:table-cell>
          <table:table-cell table:formula="of:=[.C527]/1024" office:value-type="float" office:value="1958.11328125" calcext:value-type="float">
            <text:p>1958.11328125</text:p>
          </table:table-cell>
        </table:table-row>
        <table:table-row table:style-name="ro1">
          <table:table-cell office:value-type="float" office:value="1584225165" calcext:value-type="float">
            <text:p>1584225165</text:p>
          </table:table-cell>
          <table:table-cell office:value-type="float" office:value="616" calcext:value-type="float">
            <text:p>616</text:p>
          </table:table-cell>
          <table:table-cell office:value-type="float" office:value="2008248" calcext:value-type="float">
            <text:p>2008248</text:p>
          </table:table-cell>
          <table:table-cell table:formula="of:=[.C528]/1024" office:value-type="float" office:value="1961.1796875" calcext:value-type="float">
            <text:p>1961.1796875</text:p>
          </table:table-cell>
        </table:table-row>
        <table:table-row table:style-name="ro1">
          <table:table-cell office:value-type="float" office:value="1584225176" calcext:value-type="float">
            <text:p>1584225176</text:p>
          </table:table-cell>
          <table:table-cell office:value-type="float" office:value="617" calcext:value-type="float">
            <text:p>617</text:p>
          </table:table-cell>
          <table:table-cell office:value-type="float" office:value="2012284" calcext:value-type="float">
            <text:p>2012284</text:p>
          </table:table-cell>
          <table:table-cell table:formula="of:=[.C529]/1024" office:value-type="float" office:value="1965.12109375" calcext:value-type="float">
            <text:p>1965.12109375</text:p>
          </table:table-cell>
        </table:table-row>
        <table:table-row table:style-name="ro1">
          <table:table-cell office:value-type="float" office:value="1584225187" calcext:value-type="float">
            <text:p>1584225187</text:p>
          </table:table-cell>
          <table:table-cell office:value-type="float" office:value="618" calcext:value-type="float">
            <text:p>618</text:p>
          </table:table-cell>
          <table:table-cell office:value-type="float" office:value="2016384" calcext:value-type="float">
            <text:p>2016384</text:p>
          </table:table-cell>
          <table:table-cell table:formula="of:=[.C530]/1024" office:value-type="float" office:value="1969.125" calcext:value-type="float">
            <text:p>1969.125</text:p>
          </table:table-cell>
        </table:table-row>
        <table:table-row table:style-name="ro1">
          <table:table-cell office:value-type="float" office:value="1584225197" calcext:value-type="float">
            <text:p>1584225197</text:p>
          </table:table-cell>
          <table:table-cell office:value-type="float" office:value="619" calcext:value-type="float">
            <text:p>619</text:p>
          </table:table-cell>
          <table:table-cell office:value-type="float" office:value="2020420" calcext:value-type="float">
            <text:p>2020420</text:p>
          </table:table-cell>
          <table:table-cell table:formula="of:=[.C531]/1024" office:value-type="float" office:value="1973.06640625" calcext:value-type="float">
            <text:p>1973.06640625</text:p>
          </table:table-cell>
        </table:table-row>
        <table:table-row table:style-name="ro1">
          <table:table-cell office:value-type="float" office:value="1584225208" calcext:value-type="float">
            <text:p>1584225208</text:p>
          </table:table-cell>
          <table:table-cell office:value-type="float" office:value="620" calcext:value-type="float">
            <text:p>620</text:p>
          </table:table-cell>
          <table:table-cell office:value-type="float" office:value="2024648" calcext:value-type="float">
            <text:p>2024648</text:p>
          </table:table-cell>
          <table:table-cell table:formula="of:=[.C532]/1024" office:value-type="float" office:value="1977.1953125" calcext:value-type="float">
            <text:p>1977.1953125</text:p>
          </table:table-cell>
        </table:table-row>
        <table:table-row table:style-name="ro1">
          <table:table-cell office:value-type="float" office:value="1584225219" calcext:value-type="float">
            <text:p>1584225219</text:p>
          </table:table-cell>
          <table:table-cell office:value-type="float" office:value="621" calcext:value-type="float">
            <text:p>621</text:p>
          </table:table-cell>
          <table:table-cell office:value-type="float" office:value="2027916" calcext:value-type="float">
            <text:p>2027916</text:p>
          </table:table-cell>
          <table:table-cell table:formula="of:=[.C533]/1024" office:value-type="float" office:value="1980.38671875" calcext:value-type="float">
            <text:p>1980.38671875</text:p>
          </table:table-cell>
        </table:table-row>
        <table:table-row table:style-name="ro1">
          <table:table-cell office:value-type="float" office:value="1584225229" calcext:value-type="float">
            <text:p>1584225229</text:p>
          </table:table-cell>
          <table:table-cell office:value-type="float" office:value="622" calcext:value-type="float">
            <text:p>622</text:p>
          </table:table-cell>
          <table:table-cell office:value-type="float" office:value="2031952" calcext:value-type="float">
            <text:p>2031952</text:p>
          </table:table-cell>
          <table:table-cell table:formula="of:=[.C534]/1024" office:value-type="float" office:value="1984.328125" calcext:value-type="float">
            <text:p>1984.328125</text:p>
          </table:table-cell>
        </table:table-row>
        <table:table-row table:style-name="ro1">
          <table:table-cell office:value-type="float" office:value="1584225240" calcext:value-type="float">
            <text:p>1584225240</text:p>
          </table:table-cell>
          <table:table-cell office:value-type="float" office:value="623" calcext:value-type="float">
            <text:p>623</text:p>
          </table:table-cell>
          <table:table-cell office:value-type="float" office:value="2036184" calcext:value-type="float">
            <text:p>2036184</text:p>
          </table:table-cell>
          <table:table-cell table:formula="of:=[.C535]/1024" office:value-type="float" office:value="1988.4609375" calcext:value-type="float">
            <text:p>1988.4609375</text:p>
          </table:table-cell>
        </table:table-row>
        <table:table-row table:style-name="ro1">
          <table:table-cell office:value-type="float" office:value="1584225251" calcext:value-type="float">
            <text:p>1584225251</text:p>
          </table:table-cell>
          <table:table-cell office:value-type="float" office:value="624" calcext:value-type="float">
            <text:p>624</text:p>
          </table:table-cell>
          <table:table-cell office:value-type="float" office:value="2040416" calcext:value-type="float">
            <text:p>2040416</text:p>
          </table:table-cell>
          <table:table-cell table:formula="of:=[.C536]/1024" office:value-type="float" office:value="1992.59375" calcext:value-type="float">
            <text:p>1992.59375</text:p>
          </table:table-cell>
        </table:table-row>
        <table:table-row table:style-name="ro1">
          <table:table-cell office:value-type="float" office:value="1584225261" calcext:value-type="float">
            <text:p>1584225261</text:p>
          </table:table-cell>
          <table:table-cell office:value-type="float" office:value="625" calcext:value-type="float">
            <text:p>625</text:p>
          </table:table-cell>
          <table:table-cell office:value-type="float" office:value="2044644" calcext:value-type="float">
            <text:p>2044644</text:p>
          </table:table-cell>
          <table:table-cell table:formula="of:=[.C537]/1024" office:value-type="float" office:value="1996.72265625" calcext:value-type="float">
            <text:p>1996.72265625</text:p>
          </table:table-cell>
        </table:table-row>
        <table:table-row table:style-name="ro1">
          <table:table-cell office:value-type="float" office:value="1584225272" calcext:value-type="float">
            <text:p>1584225272</text:p>
          </table:table-cell>
          <table:table-cell office:value-type="float" office:value="626" calcext:value-type="float">
            <text:p>626</text:p>
          </table:table-cell>
          <table:table-cell office:value-type="float" office:value="2048808" calcext:value-type="float">
            <text:p>2048808</text:p>
          </table:table-cell>
          <table:table-cell table:formula="of:=[.C538]/1024" office:value-type="float" office:value="2000.7890625" calcext:value-type="float">
            <text:p>2000.7890625</text:p>
          </table:table-cell>
        </table:table-row>
        <table:table-row table:style-name="ro1">
          <table:table-cell office:value-type="float" office:value="1584225283" calcext:value-type="float">
            <text:p>1584225283</text:p>
          </table:table-cell>
          <table:table-cell office:value-type="float" office:value="627" calcext:value-type="float">
            <text:p>627</text:p>
          </table:table-cell>
          <table:table-cell office:value-type="float" office:value="2052268" calcext:value-type="float">
            <text:p>2052268</text:p>
          </table:table-cell>
          <table:table-cell table:formula="of:=[.C539]/1024" office:value-type="float" office:value="2004.16796875" calcext:value-type="float">
            <text:p>2004.16796875</text:p>
          </table:table-cell>
        </table:table-row>
        <table:table-row table:style-name="ro1">
          <table:table-cell office:value-type="float" office:value="1584225294" calcext:value-type="float">
            <text:p>1584225294</text:p>
          </table:table-cell>
          <table:table-cell office:value-type="float" office:value="628" calcext:value-type="float">
            <text:p>628</text:p>
          </table:table-cell>
          <table:table-cell office:value-type="float" office:value="2056372" calcext:value-type="float">
            <text:p>2056372</text:p>
          </table:table-cell>
          <table:table-cell table:formula="of:=[.C540]/1024" office:value-type="float" office:value="2008.17578125" calcext:value-type="float">
            <text:p>2008.17578125</text:p>
          </table:table-cell>
        </table:table-row>
        <table:table-row table:style-name="ro1">
          <table:table-cell office:value-type="float" office:value="1584225304" calcext:value-type="float">
            <text:p>1584225304</text:p>
          </table:table-cell>
          <table:table-cell office:value-type="float" office:value="629" calcext:value-type="float">
            <text:p>629</text:p>
          </table:table-cell>
          <table:table-cell office:value-type="float" office:value="2060536" calcext:value-type="float">
            <text:p>2060536</text:p>
          </table:table-cell>
          <table:table-cell table:formula="of:=[.C541]/1024" office:value-type="float" office:value="2012.2421875" calcext:value-type="float">
            <text:p>2012.2421875</text:p>
          </table:table-cell>
        </table:table-row>
        <table:table-row table:style-name="ro1">
          <table:table-cell office:value-type="float" office:value="1584225315" calcext:value-type="float">
            <text:p>1584225315</text:p>
          </table:table-cell>
          <table:table-cell office:value-type="float" office:value="630" calcext:value-type="float">
            <text:p>630</text:p>
          </table:table-cell>
          <table:table-cell office:value-type="float" office:value="2064640" calcext:value-type="float">
            <text:p>2064640</text:p>
          </table:table-cell>
          <table:table-cell table:formula="of:=[.C542]/1024" office:value-type="float" office:value="2016.25" calcext:value-type="float">
            <text:p>2016.25</text:p>
          </table:table-cell>
        </table:table-row>
        <table:table-row table:style-name="ro1">
          <table:table-cell office:value-type="float" office:value="1584225326" calcext:value-type="float">
            <text:p>1584225326</text:p>
          </table:table-cell>
          <table:table-cell office:value-type="float" office:value="631" calcext:value-type="float">
            <text:p>631</text:p>
          </table:table-cell>
          <table:table-cell office:value-type="float" office:value="2068996" calcext:value-type="float">
            <text:p>2068996</text:p>
          </table:table-cell>
          <table:table-cell table:formula="of:=[.C543]/1024" office:value-type="float" office:value="2020.50390625" calcext:value-type="float">
            <text:p>2020.50390625</text:p>
          </table:table-cell>
        </table:table-row>
        <table:table-row table:style-name="ro1">
          <table:table-cell office:value-type="float" office:value="1584225336" calcext:value-type="float">
            <text:p>1584225336</text:p>
          </table:table-cell>
          <table:table-cell office:value-type="float" office:value="632" calcext:value-type="float">
            <text:p>632</text:p>
          </table:table-cell>
          <table:table-cell office:value-type="float" office:value="2072136" calcext:value-type="float">
            <text:p>2072136</text:p>
          </table:table-cell>
          <table:table-cell table:formula="of:=[.C544]/1024" office:value-type="float" office:value="2023.5703125" calcext:value-type="float">
            <text:p>2023.5703125</text:p>
          </table:table-cell>
        </table:table-row>
        <table:table-row table:style-name="ro1">
          <table:table-cell office:value-type="float" office:value="1584225347" calcext:value-type="float">
            <text:p>1584225347</text:p>
          </table:table-cell>
          <table:table-cell office:value-type="float" office:value="633" calcext:value-type="float">
            <text:p>633</text:p>
          </table:table-cell>
          <table:table-cell office:value-type="float" office:value="2076428" calcext:value-type="float">
            <text:p>2076428</text:p>
          </table:table-cell>
          <table:table-cell table:formula="of:=[.C545]/1024" office:value-type="float" office:value="2027.76171875" calcext:value-type="float">
            <text:p>2027.76171875</text:p>
          </table:table-cell>
        </table:table-row>
        <table:table-row table:style-name="ro1">
          <table:table-cell office:value-type="float" office:value="1584225358" calcext:value-type="float">
            <text:p>1584225358</text:p>
          </table:table-cell>
          <table:table-cell office:value-type="float" office:value="634" calcext:value-type="float">
            <text:p>634</text:p>
          </table:table-cell>
          <table:table-cell office:value-type="float" office:value="2079504" calcext:value-type="float">
            <text:p>2079504</text:p>
          </table:table-cell>
          <table:table-cell table:formula="of:=[.C546]/1024" office:value-type="float" office:value="2030.765625" calcext:value-type="float">
            <text:p>2030.765625</text:p>
          </table:table-cell>
        </table:table-row>
        <table:table-row table:style-name="ro1">
          <table:table-cell office:value-type="float" office:value="1584225368" calcext:value-type="float">
            <text:p>1584225368</text:p>
          </table:table-cell>
          <table:table-cell office:value-type="float" office:value="635" calcext:value-type="float">
            <text:p>635</text:p>
          </table:table-cell>
          <table:table-cell office:value-type="float" office:value="2083860" calcext:value-type="float">
            <text:p>2083860</text:p>
          </table:table-cell>
          <table:table-cell table:formula="of:=[.C547]/1024" office:value-type="float" office:value="2035.01953125" calcext:value-type="float">
            <text:p>2035.01953125</text:p>
          </table:table-cell>
        </table:table-row>
        <table:table-row table:style-name="ro1">
          <table:table-cell office:value-type="float" office:value="1584225379" calcext:value-type="float">
            <text:p>1584225379</text:p>
          </table:table-cell>
          <table:table-cell office:value-type="float" office:value="636" calcext:value-type="float">
            <text:p>636</text:p>
          </table:table-cell>
          <table:table-cell office:value-type="float" office:value="2087704" calcext:value-type="float">
            <text:p>2087704</text:p>
          </table:table-cell>
          <table:table-cell table:formula="of:=[.C548]/1024" office:value-type="float" office:value="2038.7734375" calcext:value-type="float">
            <text:p>2038.7734375</text:p>
          </table:table-cell>
        </table:table-row>
        <table:table-row table:style-name="ro1">
          <table:table-cell office:value-type="float" office:value="1584225390" calcext:value-type="float">
            <text:p>1584225390</text:p>
          </table:table-cell>
          <table:table-cell office:value-type="float" office:value="637" calcext:value-type="float">
            <text:p>637</text:p>
          </table:table-cell>
          <table:table-cell office:value-type="float" office:value="2091804" calcext:value-type="float">
            <text:p>2091804</text:p>
          </table:table-cell>
          <table:table-cell table:formula="of:=[.C549]/1024" office:value-type="float" office:value="2042.77734375" calcext:value-type="float">
            <text:p>2042.77734375</text:p>
          </table:table-cell>
        </table:table-row>
        <table:table-row table:style-name="ro1">
          <table:table-cell office:value-type="float" office:value="1584225401" calcext:value-type="float">
            <text:p>1584225401</text:p>
          </table:table-cell>
          <table:table-cell office:value-type="float" office:value="638" calcext:value-type="float">
            <text:p>638</text:p>
          </table:table-cell>
          <table:table-cell office:value-type="float" office:value="2096096" calcext:value-type="float">
            <text:p>2096096</text:p>
          </table:table-cell>
          <table:table-cell table:formula="of:=[.C550]/1024" office:value-type="float" office:value="2046.96875" calcext:value-type="float">
            <text:p>2046.96875</text:p>
          </table:table-cell>
        </table:table-row>
        <table:table-row table:style-name="ro1">
          <table:table-cell office:value-type="float" office:value="1584225411" calcext:value-type="float">
            <text:p>1584225411</text:p>
          </table:table-cell>
          <table:table-cell office:value-type="float" office:value="639" calcext:value-type="float">
            <text:p>639</text:p>
          </table:table-cell>
          <table:table-cell office:value-type="float" office:value="2100516" calcext:value-type="float">
            <text:p>2100516</text:p>
          </table:table-cell>
          <table:table-cell table:formula="of:=[.C551]/1024" office:value-type="float" office:value="2051.28515625" calcext:value-type="float">
            <text:p>2051.28515625</text:p>
          </table:table-cell>
        </table:table-row>
        <table:table-row table:style-name="ro1">
          <table:table-cell office:value-type="float" office:value="1584225422" calcext:value-type="float">
            <text:p>1584225422</text:p>
          </table:table-cell>
          <table:table-cell office:value-type="float" office:value="640" calcext:value-type="float">
            <text:p>640</text:p>
          </table:table-cell>
          <table:table-cell office:value-type="float" office:value="2104616" calcext:value-type="float">
            <text:p>2104616</text:p>
          </table:table-cell>
          <table:table-cell table:formula="of:=[.C552]/1024" office:value-type="float" office:value="2055.2890625" calcext:value-type="float">
            <text:p>2055.2890625</text:p>
          </table:table-cell>
        </table:table-row>
        <table:table-row table:style-name="ro1">
          <table:table-cell office:value-type="float" office:value="1584225433" calcext:value-type="float">
            <text:p>1584225433</text:p>
          </table:table-cell>
          <table:table-cell office:value-type="float" office:value="641" calcext:value-type="float">
            <text:p>641</text:p>
          </table:table-cell>
          <table:table-cell office:value-type="float" office:value="2108652" calcext:value-type="float">
            <text:p>2108652</text:p>
          </table:table-cell>
          <table:table-cell table:formula="of:=[.C553]/1024" office:value-type="float" office:value="2059.23046875" calcext:value-type="float">
            <text:p>2059.23046875</text:p>
          </table:table-cell>
        </table:table-row>
        <table:table-row table:style-name="ro1">
          <table:table-cell office:value-type="float" office:value="1584225444" calcext:value-type="float">
            <text:p>1584225444</text:p>
          </table:table-cell>
          <table:table-cell office:value-type="float" office:value="642" calcext:value-type="float">
            <text:p>642</text:p>
          </table:table-cell>
          <table:table-cell office:value-type="float" office:value="2112688" calcext:value-type="float">
            <text:p>2112688</text:p>
          </table:table-cell>
          <table:table-cell table:formula="of:=[.C554]/1024" office:value-type="float" office:value="2063.171875" calcext:value-type="float">
            <text:p>2063.171875</text:p>
          </table:table-cell>
        </table:table-row>
        <table:table-row table:style-name="ro1">
          <table:table-cell office:value-type="float" office:value="1584225454" calcext:value-type="float">
            <text:p>1584225454</text:p>
          </table:table-cell>
          <table:table-cell office:value-type="float" office:value="643" calcext:value-type="float">
            <text:p>643</text:p>
          </table:table-cell>
          <table:table-cell office:value-type="float" office:value="2115700" calcext:value-type="float">
            <text:p>2115700</text:p>
          </table:table-cell>
          <table:table-cell table:formula="of:=[.C555]/1024" office:value-type="float" office:value="2066.11328125" calcext:value-type="float">
            <text:p>2066.11328125</text:p>
          </table:table-cell>
        </table:table-row>
        <table:table-row table:style-name="ro1">
          <table:table-cell office:value-type="float" office:value="1584225465" calcext:value-type="float">
            <text:p>1584225465</text:p>
          </table:table-cell>
          <table:table-cell office:value-type="float" office:value="644" calcext:value-type="float">
            <text:p>644</text:p>
          </table:table-cell>
          <table:table-cell office:value-type="float" office:value="2119864" calcext:value-type="float">
            <text:p>2119864</text:p>
          </table:table-cell>
          <table:table-cell table:formula="of:=[.C556]/1024" office:value-type="float" office:value="2070.1796875" calcext:value-type="float">
            <text:p>2070.1796875</text:p>
          </table:table-cell>
        </table:table-row>
        <table:table-row table:style-name="ro1">
          <table:table-cell office:value-type="float" office:value="1584225476" calcext:value-type="float">
            <text:p>1584225476</text:p>
          </table:table-cell>
          <table:table-cell office:value-type="float" office:value="645" calcext:value-type="float">
            <text:p>645</text:p>
          </table:table-cell>
          <table:table-cell office:value-type="float" office:value="2123964" calcext:value-type="float">
            <text:p>2123964</text:p>
          </table:table-cell>
          <table:table-cell table:formula="of:=[.C557]/1024" office:value-type="float" office:value="2074.18359375" calcext:value-type="float">
            <text:p>2074.18359375</text:p>
          </table:table-cell>
        </table:table-row>
        <table:table-row table:style-name="ro1">
          <table:table-cell office:value-type="float" office:value="1584225486" calcext:value-type="float">
            <text:p>1584225486</text:p>
          </table:table-cell>
          <table:table-cell office:value-type="float" office:value="646" calcext:value-type="float">
            <text:p>646</text:p>
          </table:table-cell>
          <table:table-cell office:value-type="float" office:value="2128256" calcext:value-type="float">
            <text:p>2128256</text:p>
          </table:table-cell>
          <table:table-cell table:formula="of:=[.C558]/1024" office:value-type="float" office:value="2078.375" calcext:value-type="float">
            <text:p>2078.375</text:p>
          </table:table-cell>
        </table:table-row>
        <table:table-row table:style-name="ro1">
          <table:table-cell office:value-type="float" office:value="1584225497" calcext:value-type="float">
            <text:p>1584225497</text:p>
          </table:table-cell>
          <table:table-cell office:value-type="float" office:value="647" calcext:value-type="float">
            <text:p>647</text:p>
          </table:table-cell>
          <table:table-cell office:value-type="float" office:value="2132484" calcext:value-type="float">
            <text:p>2132484</text:p>
          </table:table-cell>
          <table:table-cell table:formula="of:=[.C559]/1024" office:value-type="float" office:value="2082.50390625" calcext:value-type="float">
            <text:p>2082.50390625</text:p>
          </table:table-cell>
        </table:table-row>
        <table:table-row table:style-name="ro1">
          <table:table-cell office:value-type="float" office:value="1584225508" calcext:value-type="float">
            <text:p>1584225508</text:p>
          </table:table-cell>
          <table:table-cell office:value-type="float" office:value="648" calcext:value-type="float">
            <text:p>648</text:p>
          </table:table-cell>
          <table:table-cell office:value-type="float" office:value="2136520" calcext:value-type="float">
            <text:p>2136520</text:p>
          </table:table-cell>
          <table:table-cell table:formula="of:=[.C560]/1024" office:value-type="float" office:value="2086.4453125" calcext:value-type="float">
            <text:p>2086.4453125</text:p>
          </table:table-cell>
        </table:table-row>
        <table:table-row table:style-name="ro1">
          <table:table-cell office:value-type="float" office:value="1584225518" calcext:value-type="float">
            <text:p>1584225518</text:p>
          </table:table-cell>
          <table:table-cell office:value-type="float" office:value="649" calcext:value-type="float">
            <text:p>649</text:p>
          </table:table-cell>
          <table:table-cell office:value-type="float" office:value="2140620" calcext:value-type="float">
            <text:p>2140620</text:p>
          </table:table-cell>
          <table:table-cell table:formula="of:=[.C561]/1024" office:value-type="float" office:value="2090.44921875" calcext:value-type="float">
            <text:p>2090.44921875</text:p>
          </table:table-cell>
        </table:table-row>
        <table:table-row table:style-name="ro1">
          <table:table-cell office:value-type="float" office:value="1584225529" calcext:value-type="float">
            <text:p>1584225529</text:p>
          </table:table-cell>
          <table:table-cell office:value-type="float" office:value="650" calcext:value-type="float">
            <text:p>650</text:p>
          </table:table-cell>
          <table:table-cell office:value-type="float" office:value="2143568" calcext:value-type="float">
            <text:p>2143568</text:p>
          </table:table-cell>
          <table:table-cell table:formula="of:=[.C562]/1024" office:value-type="float" office:value="2093.328125" calcext:value-type="float">
            <text:p>2093.328125</text:p>
          </table:table-cell>
        </table:table-row>
        <table:table-row table:style-name="ro1">
          <table:table-cell office:value-type="float" office:value="1584225540" calcext:value-type="float">
            <text:p>1584225540</text:p>
          </table:table-cell>
          <table:table-cell office:value-type="float" office:value="651" calcext:value-type="float">
            <text:p>651</text:p>
          </table:table-cell>
          <table:table-cell office:value-type="float" office:value="2147732" calcext:value-type="float">
            <text:p>2147732</text:p>
          </table:table-cell>
          <table:table-cell table:formula="of:=[.C563]/1024" office:value-type="float" office:value="2097.39453125" calcext:value-type="float">
            <text:p>2097.39453125</text:p>
          </table:table-cell>
        </table:table-row>
        <table:table-row table:style-name="ro1">
          <table:table-cell office:value-type="float" office:value="1584225551" calcext:value-type="float">
            <text:p>1584225551</text:p>
          </table:table-cell>
          <table:table-cell office:value-type="float" office:value="652" calcext:value-type="float">
            <text:p>652</text:p>
          </table:table-cell>
          <table:table-cell office:value-type="float" office:value="2151768" calcext:value-type="float">
            <text:p>2151768</text:p>
          </table:table-cell>
          <table:table-cell table:formula="of:=[.C564]/1024" office:value-type="float" office:value="2101.3359375" calcext:value-type="float">
            <text:p>2101.3359375</text:p>
          </table:table-cell>
        </table:table-row>
        <table:table-row table:style-name="ro1">
          <table:table-cell office:value-type="float" office:value="1584225561" calcext:value-type="float">
            <text:p>1584225561</text:p>
          </table:table-cell>
          <table:table-cell office:value-type="float" office:value="653" calcext:value-type="float">
            <text:p>653</text:p>
          </table:table-cell>
          <table:table-cell office:value-type="float" office:value="2156128" calcext:value-type="float">
            <text:p>2156128</text:p>
          </table:table-cell>
          <table:table-cell table:formula="of:=[.C565]/1024" office:value-type="float" office:value="2105.59375" calcext:value-type="float">
            <text:p>2105.59375</text:p>
          </table:table-cell>
        </table:table-row>
        <table:table-row table:style-name="ro1">
          <table:table-cell office:value-type="float" office:value="1584225572" calcext:value-type="float">
            <text:p>1584225572</text:p>
          </table:table-cell>
          <table:table-cell office:value-type="float" office:value="654" calcext:value-type="float">
            <text:p>654</text:p>
          </table:table-cell>
          <table:table-cell office:value-type="float" office:value="2160292" calcext:value-type="float">
            <text:p>2160292</text:p>
          </table:table-cell>
          <table:table-cell table:formula="of:=[.C566]/1024" office:value-type="float" office:value="2109.66015625" calcext:value-type="float">
            <text:p>2109.66015625</text:p>
          </table:table-cell>
        </table:table-row>
        <table:table-row table:style-name="ro1">
          <table:table-cell office:value-type="float" office:value="1584225583" calcext:value-type="float">
            <text:p>1584225583</text:p>
          </table:table-cell>
          <table:table-cell office:value-type="float" office:value="655" calcext:value-type="float">
            <text:p>655</text:p>
          </table:table-cell>
          <table:table-cell office:value-type="float" office:value="2164520" calcext:value-type="float">
            <text:p>2164520</text:p>
          </table:table-cell>
          <table:table-cell table:formula="of:=[.C567]/1024" office:value-type="float" office:value="2113.7890625" calcext:value-type="float">
            <text:p>2113.7890625</text:p>
          </table:table-cell>
        </table:table-row>
        <table:table-row table:style-name="ro1">
          <table:table-cell office:value-type="float" office:value="1584225593" calcext:value-type="float">
            <text:p>1584225593</text:p>
          </table:table-cell>
          <table:table-cell office:value-type="float" office:value="656" calcext:value-type="float">
            <text:p>656</text:p>
          </table:table-cell>
          <table:table-cell office:value-type="float" office:value="2167468" calcext:value-type="float">
            <text:p>2167468</text:p>
          </table:table-cell>
          <table:table-cell table:formula="of:=[.C568]/1024" office:value-type="float" office:value="2116.66796875" calcext:value-type="float">
            <text:p>2116.66796875</text:p>
          </table:table-cell>
        </table:table-row>
        <table:table-row table:style-name="ro1">
          <table:table-cell office:value-type="float" office:value="1584225604" calcext:value-type="float">
            <text:p>1584225604</text:p>
          </table:table-cell>
          <table:table-cell office:value-type="float" office:value="657" calcext:value-type="float">
            <text:p>657</text:p>
          </table:table-cell>
          <table:table-cell office:value-type="float" office:value="2171696" calcext:value-type="float">
            <text:p>2171696</text:p>
          </table:table-cell>
          <table:table-cell table:formula="of:=[.C569]/1024" office:value-type="float" office:value="2120.796875" calcext:value-type="float">
            <text:p>2120.796875</text:p>
          </table:table-cell>
        </table:table-row>
        <table:table-row table:style-name="ro1">
          <table:table-cell office:value-type="float" office:value="1584225615" calcext:value-type="float">
            <text:p>1584225615</text:p>
          </table:table-cell>
          <table:table-cell office:value-type="float" office:value="658" calcext:value-type="float">
            <text:p>658</text:p>
          </table:table-cell>
          <table:table-cell office:value-type="float" office:value="2175732" calcext:value-type="float">
            <text:p>2175732</text:p>
          </table:table-cell>
          <table:table-cell table:formula="of:=[.C570]/1024" office:value-type="float" office:value="2124.73828125" calcext:value-type="float">
            <text:p>2124.73828125</text:p>
          </table:table-cell>
        </table:table-row>
        <table:table-row table:style-name="ro1">
          <table:table-cell office:value-type="float" office:value="1584225626" calcext:value-type="float">
            <text:p>1584225626</text:p>
          </table:table-cell>
          <table:table-cell office:value-type="float" office:value="659" calcext:value-type="float">
            <text:p>659</text:p>
          </table:table-cell>
          <table:table-cell office:value-type="float" office:value="2179960" calcext:value-type="float">
            <text:p>2179960</text:p>
          </table:table-cell>
          <table:table-cell table:formula="of:=[.C571]/1024" office:value-type="float" office:value="2128.8671875" calcext:value-type="float">
            <text:p>2128.8671875</text:p>
          </table:table-cell>
        </table:table-row>
        <table:table-row table:style-name="ro1">
          <table:table-cell office:value-type="float" office:value="1584225636" calcext:value-type="float">
            <text:p>1584225636</text:p>
          </table:table-cell>
          <table:table-cell office:value-type="float" office:value="660" calcext:value-type="float">
            <text:p>660</text:p>
          </table:table-cell>
          <table:table-cell office:value-type="float" office:value="2184192" calcext:value-type="float">
            <text:p>2184192</text:p>
          </table:table-cell>
          <table:table-cell table:formula="of:=[.C572]/1024"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1584225647" calcext:value-type="float">
            <text:p>1584225647</text:p>
          </table:table-cell>
          <table:table-cell office:value-type="float" office:value="662" calcext:value-type="float">
            <text:p>662</text:p>
          </table:table-cell>
          <table:table-cell office:value-type="float" office:value="2188292" calcext:value-type="float">
            <text:p>2188292</text:p>
          </table:table-cell>
          <table:table-cell table:formula="of:=[.C573]/1024" office:value-type="float" office:value="2137.00390625" calcext:value-type="float">
            <text:p>2137.00390625</text:p>
          </table:table-cell>
        </table:table-row>
        <table:table-row table:style-name="ro1">
          <table:table-cell office:value-type="float" office:value="1584225658" calcext:value-type="float">
            <text:p>1584225658</text:p>
          </table:table-cell>
          <table:table-cell office:value-type="float" office:value="663" calcext:value-type="float">
            <text:p>663</text:p>
          </table:table-cell>
          <table:table-cell office:value-type="float" office:value="2192456" calcext:value-type="float">
            <text:p>2192456</text:p>
          </table:table-cell>
          <table:table-cell table:formula="of:=[.C574]/1024" office:value-type="float" office:value="2141.0703125" calcext:value-type="float">
            <text:p>2141.0703125</text:p>
          </table:table-cell>
        </table:table-row>
        <table:table-row table:style-name="ro1">
          <table:table-cell office:value-type="float" office:value="1584225668" calcext:value-type="float">
            <text:p>1584225668</text:p>
          </table:table-cell>
          <table:table-cell office:value-type="float" office:value="664" calcext:value-type="float">
            <text:p>664</text:p>
          </table:table-cell>
          <table:table-cell office:value-type="float" office:value="2195532" calcext:value-type="float">
            <text:p>2195532</text:p>
          </table:table-cell>
          <table:table-cell table:formula="of:=[.C575]/1024" office:value-type="float" office:value="2144.07421875" calcext:value-type="float">
            <text:p>2144.07421875</text:p>
          </table:table-cell>
        </table:table-row>
        <table:table-row table:style-name="ro1">
          <table:table-cell office:value-type="float" office:value="1584225679" calcext:value-type="float">
            <text:p>1584225679</text:p>
          </table:table-cell>
          <table:table-cell office:value-type="float" office:value="665" calcext:value-type="float">
            <text:p>665</text:p>
          </table:table-cell>
          <table:table-cell office:value-type="float" office:value="2199888" calcext:value-type="float">
            <text:p>2199888</text:p>
          </table:table-cell>
          <table:table-cell table:formula="of:=[.C576]/1024" office:value-type="float" office:value="2148.328125" calcext:value-type="float">
            <text:p>2148.328125</text:p>
          </table:table-cell>
        </table:table-row>
        <table:table-row table:style-name="ro1">
          <table:table-cell office:value-type="float" office:value="1584225690" calcext:value-type="float">
            <text:p>1584225690</text:p>
          </table:table-cell>
          <table:table-cell office:value-type="float" office:value="666" calcext:value-type="float">
            <text:p>666</text:p>
          </table:table-cell>
          <table:table-cell office:value-type="float" office:value="2203800" calcext:value-type="float">
            <text:p>2203800</text:p>
          </table:table-cell>
          <table:table-cell table:formula="of:=[.C577]/1024" office:value-type="float" office:value="2152.1484375" calcext:value-type="float">
            <text:p>2152.1484375</text:p>
          </table:table-cell>
        </table:table-row>
        <table:table-row table:style-name="ro1">
          <table:table-cell office:value-type="float" office:value="1584225700" calcext:value-type="float">
            <text:p>1584225700</text:p>
          </table:table-cell>
          <table:table-cell office:value-type="float" office:value="667" calcext:value-type="float">
            <text:p>667</text:p>
          </table:table-cell>
          <table:table-cell office:value-type="float" office:value="2208092" calcext:value-type="float">
            <text:p>2208092</text:p>
          </table:table-cell>
          <table:table-cell table:formula="of:=[.C578]/1024" office:value-type="float" office:value="2156.33984375" calcext:value-type="float">
            <text:p>2156.33984375</text:p>
          </table:table-cell>
        </table:table-row>
        <table:table-row table:style-name="ro1">
          <table:table-cell office:value-type="float" office:value="1584225711" calcext:value-type="float">
            <text:p>1584225711</text:p>
          </table:table-cell>
          <table:table-cell office:value-type="float" office:value="668" calcext:value-type="float">
            <text:p>668</text:p>
          </table:table-cell>
          <table:table-cell office:value-type="float" office:value="2212192" calcext:value-type="float">
            <text:p>2212192</text:p>
          </table:table-cell>
          <table:table-cell table:formula="of:=[.C579]/1024" office:value-type="float" office:value="2160.34375" calcext:value-type="float">
            <text:p>2160.34375</text:p>
          </table:table-cell>
        </table:table-row>
        <table:table-row table:style-name="ro1">
          <table:table-cell office:value-type="float" office:value="1584225722" calcext:value-type="float">
            <text:p>1584225722</text:p>
          </table:table-cell>
          <table:table-cell office:value-type="float" office:value="669" calcext:value-type="float">
            <text:p>669</text:p>
          </table:table-cell>
          <table:table-cell office:value-type="float" office:value="2216292" calcext:value-type="float">
            <text:p>2216292</text:p>
          </table:table-cell>
          <table:table-cell table:formula="of:=[.C580]/1024" office:value-type="float" office:value="2164.34765625" calcext:value-type="float">
            <text:p>2164.34765625</text:p>
          </table:table-cell>
        </table:table-row>
        <table:table-row table:style-name="ro1">
          <table:table-cell office:value-type="float" office:value="1584225733" calcext:value-type="float">
            <text:p>1584225733</text:p>
          </table:table-cell>
          <table:table-cell office:value-type="float" office:value="670" calcext:value-type="float">
            <text:p>670</text:p>
          </table:table-cell>
          <table:table-cell office:value-type="float" office:value="2219432" calcext:value-type="float">
            <text:p>2219432</text:p>
          </table:table-cell>
          <table:table-cell table:formula="of:=[.C581]/1024" office:value-type="float" office:value="2167.4140625" calcext:value-type="float">
            <text:p>2167.4140625</text:p>
          </table:table-cell>
        </table:table-row>
        <table:table-row table:style-name="ro1">
          <table:table-cell office:value-type="float" office:value="1584225743" calcext:value-type="float">
            <text:p>1584225743</text:p>
          </table:table-cell>
          <table:table-cell office:value-type="float" office:value="671" calcext:value-type="float">
            <text:p>671</text:p>
          </table:table-cell>
          <table:table-cell office:value-type="float" office:value="2223468" calcext:value-type="float">
            <text:p>2223468</text:p>
          </table:table-cell>
          <table:table-cell table:formula="of:=[.C582]/1024" office:value-type="float" office:value="2171.35546875" calcext:value-type="float">
            <text:p>2171.35546875</text:p>
          </table:table-cell>
        </table:table-row>
        <table:table-row table:style-name="ro1">
          <table:table-cell office:value-type="float" office:value="1584225754" calcext:value-type="float">
            <text:p>1584225754</text:p>
          </table:table-cell>
          <table:table-cell office:value-type="float" office:value="672" calcext:value-type="float">
            <text:p>672</text:p>
          </table:table-cell>
          <table:table-cell office:value-type="float" office:value="2227824" calcext:value-type="float">
            <text:p>2227824</text:p>
          </table:table-cell>
          <table:table-cell table:formula="of:=[.C583]/1024" office:value-type="float" office:value="2175.609375" calcext:value-type="float">
            <text:p>2175.609375</text:p>
          </table:table-cell>
        </table:table-row>
        <table:table-row table:style-name="ro1">
          <table:table-cell office:value-type="float" office:value="1584225765" calcext:value-type="float">
            <text:p>1584225765</text:p>
          </table:table-cell>
          <table:table-cell office:value-type="float" office:value="673" calcext:value-type="float">
            <text:p>673</text:p>
          </table:table-cell>
          <table:table-cell office:value-type="float" office:value="2230772" calcext:value-type="float">
            <text:p>2230772</text:p>
          </table:table-cell>
          <table:table-cell table:formula="of:=[.C584]/1024" office:value-type="float" office:value="2178.48828125" calcext:value-type="float">
            <text:p>2178.48828125</text:p>
          </table:table-cell>
        </table:table-row>
        <table:table-row table:style-name="ro1">
          <table:table-cell office:value-type="float" office:value="1584225775" calcext:value-type="float">
            <text:p>1584225775</text:p>
          </table:table-cell>
          <table:table-cell office:value-type="float" office:value="674" calcext:value-type="float">
            <text:p>674</text:p>
          </table:table-cell>
          <table:table-cell office:value-type="float" office:value="2235128" calcext:value-type="float">
            <text:p>2235128</text:p>
          </table:table-cell>
          <table:table-cell table:formula="of:=[.C585]/1024" office:value-type="float" office:value="2182.7421875" calcext:value-type="float">
            <text:p>2182.7421875</text:p>
          </table:table-cell>
        </table:table-row>
        <table:table-row table:style-name="ro1">
          <table:table-cell office:value-type="float" office:value="1584225786" calcext:value-type="float">
            <text:p>1584225786</text:p>
          </table:table-cell>
          <table:table-cell office:value-type="float" office:value="675" calcext:value-type="float">
            <text:p>675</text:p>
          </table:table-cell>
          <table:table-cell office:value-type="float" office:value="2239164" calcext:value-type="float">
            <text:p>2239164</text:p>
          </table:table-cell>
          <table:table-cell table:formula="of:=[.C586]/1024" office:value-type="float" office:value="2186.68359375" calcext:value-type="float">
            <text:p>2186.68359375</text:p>
          </table:table-cell>
        </table:table-row>
        <table:table-row table:style-name="ro1">
          <table:table-cell office:value-type="float" office:value="1584225797" calcext:value-type="float">
            <text:p>1584225797</text:p>
          </table:table-cell>
          <table:table-cell office:value-type="float" office:value="676" calcext:value-type="float">
            <text:p>676</text:p>
          </table:table-cell>
          <table:table-cell office:value-type="float" office:value="2243328" calcext:value-type="float">
            <text:p>2243328</text:p>
          </table:table-cell>
          <table:table-cell table:formula="of:=[.C587]/1024" office:value-type="float" office:value="2190.75" calcext:value-type="float">
            <text:p>2190.75</text:p>
          </table:table-cell>
        </table:table-row>
        <table:table-row table:style-name="ro1">
          <table:table-cell office:value-type="float" office:value="1584225808" calcext:value-type="float">
            <text:p>1584225808</text:p>
          </table:table-cell>
          <table:table-cell office:value-type="float" office:value="677" calcext:value-type="float">
            <text:p>677</text:p>
          </table:table-cell>
          <table:table-cell office:value-type="float" office:value="2247364" calcext:value-type="float">
            <text:p>2247364</text:p>
          </table:table-cell>
          <table:table-cell table:formula="of:=[.C588]/1024" office:value-type="float" office:value="2194.69140625" calcext:value-type="float">
            <text:p>2194.69140625</text:p>
          </table:table-cell>
        </table:table-row>
        <table:table-row table:style-name="ro1">
          <table:table-cell office:value-type="float" office:value="1584225818" calcext:value-type="float">
            <text:p>1584225818</text:p>
          </table:table-cell>
          <table:table-cell office:value-type="float" office:value="678" calcext:value-type="float">
            <text:p>678</text:p>
          </table:table-cell>
          <table:table-cell office:value-type="float" office:value="2251528" calcext:value-type="float">
            <text:p>2251528</text:p>
          </table:table-cell>
          <table:table-cell table:formula="of:=[.C589]/1024" office:value-type="float" office:value="2198.7578125" calcext:value-type="float">
            <text:p>2198.7578125</text:p>
          </table:table-cell>
        </table:table-row>
        <table:table-row table:style-name="ro1">
          <table:table-cell office:value-type="float" office:value="1584225829" calcext:value-type="float">
            <text:p>1584225829</text:p>
          </table:table-cell>
          <table:table-cell office:value-type="float" office:value="679" calcext:value-type="float">
            <text:p>679</text:p>
          </table:table-cell>
          <table:table-cell office:value-type="float" office:value="2254476" calcext:value-type="float">
            <text:p>2254476</text:p>
          </table:table-cell>
          <table:table-cell table:formula="of:=[.C590]/1024" office:value-type="float" office:value="2201.63671875" calcext:value-type="float">
            <text:p>2201.63671875</text:p>
          </table:table-cell>
        </table:table-row>
        <table:table-row table:style-name="ro1">
          <table:table-cell office:value-type="float" office:value="1584225840" calcext:value-type="float">
            <text:p>1584225840</text:p>
          </table:table-cell>
          <table:table-cell office:value-type="float" office:value="680" calcext:value-type="float">
            <text:p>680</text:p>
          </table:table-cell>
          <table:table-cell office:value-type="float" office:value="2258704" calcext:value-type="float">
            <text:p>2258704</text:p>
          </table:table-cell>
          <table:table-cell table:formula="of:=[.C591]/1024" office:value-type="float" office:value="2205.765625" calcext:value-type="float">
            <text:p>2205.765625</text:p>
          </table:table-cell>
        </table:table-row>
        <table:table-row table:style-name="ro1">
          <table:table-cell office:value-type="float" office:value="1584225850" calcext:value-type="float">
            <text:p>1584225850</text:p>
          </table:table-cell>
          <table:table-cell office:value-type="float" office:value="681" calcext:value-type="float">
            <text:p>681</text:p>
          </table:table-cell>
          <table:table-cell office:value-type="float" office:value="2263124" calcext:value-type="float">
            <text:p>2263124</text:p>
          </table:table-cell>
          <table:table-cell table:formula="of:=[.C592]/1024" office:value-type="float" office:value="2210.08203125" calcext:value-type="float">
            <text:p>2210.08203125</text:p>
          </table:table-cell>
        </table:table-row>
        <table:table-row table:style-name="ro1">
          <table:table-cell office:value-type="float" office:value="1584225861" calcext:value-type="float">
            <text:p>1584225861</text:p>
          </table:table-cell>
          <table:table-cell office:value-type="float" office:value="682" calcext:value-type="float">
            <text:p>682</text:p>
          </table:table-cell>
          <table:table-cell office:value-type="float" office:value="2266456" calcext:value-type="float">
            <text:p>2266456</text:p>
          </table:table-cell>
          <table:table-cell table:formula="of:=[.C593]/1024" office:value-type="float" office:value="2213.3359375" calcext:value-type="float">
            <text:p>2213.3359375</text:p>
          </table:table-cell>
        </table:table-row>
        <table:table-row table:style-name="ro1">
          <table:table-cell office:value-type="float" office:value="1584225872" calcext:value-type="float">
            <text:p>1584225872</text:p>
          </table:table-cell>
          <table:table-cell office:value-type="float" office:value="683" calcext:value-type="float">
            <text:p>683</text:p>
          </table:table-cell>
          <table:table-cell office:value-type="float" office:value="2270748" calcext:value-type="float">
            <text:p>2270748</text:p>
          </table:table-cell>
          <table:table-cell table:formula="of:=[.C594]/1024" office:value-type="float" office:value="2217.52734375" calcext:value-type="float">
            <text:p>2217.52734375</text:p>
          </table:table-cell>
        </table:table-row>
        <table:table-row table:style-name="ro1">
          <table:table-cell office:value-type="float" office:value="1584225883" calcext:value-type="float">
            <text:p>1584225883</text:p>
          </table:table-cell>
          <table:table-cell office:value-type="float" office:value="684" calcext:value-type="float">
            <text:p>684</text:p>
          </table:table-cell>
          <table:table-cell office:value-type="float" office:value="2274912" calcext:value-type="float">
            <text:p>2274912</text:p>
          </table:table-cell>
          <table:table-cell table:formula="of:=[.C595]/1024" office:value-type="float" office:value="2221.59375" calcext:value-type="float">
            <text:p>2221.59375</text:p>
          </table:table-cell>
        </table:table-row>
        <table:table-row table:style-name="ro1">
          <table:table-cell office:value-type="float" office:value="1584225893" calcext:value-type="float">
            <text:p>1584225893</text:p>
          </table:table-cell>
          <table:table-cell office:value-type="float" office:value="684" calcext:value-type="float">
            <text:p>684</text:p>
          </table:table-cell>
          <table:table-cell office:value-type="float" office:value="2279076" calcext:value-type="float">
            <text:p>2279076</text:p>
          </table:table-cell>
          <table:table-cell table:formula="of:=[.C596]/1024" office:value-type="float" office:value="2225.66015625" calcext:value-type="float">
            <text:p>2225.66015625</text:p>
          </table:table-cell>
        </table:table-row>
        <table:table-row table:style-name="ro1">
          <table:table-cell office:value-type="float" office:value="1584225904" calcext:value-type="float">
            <text:p>1584225904</text:p>
          </table:table-cell>
          <table:table-cell office:value-type="float" office:value="685" calcext:value-type="float">
            <text:p>685</text:p>
          </table:table-cell>
          <table:table-cell office:value-type="float" office:value="2283048" calcext:value-type="float">
            <text:p>2283048</text:p>
          </table:table-cell>
          <table:table-cell table:formula="of:=[.C597]/1024" office:value-type="float" office:value="2229.5390625" calcext:value-type="float">
            <text:p>2229.5390625</text:p>
          </table:table-cell>
        </table:table-row>
        <table:table-row table:style-name="ro1">
          <table:table-cell office:value-type="float" office:value="1584225915" calcext:value-type="float">
            <text:p>1584225915</text:p>
          </table:table-cell>
          <table:table-cell office:value-type="float" office:value="686" calcext:value-type="float">
            <text:p>686</text:p>
          </table:table-cell>
          <table:table-cell office:value-type="float" office:value="2286124" calcext:value-type="float">
            <text:p>2286124</text:p>
          </table:table-cell>
          <table:table-cell table:formula="of:=[.C598]/1024" office:value-type="float" office:value="2232.54296875" calcext:value-type="float">
            <text:p>2232.54296875</text:p>
          </table:table-cell>
        </table:table-row>
        <table:table-row table:style-name="ro1">
          <table:table-cell office:value-type="float" office:value="1584225925" calcext:value-type="float">
            <text:p>1584225925</text:p>
          </table:table-cell>
          <table:table-cell office:value-type="float" office:value="687" calcext:value-type="float">
            <text:p>687</text:p>
          </table:table-cell>
          <table:table-cell office:value-type="float" office:value="2290224" calcext:value-type="float">
            <text:p>2290224</text:p>
          </table:table-cell>
          <table:table-cell table:formula="of:=[.C599]/1024" office:value-type="float" office:value="2236.546875" calcext:value-type="float">
            <text:p>2236.546875</text:p>
          </table:table-cell>
        </table:table-row>
        <table:table-row table:style-name="ro1">
          <table:table-cell office:value-type="float" office:value="1584225936" calcext:value-type="float">
            <text:p>1584225936</text:p>
          </table:table-cell>
          <table:table-cell office:value-type="float" office:value="688" calcext:value-type="float">
            <text:p>688</text:p>
          </table:table-cell>
          <table:table-cell office:value-type="float" office:value="2294388" calcext:value-type="float">
            <text:p>2294388</text:p>
          </table:table-cell>
          <table:table-cell table:formula="of:=[.C600]/1024" office:value-type="float" office:value="2240.61328125" calcext:value-type="float">
            <text:p>2240.61328125</text:p>
          </table:table-cell>
        </table:table-row>
        <table:table-row table:style-name="ro1">
          <table:table-cell office:value-type="float" office:value="1584225947" calcext:value-type="float">
            <text:p>1584225947</text:p>
          </table:table-cell>
          <table:table-cell office:value-type="float" office:value="689" calcext:value-type="float">
            <text:p>689</text:p>
          </table:table-cell>
          <table:table-cell office:value-type="float" office:value="2298488" calcext:value-type="float">
            <text:p>2298488</text:p>
          </table:table-cell>
          <table:table-cell table:formula="of:=[.C601]/1024" office:value-type="float" office:value="2244.6171875" calcext:value-type="float">
            <text:p>2244.6171875</text:p>
          </table:table-cell>
        </table:table-row>
        <table:table-row table:style-name="ro1">
          <table:table-cell office:value-type="float" office:value="1584225958" calcext:value-type="float">
            <text:p>1584225958</text:p>
          </table:table-cell>
          <table:table-cell office:value-type="float" office:value="690" calcext:value-type="float">
            <text:p>690</text:p>
          </table:table-cell>
          <table:table-cell office:value-type="float" office:value="2302844" calcext:value-type="float">
            <text:p>2302844</text:p>
          </table:table-cell>
          <table:table-cell table:formula="of:=[.C602]/1024" office:value-type="float" office:value="2248.87109375" calcext:value-type="float">
            <text:p>2248.87109375</text:p>
          </table:table-cell>
        </table:table-row>
        <table:table-row table:style-name="ro1">
          <table:table-cell office:value-type="float" office:value="1584225968" calcext:value-type="float">
            <text:p>1584225968</text:p>
          </table:table-cell>
          <table:table-cell office:value-type="float" office:value="691" calcext:value-type="float">
            <text:p>691</text:p>
          </table:table-cell>
          <table:table-cell office:value-type="float" office:value="2307008" calcext:value-type="float">
            <text:p>2307008</text:p>
          </table:table-cell>
          <table:table-cell table:formula="of:=[.C603]/1024" office:value-type="float" office:value="2252.9375" calcext:value-type="float">
            <text:p>2252.9375</text:p>
          </table:table-cell>
        </table:table-row>
        <table:table-row table:style-name="ro1">
          <table:table-cell office:value-type="float" office:value="1584225979" calcext:value-type="float">
            <text:p>1584225979</text:p>
          </table:table-cell>
          <table:table-cell office:value-type="float" office:value="692" calcext:value-type="float">
            <text:p>692</text:p>
          </table:table-cell>
          <table:table-cell office:value-type="float" office:value="2309956" calcext:value-type="float">
            <text:p>2309956</text:p>
          </table:table-cell>
          <table:table-cell table:formula="of:=[.C604]/1024" office:value-type="float" office:value="2255.81640625" calcext:value-type="float">
            <text:p>2255.81640625</text:p>
          </table:table-cell>
        </table:table-row>
        <table:table-row table:style-name="ro1">
          <table:table-cell office:value-type="float" office:value="1584225990" calcext:value-type="float">
            <text:p>1584225990</text:p>
          </table:table-cell>
          <table:table-cell office:value-type="float" office:value="693" calcext:value-type="float">
            <text:p>693</text:p>
          </table:table-cell>
          <table:table-cell office:value-type="float" office:value="2314440" calcext:value-type="float">
            <text:p>2314440</text:p>
          </table:table-cell>
          <table:table-cell table:formula="of:=[.C605]/1024" office:value-type="float" office:value="2260.1953125" calcext:value-type="float">
            <text:p>2260.1953125</text:p>
          </table:table-cell>
        </table:table-row>
        <table:table-row table:style-name="ro1">
          <table:table-cell office:value-type="float" office:value="1584226000" calcext:value-type="float">
            <text:p>1584226000</text:p>
          </table:table-cell>
          <table:table-cell office:value-type="float" office:value="694" calcext:value-type="float">
            <text:p>694</text:p>
          </table:table-cell>
          <table:table-cell office:value-type="float" office:value="2318220" calcext:value-type="float">
            <text:p>2318220</text:p>
          </table:table-cell>
          <table:table-cell table:formula="of:=[.C606]/1024" office:value-type="float" office:value="2263.88671875" calcext:value-type="float">
            <text:p>2263.88671875</text:p>
          </table:table-cell>
        </table:table-row>
        <table:table-row table:style-name="ro1">
          <table:table-cell office:value-type="float" office:value="1584226011" calcext:value-type="float">
            <text:p>1584226011</text:p>
          </table:table-cell>
          <table:table-cell office:value-type="float" office:value="695" calcext:value-type="float">
            <text:p>695</text:p>
          </table:table-cell>
          <table:table-cell office:value-type="float" office:value="2322320" calcext:value-type="float">
            <text:p>2322320</text:p>
          </table:table-cell>
          <table:table-cell table:formula="of:=[.C607]/1024" office:value-type="float" office:value="2267.890625" calcext:value-type="float">
            <text:p>2267.890625</text:p>
          </table:table-cell>
        </table:table-row>
        <table:table-row table:style-name="ro1">
          <table:table-cell office:value-type="float" office:value="1584226022" calcext:value-type="float">
            <text:p>1584226022</text:p>
          </table:table-cell>
          <table:table-cell office:value-type="float" office:value="696" calcext:value-type="float">
            <text:p>696</text:p>
          </table:table-cell>
          <table:table-cell office:value-type="float" office:value="2326612" calcext:value-type="float">
            <text:p>2326612</text:p>
          </table:table-cell>
          <table:table-cell table:formula="of:=[.C608]/1024" office:value-type="float" office:value="2272.08203125" calcext:value-type="float">
            <text:p>2272.08203125</text:p>
          </table:table-cell>
        </table:table-row>
        <table:table-row table:style-name="ro1">
          <table:table-cell office:value-type="float" office:value="1584226033" calcext:value-type="float">
            <text:p>1584226033</text:p>
          </table:table-cell>
          <table:table-cell office:value-type="float" office:value="697" calcext:value-type="float">
            <text:p>697</text:p>
          </table:table-cell>
          <table:table-cell office:value-type="float" office:value="2330584" calcext:value-type="float">
            <text:p>2330584</text:p>
          </table:table-cell>
          <table:table-cell table:formula="of:=[.C609]/1024" office:value-type="float" office:value="2275.9609375" calcext:value-type="float">
            <text:p>2275.9609375</text:p>
          </table:table-cell>
        </table:table-row>
        <table:table-row table:style-name="ro1">
          <table:table-cell office:value-type="float" office:value="1584226043" calcext:value-type="float">
            <text:p>1584226043</text:p>
          </table:table-cell>
          <table:table-cell office:value-type="float" office:value="698" calcext:value-type="float">
            <text:p>698</text:p>
          </table:table-cell>
          <table:table-cell office:value-type="float" office:value="2334684" calcext:value-type="float">
            <text:p>2334684</text:p>
          </table:table-cell>
          <table:table-cell table:formula="of:=[.C610]/1024" office:value-type="float" office:value="2279.96484375" calcext:value-type="float">
            <text:p>2279.96484375</text:p>
          </table:table-cell>
        </table:table-row>
        <table:table-row table:style-name="ro1">
          <table:table-cell office:value-type="float" office:value="1584226054" calcext:value-type="float">
            <text:p>1584226054</text:p>
          </table:table-cell>
          <table:table-cell office:value-type="float" office:value="699" calcext:value-type="float">
            <text:p>699</text:p>
          </table:table-cell>
          <table:table-cell office:value-type="float" office:value="2338720" calcext:value-type="float">
            <text:p>2338720</text:p>
          </table:table-cell>
          <table:table-cell table:formula="of:=[.C611]/1024" office:value-type="float" office:value="2283.90625" calcext:value-type="float">
            <text:p>2283.90625</text:p>
          </table:table-cell>
        </table:table-row>
        <table:table-row table:style-name="ro1">
          <table:table-cell office:value-type="float" office:value="1584226065" calcext:value-type="float">
            <text:p>1584226065</text:p>
          </table:table-cell>
          <table:table-cell office:value-type="float" office:value="700" calcext:value-type="float">
            <text:p>700</text:p>
          </table:table-cell>
          <table:table-cell office:value-type="float" office:value="2342820" calcext:value-type="float">
            <text:p>2342820</text:p>
          </table:table-cell>
          <table:table-cell table:formula="of:=[.C612]/1024" office:value-type="float" office:value="2287.91015625" calcext:value-type="float">
            <text:p>2287.91015625</text:p>
          </table:table-cell>
        </table:table-row>
        <table:table-row table:style-name="ro1">
          <table:table-cell office:value-type="float" office:value="1584226075" calcext:value-type="float">
            <text:p>1584226075</text:p>
          </table:table-cell>
          <table:table-cell office:value-type="float" office:value="701" calcext:value-type="float">
            <text:p>701</text:p>
          </table:table-cell>
          <table:table-cell office:value-type="float" office:value="2346984" calcext:value-type="float">
            <text:p>2346984</text:p>
          </table:table-cell>
          <table:table-cell table:formula="of:=[.C613]/1024" office:value-type="float" office:value="2291.9765625" calcext:value-type="float">
            <text:p>2291.9765625</text:p>
          </table:table-cell>
        </table:table-row>
        <table:table-row table:style-name="ro1">
          <table:table-cell office:value-type="float" office:value="1584226086" calcext:value-type="float">
            <text:p>1584226086</text:p>
          </table:table-cell>
          <table:table-cell office:value-type="float" office:value="702" calcext:value-type="float">
            <text:p>702</text:p>
          </table:table-cell>
          <table:table-cell office:value-type="float" office:value="2351148" calcext:value-type="float">
            <text:p>2351148</text:p>
          </table:table-cell>
          <table:table-cell table:formula="of:=[.C614]/1024" office:value-type="float" office:value="2296.04296875" calcext:value-type="float">
            <text:p>2296.04296875</text:p>
          </table:table-cell>
        </table:table-row>
        <table:table-row table:style-name="ro1">
          <table:table-cell office:value-type="float" office:value="1584226097" calcext:value-type="float">
            <text:p>1584226097</text:p>
          </table:table-cell>
          <table:table-cell office:value-type="float" office:value="703" calcext:value-type="float">
            <text:p>703</text:p>
          </table:table-cell>
          <table:table-cell office:value-type="float" office:value="2355568" calcext:value-type="float">
            <text:p>2355568</text:p>
          </table:table-cell>
          <table:table-cell table:formula="of:=[.C615]/1024" office:value-type="float" office:value="2300.359375" calcext:value-type="float">
            <text:p>2300.359375</text:p>
          </table:table-cell>
        </table:table-row>
        <table:table-row table:style-name="ro1">
          <table:table-cell office:value-type="float" office:value="1584226108" calcext:value-type="float">
            <text:p>1584226108</text:p>
          </table:table-cell>
          <table:table-cell office:value-type="float" office:value="704" calcext:value-type="float">
            <text:p>704</text:p>
          </table:table-cell>
          <table:table-cell office:value-type="float" office:value="2358708" calcext:value-type="float">
            <text:p>2358708</text:p>
          </table:table-cell>
          <table:table-cell table:formula="of:=[.C616]/1024" office:value-type="float" office:value="2303.42578125" calcext:value-type="float">
            <text:p>2303.42578125</text:p>
          </table:table-cell>
        </table:table-row>
        <table:table-row table:style-name="ro1">
          <table:table-cell office:value-type="float" office:value="1584226118" calcext:value-type="float">
            <text:p>1584226118</text:p>
          </table:table-cell>
          <table:table-cell office:value-type="float" office:value="705" calcext:value-type="float">
            <text:p>705</text:p>
          </table:table-cell>
          <table:table-cell office:value-type="float" office:value="2362808" calcext:value-type="float">
            <text:p>2362808</text:p>
          </table:table-cell>
          <table:table-cell table:formula="of:=[.C617]/1024" office:value-type="float" office:value="2307.4296875" calcext:value-type="float">
            <text:p>2307.4296875</text:p>
          </table:table-cell>
        </table:table-row>
        <table:table-row table:style-name="ro1">
          <table:table-cell office:value-type="float" office:value="1584226129" calcext:value-type="float">
            <text:p>1584226129</text:p>
          </table:table-cell>
          <table:table-cell office:value-type="float" office:value="706" calcext:value-type="float">
            <text:p>706</text:p>
          </table:table-cell>
          <table:table-cell office:value-type="float" office:value="2366908" calcext:value-type="float">
            <text:p>2366908</text:p>
          </table:table-cell>
          <table:table-cell table:formula="of:=[.C618]/1024" office:value-type="float" office:value="2311.43359375" calcext:value-type="float">
            <text:p>2311.43359375</text:p>
          </table:table-cell>
        </table:table-row>
        <table:table-row table:style-name="ro1">
          <table:table-cell office:value-type="float" office:value="1584226140" calcext:value-type="float">
            <text:p>1584226140</text:p>
          </table:table-cell>
          <table:table-cell office:value-type="float" office:value="707" calcext:value-type="float">
            <text:p>707</text:p>
          </table:table-cell>
          <table:table-cell office:value-type="float" office:value="2369856" calcext:value-type="float">
            <text:p>2369856</text:p>
          </table:table-cell>
          <table:table-cell table:formula="of:=[.C619]/1024" office:value-type="float" office:value="2314.3125" calcext:value-type="float">
            <text:p>2314.3125</text:p>
          </table:table-cell>
        </table:table-row>
        <table:table-row table:style-name="ro1">
          <table:table-cell office:value-type="float" office:value="1584226150" calcext:value-type="float">
            <text:p>1584226150</text:p>
          </table:table-cell>
          <table:table-cell office:value-type="float" office:value="708" calcext:value-type="float">
            <text:p>708</text:p>
          </table:table-cell>
          <table:table-cell office:value-type="float" office:value="2373956" calcext:value-type="float">
            <text:p>2373956</text:p>
          </table:table-cell>
          <table:table-cell table:formula="of:=[.C620]/1024" office:value-type="float" office:value="2318.31640625" calcext:value-type="float">
            <text:p>2318.31640625</text:p>
          </table:table-cell>
        </table:table-row>
        <table:table-row table:style-name="ro1">
          <table:table-cell office:value-type="float" office:value="1584226161" calcext:value-type="float">
            <text:p>1584226161</text:p>
          </table:table-cell>
          <table:table-cell office:value-type="float" office:value="709" calcext:value-type="float">
            <text:p>709</text:p>
          </table:table-cell>
          <table:table-cell office:value-type="float" office:value="2378120" calcext:value-type="float">
            <text:p>2378120</text:p>
          </table:table-cell>
          <table:table-cell table:formula="of:=[.C621]/1024" office:value-type="float" office:value="2322.3828125" calcext:value-type="float">
            <text:p>2322.3828125</text:p>
          </table:table-cell>
        </table:table-row>
        <table:table-row table:style-name="ro1">
          <table:table-cell office:value-type="float" office:value="1584226172" calcext:value-type="float">
            <text:p>1584226172</text:p>
          </table:table-cell>
          <table:table-cell office:value-type="float" office:value="710" calcext:value-type="float">
            <text:p>710</text:p>
          </table:table-cell>
          <table:table-cell office:value-type="float" office:value="2382220" calcext:value-type="float">
            <text:p>2382220</text:p>
          </table:table-cell>
          <table:table-cell table:formula="of:=[.C622]/1024" office:value-type="float" office:value="2326.38671875" calcext:value-type="float">
            <text:p>2326.38671875</text:p>
          </table:table-cell>
        </table:table-row>
        <table:table-row table:style-name="ro1">
          <table:table-cell office:value-type="float" office:value="1584226183" calcext:value-type="float">
            <text:p>1584226183</text:p>
          </table:table-cell>
          <table:table-cell office:value-type="float" office:value="711" calcext:value-type="float">
            <text:p>711</text:p>
          </table:table-cell>
          <table:table-cell office:value-type="float" office:value="2386640" calcext:value-type="float">
            <text:p>2386640</text:p>
          </table:table-cell>
          <table:table-cell table:formula="of:=[.C623]/1024" office:value-type="float" office:value="2330.703125" calcext:value-type="float">
            <text:p>2330.703125</text:p>
          </table:table-cell>
        </table:table-row>
        <table:table-row table:style-name="ro1">
          <table:table-cell office:value-type="float" office:value="1584226193" calcext:value-type="float">
            <text:p>1584226193</text:p>
          </table:table-cell>
          <table:table-cell office:value-type="float" office:value="712" calcext:value-type="float">
            <text:p>712</text:p>
          </table:table-cell>
          <table:table-cell office:value-type="float" office:value="2390740" calcext:value-type="float">
            <text:p>2390740</text:p>
          </table:table-cell>
          <table:table-cell table:formula="of:=[.C624]/1024" office:value-type="float" office:value="2334.70703125" calcext:value-type="float">
            <text:p>2334.70703125</text:p>
          </table:table-cell>
        </table:table-row>
        <table:table-row table:style-name="ro1">
          <table:table-cell office:value-type="float" office:value="1584226204" calcext:value-type="float">
            <text:p>1584226204</text:p>
          </table:table-cell>
          <table:table-cell office:value-type="float" office:value="713" calcext:value-type="float">
            <text:p>713</text:p>
          </table:table-cell>
          <table:table-cell office:value-type="float" office:value="2394968" calcext:value-type="float">
            <text:p>2394968</text:p>
          </table:table-cell>
          <table:table-cell table:formula="of:=[.C625]/1024" office:value-type="float" office:value="2338.8359375" calcext:value-type="float">
            <text:p>2338.8359375</text:p>
          </table:table-cell>
        </table:table-row>
        <table:table-row table:style-name="ro1">
          <table:table-cell office:value-type="float" office:value="1584226215" calcext:value-type="float">
            <text:p>1584226215</text:p>
          </table:table-cell>
          <table:table-cell office:value-type="float" office:value="714" calcext:value-type="float">
            <text:p>714</text:p>
          </table:table-cell>
          <table:table-cell office:value-type="float" office:value="2398940" calcext:value-type="float">
            <text:p>2398940</text:p>
          </table:table-cell>
          <table:table-cell table:formula="of:=[.C626]/1024" office:value-type="float" office:value="2342.71484375" calcext:value-type="float">
            <text:p>2342.71484375</text:p>
          </table:table-cell>
        </table:table-row>
        <table:table-row table:style-name="ro1">
          <table:table-cell office:value-type="float" office:value="1584226225" calcext:value-type="float">
            <text:p>1584226225</text:p>
          </table:table-cell>
          <table:table-cell office:value-type="float" office:value="715" calcext:value-type="float">
            <text:p>715</text:p>
          </table:table-cell>
          <table:table-cell office:value-type="float" office:value="2403168" calcext:value-type="float">
            <text:p>2403168</text:p>
          </table:table-cell>
          <table:table-cell table:formula="of:=[.C627]/1024" office:value-type="float" office:value="2346.84375" calcext:value-type="float">
            <text:p>2346.84375</text:p>
          </table:table-cell>
        </table:table-row>
        <table:table-row table:style-name="ro1">
          <table:table-cell office:value-type="float" office:value="1584226236" calcext:value-type="float">
            <text:p>1584226236</text:p>
          </table:table-cell>
          <table:table-cell office:value-type="float" office:value="716" calcext:value-type="float">
            <text:p>716</text:p>
          </table:table-cell>
          <table:table-cell office:value-type="float" office:value="2406116" calcext:value-type="float">
            <text:p>2406116</text:p>
          </table:table-cell>
          <table:table-cell table:formula="of:=[.C628]/1024" office:value-type="float" office:value="2349.72265625" calcext:value-type="float">
            <text:p>2349.72265625</text:p>
          </table:table-cell>
        </table:table-row>
        <table:table-row table:style-name="ro1">
          <table:table-cell office:value-type="float" office:value="1584226247" calcext:value-type="float">
            <text:p>1584226247</text:p>
          </table:table-cell>
          <table:table-cell office:value-type="float" office:value="717" calcext:value-type="float">
            <text:p>717</text:p>
          </table:table-cell>
          <table:table-cell office:value-type="float" office:value="2410280" calcext:value-type="float">
            <text:p>2410280</text:p>
          </table:table-cell>
          <table:table-cell table:formula="of:=[.C629]/1024" office:value-type="float" office:value="2353.7890625" calcext:value-type="float">
            <text:p>2353.7890625</text:p>
          </table:table-cell>
        </table:table-row>
        <table:table-row table:style-name="ro1">
          <table:table-cell office:value-type="float" office:value="1584226258" calcext:value-type="float">
            <text:p>1584226258</text:p>
          </table:table-cell>
          <table:table-cell office:value-type="float" office:value="718" calcext:value-type="float">
            <text:p>718</text:p>
          </table:table-cell>
          <table:table-cell office:value-type="float" office:value="2414380" calcext:value-type="float">
            <text:p>2414380</text:p>
          </table:table-cell>
          <table:table-cell table:formula="of:=[.C630]/1024" office:value-type="float" office:value="2357.79296875" calcext:value-type="float">
            <text:p>2357.79296875</text:p>
          </table:table-cell>
        </table:table-row>
        <table:table-row table:style-name="ro1">
          <table:table-cell office:value-type="float" office:value="1584226268" calcext:value-type="float">
            <text:p>1584226268</text:p>
          </table:table-cell>
          <table:table-cell office:value-type="float" office:value="719" calcext:value-type="float">
            <text:p>719</text:p>
          </table:table-cell>
          <table:table-cell office:value-type="float" office:value="2418608" calcext:value-type="float">
            <text:p>2418608</text:p>
          </table:table-cell>
          <table:table-cell table:formula="of:=[.C631]/1024" office:value-type="float" office:value="2361.921875" calcext:value-type="float">
            <text:p>2361.921875</text:p>
          </table:table-cell>
        </table:table-row>
        <table:table-row table:style-name="ro1">
          <table:table-cell office:value-type="float" office:value="1584226279" calcext:value-type="float">
            <text:p>1584226279</text:p>
          </table:table-cell>
          <table:table-cell office:value-type="float" office:value="720" calcext:value-type="float">
            <text:p>720</text:p>
          </table:table-cell>
          <table:table-cell office:value-type="float" office:value="2422900" calcext:value-type="float">
            <text:p>2422900</text:p>
          </table:table-cell>
          <table:table-cell table:formula="of:=[.C632]/1024" office:value-type="float" office:value="2366.11328125" calcext:value-type="float">
            <text:p>2366.11328125</text:p>
          </table:table-cell>
        </table:table-row>
        <table:table-row table:style-name="ro1">
          <table:table-cell office:value-type="float" office:value="1584226290" calcext:value-type="float">
            <text:p>1584226290</text:p>
          </table:table-cell>
          <table:table-cell office:value-type="float" office:value="721" calcext:value-type="float">
            <text:p>721</text:p>
          </table:table-cell>
          <table:table-cell office:value-type="float" office:value="2427000" calcext:value-type="float">
            <text:p>2427000</text:p>
          </table:table-cell>
          <table:table-cell table:formula="of:=[.C633]/1024" office:value-type="float" office:value="2370.1171875" calcext:value-type="float">
            <text:p>2370.1171875</text:p>
          </table:table-cell>
        </table:table-row>
        <table:table-row table:style-name="ro1">
          <table:table-cell office:value-type="float" office:value="1584226301" calcext:value-type="float">
            <text:p>1584226301</text:p>
          </table:table-cell>
          <table:table-cell office:value-type="float" office:value="722" calcext:value-type="float">
            <text:p>722</text:p>
          </table:table-cell>
          <table:table-cell office:value-type="float" office:value="2431100" calcext:value-type="float">
            <text:p>2431100</text:p>
          </table:table-cell>
          <table:table-cell table:formula="of:=[.C634]/1024" office:value-type="float" office:value="2374.12109375" calcext:value-type="float">
            <text:p>2374.12109375</text:p>
          </table:table-cell>
        </table:table-row>
        <table:table-row table:style-name="ro1">
          <table:table-cell office:value-type="float" office:value="1584226311" calcext:value-type="float">
            <text:p>1584226311</text:p>
          </table:table-cell>
          <table:table-cell office:value-type="float" office:value="723" calcext:value-type="float">
            <text:p>723</text:p>
          </table:table-cell>
          <table:table-cell office:value-type="float" office:value="2435264" calcext:value-type="float">
            <text:p>2435264</text:p>
          </table:table-cell>
          <table:table-cell table:formula="of:=[.C635]/1024" office:value-type="float" office:value="2378.1875" calcext:value-type="float">
            <text:p>2378.1875</text:p>
          </table:table-cell>
        </table:table-row>
        <table:table-row table:style-name="ro1">
          <table:table-cell office:value-type="float" office:value="1584226322" calcext:value-type="float">
            <text:p>1584226322</text:p>
          </table:table-cell>
          <table:table-cell office:value-type="float" office:value="724" calcext:value-type="float">
            <text:p>724</text:p>
          </table:table-cell>
          <table:table-cell office:value-type="float" office:value="2439364" calcext:value-type="float">
            <text:p>2439364</text:p>
          </table:table-cell>
          <table:table-cell table:formula="of:=[.C636]/1024" office:value-type="float" office:value="2382.19140625" calcext:value-type="float">
            <text:p>2382.19140625</text:p>
          </table:table-cell>
        </table:table-row>
        <table:table-row table:style-name="ro1">
          <table:table-cell office:value-type="float" office:value="1584226333" calcext:value-type="float">
            <text:p>1584226333</text:p>
          </table:table-cell>
          <table:table-cell office:value-type="float" office:value="725" calcext:value-type="float">
            <text:p>725</text:p>
          </table:table-cell>
          <table:table-cell office:value-type="float" office:value="2442504" calcext:value-type="float">
            <text:p>2442504</text:p>
          </table:table-cell>
          <table:table-cell table:formula="of:=[.C637]/1024" office:value-type="float" office:value="2385.2578125" calcext:value-type="float">
            <text:p>2385.2578125</text:p>
          </table:table-cell>
        </table:table-row>
        <table:table-row table:style-name="ro1">
          <table:table-cell office:value-type="float" office:value="1584226343" calcext:value-type="float">
            <text:p>1584226343</text:p>
          </table:table-cell>
          <table:table-cell office:value-type="float" office:value="726" calcext:value-type="float">
            <text:p>726</text:p>
          </table:table-cell>
          <table:table-cell office:value-type="float" office:value="2446540" calcext:value-type="float">
            <text:p>2446540</text:p>
          </table:table-cell>
          <table:table-cell table:formula="of:=[.C638]/1024" office:value-type="float" office:value="2389.19921875" calcext:value-type="float">
            <text:p>2389.19921875</text:p>
          </table:table-cell>
        </table:table-row>
        <table:table-row table:style-name="ro1">
          <table:table-cell office:value-type="float" office:value="1584226354" calcext:value-type="float">
            <text:p>1584226354</text:p>
          </table:table-cell>
          <table:table-cell office:value-type="float" office:value="727" calcext:value-type="float">
            <text:p>727</text:p>
          </table:table-cell>
          <table:table-cell office:value-type="float" office:value="2450640" calcext:value-type="float">
            <text:p>2450640</text:p>
          </table:table-cell>
          <table:table-cell table:formula="of:=[.C639]/1024" office:value-type="float" office:value="2393.203125" calcext:value-type="float">
            <text:p>2393.203125</text:p>
          </table:table-cell>
        </table:table-row>
        <table:table-row table:style-name="ro1">
          <table:table-cell office:value-type="float" office:value="1584226365" calcext:value-type="float">
            <text:p>1584226365</text:p>
          </table:table-cell>
          <table:table-cell office:value-type="float" office:value="728" calcext:value-type="float">
            <text:p>728</text:p>
          </table:table-cell>
          <table:table-cell office:value-type="float" office:value="2454808" calcext:value-type="float">
            <text:p>2454808</text:p>
          </table:table-cell>
          <table:table-cell table:formula="of:=[.C640]/1024" office:value-type="float" office:value="2397.2734375" calcext:value-type="float">
            <text:p>2397.2734375</text:p>
          </table:table-cell>
        </table:table-row>
        <table:table-row table:style-name="ro1">
          <table:table-cell office:value-type="float" office:value="1584226376" calcext:value-type="float">
            <text:p>1584226376</text:p>
          </table:table-cell>
          <table:table-cell office:value-type="float" office:value="729" calcext:value-type="float">
            <text:p>729</text:p>
          </table:table-cell>
          <table:table-cell office:value-type="float" office:value="2459164" calcext:value-type="float">
            <text:p>2459164</text:p>
          </table:table-cell>
          <table:table-cell table:formula="of:=[.C641]/1024" office:value-type="float" office:value="2401.52734375" calcext:value-type="float">
            <text:p>2401.52734375</text:p>
          </table:table-cell>
        </table:table-row>
        <table:table-row table:style-name="ro1">
          <table:table-cell office:value-type="float" office:value="1584226386" calcext:value-type="float">
            <text:p>1584226386</text:p>
          </table:table-cell>
          <table:table-cell office:value-type="float" office:value="730" calcext:value-type="float">
            <text:p>730</text:p>
          </table:table-cell>
          <table:table-cell office:value-type="float" office:value="2463200" calcext:value-type="float">
            <text:p>2463200</text:p>
          </table:table-cell>
          <table:table-cell table:formula="of:=[.C642]/1024" office:value-type="float" office:value="2405.46875" calcext:value-type="float">
            <text:p>2405.46875</text:p>
          </table:table-cell>
        </table:table-row>
        <table:table-row table:style-name="ro1">
          <table:table-cell office:value-type="float" office:value="1584226397" calcext:value-type="float">
            <text:p>1584226397</text:p>
          </table:table-cell>
          <table:table-cell office:value-type="float" office:value="731" calcext:value-type="float">
            <text:p>731</text:p>
          </table:table-cell>
          <table:table-cell office:value-type="float" office:value="2466340" calcext:value-type="float">
            <text:p>2466340</text:p>
          </table:table-cell>
          <table:table-cell table:formula="of:=[.C643]/1024" office:value-type="float" office:value="2408.53515625" calcext:value-type="float">
            <text:p>2408.53515625</text:p>
          </table:table-cell>
        </table:table-row>
        <table:table-row table:style-name="ro1">
          <table:table-cell office:value-type="float" office:value="1584226408" calcext:value-type="float">
            <text:p>1584226408</text:p>
          </table:table-cell>
          <table:table-cell office:value-type="float" office:value="732" calcext:value-type="float">
            <text:p>732</text:p>
          </table:table-cell>
          <table:table-cell office:value-type="float" office:value="2470440" calcext:value-type="float">
            <text:p>2470440</text:p>
          </table:table-cell>
          <table:table-cell table:formula="of:=[.C644]/1024" office:value-type="float" office:value="2412.5390625" calcext:value-type="float">
            <text:p>2412.5390625</text:p>
          </table:table-cell>
        </table:table-row>
        <table:table-row table:style-name="ro1">
          <table:table-cell office:value-type="float" office:value="1584226418" calcext:value-type="float">
            <text:p>1584226418</text:p>
          </table:table-cell>
          <table:table-cell office:value-type="float" office:value="733" calcext:value-type="float">
            <text:p>733</text:p>
          </table:table-cell>
          <table:table-cell office:value-type="float" office:value="2474476" calcext:value-type="float">
            <text:p>2474476</text:p>
          </table:table-cell>
          <table:table-cell table:formula="of:=[.C645]/1024" office:value-type="float" office:value="2416.48046875" calcext:value-type="float">
            <text:p>2416.48046875</text:p>
          </table:table-cell>
        </table:table-row>
        <table:table-row table:style-name="ro1">
          <table:table-cell office:value-type="float" office:value="1584226429" calcext:value-type="float">
            <text:p>1584226429</text:p>
          </table:table-cell>
          <table:table-cell office:value-type="float" office:value="734" calcext:value-type="float">
            <text:p>734</text:p>
          </table:table-cell>
          <table:table-cell office:value-type="float" office:value="2477744" calcext:value-type="float">
            <text:p>2477744</text:p>
          </table:table-cell>
          <table:table-cell table:formula="of:=[.C646]/1024" office:value-type="float" office:value="2419.671875" calcext:value-type="float">
            <text:p>2419.671875</text:p>
          </table:table-cell>
        </table:table-row>
        <table:table-row table:style-name="ro1">
          <table:table-cell office:value-type="float" office:value="1584226440" calcext:value-type="float">
            <text:p>1584226440</text:p>
          </table:table-cell>
          <table:table-cell office:value-type="float" office:value="735" calcext:value-type="float">
            <text:p>735</text:p>
          </table:table-cell>
          <table:table-cell office:value-type="float" office:value="2481716" calcext:value-type="float">
            <text:p>2481716</text:p>
          </table:table-cell>
          <table:table-cell table:formula="of:=[.C647]/1024" office:value-type="float" office:value="2423.55078125" calcext:value-type="float">
            <text:p>2423.55078125</text:p>
          </table:table-cell>
        </table:table-row>
        <table:table-row table:style-name="ro1">
          <table:table-cell office:value-type="float" office:value="1584226451" calcext:value-type="float">
            <text:p>1584226451</text:p>
          </table:table-cell>
          <table:table-cell office:value-type="float" office:value="736" calcext:value-type="float">
            <text:p>736</text:p>
          </table:table-cell>
          <table:table-cell office:value-type="float" office:value="2485880" calcext:value-type="float">
            <text:p>2485880</text:p>
          </table:table-cell>
          <table:table-cell table:formula="of:=[.C648]/1024" office:value-type="float" office:value="2427.6171875" calcext:value-type="float">
            <text:p>2427.6171875</text:p>
          </table:table-cell>
        </table:table-row>
        <table:table-row table:style-name="ro1">
          <table:table-cell office:value-type="float" office:value="1584226461" calcext:value-type="float">
            <text:p>1584226461</text:p>
          </table:table-cell>
          <table:table-cell office:value-type="float" office:value="737" calcext:value-type="float">
            <text:p>737</text:p>
          </table:table-cell>
          <table:table-cell office:value-type="float" office:value="2489980" calcext:value-type="float">
            <text:p>2489980</text:p>
          </table:table-cell>
          <table:table-cell table:formula="of:=[.C649]/1024" office:value-type="float" office:value="2431.62109375" calcext:value-type="float">
            <text:p>2431.62109375</text:p>
          </table:table-cell>
        </table:table-row>
        <table:table-row table:style-name="ro1">
          <table:table-cell office:value-type="float" office:value="1584226472" calcext:value-type="float">
            <text:p>1584226472</text:p>
          </table:table-cell>
          <table:table-cell office:value-type="float" office:value="738" calcext:value-type="float">
            <text:p>738</text:p>
          </table:table-cell>
          <table:table-cell office:value-type="float" office:value="2494016" calcext:value-type="float">
            <text:p>2494016</text:p>
          </table:table-cell>
          <table:table-cell table:formula="of:=[.C650]/1024" office:value-type="float" office:value="2435.5625" calcext:value-type="float">
            <text:p>2435.5625</text:p>
          </table:table-cell>
        </table:table-row>
        <table:table-row table:style-name="ro1">
          <table:table-cell office:value-type="float" office:value="1584226483" calcext:value-type="float">
            <text:p>1584226483</text:p>
          </table:table-cell>
          <table:table-cell office:value-type="float" office:value="739" calcext:value-type="float">
            <text:p>739</text:p>
          </table:table-cell>
          <table:table-cell office:value-type="float" office:value="2498116" calcext:value-type="float">
            <text:p>2498116</text:p>
          </table:table-cell>
          <table:table-cell table:formula="of:=[.C651]/1024" office:value-type="float" office:value="2439.56640625" calcext:value-type="float">
            <text:p>2439.56640625</text:p>
          </table:table-cell>
        </table:table-row>
        <table:table-row table:style-name="ro1">
          <table:table-cell office:value-type="float" office:value="1584226493" calcext:value-type="float">
            <text:p>1584226493</text:p>
          </table:table-cell>
          <table:table-cell office:value-type="float" office:value="740" calcext:value-type="float">
            <text:p>740</text:p>
          </table:table-cell>
          <table:table-cell office:value-type="float" office:value="2502472" calcext:value-type="float">
            <text:p>2502472</text:p>
          </table:table-cell>
          <table:table-cell table:formula="of:=[.C652]/1024" office:value-type="float" office:value="2443.8203125" calcext:value-type="float">
            <text:p>2443.8203125</text:p>
          </table:table-cell>
        </table:table-row>
        <table:table-row table:style-name="ro1">
          <table:table-cell office:value-type="float" office:value="1584226504" calcext:value-type="float">
            <text:p>1584226504</text:p>
          </table:table-cell>
          <table:table-cell office:value-type="float" office:value="741" calcext:value-type="float">
            <text:p>741</text:p>
          </table:table-cell>
          <table:table-cell office:value-type="float" office:value="2506636" calcext:value-type="float">
            <text:p>2506636</text:p>
          </table:table-cell>
          <table:table-cell table:formula="of:=[.C653]/1024" office:value-type="float" office:value="2447.88671875" calcext:value-type="float">
            <text:p>2447.88671875</text:p>
          </table:table-cell>
        </table:table-row>
        <table:table-row table:style-name="ro1">
          <table:table-cell office:value-type="float" office:value="1584226515" calcext:value-type="float">
            <text:p>1584226515</text:p>
          </table:table-cell>
          <table:table-cell office:value-type="float" office:value="742" calcext:value-type="float">
            <text:p>742</text:p>
          </table:table-cell>
          <table:table-cell office:value-type="float" office:value="2509712" calcext:value-type="float">
            <text:p>2509712</text:p>
          </table:table-cell>
          <table:table-cell table:formula="of:=[.C654]/1024" office:value-type="float" office:value="2450.890625" calcext:value-type="float">
            <text:p>2450.890625</text:p>
          </table:table-cell>
        </table:table-row>
        <table:table-row table:style-name="ro1">
          <table:table-cell office:value-type="float" office:value="1584226526" calcext:value-type="float">
            <text:p>1584226526</text:p>
          </table:table-cell>
          <table:table-cell office:value-type="float" office:value="743" calcext:value-type="float">
            <text:p>743</text:p>
          </table:table-cell>
          <table:table-cell office:value-type="float" office:value="2514004" calcext:value-type="float">
            <text:p>2514004</text:p>
          </table:table-cell>
          <table:table-cell table:formula="of:=[.C655]/1024" office:value-type="float" office:value="2455.08203125" calcext:value-type="float">
            <text:p>2455.08203125</text:p>
          </table:table-cell>
        </table:table-row>
        <table:table-row table:style-name="ro1">
          <table:table-cell office:value-type="float" office:value="1584226536" calcext:value-type="float">
            <text:p>1584226536</text:p>
          </table:table-cell>
          <table:table-cell office:value-type="float" office:value="744" calcext:value-type="float">
            <text:p>744</text:p>
          </table:table-cell>
          <table:table-cell office:value-type="float" office:value="2517080" calcext:value-type="float">
            <text:p>2517080</text:p>
          </table:table-cell>
          <table:table-cell table:formula="of:=[.C656]/1024" office:value-type="float" office:value="2458.0859375" calcext:value-type="float">
            <text:p>2458.0859375</text:p>
          </table:table-cell>
        </table:table-row>
        <table:table-row table:style-name="ro1">
          <table:table-cell office:value-type="float" office:value="1584226547" calcext:value-type="float">
            <text:p>1584226547</text:p>
          </table:table-cell>
          <table:table-cell office:value-type="float" office:value="745" calcext:value-type="float">
            <text:p>745</text:p>
          </table:table-cell>
          <table:table-cell office:value-type="float" office:value="2521244" calcext:value-type="float">
            <text:p>2521244</text:p>
          </table:table-cell>
          <table:table-cell table:formula="of:=[.C657]/1024" office:value-type="float" office:value="2462.15234375" calcext:value-type="float">
            <text:p>2462.15234375</text:p>
          </table:table-cell>
        </table:table-row>
        <table:table-row table:style-name="ro1">
          <table:table-cell office:value-type="float" office:value="1584226558" calcext:value-type="float">
            <text:p>1584226558</text:p>
          </table:table-cell>
          <table:table-cell office:value-type="float" office:value="746" calcext:value-type="float">
            <text:p>746</text:p>
          </table:table-cell>
          <table:table-cell office:value-type="float" office:value="2525408" calcext:value-type="float">
            <text:p>2525408</text:p>
          </table:table-cell>
          <table:table-cell table:formula="of:=[.C658]/1024" office:value-type="float" office:value="2466.21875" calcext:value-type="float">
            <text:p>2466.21875</text:p>
          </table:table-cell>
        </table:table-row>
        <table:table-row table:style-name="ro1">
          <table:table-cell office:value-type="float" office:value="1584226569" calcext:value-type="float">
            <text:p>1584226569</text:p>
          </table:table-cell>
          <table:table-cell office:value-type="float" office:value="747" calcext:value-type="float">
            <text:p>747</text:p>
          </table:table-cell>
          <table:table-cell office:value-type="float" office:value="2529636" calcext:value-type="float">
            <text:p>2529636</text:p>
          </table:table-cell>
          <table:table-cell table:formula="of:=[.C659]/1024" office:value-type="float" office:value="2470.34765625" calcext:value-type="float">
            <text:p>2470.34765625</text:p>
          </table:table-cell>
        </table:table-row>
        <table:table-row table:style-name="ro1">
          <table:table-cell office:value-type="float" office:value="1584226579" calcext:value-type="float">
            <text:p>1584226579</text:p>
          </table:table-cell>
          <table:table-cell office:value-type="float" office:value="748" calcext:value-type="float">
            <text:p>748</text:p>
          </table:table-cell>
          <table:table-cell office:value-type="float" office:value="2533544" calcext:value-type="float">
            <text:p>2533544</text:p>
          </table:table-cell>
          <table:table-cell table:formula="of:=[.C660]/1024" office:value-type="float" office:value="2474.1640625" calcext:value-type="float">
            <text:p>2474.1640625</text:p>
          </table:table-cell>
        </table:table-row>
        <table:table-row table:style-name="ro1">
          <table:table-cell office:value-type="float" office:value="1584226590" calcext:value-type="float">
            <text:p>1584226590</text:p>
          </table:table-cell>
          <table:table-cell office:value-type="float" office:value="749" calcext:value-type="float">
            <text:p>749</text:p>
          </table:table-cell>
          <table:table-cell office:value-type="float" office:value="2537708" calcext:value-type="float">
            <text:p>2537708</text:p>
          </table:table-cell>
          <table:table-cell table:formula="of:=[.C661]/1024" office:value-type="float" office:value="2478.23046875" calcext:value-type="float">
            <text:p>2478.23046875</text:p>
          </table:table-cell>
        </table:table-row>
        <table:table-row table:style-name="ro1">
          <table:table-cell office:value-type="float" office:value="1584226601" calcext:value-type="float">
            <text:p>1584226601</text:p>
          </table:table-cell>
          <table:table-cell office:value-type="float" office:value="750" calcext:value-type="float">
            <text:p>750</text:p>
          </table:table-cell>
          <table:table-cell office:value-type="float" office:value="2541808" calcext:value-type="float">
            <text:p>2541808</text:p>
          </table:table-cell>
          <table:table-cell table:formula="of:=[.C662]/1024" office:value-type="float" office:value="2482.234375" calcext:value-type="float">
            <text:p>2482.234375</text:p>
          </table:table-cell>
        </table:table-row>
        <table:table-row table:style-name="ro1">
          <table:table-cell office:value-type="float" office:value="1584226612" calcext:value-type="float">
            <text:p>1584226612</text:p>
          </table:table-cell>
          <table:table-cell office:value-type="float" office:value="751" calcext:value-type="float">
            <text:p>751</text:p>
          </table:table-cell>
          <table:table-cell office:value-type="float" office:value="2546292" calcext:value-type="float">
            <text:p>2546292</text:p>
          </table:table-cell>
          <table:table-cell table:formula="of:=[.C663]/1024" office:value-type="float" office:value="2486.61328125" calcext:value-type="float">
            <text:p>2486.61328125</text:p>
          </table:table-cell>
        </table:table-row>
        <table:table-row table:style-name="ro1">
          <table:table-cell office:value-type="float" office:value="1584226622" calcext:value-type="float">
            <text:p>1584226622</text:p>
          </table:table-cell>
          <table:table-cell office:value-type="float" office:value="752" calcext:value-type="float">
            <text:p>752</text:p>
          </table:table-cell>
          <table:table-cell office:value-type="float" office:value="2549244" calcext:value-type="float">
            <text:p>2549244</text:p>
          </table:table-cell>
          <table:table-cell table:formula="of:=[.C664]/1024" office:value-type="float" office:value="2489.49609375" calcext:value-type="float">
            <text:p>2489.49609375</text:p>
          </table:table-cell>
        </table:table-row>
        <table:table-row table:style-name="ro1">
          <table:table-cell office:value-type="float" office:value="1584226633" calcext:value-type="float">
            <text:p>1584226633</text:p>
          </table:table-cell>
          <table:table-cell office:value-type="float" office:value="753" calcext:value-type="float">
            <text:p>753</text:p>
          </table:table-cell>
          <table:table-cell office:value-type="float" office:value="2553344" calcext:value-type="float">
            <text:p>2553344</text:p>
          </table:table-cell>
          <table:table-cell table:formula="of:=[.C665]/1024" office:value-type="float" office:value="2493.5" calcext:value-type="float">
            <text:p>2493.5</text:p>
          </table:table-cell>
        </table:table-row>
        <table:table-row table:style-name="ro1">
          <table:table-cell office:value-type="float" office:value="1584226644" calcext:value-type="float">
            <text:p>1584226644</text:p>
          </table:table-cell>
          <table:table-cell office:value-type="float" office:value="754" calcext:value-type="float">
            <text:p>754</text:p>
          </table:table-cell>
          <table:table-cell office:value-type="float" office:value="2557572" calcext:value-type="float">
            <text:p>2557572</text:p>
          </table:table-cell>
          <table:table-cell table:formula="of:=[.C666]/1024" office:value-type="float" office:value="2497.62890625" calcext:value-type="float">
            <text:p>2497.62890625</text:p>
          </table:table-cell>
        </table:table-row>
        <table:table-row table:style-name="ro1">
          <table:table-cell office:value-type="float" office:value="1584226654" calcext:value-type="float">
            <text:p>1584226654</text:p>
          </table:table-cell>
          <table:table-cell office:value-type="float" office:value="755" calcext:value-type="float">
            <text:p>755</text:p>
          </table:table-cell>
          <table:table-cell office:value-type="float" office:value="2561864" calcext:value-type="float">
            <text:p>2561864</text:p>
          </table:table-cell>
          <table:table-cell table:formula="of:=[.C667]/1024" office:value-type="float" office:value="2501.8203125" calcext:value-type="float">
            <text:p>2501.8203125</text:p>
          </table:table-cell>
        </table:table-row>
        <table:table-row table:style-name="ro1">
          <table:table-cell office:value-type="float" office:value="1584226665" calcext:value-type="float">
            <text:p>1584226665</text:p>
          </table:table-cell>
          <table:table-cell office:value-type="float" office:value="756" calcext:value-type="float">
            <text:p>756</text:p>
          </table:table-cell>
          <table:table-cell office:value-type="float" office:value="2565964" calcext:value-type="float">
            <text:p>2565964</text:p>
          </table:table-cell>
          <table:table-cell table:formula="of:=[.C668]/1024" office:value-type="float" office:value="2505.82421875" calcext:value-type="float">
            <text:p>2505.82421875</text:p>
          </table:table-cell>
        </table:table-row>
        <table:table-row table:style-name="ro1">
          <table:table-cell office:value-type="float" office:value="1584226676" calcext:value-type="float">
            <text:p>1584226676</text:p>
          </table:table-cell>
          <table:table-cell office:value-type="float" office:value="757" calcext:value-type="float">
            <text:p>757</text:p>
          </table:table-cell>
          <table:table-cell office:value-type="float" office:value="2569936" calcext:value-type="float">
            <text:p>2569936</text:p>
          </table:table-cell>
          <table:table-cell table:formula="of:=[.C669]/1024" office:value-type="float" office:value="2509.703125" calcext:value-type="float">
            <text:p>2509.703125</text:p>
          </table:table-cell>
        </table:table-row>
        <table:table-row table:style-name="ro1">
          <table:table-cell office:value-type="float" office:value="1584226687" calcext:value-type="float">
            <text:p>1584226687</text:p>
          </table:table-cell>
          <table:table-cell office:value-type="float" office:value="758" calcext:value-type="float">
            <text:p>758</text:p>
          </table:table-cell>
          <table:table-cell office:value-type="float" office:value="2574100" calcext:value-type="float">
            <text:p>2574100</text:p>
          </table:table-cell>
          <table:table-cell table:formula="of:=[.C670]/1024" office:value-type="float" office:value="2513.76953125" calcext:value-type="float">
            <text:p>2513.76953125</text:p>
          </table:table-cell>
        </table:table-row>
        <table:table-row table:style-name="ro1">
          <table:table-cell office:value-type="float" office:value="1584226697" calcext:value-type="float">
            <text:p>1584226697</text:p>
          </table:table-cell>
          <table:table-cell office:value-type="float" office:value="759" calcext:value-type="float">
            <text:p>759</text:p>
          </table:table-cell>
          <table:table-cell office:value-type="float" office:value="2577176" calcext:value-type="float">
            <text:p>2577176</text:p>
          </table:table-cell>
          <table:table-cell table:formula="of:=[.C671]/1024" office:value-type="float" office:value="2516.7734375" calcext:value-type="float">
            <text:p>2516.7734375</text:p>
          </table:table-cell>
        </table:table-row>
        <table:table-row table:style-name="ro1">
          <table:table-cell office:value-type="float" office:value="1584226708" calcext:value-type="float">
            <text:p>1584226708</text:p>
          </table:table-cell>
          <table:table-cell office:value-type="float" office:value="760" calcext:value-type="float">
            <text:p>760</text:p>
          </table:table-cell>
          <table:table-cell office:value-type="float" office:value="2581276" calcext:value-type="float">
            <text:p>2581276</text:p>
          </table:table-cell>
          <table:table-cell table:formula="of:=[.C672]/1024" office:value-type="float" office:value="2520.77734375" calcext:value-type="float">
            <text:p>2520.77734375</text:p>
          </table:table-cell>
        </table:table-row>
        <table:table-row table:style-name="ro1">
          <table:table-cell office:value-type="float" office:value="1584226719" calcext:value-type="float">
            <text:p>1584226719</text:p>
          </table:table-cell>
          <table:table-cell office:value-type="float" office:value="761" calcext:value-type="float">
            <text:p>761</text:p>
          </table:table-cell>
          <table:table-cell office:value-type="float" office:value="2585376" calcext:value-type="float">
            <text:p>2585376</text:p>
          </table:table-cell>
          <table:table-cell table:formula="of:=[.C673]/1024" office:value-type="float" office:value="2524.78125" calcext:value-type="float">
            <text:p>2524.78125</text:p>
          </table:table-cell>
        </table:table-row>
        <table:table-row table:style-name="ro1">
          <table:table-cell office:value-type="float" office:value="1584226729" calcext:value-type="float">
            <text:p>1584226729</text:p>
          </table:table-cell>
          <table:table-cell office:value-type="float" office:value="762" calcext:value-type="float">
            <text:p>762</text:p>
          </table:table-cell>
          <table:table-cell office:value-type="float" office:value="2589860" calcext:value-type="float">
            <text:p>2589860</text:p>
          </table:table-cell>
          <table:table-cell table:formula="of:=[.C674]/1024" office:value-type="float" office:value="2529.16015625" calcext:value-type="float">
            <text:p>2529.16015625</text:p>
          </table:table-cell>
        </table:table-row>
        <table:table-row table:style-name="ro1">
          <table:table-cell office:value-type="float" office:value="1584226740" calcext:value-type="float">
            <text:p>1584226740</text:p>
          </table:table-cell>
          <table:table-cell office:value-type="float" office:value="763" calcext:value-type="float">
            <text:p>763</text:p>
          </table:table-cell>
          <table:table-cell office:value-type="float" office:value="2592872" calcext:value-type="float">
            <text:p>2592872</text:p>
          </table:table-cell>
          <table:table-cell table:formula="of:=[.C675]/1024" office:value-type="float" office:value="2532.1015625" calcext:value-type="float">
            <text:p>2532.1015625</text:p>
          </table:table-cell>
        </table:table-row>
        <table:table-row table:style-name="ro1">
          <table:table-cell office:value-type="float" office:value="1584226751" calcext:value-type="float">
            <text:p>1584226751</text:p>
          </table:table-cell>
          <table:table-cell office:value-type="float" office:value="764" calcext:value-type="float">
            <text:p>764</text:p>
          </table:table-cell>
          <table:table-cell office:value-type="float" office:value="2597100" calcext:value-type="float">
            <text:p>2597100</text:p>
          </table:table-cell>
          <table:table-cell table:formula="of:=[.C676]/1024" office:value-type="float" office:value="2536.23046875" calcext:value-type="float">
            <text:p>2536.23046875</text:p>
          </table:table-cell>
        </table:table-row>
        <table:table-row table:style-name="ro1">
          <table:table-cell office:value-type="float" office:value="1584226762" calcext:value-type="float">
            <text:p>1584226762</text:p>
          </table:table-cell>
          <table:table-cell office:value-type="float" office:value="765" calcext:value-type="float">
            <text:p>765</text:p>
          </table:table-cell>
          <table:table-cell office:value-type="float" office:value="2600752" calcext:value-type="float">
            <text:p>2600752</text:p>
          </table:table-cell>
          <table:table-cell table:formula="of:=[.C677]/1024" office:value-type="float" office:value="2539.796875" calcext:value-type="float">
            <text:p>2539.796875</text:p>
          </table:table-cell>
        </table:table-row>
        <table:table-row table:style-name="ro1">
          <table:table-cell office:value-type="float" office:value="1584226772" calcext:value-type="float">
            <text:p>1584226772</text:p>
          </table:table-cell>
          <table:table-cell office:value-type="float" office:value="766" calcext:value-type="float">
            <text:p>766</text:p>
          </table:table-cell>
          <table:table-cell office:value-type="float" office:value="2604788" calcext:value-type="float">
            <text:p>2604788</text:p>
          </table:table-cell>
          <table:table-cell table:formula="of:=[.C678]/1024" office:value-type="float" office:value="2543.73828125" calcext:value-type="float">
            <text:p>2543.73828125</text:p>
          </table:table-cell>
        </table:table-row>
        <table:table-row table:style-name="ro1">
          <table:table-cell office:value-type="float" office:value="1584226783" calcext:value-type="float">
            <text:p>1584226783</text:p>
          </table:table-cell>
          <table:table-cell office:value-type="float" office:value="767" calcext:value-type="float">
            <text:p>767</text:p>
          </table:table-cell>
          <table:table-cell office:value-type="float" office:value="2607864" calcext:value-type="float">
            <text:p>2607864</text:p>
          </table:table-cell>
          <table:table-cell table:formula="of:=[.C679]/1024" office:value-type="float" office:value="2546.7421875" calcext:value-type="float">
            <text:p>2546.7421875</text:p>
          </table:table-cell>
        </table:table-row>
        <table:table-row table:style-name="ro1">
          <table:table-cell office:value-type="float" office:value="1584226794" calcext:value-type="float">
            <text:p>1584226794</text:p>
          </table:table-cell>
          <table:table-cell office:value-type="float" office:value="768" calcext:value-type="float">
            <text:p>768</text:p>
          </table:table-cell>
          <table:table-cell office:value-type="float" office:value="2611964" calcext:value-type="float">
            <text:p>2611964</text:p>
          </table:table-cell>
          <table:table-cell table:formula="of:=[.C680]/1024" office:value-type="float" office:value="2550.74609375" calcext:value-type="float">
            <text:p>2550.74609375</text:p>
          </table:table-cell>
        </table:table-row>
        <table:table-row table:style-name="ro1">
          <table:table-cell office:value-type="float" office:value="1584226804" calcext:value-type="float">
            <text:p>1584226804</text:p>
          </table:table-cell>
          <table:table-cell office:value-type="float" office:value="769" calcext:value-type="float">
            <text:p>769</text:p>
          </table:table-cell>
          <table:table-cell office:value-type="float" office:value="2616000" calcext:value-type="float">
            <text:p>2616000</text:p>
          </table:table-cell>
          <table:table-cell table:formula="of:=[.C681]/1024" office:value-type="float" office:value="2554.6875" calcext:value-type="float">
            <text:p>2554.6875</text:p>
          </table:table-cell>
        </table:table-row>
        <table:table-row table:style-name="ro1">
          <table:table-cell office:value-type="float" office:value="1584226815" calcext:value-type="float">
            <text:p>1584226815</text:p>
          </table:table-cell>
          <table:table-cell office:value-type="float" office:value="770" calcext:value-type="float">
            <text:p>770</text:p>
          </table:table-cell>
          <table:table-cell office:value-type="float" office:value="2620100" calcext:value-type="float">
            <text:p>2620100</text:p>
          </table:table-cell>
          <table:table-cell table:formula="of:=[.C682]/1024" office:value-type="float" office:value="2558.69140625" calcext:value-type="float">
            <text:p>2558.69140625</text:p>
          </table:table-cell>
        </table:table-row>
        <table:table-row table:style-name="ro1">
          <table:table-cell office:value-type="float" office:value="1584226826" calcext:value-type="float">
            <text:p>1584226826</text:p>
          </table:table-cell>
          <table:table-cell office:value-type="float" office:value="771" calcext:value-type="float">
            <text:p>771</text:p>
          </table:table-cell>
          <table:table-cell office:value-type="float" office:value="2624456" calcext:value-type="float">
            <text:p>2624456</text:p>
          </table:table-cell>
          <table:table-cell table:formula="of:=[.C683]/1024" office:value-type="float" office:value="2562.9453125" calcext:value-type="float">
            <text:p>2562.9453125</text:p>
          </table:table-cell>
        </table:table-row>
        <table:table-row table:style-name="ro1">
          <table:table-cell office:value-type="float" office:value="1584226837" calcext:value-type="float">
            <text:p>1584226837</text:p>
          </table:table-cell>
          <table:table-cell office:value-type="float" office:value="772" calcext:value-type="float">
            <text:p>772</text:p>
          </table:table-cell>
          <table:table-cell office:value-type="float" office:value="2627600" calcext:value-type="float">
            <text:p>2627600</text:p>
          </table:table-cell>
          <table:table-cell table:formula="of:=[.C684]/1024" office:value-type="float" office:value="2566.015625" calcext:value-type="float">
            <text:p>2566.015625</text:p>
          </table:table-cell>
        </table:table-row>
        <table:table-row table:style-name="ro1">
          <table:table-cell office:value-type="float" office:value="1584226847" calcext:value-type="float">
            <text:p>1584226847</text:p>
          </table:table-cell>
          <table:table-cell office:value-type="float" office:value="773" calcext:value-type="float">
            <text:p>773</text:p>
          </table:table-cell>
          <table:table-cell office:value-type="float" office:value="2631764" calcext:value-type="float">
            <text:p>2631764</text:p>
          </table:table-cell>
          <table:table-cell table:formula="of:=[.C685]/1024" office:value-type="float" office:value="2570.08203125" calcext:value-type="float">
            <text:p>2570.08203125</text:p>
          </table:table-cell>
        </table:table-row>
        <table:table-row table:style-name="ro1">
          <table:table-cell office:value-type="float" office:value="1584226858" calcext:value-type="float">
            <text:p>1584226858</text:p>
          </table:table-cell>
          <table:table-cell office:value-type="float" office:value="774" calcext:value-type="float">
            <text:p>774</text:p>
          </table:table-cell>
          <table:table-cell office:value-type="float" office:value="2634776" calcext:value-type="float">
            <text:p>2634776</text:p>
          </table:table-cell>
          <table:table-cell table:formula="of:=[.C686]/1024" office:value-type="float" office:value="2573.0234375" calcext:value-type="float">
            <text:p>2573.0234375</text:p>
          </table:table-cell>
        </table:table-row>
        <table:table-row table:style-name="ro1">
          <table:table-cell office:value-type="float" office:value="1584226869" calcext:value-type="float">
            <text:p>1584226869</text:p>
          </table:table-cell>
          <table:table-cell office:value-type="float" office:value="775" calcext:value-type="float">
            <text:p>775</text:p>
          </table:table-cell>
          <table:table-cell office:value-type="float" office:value="2639196" calcext:value-type="float">
            <text:p>2639196</text:p>
          </table:table-cell>
          <table:table-cell table:formula="of:=[.C687]/1024" office:value-type="float" office:value="2577.33984375" calcext:value-type="float">
            <text:p>2577.33984375</text:p>
          </table:table-cell>
        </table:table-row>
        <table:table-row table:style-name="ro1">
          <table:table-cell office:value-type="float" office:value="1584226880" calcext:value-type="float">
            <text:p>1584226880</text:p>
          </table:table-cell>
          <table:table-cell office:value-type="float" office:value="776" calcext:value-type="float">
            <text:p>776</text:p>
          </table:table-cell>
          <table:table-cell office:value-type="float" office:value="2643232" calcext:value-type="float">
            <text:p>2643232</text:p>
          </table:table-cell>
          <table:table-cell table:formula="of:=[.C688]/1024" office:value-type="float" office:value="2581.28125" calcext:value-type="float">
            <text:p>2581.28125</text:p>
          </table:table-cell>
        </table:table-row>
        <table:table-row table:style-name="ro1">
          <table:table-cell office:value-type="float" office:value="1584226890" calcext:value-type="float">
            <text:p>1584226890</text:p>
          </table:table-cell>
          <table:table-cell office:value-type="float" office:value="777" calcext:value-type="float">
            <text:p>777</text:p>
          </table:table-cell>
          <table:table-cell office:value-type="float" office:value="2647268" calcext:value-type="float">
            <text:p>2647268</text:p>
          </table:table-cell>
          <table:table-cell table:formula="of:=[.C689]/1024" office:value-type="float" office:value="2585.22265625" calcext:value-type="float">
            <text:p>2585.22265625</text:p>
          </table:table-cell>
        </table:table-row>
        <table:table-row table:style-name="ro1">
          <table:table-cell office:value-type="float" office:value="1584226901" calcext:value-type="float">
            <text:p>1584226901</text:p>
          </table:table-cell>
          <table:table-cell office:value-type="float" office:value="778" calcext:value-type="float">
            <text:p>778</text:p>
          </table:table-cell>
          <table:table-cell office:value-type="float" office:value="2650344" calcext:value-type="float">
            <text:p>2650344</text:p>
          </table:table-cell>
          <table:table-cell table:formula="of:=[.C690]/1024" office:value-type="float" office:value="2588.2265625" calcext:value-type="float">
            <text:p>2588.2265625</text:p>
          </table:table-cell>
        </table:table-row>
        <table:table-row table:style-name="ro1">
          <table:table-cell office:value-type="float" office:value="1584226912" calcext:value-type="float">
            <text:p>1584226912</text:p>
          </table:table-cell>
          <table:table-cell office:value-type="float" office:value="779" calcext:value-type="float">
            <text:p>779</text:p>
          </table:table-cell>
          <table:table-cell office:value-type="float" office:value="2654444" calcext:value-type="float">
            <text:p>2654444</text:p>
          </table:table-cell>
          <table:table-cell table:formula="of:=[.C691]/1024" office:value-type="float" office:value="2592.23046875" calcext:value-type="float">
            <text:p>2592.23046875</text:p>
          </table:table-cell>
        </table:table-row>
        <table:table-row table:style-name="ro1">
          <table:table-cell office:value-type="float" office:value="1584226922" calcext:value-type="float">
            <text:p>1584226922</text:p>
          </table:table-cell>
          <table:table-cell office:value-type="float" office:value="780" calcext:value-type="float">
            <text:p>780</text:p>
          </table:table-cell>
          <table:table-cell office:value-type="float" office:value="2658544" calcext:value-type="float">
            <text:p>2658544</text:p>
          </table:table-cell>
          <table:table-cell table:formula="of:=[.C692]/1024" office:value-type="float" office:value="2596.234375" calcext:value-type="float">
            <text:p>2596.234375</text:p>
          </table:table-cell>
        </table:table-row>
        <table:table-row table:style-name="ro1">
          <table:table-cell office:value-type="float" office:value="1584226933" calcext:value-type="float">
            <text:p>1584226933</text:p>
          </table:table-cell>
          <table:table-cell office:value-type="float" office:value="781" calcext:value-type="float">
            <text:p>781</text:p>
          </table:table-cell>
          <table:table-cell office:value-type="float" office:value="2662708" calcext:value-type="float">
            <text:p>2662708</text:p>
          </table:table-cell>
          <table:table-cell table:formula="of:=[.C693]/1024" office:value-type="float" office:value="2600.30078125" calcext:value-type="float">
            <text:p>2600.30078125</text:p>
          </table:table-cell>
        </table:table-row>
        <table:table-row table:style-name="ro1">
          <table:table-cell office:value-type="float" office:value="1584226944" calcext:value-type="float">
            <text:p>1584226944</text:p>
          </table:table-cell>
          <table:table-cell office:value-type="float" office:value="782" calcext:value-type="float">
            <text:p>782</text:p>
          </table:table-cell>
          <table:table-cell office:value-type="float" office:value="2666808" calcext:value-type="float">
            <text:p>2666808</text:p>
          </table:table-cell>
          <table:table-cell table:formula="of:=[.C694]/1024" office:value-type="float" office:value="2604.3046875" calcext:value-type="float">
            <text:p>2604.3046875</text:p>
          </table:table-cell>
        </table:table-row>
        <table:table-row table:style-name="ro1">
          <table:table-cell office:value-type="float" office:value="1584226955" calcext:value-type="float">
            <text:p>1584226955</text:p>
          </table:table-cell>
          <table:table-cell office:value-type="float" office:value="783" calcext:value-type="float">
            <text:p>783</text:p>
          </table:table-cell>
          <table:table-cell office:value-type="float" office:value="2671164" calcext:value-type="float">
            <text:p>2671164</text:p>
          </table:table-cell>
          <table:table-cell table:formula="of:=[.C695]/1024" office:value-type="float" office:value="2608.55859375" calcext:value-type="float">
            <text:p>2608.55859375</text:p>
          </table:table-cell>
        </table:table-row>
        <table:table-row table:style-name="ro1">
          <table:table-cell office:value-type="float" office:value="1584226965" calcext:value-type="float">
            <text:p>1584226965</text:p>
          </table:table-cell>
          <table:table-cell office:value-type="float" office:value="784" calcext:value-type="float">
            <text:p>784</text:p>
          </table:table-cell>
          <table:table-cell office:value-type="float" office:value="2675392" calcext:value-type="float">
            <text:p>2675392</text:p>
          </table:table-cell>
          <table:table-cell table:formula="of:=[.C696]/1024" office:value-type="float" office:value="2612.6875" calcext:value-type="float">
            <text:p>2612.6875</text:p>
          </table:table-cell>
        </table:table-row>
        <table:table-row table:style-name="ro1">
          <table:table-cell office:value-type="float" office:value="1584226976" calcext:value-type="float">
            <text:p>1584226976</text:p>
          </table:table-cell>
          <table:table-cell office:value-type="float" office:value="785" calcext:value-type="float">
            <text:p>785</text:p>
          </table:table-cell>
          <table:table-cell office:value-type="float" office:value="2679428" calcext:value-type="float">
            <text:p>2679428</text:p>
          </table:table-cell>
          <table:table-cell table:formula="of:=[.C697]/1024" office:value-type="float" office:value="2616.62890625" calcext:value-type="float">
            <text:p>2616.62890625</text:p>
          </table:table-cell>
        </table:table-row>
        <table:table-row table:style-name="ro1">
          <table:table-cell office:value-type="float" office:value="1584226987" calcext:value-type="float">
            <text:p>1584226987</text:p>
          </table:table-cell>
          <table:table-cell office:value-type="float" office:value="786" calcext:value-type="float">
            <text:p>786</text:p>
          </table:table-cell>
          <table:table-cell office:value-type="float" office:value="2683528" calcext:value-type="float">
            <text:p>2683528</text:p>
          </table:table-cell>
          <table:table-cell table:formula="of:=[.C698]/1024" office:value-type="float" office:value="2620.6328125" calcext:value-type="float">
            <text:p>2620.6328125</text:p>
          </table:table-cell>
        </table:table-row>
        <table:table-row table:style-name="ro1">
          <table:table-cell office:value-type="float" office:value="1584226998" calcext:value-type="float">
            <text:p>1584226998</text:p>
          </table:table-cell>
          <table:table-cell office:value-type="float" office:value="787" calcext:value-type="float">
            <text:p>787</text:p>
          </table:table-cell>
          <table:table-cell office:value-type="float" office:value="2687692" calcext:value-type="float">
            <text:p>2687692</text:p>
          </table:table-cell>
          <table:table-cell table:formula="of:=[.C699]/1024" office:value-type="float" office:value="2624.69921875" calcext:value-type="float">
            <text:p>2624.69921875</text:p>
          </table:table-cell>
        </table:table-row>
        <table:table-row table:style-name="ro1">
          <table:table-cell office:value-type="float" office:value="1584227008" calcext:value-type="float">
            <text:p>1584227008</text:p>
          </table:table-cell>
          <table:table-cell office:value-type="float" office:value="788" calcext:value-type="float">
            <text:p>788</text:p>
          </table:table-cell>
          <table:table-cell office:value-type="float" office:value="2691088" calcext:value-type="float">
            <text:p>2691088</text:p>
          </table:table-cell>
          <table:table-cell table:formula="of:=[.C700]/1024" office:value-type="float" office:value="2628.015625" calcext:value-type="float">
            <text:p>2628.015625</text:p>
          </table:table-cell>
        </table:table-row>
        <table:table-row table:style-name="ro1">
          <table:table-cell office:value-type="float" office:value="1584227019" calcext:value-type="float">
            <text:p>1584227019</text:p>
          </table:table-cell>
          <table:table-cell office:value-type="float" office:value="789" calcext:value-type="float">
            <text:p>789</text:p>
          </table:table-cell>
          <table:table-cell office:value-type="float" office:value="2694996" calcext:value-type="float">
            <text:p>2694996</text:p>
          </table:table-cell>
          <table:table-cell table:formula="of:=[.C701]/1024" office:value-type="float" office:value="2631.83203125" calcext:value-type="float">
            <text:p>2631.83203125</text:p>
          </table:table-cell>
        </table:table-row>
        <table:table-row table:style-name="ro1">
          <table:table-cell office:value-type="float" office:value="1584227030" calcext:value-type="float">
            <text:p>1584227030</text:p>
          </table:table-cell>
          <table:table-cell office:value-type="float" office:value="790" calcext:value-type="float">
            <text:p>790</text:p>
          </table:table-cell>
          <table:table-cell office:value-type="float" office:value="2699160" calcext:value-type="float">
            <text:p>2699160</text:p>
          </table:table-cell>
          <table:table-cell table:formula="of:=[.C702]/1024" office:value-type="float" office:value="2635.8984375" calcext:value-type="float">
            <text:p>2635.8984375</text:p>
          </table:table-cell>
        </table:table-row>
        <table:table-row table:style-name="ro1">
          <table:table-cell office:value-type="float" office:value="1584227041" calcext:value-type="float">
            <text:p>1584227041</text:p>
          </table:table-cell>
          <table:table-cell office:value-type="float" office:value="791" calcext:value-type="float">
            <text:p>791</text:p>
          </table:table-cell>
          <table:table-cell office:value-type="float" office:value="2703196" calcext:value-type="float">
            <text:p>2703196</text:p>
          </table:table-cell>
          <table:table-cell table:formula="of:=[.C703]/1024" office:value-type="float" office:value="2639.83984375" calcext:value-type="float">
            <text:p>2639.83984375</text:p>
          </table:table-cell>
        </table:table-row>
        <table:table-row table:style-name="ro1">
          <table:table-cell office:value-type="float" office:value="1584227051" calcext:value-type="float">
            <text:p>1584227051</text:p>
          </table:table-cell>
          <table:table-cell office:value-type="float" office:value="792" calcext:value-type="float">
            <text:p>792</text:p>
          </table:table-cell>
          <table:table-cell office:value-type="float" office:value="2707232" calcext:value-type="float">
            <text:p>2707232</text:p>
          </table:table-cell>
          <table:table-cell table:formula="of:=[.C704]/1024" office:value-type="float" office:value="2643.78125" calcext:value-type="float">
            <text:p>2643.78125</text:p>
          </table:table-cell>
        </table:table-row>
        <table:table-row table:style-name="ro1">
          <table:table-cell office:value-type="float" office:value="1584227062" calcext:value-type="float">
            <text:p>1584227062</text:p>
          </table:table-cell>
          <table:table-cell office:value-type="float" office:value="793" calcext:value-type="float">
            <text:p>793</text:p>
          </table:table-cell>
          <table:table-cell office:value-type="float" office:value="2710244" calcext:value-type="float">
            <text:p>2710244</text:p>
          </table:table-cell>
          <table:table-cell table:formula="of:=[.C705]/1024" office:value-type="float" office:value="2646.72265625" calcext:value-type="float">
            <text:p>2646.72265625</text:p>
          </table:table-cell>
        </table:table-row>
        <table:table-row table:style-name="ro1">
          <table:table-cell office:value-type="float" office:value="1584227073" calcext:value-type="float">
            <text:p>1584227073</text:p>
          </table:table-cell>
          <table:table-cell office:value-type="float" office:value="794" calcext:value-type="float">
            <text:p>794</text:p>
          </table:table-cell>
          <table:table-cell office:value-type="float" office:value="2714344" calcext:value-type="float">
            <text:p>2714344</text:p>
          </table:table-cell>
          <table:table-cell table:formula="of:=[.C706]/1024" office:value-type="float" office:value="2650.7265625" calcext:value-type="float">
            <text:p>2650.7265625</text:p>
          </table:table-cell>
        </table:table-row>
        <table:table-row table:style-name="ro1">
          <table:table-cell office:value-type="float" office:value="1584227083" calcext:value-type="float">
            <text:p>1584227083</text:p>
          </table:table-cell>
          <table:table-cell office:value-type="float" office:value="795" calcext:value-type="float">
            <text:p>795</text:p>
          </table:table-cell>
          <table:table-cell office:value-type="float" office:value="2718508" calcext:value-type="float">
            <text:p>2718508</text:p>
          </table:table-cell>
          <table:table-cell table:formula="of:=[.C707]/1024" office:value-type="float" office:value="2654.79296875" calcext:value-type="float">
            <text:p>2654.79296875</text:p>
          </table:table-cell>
        </table:table-row>
        <table:table-row table:style-name="ro1">
          <table:table-cell office:value-type="float" office:value="1584227094" calcext:value-type="float">
            <text:p>1584227094</text:p>
          </table:table-cell>
          <table:table-cell office:value-type="float" office:value="796" calcext:value-type="float">
            <text:p>796</text:p>
          </table:table-cell>
          <table:table-cell office:value-type="float" office:value="2722736" calcext:value-type="float">
            <text:p>2722736</text:p>
          </table:table-cell>
          <table:table-cell table:formula="of:=[.C708]/1024" office:value-type="float" office:value="2658.921875" calcext:value-type="float">
            <text:p>2658.921875</text:p>
          </table:table-cell>
        </table:table-row>
        <table:table-row table:style-name="ro1">
          <table:table-cell office:value-type="float" office:value="1584227105" calcext:value-type="float">
            <text:p>1584227105</text:p>
          </table:table-cell>
          <table:table-cell office:value-type="float" office:value="797" calcext:value-type="float">
            <text:p>797</text:p>
          </table:table-cell>
          <table:table-cell office:value-type="float" office:value="2726708" calcext:value-type="float">
            <text:p>2726708</text:p>
          </table:table-cell>
          <table:table-cell table:formula="of:=[.C709]/1024" office:value-type="float" office:value="2662.80078125" calcext:value-type="float">
            <text:p>2662.80078125</text:p>
          </table:table-cell>
        </table:table-row>
        <table:table-row table:style-name="ro1">
          <table:table-cell office:value-type="float" office:value="1584227116" calcext:value-type="float">
            <text:p>1584227116</text:p>
          </table:table-cell>
          <table:table-cell office:value-type="float" office:value="798" calcext:value-type="float">
            <text:p>798</text:p>
          </table:table-cell>
          <table:table-cell office:value-type="float" office:value="2730872" calcext:value-type="float">
            <text:p>2730872</text:p>
          </table:table-cell>
          <table:table-cell table:formula="of:=[.C710]/1024" office:value-type="float" office:value="2666.8671875" calcext:value-type="float">
            <text:p>2666.8671875</text:p>
          </table:table-cell>
        </table:table-row>
        <table:table-row table:style-name="ro1">
          <table:table-cell office:value-type="float" office:value="1584227126" calcext:value-type="float">
            <text:p>1584227126</text:p>
          </table:table-cell>
          <table:table-cell office:value-type="float" office:value="799" calcext:value-type="float">
            <text:p>799</text:p>
          </table:table-cell>
          <table:table-cell office:value-type="float" office:value="2735100" calcext:value-type="float">
            <text:p>2735100</text:p>
          </table:table-cell>
          <table:table-cell table:formula="of:=[.C711]/1024" office:value-type="float" office:value="2670.99609375" calcext:value-type="float">
            <text:p>2670.99609375</text:p>
          </table:table-cell>
        </table:table-row>
        <table:table-row table:style-name="ro1">
          <table:table-cell office:value-type="float" office:value="1584227137" calcext:value-type="float">
            <text:p>1584227137</text:p>
          </table:table-cell>
          <table:table-cell office:value-type="float" office:value="800" calcext:value-type="float">
            <text:p>800</text:p>
          </table:table-cell>
          <table:table-cell office:value-type="float" office:value="2739328" calcext:value-type="float">
            <text:p>2739328</text:p>
          </table:table-cell>
          <table:table-cell table:formula="of:=[.C712]/1024" office:value-type="float" office:value="2675.125" calcext:value-type="float">
            <text:p>2675.125</text:p>
          </table:table-cell>
        </table:table-row>
        <table:table-row table:style-name="ro1">
          <table:table-cell office:value-type="float" office:value="1584227148" calcext:value-type="float">
            <text:p>1584227148</text:p>
          </table:table-cell>
          <table:table-cell office:value-type="float" office:value="801" calcext:value-type="float">
            <text:p>801</text:p>
          </table:table-cell>
          <table:table-cell office:value-type="float" office:value="2743364" calcext:value-type="float">
            <text:p>2743364</text:p>
          </table:table-cell>
          <table:table-cell table:formula="of:=[.C713]/1024" office:value-type="float" office:value="2679.06640625" calcext:value-type="float">
            <text:p>2679.06640625</text:p>
          </table:table-cell>
        </table:table-row>
        <table:table-row table:style-name="ro1">
          <table:table-cell office:value-type="float" office:value="1584227159" calcext:value-type="float">
            <text:p>1584227159</text:p>
          </table:table-cell>
          <table:table-cell office:value-type="float" office:value="802" calcext:value-type="float">
            <text:p>802</text:p>
          </table:table-cell>
          <table:table-cell office:value-type="float" office:value="2747464" calcext:value-type="float">
            <text:p>2747464</text:p>
          </table:table-cell>
          <table:table-cell table:formula="of:=[.C714]/1024" office:value-type="float" office:value="2683.0703125" calcext:value-type="float">
            <text:p>2683.0703125</text:p>
          </table:table-cell>
        </table:table-row>
        <table:table-row table:style-name="ro1">
          <table:table-cell office:value-type="float" office:value="1584227169" calcext:value-type="float">
            <text:p>1584227169</text:p>
          </table:table-cell>
          <table:table-cell office:value-type="float" office:value="803" calcext:value-type="float">
            <text:p>803</text:p>
          </table:table-cell>
          <table:table-cell office:value-type="float" office:value="2751564" calcext:value-type="float">
            <text:p>2751564</text:p>
          </table:table-cell>
          <table:table-cell table:formula="of:=[.C715]/1024" office:value-type="float" office:value="2687.07421875" calcext:value-type="float">
            <text:p>2687.07421875</text:p>
          </table:table-cell>
        </table:table-row>
        <table:table-row table:style-name="ro1">
          <table:table-cell office:value-type="float" office:value="1584227180" calcext:value-type="float">
            <text:p>1584227180</text:p>
          </table:table-cell>
          <table:table-cell office:value-type="float" office:value="804" calcext:value-type="float">
            <text:p>804</text:p>
          </table:table-cell>
          <table:table-cell office:value-type="float" office:value="2755152" calcext:value-type="float">
            <text:p>2755152</text:p>
          </table:table-cell>
          <table:table-cell table:formula="of:=[.C716]/1024" office:value-type="float" office:value="2690.578125" calcext:value-type="float">
            <text:p>2690.578125</text:p>
          </table:table-cell>
        </table:table-row>
        <table:table-row table:style-name="ro1">
          <table:table-cell office:value-type="float" office:value="1584227191" calcext:value-type="float">
            <text:p>1584227191</text:p>
          </table:table-cell>
          <table:table-cell office:value-type="float" office:value="805" calcext:value-type="float">
            <text:p>805</text:p>
          </table:table-cell>
          <table:table-cell office:value-type="float" office:value="2758996" calcext:value-type="float">
            <text:p>2758996</text:p>
          </table:table-cell>
          <table:table-cell table:formula="of:=[.C717]/1024" office:value-type="float" office:value="2694.33203125" calcext:value-type="float">
            <text:p>2694.33203125</text:p>
          </table:table-cell>
        </table:table-row>
        <table:table-row table:style-name="ro1">
          <table:table-cell office:value-type="float" office:value="1584227202" calcext:value-type="float">
            <text:p>1584227202</text:p>
          </table:table-cell>
          <table:table-cell office:value-type="float" office:value="806" calcext:value-type="float">
            <text:p>806</text:p>
          </table:table-cell>
          <table:table-cell office:value-type="float" office:value="2763096" calcext:value-type="float">
            <text:p>2763096</text:p>
          </table:table-cell>
          <table:table-cell table:formula="of:=[.C718]/1024" office:value-type="float" office:value="2698.3359375" calcext:value-type="float">
            <text:p>2698.3359375</text:p>
          </table:table-cell>
        </table:table-row>
        <table:table-row table:style-name="ro1">
          <table:table-cell office:value-type="float" office:value="1584227212" calcext:value-type="float">
            <text:p>1584227212</text:p>
          </table:table-cell>
          <table:table-cell office:value-type="float" office:value="807" calcext:value-type="float">
            <text:p>807</text:p>
          </table:table-cell>
          <table:table-cell office:value-type="float" office:value="2767132" calcext:value-type="float">
            <text:p>2767132</text:p>
          </table:table-cell>
          <table:table-cell table:formula="of:=[.C719]/1024" office:value-type="float" office:value="2702.27734375" calcext:value-type="float">
            <text:p>2702.27734375</text:p>
          </table:table-cell>
        </table:table-row>
        <table:table-row table:style-name="ro1">
          <table:table-cell office:value-type="float" office:value="1584227223" calcext:value-type="float">
            <text:p>1584227223</text:p>
          </table:table-cell>
          <table:table-cell office:value-type="float" office:value="808" calcext:value-type="float">
            <text:p>808</text:p>
          </table:table-cell>
          <table:table-cell office:value-type="float" office:value="2768672" calcext:value-type="float">
            <text:p>2768672</text:p>
          </table:table-cell>
          <table:table-cell table:formula="of:=[.C720]/1024" office:value-type="float" office:value="2703.78125" calcext:value-type="float">
            <text:p>2703.78125</text:p>
          </table:table-cell>
        </table:table-row>
        <table:table-row table:style-name="ro1">
          <table:table-cell office:value-type="float" office:value="1584227234" calcext:value-type="float">
            <text:p>1584227234</text:p>
          </table:table-cell>
          <table:table-cell office:value-type="float" office:value="809" calcext:value-type="float">
            <text:p>809</text:p>
          </table:table-cell>
          <table:table-cell office:value-type="float" office:value="2774248" calcext:value-type="float">
            <text:p>2774248</text:p>
          </table:table-cell>
          <table:table-cell table:formula="of:=[.C721]/1024" office:value-type="float" office:value="2709.2265625" calcext:value-type="float">
            <text:p>2709.2265625</text:p>
          </table:table-cell>
        </table:table-row>
        <table:table-row table:style-name="ro1">
          <table:table-cell office:value-type="float" office:value="1584227245" calcext:value-type="float">
            <text:p>1584227245</text:p>
          </table:table-cell>
          <table:table-cell office:value-type="float" office:value="810" calcext:value-type="float">
            <text:p>810</text:p>
          </table:table-cell>
          <table:table-cell office:value-type="float" office:value="2778348" calcext:value-type="float">
            <text:p>2778348</text:p>
          </table:table-cell>
          <table:table-cell table:formula="of:=[.C722]/1024" office:value-type="float" office:value="2713.23046875" calcext:value-type="float">
            <text:p>2713.23046875</text:p>
          </table:table-cell>
        </table:table-row>
        <table:table-row table:style-name="ro1">
          <table:table-cell office:value-type="float" office:value="1584227255" calcext:value-type="float">
            <text:p>1584227255</text:p>
          </table:table-cell>
          <table:table-cell office:value-type="float" office:value="811" calcext:value-type="float">
            <text:p>811</text:p>
          </table:table-cell>
          <table:table-cell office:value-type="float" office:value="2782640" calcext:value-type="float">
            <text:p>2782640</text:p>
          </table:table-cell>
          <table:table-cell table:formula="of:=[.C723]/1024" office:value-type="float" office:value="2717.421875" calcext:value-type="float">
            <text:p>2717.421875</text:p>
          </table:table-cell>
        </table:table-row>
        <table:table-row table:style-name="ro1">
          <table:table-cell office:value-type="float" office:value="1584227266" calcext:value-type="float">
            <text:p>1584227266</text:p>
          </table:table-cell>
          <table:table-cell office:value-type="float" office:value="812" calcext:value-type="float">
            <text:p>812</text:p>
          </table:table-cell>
          <table:table-cell office:value-type="float" office:value="2785720" calcext:value-type="float">
            <text:p>2785720</text:p>
          </table:table-cell>
          <table:table-cell table:formula="of:=[.C724]/1024" office:value-type="float" office:value="2720.4296875" calcext:value-type="float">
            <text:p>2720.4296875</text:p>
          </table:table-cell>
        </table:table-row>
        <table:table-row table:style-name="ro1">
          <table:table-cell office:value-type="float" office:value="1584227277" calcext:value-type="float">
            <text:p>1584227277</text:p>
          </table:table-cell>
          <table:table-cell office:value-type="float" office:value="813" calcext:value-type="float">
            <text:p>813</text:p>
          </table:table-cell>
          <table:table-cell office:value-type="float" office:value="2789948" calcext:value-type="float">
            <text:p>2789948</text:p>
          </table:table-cell>
          <table:table-cell table:formula="of:=[.C725]/1024" office:value-type="float" office:value="2724.55859375" calcext:value-type="float">
            <text:p>2724.55859375</text:p>
          </table:table-cell>
        </table:table-row>
        <table:table-row table:style-name="ro1">
          <table:table-cell office:value-type="float" office:value="1584227288" calcext:value-type="float">
            <text:p>1584227288</text:p>
          </table:table-cell>
          <table:table-cell office:value-type="float" office:value="814" calcext:value-type="float">
            <text:p>814</text:p>
          </table:table-cell>
          <table:table-cell office:value-type="float" office:value="2794176" calcext:value-type="float">
            <text:p>2794176</text:p>
          </table:table-cell>
          <table:table-cell table:formula="of:=[.C726]/1024" office:value-type="float" office:value="2728.6875" calcext:value-type="float">
            <text:p>2728.6875</text:p>
          </table:table-cell>
        </table:table-row>
        <table:table-row table:style-name="ro1">
          <table:table-cell office:value-type="float" office:value="1584227298" calcext:value-type="float">
            <text:p>1584227298</text:p>
          </table:table-cell>
          <table:table-cell office:value-type="float" office:value="815" calcext:value-type="float">
            <text:p>815</text:p>
          </table:table-cell>
          <table:table-cell office:value-type="float" office:value="2797380" calcext:value-type="float">
            <text:p>2797380</text:p>
          </table:table-cell>
          <table:table-cell table:formula="of:=[.C727]/1024" office:value-type="float" office:value="2731.81640625" calcext:value-type="float">
            <text:p>2731.81640625</text:p>
          </table:table-cell>
        </table:table-row>
        <table:table-row table:style-name="ro1">
          <table:table-cell office:value-type="float" office:value="1584227309" calcext:value-type="float">
            <text:p>1584227309</text:p>
          </table:table-cell>
          <table:table-cell office:value-type="float" office:value="816" calcext:value-type="float">
            <text:p>816</text:p>
          </table:table-cell>
          <table:table-cell office:value-type="float" office:value="2801288" calcext:value-type="float">
            <text:p>2801288</text:p>
          </table:table-cell>
          <table:table-cell table:formula="of:=[.C728]/1024" office:value-type="float" office:value="2735.6328125" calcext:value-type="float">
            <text:p>2735.6328125</text:p>
          </table:table-cell>
        </table:table-row>
        <table:table-row table:style-name="ro1">
          <table:table-cell office:value-type="float" office:value="1584227320" calcext:value-type="float">
            <text:p>1584227320</text:p>
          </table:table-cell>
          <table:table-cell office:value-type="float" office:value="817" calcext:value-type="float">
            <text:p>817</text:p>
          </table:table-cell>
          <table:table-cell office:value-type="float" office:value="2803088" calcext:value-type="float">
            <text:p>2803088</text:p>
          </table:table-cell>
          <table:table-cell table:formula="of:=[.C729]/1024" office:value-type="float" office:value="2737.390625" calcext:value-type="float">
            <text:p>2737.390625</text:p>
          </table:table-cell>
        </table:table-row>
        <table:table-row table:style-name="ro1">
          <table:table-cell office:value-type="float" office:value="1584227331" calcext:value-type="float">
            <text:p>1584227331</text:p>
          </table:table-cell>
          <table:table-cell office:value-type="float" office:value="818" calcext:value-type="float">
            <text:p>818</text:p>
          </table:table-cell>
          <table:table-cell office:value-type="float" office:value="2808528" calcext:value-type="float">
            <text:p>2808528</text:p>
          </table:table-cell>
          <table:table-cell table:formula="of:=[.C730]/1024" office:value-type="float" office:value="2742.703125" calcext:value-type="float">
            <text:p>2742.703125</text:p>
          </table:table-cell>
        </table:table-row>
        <table:table-row table:style-name="ro1">
          <table:table-cell office:value-type="float" office:value="1584227341" calcext:value-type="float">
            <text:p>1584227341</text:p>
          </table:table-cell>
          <table:table-cell office:value-type="float" office:value="819" calcext:value-type="float">
            <text:p>819</text:p>
          </table:table-cell>
          <table:table-cell office:value-type="float" office:value="2812564" calcext:value-type="float">
            <text:p>2812564</text:p>
          </table:table-cell>
          <table:table-cell table:formula="of:=[.C731]/1024" office:value-type="float" office:value="2746.64453125" calcext:value-type="float">
            <text:p>2746.64453125</text:p>
          </table:table-cell>
        </table:table-row>
        <table:table-row table:style-name="ro1">
          <table:table-cell office:value-type="float" office:value="1584227352" calcext:value-type="float">
            <text:p>1584227352</text:p>
          </table:table-cell>
          <table:table-cell office:value-type="float" office:value="820" calcext:value-type="float">
            <text:p>820</text:p>
          </table:table-cell>
          <table:table-cell office:value-type="float" office:value="2816856" calcext:value-type="float">
            <text:p>2816856</text:p>
          </table:table-cell>
          <table:table-cell table:formula="of:=[.C732]/1024" office:value-type="float" office:value="2750.8359375" calcext:value-type="float">
            <text:p>2750.8359375</text:p>
          </table:table-cell>
        </table:table-row>
        <table:table-row table:style-name="ro1">
          <table:table-cell office:value-type="float" office:value="1584227363" calcext:value-type="float">
            <text:p>1584227363</text:p>
          </table:table-cell>
          <table:table-cell office:value-type="float" office:value="821" calcext:value-type="float">
            <text:p>821</text:p>
          </table:table-cell>
          <table:table-cell office:value-type="float" office:value="2820828" calcext:value-type="float">
            <text:p>2820828</text:p>
          </table:table-cell>
          <table:table-cell table:formula="of:=[.C733]/1024" office:value-type="float" office:value="2754.71484375" calcext:value-type="float">
            <text:p>2754.71484375</text:p>
          </table:table-cell>
        </table:table-row>
        <table:table-row table:style-name="ro1">
          <table:table-cell office:value-type="float" office:value="1584227374" calcext:value-type="float">
            <text:p>1584227374</text:p>
          </table:table-cell>
          <table:table-cell office:value-type="float" office:value="822" calcext:value-type="float">
            <text:p>822</text:p>
          </table:table-cell>
          <table:table-cell office:value-type="float" office:value="2825120" calcext:value-type="float">
            <text:p>2825120</text:p>
          </table:table-cell>
          <table:table-cell table:formula="of:=[.C734]/1024" office:value-type="float" office:value="2758.90625" calcext:value-type="float">
            <text:p>2758.90625</text:p>
          </table:table-cell>
        </table:table-row>
        <table:table-row table:style-name="ro1">
          <table:table-cell office:value-type="float" office:value="1584227384" calcext:value-type="float">
            <text:p>1584227384</text:p>
          </table:table-cell>
          <table:table-cell office:value-type="float" office:value="823" calcext:value-type="float">
            <text:p>823</text:p>
          </table:table-cell>
          <table:table-cell office:value-type="float" office:value="2829284" calcext:value-type="float">
            <text:p>2829284</text:p>
          </table:table-cell>
          <table:table-cell table:formula="of:=[.C735]/1024" office:value-type="float" office:value="2762.97265625" calcext:value-type="float">
            <text:p>2762.97265625</text:p>
          </table:table-cell>
        </table:table-row>
        <table:table-row table:style-name="ro1">
          <table:table-cell office:value-type="float" office:value="1584227395" calcext:value-type="float">
            <text:p>1584227395</text:p>
          </table:table-cell>
          <table:table-cell office:value-type="float" office:value="824" calcext:value-type="float">
            <text:p>824</text:p>
          </table:table-cell>
          <table:table-cell office:value-type="float" office:value="2833640" calcext:value-type="float">
            <text:p>2833640</text:p>
          </table:table-cell>
          <table:table-cell table:formula="of:=[.C736]/1024" office:value-type="float" office:value="2767.2265625" calcext:value-type="float">
            <text:p>2767.2265625</text:p>
          </table:table-cell>
        </table:table-row>
        <table:table-row table:style-name="ro1">
          <table:table-cell office:value-type="float" office:value="1584227406" calcext:value-type="float">
            <text:p>1584227406</text:p>
          </table:table-cell>
          <table:table-cell office:value-type="float" office:value="825" calcext:value-type="float">
            <text:p>825</text:p>
          </table:table-cell>
          <table:table-cell office:value-type="float" office:value="2837740" calcext:value-type="float">
            <text:p>2837740</text:p>
          </table:table-cell>
          <table:table-cell table:formula="of:=[.C737]/1024" office:value-type="float" office:value="2771.23046875" calcext:value-type="float">
            <text:p>2771.23046875</text:p>
          </table:table-cell>
        </table:table-row>
        <table:table-row table:style-name="ro1">
          <table:table-cell office:value-type="float" office:value="1584227417" calcext:value-type="float">
            <text:p>1584227417</text:p>
          </table:table-cell>
          <table:table-cell office:value-type="float" office:value="826" calcext:value-type="float">
            <text:p>826</text:p>
          </table:table-cell>
          <table:table-cell office:value-type="float" office:value="2841520" calcext:value-type="float">
            <text:p>2841520</text:p>
          </table:table-cell>
          <table:table-cell table:formula="of:=[.C738]/1024" office:value-type="float" office:value="2774.921875" calcext:value-type="float">
            <text:p>2774.921875</text:p>
          </table:table-cell>
        </table:table-row>
        <table:table-row table:style-name="ro1">
          <table:table-cell office:value-type="float" office:value="1584227427" calcext:value-type="float">
            <text:p>1584227427</text:p>
          </table:table-cell>
          <table:table-cell office:value-type="float" office:value="827" calcext:value-type="float">
            <text:p>827</text:p>
          </table:table-cell>
          <table:table-cell office:value-type="float" office:value="2845812" calcext:value-type="float">
            <text:p>2845812</text:p>
          </table:table-cell>
          <table:table-cell table:formula="of:=[.C739]/1024" office:value-type="float" office:value="2779.11328125" calcext:value-type="float">
            <text:p>2779.11328125</text:p>
          </table:table-cell>
        </table:table-row>
        <table:table-row table:style-name="ro1">
          <table:table-cell office:value-type="float" office:value="1584227438" calcext:value-type="float">
            <text:p>1584227438</text:p>
          </table:table-cell>
          <table:table-cell office:value-type="float" office:value="828" calcext:value-type="float">
            <text:p>828</text:p>
          </table:table-cell>
          <table:table-cell office:value-type="float" office:value="2848888" calcext:value-type="float">
            <text:p>2848888</text:p>
          </table:table-cell>
          <table:table-cell table:formula="of:=[.C740]/1024" office:value-type="float" office:value="2782.1171875" calcext:value-type="float">
            <text:p>2782.1171875</text:p>
          </table:table-cell>
        </table:table-row>
        <table:table-row table:style-name="ro1">
          <table:table-cell office:value-type="float" office:value="1584227449" calcext:value-type="float">
            <text:p>1584227449</text:p>
          </table:table-cell>
          <table:table-cell office:value-type="float" office:value="829" calcext:value-type="float">
            <text:p>829</text:p>
          </table:table-cell>
          <table:table-cell office:value-type="float" office:value="2853180" calcext:value-type="float">
            <text:p>2853180</text:p>
          </table:table-cell>
          <table:table-cell table:formula="of:=[.C741]/1024" office:value-type="float" office:value="2786.30859375" calcext:value-type="float">
            <text:p>2786.30859375</text:p>
          </table:table-cell>
        </table:table-row>
        <table:table-row table:style-name="ro1">
          <table:table-cell office:value-type="float" office:value="1584227460" calcext:value-type="float">
            <text:p>1584227460</text:p>
          </table:table-cell>
          <table:table-cell office:value-type="float" office:value="830" calcext:value-type="float">
            <text:p>830</text:p>
          </table:table-cell>
          <table:table-cell office:value-type="float" office:value="2856192" calcext:value-type="float">
            <text:p>2856192</text:p>
          </table:table-cell>
          <table:table-cell table:formula="of:=[.C742]/1024" office:value-type="float" office:value="2789.25" calcext:value-type="float">
            <text:p>2789.25</text:p>
          </table:table-cell>
        </table:table-row>
        <table:table-row table:style-name="ro1">
          <table:table-cell office:value-type="float" office:value="1584227470" calcext:value-type="float">
            <text:p>1584227470</text:p>
          </table:table-cell>
          <table:table-cell office:value-type="float" office:value="831" calcext:value-type="float">
            <text:p>831</text:p>
          </table:table-cell>
          <table:table-cell office:value-type="float" office:value="2860484" calcext:value-type="float">
            <text:p>2860484</text:p>
          </table:table-cell>
          <table:table-cell table:formula="of:=[.C743]/1024" office:value-type="float" office:value="2793.44140625" calcext:value-type="float">
            <text:p>2793.44140625</text:p>
          </table:table-cell>
        </table:table-row>
        <table:table-row table:style-name="ro1">
          <table:table-cell office:value-type="float" office:value="1584227481" calcext:value-type="float">
            <text:p>1584227481</text:p>
          </table:table-cell>
          <table:table-cell office:value-type="float" office:value="832" calcext:value-type="float">
            <text:p>832</text:p>
          </table:table-cell>
          <table:table-cell office:value-type="float" office:value="2864652" calcext:value-type="float">
            <text:p>2864652</text:p>
          </table:table-cell>
          <table:table-cell table:formula="of:=[.C744]/1024" office:value-type="float" office:value="2797.51171875" calcext:value-type="float">
            <text:p>2797.51171875</text:p>
          </table:table-cell>
        </table:table-row>
        <table:table-row table:style-name="ro1">
          <table:table-cell office:value-type="float" office:value="1584227492" calcext:value-type="float">
            <text:p>1584227492</text:p>
          </table:table-cell>
          <table:table-cell office:value-type="float" office:value="833" calcext:value-type="float">
            <text:p>833</text:p>
          </table:table-cell>
          <table:table-cell office:value-type="float" office:value="2868880" calcext:value-type="float">
            <text:p>2868880</text:p>
          </table:table-cell>
          <table:table-cell table:formula="of:=[.C745]/1024" office:value-type="float" office:value="2801.640625" calcext:value-type="float">
            <text:p>2801.640625</text:p>
          </table:table-cell>
        </table:table-row>
        <table:table-row table:style-name="ro1">
          <table:table-cell office:value-type="float" office:value="1584227503" calcext:value-type="float">
            <text:p>1584227503</text:p>
          </table:table-cell>
          <table:table-cell office:value-type="float" office:value="834" calcext:value-type="float">
            <text:p>834</text:p>
          </table:table-cell>
          <table:table-cell office:value-type="float" office:value="2872916" calcext:value-type="float">
            <text:p>2872916</text:p>
          </table:table-cell>
          <table:table-cell table:formula="of:=[.C746]/1024" office:value-type="float" office:value="2805.58203125" calcext:value-type="float">
            <text:p>2805.58203125</text:p>
          </table:table-cell>
        </table:table-row>
        <table:table-row table:style-name="ro1">
          <table:table-cell office:value-type="float" office:value="1584227513" calcext:value-type="float">
            <text:p>1584227513</text:p>
          </table:table-cell>
          <table:table-cell office:value-type="float" office:value="835" calcext:value-type="float">
            <text:p>835</text:p>
          </table:table-cell>
          <table:table-cell office:value-type="float" office:value="2876760" calcext:value-type="float">
            <text:p>2876760</text:p>
          </table:table-cell>
          <table:table-cell table:formula="of:=[.C747]/1024" office:value-type="float" office:value="2809.3359375" calcext:value-type="float">
            <text:p>2809.3359375</text:p>
          </table:table-cell>
        </table:table-row>
        <table:table-row table:style-name="ro1">
          <table:table-cell office:value-type="float" office:value="1584227524" calcext:value-type="float">
            <text:p>1584227524</text:p>
          </table:table-cell>
          <table:table-cell office:value-type="float" office:value="836" calcext:value-type="float">
            <text:p>836</text:p>
          </table:table-cell>
          <table:table-cell office:value-type="float" office:value="2880096" calcext:value-type="float">
            <text:p>2880096</text:p>
          </table:table-cell>
          <table:table-cell table:formula="of:=[.C748]/1024" office:value-type="float" office:value="2812.59375" calcext:value-type="float">
            <text:p>2812.59375</text:p>
          </table:table-cell>
        </table:table-row>
        <table:table-row table:style-name="ro1">
          <table:table-cell office:value-type="float" office:value="1584227535" calcext:value-type="float">
            <text:p>1584227535</text:p>
          </table:table-cell>
          <table:table-cell office:value-type="float" office:value="837" calcext:value-type="float">
            <text:p>837</text:p>
          </table:table-cell>
          <table:table-cell office:value-type="float" office:value="2884068" calcext:value-type="float">
            <text:p>2884068</text:p>
          </table:table-cell>
          <table:table-cell table:formula="of:=[.C749]/1024" office:value-type="float" office:value="2816.47265625" calcext:value-type="float">
            <text:p>2816.47265625</text:p>
          </table:table-cell>
        </table:table-row>
        <table:table-row table:style-name="ro1">
          <table:table-cell office:value-type="float" office:value="1584227546" calcext:value-type="float">
            <text:p>1584227546</text:p>
          </table:table-cell>
          <table:table-cell office:value-type="float" office:value="838" calcext:value-type="float">
            <text:p>838</text:p>
          </table:table-cell>
          <table:table-cell office:value-type="float" office:value="2885608" calcext:value-type="float">
            <text:p>2885608</text:p>
          </table:table-cell>
          <table:table-cell table:formula="of:=[.C750]/1024" office:value-type="float" office:value="2817.9765625" calcext:value-type="float">
            <text:p>2817.9765625</text:p>
          </table:table-cell>
        </table:table-row>
        <table:table-row table:style-name="ro1">
          <table:table-cell office:value-type="float" office:value="1584227557" calcext:value-type="float">
            <text:p>1584227557</text:p>
          </table:table-cell>
          <table:table-cell office:value-type="float" office:value="839" calcext:value-type="float">
            <text:p>839</text:p>
          </table:table-cell>
          <table:table-cell office:value-type="float" office:value="2891628" calcext:value-type="float">
            <text:p>2891628</text:p>
          </table:table-cell>
          <table:table-cell table:formula="of:=[.C751]/1024" office:value-type="float" office:value="2823.85546875" calcext:value-type="float">
            <text:p>2823.85546875</text:p>
          </table:table-cell>
        </table:table-row>
        <table:table-row table:style-name="ro1">
          <table:table-cell office:value-type="float" office:value="1584227567" calcext:value-type="float">
            <text:p>1584227567</text:p>
          </table:table-cell>
          <table:table-cell office:value-type="float" office:value="840" calcext:value-type="float">
            <text:p>840</text:p>
          </table:table-cell>
          <table:table-cell office:value-type="float" office:value="2895536" calcext:value-type="float">
            <text:p>2895536</text:p>
          </table:table-cell>
          <table:table-cell table:formula="of:=[.C752]/1024" office:value-type="float" office:value="2827.671875" calcext:value-type="float">
            <text:p>2827.671875</text:p>
          </table:table-cell>
        </table:table-row>
        <table:table-row table:style-name="ro1">
          <table:table-cell office:value-type="float" office:value="1584227578" calcext:value-type="float">
            <text:p>1584227578</text:p>
          </table:table-cell>
          <table:table-cell office:value-type="float" office:value="841" calcext:value-type="float">
            <text:p>841</text:p>
          </table:table-cell>
          <table:table-cell office:value-type="float" office:value="2899572" calcext:value-type="float">
            <text:p>2899572</text:p>
          </table:table-cell>
          <table:table-cell table:formula="of:=[.C753]/1024" office:value-type="float" office:value="2831.61328125" calcext:value-type="float">
            <text:p>2831.61328125</text:p>
          </table:table-cell>
        </table:table-row>
        <table:table-row table:style-name="ro1">
          <table:table-cell office:value-type="float" office:value="1584227589" calcext:value-type="float">
            <text:p>1584227589</text:p>
          </table:table-cell>
          <table:table-cell office:value-type="float" office:value="842" calcext:value-type="float">
            <text:p>842</text:p>
          </table:table-cell>
          <table:table-cell office:value-type="float" office:value="2902584" calcext:value-type="float">
            <text:p>2902584</text:p>
          </table:table-cell>
          <table:table-cell table:formula="of:=[.C754]/1024" office:value-type="float" office:value="2834.5546875" calcext:value-type="float">
            <text:p>2834.5546875</text:p>
          </table:table-cell>
        </table:table-row>
        <table:table-row table:style-name="ro1">
          <table:table-cell office:value-type="float" office:value="1584227600" calcext:value-type="float">
            <text:p>1584227600</text:p>
          </table:table-cell>
          <table:table-cell office:value-type="float" office:value="843" calcext:value-type="float">
            <text:p>843</text:p>
          </table:table-cell>
          <table:table-cell office:value-type="float" office:value="2906752" calcext:value-type="float">
            <text:p>2906752</text:p>
          </table:table-cell>
          <table:table-cell table:formula="of:=[.C755]/1024" office:value-type="float" office:value="2838.625" calcext:value-type="float">
            <text:p>2838.625</text:p>
          </table:table-cell>
        </table:table-row>
        <table:table-row table:style-name="ro1">
          <table:table-cell office:value-type="float" office:value="1584227610" calcext:value-type="float">
            <text:p>1584227610</text:p>
          </table:table-cell>
          <table:table-cell office:value-type="float" office:value="844" calcext:value-type="float">
            <text:p>844</text:p>
          </table:table-cell>
          <table:table-cell office:value-type="float" office:value="2910852" calcext:value-type="float">
            <text:p>2910852</text:p>
          </table:table-cell>
          <table:table-cell table:formula="of:=[.C756]/1024" office:value-type="float" office:value="2842.62890625" calcext:value-type="float">
            <text:p>2842.62890625</text:p>
          </table:table-cell>
        </table:table-row>
        <table:table-row table:style-name="ro1">
          <table:table-cell office:value-type="float" office:value="1584227621" calcext:value-type="float">
            <text:p>1584227621</text:p>
          </table:table-cell>
          <table:table-cell office:value-type="float" office:value="845" calcext:value-type="float">
            <text:p>845</text:p>
          </table:table-cell>
          <table:table-cell office:value-type="float" office:value="2915144" calcext:value-type="float">
            <text:p>2915144</text:p>
          </table:table-cell>
          <table:table-cell table:formula="of:=[.C757]/1024" office:value-type="float" office:value="2846.8203125" calcext:value-type="float">
            <text:p>2846.8203125</text:p>
          </table:table-cell>
        </table:table-row>
        <table:table-row table:style-name="ro1">
          <table:table-cell office:value-type="float" office:value="1584227632" calcext:value-type="float">
            <text:p>1584227632</text:p>
          </table:table-cell>
          <table:table-cell office:value-type="float" office:value="846" calcext:value-type="float">
            <text:p>846</text:p>
          </table:table-cell>
          <table:table-cell office:value-type="float" office:value="2918476" calcext:value-type="float">
            <text:p>2918476</text:p>
          </table:table-cell>
          <table:table-cell table:formula="of:=[.C758]/1024" office:value-type="float" office:value="2850.07421875" calcext:value-type="float">
            <text:p>2850.07421875</text:p>
          </table:table-cell>
        </table:table-row>
        <table:table-row table:style-name="ro1">
          <table:table-cell office:value-type="float" office:value="1584227643" calcext:value-type="float">
            <text:p>1584227643</text:p>
          </table:table-cell>
          <table:table-cell office:value-type="float" office:value="847" calcext:value-type="float">
            <text:p>847</text:p>
          </table:table-cell>
          <table:table-cell office:value-type="float" office:value="2922832" calcext:value-type="float">
            <text:p>2922832</text:p>
          </table:table-cell>
          <table:table-cell table:formula="of:=[.C759]/1024" office:value-type="float" office:value="2854.328125" calcext:value-type="float">
            <text:p>2854.328125</text:p>
          </table:table-cell>
        </table:table-row>
        <table:table-row table:style-name="ro1">
          <table:table-cell office:value-type="float" office:value="1584227653" calcext:value-type="float">
            <text:p>1584227653</text:p>
          </table:table-cell>
          <table:table-cell office:value-type="float" office:value="848" calcext:value-type="float">
            <text:p>848</text:p>
          </table:table-cell>
          <table:table-cell office:value-type="float" office:value="2926804" calcext:value-type="float">
            <text:p>2926804</text:p>
          </table:table-cell>
          <table:table-cell table:formula="of:=[.C760]/1024" office:value-type="float" office:value="2858.20703125" calcext:value-type="float">
            <text:p>2858.20703125</text:p>
          </table:table-cell>
        </table:table-row>
        <table:table-row table:style-name="ro1">
          <table:table-cell office:value-type="float" office:value="1584227664" calcext:value-type="float">
            <text:p>1584227664</text:p>
          </table:table-cell>
          <table:table-cell office:value-type="float" office:value="849" calcext:value-type="float">
            <text:p>849</text:p>
          </table:table-cell>
          <table:table-cell office:value-type="float" office:value="2929944" calcext:value-type="float">
            <text:p>2929944</text:p>
          </table:table-cell>
          <table:table-cell table:formula="of:=[.C761]/1024" office:value-type="float" office:value="2861.2734375" calcext:value-type="float">
            <text:p>2861.2734375</text:p>
          </table:table-cell>
        </table:table-row>
        <table:table-row table:style-name="ro1">
          <table:table-cell office:value-type="float" office:value="1584227675" calcext:value-type="float">
            <text:p>1584227675</text:p>
          </table:table-cell>
          <table:table-cell office:value-type="float" office:value="850" calcext:value-type="float">
            <text:p>850</text:p>
          </table:table-cell>
          <table:table-cell office:value-type="float" office:value="2934172" calcext:value-type="float">
            <text:p>2934172</text:p>
          </table:table-cell>
          <table:table-cell table:formula="of:=[.C762]/1024" office:value-type="float" office:value="2865.40234375" calcext:value-type="float">
            <text:p>2865.40234375</text:p>
          </table:table-cell>
        </table:table-row>
        <table:table-row table:style-name="ro1">
          <table:table-cell office:value-type="float" office:value="1584227686" calcext:value-type="float">
            <text:p>1584227686</text:p>
          </table:table-cell>
          <table:table-cell office:value-type="float" office:value="851" calcext:value-type="float">
            <text:p>851</text:p>
          </table:table-cell>
          <table:table-cell office:value-type="float" office:value="2937440" calcext:value-type="float">
            <text:p>2937440</text:p>
          </table:table-cell>
          <table:table-cell table:formula="of:=[.C763]/1024" office:value-type="float" office:value="2868.59375" calcext:value-type="float">
            <text:p>2868.59375</text:p>
          </table:table-cell>
        </table:table-row>
        <table:table-row table:style-name="ro1">
          <table:table-cell office:value-type="float" office:value="1584227696" calcext:value-type="float">
            <text:p>1584227696</text:p>
          </table:table-cell>
          <table:table-cell office:value-type="float" office:value="853" calcext:value-type="float">
            <text:p>853</text:p>
          </table:table-cell>
          <table:table-cell office:value-type="float" office:value="2941540" calcext:value-type="float">
            <text:p>2941540</text:p>
          </table:table-cell>
          <table:table-cell table:formula="of:=[.C764]/1024" office:value-type="float" office:value="2872.59765625" calcext:value-type="float">
            <text:p>2872.59765625</text:p>
          </table:table-cell>
        </table:table-row>
        <table:table-row table:style-name="ro1">
          <table:table-cell office:value-type="float" office:value="1584227707" calcext:value-type="float">
            <text:p>1584227707</text:p>
          </table:table-cell>
          <table:table-cell office:value-type="float" office:value="854" calcext:value-type="float">
            <text:p>854</text:p>
          </table:table-cell>
          <table:table-cell office:value-type="float" office:value="2945832" calcext:value-type="float">
            <text:p>2945832</text:p>
          </table:table-cell>
          <table:table-cell table:formula="of:=[.C765]/1024" office:value-type="float" office:value="2876.7890625" calcext:value-type="float">
            <text:p>2876.7890625</text:p>
          </table:table-cell>
        </table:table-row>
        <table:table-row table:style-name="ro1">
          <table:table-cell office:value-type="float" office:value="1584227718" calcext:value-type="float">
            <text:p>1584227718</text:p>
          </table:table-cell>
          <table:table-cell office:value-type="float" office:value="855" calcext:value-type="float">
            <text:p>855</text:p>
          </table:table-cell>
          <table:table-cell office:value-type="float" office:value="2950060" calcext:value-type="float">
            <text:p>2950060</text:p>
          </table:table-cell>
          <table:table-cell table:formula="of:=[.C766]/1024" office:value-type="float" office:value="2880.91796875" calcext:value-type="float">
            <text:p>2880.91796875</text:p>
          </table:table-cell>
        </table:table-row>
        <table:table-row table:style-name="ro1">
          <table:table-cell office:value-type="float" office:value="1584227729" calcext:value-type="float">
            <text:p>1584227729</text:p>
          </table:table-cell>
          <table:table-cell office:value-type="float" office:value="856" calcext:value-type="float">
            <text:p>856</text:p>
          </table:table-cell>
          <table:table-cell office:value-type="float" office:value="2953776" calcext:value-type="float">
            <text:p>2953776</text:p>
          </table:table-cell>
          <table:table-cell table:formula="of:=[.C767]/1024" office:value-type="float" office:value="2884.546875" calcext:value-type="float">
            <text:p>2884.546875</text:p>
          </table:table-cell>
        </table:table-row>
        <table:table-row table:style-name="ro1">
          <table:table-cell office:value-type="float" office:value="1584227739" calcext:value-type="float">
            <text:p>1584227739</text:p>
          </table:table-cell>
          <table:table-cell office:value-type="float" office:value="857" calcext:value-type="float">
            <text:p>857</text:p>
          </table:table-cell>
          <table:table-cell office:value-type="float" office:value="2957876" calcext:value-type="float">
            <text:p>2957876</text:p>
          </table:table-cell>
          <table:table-cell table:formula="of:=[.C768]/1024" office:value-type="float" office:value="2888.55078125" calcext:value-type="float">
            <text:p>2888.55078125</text:p>
          </table:table-cell>
        </table:table-row>
        <table:table-row table:style-name="ro1">
          <table:table-cell office:value-type="float" office:value="1584227750" calcext:value-type="float">
            <text:p>1584227750</text:p>
          </table:table-cell>
          <table:table-cell office:value-type="float" office:value="858" calcext:value-type="float">
            <text:p>858</text:p>
          </table:table-cell>
          <table:table-cell office:value-type="float" office:value="2961976" calcext:value-type="float">
            <text:p>2961976</text:p>
          </table:table-cell>
          <table:table-cell table:formula="of:=[.C769]/1024" office:value-type="float" office:value="2892.5546875" calcext:value-type="float">
            <text:p>2892.5546875</text:p>
          </table:table-cell>
        </table:table-row>
        <table:table-row table:style-name="ro1">
          <table:table-cell office:value-type="float" office:value="1584227761" calcext:value-type="float">
            <text:p>1584227761</text:p>
          </table:table-cell>
          <table:table-cell office:value-type="float" office:value="859" calcext:value-type="float">
            <text:p>859</text:p>
          </table:table-cell>
          <table:table-cell office:value-type="float" office:value="2964988" calcext:value-type="float">
            <text:p>2964988</text:p>
          </table:table-cell>
          <table:table-cell table:formula="of:=[.C770]/1024" office:value-type="float" office:value="2895.49609375" calcext:value-type="float">
            <text:p>2895.49609375</text:p>
          </table:table-cell>
        </table:table-row>
        <table:table-row table:style-name="ro1">
          <table:table-cell office:value-type="float" office:value="1584227772" calcext:value-type="float">
            <text:p>1584227772</text:p>
          </table:table-cell>
          <table:table-cell office:value-type="float" office:value="860" calcext:value-type="float">
            <text:p>860</text:p>
          </table:table-cell>
          <table:table-cell office:value-type="float" office:value="2969408" calcext:value-type="float">
            <text:p>2969408</text:p>
          </table:table-cell>
          <table:table-cell table:formula="of:=[.C771]/1024" office:value-type="float" office:value="2899.8125" calcext:value-type="float">
            <text:p>2899.8125</text:p>
          </table:table-cell>
        </table:table-row>
        <table:table-row table:style-name="ro1">
          <table:table-cell office:value-type="float" office:value="1584227782" calcext:value-type="float">
            <text:p>1584227782</text:p>
          </table:table-cell>
          <table:table-cell office:value-type="float" office:value="861" calcext:value-type="float">
            <text:p>861</text:p>
          </table:table-cell>
          <table:table-cell office:value-type="float" office:value="2972420" calcext:value-type="float">
            <text:p>2972420</text:p>
          </table:table-cell>
          <table:table-cell table:formula="of:=[.C772]/1024" office:value-type="float" office:value="2902.75390625" calcext:value-type="float">
            <text:p>2902.75390625</text:p>
          </table:table-cell>
        </table:table-row>
        <table:table-row table:style-name="ro1">
          <table:table-cell office:value-type="float" office:value="1584227793" calcext:value-type="float">
            <text:p>1584227793</text:p>
          </table:table-cell>
          <table:table-cell office:value-type="float" office:value="862" calcext:value-type="float">
            <text:p>862</text:p>
          </table:table-cell>
          <table:table-cell office:value-type="float" office:value="2976776" calcext:value-type="float">
            <text:p>2976776</text:p>
          </table:table-cell>
          <table:table-cell table:formula="of:=[.C773]/1024" office:value-type="float" office:value="2907.0078125" calcext:value-type="float">
            <text:p>2907.0078125</text:p>
          </table:table-cell>
        </table:table-row>
        <table:table-row table:style-name="ro1">
          <table:table-cell office:value-type="float" office:value="1584227804" calcext:value-type="float">
            <text:p>1584227804</text:p>
          </table:table-cell>
          <table:table-cell office:value-type="float" office:value="863" calcext:value-type="float">
            <text:p>863</text:p>
          </table:table-cell>
          <table:table-cell office:value-type="float" office:value="2979852" calcext:value-type="float">
            <text:p>2979852</text:p>
          </table:table-cell>
          <table:table-cell table:formula="of:=[.C774]/1024" office:value-type="float" office:value="2910.01171875" calcext:value-type="float">
            <text:p>2910.01171875</text:p>
          </table:table-cell>
        </table:table-row>
        <table:table-row table:style-name="ro1">
          <table:table-cell office:value-type="float" office:value="1584227814" calcext:value-type="float">
            <text:p>1584227814</text:p>
          </table:table-cell>
          <table:table-cell office:value-type="float" office:value="864" calcext:value-type="float">
            <text:p>864</text:p>
          </table:table-cell>
          <table:table-cell office:value-type="float" office:value="2984080" calcext:value-type="float">
            <text:p>2984080</text:p>
          </table:table-cell>
          <table:table-cell table:formula="of:=[.C775]/1024" office:value-type="float" office:value="2914.140625" calcext:value-type="float">
            <text:p>2914.140625</text:p>
          </table:table-cell>
        </table:table-row>
        <table:table-row table:style-name="ro1">
          <table:table-cell office:value-type="float" office:value="1584227825" calcext:value-type="float">
            <text:p>1584227825</text:p>
          </table:table-cell>
          <table:table-cell office:value-type="float" office:value="865" calcext:value-type="float">
            <text:p>865</text:p>
          </table:table-cell>
          <table:table-cell office:value-type="float" office:value="2988884" calcext:value-type="float">
            <text:p>2988884</text:p>
          </table:table-cell>
          <table:table-cell table:formula="of:=[.C776]/1024" office:value-type="float" office:value="2918.83203125" calcext:value-type="float">
            <text:p>2918.83203125</text:p>
          </table:table-cell>
        </table:table-row>
        <table:table-row table:style-name="ro1">
          <table:table-cell office:value-type="float" office:value="1584227836" calcext:value-type="float">
            <text:p>1584227836</text:p>
          </table:table-cell>
          <table:table-cell office:value-type="float" office:value="866" calcext:value-type="float">
            <text:p>866</text:p>
          </table:table-cell>
          <table:table-cell office:value-type="float" office:value="2992984" calcext:value-type="float">
            <text:p>2992984</text:p>
          </table:table-cell>
          <table:table-cell table:formula="of:=[.C777]/1024" office:value-type="float" office:value="2922.8359375" calcext:value-type="float">
            <text:p>2922.8359375</text:p>
          </table:table-cell>
        </table:table-row>
        <table:table-row table:style-name="ro1">
          <table:table-cell office:value-type="float" office:value="1584227847" calcext:value-type="float">
            <text:p>1584227847</text:p>
          </table:table-cell>
          <table:table-cell office:value-type="float" office:value="867" calcext:value-type="float">
            <text:p>867</text:p>
          </table:table-cell>
          <table:table-cell office:value-type="float" office:value="2997148" calcext:value-type="float">
            <text:p>2997148</text:p>
          </table:table-cell>
          <table:table-cell table:formula="of:=[.C778]/1024" office:value-type="float" office:value="2926.90234375" calcext:value-type="float">
            <text:p>2926.90234375</text:p>
          </table:table-cell>
        </table:table-row>
        <table:table-row table:style-name="ro1">
          <table:table-cell office:value-type="float" office:value="1584227857" calcext:value-type="float">
            <text:p>1584227857</text:p>
          </table:table-cell>
          <table:table-cell office:value-type="float" office:value="868" calcext:value-type="float">
            <text:p>868</text:p>
          </table:table-cell>
          <table:table-cell office:value-type="float" office:value="3001376" calcext:value-type="float">
            <text:p>3001376</text:p>
          </table:table-cell>
          <table:table-cell table:formula="of:=[.C779]/1024" office:value-type="float" office:value="2931.03125" calcext:value-type="float">
            <text:p>2931.03125</text:p>
          </table:table-cell>
        </table:table-row>
        <table:table-row table:style-name="ro1">
          <table:table-cell office:value-type="float" office:value="1584227868" calcext:value-type="float">
            <text:p>1584227868</text:p>
          </table:table-cell>
          <table:table-cell office:value-type="float" office:value="869" calcext:value-type="float">
            <text:p>869</text:p>
          </table:table-cell>
          <table:table-cell office:value-type="float" office:value="3005412" calcext:value-type="float">
            <text:p>3005412</text:p>
          </table:table-cell>
          <table:table-cell table:formula="of:=[.C780]/1024" office:value-type="float" office:value="2934.97265625" calcext:value-type="float">
            <text:p>2934.97265625</text:p>
          </table:table-cell>
        </table:table-row>
        <table:table-row table:style-name="ro1">
          <table:table-cell office:value-type="float" office:value="1584227879" calcext:value-type="float">
            <text:p>1584227879</text:p>
          </table:table-cell>
          <table:table-cell office:value-type="float" office:value="870" calcext:value-type="float">
            <text:p>870</text:p>
          </table:table-cell>
          <table:table-cell office:value-type="float" office:value="3009832" calcext:value-type="float">
            <text:p>3009832</text:p>
          </table:table-cell>
          <table:table-cell table:formula="of:=[.C781]/1024" office:value-type="float" office:value="2939.2890625" calcext:value-type="float">
            <text:p>2939.2890625</text:p>
          </table:table-cell>
        </table:table-row>
        <table:table-row table:style-name="ro1">
          <table:table-cell office:value-type="float" office:value="1584227890" calcext:value-type="float">
            <text:p>1584227890</text:p>
          </table:table-cell>
          <table:table-cell office:value-type="float" office:value="871" calcext:value-type="float">
            <text:p>871</text:p>
          </table:table-cell>
          <table:table-cell office:value-type="float" office:value="3012844" calcext:value-type="float">
            <text:p>3012844</text:p>
          </table:table-cell>
          <table:table-cell table:formula="of:=[.C782]/1024" office:value-type="float" office:value="2942.23046875" calcext:value-type="float">
            <text:p>2942.23046875</text:p>
          </table:table-cell>
        </table:table-row>
        <table:table-row table:style-name="ro1">
          <table:table-cell office:value-type="float" office:value="1584227900" calcext:value-type="float">
            <text:p>1584227900</text:p>
          </table:table-cell>
          <table:table-cell office:value-type="float" office:value="872" calcext:value-type="float">
            <text:p>872</text:p>
          </table:table-cell>
          <table:table-cell office:value-type="float" office:value="3016944" calcext:value-type="float">
            <text:p>3016944</text:p>
          </table:table-cell>
          <table:table-cell table:formula="of:=[.C783]/1024" office:value-type="float" office:value="2946.234375" calcext:value-type="float">
            <text:p>2946.234375</text:p>
          </table:table-cell>
        </table:table-row>
        <table:table-row table:style-name="ro1">
          <table:table-cell office:value-type="float" office:value="1584227911" calcext:value-type="float">
            <text:p>1584227911</text:p>
          </table:table-cell>
          <table:table-cell office:value-type="float" office:value="873" calcext:value-type="float">
            <text:p>873</text:p>
          </table:table-cell>
          <table:table-cell office:value-type="float" office:value="3021044" calcext:value-type="float">
            <text:p>3021044</text:p>
          </table:table-cell>
          <table:table-cell table:formula="of:=[.C784]/1024" office:value-type="float" office:value="2950.23828125" calcext:value-type="float">
            <text:p>2950.23828125</text:p>
          </table:table-cell>
        </table:table-row>
        <table:table-row table:style-name="ro1">
          <table:table-cell office:value-type="float" office:value="1584227922" calcext:value-type="float">
            <text:p>1584227922</text:p>
          </table:table-cell>
          <table:table-cell office:value-type="float" office:value="874" calcext:value-type="float">
            <text:p>874</text:p>
          </table:table-cell>
          <table:table-cell office:value-type="float" office:value="3025208" calcext:value-type="float">
            <text:p>3025208</text:p>
          </table:table-cell>
          <table:table-cell table:formula="of:=[.C785]/1024" office:value-type="float" office:value="2954.3046875" calcext:value-type="float">
            <text:p>2954.3046875</text:p>
          </table:table-cell>
        </table:table-row>
        <table:table-row table:style-name="ro1">
          <table:table-cell office:value-type="float" office:value="1584227933" calcext:value-type="float">
            <text:p>1584227933</text:p>
          </table:table-cell>
          <table:table-cell office:value-type="float" office:value="874" calcext:value-type="float">
            <text:p>874</text:p>
          </table:table-cell>
          <table:table-cell office:value-type="float" office:value="3029436" calcext:value-type="float">
            <text:p>3029436</text:p>
          </table:table-cell>
          <table:table-cell table:formula="of:=[.C786]/1024" office:value-type="float" office:value="2958.43359375" calcext:value-type="float">
            <text:p>2958.43359375</text:p>
          </table:table-cell>
        </table:table-row>
        <table:table-row table:style-name="ro1">
          <table:table-cell office:value-type="float" office:value="1584227943" calcext:value-type="float">
            <text:p>1584227943</text:p>
          </table:table-cell>
          <table:table-cell office:value-type="float" office:value="876" calcext:value-type="float">
            <text:p>876</text:p>
          </table:table-cell>
          <table:table-cell office:value-type="float" office:value="3033728" calcext:value-type="float">
            <text:p>3033728</text:p>
          </table:table-cell>
          <table:table-cell table:formula="of:=[.C787]/1024" office:value-type="float" office:value="2962.625" calcext:value-type="float">
            <text:p>2962.625</text:p>
          </table:table-cell>
        </table:table-row>
        <table:table-row table:style-name="ro1">
          <table:table-cell office:value-type="float" office:value="1584227954" calcext:value-type="float">
            <text:p>1584227954</text:p>
          </table:table-cell>
          <table:table-cell office:value-type="float" office:value="876" calcext:value-type="float">
            <text:p>876</text:p>
          </table:table-cell>
          <table:table-cell office:value-type="float" office:value="3037380" calcext:value-type="float">
            <text:p>3037380</text:p>
          </table:table-cell>
          <table:table-cell table:formula="of:=[.C788]/1024" office:value-type="float" office:value="2966.19140625" calcext:value-type="float">
            <text:p>2966.19140625</text:p>
          </table:table-cell>
        </table:table-row>
        <table:table-row table:style-name="ro1">
          <table:table-cell office:value-type="float" office:value="1584227965" calcext:value-type="float">
            <text:p>1584227965</text:p>
          </table:table-cell>
          <table:table-cell office:value-type="float" office:value="877" calcext:value-type="float">
            <text:p>877</text:p>
          </table:table-cell>
          <table:table-cell office:value-type="float" office:value="3041480" calcext:value-type="float">
            <text:p>3041480</text:p>
          </table:table-cell>
          <table:table-cell table:formula="of:=[.C789]/1024" office:value-type="float" office:value="2970.1953125" calcext:value-type="float">
            <text:p>2970.1953125</text:p>
          </table:table-cell>
        </table:table-row>
        <table:table-row table:style-name="ro1">
          <table:table-cell office:value-type="float" office:value="1584227976" calcext:value-type="float">
            <text:p>1584227976</text:p>
          </table:table-cell>
          <table:table-cell office:value-type="float" office:value="878" calcext:value-type="float">
            <text:p>878</text:p>
          </table:table-cell>
          <table:table-cell office:value-type="float" office:value="3045644" calcext:value-type="float">
            <text:p>3045644</text:p>
          </table:table-cell>
          <table:table-cell table:formula="of:=[.C790]/1024" office:value-type="float" office:value="2974.26171875" calcext:value-type="float">
            <text:p>2974.26171875</text:p>
          </table:table-cell>
        </table:table-row>
        <table:table-row table:style-name="ro1">
          <table:table-cell office:value-type="float" office:value="1584227986" calcext:value-type="float">
            <text:p>1584227986</text:p>
          </table:table-cell>
          <table:table-cell office:value-type="float" office:value="879" calcext:value-type="float">
            <text:p>879</text:p>
          </table:table-cell>
          <table:table-cell office:value-type="float" office:value="3048656" calcext:value-type="float">
            <text:p>3048656</text:p>
          </table:table-cell>
          <table:table-cell table:formula="of:=[.C791]/1024" office:value-type="float" office:value="2977.203125" calcext:value-type="float">
            <text:p>2977.203125</text:p>
          </table:table-cell>
        </table:table-row>
        <table:table-row table:style-name="ro1">
          <table:table-cell office:value-type="float" office:value="1584227997" calcext:value-type="float">
            <text:p>1584227997</text:p>
          </table:table-cell>
          <table:table-cell office:value-type="float" office:value="880" calcext:value-type="float">
            <text:p>880</text:p>
          </table:table-cell>
          <table:table-cell office:value-type="float" office:value="3052052" calcext:value-type="float">
            <text:p>3052052</text:p>
          </table:table-cell>
          <table:table-cell table:formula="of:=[.C792]/1024" office:value-type="float" office:value="2980.51953125" calcext:value-type="float">
            <text:p>2980.51953125</text:p>
          </table:table-cell>
        </table:table-row>
        <table:table-row table:style-name="ro1">
          <table:table-cell office:value-type="float" office:value="1584228008" calcext:value-type="float">
            <text:p>1584228008</text:p>
          </table:table-cell>
          <table:table-cell office:value-type="float" office:value="881" calcext:value-type="float">
            <text:p>881</text:p>
          </table:table-cell>
          <table:table-cell office:value-type="float" office:value="3054168" calcext:value-type="float">
            <text:p>3054168</text:p>
          </table:table-cell>
          <table:table-cell table:formula="of:=[.C793]/1024" office:value-type="float" office:value="2982.5859375" calcext:value-type="float">
            <text:p>2982.5859375</text:p>
          </table:table-cell>
        </table:table-row>
        <table:table-row table:style-name="ro1">
          <table:table-cell office:value-type="float" office:value="1584228019" calcext:value-type="float">
            <text:p>1584228019</text:p>
          </table:table-cell>
          <table:table-cell office:value-type="float" office:value="882" calcext:value-type="float">
            <text:p>882</text:p>
          </table:table-cell>
          <table:table-cell office:value-type="float" office:value="3060124" calcext:value-type="float">
            <text:p>3060124</text:p>
          </table:table-cell>
          <table:table-cell table:formula="of:=[.C794]/1024" office:value-type="float" office:value="2988.40234375" calcext:value-type="float">
            <text:p>2988.40234375</text:p>
          </table:table-cell>
        </table:table-row>
        <table:table-row table:style-name="ro1">
          <table:table-cell office:value-type="float" office:value="1584228029" calcext:value-type="float">
            <text:p>1584228029</text:p>
          </table:table-cell>
          <table:table-cell office:value-type="float" office:value="883" calcext:value-type="float">
            <text:p>883</text:p>
          </table:table-cell>
          <table:table-cell office:value-type="float" office:value="3064416" calcext:value-type="float">
            <text:p>3064416</text:p>
          </table:table-cell>
          <table:table-cell table:formula="of:=[.C795]/1024" office:value-type="float" office:value="2992.59375" calcext:value-type="float">
            <text:p>2992.59375</text:p>
          </table:table-cell>
        </table:table-row>
        <table:table-row table:style-name="ro1">
          <table:table-cell office:value-type="float" office:value="1584228040" calcext:value-type="float">
            <text:p>1584228040</text:p>
          </table:table-cell>
          <table:table-cell office:value-type="float" office:value="884" calcext:value-type="float">
            <text:p>884</text:p>
          </table:table-cell>
          <table:table-cell office:value-type="float" office:value="3067492" calcext:value-type="float">
            <text:p>3067492</text:p>
          </table:table-cell>
          <table:table-cell table:formula="of:=[.C796]/1024" office:value-type="float" office:value="2995.59765625" calcext:value-type="float">
            <text:p>2995.59765625</text:p>
          </table:table-cell>
        </table:table-row>
        <table:table-row table:style-name="ro1">
          <table:table-cell office:value-type="float" office:value="1584228051" calcext:value-type="float">
            <text:p>1584228051</text:p>
          </table:table-cell>
          <table:table-cell office:value-type="float" office:value="885" calcext:value-type="float">
            <text:p>885</text:p>
          </table:table-cell>
          <table:table-cell office:value-type="float" office:value="3071912" calcext:value-type="float">
            <text:p>3071912</text:p>
          </table:table-cell>
          <table:table-cell table:formula="of:=[.C797]/1024" office:value-type="float" office:value="2999.9140625" calcext:value-type="float">
            <text:p>2999.9140625</text:p>
          </table:table-cell>
        </table:table-row>
        <table:table-row table:style-name="ro1">
          <table:table-cell office:value-type="float" office:value="1584228062" calcext:value-type="float">
            <text:p>1584228062</text:p>
          </table:table-cell>
          <table:table-cell office:value-type="float" office:value="886" calcext:value-type="float">
            <text:p>886</text:p>
          </table:table-cell>
          <table:table-cell office:value-type="float" office:value="3075372" calcext:value-type="float">
            <text:p>3075372</text:p>
          </table:table-cell>
          <table:table-cell table:formula="of:=[.C798]/1024" office:value-type="float" office:value="3003.29296875" calcext:value-type="float">
            <text:p>3003.29296875</text:p>
          </table:table-cell>
        </table:table-row>
        <table:table-row table:style-name="ro1">
          <table:table-cell office:value-type="float" office:value="1584228072" calcext:value-type="float">
            <text:p>1584228072</text:p>
          </table:table-cell>
          <table:table-cell office:value-type="float" office:value="887" calcext:value-type="float">
            <text:p>887</text:p>
          </table:table-cell>
          <table:table-cell office:value-type="float" office:value="3079536" calcext:value-type="float">
            <text:p>3079536</text:p>
          </table:table-cell>
          <table:table-cell table:formula="of:=[.C799]/1024" office:value-type="float" office:value="3007.359375" calcext:value-type="float">
            <text:p>3007.359375</text:p>
          </table:table-cell>
        </table:table-row>
        <table:table-row table:style-name="ro1">
          <table:table-cell office:value-type="float" office:value="1584228083" calcext:value-type="float">
            <text:p>1584228083</text:p>
          </table:table-cell>
          <table:table-cell office:value-type="float" office:value="888" calcext:value-type="float">
            <text:p>888</text:p>
          </table:table-cell>
          <table:table-cell office:value-type="float" office:value="3083892" calcext:value-type="float">
            <text:p>3083892</text:p>
          </table:table-cell>
          <table:table-cell table:formula="of:=[.C800]/1024" office:value-type="float" office:value="3011.61328125" calcext:value-type="float">
            <text:p>3011.61328125</text:p>
          </table:table-cell>
        </table:table-row>
        <table:table-row table:style-name="ro1">
          <table:table-cell office:value-type="float" office:value="1584228094" calcext:value-type="float">
            <text:p>1584228094</text:p>
          </table:table-cell>
          <table:table-cell office:value-type="float" office:value="889" calcext:value-type="float">
            <text:p>889</text:p>
          </table:table-cell>
          <table:table-cell office:value-type="float" office:value="3087992" calcext:value-type="float">
            <text:p>3087992</text:p>
          </table:table-cell>
          <table:table-cell table:formula="of:=[.C801]/1024" office:value-type="float" office:value="3015.6171875" calcext:value-type="float">
            <text:p>3015.6171875</text:p>
          </table:table-cell>
        </table:table-row>
        <table:table-row table:style-name="ro1">
          <table:table-cell office:value-type="float" office:value="1584228105" calcext:value-type="float">
            <text:p>1584228105</text:p>
          </table:table-cell>
          <table:table-cell office:value-type="float" office:value="890" calcext:value-type="float">
            <text:p>890</text:p>
          </table:table-cell>
          <table:table-cell office:value-type="float" office:value="3091964" calcext:value-type="float">
            <text:p>3091964</text:p>
          </table:table-cell>
          <table:table-cell table:formula="of:=[.C802]/1024" office:value-type="float" office:value="3019.49609375" calcext:value-type="float">
            <text:p>3019.49609375</text:p>
          </table:table-cell>
        </table:table-row>
        <table:table-row table:style-name="ro1">
          <table:table-cell office:value-type="float" office:value="1584228115" calcext:value-type="float">
            <text:p>1584228115</text:p>
          </table:table-cell>
          <table:table-cell office:value-type="float" office:value="891" calcext:value-type="float">
            <text:p>891</text:p>
          </table:table-cell>
          <table:table-cell office:value-type="float" office:value="3095168" calcext:value-type="float">
            <text:p>3095168</text:p>
          </table:table-cell>
          <table:table-cell table:formula="of:=[.C803]/1024" office:value-type="float" office:value="3022.625" calcext:value-type="float">
            <text:p>3022.625</text:p>
          </table:table-cell>
        </table:table-row>
        <table:table-row table:style-name="ro1">
          <table:table-cell office:value-type="float" office:value="1584228126" calcext:value-type="float">
            <text:p>1584228126</text:p>
          </table:table-cell>
          <table:table-cell office:value-type="float" office:value="892" calcext:value-type="float">
            <text:p>892</text:p>
          </table:table-cell>
          <table:table-cell office:value-type="float" office:value="3099460" calcext:value-type="float">
            <text:p>3099460</text:p>
          </table:table-cell>
          <table:table-cell table:formula="of:=[.C804]/1024" office:value-type="float" office:value="3026.81640625" calcext:value-type="float">
            <text:p>3026.81640625</text:p>
          </table:table-cell>
        </table:table-row>
        <table:table-row table:style-name="ro1">
          <table:table-cell office:value-type="float" office:value="1584228137" calcext:value-type="float">
            <text:p>1584228137</text:p>
          </table:table-cell>
          <table:table-cell office:value-type="float" office:value="893" calcext:value-type="float">
            <text:p>893</text:p>
          </table:table-cell>
          <table:table-cell office:value-type="float" office:value="3102536" calcext:value-type="float">
            <text:p>3102536</text:p>
          </table:table-cell>
          <table:table-cell table:formula="of:=[.C805]/1024" office:value-type="float" office:value="3029.8203125" calcext:value-type="float">
            <text:p>3029.8203125</text:p>
          </table:table-cell>
        </table:table-row>
        <table:table-row table:style-name="ro1">
          <table:table-cell office:value-type="float" office:value="1584228148" calcext:value-type="float">
            <text:p>1584228148</text:p>
          </table:table-cell>
          <table:table-cell office:value-type="float" office:value="894" calcext:value-type="float">
            <text:p>894</text:p>
          </table:table-cell>
          <table:table-cell office:value-type="float" office:value="3106636" calcext:value-type="float">
            <text:p>3106636</text:p>
          </table:table-cell>
          <table:table-cell table:formula="of:=[.C806]/1024" office:value-type="float" office:value="3033.82421875" calcext:value-type="float">
            <text:p>3033.82421875</text:p>
          </table:table-cell>
        </table:table-row>
        <table:table-row table:style-name="ro1">
          <table:table-cell office:value-type="float" office:value="1584228158" calcext:value-type="float">
            <text:p>1584228158</text:p>
          </table:table-cell>
          <table:table-cell office:value-type="float" office:value="896" calcext:value-type="float">
            <text:p>896</text:p>
          </table:table-cell>
          <table:table-cell office:value-type="float" office:value="3110928" calcext:value-type="float">
            <text:p>3110928</text:p>
          </table:table-cell>
          <table:table-cell table:formula="of:=[.C807]/1024" office:value-type="float" office:value="3038.015625" calcext:value-type="float">
            <text:p>3038.015625</text:p>
          </table:table-cell>
        </table:table-row>
        <table:table-row table:style-name="ro1">
          <table:table-cell office:value-type="float" office:value="1584228169" calcext:value-type="float">
            <text:p>1584228169</text:p>
          </table:table-cell>
          <table:table-cell office:value-type="float" office:value="896" calcext:value-type="float">
            <text:p>896</text:p>
          </table:table-cell>
          <table:table-cell office:value-type="float" office:value="3114132" calcext:value-type="float">
            <text:p>3114132</text:p>
          </table:table-cell>
          <table:table-cell table:formula="of:=[.C808]/1024" office:value-type="float" office:value="3041.14453125" calcext:value-type="float">
            <text:p>3041.14453125</text:p>
          </table:table-cell>
        </table:table-row>
        <table:table-row table:style-name="ro1">
          <table:table-cell office:value-type="float" office:value="1584228180" calcext:value-type="float">
            <text:p>1584228180</text:p>
          </table:table-cell>
          <table:table-cell office:value-type="float" office:value="897" calcext:value-type="float">
            <text:p>897</text:p>
          </table:table-cell>
          <table:table-cell office:value-type="float" office:value="3118296" calcext:value-type="float">
            <text:p>3118296</text:p>
          </table:table-cell>
          <table:table-cell table:formula="of:=[.C809]/1024" office:value-type="float" office:value="3045.2109375" calcext:value-type="float">
            <text:p>3045.2109375</text:p>
          </table:table-cell>
        </table:table-row>
        <table:table-row table:style-name="ro1">
          <table:table-cell office:value-type="float" office:value="1584228191" calcext:value-type="float">
            <text:p>1584228191</text:p>
          </table:table-cell>
          <table:table-cell office:value-type="float" office:value="899" calcext:value-type="float">
            <text:p>899</text:p>
          </table:table-cell>
          <table:table-cell office:value-type="float" office:value="3122268" calcext:value-type="float">
            <text:p>3122268</text:p>
          </table:table-cell>
          <table:table-cell table:formula="of:=[.C810]/1024" office:value-type="float" office:value="3049.08984375" calcext:value-type="float">
            <text:p>3049.08984375</text:p>
          </table:table-cell>
        </table:table-row>
        <table:table-row table:style-name="ro1">
          <table:table-cell office:value-type="float" office:value="1584228201" calcext:value-type="float">
            <text:p>1584228201</text:p>
          </table:table-cell>
          <table:table-cell office:value-type="float" office:value="899" calcext:value-type="float">
            <text:p>899</text:p>
          </table:table-cell>
          <table:table-cell office:value-type="float" office:value="3125728" calcext:value-type="float">
            <text:p>3125728</text:p>
          </table:table-cell>
          <table:table-cell table:formula="of:=[.C811]/1024" office:value-type="float" office:value="3052.46875" calcext:value-type="float">
            <text:p>3052.46875</text:p>
          </table:table-cell>
        </table:table-row>
        <table:table-row table:style-name="ro1">
          <table:table-cell office:value-type="float" office:value="1584228212" calcext:value-type="float">
            <text:p>1584228212</text:p>
          </table:table-cell>
          <table:table-cell office:value-type="float" office:value="900" calcext:value-type="float">
            <text:p>900</text:p>
          </table:table-cell>
          <table:table-cell office:value-type="float" office:value="3129636" calcext:value-type="float">
            <text:p>3129636</text:p>
          </table:table-cell>
          <table:table-cell table:formula="of:=[.C812]/1024" office:value-type="float" office:value="3056.28515625" calcext:value-type="float">
            <text:p>3056.28515625</text:p>
          </table:table-cell>
        </table:table-row>
        <table:table-row table:style-name="ro1">
          <table:table-cell office:value-type="float" office:value="1584228223" calcext:value-type="float">
            <text:p>1584228223</text:p>
          </table:table-cell>
          <table:table-cell office:value-type="float" office:value="901" calcext:value-type="float">
            <text:p>901</text:p>
          </table:table-cell>
          <table:table-cell office:value-type="float" office:value="3133800" calcext:value-type="float">
            <text:p>3133800</text:p>
          </table:table-cell>
          <table:table-cell table:formula="of:=[.C813]/1024" office:value-type="float" office:value="3060.3515625" calcext:value-type="float">
            <text:p>3060.3515625</text:p>
          </table:table-cell>
        </table:table-row>
        <table:table-row table:style-name="ro1">
          <table:table-cell office:value-type="float" office:value="1584228234" calcext:value-type="float">
            <text:p>1584228234</text:p>
          </table:table-cell>
          <table:table-cell office:value-type="float" office:value="902" calcext:value-type="float">
            <text:p>902</text:p>
          </table:table-cell>
          <table:table-cell office:value-type="float" office:value="3138092" calcext:value-type="float">
            <text:p>3138092</text:p>
          </table:table-cell>
          <table:table-cell table:formula="of:=[.C814]/1024" office:value-type="float" office:value="3064.54296875" calcext:value-type="float">
            <text:p>3064.54296875</text:p>
          </table:table-cell>
        </table:table-row>
        <table:table-row table:style-name="ro1">
          <table:table-cell office:value-type="float" office:value="1584228244" calcext:value-type="float">
            <text:p>1584228244</text:p>
          </table:table-cell>
          <table:table-cell office:value-type="float" office:value="903" calcext:value-type="float">
            <text:p>903</text:p>
          </table:table-cell>
          <table:table-cell office:value-type="float" office:value="3141232" calcext:value-type="float">
            <text:p>3141232</text:p>
          </table:table-cell>
          <table:table-cell table:formula="of:=[.C815]/1024" office:value-type="float" office:value="3067.609375" calcext:value-type="float">
            <text:p>3067.609375</text:p>
          </table:table-cell>
        </table:table-row>
        <table:table-row table:style-name="ro1">
          <table:table-cell office:value-type="float" office:value="1584228255" calcext:value-type="float">
            <text:p>1584228255</text:p>
          </table:table-cell>
          <table:table-cell office:value-type="float" office:value="904" calcext:value-type="float">
            <text:p>904</text:p>
          </table:table-cell>
          <table:table-cell office:value-type="float" office:value="3145524" calcext:value-type="float">
            <text:p>3145524</text:p>
          </table:table-cell>
          <table:table-cell table:formula="of:=[.C816]/1024" office:value-type="float" office:value="3071.80078125" calcext:value-type="float">
            <text:p>3071.80078125</text:p>
          </table:table-cell>
        </table:table-row>
        <table:table-row table:style-name="ro1">
          <table:table-cell office:value-type="float" office:value="1584228266" calcext:value-type="float">
            <text:p>1584228266</text:p>
          </table:table-cell>
          <table:table-cell office:value-type="float" office:value="906" calcext:value-type="float">
            <text:p>906</text:p>
          </table:table-cell>
          <table:table-cell office:value-type="float" office:value="3148536" calcext:value-type="float">
            <text:p>3148536</text:p>
          </table:table-cell>
          <table:table-cell table:formula="of:=[.C817]/1024" office:value-type="float" office:value="3074.7421875" calcext:value-type="float">
            <text:p>3074.7421875</text:p>
          </table:table-cell>
        </table:table-row>
        <table:table-row table:style-name="ro1">
          <table:table-cell office:value-type="float" office:value="1584228277" calcext:value-type="float">
            <text:p>1584228277</text:p>
          </table:table-cell>
          <table:table-cell office:value-type="float" office:value="907" calcext:value-type="float">
            <text:p>907</text:p>
          </table:table-cell>
          <table:table-cell office:value-type="float" office:value="3152892" calcext:value-type="float">
            <text:p>3152892</text:p>
          </table:table-cell>
          <table:table-cell table:formula="of:=[.C818]/1024" office:value-type="float" office:value="3078.99609375" calcext:value-type="float">
            <text:p>3078.99609375</text:p>
          </table:table-cell>
        </table:table-row>
        <table:table-row table:style-name="ro1">
          <table:table-cell office:value-type="float" office:value="1584228287" calcext:value-type="float">
            <text:p>1584228287</text:p>
          </table:table-cell>
          <table:table-cell office:value-type="float" office:value="907" calcext:value-type="float">
            <text:p>907</text:p>
          </table:table-cell>
          <table:table-cell office:value-type="float" office:value="3155968" calcext:value-type="float">
            <text:p>3155968</text:p>
          </table:table-cell>
          <table:table-cell table:formula="of:=[.C819]/1024"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1584228298" calcext:value-type="float">
            <text:p>1584228298</text:p>
          </table:table-cell>
          <table:table-cell office:value-type="float" office:value="908" calcext:value-type="float">
            <text:p>908</text:p>
          </table:table-cell>
          <table:table-cell office:value-type="float" office:value="3160260" calcext:value-type="float">
            <text:p>3160260</text:p>
          </table:table-cell>
          <table:table-cell table:formula="of:=[.C820]/1024" office:value-type="float" office:value="3086.19140625" calcext:value-type="float">
            <text:p>3086.19140625</text:p>
          </table:table-cell>
        </table:table-row>
        <table:table-row table:style-name="ro1">
          <table:table-cell office:value-type="float" office:value="1584228309" calcext:value-type="float">
            <text:p>1584228309</text:p>
          </table:table-cell>
          <table:table-cell office:value-type="float" office:value="909" calcext:value-type="float">
            <text:p>909</text:p>
          </table:table-cell>
          <table:table-cell office:value-type="float" office:value="3164300" calcext:value-type="float">
            <text:p>3164300</text:p>
          </table:table-cell>
          <table:table-cell table:formula="of:=[.C821]/1024" office:value-type="float" office:value="3090.13671875" calcext:value-type="float">
            <text:p>3090.13671875</text:p>
          </table:table-cell>
        </table:table-row>
        <table:table-row table:style-name="ro1">
          <table:table-cell office:value-type="float" office:value="1584228320" calcext:value-type="float">
            <text:p>1584228320</text:p>
          </table:table-cell>
          <table:table-cell office:value-type="float" office:value="910" calcext:value-type="float">
            <text:p>910</text:p>
          </table:table-cell>
          <table:table-cell office:value-type="float" office:value="3168336" calcext:value-type="float">
            <text:p>3168336</text:p>
          </table:table-cell>
          <table:table-cell table:formula="of:=[.C822]/1024" office:value-type="float" office:value="3094.078125" calcext:value-type="float">
            <text:p>3094.078125</text:p>
          </table:table-cell>
        </table:table-row>
        <table:table-row table:style-name="ro1">
          <table:table-cell office:value-type="float" office:value="1584228330" calcext:value-type="float">
            <text:p>1584228330</text:p>
          </table:table-cell>
          <table:table-cell office:value-type="float" office:value="911" calcext:value-type="float">
            <text:p>911</text:p>
          </table:table-cell>
          <table:table-cell office:value-type="float" office:value="3172500" calcext:value-type="float">
            <text:p>3172500</text:p>
          </table:table-cell>
          <table:table-cell table:formula="of:=[.C823]/1024" office:value-type="float" office:value="3098.14453125" calcext:value-type="float">
            <text:p>3098.14453125</text:p>
          </table:table-cell>
        </table:table-row>
        <table:table-row table:style-name="ro1">
          <table:table-cell office:value-type="float" office:value="1584228341" calcext:value-type="float">
            <text:p>1584228341</text:p>
          </table:table-cell>
          <table:table-cell office:value-type="float" office:value="912" calcext:value-type="float">
            <text:p>912</text:p>
          </table:table-cell>
          <table:table-cell office:value-type="float" office:value="3176728" calcext:value-type="float">
            <text:p>3176728</text:p>
          </table:table-cell>
          <table:table-cell table:formula="of:=[.C824]/1024" office:value-type="float" office:value="3102.2734375" calcext:value-type="float">
            <text:p>3102.2734375</text:p>
          </table:table-cell>
        </table:table-row>
        <table:table-row table:style-name="ro1">
          <table:table-cell office:value-type="float" office:value="1584228352" calcext:value-type="float">
            <text:p>1584228352</text:p>
          </table:table-cell>
          <table:table-cell office:value-type="float" office:value="913" calcext:value-type="float">
            <text:p>913</text:p>
          </table:table-cell>
          <table:table-cell office:value-type="float" office:value="3179740" calcext:value-type="float">
            <text:p>3179740</text:p>
          </table:table-cell>
          <table:table-cell table:formula="of:=[.C825]/1024" office:value-type="float" office:value="3105.21484375" calcext:value-type="float">
            <text:p>3105.21484375</text:p>
          </table:table-cell>
        </table:table-row>
        <table:table-row table:style-name="ro1">
          <table:table-cell office:value-type="float" office:value="1584228363" calcext:value-type="float">
            <text:p>1584228363</text:p>
          </table:table-cell>
          <table:table-cell office:value-type="float" office:value="915" calcext:value-type="float">
            <text:p>915</text:p>
          </table:table-cell>
          <table:table-cell office:value-type="float" office:value="3183904" calcext:value-type="float">
            <text:p>3183904</text:p>
          </table:table-cell>
          <table:table-cell table:formula="of:=[.C826]/1024" office:value-type="float" office:value="3109.28125" calcext:value-type="float">
            <text:p>3109.28125</text:p>
          </table:table-cell>
        </table:table-row>
        <table:table-row table:style-name="ro1">
          <table:table-cell office:value-type="float" office:value="1584228373" calcext:value-type="float">
            <text:p>1584228373</text:p>
          </table:table-cell>
          <table:table-cell office:value-type="float" office:value="915" calcext:value-type="float">
            <text:p>915</text:p>
          </table:table-cell>
          <table:table-cell office:value-type="float" office:value="3188452" calcext:value-type="float">
            <text:p>3188452</text:p>
          </table:table-cell>
          <table:table-cell table:formula="of:=[.C827]/1024" office:value-type="float" office:value="3113.72265625" calcext:value-type="float">
            <text:p>3113.72265625</text:p>
          </table:table-cell>
        </table:table-row>
        <table:table-row table:style-name="ro1">
          <table:table-cell office:value-type="float" office:value="1584228385" calcext:value-type="float">
            <text:p>158422838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28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395" calcext:value-type="float">
            <text:p>158422839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29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405" calcext:value-type="float">
            <text:p>158422840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30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416" calcext:value-type="float">
            <text:p>1584228416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31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426" calcext:value-type="float">
            <text:p>1584228426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32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437" calcext:value-type="float">
            <text:p>1584228437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33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447" calcext:value-type="float">
            <text:p>1584228447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34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458" calcext:value-type="float">
            <text:p>1584228458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35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468" calcext:value-type="float">
            <text:p>1584228468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36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479" calcext:value-type="float">
            <text:p>1584228479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37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489" calcext:value-type="float">
            <text:p>1584228489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38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500" calcext:value-type="float">
            <text:p>1584228500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39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510" calcext:value-type="float">
            <text:p>1584228510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40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521" calcext:value-type="float">
            <text:p>1584228521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41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531" calcext:value-type="float">
            <text:p>1584228531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42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542" calcext:value-type="float">
            <text:p>1584228542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43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552" calcext:value-type="float">
            <text:p>1584228552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44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563" calcext:value-type="float">
            <text:p>1584228563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45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573" calcext:value-type="float">
            <text:p>1584228573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46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584" calcext:value-type="float">
            <text:p>1584228584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47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594" calcext:value-type="float">
            <text:p>1584228594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48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605" calcext:value-type="float">
            <text:p>158422860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49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615" calcext:value-type="float">
            <text:p>158422861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50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626" calcext:value-type="float">
            <text:p>1584228626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51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636" calcext:value-type="float">
            <text:p>1584228636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52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647" calcext:value-type="float">
            <text:p>1584228647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53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657" calcext:value-type="float">
            <text:p>1584228657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54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668" calcext:value-type="float">
            <text:p>1584228668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55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678" calcext:value-type="float">
            <text:p>1584228678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56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689" calcext:value-type="float">
            <text:p>1584228689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57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699" calcext:value-type="float">
            <text:p>1584228699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58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710" calcext:value-type="float">
            <text:p>1584228710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59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720" calcext:value-type="float">
            <text:p>1584228720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60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730" calcext:value-type="float">
            <text:p>1584228730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61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741" calcext:value-type="float">
            <text:p>1584228741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62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751" calcext:value-type="float">
            <text:p>1584228751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63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762" calcext:value-type="float">
            <text:p>1584228762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64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772" calcext:value-type="float">
            <text:p>1584228772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65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783" calcext:value-type="float">
            <text:p>1584228783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66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793" calcext:value-type="float">
            <text:p>1584228793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67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804" calcext:value-type="float">
            <text:p>1584228804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68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814" calcext:value-type="float">
            <text:p>1584228814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69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825" calcext:value-type="float">
            <text:p>158422882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70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835" calcext:value-type="float">
            <text:p>158422883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71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846" calcext:value-type="float">
            <text:p>1584228846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72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856" calcext:value-type="float">
            <text:p>1584228856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73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867" calcext:value-type="float">
            <text:p>1584228867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74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877" calcext:value-type="float">
            <text:p>1584228877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75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888" calcext:value-type="float">
            <text:p>1584228888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76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898" calcext:value-type="float">
            <text:p>1584228898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77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909" calcext:value-type="float">
            <text:p>1584228909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78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919" calcext:value-type="float">
            <text:p>1584228919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79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930" calcext:value-type="float">
            <text:p>1584228930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80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940" calcext:value-type="float">
            <text:p>1584228940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81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951" calcext:value-type="float">
            <text:p>1584228951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82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961" calcext:value-type="float">
            <text:p>1584228961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83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972" calcext:value-type="float">
            <text:p>1584228972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84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982" calcext:value-type="float">
            <text:p>1584228982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85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8993" calcext:value-type="float">
            <text:p>1584228993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86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003" calcext:value-type="float">
            <text:p>1584229003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87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013" calcext:value-type="float">
            <text:p>1584229013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88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024" calcext:value-type="float">
            <text:p>1584229024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89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034" calcext:value-type="float">
            <text:p>1584229034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90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045" calcext:value-type="float">
            <text:p>158422904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91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055" calcext:value-type="float">
            <text:p>158422905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92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066" calcext:value-type="float">
            <text:p>1584229066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93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076" calcext:value-type="float">
            <text:p>1584229076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94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087" calcext:value-type="float">
            <text:p>1584229087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95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097" calcext:value-type="float">
            <text:p>1584229097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96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108" calcext:value-type="float">
            <text:p>1584229108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97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118" calcext:value-type="float">
            <text:p>1584229118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98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129" calcext:value-type="float">
            <text:p>1584229129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899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139" calcext:value-type="float">
            <text:p>1584229139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00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150" calcext:value-type="float">
            <text:p>1584229150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01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160" calcext:value-type="float">
            <text:p>1584229160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02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171" calcext:value-type="float">
            <text:p>1584229171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03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181" calcext:value-type="float">
            <text:p>1584229181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04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192" calcext:value-type="float">
            <text:p>1584229192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05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202" calcext:value-type="float">
            <text:p>1584229202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06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213" calcext:value-type="float">
            <text:p>1584229213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07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223" calcext:value-type="float">
            <text:p>1584229223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08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234" calcext:value-type="float">
            <text:p>1584229234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09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244" calcext:value-type="float">
            <text:p>1584229244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10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255" calcext:value-type="float">
            <text:p>158422925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11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265" calcext:value-type="float">
            <text:p>158422926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12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276" calcext:value-type="float">
            <text:p>1584229276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13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286" calcext:value-type="float">
            <text:p>1584229286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14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296" calcext:value-type="float">
            <text:p>1584229296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15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307" calcext:value-type="float">
            <text:p>1584229307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16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317" calcext:value-type="float">
            <text:p>1584229317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17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328" calcext:value-type="float">
            <text:p>1584229328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18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338" calcext:value-type="float">
            <text:p>1584229338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19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349" calcext:value-type="float">
            <text:p>1584229349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20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359" calcext:value-type="float">
            <text:p>1584229359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21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370" calcext:value-type="float">
            <text:p>1584229370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22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380" calcext:value-type="float">
            <text:p>1584229380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23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391" calcext:value-type="float">
            <text:p>1584229391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24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401" calcext:value-type="float">
            <text:p>1584229401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25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412" calcext:value-type="float">
            <text:p>1584229412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26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422" calcext:value-type="float">
            <text:p>1584229422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27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433" calcext:value-type="float">
            <text:p>1584229433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28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443" calcext:value-type="float">
            <text:p>1584229443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29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454" calcext:value-type="float">
            <text:p>1584229454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30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464" calcext:value-type="float">
            <text:p>1584229464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31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475" calcext:value-type="float">
            <text:p>158422947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32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485" calcext:value-type="float">
            <text:p>158422948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33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496" calcext:value-type="float">
            <text:p>1584229496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34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506" calcext:value-type="float">
            <text:p>1584229506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35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517" calcext:value-type="float">
            <text:p>1584229517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36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527" calcext:value-type="float">
            <text:p>1584229527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37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538" calcext:value-type="float">
            <text:p>1584229538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38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548" calcext:value-type="float">
            <text:p>1584229548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39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559" calcext:value-type="float">
            <text:p>1584229559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40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569" calcext:value-type="float">
            <text:p>1584229569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41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580" calcext:value-type="float">
            <text:p>1584229580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42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590" calcext:value-type="float">
            <text:p>1584229590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43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600" calcext:value-type="float">
            <text:p>1584229600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44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611" calcext:value-type="float">
            <text:p>1584229611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45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621" calcext:value-type="float">
            <text:p>1584229621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46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632" calcext:value-type="float">
            <text:p>1584229632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47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642" calcext:value-type="float">
            <text:p>1584229642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48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653" calcext:value-type="float">
            <text:p>1584229653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49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663" calcext:value-type="float">
            <text:p>1584229663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50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674" calcext:value-type="float">
            <text:p>1584229674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51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684" calcext:value-type="float">
            <text:p>1584229684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52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695" calcext:value-type="float">
            <text:p>158422969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53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705" calcext:value-type="float">
            <text:p>158422970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54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716" calcext:value-type="float">
            <text:p>1584229716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55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726" calcext:value-type="float">
            <text:p>1584229726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56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737" calcext:value-type="float">
            <text:p>1584229737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57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747" calcext:value-type="float">
            <text:p>1584229747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58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758" calcext:value-type="float">
            <text:p>1584229758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59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768" calcext:value-type="float">
            <text:p>1584229768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60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779" calcext:value-type="float">
            <text:p>1584229779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61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789" calcext:value-type="float">
            <text:p>1584229789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62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800" calcext:value-type="float">
            <text:p>1584229800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63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810" calcext:value-type="float">
            <text:p>1584229810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64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821" calcext:value-type="float">
            <text:p>1584229821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65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831" calcext:value-type="float">
            <text:p>1584229831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66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842" calcext:value-type="float">
            <text:p>1584229842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67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852" calcext:value-type="float">
            <text:p>1584229852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68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862" calcext:value-type="float">
            <text:p>1584229862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69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873" calcext:value-type="float">
            <text:p>1584229873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70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883" calcext:value-type="float">
            <text:p>1584229883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71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894" calcext:value-type="float">
            <text:p>1584229894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72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904" calcext:value-type="float">
            <text:p>1584229904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73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915" calcext:value-type="float">
            <text:p>158422991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74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925" calcext:value-type="float">
            <text:p>158422992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75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936" calcext:value-type="float">
            <text:p>1584229936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76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946" calcext:value-type="float">
            <text:p>1584229946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77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957" calcext:value-type="float">
            <text:p>1584229957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78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967" calcext:value-type="float">
            <text:p>1584229967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79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978" calcext:value-type="float">
            <text:p>1584229978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80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988" calcext:value-type="float">
            <text:p>1584229988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81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29999" calcext:value-type="float">
            <text:p>1584229999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82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30009" calcext:value-type="float">
            <text:p>1584230009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83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30020" calcext:value-type="float">
            <text:p>1584230020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84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30030" calcext:value-type="float">
            <text:p>1584230030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85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30041" calcext:value-type="float">
            <text:p>1584230041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86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30051" calcext:value-type="float">
            <text:p>1584230051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87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30062" calcext:value-type="float">
            <text:p>1584230062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88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30072" calcext:value-type="float">
            <text:p>1584230072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89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30083" calcext:value-type="float">
            <text:p>1584230083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90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30093" calcext:value-type="float">
            <text:p>1584230093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91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30104" calcext:value-type="float">
            <text:p>1584230104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92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30114" calcext:value-type="float">
            <text:p>1584230114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93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30125" calcext:value-type="float">
            <text:p>158423012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94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30135" calcext:value-type="float">
            <text:p>158423013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95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30145" calcext:value-type="float">
            <text:p>1584230145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96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30156" calcext:value-type="float">
            <text:p>1584230156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97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30166" calcext:value-type="float">
            <text:p>1584230166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98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30177" calcext:value-type="float">
            <text:p>1584230177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999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30187" calcext:value-type="float">
            <text:p>1584230187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1000]/1024" office:value-type="float" office:value="3116.8515625" calcext:value-type="float">
            <text:p>3116.8515625</text:p>
          </table:table-cell>
        </table:table-row>
        <table:table-row table:style-name="ro1">
          <table:table-cell office:value-type="float" office:value="1584230198" calcext:value-type="float">
            <text:p>1584230198</text:p>
          </table:table-cell>
          <table:table-cell office:value-type="float" office:value="0" calcext:value-type="float">
            <text:p>0</text:p>
          </table:table-cell>
          <table:table-cell office:value-type="float" office:value="3191656" calcext:value-type="float">
            <text:p>3191656</text:p>
          </table:table-cell>
          <table:table-cell table:formula="of:=[.C1001]/1024" office:value-type="float" office:value="3116.8515625" calcext:value-type="float">
            <text:p>3116.8515625</text:p>
          </table:table-cell>
        </table:table-row>
      </table:table>
      <table:table table:name="stream-time" table:style-name="ta1">
        <table:shapes>
          <draw:frame draw:z-index="0" draw:style-name="gr1" draw:text-style-name="P1" svg:width="159.99mm" svg:height="89.99mm" svg:x="30.78mm" svg:y="51.68mm">
            <draw:object draw:notify-on-update-of-ranges="'stream-time'.A1:'stream-time'.A1 'stream-time'.A2:'stream-time'.A6 'stream-time'.B1:'stream-time'.B1 'stream-time'.B2:'stream-time'.B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in len</text:p>
          </table:table-cell>
          <table:table-cell office:value-type="string" calcext:value-type="string">
            <text:p>Stream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5:25:53.981185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20-03-15T11:27:57.373238925</meta:creation-date>
    <meta:generator>LibreOffice/6.1.5.2$Linux_X86_64 LibreOffice_project/10$Build-2</meta:generator>
    <dc:date>2020-03-23T15:44:26.510557328</dc:date>
    <meta:editing-duration>PT39M40S</meta:editing-duration>
    <meta:editing-cycles>12</meta:editing-cycles>
    <meta:document-statistic meta:table-count="3" meta:cell-count="40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legend svg:x="8.935cm" svg:y="0.706cm" style:legend-expansion="custom" chartooo:width="5.756cm" chartooo:height="1.517cm" style:legend-expansion-aspect-ratio="3.79433091628214" chart:style-name="ch2"/>
        <chart:plot-area chart:style-name="ch3" table:cell-range-address="GuestPerf.A6:GuestPerf.C11" chart:data-source-has-labels="both" svg:x="1.331cm" svg:y="0.18cm" svg:width="14.349cm" svg:height="7.659cm">
          <chartooo:coordinate-region svg:x="1.952cm" svg:y="0.379cm" svg:width="13.262cm" svg:height="6.813cm"/>
          <chart:axis chart:dimension="x" chart:name="primary-x" chart:style-name="ch4" chartooo:axis-type="auto">
            <chart:title svg:x="6.834cm" svg:y="8.019cm" chart:style-name="ch5">
              <text:p>Snapshot chain length</text:p>
            </chart:title>
            <chart:categories table:cell-range-address="GuestPerf.A7:GuestPerf.A11"/>
          </chart:axis>
          <chart:axis chart:dimension="y" chart:name="primary-y" chart:style-name="ch4">
            <chart:title svg:x="0.451cm" svg:y="5.257cm" chart:style-name="ch6">
              <text:p>Read bandwidth</text:p>
            </chart:title>
            <chart:grid chart:style-name="ch7" chart:class="major"/>
          </chart:axis>
          <chart:series chart:style-name="ch8" chart:values-cell-range-address="GuestPerf.B7:GuestPerf.B11" chart:label-cell-address="GuestPerf.B6:GuestPerf.B6" chart:class="chart:scatter">
            <chart:domain table:cell-range-address="GuestPerf.A7:GuestPerf.A11"/>
            <chart:data-point chart:repeated="5"/>
          </chart:series>
          <chart:series chart:style-name="ch9" chart:values-cell-range-address="GuestPerf.C7:GuestPerf.C11" chart:label-cell-address="GuestPerf.C6:GuestPerf.C6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d bandwidth in MB/s</text:p>
                <draw:g>
                  <svg:desc>GuestPerf.B6:GuestPerf.B6</svg:desc>
                </draw:g>
              </table:table-cell>
              <table:table-cell office:value-type="string">
                <text:p>write bandwidth in MB/s</text:p>
                <draw:g>
                  <svg:desc>GuestPerf.C6:GuestPerf.C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uestPerf.A7:GuestPerf.A11</svg:desc>
                </draw:g>
              </table:table-cell>
              <table:table-cell office:value-type="float" office:value="1">
                <text:p>1</text:p>
                <draw:g>
                  <svg:desc>GuestPerf.A7:GuestPerf.A11</svg:desc>
                </draw:g>
              </table:table-cell>
              <table:table-cell office:value-type="float" office:value="91.6">
                <text:p>91.6</text:p>
                <draw:g>
                  <svg:desc>GuestPerf.B7:GuestPerf.B11</svg:desc>
                </draw:g>
              </table:table-cell>
              <table:table-cell office:value-type="float" office:value="74.7">
                <text:p>74.7</text:p>
                <draw:g>
                  <svg:desc>GuestPerf.C7:GuestPerf.C11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2.9">
                <text:p>62.9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6.9">
                <text:p>46.9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2.9">
                <text:p>22.9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6.1">
                <text:p>16.1</text:p>
              </table:table-cell>
              <table:table-cell office:value-type="float" office:value="39.1">
                <text:p>3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3.536cm" svg:y="0.543cm" style:legend-expansion="custom" chartooo:width="3.561cm" chartooo:height="1.096cm" style:legend-expansion-aspect-ratio="3.24908759124088" chart:style-name="ch2"/>
        <chart:plot-area chart:style-name="ch3" table:cell-range-address="Fds.A2:Fds.B1001 Fds.A1:Fds.C1 Fds.D2:Fds.D1001" chart:data-source-has-labels="both" svg:x="1.331cm" svg:y="0.18cm" svg:width="13.468cm" svg:height="7.659cm">
          <chartooo:coordinate-region svg:x="2.323cm" svg:y="0.18cm" svg:width="11.034cm" svg:height="5.62cm"/>
          <chart:axis chart:dimension="x" chart:name="primary-x" chart:style-name="ch4" chartooo:axis-type="auto">
            <chartooo:date-scale/>
            <chart:title svg:x="7.214cm" svg:y="8.019cm" chart:style-name="ch5">
              <text:p>Timestamp</text:p>
            </chart:title>
            <chart:categories table:cell-range-address="Fds.A2:Fds.A1001"/>
          </chart:axis>
          <chart:axis chart:dimension="y" chart:name="primary-y" chart:style-name="ch4">
            <chart:title svg:x="0.451cm" svg:y="6.143cm" chart:style-name="ch6">
              <text:p>Total size for snapshots (MB)</text:p>
            </chart:title>
            <chart:grid chart:style-name="ch7" chart:class="major"/>
          </chart:axis>
          <chart:axis chart:dimension="y" chart:name="secondary-y" chart:style-name="ch8">
            <chart:title svg:x="15.119cm" svg:y="5.561cm" chart:style-name="ch6">
              <text:p>Number of FDs open</text:p>
            </chart:title>
          </chart:axis>
          <chart:series chart:attached-axis="secondary-y" chart:style-name="ch9" chart:values-cell-range-address="Fds.B2:Fds.B1001" chart:label-cell-address="Fds.B1:Fds.B1" chart:class="chart:line">
            <chart:data-point chart:repeated="1000"/>
          </chart:series>
          <chart:series chart:attached-axis="primary-y" chart:style-name="ch10" chart:values-cell-range-address="Fds.D2:Fds.D1001" chart:label-cell-address="Fds.C1:Fds.C1" chart:class="chart:line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ds open</text:p>
                <draw:g>
                  <svg:desc>Fds.B1:Fds.B1</svg:desc>
                </draw:g>
              </table:table-cell>
              <table:table-cell office:value-type="string">
                <text:p>Total snapshot size</text:p>
                <draw:g>
                  <svg:desc>Fds.C1:Fds.C1</svg:desc>
                </draw:g>
              </table:table-cell>
            </table:table-row>
          </table:table-header-rows>
          <table:table-rows>
            <table:table-row>
              <table:table-cell office:value-type="float" office:value="1584219546">
                <text:p>1584219546</text:p>
                <draw:g>
                  <svg:desc>Fds.A2:Fds.A1001</svg:desc>
                </draw:g>
              </table:table-cell>
              <table:table-cell office:value-type="float" office:value="91">
                <text:p>91</text:p>
                <draw:g>
                  <svg:desc>Fds.B2:Fds.B1001</svg:desc>
                </draw:g>
              </table:table-cell>
              <table:table-cell office:value-type="float" office:value="0.56640625">
                <text:p>0.56640625</text:p>
                <draw:g>
                  <svg:desc>Fds.D2:Fds.D1001</svg:desc>
                </draw:g>
              </table:table-cell>
            </table:table-row>
            <table:table-row>
              <table:table-cell office:value-type="float" office:value="1584219557">
                <text:p>1584219557</text:p>
              </table:table-cell>
              <table:table-cell office:value-type="float" office:value="92">
                <text:p>92</text:p>
              </table:table-cell>
              <table:table-cell office:value-type="float" office:value="4.4453125">
                <text:p>4.4453125</text:p>
              </table:table-cell>
            </table:table-row>
            <table:table-row>
              <table:table-cell office:value-type="float" office:value="1584219567">
                <text:p>1584219567</text:p>
              </table:table-cell>
              <table:table-cell office:value-type="float" office:value="94">
                <text:p>94</text:p>
              </table:table-cell>
              <table:table-cell office:value-type="float" office:value="8.19921875">
                <text:p>8.19921875</text:p>
              </table:table-cell>
            </table:table-row>
            <table:table-row>
              <table:table-cell office:value-type="float" office:value="1584219578">
                <text:p>1584219578</text:p>
              </table:table-cell>
              <table:table-cell office:value-type="float" office:value="95">
                <text:p>95</text:p>
              </table:table-cell>
              <table:table-cell office:value-type="float" office:value="11.828125">
                <text:p>11.828125</text:p>
              </table:table-cell>
            </table:table-row>
            <table:table-row>
              <table:table-cell office:value-type="float" office:value="1584219589">
                <text:p>1584219589</text:p>
              </table:table-cell>
              <table:table-cell office:value-type="float" office:value="96">
                <text:p>96</text:p>
              </table:table-cell>
              <table:table-cell office:value-type="float" office:value="15.83203125">
                <text:p>15.83203125</text:p>
              </table:table-cell>
            </table:table-row>
            <table:table-row>
              <table:table-cell office:value-type="float" office:value="1584219599">
                <text:p>1584219599</text:p>
              </table:table-cell>
              <table:table-cell office:value-type="float" office:value="97">
                <text:p>97</text:p>
              </table:table-cell>
              <table:table-cell office:value-type="float" office:value="18.6484375">
                <text:p>18.6484375</text:p>
              </table:table-cell>
            </table:table-row>
            <table:table-row>
              <table:table-cell office:value-type="float" office:value="1584219610">
                <text:p>1584219610</text:p>
              </table:table-cell>
              <table:table-cell office:value-type="float" office:value="98">
                <text:p>98</text:p>
              </table:table-cell>
              <table:table-cell office:value-type="float" office:value="22.46484375">
                <text:p>22.46484375</text:p>
              </table:table-cell>
            </table:table-row>
            <table:table-row>
              <table:table-cell office:value-type="float" office:value="1584219621">
                <text:p>1584219621</text:p>
              </table:table-cell>
              <table:table-cell office:value-type="float" office:value="99">
                <text:p>99</text:p>
              </table:table-cell>
              <table:table-cell office:value-type="float" office:value="26.40625">
                <text:p>26.40625</text:p>
              </table:table-cell>
            </table:table-row>
            <table:table-row>
              <table:table-cell office:value-type="float" office:value="1584219631">
                <text:p>1584219631</text:p>
              </table:table-cell>
              <table:table-cell office:value-type="float" office:value="101">
                <text:p>101</text:p>
              </table:table-cell>
              <table:table-cell office:value-type="float" office:value="30.03515625">
                <text:p>30.03515625</text:p>
              </table:table-cell>
            </table:table-row>
            <table:table-row>
              <table:table-cell office:value-type="float" office:value="1584219642">
                <text:p>1584219642</text:p>
              </table:table-cell>
              <table:table-cell office:value-type="float" office:value="102">
                <text:p>102</text:p>
              </table:table-cell>
              <table:table-cell office:value-type="float" office:value="33.1015625">
                <text:p>33.1015625</text:p>
              </table:table-cell>
            </table:table-row>
            <table:table-row>
              <table:table-cell office:value-type="float" office:value="1584219653">
                <text:p>1584219653</text:p>
              </table:table-cell>
              <table:table-cell office:value-type="float" office:value="103">
                <text:p>103</text:p>
              </table:table-cell>
              <table:table-cell office:value-type="float" office:value="36.921875">
                <text:p>36.921875</text:p>
              </table:table-cell>
            </table:table-row>
            <table:table-row>
              <table:table-cell office:value-type="float" office:value="1584219663">
                <text:p>1584219663</text:p>
              </table:table-cell>
              <table:table-cell office:value-type="float" office:value="104">
                <text:p>104</text:p>
              </table:table-cell>
              <table:table-cell office:value-type="float" office:value="40.73828125">
                <text:p>40.73828125</text:p>
              </table:table-cell>
            </table:table-row>
            <table:table-row>
              <table:table-cell office:value-type="float" office:value="1584219674">
                <text:p>1584219674</text:p>
              </table:table-cell>
              <table:table-cell office:value-type="float" office:value="105">
                <text:p>105</text:p>
              </table:table-cell>
              <table:table-cell office:value-type="float" office:value="44.1171875">
                <text:p>44.1171875</text:p>
              </table:table-cell>
            </table:table-row>
            <table:table-row>
              <table:table-cell office:value-type="float" office:value="1584219685">
                <text:p>1584219685</text:p>
              </table:table-cell>
              <table:table-cell office:value-type="float" office:value="106">
                <text:p>106</text:p>
              </table:table-cell>
              <table:table-cell office:value-type="float" office:value="47.30859375">
                <text:p>47.30859375</text:p>
              </table:table-cell>
            </table:table-row>
            <table:table-row>
              <table:table-cell office:value-type="float" office:value="1584219695">
                <text:p>1584219695</text:p>
              </table:table-cell>
              <table:table-cell office:value-type="float" office:value="107">
                <text:p>107</text:p>
              </table:table-cell>
              <table:table-cell office:value-type="float" office:value="51.125">
                <text:p>51.125</text:p>
              </table:table-cell>
            </table:table-row>
            <table:table-row>
              <table:table-cell office:value-type="float" office:value="1584219706">
                <text:p>1584219706</text:p>
              </table:table-cell>
              <table:table-cell office:value-type="float" office:value="108">
                <text:p>108</text:p>
              </table:table-cell>
              <table:table-cell office:value-type="float" office:value="54.87890625">
                <text:p>54.87890625</text:p>
              </table:table-cell>
            </table:table-row>
            <table:table-row>
              <table:table-cell office:value-type="float" office:value="1584219717">
                <text:p>1584219717</text:p>
              </table:table-cell>
              <table:table-cell office:value-type="float" office:value="109">
                <text:p>109</text:p>
              </table:table-cell>
              <table:table-cell office:value-type="float" office:value="57.8203125">
                <text:p>57.8203125</text:p>
              </table:table-cell>
            </table:table-row>
            <table:table-row>
              <table:table-cell office:value-type="float" office:value="1584219727">
                <text:p>1584219727</text:p>
              </table:table-cell>
              <table:table-cell office:value-type="float" office:value="110">
                <text:p>110</text:p>
              </table:table-cell>
              <table:table-cell office:value-type="float" office:value="61.57421875">
                <text:p>61.57421875</text:p>
              </table:table-cell>
            </table:table-row>
            <table:table-row>
              <table:table-cell office:value-type="float" office:value="1584219738">
                <text:p>1584219738</text:p>
              </table:table-cell>
              <table:table-cell office:value-type="float" office:value="111">
                <text:p>111</text:p>
              </table:table-cell>
              <table:table-cell office:value-type="float" office:value="65.515625">
                <text:p>65.515625</text:p>
              </table:table-cell>
            </table:table-row>
            <table:table-row>
              <table:table-cell office:value-type="float" office:value="1584219749">
                <text:p>1584219749</text:p>
              </table:table-cell>
              <table:table-cell office:value-type="float" office:value="112">
                <text:p>112</text:p>
              </table:table-cell>
              <table:table-cell office:value-type="float" office:value="68.39453125">
                <text:p>68.39453125</text:p>
              </table:table-cell>
            </table:table-row>
            <table:table-row>
              <table:table-cell office:value-type="float" office:value="1584219759">
                <text:p>1584219759</text:p>
              </table:table-cell>
              <table:table-cell office:value-type="float" office:value="114">
                <text:p>114</text:p>
              </table:table-cell>
              <table:table-cell office:value-type="float" office:value="72.1484375">
                <text:p>72.1484375</text:p>
              </table:table-cell>
            </table:table-row>
            <table:table-row>
              <table:table-cell office:value-type="float" office:value="1584219770">
                <text:p>1584219770</text:p>
              </table:table-cell>
              <table:table-cell office:value-type="float" office:value="114">
                <text:p>114</text:p>
              </table:table-cell>
              <table:table-cell office:value-type="float" office:value="76.02734375">
                <text:p>76.02734375</text:p>
              </table:table-cell>
            </table:table-row>
            <table:table-row>
              <table:table-cell office:value-type="float" office:value="1584219781">
                <text:p>1584219781</text:p>
              </table:table-cell>
              <table:table-cell office:value-type="float" office:value="115">
                <text:p>115</text:p>
              </table:table-cell>
              <table:table-cell office:value-type="float" office:value="79.90625">
                <text:p>79.90625</text:p>
              </table:table-cell>
            </table:table-row>
            <table:table-row>
              <table:table-cell office:value-type="float" office:value="1584219791">
                <text:p>1584219791</text:p>
              </table:table-cell>
              <table:table-cell office:value-type="float" office:value="116">
                <text:p>116</text:p>
              </table:table-cell>
              <table:table-cell office:value-type="float" office:value="82.84765625">
                <text:p>82.84765625</text:p>
              </table:table-cell>
            </table:table-row>
            <table:table-row>
              <table:table-cell office:value-type="float" office:value="1584219802">
                <text:p>1584219802</text:p>
              </table:table-cell>
              <table:table-cell office:value-type="float" office:value="116">
                <text:p>116</text:p>
              </table:table-cell>
              <table:table-cell office:value-type="float" office:value="86.6640625">
                <text:p>86.6640625</text:p>
              </table:table-cell>
            </table:table-row>
            <table:table-row>
              <table:table-cell office:value-type="float" office:value="1584219813">
                <text:p>1584219813</text:p>
              </table:table-cell>
              <table:table-cell office:value-type="float" office:value="117">
                <text:p>117</text:p>
              </table:table-cell>
              <table:table-cell office:value-type="float" office:value="90.41796875">
                <text:p>90.41796875</text:p>
              </table:table-cell>
            </table:table-row>
            <table:table-row>
              <table:table-cell office:value-type="float" office:value="1584219823">
                <text:p>1584219823</text:p>
              </table:table-cell>
              <table:table-cell office:value-type="float" office:value="118">
                <text:p>118</text:p>
              </table:table-cell>
              <table:table-cell office:value-type="float" office:value="94.359375">
                <text:p>94.359375</text:p>
              </table:table-cell>
            </table:table-row>
            <table:table-row>
              <table:table-cell office:value-type="float" office:value="1584219834">
                <text:p>1584219834</text:p>
              </table:table-cell>
              <table:table-cell office:value-type="float" office:value="119">
                <text:p>119</text:p>
              </table:table-cell>
              <table:table-cell office:value-type="float" office:value="97.30078125">
                <text:p>97.30078125</text:p>
              </table:table-cell>
            </table:table-row>
            <table:table-row>
              <table:table-cell office:value-type="float" office:value="1584219845">
                <text:p>1584219845</text:p>
              </table:table-cell>
              <table:table-cell office:value-type="float" office:value="120">
                <text:p>120</text:p>
              </table:table-cell>
              <table:table-cell office:value-type="float" office:value="101.05859375">
                <text:p>101.05859375</text:p>
              </table:table-cell>
            </table:table-row>
            <table:table-row>
              <table:table-cell office:value-type="float" office:value="1584219855">
                <text:p>1584219855</text:p>
              </table:table-cell>
              <table:table-cell office:value-type="float" office:value="121">
                <text:p>121</text:p>
              </table:table-cell>
              <table:table-cell office:value-type="float" office:value="104.87890625">
                <text:p>104.87890625</text:p>
              </table:table-cell>
            </table:table-row>
            <table:table-row>
              <table:table-cell office:value-type="float" office:value="1584219866">
                <text:p>1584219866</text:p>
              </table:table-cell>
              <table:table-cell office:value-type="float" office:value="121">
                <text:p>121</text:p>
              </table:table-cell>
              <table:table-cell office:value-type="float" office:value="108.6953125">
                <text:p>108.6953125</text:p>
              </table:table-cell>
            </table:table-row>
            <table:table-row>
              <table:table-cell office:value-type="float" office:value="1584219877">
                <text:p>1584219877</text:p>
              </table:table-cell>
              <table:table-cell office:value-type="float" office:value="122">
                <text:p>122</text:p>
              </table:table-cell>
              <table:table-cell office:value-type="float" office:value="111.51171875">
                <text:p>111.51171875</text:p>
              </table:table-cell>
            </table:table-row>
            <table:table-row>
              <table:table-cell office:value-type="float" office:value="1584219887">
                <text:p>1584219887</text:p>
              </table:table-cell>
              <table:table-cell office:value-type="float" office:value="123">
                <text:p>123</text:p>
              </table:table-cell>
              <table:table-cell office:value-type="float" office:value="115.328125">
                <text:p>115.328125</text:p>
              </table:table-cell>
            </table:table-row>
            <table:table-row>
              <table:table-cell office:value-type="float" office:value="1584219898">
                <text:p>1584219898</text:p>
              </table:table-cell>
              <table:table-cell office:value-type="float" office:value="124">
                <text:p>124</text:p>
              </table:table-cell>
              <table:table-cell office:value-type="float" office:value="119.14453125">
                <text:p>119.14453125</text:p>
              </table:table-cell>
            </table:table-row>
            <table:table-row>
              <table:table-cell office:value-type="float" office:value="1584219909">
                <text:p>1584219909</text:p>
              </table:table-cell>
              <table:table-cell office:value-type="float" office:value="125">
                <text:p>125</text:p>
              </table:table-cell>
              <table:table-cell office:value-type="float" office:value="122.77734375">
                <text:p>122.77734375</text:p>
              </table:table-cell>
            </table:table-row>
            <table:table-row>
              <table:table-cell office:value-type="float" office:value="1584219919">
                <text:p>1584219919</text:p>
              </table:table-cell>
              <table:table-cell office:value-type="float" office:value="126">
                <text:p>126</text:p>
              </table:table-cell>
              <table:table-cell office:value-type="float" office:value="125.90625">
                <text:p>125.90625</text:p>
              </table:table-cell>
            </table:table-row>
            <table:table-row>
              <table:table-cell office:value-type="float" office:value="1584219930">
                <text:p>1584219930</text:p>
              </table:table-cell>
              <table:table-cell office:value-type="float" office:value="127">
                <text:p>127</text:p>
              </table:table-cell>
              <table:table-cell office:value-type="float" office:value="129.59765625">
                <text:p>129.59765625</text:p>
              </table:table-cell>
            </table:table-row>
            <table:table-row>
              <table:table-cell office:value-type="float" office:value="1584219941">
                <text:p>1584219941</text:p>
              </table:table-cell>
              <table:table-cell office:value-type="float" office:value="128">
                <text:p>128</text:p>
              </table:table-cell>
              <table:table-cell office:value-type="float" office:value="133.3515625">
                <text:p>133.3515625</text:p>
              </table:table-cell>
            </table:table-row>
            <table:table-row>
              <table:table-cell office:value-type="float" office:value="1584219952">
                <text:p>1584219952</text:p>
              </table:table-cell>
              <table:table-cell office:value-type="float" office:value="129">
                <text:p>129</text:p>
              </table:table-cell>
              <table:table-cell office:value-type="float" office:value="137.23046875">
                <text:p>137.23046875</text:p>
              </table:table-cell>
            </table:table-row>
            <table:table-row>
              <table:table-cell office:value-type="float" office:value="1584219962">
                <text:p>1584219962</text:p>
              </table:table-cell>
              <table:table-cell office:value-type="float" office:value="130">
                <text:p>130</text:p>
              </table:table-cell>
              <table:table-cell office:value-type="float" office:value="140.859375">
                <text:p>140.859375</text:p>
              </table:table-cell>
            </table:table-row>
            <table:table-row>
              <table:table-cell office:value-type="float" office:value="1584219973">
                <text:p>1584219973</text:p>
              </table:table-cell>
              <table:table-cell office:value-type="float" office:value="131">
                <text:p>131</text:p>
              </table:table-cell>
              <table:table-cell office:value-type="float" office:value="143.86328125">
                <text:p>143.86328125</text:p>
              </table:table-cell>
            </table:table-row>
            <table:table-row>
              <table:table-cell office:value-type="float" office:value="1584219984">
                <text:p>1584219984</text:p>
              </table:table-cell>
              <table:table-cell office:value-type="float" office:value="132">
                <text:p>132</text:p>
              </table:table-cell>
              <table:table-cell office:value-type="float" office:value="147.6796875">
                <text:p>147.6796875</text:p>
              </table:table-cell>
            </table:table-row>
            <table:table-row>
              <table:table-cell office:value-type="float" office:value="1584219994">
                <text:p>1584219994</text:p>
              </table:table-cell>
              <table:table-cell office:value-type="float" office:value="132">
                <text:p>132</text:p>
              </table:table-cell>
              <table:table-cell office:value-type="float" office:value="151.62109375">
                <text:p>151.62109375</text:p>
              </table:table-cell>
            </table:table-row>
            <table:table-row>
              <table:table-cell office:value-type="float" office:value="1584220005">
                <text:p>1584220005</text:p>
              </table:table-cell>
              <table:table-cell office:value-type="float" office:value="133">
                <text:p>133</text:p>
              </table:table-cell>
              <table:table-cell office:value-type="float" office:value="154.5625">
                <text:p>154.5625</text:p>
              </table:table-cell>
            </table:table-row>
            <table:table-row>
              <table:table-cell office:value-type="float" office:value="1584220016">
                <text:p>1584220016</text:p>
              </table:table-cell>
              <table:table-cell office:value-type="float" office:value="135">
                <text:p>135</text:p>
              </table:table-cell>
              <table:table-cell office:value-type="float" office:value="158.37890625">
                <text:p>158.37890625</text:p>
              </table:table-cell>
            </table:table-row>
            <table:table-row>
              <table:table-cell office:value-type="float" office:value="1584220026">
                <text:p>1584220026</text:p>
              </table:table-cell>
              <table:table-cell office:value-type="float" office:value="136">
                <text:p>136</text:p>
              </table:table-cell>
              <table:table-cell office:value-type="float" office:value="162.3828125">
                <text:p>162.3828125</text:p>
              </table:table-cell>
            </table:table-row>
            <table:table-row>
              <table:table-cell office:value-type="float" office:value="1584220037">
                <text:p>1584220037</text:p>
              </table:table-cell>
              <table:table-cell office:value-type="float" office:value="137">
                <text:p>137</text:p>
              </table:table-cell>
              <table:table-cell office:value-type="float" office:value="166.13671875">
                <text:p>166.13671875</text:p>
              </table:table-cell>
            </table:table-row>
            <table:table-row>
              <table:table-cell office:value-type="float" office:value="1584220048">
                <text:p>1584220048</text:p>
              </table:table-cell>
              <table:table-cell office:value-type="float" office:value="138">
                <text:p>138</text:p>
              </table:table-cell>
              <table:table-cell office:value-type="float" office:value="169.140625">
                <text:p>169.140625</text:p>
              </table:table-cell>
            </table:table-row>
            <table:table-row>
              <table:table-cell office:value-type="float" office:value="1584220058">
                <text:p>1584220058</text:p>
              </table:table-cell>
              <table:table-cell office:value-type="float" office:value="139">
                <text:p>139</text:p>
              </table:table-cell>
              <table:table-cell office:value-type="float" office:value="172.95703125">
                <text:p>172.95703125</text:p>
              </table:table-cell>
            </table:table-row>
            <table:table-row>
              <table:table-cell office:value-type="float" office:value="1584220069">
                <text:p>1584220069</text:p>
              </table:table-cell>
              <table:table-cell office:value-type="float" office:value="140">
                <text:p>140</text:p>
              </table:table-cell>
              <table:table-cell office:value-type="float" office:value="176.8359375">
                <text:p>176.8359375</text:p>
              </table:table-cell>
            </table:table-row>
            <table:table-row>
              <table:table-cell office:value-type="float" office:value="1584220080">
                <text:p>1584220080</text:p>
              </table:table-cell>
              <table:table-cell office:value-type="float" office:value="141">
                <text:p>141</text:p>
              </table:table-cell>
              <table:table-cell office:value-type="float" office:value="180.71484375">
                <text:p>180.71484375</text:p>
              </table:table-cell>
            </table:table-row>
            <table:table-row>
              <table:table-cell office:value-type="float" office:value="1584220090">
                <text:p>1584220090</text:p>
              </table:table-cell>
              <table:table-cell office:value-type="float" office:value="142">
                <text:p>142</text:p>
              </table:table-cell>
              <table:table-cell office:value-type="float" office:value="183.65625">
                <text:p>183.65625</text:p>
              </table:table-cell>
            </table:table-row>
            <table:table-row>
              <table:table-cell office:value-type="float" office:value="1584220101">
                <text:p>1584220101</text:p>
              </table:table-cell>
              <table:table-cell office:value-type="float" office:value="143">
                <text:p>143</text:p>
              </table:table-cell>
              <table:table-cell office:value-type="float" office:value="187.47265625">
                <text:p>187.47265625</text:p>
              </table:table-cell>
            </table:table-row>
            <table:table-row>
              <table:table-cell office:value-type="float" office:value="1584220112">
                <text:p>1584220112</text:p>
              </table:table-cell>
              <table:table-cell office:value-type="float" office:value="144">
                <text:p>144</text:p>
              </table:table-cell>
              <table:table-cell office:value-type="float" office:value="191.1640625">
                <text:p>191.1640625</text:p>
              </table:table-cell>
            </table:table-row>
            <table:table-row>
              <table:table-cell office:value-type="float" office:value="1584220122">
                <text:p>1584220122</text:p>
              </table:table-cell>
              <table:table-cell office:value-type="float" office:value="145">
                <text:p>145</text:p>
              </table:table-cell>
              <table:table-cell office:value-type="float" office:value="195.35546875">
                <text:p>195.35546875</text:p>
              </table:table-cell>
            </table:table-row>
            <table:table-row>
              <table:table-cell office:value-type="float" office:value="1584220133">
                <text:p>1584220133</text:p>
              </table:table-cell>
              <table:table-cell office:value-type="float" office:value="146">
                <text:p>146</text:p>
              </table:table-cell>
              <table:table-cell office:value-type="float" office:value="198.234375">
                <text:p>198.234375</text:p>
              </table:table-cell>
            </table:table-row>
            <table:table-row>
              <table:table-cell office:value-type="float" office:value="1584220144">
                <text:p>1584220144</text:p>
              </table:table-cell>
              <table:table-cell office:value-type="float" office:value="147">
                <text:p>147</text:p>
              </table:table-cell>
              <table:table-cell office:value-type="float" office:value="201.9921875">
                <text:p>201.9921875</text:p>
              </table:table-cell>
            </table:table-row>
            <table:table-row>
              <table:table-cell office:value-type="float" office:value="1584220154">
                <text:p>1584220154</text:p>
              </table:table-cell>
              <table:table-cell office:value-type="float" office:value="148">
                <text:p>148</text:p>
              </table:table-cell>
              <table:table-cell office:value-type="float" office:value="205.99609375">
                <text:p>205.99609375</text:p>
              </table:table-cell>
            </table:table-row>
            <table:table-row>
              <table:table-cell office:value-type="float" office:value="1584220165">
                <text:p>1584220165</text:p>
              </table:table-cell>
              <table:table-cell office:value-type="float" office:value="149">
                <text:p>149</text:p>
              </table:table-cell>
              <table:table-cell office:value-type="float" office:value="209.625">
                <text:p>209.625</text:p>
              </table:table-cell>
            </table:table-row>
            <table:table-row>
              <table:table-cell office:value-type="float" office:value="1584220176">
                <text:p>1584220176</text:p>
              </table:table-cell>
              <table:table-cell office:value-type="float" office:value="150">
                <text:p>150</text:p>
              </table:table-cell>
              <table:table-cell office:value-type="float" office:value="212.75390625">
                <text:p>212.75390625</text:p>
              </table:table-cell>
            </table:table-row>
            <table:table-row>
              <table:table-cell office:value-type="float" office:value="1584220186">
                <text:p>1584220186</text:p>
              </table:table-cell>
              <table:table-cell office:value-type="float" office:value="151">
                <text:p>151</text:p>
              </table:table-cell>
              <table:table-cell office:value-type="float" office:value="216.44921875">
                <text:p>216.44921875</text:p>
              </table:table-cell>
            </table:table-row>
            <table:table-row>
              <table:table-cell office:value-type="float" office:value="1584220197">
                <text:p>1584220197</text:p>
              </table:table-cell>
              <table:table-cell office:value-type="float" office:value="152">
                <text:p>152</text:p>
              </table:table-cell>
              <table:table-cell office:value-type="float" office:value="220.390625">
                <text:p>220.390625</text:p>
              </table:table-cell>
            </table:table-row>
            <table:table-row>
              <table:table-cell office:value-type="float" office:value="1584220208">
                <text:p>1584220208</text:p>
              </table:table-cell>
              <table:table-cell office:value-type="float" office:value="153">
                <text:p>153</text:p>
              </table:table-cell>
              <table:table-cell office:value-type="float" office:value="223.39453125">
                <text:p>223.39453125</text:p>
              </table:table-cell>
            </table:table-row>
            <table:table-row>
              <table:table-cell office:value-type="float" office:value="1584220218">
                <text:p>1584220218</text:p>
              </table:table-cell>
              <table:table-cell office:value-type="float" office:value="154">
                <text:p>154</text:p>
              </table:table-cell>
              <table:table-cell office:value-type="float" office:value="227.0859375">
                <text:p>227.0859375</text:p>
              </table:table-cell>
            </table:table-row>
            <table:table-row>
              <table:table-cell office:value-type="float" office:value="1584220229">
                <text:p>1584220229</text:p>
              </table:table-cell>
              <table:table-cell office:value-type="float" office:value="155">
                <text:p>155</text:p>
              </table:table-cell>
              <table:table-cell office:value-type="float" office:value="231.08984375">
                <text:p>231.08984375</text:p>
              </table:table-cell>
            </table:table-row>
            <table:table-row>
              <table:table-cell office:value-type="float" office:value="1584220240">
                <text:p>1584220240</text:p>
              </table:table-cell>
              <table:table-cell office:value-type="float" office:value="156">
                <text:p>156</text:p>
              </table:table-cell>
              <table:table-cell office:value-type="float" office:value="234.78125">
                <text:p>234.78125</text:p>
              </table:table-cell>
            </table:table-row>
            <table:table-row>
              <table:table-cell office:value-type="float" office:value="1584220250">
                <text:p>1584220250</text:p>
              </table:table-cell>
              <table:table-cell office:value-type="float" office:value="156">
                <text:p>156</text:p>
              </table:table-cell>
              <table:table-cell office:value-type="float" office:value="237.7265625">
                <text:p>237.7265625</text:p>
              </table:table-cell>
            </table:table-row>
            <table:table-row>
              <table:table-cell office:value-type="float" office:value="1584220261">
                <text:p>1584220261</text:p>
              </table:table-cell>
              <table:table-cell office:value-type="float" office:value="157">
                <text:p>157</text:p>
              </table:table-cell>
              <table:table-cell office:value-type="float" office:value="241.546875">
                <text:p>241.546875</text:p>
              </table:table-cell>
            </table:table-row>
            <table:table-row>
              <table:table-cell office:value-type="float" office:value="1584220272">
                <text:p>1584220272</text:p>
              </table:table-cell>
              <table:table-cell office:value-type="float" office:value="158">
                <text:p>158</text:p>
              </table:table-cell>
              <table:table-cell office:value-type="float" office:value="245.55078125">
                <text:p>245.55078125</text:p>
              </table:table-cell>
            </table:table-row>
            <table:table-row>
              <table:table-cell office:value-type="float" office:value="1584220282">
                <text:p>1584220282</text:p>
              </table:table-cell>
              <table:table-cell office:value-type="float" office:value="159">
                <text:p>159</text:p>
              </table:table-cell>
              <table:table-cell office:value-type="float" office:value="248.3671875">
                <text:p>248.3671875</text:p>
              </table:table-cell>
            </table:table-row>
            <table:table-row>
              <table:table-cell office:value-type="float" office:value="1584220293">
                <text:p>1584220293</text:p>
              </table:table-cell>
              <table:table-cell office:value-type="float" office:value="160">
                <text:p>160</text:p>
              </table:table-cell>
              <table:table-cell office:value-type="float" office:value="252.24609375">
                <text:p>252.24609375</text:p>
              </table:table-cell>
            </table:table-row>
            <table:table-row>
              <table:table-cell office:value-type="float" office:value="1584220304">
                <text:p>1584220304</text:p>
              </table:table-cell>
              <table:table-cell office:value-type="float" office:value="161">
                <text:p>161</text:p>
              </table:table-cell>
              <table:table-cell office:value-type="float" office:value="256.0625">
                <text:p>256.0625</text:p>
              </table:table-cell>
            </table:table-row>
            <table:table-row>
              <table:table-cell office:value-type="float" office:value="1584220314">
                <text:p>1584220314</text:p>
              </table:table-cell>
              <table:table-cell office:value-type="float" office:value="162">
                <text:p>162</text:p>
              </table:table-cell>
              <table:table-cell office:value-type="float" office:value="260.06640625">
                <text:p>260.06640625</text:p>
              </table:table-cell>
            </table:table-row>
            <table:table-row>
              <table:table-cell office:value-type="float" office:value="1584220325">
                <text:p>1584220325</text:p>
              </table:table-cell>
              <table:table-cell office:value-type="float" office:value="163">
                <text:p>163</text:p>
              </table:table-cell>
              <table:table-cell office:value-type="float" office:value="263.0078125">
                <text:p>263.0078125</text:p>
              </table:table-cell>
            </table:table-row>
            <table:table-row>
              <table:table-cell office:value-type="float" office:value="1584220336">
                <text:p>1584220336</text:p>
              </table:table-cell>
              <table:table-cell office:value-type="float" office:value="164">
                <text:p>164</text:p>
              </table:table-cell>
              <table:table-cell office:value-type="float" office:value="266.82421875">
                <text:p>266.82421875</text:p>
              </table:table-cell>
            </table:table-row>
            <table:table-row>
              <table:table-cell office:value-type="float" office:value="1584220346">
                <text:p>1584220346</text:p>
              </table:table-cell>
              <table:table-cell office:value-type="float" office:value="165">
                <text:p>165</text:p>
              </table:table-cell>
              <table:table-cell office:value-type="float" office:value="270.890625">
                <text:p>270.890625</text:p>
              </table:table-cell>
            </table:table-row>
            <table:table-row>
              <table:table-cell office:value-type="float" office:value="1584220357">
                <text:p>1584220357</text:p>
              </table:table-cell>
              <table:table-cell office:value-type="float" office:value="166">
                <text:p>166</text:p>
              </table:table-cell>
              <table:table-cell office:value-type="float" office:value="274.51953125">
                <text:p>274.51953125</text:p>
              </table:table-cell>
            </table:table-row>
            <table:table-row>
              <table:table-cell office:value-type="float" office:value="1584220368">
                <text:p>1584220368</text:p>
              </table:table-cell>
              <table:table-cell office:value-type="float" office:value="167">
                <text:p>167</text:p>
              </table:table-cell>
              <table:table-cell office:value-type="float" office:value="277.5859375">
                <text:p>277.5859375</text:p>
              </table:table-cell>
            </table:table-row>
            <table:table-row>
              <table:table-cell office:value-type="float" office:value="1584220378">
                <text:p>1584220378</text:p>
              </table:table-cell>
              <table:table-cell office:value-type="float" office:value="168">
                <text:p>168</text:p>
              </table:table-cell>
              <table:table-cell office:value-type="float" office:value="281.40234375">
                <text:p>281.40234375</text:p>
              </table:table-cell>
            </table:table-row>
            <table:table-row>
              <table:table-cell office:value-type="float" office:value="1584220389">
                <text:p>1584220389</text:p>
              </table:table-cell>
              <table:table-cell office:value-type="float" office:value="169">
                <text:p>169</text:p>
              </table:table-cell>
              <table:table-cell office:value-type="float" office:value="285.34375">
                <text:p>285.34375</text:p>
              </table:table-cell>
            </table:table-row>
            <table:table-row>
              <table:table-cell office:value-type="float" office:value="1584220400">
                <text:p>1584220400</text:p>
              </table:table-cell>
              <table:table-cell office:value-type="float" office:value="170">
                <text:p>170</text:p>
              </table:table-cell>
              <table:table-cell office:value-type="float" office:value="289.41015625">
                <text:p>289.41015625</text:p>
              </table:table-cell>
            </table:table-row>
            <table:table-row>
              <table:table-cell office:value-type="float" office:value="1584220410">
                <text:p>1584220410</text:p>
              </table:table-cell>
              <table:table-cell office:value-type="float" office:value="171">
                <text:p>171</text:p>
              </table:table-cell>
              <table:table-cell office:value-type="float" office:value="292.7890625">
                <text:p>292.7890625</text:p>
              </table:table-cell>
            </table:table-row>
            <table:table-row>
              <table:table-cell office:value-type="float" office:value="1584220421">
                <text:p>1584220421</text:p>
              </table:table-cell>
              <table:table-cell office:value-type="float" office:value="172">
                <text:p>172</text:p>
              </table:table-cell>
              <table:table-cell office:value-type="float" office:value="296.54296875">
                <text:p>296.54296875</text:p>
              </table:table-cell>
            </table:table-row>
            <table:table-row>
              <table:table-cell office:value-type="float" office:value="1584220432">
                <text:p>1584220432</text:p>
              </table:table-cell>
              <table:table-cell office:value-type="float" office:value="173">
                <text:p>173</text:p>
              </table:table-cell>
              <table:table-cell office:value-type="float" office:value="300.484375">
                <text:p>300.484375</text:p>
              </table:table-cell>
            </table:table-row>
            <table:table-row>
              <table:table-cell office:value-type="float" office:value="1584220442">
                <text:p>1584220442</text:p>
              </table:table-cell>
              <table:table-cell office:value-type="float" office:value="174">
                <text:p>174</text:p>
              </table:table-cell>
              <table:table-cell office:value-type="float" office:value="303.36328125">
                <text:p>303.36328125</text:p>
              </table:table-cell>
            </table:table-row>
            <table:table-row>
              <table:table-cell office:value-type="float" office:value="1584220453">
                <text:p>1584220453</text:p>
              </table:table-cell>
              <table:table-cell office:value-type="float" office:value="175">
                <text:p>175</text:p>
              </table:table-cell>
              <table:table-cell office:value-type="float" office:value="307.2421875">
                <text:p>307.2421875</text:p>
              </table:table-cell>
            </table:table-row>
            <table:table-row>
              <table:table-cell office:value-type="float" office:value="1584220464">
                <text:p>1584220464</text:p>
              </table:table-cell>
              <table:table-cell office:value-type="float" office:value="176">
                <text:p>176</text:p>
              </table:table-cell>
              <table:table-cell office:value-type="float" office:value="311.12109375">
                <text:p>311.12109375</text:p>
              </table:table-cell>
            </table:table-row>
            <table:table-row>
              <table:table-cell office:value-type="float" office:value="1584220474">
                <text:p>1584220474</text:p>
              </table:table-cell>
              <table:table-cell office:value-type="float" office:value="177">
                <text:p>17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1584220485">
                <text:p>1584220485</text:p>
              </table:table-cell>
              <table:table-cell office:value-type="float" office:value="178">
                <text:p>178</text:p>
              </table:table-cell>
              <table:table-cell office:value-type="float" office:value="317.94140625">
                <text:p>317.94140625</text:p>
              </table:table-cell>
            </table:table-row>
            <table:table-row>
              <table:table-cell office:value-type="float" office:value="1584220496">
                <text:p>1584220496</text:p>
              </table:table-cell>
              <table:table-cell office:value-type="float" office:value="179">
                <text:p>179</text:p>
              </table:table-cell>
              <table:table-cell office:value-type="float" office:value="321.7578125">
                <text:p>321.7578125</text:p>
              </table:table-cell>
            </table:table-row>
            <table:table-row>
              <table:table-cell office:value-type="float" office:value="1584220506">
                <text:p>1584220506</text:p>
              </table:table-cell>
              <table:table-cell office:value-type="float" office:value="180">
                <text:p>180</text:p>
              </table:table-cell>
              <table:table-cell office:value-type="float" office:value="325.76171875">
                <text:p>325.76171875</text:p>
              </table:table-cell>
            </table:table-row>
            <table:table-row>
              <table:table-cell office:value-type="float" office:value="1584220517">
                <text:p>1584220517</text:p>
              </table:table-cell>
              <table:table-cell office:value-type="float" office:value="181">
                <text:p>181</text:p>
              </table:table-cell>
              <table:table-cell office:value-type="float" office:value="328.640625">
                <text:p>328.640625</text:p>
              </table:table-cell>
            </table:table-row>
            <table:table-row>
              <table:table-cell office:value-type="float" office:value="1584220528">
                <text:p>1584220528</text:p>
              </table:table-cell>
              <table:table-cell office:value-type="float" office:value="183">
                <text:p>183</text:p>
              </table:table-cell>
              <table:table-cell office:value-type="float" office:value="332.45703125">
                <text:p>332.45703125</text:p>
              </table:table-cell>
            </table:table-row>
            <table:table-row>
              <table:table-cell office:value-type="float" office:value="1584220538">
                <text:p>1584220538</text:p>
              </table:table-cell>
              <table:table-cell office:value-type="float" office:value="184">
                <text:p>184</text:p>
              </table:table-cell>
              <table:table-cell office:value-type="float" office:value="336.3984375">
                <text:p>336.3984375</text:p>
              </table:table-cell>
            </table:table-row>
            <table:table-row>
              <table:table-cell office:value-type="float" office:value="1584220549">
                <text:p>1584220549</text:p>
              </table:table-cell>
              <table:table-cell office:value-type="float" office:value="185">
                <text:p>185</text:p>
              </table:table-cell>
              <table:table-cell office:value-type="float" office:value="340.27734375">
                <text:p>340.27734375</text:p>
              </table:table-cell>
            </table:table-row>
            <table:table-row>
              <table:table-cell office:value-type="float" office:value="1584220560">
                <text:p>1584220560</text:p>
              </table:table-cell>
              <table:table-cell office:value-type="float" office:value="186">
                <text:p>186</text:p>
              </table:table-cell>
              <table:table-cell office:value-type="float" office:value="343.28125">
                <text:p>343.28125</text:p>
              </table:table-cell>
            </table:table-row>
            <table:table-row>
              <table:table-cell office:value-type="float" office:value="1584220570">
                <text:p>1584220570</text:p>
              </table:table-cell>
              <table:table-cell office:value-type="float" office:value="187">
                <text:p>187</text:p>
              </table:table-cell>
              <table:table-cell office:value-type="float" office:value="346.97265625">
                <text:p>346.97265625</text:p>
              </table:table-cell>
            </table:table-row>
            <table:table-row>
              <table:table-cell office:value-type="float" office:value="1584220581">
                <text:p>1584220581</text:p>
              </table:table-cell>
              <table:table-cell office:value-type="float" office:value="188">
                <text:p>188</text:p>
              </table:table-cell>
              <table:table-cell office:value-type="float" office:value="351.1015625">
                <text:p>351.1015625</text:p>
              </table:table-cell>
            </table:table-row>
            <table:table-row>
              <table:table-cell office:value-type="float" office:value="1584220592">
                <text:p>1584220592</text:p>
              </table:table-cell>
              <table:table-cell office:value-type="float" office:value="189">
                <text:p>189</text:p>
              </table:table-cell>
              <table:table-cell office:value-type="float" office:value="354.79296875">
                <text:p>354.79296875</text:p>
              </table:table-cell>
            </table:table-row>
            <table:table-row>
              <table:table-cell office:value-type="float" office:value="1584220603">
                <text:p>1584220603</text:p>
              </table:table-cell>
              <table:table-cell office:value-type="float" office:value="190">
                <text:p>190</text:p>
              </table:table-cell>
              <table:table-cell office:value-type="float" office:value="357.734375">
                <text:p>357.734375</text:p>
              </table:table-cell>
            </table:table-row>
            <table:table-row>
              <table:table-cell office:value-type="float" office:value="1584220613">
                <text:p>1584220613</text:p>
              </table:table-cell>
              <table:table-cell office:value-type="float" office:value="191">
                <text:p>191</text:p>
              </table:table-cell>
              <table:table-cell office:value-type="float" office:value="361.61328125">
                <text:p>361.61328125</text:p>
              </table:table-cell>
            </table:table-row>
            <table:table-row>
              <table:table-cell office:value-type="float" office:value="1584220624">
                <text:p>1584220624</text:p>
              </table:table-cell>
              <table:table-cell office:value-type="float" office:value="192">
                <text:p>192</text:p>
              </table:table-cell>
              <table:table-cell office:value-type="float" office:value="366.8046875">
                <text:p>366.8046875</text:p>
              </table:table-cell>
            </table:table-row>
            <table:table-row>
              <table:table-cell office:value-type="float" office:value="1584220635">
                <text:p>1584220635</text:p>
              </table:table-cell>
              <table:table-cell office:value-type="float" office:value="193">
                <text:p>193</text:p>
              </table:table-cell>
              <table:table-cell office:value-type="float" office:value="369.62109375">
                <text:p>369.62109375</text:p>
              </table:table-cell>
            </table:table-row>
            <table:table-row>
              <table:table-cell office:value-type="float" office:value="1584220645">
                <text:p>1584220645</text:p>
              </table:table-cell>
              <table:table-cell office:value-type="float" office:value="194">
                <text:p>194</text:p>
              </table:table-cell>
              <table:table-cell office:value-type="float" office:value="373.4375">
                <text:p>373.4375</text:p>
              </table:table-cell>
            </table:table-row>
            <table:table-row>
              <table:table-cell office:value-type="float" office:value="1584220656">
                <text:p>1584220656</text:p>
              </table:table-cell>
              <table:table-cell office:value-type="float" office:value="195">
                <text:p>195</text:p>
              </table:table-cell>
              <table:table-cell office:value-type="float" office:value="377.25390625">
                <text:p>377.25390625</text:p>
              </table:table-cell>
            </table:table-row>
            <table:table-row>
              <table:table-cell office:value-type="float" office:value="1584220667">
                <text:p>1584220667</text:p>
              </table:table-cell>
              <table:table-cell office:value-type="float" office:value="196">
                <text:p>196</text:p>
              </table:table-cell>
              <table:table-cell office:value-type="float" office:value="381.0703125">
                <text:p>381.0703125</text:p>
              </table:table-cell>
            </table:table-row>
            <table:table-row>
              <table:table-cell office:value-type="float" office:value="1584220677">
                <text:p>1584220677</text:p>
              </table:table-cell>
              <table:table-cell office:value-type="float" office:value="197">
                <text:p>197</text:p>
              </table:table-cell>
              <table:table-cell office:value-type="float" office:value="384.07421875">
                <text:p>384.07421875</text:p>
              </table:table-cell>
            </table:table-row>
            <table:table-row>
              <table:table-cell office:value-type="float" office:value="1584220688">
                <text:p>1584220688</text:p>
              </table:table-cell>
              <table:table-cell office:value-type="float" office:value="198">
                <text:p>198</text:p>
              </table:table-cell>
              <table:table-cell office:value-type="float" office:value="387.828125">
                <text:p>387.828125</text:p>
              </table:table-cell>
            </table:table-row>
            <table:table-row>
              <table:table-cell office:value-type="float" office:value="1584220699">
                <text:p>1584220699</text:p>
              </table:table-cell>
              <table:table-cell office:value-type="float" office:value="199">
                <text:p>199</text:p>
              </table:table-cell>
              <table:table-cell office:value-type="float" office:value="391.83203125">
                <text:p>391.83203125</text:p>
              </table:table-cell>
            </table:table-row>
            <table:table-row>
              <table:table-cell office:value-type="float" office:value="1584220709">
                <text:p>1584220709</text:p>
              </table:table-cell>
              <table:table-cell office:value-type="float" office:value="200">
                <text:p>200</text:p>
              </table:table-cell>
              <table:table-cell office:value-type="float" office:value="395.5859375">
                <text:p>395.5859375</text:p>
              </table:table-cell>
            </table:table-row>
            <table:table-row>
              <table:table-cell office:value-type="float" office:value="1584220720">
                <text:p>1584220720</text:p>
              </table:table-cell>
              <table:table-cell office:value-type="float" office:value="201">
                <text:p>201</text:p>
              </table:table-cell>
              <table:table-cell office:value-type="float" office:value="398.46484375">
                <text:p>398.46484375</text:p>
              </table:table-cell>
            </table:table-row>
            <table:table-row>
              <table:table-cell office:value-type="float" office:value="1584220731">
                <text:p>1584220731</text:p>
              </table:table-cell>
              <table:table-cell office:value-type="float" office:value="202">
                <text:p>202</text:p>
              </table:table-cell>
              <table:table-cell office:value-type="float" office:value="402.28125">
                <text:p>402.28125</text:p>
              </table:table-cell>
            </table:table-row>
            <table:table-row>
              <table:table-cell office:value-type="float" office:value="1584220741">
                <text:p>1584220741</text:p>
              </table:table-cell>
              <table:table-cell office:value-type="float" office:value="203">
                <text:p>203</text:p>
              </table:table-cell>
              <table:table-cell office:value-type="float" office:value="406.28515625">
                <text:p>406.28515625</text:p>
              </table:table-cell>
            </table:table-row>
            <table:table-row>
              <table:table-cell office:value-type="float" office:value="1584220752">
                <text:p>1584220752</text:p>
              </table:table-cell>
              <table:table-cell office:value-type="float" office:value="204">
                <text:p>204</text:p>
              </table:table-cell>
              <table:table-cell office:value-type="float" office:value="409.2265625">
                <text:p>409.2265625</text:p>
              </table:table-cell>
            </table:table-row>
            <table:table-row>
              <table:table-cell office:value-type="float" office:value="1584220763">
                <text:p>1584220763</text:p>
              </table:table-cell>
              <table:table-cell office:value-type="float" office:value="204">
                <text:p>204</text:p>
              </table:table-cell>
              <table:table-cell office:value-type="float" office:value="412.91796875">
                <text:p>412.91796875</text:p>
              </table:table-cell>
            </table:table-row>
            <table:table-row>
              <table:table-cell office:value-type="float" office:value="1584220773">
                <text:p>1584220773</text:p>
              </table:table-cell>
              <table:table-cell office:value-type="float" office:value="205">
                <text:p>205</text:p>
              </table:table-cell>
              <table:table-cell office:value-type="float" office:value="416.796875">
                <text:p>416.796875</text:p>
              </table:table-cell>
            </table:table-row>
            <table:table-row>
              <table:table-cell office:value-type="float" office:value="1584220784">
                <text:p>1584220784</text:p>
              </table:table-cell>
              <table:table-cell office:value-type="float" office:value="206">
                <text:p>206</text:p>
              </table:table-cell>
              <table:table-cell office:value-type="float" office:value="420.67578125">
                <text:p>420.67578125</text:p>
              </table:table-cell>
            </table:table-row>
            <table:table-row>
              <table:table-cell office:value-type="float" office:value="1584220795">
                <text:p>1584220795</text:p>
              </table:table-cell>
              <table:table-cell office:value-type="float" office:value="207">
                <text:p>207</text:p>
              </table:table-cell>
              <table:table-cell office:value-type="float" office:value="423.8046875">
                <text:p>423.8046875</text:p>
              </table:table-cell>
            </table:table-row>
            <table:table-row>
              <table:table-cell office:value-type="float" office:value="1584220805">
                <text:p>1584220805</text:p>
              </table:table-cell>
              <table:table-cell office:value-type="float" office:value="208">
                <text:p>208</text:p>
              </table:table-cell>
              <table:table-cell office:value-type="float" office:value="427.62109375">
                <text:p>427.62109375</text:p>
              </table:table-cell>
            </table:table-row>
            <table:table-row>
              <table:table-cell office:value-type="float" office:value="1584220816">
                <text:p>1584220816</text:p>
              </table:table-cell>
              <table:table-cell office:value-type="float" office:value="209">
                <text:p>209</text:p>
              </table:table-cell>
              <table:table-cell office:value-type="float" office:value="431.625">
                <text:p>431.625</text:p>
              </table:table-cell>
            </table:table-row>
            <table:table-row>
              <table:table-cell office:value-type="float" office:value="1584220827">
                <text:p>1584220827</text:p>
              </table:table-cell>
              <table:table-cell office:value-type="float" office:value="210">
                <text:p>210</text:p>
              </table:table-cell>
              <table:table-cell office:value-type="float" office:value="435.50390625">
                <text:p>435.50390625</text:p>
              </table:table-cell>
            </table:table-row>
            <table:table-row>
              <table:table-cell office:value-type="float" office:value="1584220837">
                <text:p>1584220837</text:p>
              </table:table-cell>
              <table:table-cell office:value-type="float" office:value="211">
                <text:p>211</text:p>
              </table:table-cell>
              <table:table-cell office:value-type="float" office:value="438.5078125">
                <text:p>438.5078125</text:p>
              </table:table-cell>
            </table:table-row>
            <table:table-row>
              <table:table-cell office:value-type="float" office:value="1584220848">
                <text:p>1584220848</text:p>
              </table:table-cell>
              <table:table-cell office:value-type="float" office:value="212">
                <text:p>212</text:p>
              </table:table-cell>
              <table:table-cell office:value-type="float" office:value="442.38671875">
                <text:p>442.38671875</text:p>
              </table:table-cell>
            </table:table-row>
            <table:table-row>
              <table:table-cell office:value-type="float" office:value="1584220859">
                <text:p>1584220859</text:p>
              </table:table-cell>
              <table:table-cell office:value-type="float" office:value="213">
                <text:p>213</text:p>
              </table:table-cell>
              <table:table-cell office:value-type="float" office:value="446.453125">
                <text:p>446.453125</text:p>
              </table:table-cell>
            </table:table-row>
            <table:table-row>
              <table:table-cell office:value-type="float" office:value="1584220869">
                <text:p>1584220869</text:p>
              </table:table-cell>
              <table:table-cell office:value-type="float" office:value="214">
                <text:p>214</text:p>
              </table:table-cell>
              <table:table-cell office:value-type="float" office:value="449.26953125">
                <text:p>449.26953125</text:p>
              </table:table-cell>
            </table:table-row>
            <table:table-row>
              <table:table-cell office:value-type="float" office:value="1584220880">
                <text:p>1584220880</text:p>
              </table:table-cell>
              <table:table-cell office:value-type="float" office:value="215">
                <text:p>215</text:p>
              </table:table-cell>
              <table:table-cell office:value-type="float" office:value="453.2109375">
                <text:p>453.2109375</text:p>
              </table:table-cell>
            </table:table-row>
            <table:table-row>
              <table:table-cell office:value-type="float" office:value="1584220891">
                <text:p>1584220891</text:p>
              </table:table-cell>
              <table:table-cell office:value-type="float" office:value="216">
                <text:p>216</text:p>
              </table:table-cell>
              <table:table-cell office:value-type="float" office:value="457.08984375">
                <text:p>457.08984375</text:p>
              </table:table-cell>
            </table:table-row>
            <table:table-row>
              <table:table-cell office:value-type="float" office:value="1584220901">
                <text:p>1584220901</text:p>
              </table:table-cell>
              <table:table-cell office:value-type="float" office:value="217">
                <text:p>217</text:p>
              </table:table-cell>
              <table:table-cell office:value-type="float" office:value="461.03125">
                <text:p>461.03125</text:p>
              </table:table-cell>
            </table:table-row>
            <table:table-row>
              <table:table-cell office:value-type="float" office:value="1584220912">
                <text:p>1584220912</text:p>
              </table:table-cell>
              <table:table-cell office:value-type="float" office:value="218">
                <text:p>218</text:p>
              </table:table-cell>
              <table:table-cell office:value-type="float" office:value="464.03515625">
                <text:p>464.03515625</text:p>
              </table:table-cell>
            </table:table-row>
            <table:table-row>
              <table:table-cell office:value-type="float" office:value="1584220923">
                <text:p>1584220923</text:p>
              </table:table-cell>
              <table:table-cell office:value-type="float" office:value="219">
                <text:p>219</text:p>
              </table:table-cell>
              <table:table-cell office:value-type="float" office:value="467.9765625">
                <text:p>467.9765625</text:p>
              </table:table-cell>
            </table:table-row>
            <table:table-row>
              <table:table-cell office:value-type="float" office:value="1584220933">
                <text:p>1584220933</text:p>
              </table:table-cell>
              <table:table-cell office:value-type="float" office:value="220">
                <text:p>220</text:p>
              </table:table-cell>
              <table:table-cell office:value-type="float" office:value="472.04296875">
                <text:p>472.04296875</text:p>
              </table:table-cell>
            </table:table-row>
            <table:table-row>
              <table:table-cell office:value-type="float" office:value="1584220944">
                <text:p>1584220944</text:p>
              </table:table-cell>
              <table:table-cell office:value-type="float" office:value="221">
                <text:p>221</text:p>
              </table:table-cell>
              <table:table-cell office:value-type="float" office:value="475.796875">
                <text:p>475.796875</text:p>
              </table:table-cell>
            </table:table-row>
            <table:table-row>
              <table:table-cell office:value-type="float" office:value="1584220955">
                <text:p>1584220955</text:p>
              </table:table-cell>
              <table:table-cell office:value-type="float" office:value="222">
                <text:p>222</text:p>
              </table:table-cell>
              <table:table-cell office:value-type="float" office:value="478.86328125">
                <text:p>478.86328125</text:p>
              </table:table-cell>
            </table:table-row>
            <table:table-row>
              <table:table-cell office:value-type="float" office:value="1584220965">
                <text:p>1584220965</text:p>
              </table:table-cell>
              <table:table-cell office:value-type="float" office:value="223">
                <text:p>223</text:p>
              </table:table-cell>
              <table:table-cell office:value-type="float" office:value="482.6796875">
                <text:p>482.6796875</text:p>
              </table:table-cell>
            </table:table-row>
            <table:table-row>
              <table:table-cell office:value-type="float" office:value="1584220976">
                <text:p>1584220976</text:p>
              </table:table-cell>
              <table:table-cell office:value-type="float" office:value="224">
                <text:p>224</text:p>
              </table:table-cell>
              <table:table-cell office:value-type="float" office:value="486.68359375">
                <text:p>486.68359375</text:p>
              </table:table-cell>
            </table:table-row>
            <table:table-row>
              <table:table-cell office:value-type="float" office:value="1584220987">
                <text:p>1584220987</text:p>
              </table:table-cell>
              <table:table-cell office:value-type="float" office:value="225">
                <text:p>225</text:p>
              </table:table-cell>
              <table:table-cell office:value-type="float" office:value="490.5">
                <text:p>490.5</text:p>
              </table:table-cell>
            </table:table-row>
            <table:table-row>
              <table:table-cell office:value-type="float" office:value="1584220997">
                <text:p>1584220997</text:p>
              </table:table-cell>
              <table:table-cell office:value-type="float" office:value="226">
                <text:p>226</text:p>
              </table:table-cell>
              <table:table-cell office:value-type="float" office:value="493.50390625">
                <text:p>493.50390625</text:p>
              </table:table-cell>
            </table:table-row>
            <table:table-row>
              <table:table-cell office:value-type="float" office:value="1584221008">
                <text:p>1584221008</text:p>
              </table:table-cell>
              <table:table-cell office:value-type="float" office:value="227">
                <text:p>227</text:p>
              </table:table-cell>
              <table:table-cell office:value-type="float" office:value="497.5078125">
                <text:p>497.5078125</text:p>
              </table:table-cell>
            </table:table-row>
            <table:table-row>
              <table:table-cell office:value-type="float" office:value="1584221019">
                <text:p>1584221019</text:p>
              </table:table-cell>
              <table:table-cell office:value-type="float" office:value="228">
                <text:p>228</text:p>
              </table:table-cell>
              <table:table-cell office:value-type="float" office:value="501.51171875">
                <text:p>501.51171875</text:p>
              </table:table-cell>
            </table:table-row>
            <table:table-row>
              <table:table-cell office:value-type="float" office:value="1584221029">
                <text:p>1584221029</text:p>
              </table:table-cell>
              <table:table-cell office:value-type="float" office:value="229">
                <text:p>229</text:p>
              </table:table-cell>
              <table:table-cell office:value-type="float" office:value="504.390625">
                <text:p>504.390625</text:p>
              </table:table-cell>
            </table:table-row>
            <table:table-row>
              <table:table-cell office:value-type="float" office:value="1584221040">
                <text:p>1584221040</text:p>
              </table:table-cell>
              <table:table-cell office:value-type="float" office:value="230">
                <text:p>230</text:p>
              </table:table-cell>
              <table:table-cell office:value-type="float" office:value="508.26953125">
                <text:p>508.26953125</text:p>
              </table:table-cell>
            </table:table-row>
            <table:table-row>
              <table:table-cell office:value-type="float" office:value="1584221051">
                <text:p>1584221051</text:p>
              </table:table-cell>
              <table:table-cell office:value-type="float" office:value="231">
                <text:p>231</text:p>
              </table:table-cell>
              <table:table-cell office:value-type="float" office:value="512.2109375">
                <text:p>512.2109375</text:p>
              </table:table-cell>
            </table:table-row>
            <table:table-row>
              <table:table-cell office:value-type="float" office:value="1584221061">
                <text:p>1584221061</text:p>
              </table:table-cell>
              <table:table-cell office:value-type="float" office:value="232">
                <text:p>232</text:p>
              </table:table-cell>
              <table:table-cell office:value-type="float" office:value="515.15234375">
                <text:p>515.15234375</text:p>
              </table:table-cell>
            </table:table-row>
            <table:table-row>
              <table:table-cell office:value-type="float" office:value="1584221072">
                <text:p>1584221072</text:p>
              </table:table-cell>
              <table:table-cell office:value-type="float" office:value="233">
                <text:p>233</text:p>
              </table:table-cell>
              <table:table-cell office:value-type="float" office:value="518.96875">
                <text:p>518.96875</text:p>
              </table:table-cell>
            </table:table-row>
            <table:table-row>
              <table:table-cell office:value-type="float" office:value="1584221083">
                <text:p>1584221083</text:p>
              </table:table-cell>
              <table:table-cell office:value-type="float" office:value="234">
                <text:p>234</text:p>
              </table:table-cell>
              <table:table-cell office:value-type="float" office:value="522.97265625">
                <text:p>522.97265625</text:p>
              </table:table-cell>
            </table:table-row>
            <table:table-row>
              <table:table-cell office:value-type="float" office:value="1584221093">
                <text:p>1584221093</text:p>
              </table:table-cell>
              <table:table-cell office:value-type="float" office:value="235">
                <text:p>235</text:p>
              </table:table-cell>
              <table:table-cell office:value-type="float" office:value="527.1015625">
                <text:p>527.1015625</text:p>
              </table:table-cell>
            </table:table-row>
            <table:table-row>
              <table:table-cell office:value-type="float" office:value="1584221104">
                <text:p>1584221104</text:p>
              </table:table-cell>
              <table:table-cell office:value-type="float" office:value="236">
                <text:p>236</text:p>
              </table:table-cell>
              <table:table-cell office:value-type="float" office:value="530.73046875">
                <text:p>530.73046875</text:p>
              </table:table-cell>
            </table:table-row>
            <table:table-row>
              <table:table-cell office:value-type="float" office:value="1584221115">
                <text:p>1584221115</text:p>
              </table:table-cell>
              <table:table-cell office:value-type="float" office:value="237">
                <text:p>237</text:p>
              </table:table-cell>
              <table:table-cell office:value-type="float" office:value="533.859375">
                <text:p>533.859375</text:p>
              </table:table-cell>
            </table:table-row>
            <table:table-row>
              <table:table-cell office:value-type="float" office:value="1584221125">
                <text:p>1584221125</text:p>
              </table:table-cell>
              <table:table-cell office:value-type="float" office:value="238">
                <text:p>238</text:p>
              </table:table-cell>
              <table:table-cell office:value-type="float" office:value="537.80078125">
                <text:p>537.80078125</text:p>
              </table:table-cell>
            </table:table-row>
            <table:table-row>
              <table:table-cell office:value-type="float" office:value="1584221136">
                <text:p>1584221136</text:p>
              </table:table-cell>
              <table:table-cell office:value-type="float" office:value="239">
                <text:p>239</text:p>
              </table:table-cell>
              <table:table-cell office:value-type="float" office:value="541.7421875">
                <text:p>541.7421875</text:p>
              </table:table-cell>
            </table:table-row>
            <table:table-row>
              <table:table-cell office:value-type="float" office:value="1584221147">
                <text:p>1584221147</text:p>
              </table:table-cell>
              <table:table-cell office:value-type="float" office:value="240">
                <text:p>240</text:p>
              </table:table-cell>
              <table:table-cell office:value-type="float" office:value="544.62109375">
                <text:p>544.62109375</text:p>
              </table:table-cell>
            </table:table-row>
            <table:table-row>
              <table:table-cell office:value-type="float" office:value="1584221157">
                <text:p>1584221157</text:p>
              </table:table-cell>
              <table:table-cell office:value-type="float" office:value="241">
                <text:p>241</text:p>
              </table:table-cell>
              <table:table-cell office:value-type="float" office:value="548.5">
                <text:p>548.5</text:p>
              </table:table-cell>
            </table:table-row>
            <table:table-row>
              <table:table-cell office:value-type="float" office:value="1584221168">
                <text:p>1584221168</text:p>
              </table:table-cell>
              <table:table-cell office:value-type="float" office:value="242">
                <text:p>242</text:p>
              </table:table-cell>
              <table:table-cell office:value-type="float" office:value="552.56640625">
                <text:p>552.56640625</text:p>
              </table:table-cell>
            </table:table-row>
            <table:table-row>
              <table:table-cell office:value-type="float" office:value="1584221179">
                <text:p>1584221179</text:p>
              </table:table-cell>
              <table:table-cell office:value-type="float" office:value="243">
                <text:p>243</text:p>
              </table:table-cell>
              <table:table-cell office:value-type="float" office:value="556.3828125">
                <text:p>556.3828125</text:p>
              </table:table-cell>
            </table:table-row>
            <table:table-row>
              <table:table-cell office:value-type="float" office:value="1584221189">
                <text:p>1584221189</text:p>
              </table:table-cell>
              <table:table-cell office:value-type="float" office:value="244">
                <text:p>244</text:p>
              </table:table-cell>
              <table:table-cell office:value-type="float" office:value="559.38671875">
                <text:p>559.38671875</text:p>
              </table:table-cell>
            </table:table-row>
            <table:table-row>
              <table:table-cell office:value-type="float" office:value="1584221200">
                <text:p>1584221200</text:p>
              </table:table-cell>
              <table:table-cell office:value-type="float" office:value="245">
                <text:p>245</text:p>
              </table:table-cell>
              <table:table-cell office:value-type="float" office:value="563.203125">
                <text:p>563.203125</text:p>
              </table:table-cell>
            </table:table-row>
            <table:table-row>
              <table:table-cell office:value-type="float" office:value="1584221211">
                <text:p>1584221211</text:p>
              </table:table-cell>
              <table:table-cell office:value-type="float" office:value="246">
                <text:p>246</text:p>
              </table:table-cell>
              <table:table-cell office:value-type="float" office:value="567.26953125">
                <text:p>567.26953125</text:p>
              </table:table-cell>
            </table:table-row>
            <table:table-row>
              <table:table-cell office:value-type="float" office:value="1584221221">
                <text:p>1584221221</text:p>
              </table:table-cell>
              <table:table-cell office:value-type="float" office:value="247">
                <text:p>247</text:p>
              </table:table-cell>
              <table:table-cell office:value-type="float" office:value="570.9609375">
                <text:p>570.9609375</text:p>
              </table:table-cell>
            </table:table-row>
            <table:table-row>
              <table:table-cell office:value-type="float" office:value="1584221232">
                <text:p>1584221232</text:p>
              </table:table-cell>
              <table:table-cell office:value-type="float" office:value="248">
                <text:p>248</text:p>
              </table:table-cell>
              <table:table-cell office:value-type="float" office:value="573.96484375">
                <text:p>573.96484375</text:p>
              </table:table-cell>
            </table:table-row>
            <table:table-row>
              <table:table-cell office:value-type="float" office:value="1584221243">
                <text:p>1584221243</text:p>
              </table:table-cell>
              <table:table-cell office:value-type="float" office:value="249">
                <text:p>249</text:p>
              </table:table-cell>
              <table:table-cell office:value-type="float" office:value="577.90625">
                <text:p>577.90625</text:p>
              </table:table-cell>
            </table:table-row>
            <table:table-row>
              <table:table-cell office:value-type="float" office:value="1584221253">
                <text:p>1584221253</text:p>
              </table:table-cell>
              <table:table-cell office:value-type="float" office:value="250">
                <text:p>250</text:p>
              </table:table-cell>
              <table:table-cell office:value-type="float" office:value="582.09765625">
                <text:p>582.09765625</text:p>
              </table:table-cell>
            </table:table-row>
            <table:table-row>
              <table:table-cell office:value-type="float" office:value="1584221264">
                <text:p>1584221264</text:p>
              </table:table-cell>
              <table:table-cell office:value-type="float" office:value="251">
                <text:p>251</text:p>
              </table:table-cell>
              <table:table-cell office:value-type="float" office:value="584.9140625">
                <text:p>584.9140625</text:p>
              </table:table-cell>
            </table:table-row>
            <table:table-row>
              <table:table-cell office:value-type="float" office:value="1584221275">
                <text:p>1584221275</text:p>
              </table:table-cell>
              <table:table-cell office:value-type="float" office:value="252">
                <text:p>252</text:p>
              </table:table-cell>
              <table:table-cell office:value-type="float" office:value="588.85546875">
                <text:p>588.85546875</text:p>
              </table:table-cell>
            </table:table-row>
            <table:table-row>
              <table:table-cell office:value-type="float" office:value="1584221285">
                <text:p>1584221285</text:p>
              </table:table-cell>
              <table:table-cell office:value-type="float" office:value="253">
                <text:p>253</text:p>
              </table:table-cell>
              <table:table-cell office:value-type="float" office:value="592.796875">
                <text:p>592.796875</text:p>
              </table:table-cell>
            </table:table-row>
            <table:table-row>
              <table:table-cell office:value-type="float" office:value="1584221296">
                <text:p>1584221296</text:p>
              </table:table-cell>
              <table:table-cell office:value-type="float" office:value="254">
                <text:p>254</text:p>
              </table:table-cell>
              <table:table-cell office:value-type="float" office:value="596.67578125">
                <text:p>596.67578125</text:p>
              </table:table-cell>
            </table:table-row>
            <table:table-row>
              <table:table-cell office:value-type="float" office:value="1584221307">
                <text:p>1584221307</text:p>
              </table:table-cell>
              <table:table-cell office:value-type="float" office:value="255">
                <text:p>255</text:p>
              </table:table-cell>
              <table:table-cell office:value-type="float" office:value="599.6171875">
                <text:p>599.6171875</text:p>
              </table:table-cell>
            </table:table-row>
            <table:table-row>
              <table:table-cell office:value-type="float" office:value="1584221317">
                <text:p>1584221317</text:p>
              </table:table-cell>
              <table:table-cell office:value-type="float" office:value="256">
                <text:p>256</text:p>
              </table:table-cell>
              <table:table-cell office:value-type="float" office:value="603.49609375">
                <text:p>603.49609375</text:p>
              </table:table-cell>
            </table:table-row>
            <table:table-row>
              <table:table-cell office:value-type="float" office:value="1584221328">
                <text:p>1584221328</text:p>
              </table:table-cell>
              <table:table-cell office:value-type="float" office:value="257">
                <text:p>257</text:p>
              </table:table-cell>
              <table:table-cell office:value-type="float" office:value="607.5">
                <text:p>607.5</text:p>
              </table:table-cell>
            </table:table-row>
            <table:table-row>
              <table:table-cell office:value-type="float" office:value="1584221339">
                <text:p>1584221339</text:p>
              </table:table-cell>
              <table:table-cell office:value-type="float" office:value="258">
                <text:p>258</text:p>
              </table:table-cell>
              <table:table-cell office:value-type="float" office:value="611.44140625">
                <text:p>611.44140625</text:p>
              </table:table-cell>
            </table:table-row>
            <table:table-row>
              <table:table-cell office:value-type="float" office:value="1584221350">
                <text:p>1584221350</text:p>
              </table:table-cell>
              <table:table-cell office:value-type="float" office:value="259">
                <text:p>259</text:p>
              </table:table-cell>
              <table:table-cell office:value-type="float" office:value="614.3828125">
                <text:p>614.3828125</text:p>
              </table:table-cell>
            </table:table-row>
            <table:table-row>
              <table:table-cell office:value-type="float" office:value="1584221360">
                <text:p>1584221360</text:p>
              </table:table-cell>
              <table:table-cell office:value-type="float" office:value="260">
                <text:p>260</text:p>
              </table:table-cell>
              <table:table-cell office:value-type="float" office:value="618.13671875">
                <text:p>618.13671875</text:p>
              </table:table-cell>
            </table:table-row>
            <table:table-row>
              <table:table-cell office:value-type="float" office:value="1584221371">
                <text:p>1584221371</text:p>
              </table:table-cell>
              <table:table-cell office:value-type="float" office:value="261">
                <text:p>261</text:p>
              </table:table-cell>
              <table:table-cell office:value-type="float" office:value="622.015625">
                <text:p>622.015625</text:p>
              </table:table-cell>
            </table:table-row>
            <table:table-row>
              <table:table-cell office:value-type="float" office:value="1584221382">
                <text:p>1584221382</text:p>
              </table:table-cell>
              <table:table-cell office:value-type="float" office:value="262">
                <text:p>262</text:p>
              </table:table-cell>
              <table:table-cell office:value-type="float" office:value="625.83203125">
                <text:p>625.83203125</text:p>
              </table:table-cell>
            </table:table-row>
            <table:table-row>
              <table:table-cell office:value-type="float" office:value="1584221392">
                <text:p>1584221392</text:p>
              </table:table-cell>
              <table:table-cell office:value-type="float" office:value="263">
                <text:p>263</text:p>
              </table:table-cell>
              <table:table-cell office:value-type="float" office:value="628.8984375">
                <text:p>628.8984375</text:p>
              </table:table-cell>
            </table:table-row>
            <table:table-row>
              <table:table-cell office:value-type="float" office:value="1584221403">
                <text:p>1584221403</text:p>
              </table:table-cell>
              <table:table-cell office:value-type="float" office:value="264">
                <text:p>264</text:p>
              </table:table-cell>
              <table:table-cell office:value-type="float" office:value="632.58984375">
                <text:p>632.58984375</text:p>
              </table:table-cell>
            </table:table-row>
            <table:table-row>
              <table:table-cell office:value-type="float" office:value="1584221414">
                <text:p>1584221414</text:p>
              </table:table-cell>
              <table:table-cell office:value-type="float" office:value="265">
                <text:p>265</text:p>
              </table:table-cell>
              <table:table-cell office:value-type="float" office:value="636.46875">
                <text:p>636.46875</text:p>
              </table:table-cell>
            </table:table-row>
            <table:table-row>
              <table:table-cell office:value-type="float" office:value="1584221424">
                <text:p>1584221424</text:p>
              </table:table-cell>
              <table:table-cell office:value-type="float" office:value="266">
                <text:p>266</text:p>
              </table:table-cell>
              <table:table-cell office:value-type="float" office:value="640.41015625">
                <text:p>640.41015625</text:p>
              </table:table-cell>
            </table:table-row>
            <table:table-row>
              <table:table-cell office:value-type="float" office:value="1584221435">
                <text:p>1584221435</text:p>
              </table:table-cell>
              <table:table-cell office:value-type="float" office:value="267">
                <text:p>267</text:p>
              </table:table-cell>
              <table:table-cell office:value-type="float" office:value="644.1015625">
                <text:p>644.1015625</text:p>
              </table:table-cell>
            </table:table-row>
            <table:table-row>
              <table:table-cell office:value-type="float" office:value="1584221446">
                <text:p>1584221446</text:p>
              </table:table-cell>
              <table:table-cell office:value-type="float" office:value="268">
                <text:p>268</text:p>
              </table:table-cell>
              <table:table-cell office:value-type="float" office:value="648.04296875">
                <text:p>648.04296875</text:p>
              </table:table-cell>
            </table:table-row>
            <table:table-row>
              <table:table-cell office:value-type="float" office:value="1584221457">
                <text:p>1584221457</text:p>
              </table:table-cell>
              <table:table-cell office:value-type="float" office:value="269">
                <text:p>269</text:p>
              </table:table-cell>
              <table:table-cell office:value-type="float" office:value="651.796875">
                <text:p>651.796875</text:p>
              </table:table-cell>
            </table:table-row>
            <table:table-row>
              <table:table-cell office:value-type="float" office:value="1584221467">
                <text:p>1584221467</text:p>
              </table:table-cell>
              <table:table-cell office:value-type="float" office:value="270">
                <text:p>270</text:p>
              </table:table-cell>
              <table:table-cell office:value-type="float" office:value="655.86328125">
                <text:p>655.86328125</text:p>
              </table:table-cell>
            </table:table-row>
            <table:table-row>
              <table:table-cell office:value-type="float" office:value="1584221478">
                <text:p>1584221478</text:p>
              </table:table-cell>
              <table:table-cell office:value-type="float" office:value="271">
                <text:p>271</text:p>
              </table:table-cell>
              <table:table-cell office:value-type="float" office:value="658.7421875">
                <text:p>658.7421875</text:p>
              </table:table-cell>
            </table:table-row>
            <table:table-row>
              <table:table-cell office:value-type="float" office:value="1584221489">
                <text:p>1584221489</text:p>
              </table:table-cell>
              <table:table-cell office:value-type="float" office:value="272">
                <text:p>272</text:p>
              </table:table-cell>
              <table:table-cell office:value-type="float" office:value="662.55859375">
                <text:p>662.55859375</text:p>
              </table:table-cell>
            </table:table-row>
            <table:table-row>
              <table:table-cell office:value-type="float" office:value="1584221499">
                <text:p>1584221499</text:p>
              </table:table-cell>
              <table:table-cell office:value-type="float" office:value="273">
                <text:p>273</text:p>
              </table:table-cell>
              <table:table-cell office:value-type="float" office:value="666.6875">
                <text:p>666.6875</text:p>
              </table:table-cell>
            </table:table-row>
            <table:table-row>
              <table:table-cell office:value-type="float" office:value="1584221510">
                <text:p>1584221510</text:p>
              </table:table-cell>
              <table:table-cell office:value-type="float" office:value="274">
                <text:p>274</text:p>
              </table:table-cell>
              <table:table-cell office:value-type="float" office:value="669.75390625">
                <text:p>669.75390625</text:p>
              </table:table-cell>
            </table:table-row>
            <table:table-row>
              <table:table-cell office:value-type="float" office:value="1584221521">
                <text:p>1584221521</text:p>
              </table:table-cell>
              <table:table-cell office:value-type="float" office:value="275">
                <text:p>275</text:p>
              </table:table-cell>
              <table:table-cell office:value-type="float" office:value="673.5703125">
                <text:p>673.5703125</text:p>
              </table:table-cell>
            </table:table-row>
            <table:table-row>
              <table:table-cell office:value-type="float" office:value="1584221531">
                <text:p>1584221531</text:p>
              </table:table-cell>
              <table:table-cell office:value-type="float" office:value="276">
                <text:p>276</text:p>
              </table:table-cell>
              <table:table-cell office:value-type="float" office:value="677.38671875">
                <text:p>677.38671875</text:p>
              </table:table-cell>
            </table:table-row>
            <table:table-row>
              <table:table-cell office:value-type="float" office:value="1584221542">
                <text:p>1584221542</text:p>
              </table:table-cell>
              <table:table-cell office:value-type="float" office:value="277">
                <text:p>277</text:p>
              </table:table-cell>
              <table:table-cell office:value-type="float" office:value="681.578125">
                <text:p>681.578125</text:p>
              </table:table-cell>
            </table:table-row>
            <table:table-row>
              <table:table-cell office:value-type="float" office:value="1584221553">
                <text:p>1584221553</text:p>
              </table:table-cell>
              <table:table-cell office:value-type="float" office:value="279">
                <text:p>279</text:p>
              </table:table-cell>
              <table:table-cell office:value-type="float" office:value="684.39453125">
                <text:p>684.39453125</text:p>
              </table:table-cell>
            </table:table-row>
            <table:table-row>
              <table:table-cell office:value-type="float" office:value="1584221563">
                <text:p>1584221563</text:p>
              </table:table-cell>
              <table:table-cell office:value-type="float" office:value="280">
                <text:p>280</text:p>
              </table:table-cell>
              <table:table-cell office:value-type="float" office:value="688.2734375">
                <text:p>688.2734375</text:p>
              </table:table-cell>
            </table:table-row>
            <table:table-row>
              <table:table-cell office:value-type="float" office:value="1584221574">
                <text:p>1584221574</text:p>
              </table:table-cell>
              <table:table-cell office:value-type="float" office:value="281">
                <text:p>281</text:p>
              </table:table-cell>
              <table:table-cell office:value-type="float" office:value="692.27734375">
                <text:p>692.27734375</text:p>
              </table:table-cell>
            </table:table-row>
            <table:table-row>
              <table:table-cell office:value-type="float" office:value="1584221585">
                <text:p>1584221585</text:p>
              </table:table-cell>
              <table:table-cell office:value-type="float" office:value="282">
                <text:p>282</text:p>
              </table:table-cell>
              <table:table-cell office:value-type="float" office:value="696.15625">
                <text:p>696.15625</text:p>
              </table:table-cell>
            </table:table-row>
            <table:table-row>
              <table:table-cell office:value-type="float" office:value="1584221595">
                <text:p>1584221595</text:p>
              </table:table-cell>
              <table:table-cell office:value-type="float" office:value="283">
                <text:p>283</text:p>
              </table:table-cell>
              <table:table-cell office:value-type="float" office:value="699.16015625">
                <text:p>699.16015625</text:p>
              </table:table-cell>
            </table:table-row>
            <table:table-row>
              <table:table-cell office:value-type="float" office:value="1584221606">
                <text:p>1584221606</text:p>
              </table:table-cell>
              <table:table-cell office:value-type="float" office:value="284">
                <text:p>284</text:p>
              </table:table-cell>
              <table:table-cell office:value-type="float" office:value="703.0390625">
                <text:p>703.0390625</text:p>
              </table:table-cell>
            </table:table-row>
            <table:table-row>
              <table:table-cell office:value-type="float" office:value="1584221617">
                <text:p>1584221617</text:p>
              </table:table-cell>
              <table:table-cell office:value-type="float" office:value="285">
                <text:p>285</text:p>
              </table:table-cell>
              <table:table-cell office:value-type="float" office:value="706.98046875">
                <text:p>706.98046875</text:p>
              </table:table-cell>
            </table:table-row>
            <table:table-row>
              <table:table-cell office:value-type="float" office:value="1584221627">
                <text:p>1584221627</text:p>
              </table:table-cell>
              <table:table-cell office:value-type="float" office:value="286">
                <text:p>286</text:p>
              </table:table-cell>
              <table:table-cell office:value-type="float" office:value="710.859375">
                <text:p>710.859375</text:p>
              </table:table-cell>
            </table:table-row>
            <table:table-row>
              <table:table-cell office:value-type="float" office:value="1584221638">
                <text:p>1584221638</text:p>
              </table:table-cell>
              <table:table-cell office:value-type="float" office:value="287">
                <text:p>287</text:p>
              </table:table-cell>
              <table:table-cell office:value-type="float" office:value="713.80078125">
                <text:p>713.80078125</text:p>
              </table:table-cell>
            </table:table-row>
            <table:table-row>
              <table:table-cell office:value-type="float" office:value="1584221649">
                <text:p>1584221649</text:p>
              </table:table-cell>
              <table:table-cell office:value-type="float" office:value="288">
                <text:p>288</text:p>
              </table:table-cell>
              <table:table-cell office:value-type="float" office:value="717.6796875">
                <text:p>717.6796875</text:p>
              </table:table-cell>
            </table:table-row>
            <table:table-row>
              <table:table-cell office:value-type="float" office:value="1584221659">
                <text:p>1584221659</text:p>
              </table:table-cell>
              <table:table-cell office:value-type="float" office:value="289">
                <text:p>289</text:p>
              </table:table-cell>
              <table:table-cell office:value-type="float" office:value="721.68359375">
                <text:p>721.68359375</text:p>
              </table:table-cell>
            </table:table-row>
            <table:table-row>
              <table:table-cell office:value-type="float" office:value="1584221670">
                <text:p>1584221670</text:p>
              </table:table-cell>
              <table:table-cell office:value-type="float" office:value="290">
                <text:p>290</text:p>
              </table:table-cell>
              <table:table-cell office:value-type="float" office:value="725.375">
                <text:p>725.375</text:p>
              </table:table-cell>
            </table:table-row>
            <table:table-row>
              <table:table-cell office:value-type="float" office:value="1584221681">
                <text:p>1584221681</text:p>
              </table:table-cell>
              <table:table-cell office:value-type="float" office:value="291">
                <text:p>291</text:p>
              </table:table-cell>
              <table:table-cell office:value-type="float" office:value="728.31640625">
                <text:p>728.31640625</text:p>
              </table:table-cell>
            </table:table-row>
            <table:table-row>
              <table:table-cell office:value-type="float" office:value="1584221691">
                <text:p>1584221691</text:p>
              </table:table-cell>
              <table:table-cell office:value-type="float" office:value="292">
                <text:p>292</text:p>
              </table:table-cell>
              <table:table-cell office:value-type="float" office:value="732.2578125">
                <text:p>732.2578125</text:p>
              </table:table-cell>
            </table:table-row>
            <table:table-row>
              <table:table-cell office:value-type="float" office:value="1584221702">
                <text:p>1584221702</text:p>
              </table:table-cell>
              <table:table-cell office:value-type="float" office:value="293">
                <text:p>293</text:p>
              </table:table-cell>
              <table:table-cell office:value-type="float" office:value="736.19921875">
                <text:p>736.19921875</text:p>
              </table:table-cell>
            </table:table-row>
            <table:table-row>
              <table:table-cell office:value-type="float" office:value="1584221713">
                <text:p>1584221713</text:p>
              </table:table-cell>
              <table:table-cell office:value-type="float" office:value="294">
                <text:p>294</text:p>
              </table:table-cell>
              <table:table-cell office:value-type="float" office:value="739.953125">
                <text:p>739.953125</text:p>
              </table:table-cell>
            </table:table-row>
            <table:table-row>
              <table:table-cell office:value-type="float" office:value="1584221723">
                <text:p>1584221723</text:p>
              </table:table-cell>
              <table:table-cell office:value-type="float" office:value="295">
                <text:p>295</text:p>
              </table:table-cell>
              <table:table-cell office:value-type="float" office:value="742.95703125">
                <text:p>742.95703125</text:p>
              </table:table-cell>
            </table:table-row>
            <table:table-row>
              <table:table-cell office:value-type="float" office:value="1584221734">
                <text:p>1584221734</text:p>
              </table:table-cell>
              <table:table-cell office:value-type="float" office:value="296">
                <text:p>296</text:p>
              </table:table-cell>
              <table:table-cell office:value-type="float" office:value="746.8359375">
                <text:p>746.8359375</text:p>
              </table:table-cell>
            </table:table-row>
            <table:table-row>
              <table:table-cell office:value-type="float" office:value="1584221745">
                <text:p>1584221745</text:p>
              </table:table-cell>
              <table:table-cell office:value-type="float" office:value="297">
                <text:p>297</text:p>
              </table:table-cell>
              <table:table-cell office:value-type="float" office:value="750.96484375">
                <text:p>750.96484375</text:p>
              </table:table-cell>
            </table:table-row>
            <table:table-row>
              <table:table-cell office:value-type="float" office:value="1584221755">
                <text:p>1584221755</text:p>
              </table:table-cell>
              <table:table-cell office:value-type="float" office:value="298">
                <text:p>298</text:p>
              </table:table-cell>
              <table:table-cell office:value-type="float" office:value="753.96875">
                <text:p>753.96875</text:p>
              </table:table-cell>
            </table:table-row>
            <table:table-row>
              <table:table-cell office:value-type="float" office:value="1584221766">
                <text:p>1584221766</text:p>
              </table:table-cell>
              <table:table-cell office:value-type="float" office:value="299">
                <text:p>299</text:p>
              </table:table-cell>
              <table:table-cell office:value-type="float" office:value="757.84765625">
                <text:p>757.84765625</text:p>
              </table:table-cell>
            </table:table-row>
            <table:table-row>
              <table:table-cell office:value-type="float" office:value="1584221777">
                <text:p>1584221777</text:p>
              </table:table-cell>
              <table:table-cell office:value-type="float" office:value="300">
                <text:p>300</text:p>
              </table:table-cell>
              <table:table-cell office:value-type="float" office:value="761.6640625">
                <text:p>761.6640625</text:p>
              </table:table-cell>
            </table:table-row>
            <table:table-row>
              <table:table-cell office:value-type="float" office:value="1584221788">
                <text:p>1584221788</text:p>
              </table:table-cell>
              <table:table-cell office:value-type="float" office:value="300">
                <text:p>300</text:p>
              </table:table-cell>
              <table:table-cell office:value-type="float" office:value="765.73046875">
                <text:p>765.73046875</text:p>
              </table:table-cell>
            </table:table-row>
            <table:table-row>
              <table:table-cell office:value-type="float" office:value="1584221798">
                <text:p>1584221798</text:p>
              </table:table-cell>
              <table:table-cell office:value-type="float" office:value="301">
                <text:p>301</text:p>
              </table:table-cell>
              <table:table-cell office:value-type="float" office:value="769.421875">
                <text:p>769.421875</text:p>
              </table:table-cell>
            </table:table-row>
            <table:table-row>
              <table:table-cell office:value-type="float" office:value="1584221809">
                <text:p>1584221809</text:p>
              </table:table-cell>
              <table:table-cell office:value-type="float" office:value="302">
                <text:p>302</text:p>
              </table:table-cell>
              <table:table-cell office:value-type="float" office:value="772.42578125">
                <text:p>772.42578125</text:p>
              </table:table-cell>
            </table:table-row>
            <table:table-row>
              <table:table-cell office:value-type="float" office:value="1584221820">
                <text:p>1584221820</text:p>
              </table:table-cell>
              <table:table-cell office:value-type="float" office:value="303">
                <text:p>303</text:p>
              </table:table-cell>
              <table:table-cell office:value-type="float" office:value="776.4296875">
                <text:p>776.4296875</text:p>
              </table:table-cell>
            </table:table-row>
            <table:table-row>
              <table:table-cell office:value-type="float" office:value="1584221830">
                <text:p>1584221830</text:p>
              </table:table-cell>
              <table:table-cell office:value-type="float" office:value="304">
                <text:p>304</text:p>
              </table:table-cell>
              <table:table-cell office:value-type="float" office:value="780.55859375">
                <text:p>780.55859375</text:p>
              </table:table-cell>
            </table:table-row>
            <table:table-row>
              <table:table-cell office:value-type="float" office:value="1584221841">
                <text:p>1584221841</text:p>
              </table:table-cell>
              <table:table-cell office:value-type="float" office:value="305">
                <text:p>305</text:p>
              </table:table-cell>
              <table:table-cell office:value-type="float" office:value="784.5">
                <text:p>784.5</text:p>
              </table:table-cell>
            </table:table-row>
            <table:table-row>
              <table:table-cell office:value-type="float" office:value="1584221852">
                <text:p>1584221852</text:p>
              </table:table-cell>
              <table:table-cell office:value-type="float" office:value="306">
                <text:p>306</text:p>
              </table:table-cell>
              <table:table-cell office:value-type="float" office:value="787.44140625">
                <text:p>787.44140625</text:p>
              </table:table-cell>
            </table:table-row>
            <table:table-row>
              <table:table-cell office:value-type="float" office:value="1584221862">
                <text:p>1584221862</text:p>
              </table:table-cell>
              <table:table-cell office:value-type="float" office:value="307">
                <text:p>307</text:p>
              </table:table-cell>
              <table:table-cell office:value-type="float" office:value="791.3828125">
                <text:p>791.3828125</text:p>
              </table:table-cell>
            </table:table-row>
            <table:table-row>
              <table:table-cell office:value-type="float" office:value="1584221873">
                <text:p>1584221873</text:p>
              </table:table-cell>
              <table:table-cell office:value-type="float" office:value="308">
                <text:p>308</text:p>
              </table:table-cell>
              <table:table-cell office:value-type="float" office:value="795.57421875">
                <text:p>795.57421875</text:p>
              </table:table-cell>
            </table:table-row>
            <table:table-row>
              <table:table-cell office:value-type="float" office:value="1584221884">
                <text:p>1584221884</text:p>
              </table:table-cell>
              <table:table-cell office:value-type="float" office:value="309">
                <text:p>309</text:p>
              </table:table-cell>
              <table:table-cell office:value-type="float" office:value="798.390625">
                <text:p>798.390625</text:p>
              </table:table-cell>
            </table:table-row>
            <table:table-row>
              <table:table-cell office:value-type="float" office:value="1584221894">
                <text:p>1584221894</text:p>
              </table:table-cell>
              <table:table-cell office:value-type="float" office:value="310">
                <text:p>310</text:p>
              </table:table-cell>
              <table:table-cell office:value-type="float" office:value="802.39453125">
                <text:p>802.39453125</text:p>
              </table:table-cell>
            </table:table-row>
            <table:table-row>
              <table:table-cell office:value-type="float" office:value="1584221905">
                <text:p>1584221905</text:p>
              </table:table-cell>
              <table:table-cell office:value-type="float" office:value="311">
                <text:p>311</text:p>
              </table:table-cell>
              <table:table-cell office:value-type="float" office:value="806.1484375">
                <text:p>806.1484375</text:p>
              </table:table-cell>
            </table:table-row>
            <table:table-row>
              <table:table-cell office:value-type="float" office:value="1584221916">
                <text:p>1584221916</text:p>
              </table:table-cell>
              <table:table-cell office:value-type="float" office:value="312">
                <text:p>312</text:p>
              </table:table-cell>
              <table:table-cell office:value-type="float" office:value="810.33984375">
                <text:p>810.33984375</text:p>
              </table:table-cell>
            </table:table-row>
            <table:table-row>
              <table:table-cell office:value-type="float" office:value="1584221926">
                <text:p>1584221926</text:p>
              </table:table-cell>
              <table:table-cell office:value-type="float" office:value="313">
                <text:p>313</text:p>
              </table:table-cell>
              <table:table-cell office:value-type="float" office:value="813.34375">
                <text:p>813.34375</text:p>
              </table:table-cell>
            </table:table-row>
            <table:table-row>
              <table:table-cell office:value-type="float" office:value="1584221937">
                <text:p>1584221937</text:p>
              </table:table-cell>
              <table:table-cell office:value-type="float" office:value="314">
                <text:p>314</text:p>
              </table:table-cell>
              <table:table-cell office:value-type="float" office:value="817.34765625">
                <text:p>817.34765625</text:p>
              </table:table-cell>
            </table:table-row>
            <table:table-row>
              <table:table-cell office:value-type="float" office:value="1584221948">
                <text:p>1584221948</text:p>
              </table:table-cell>
              <table:table-cell office:value-type="float" office:value="315">
                <text:p>315</text:p>
              </table:table-cell>
              <table:table-cell office:value-type="float" office:value="821.2265625">
                <text:p>821.2265625</text:p>
              </table:table-cell>
            </table:table-row>
            <table:table-row>
              <table:table-cell office:value-type="float" office:value="1584221958">
                <text:p>1584221958</text:p>
              </table:table-cell>
              <table:table-cell office:value-type="float" office:value="316">
                <text:p>316</text:p>
              </table:table-cell>
              <table:table-cell office:value-type="float" office:value="825.29296875">
                <text:p>825.29296875</text:p>
              </table:table-cell>
            </table:table-row>
            <table:table-row>
              <table:table-cell office:value-type="float" office:value="1584221969">
                <text:p>1584221969</text:p>
              </table:table-cell>
              <table:table-cell office:value-type="float" office:value="317">
                <text:p>317</text:p>
              </table:table-cell>
              <table:table-cell office:value-type="float" office:value="828.296875">
                <text:p>828.296875</text:p>
              </table:table-cell>
            </table:table-row>
            <table:table-row>
              <table:table-cell office:value-type="float" office:value="1584221980">
                <text:p>1584221980</text:p>
              </table:table-cell>
              <table:table-cell office:value-type="float" office:value="318">
                <text:p>318</text:p>
              </table:table-cell>
              <table:table-cell office:value-type="float" office:value="832.30078125">
                <text:p>832.30078125</text:p>
              </table:table-cell>
            </table:table-row>
            <table:table-row>
              <table:table-cell office:value-type="float" office:value="1584221990">
                <text:p>1584221990</text:p>
              </table:table-cell>
              <table:table-cell office:value-type="float" office:value="319">
                <text:p>319</text:p>
              </table:table-cell>
              <table:table-cell office:value-type="float" office:value="836.2421875">
                <text:p>836.2421875</text:p>
              </table:table-cell>
            </table:table-row>
            <table:table-row>
              <table:table-cell office:value-type="float" office:value="1584222001">
                <text:p>1584222001</text:p>
              </table:table-cell>
              <table:table-cell office:value-type="float" office:value="320">
                <text:p>320</text:p>
              </table:table-cell>
              <table:table-cell office:value-type="float" office:value="841.24609375">
                <text:p>841.24609375</text:p>
              </table:table-cell>
            </table:table-row>
            <table:table-row>
              <table:table-cell office:value-type="float" office:value="1584222012">
                <text:p>1584222012</text:p>
              </table:table-cell>
              <table:table-cell office:value-type="float" office:value="321">
                <text:p>321</text:p>
              </table:table-cell>
              <table:table-cell office:value-type="float" office:value="844.0625">
                <text:p>844.0625</text:p>
              </table:table-cell>
            </table:table-row>
            <table:table-row>
              <table:table-cell office:value-type="float" office:value="1584222022">
                <text:p>1584222022</text:p>
              </table:table-cell>
              <table:table-cell office:value-type="float" office:value="322">
                <text:p>322</text:p>
              </table:table-cell>
              <table:table-cell office:value-type="float" office:value="847.94140625">
                <text:p>847.94140625</text:p>
              </table:table-cell>
            </table:table-row>
            <table:table-row>
              <table:table-cell office:value-type="float" office:value="1584222033">
                <text:p>1584222033</text:p>
              </table:table-cell>
              <table:table-cell office:value-type="float" office:value="323">
                <text:p>323</text:p>
              </table:table-cell>
              <table:table-cell office:value-type="float" office:value="852.0703125">
                <text:p>852.0703125</text:p>
              </table:table-cell>
            </table:table-row>
            <table:table-row>
              <table:table-cell office:value-type="float" office:value="1584222044">
                <text:p>1584222044</text:p>
              </table:table-cell>
              <table:table-cell office:value-type="float" office:value="324">
                <text:p>324</text:p>
              </table:table-cell>
              <table:table-cell office:value-type="float" office:value="856.01171875">
                <text:p>856.01171875</text:p>
              </table:table-cell>
            </table:table-row>
            <table:table-row>
              <table:table-cell office:value-type="float" office:value="1584222054">
                <text:p>1584222054</text:p>
              </table:table-cell>
              <table:table-cell office:value-type="float" office:value="325">
                <text:p>325</text:p>
              </table:table-cell>
              <table:table-cell office:value-type="float" office:value="858.953125">
                <text:p>858.953125</text:p>
              </table:table-cell>
            </table:table-row>
            <table:table-row>
              <table:table-cell office:value-type="float" office:value="1584222065">
                <text:p>1584222065</text:p>
              </table:table-cell>
              <table:table-cell office:value-type="float" office:value="326">
                <text:p>326</text:p>
              </table:table-cell>
              <table:table-cell office:value-type="float" office:value="862.70703125">
                <text:p>862.70703125</text:p>
              </table:table-cell>
            </table:table-row>
            <table:table-row>
              <table:table-cell office:value-type="float" office:value="1584222076">
                <text:p>1584222076</text:p>
              </table:table-cell>
              <table:table-cell office:value-type="float" office:value="327">
                <text:p>327</text:p>
              </table:table-cell>
              <table:table-cell office:value-type="float" office:value="866.8984375">
                <text:p>866.8984375</text:p>
              </table:table-cell>
            </table:table-row>
            <table:table-row>
              <table:table-cell office:value-type="float" office:value="1584222087">
                <text:p>1584222087</text:p>
              </table:table-cell>
              <table:table-cell office:value-type="float" office:value="328">
                <text:p>328</text:p>
              </table:table-cell>
              <table:table-cell office:value-type="float" office:value="870.71484375">
                <text:p>870.71484375</text:p>
              </table:table-cell>
            </table:table-row>
            <table:table-row>
              <table:table-cell office:value-type="float" office:value="1584222097">
                <text:p>1584222097</text:p>
              </table:table-cell>
              <table:table-cell office:value-type="float" office:value="329">
                <text:p>329</text:p>
              </table:table-cell>
              <table:table-cell office:value-type="float" office:value="874.71875">
                <text:p>874.71875</text:p>
              </table:table-cell>
            </table:table-row>
            <table:table-row>
              <table:table-cell office:value-type="float" office:value="1584222108">
                <text:p>1584222108</text:p>
              </table:table-cell>
              <table:table-cell office:value-type="float" office:value="330">
                <text:p>330</text:p>
              </table:table-cell>
              <table:table-cell office:value-type="float" office:value="878.53515625">
                <text:p>878.53515625</text:p>
              </table:table-cell>
            </table:table-row>
            <table:table-row>
              <table:table-cell office:value-type="float" office:value="1584222119">
                <text:p>1584222119</text:p>
              </table:table-cell>
              <table:table-cell office:value-type="float" office:value="331">
                <text:p>331</text:p>
              </table:table-cell>
              <table:table-cell office:value-type="float" office:value="882.4140625">
                <text:p>882.4140625</text:p>
              </table:table-cell>
            </table:table-row>
            <table:table-row>
              <table:table-cell office:value-type="float" office:value="1584222129">
                <text:p>1584222129</text:p>
              </table:table-cell>
              <table:table-cell office:value-type="float" office:value="332">
                <text:p>332</text:p>
              </table:table-cell>
              <table:table-cell office:value-type="float" office:value="886.16796875">
                <text:p>886.16796875</text:p>
              </table:table-cell>
            </table:table-row>
            <table:table-row>
              <table:table-cell office:value-type="float" office:value="1584222140">
                <text:p>1584222140</text:p>
              </table:table-cell>
              <table:table-cell office:value-type="float" office:value="333">
                <text:p>333</text:p>
              </table:table-cell>
              <table:table-cell office:value-type="float" office:value="890.109375">
                <text:p>890.109375</text:p>
              </table:table-cell>
            </table:table-row>
            <table:table-row>
              <table:table-cell office:value-type="float" office:value="1584222151">
                <text:p>1584222151</text:p>
              </table:table-cell>
              <table:table-cell office:value-type="float" office:value="334">
                <text:p>334</text:p>
              </table:table-cell>
              <table:table-cell office:value-type="float" office:value="894.05078125">
                <text:p>894.05078125</text:p>
              </table:table-cell>
            </table:table-row>
            <table:table-row>
              <table:table-cell office:value-type="float" office:value="1584222162">
                <text:p>1584222162</text:p>
              </table:table-cell>
              <table:table-cell office:value-type="float" office:value="335">
                <text:p>335</text:p>
              </table:table-cell>
              <table:table-cell office:value-type="float" office:value="897.8671875">
                <text:p>897.8671875</text:p>
              </table:table-cell>
            </table:table-row>
            <table:table-row>
              <table:table-cell office:value-type="float" office:value="1584222172">
                <text:p>1584222172</text:p>
              </table:table-cell>
              <table:table-cell office:value-type="float" office:value="336">
                <text:p>336</text:p>
              </table:table-cell>
              <table:table-cell office:value-type="float" office:value="901.99609375">
                <text:p>901.99609375</text:p>
              </table:table-cell>
            </table:table-row>
            <table:table-row>
              <table:table-cell office:value-type="float" office:value="1584222183">
                <text:p>1584222183</text:p>
              </table:table-cell>
              <table:table-cell office:value-type="float" office:value="337">
                <text:p>337</text:p>
              </table:table-cell>
              <table:table-cell office:value-type="float" office:value="905.75">
                <text:p>905.75</text:p>
              </table:table-cell>
            </table:table-row>
            <table:table-row>
              <table:table-cell office:value-type="float" office:value="1584222194">
                <text:p>1584222194</text:p>
              </table:table-cell>
              <table:table-cell office:value-type="float" office:value="338">
                <text:p>338</text:p>
              </table:table-cell>
              <table:table-cell office:value-type="float" office:value="908.75390625">
                <text:p>908.75390625</text:p>
              </table:table-cell>
            </table:table-row>
            <table:table-row>
              <table:table-cell office:value-type="float" office:value="1584222204">
                <text:p>1584222204</text:p>
              </table:table-cell>
              <table:table-cell office:value-type="float" office:value="339">
                <text:p>339</text:p>
              </table:table-cell>
              <table:table-cell office:value-type="float" office:value="912.6953125">
                <text:p>912.6953125</text:p>
              </table:table-cell>
            </table:table-row>
            <table:table-row>
              <table:table-cell office:value-type="float" office:value="1584222215">
                <text:p>1584222215</text:p>
              </table:table-cell>
              <table:table-cell office:value-type="float" office:value="340">
                <text:p>340</text:p>
              </table:table-cell>
              <table:table-cell office:value-type="float" office:value="916.69921875">
                <text:p>916.69921875</text:p>
              </table:table-cell>
            </table:table-row>
            <table:table-row>
              <table:table-cell office:value-type="float" office:value="1584222226">
                <text:p>1584222226</text:p>
              </table:table-cell>
              <table:table-cell office:value-type="float" office:value="341">
                <text:p>341</text:p>
              </table:table-cell>
              <table:table-cell office:value-type="float" office:value="920.578125">
                <text:p>920.578125</text:p>
              </table:table-cell>
            </table:table-row>
            <table:table-row>
              <table:table-cell office:value-type="float" office:value="1584222236">
                <text:p>1584222236</text:p>
              </table:table-cell>
              <table:table-cell office:value-type="float" office:value="342">
                <text:p>342</text:p>
              </table:table-cell>
              <table:table-cell office:value-type="float" office:value="923.58203125">
                <text:p>923.58203125</text:p>
              </table:table-cell>
            </table:table-row>
            <table:table-row>
              <table:table-cell office:value-type="float" office:value="1584222247">
                <text:p>1584222247</text:p>
              </table:table-cell>
              <table:table-cell office:value-type="float" office:value="343">
                <text:p>343</text:p>
              </table:table-cell>
              <table:table-cell office:value-type="float" office:value="927.5234375">
                <text:p>927.5234375</text:p>
              </table:table-cell>
            </table:table-row>
            <table:table-row>
              <table:table-cell office:value-type="float" office:value="1584222258">
                <text:p>1584222258</text:p>
              </table:table-cell>
              <table:table-cell office:value-type="float" office:value="344">
                <text:p>344</text:p>
              </table:table-cell>
              <table:table-cell office:value-type="float" office:value="931.52734375">
                <text:p>931.52734375</text:p>
              </table:table-cell>
            </table:table-row>
            <table:table-row>
              <table:table-cell office:value-type="float" office:value="1584222268">
                <text:p>1584222268</text:p>
              </table:table-cell>
              <table:table-cell office:value-type="float" office:value="345">
                <text:p>345</text:p>
              </table:table-cell>
              <table:table-cell office:value-type="float" office:value="935.53125">
                <text:p>935.53125</text:p>
              </table:table-cell>
            </table:table-row>
            <table:table-row>
              <table:table-cell office:value-type="float" office:value="1584222279">
                <text:p>1584222279</text:p>
              </table:table-cell>
              <table:table-cell office:value-type="float" office:value="346">
                <text:p>346</text:p>
              </table:table-cell>
              <table:table-cell office:value-type="float" office:value="938.53515625">
                <text:p>938.53515625</text:p>
              </table:table-cell>
            </table:table-row>
            <table:table-row>
              <table:table-cell office:value-type="float" office:value="1584222290">
                <text:p>1584222290</text:p>
              </table:table-cell>
              <table:table-cell office:value-type="float" office:value="347">
                <text:p>347</text:p>
              </table:table-cell>
              <table:table-cell office:value-type="float" office:value="942.3515625">
                <text:p>942.3515625</text:p>
              </table:table-cell>
            </table:table-row>
            <table:table-row>
              <table:table-cell office:value-type="float" office:value="1584222300">
                <text:p>1584222300</text:p>
              </table:table-cell>
              <table:table-cell office:value-type="float" office:value="348">
                <text:p>348</text:p>
              </table:table-cell>
              <table:table-cell office:value-type="float" office:value="946.54296875">
                <text:p>946.54296875</text:p>
              </table:table-cell>
            </table:table-row>
            <table:table-row>
              <table:table-cell office:value-type="float" office:value="1584222311">
                <text:p>1584222311</text:p>
              </table:table-cell>
              <table:table-cell office:value-type="float" office:value="349">
                <text:p>349</text:p>
              </table:table-cell>
              <table:table-cell office:value-type="float" office:value="950.359375">
                <text:p>950.359375</text:p>
              </table:table-cell>
            </table:table-row>
            <table:table-row>
              <table:table-cell office:value-type="float" office:value="1584222322">
                <text:p>1584222322</text:p>
              </table:table-cell>
              <table:table-cell office:value-type="float" office:value="350">
                <text:p>350</text:p>
              </table:table-cell>
              <table:table-cell office:value-type="float" office:value="953.36328125">
                <text:p>953.36328125</text:p>
              </table:table-cell>
            </table:table-row>
            <table:table-row>
              <table:table-cell office:value-type="float" office:value="1584222332">
                <text:p>1584222332</text:p>
              </table:table-cell>
              <table:table-cell office:value-type="float" office:value="351">
                <text:p>351</text:p>
              </table:table-cell>
              <table:table-cell office:value-type="float" office:value="957.3046875">
                <text:p>957.3046875</text:p>
              </table:table-cell>
            </table:table-row>
            <table:table-row>
              <table:table-cell office:value-type="float" office:value="1584222343">
                <text:p>1584222343</text:p>
              </table:table-cell>
              <table:table-cell office:value-type="float" office:value="352">
                <text:p>352</text:p>
              </table:table-cell>
              <table:table-cell office:value-type="float" office:value="961.24609375">
                <text:p>961.24609375</text:p>
              </table:table-cell>
            </table:table-row>
            <table:table-row>
              <table:table-cell office:value-type="float" office:value="1584222354">
                <text:p>1584222354</text:p>
              </table:table-cell>
              <table:table-cell office:value-type="float" office:value="353">
                <text:p>353</text:p>
              </table:table-cell>
              <table:table-cell office:value-type="float" office:value="964.0625">
                <text:p>964.0625</text:p>
              </table:table-cell>
            </table:table-row>
            <table:table-row>
              <table:table-cell office:value-type="float" office:value="1584222364">
                <text:p>1584222364</text:p>
              </table:table-cell>
              <table:table-cell office:value-type="float" office:value="354">
                <text:p>354</text:p>
              </table:table-cell>
              <table:table-cell office:value-type="float" office:value="968.00390625">
                <text:p>968.00390625</text:p>
              </table:table-cell>
            </table:table-row>
            <table:table-row>
              <table:table-cell office:value-type="float" office:value="1584222375">
                <text:p>1584222375</text:p>
              </table:table-cell>
              <table:table-cell office:value-type="float" office:value="355">
                <text:p>355</text:p>
              </table:table-cell>
              <table:table-cell office:value-type="float" office:value="971.9453125">
                <text:p>971.9453125</text:p>
              </table:table-cell>
            </table:table-row>
            <table:table-row>
              <table:table-cell office:value-type="float" office:value="1584222386">
                <text:p>1584222386</text:p>
              </table:table-cell>
              <table:table-cell office:value-type="float" office:value="356">
                <text:p>356</text:p>
              </table:table-cell>
              <table:table-cell office:value-type="float" office:value="976.01171875">
                <text:p>976.01171875</text:p>
              </table:table-cell>
            </table:table-row>
            <table:table-row>
              <table:table-cell office:value-type="float" office:value="1584222396">
                <text:p>1584222396</text:p>
              </table:table-cell>
              <table:table-cell office:value-type="float" office:value="357">
                <text:p>357</text:p>
              </table:table-cell>
              <table:table-cell office:value-type="float" office:value="979.765625">
                <text:p>979.765625</text:p>
              </table:table-cell>
            </table:table-row>
            <table:table-row>
              <table:table-cell office:value-type="float" office:value="1584222407">
                <text:p>1584222407</text:p>
              </table:table-cell>
              <table:table-cell office:value-type="float" office:value="358">
                <text:p>358</text:p>
              </table:table-cell>
              <table:table-cell office:value-type="float" office:value="982.76953125">
                <text:p>982.76953125</text:p>
              </table:table-cell>
            </table:table-row>
            <table:table-row>
              <table:table-cell office:value-type="float" office:value="1584222418">
                <text:p>1584222418</text:p>
              </table:table-cell>
              <table:table-cell office:value-type="float" office:value="359">
                <text:p>359</text:p>
              </table:table-cell>
              <table:table-cell office:value-type="float" office:value="986.8359375">
                <text:p>986.8359375</text:p>
              </table:table-cell>
            </table:table-row>
            <table:table-row>
              <table:table-cell office:value-type="float" office:value="1584222428">
                <text:p>1584222428</text:p>
              </table:table-cell>
              <table:table-cell office:value-type="float" office:value="360">
                <text:p>360</text:p>
              </table:table-cell>
              <table:table-cell office:value-type="float" office:value="990.90234375">
                <text:p>990.90234375</text:p>
              </table:table-cell>
            </table:table-row>
            <table:table-row>
              <table:table-cell office:value-type="float" office:value="1584222439">
                <text:p>1584222439</text:p>
              </table:table-cell>
              <table:table-cell office:value-type="float" office:value="361">
                <text:p>361</text:p>
              </table:table-cell>
              <table:table-cell office:value-type="float" office:value="993.84375">
                <text:p>993.84375</text:p>
              </table:table-cell>
            </table:table-row>
            <table:table-row>
              <table:table-cell office:value-type="float" office:value="1584222450">
                <text:p>1584222450</text:p>
              </table:table-cell>
              <table:table-cell office:value-type="float" office:value="362">
                <text:p>362</text:p>
              </table:table-cell>
              <table:table-cell office:value-type="float" office:value="997.78515625">
                <text:p>997.78515625</text:p>
              </table:table-cell>
            </table:table-row>
            <table:table-row>
              <table:table-cell office:value-type="float" office:value="1584222460">
                <text:p>1584222460</text:p>
              </table:table-cell>
              <table:table-cell office:value-type="float" office:value="363">
                <text:p>363</text:p>
              </table:table-cell>
              <table:table-cell office:value-type="float" office:value="1001.7265625">
                <text:p>1001.7265625</text:p>
              </table:table-cell>
            </table:table-row>
            <table:table-row>
              <table:table-cell office:value-type="float" office:value="1584222471">
                <text:p>1584222471</text:p>
              </table:table-cell>
              <table:table-cell office:value-type="float" office:value="364">
                <text:p>364</text:p>
              </table:table-cell>
              <table:table-cell office:value-type="float" office:value="1005.85546875">
                <text:p>1005.85546875</text:p>
              </table:table-cell>
            </table:table-row>
            <table:table-row>
              <table:table-cell office:value-type="float" office:value="1584222482">
                <text:p>1584222482</text:p>
              </table:table-cell>
              <table:table-cell office:value-type="float" office:value="365">
                <text:p>365</text:p>
              </table:table-cell>
              <table:table-cell office:value-type="float" office:value="1009.671875">
                <text:p>1009.671875</text:p>
              </table:table-cell>
            </table:table-row>
            <table:table-row>
              <table:table-cell office:value-type="float" office:value="1584222493">
                <text:p>1584222493</text:p>
              </table:table-cell>
              <table:table-cell office:value-type="float" office:value="366">
                <text:p>366</text:p>
              </table:table-cell>
              <table:table-cell office:value-type="float" office:value="1012.73828125">
                <text:p>1012.73828125</text:p>
              </table:table-cell>
            </table:table-row>
            <table:table-row>
              <table:table-cell office:value-type="float" office:value="1584222503">
                <text:p>1584222503</text:p>
              </table:table-cell>
              <table:table-cell office:value-type="float" office:value="367">
                <text:p>367</text:p>
              </table:table-cell>
              <table:table-cell office:value-type="float" office:value="1016.6796875">
                <text:p>1016.6796875</text:p>
              </table:table-cell>
            </table:table-row>
            <table:table-row>
              <table:table-cell office:value-type="float" office:value="1584222514">
                <text:p>1584222514</text:p>
              </table:table-cell>
              <table:table-cell office:value-type="float" office:value="368">
                <text:p>368</text:p>
              </table:table-cell>
              <table:table-cell office:value-type="float" office:value="1020.87109375">
                <text:p>1020.87109375</text:p>
              </table:table-cell>
            </table:table-row>
            <table:table-row>
              <table:table-cell office:value-type="float" office:value="1584222525">
                <text:p>1584222525</text:p>
              </table:table-cell>
              <table:table-cell office:value-type="float" office:value="369">
                <text:p>369</text:p>
              </table:table-cell>
              <table:table-cell office:value-type="float" office:value="1024.6875">
                <text:p>1024.6875</text:p>
              </table:table-cell>
            </table:table-row>
            <table:table-row>
              <table:table-cell office:value-type="float" office:value="1584222535">
                <text:p>1584222535</text:p>
              </table:table-cell>
              <table:table-cell office:value-type="float" office:value="370">
                <text:p>370</text:p>
              </table:table-cell>
              <table:table-cell office:value-type="float" office:value="1027.56640625">
                <text:p>1027.56640625</text:p>
              </table:table-cell>
            </table:table-row>
            <table:table-row>
              <table:table-cell office:value-type="float" office:value="1584222546">
                <text:p>1584222546</text:p>
              </table:table-cell>
              <table:table-cell office:value-type="float" office:value="371">
                <text:p>371</text:p>
              </table:table-cell>
              <table:table-cell office:value-type="float" office:value="1031.5078125">
                <text:p>1031.5078125</text:p>
              </table:table-cell>
            </table:table-row>
            <table:table-row>
              <table:table-cell office:value-type="float" office:value="1584222557">
                <text:p>1584222557</text:p>
              </table:table-cell>
              <table:table-cell office:value-type="float" office:value="372">
                <text:p>372</text:p>
              </table:table-cell>
              <table:table-cell office:value-type="float" office:value="1035.63671875">
                <text:p>1035.63671875</text:p>
              </table:table-cell>
            </table:table-row>
            <table:table-row>
              <table:table-cell office:value-type="float" office:value="1584222567">
                <text:p>1584222567</text:p>
              </table:table-cell>
              <table:table-cell office:value-type="float" office:value="373">
                <text:p>373</text:p>
              </table:table-cell>
              <table:table-cell office:value-type="float" office:value="1038.578125">
                <text:p>1038.578125</text:p>
              </table:table-cell>
            </table:table-row>
            <table:table-row>
              <table:table-cell office:value-type="float" office:value="1584222578">
                <text:p>1584222578</text:p>
              </table:table-cell>
              <table:table-cell office:value-type="float" office:value="374">
                <text:p>374</text:p>
              </table:table-cell>
              <table:table-cell office:value-type="float" office:value="1042.45703125">
                <text:p>1042.45703125</text:p>
              </table:table-cell>
            </table:table-row>
            <table:table-row>
              <table:table-cell office:value-type="float" office:value="1584222589">
                <text:p>1584222589</text:p>
              </table:table-cell>
              <table:table-cell office:value-type="float" office:value="375">
                <text:p>375</text:p>
              </table:table-cell>
              <table:table-cell office:value-type="float" office:value="1046.5234375">
                <text:p>1046.5234375</text:p>
              </table:table-cell>
            </table:table-row>
            <table:table-row>
              <table:table-cell office:value-type="float" office:value="1584222599">
                <text:p>1584222599</text:p>
              </table:table-cell>
              <table:table-cell office:value-type="float" office:value="376">
                <text:p>376</text:p>
              </table:table-cell>
              <table:table-cell office:value-type="float" office:value="1050.58984375">
                <text:p>1050.58984375</text:p>
              </table:table-cell>
            </table:table-row>
            <table:table-row>
              <table:table-cell office:value-type="float" office:value="1584222610">
                <text:p>1584222610</text:p>
              </table:table-cell>
              <table:table-cell office:value-type="float" office:value="377">
                <text:p>377</text:p>
              </table:table-cell>
              <table:table-cell office:value-type="float" office:value="1054.46875">
                <text:p>1054.46875</text:p>
              </table:table-cell>
            </table:table-row>
            <table:table-row>
              <table:table-cell office:value-type="float" office:value="1584222621">
                <text:p>1584222621</text:p>
              </table:table-cell>
              <table:table-cell office:value-type="float" office:value="378">
                <text:p>378</text:p>
              </table:table-cell>
              <table:table-cell office:value-type="float" office:value="1057.41015625">
                <text:p>1057.41015625</text:p>
              </table:table-cell>
            </table:table-row>
            <table:table-row>
              <table:table-cell office:value-type="float" office:value="1584222631">
                <text:p>1584222631</text:p>
              </table:table-cell>
              <table:table-cell office:value-type="float" office:value="379">
                <text:p>379</text:p>
              </table:table-cell>
              <table:table-cell office:value-type="float" office:value="1061.2890625">
                <text:p>1061.2890625</text:p>
              </table:table-cell>
            </table:table-row>
            <table:table-row>
              <table:table-cell office:value-type="float" office:value="1584222642">
                <text:p>1584222642</text:p>
              </table:table-cell>
              <table:table-cell office:value-type="float" office:value="380">
                <text:p>380</text:p>
              </table:table-cell>
              <table:table-cell office:value-type="float" office:value="1065.23046875">
                <text:p>1065.23046875</text:p>
              </table:table-cell>
            </table:table-row>
            <table:table-row>
              <table:table-cell office:value-type="float" office:value="1584222653">
                <text:p>1584222653</text:p>
              </table:table-cell>
              <table:table-cell office:value-type="float" office:value="381">
                <text:p>381</text:p>
              </table:table-cell>
              <table:table-cell office:value-type="float" office:value="1069.171875">
                <text:p>1069.171875</text:p>
              </table:table-cell>
            </table:table-row>
            <table:table-row>
              <table:table-cell office:value-type="float" office:value="1584222663">
                <text:p>1584222663</text:p>
              </table:table-cell>
              <table:table-cell office:value-type="float" office:value="382">
                <text:p>382</text:p>
              </table:table-cell>
              <table:table-cell office:value-type="float" office:value="1072.17578125">
                <text:p>1072.17578125</text:p>
              </table:table-cell>
            </table:table-row>
            <table:table-row>
              <table:table-cell office:value-type="float" office:value="1584222674">
                <text:p>1584222674</text:p>
              </table:table-cell>
              <table:table-cell office:value-type="float" office:value="383">
                <text:p>383</text:p>
              </table:table-cell>
              <table:table-cell office:value-type="float" office:value="1076.1796875">
                <text:p>1076.1796875</text:p>
              </table:table-cell>
            </table:table-row>
            <table:table-row>
              <table:table-cell office:value-type="float" office:value="1584222685">
                <text:p>1584222685</text:p>
              </table:table-cell>
              <table:table-cell office:value-type="float" office:value="384">
                <text:p>384</text:p>
              </table:table-cell>
              <table:table-cell office:value-type="float" office:value="1080.24609375">
                <text:p>1080.24609375</text:p>
              </table:table-cell>
            </table:table-row>
            <table:table-row>
              <table:table-cell office:value-type="float" office:value="1584222695">
                <text:p>1584222695</text:p>
              </table:table-cell>
              <table:table-cell office:value-type="float" office:value="385">
                <text:p>385</text:p>
              </table:table-cell>
              <table:table-cell office:value-type="float" office:value="1084.125">
                <text:p>1084.125</text:p>
              </table:table-cell>
            </table:table-row>
            <table:table-row>
              <table:table-cell office:value-type="float" office:value="1584222706">
                <text:p>1584222706</text:p>
              </table:table-cell>
              <table:table-cell office:value-type="float" office:value="386">
                <text:p>386</text:p>
              </table:table-cell>
              <table:table-cell office:value-type="float" office:value="1087.00390625">
                <text:p>1087.00390625</text:p>
              </table:table-cell>
            </table:table-row>
            <table:table-row>
              <table:table-cell office:value-type="float" office:value="1584222717">
                <text:p>1584222717</text:p>
              </table:table-cell>
              <table:table-cell office:value-type="float" office:value="387">
                <text:p>387</text:p>
              </table:table-cell>
              <table:table-cell office:value-type="float" office:value="1090.9453125">
                <text:p>1090.9453125</text:p>
              </table:table-cell>
            </table:table-row>
            <table:table-row>
              <table:table-cell office:value-type="float" office:value="1584222727">
                <text:p>1584222727</text:p>
              </table:table-cell>
              <table:table-cell office:value-type="float" office:value="388">
                <text:p>388</text:p>
              </table:table-cell>
              <table:table-cell office:value-type="float" office:value="1095.01171875">
                <text:p>1095.01171875</text:p>
              </table:table-cell>
            </table:table-row>
            <table:table-row>
              <table:table-cell office:value-type="float" office:value="1584222738">
                <text:p>1584222738</text:p>
              </table:table-cell>
              <table:table-cell office:value-type="float" office:value="389">
                <text:p>389</text:p>
              </table:table-cell>
              <table:table-cell office:value-type="float" office:value="1098.953125">
                <text:p>1098.953125</text:p>
              </table:table-cell>
            </table:table-row>
            <table:table-row>
              <table:table-cell office:value-type="float" office:value="1584222749">
                <text:p>1584222749</text:p>
              </table:table-cell>
              <table:table-cell office:value-type="float" office:value="390">
                <text:p>390</text:p>
              </table:table-cell>
              <table:table-cell office:value-type="float" office:value="1102.64453125">
                <text:p>1102.64453125</text:p>
              </table:table-cell>
            </table:table-row>
            <table:table-row>
              <table:table-cell office:value-type="float" office:value="1584222760">
                <text:p>1584222760</text:p>
              </table:table-cell>
              <table:table-cell office:value-type="float" office:value="391">
                <text:p>391</text:p>
              </table:table-cell>
              <table:table-cell office:value-type="float" office:value="1105.8359375">
                <text:p>1105.8359375</text:p>
              </table:table-cell>
            </table:table-row>
            <table:table-row>
              <table:table-cell office:value-type="float" office:value="1584222770">
                <text:p>1584222770</text:p>
              </table:table-cell>
              <table:table-cell office:value-type="float" office:value="392">
                <text:p>392</text:p>
              </table:table-cell>
              <table:table-cell office:value-type="float" office:value="1109.83984375">
                <text:p>1109.83984375</text:p>
              </table:table-cell>
            </table:table-row>
            <table:table-row>
              <table:table-cell office:value-type="float" office:value="1584222781">
                <text:p>1584222781</text:p>
              </table:table-cell>
              <table:table-cell office:value-type="float" office:value="393">
                <text:p>393</text:p>
              </table:table-cell>
              <table:table-cell office:value-type="float" office:value="1113.90625">
                <text:p>1113.90625</text:p>
              </table:table-cell>
            </table:table-row>
            <table:table-row>
              <table:table-cell office:value-type="float" office:value="1584222792">
                <text:p>1584222792</text:p>
              </table:table-cell>
              <table:table-cell office:value-type="float" office:value="394">
                <text:p>394</text:p>
              </table:table-cell>
              <table:table-cell office:value-type="float" office:value="1117.72265625">
                <text:p>1117.72265625</text:p>
              </table:table-cell>
            </table:table-row>
            <table:table-row>
              <table:table-cell office:value-type="float" office:value="1584222802">
                <text:p>1584222802</text:p>
              </table:table-cell>
              <table:table-cell office:value-type="float" office:value="395">
                <text:p>395</text:p>
              </table:table-cell>
              <table:table-cell office:value-type="float" office:value="1120.7890625">
                <text:p>1120.7890625</text:p>
              </table:table-cell>
            </table:table-row>
            <table:table-row>
              <table:table-cell office:value-type="float" office:value="1584222813">
                <text:p>1584222813</text:p>
              </table:table-cell>
              <table:table-cell office:value-type="float" office:value="396">
                <text:p>396</text:p>
              </table:table-cell>
              <table:table-cell office:value-type="float" office:value="1124.79296875">
                <text:p>1124.79296875</text:p>
              </table:table-cell>
            </table:table-row>
            <table:table-row>
              <table:table-cell office:value-type="float" office:value="1584222824">
                <text:p>1584222824</text:p>
              </table:table-cell>
              <table:table-cell office:value-type="float" office:value="397">
                <text:p>397</text:p>
              </table:table-cell>
              <table:table-cell office:value-type="float" office:value="1128.859375">
                <text:p>1128.859375</text:p>
              </table:table-cell>
            </table:table-row>
            <table:table-row>
              <table:table-cell office:value-type="float" office:value="1584222834">
                <text:p>1584222834</text:p>
              </table:table-cell>
              <table:table-cell office:value-type="float" office:value="398">
                <text:p>398</text:p>
              </table:table-cell>
              <table:table-cell office:value-type="float" office:value="1132.86328125">
                <text:p>1132.86328125</text:p>
              </table:table-cell>
            </table:table-row>
            <table:table-row>
              <table:table-cell office:value-type="float" office:value="1584222845">
                <text:p>1584222845</text:p>
              </table:table-cell>
              <table:table-cell office:value-type="float" office:value="399">
                <text:p>399</text:p>
              </table:table-cell>
              <table:table-cell office:value-type="float" office:value="1135.8046875">
                <text:p>1135.8046875</text:p>
              </table:table-cell>
            </table:table-row>
            <table:table-row>
              <table:table-cell office:value-type="float" office:value="1584222856">
                <text:p>1584222856</text:p>
              </table:table-cell>
              <table:table-cell office:value-type="float" office:value="400">
                <text:p>400</text:p>
              </table:table-cell>
              <table:table-cell office:value-type="float" office:value="1139.74609375">
                <text:p>1139.74609375</text:p>
              </table:table-cell>
            </table:table-row>
            <table:table-row>
              <table:table-cell office:value-type="float" office:value="1584222866">
                <text:p>1584222866</text:p>
              </table:table-cell>
              <table:table-cell office:value-type="float" office:value="401">
                <text:p>401</text:p>
              </table:table-cell>
              <table:table-cell office:value-type="float" office:value="1143.875">
                <text:p>1143.875</text:p>
              </table:table-cell>
            </table:table-row>
            <table:table-row>
              <table:table-cell office:value-type="float" office:value="1584222877">
                <text:p>1584222877</text:p>
              </table:table-cell>
              <table:table-cell office:value-type="float" office:value="402">
                <text:p>402</text:p>
              </table:table-cell>
              <table:table-cell office:value-type="float" office:value="1147.81640625">
                <text:p>1147.81640625</text:p>
              </table:table-cell>
            </table:table-row>
            <table:table-row>
              <table:table-cell office:value-type="float" office:value="1584222888">
                <text:p>1584222888</text:p>
              </table:table-cell>
              <table:table-cell office:value-type="float" office:value="403">
                <text:p>403</text:p>
              </table:table-cell>
              <table:table-cell office:value-type="float" office:value="1150.7578125">
                <text:p>1150.7578125</text:p>
              </table:table-cell>
            </table:table-row>
            <table:table-row>
              <table:table-cell office:value-type="float" office:value="1584222898">
                <text:p>1584222898</text:p>
              </table:table-cell>
              <table:table-cell office:value-type="float" office:value="404">
                <text:p>404</text:p>
              </table:table-cell>
              <table:table-cell office:value-type="float" office:value="1154.82421875">
                <text:p>1154.82421875</text:p>
              </table:table-cell>
            </table:table-row>
            <table:table-row>
              <table:table-cell office:value-type="float" office:value="1584222909">
                <text:p>1584222909</text:p>
              </table:table-cell>
              <table:table-cell office:value-type="float" office:value="405">
                <text:p>405</text:p>
              </table:table-cell>
              <table:table-cell office:value-type="float" office:value="1158.890625">
                <text:p>1158.890625</text:p>
              </table:table-cell>
            </table:table-row>
            <table:table-row>
              <table:table-cell office:value-type="float" office:value="1584222920">
                <text:p>1584222920</text:p>
              </table:table-cell>
              <table:table-cell office:value-type="float" office:value="406">
                <text:p>406</text:p>
              </table:table-cell>
              <table:table-cell office:value-type="float" office:value="1162.89453125">
                <text:p>1162.89453125</text:p>
              </table:table-cell>
            </table:table-row>
            <table:table-row>
              <table:table-cell office:value-type="float" office:value="1584222930">
                <text:p>1584222930</text:p>
              </table:table-cell>
              <table:table-cell office:value-type="float" office:value="407">
                <text:p>407</text:p>
              </table:table-cell>
              <table:table-cell office:value-type="float" office:value="1165.8984375">
                <text:p>1165.8984375</text:p>
              </table:table-cell>
            </table:table-row>
            <table:table-row>
              <table:table-cell office:value-type="float" office:value="1584222941">
                <text:p>1584222941</text:p>
              </table:table-cell>
              <table:table-cell office:value-type="float" office:value="408">
                <text:p>408</text:p>
              </table:table-cell>
              <table:table-cell office:value-type="float" office:value="1169.83984375">
                <text:p>1169.83984375</text:p>
              </table:table-cell>
            </table:table-row>
            <table:table-row>
              <table:table-cell office:value-type="float" office:value="1584222952">
                <text:p>1584222952</text:p>
              </table:table-cell>
              <table:table-cell office:value-type="float" office:value="409">
                <text:p>409</text:p>
              </table:table-cell>
              <table:table-cell office:value-type="float" office:value="1173.71875">
                <text:p>1173.71875</text:p>
              </table:table-cell>
            </table:table-row>
            <table:table-row>
              <table:table-cell office:value-type="float" office:value="1584222962">
                <text:p>1584222962</text:p>
              </table:table-cell>
              <table:table-cell office:value-type="float" office:value="410">
                <text:p>410</text:p>
              </table:table-cell>
              <table:table-cell office:value-type="float" office:value="1177.84765625">
                <text:p>1177.84765625</text:p>
              </table:table-cell>
            </table:table-row>
            <table:table-row>
              <table:table-cell office:value-type="float" office:value="1584222973">
                <text:p>1584222973</text:p>
              </table:table-cell>
              <table:table-cell office:value-type="float" office:value="411">
                <text:p>411</text:p>
              </table:table-cell>
              <table:table-cell office:value-type="float" office:value="1181.7890625">
                <text:p>1181.7890625</text:p>
              </table:table-cell>
            </table:table-row>
            <table:table-row>
              <table:table-cell office:value-type="float" office:value="1584222984">
                <text:p>1584222984</text:p>
              </table:table-cell>
              <table:table-cell office:value-type="float" office:value="412">
                <text:p>412</text:p>
              </table:table-cell>
              <table:table-cell office:value-type="float" office:value="1184.91796875">
                <text:p>1184.91796875</text:p>
              </table:table-cell>
            </table:table-row>
            <table:table-row>
              <table:table-cell office:value-type="float" office:value="1584222995">
                <text:p>1584222995</text:p>
              </table:table-cell>
              <table:table-cell office:value-type="float" office:value="413">
                <text:p>413</text:p>
              </table:table-cell>
              <table:table-cell office:value-type="float" office:value="1188.859375">
                <text:p>1188.859375</text:p>
              </table:table-cell>
            </table:table-row>
            <table:table-row>
              <table:table-cell office:value-type="float" office:value="1584223005">
                <text:p>1584223005</text:p>
              </table:table-cell>
              <table:table-cell office:value-type="float" office:value="414">
                <text:p>414</text:p>
              </table:table-cell>
              <table:table-cell office:value-type="float" office:value="1192.98828125">
                <text:p>1192.98828125</text:p>
              </table:table-cell>
            </table:table-row>
            <table:table-row>
              <table:table-cell office:value-type="float" office:value="1584223016">
                <text:p>1584223016</text:p>
              </table:table-cell>
              <table:table-cell office:value-type="float" office:value="415">
                <text:p>415</text:p>
              </table:table-cell>
              <table:table-cell office:value-type="float" office:value="1196.9296875">
                <text:p>1196.9296875</text:p>
              </table:table-cell>
            </table:table-row>
            <table:table-row>
              <table:table-cell office:value-type="float" office:value="1584223027">
                <text:p>1584223027</text:p>
              </table:table-cell>
              <table:table-cell office:value-type="float" office:value="416">
                <text:p>416</text:p>
              </table:table-cell>
              <table:table-cell office:value-type="float" office:value="1199.93359375">
                <text:p>1199.93359375</text:p>
              </table:table-cell>
            </table:table-row>
            <table:table-row>
              <table:table-cell office:value-type="float" office:value="1584223037">
                <text:p>1584223037</text:p>
              </table:table-cell>
              <table:table-cell office:value-type="float" office:value="417">
                <text:p>417</text:p>
              </table:table-cell>
              <table:table-cell office:value-type="float" office:value="1203.875">
                <text:p>1203.875</text:p>
              </table:table-cell>
            </table:table-row>
            <table:table-row>
              <table:table-cell office:value-type="float" office:value="1584223048">
                <text:p>1584223048</text:p>
              </table:table-cell>
              <table:table-cell office:value-type="float" office:value="418">
                <text:p>418</text:p>
              </table:table-cell>
              <table:table-cell office:value-type="float" office:value="1208.06640625">
                <text:p>1208.06640625</text:p>
              </table:table-cell>
            </table:table-row>
            <table:table-row>
              <table:table-cell office:value-type="float" office:value="1584223059">
                <text:p>1584223059</text:p>
              </table:table-cell>
              <table:table-cell office:value-type="float" office:value="419">
                <text:p>419</text:p>
              </table:table-cell>
              <table:table-cell office:value-type="float" office:value="1211.8828125">
                <text:p>1211.8828125</text:p>
              </table:table-cell>
            </table:table-row>
            <table:table-row>
              <table:table-cell office:value-type="float" office:value="1584223069">
                <text:p>1584223069</text:p>
              </table:table-cell>
              <table:table-cell office:value-type="float" office:value="420">
                <text:p>420</text:p>
              </table:table-cell>
              <table:table-cell office:value-type="float" office:value="1215.01171875">
                <text:p>1215.01171875</text:p>
              </table:table-cell>
            </table:table-row>
            <table:table-row>
              <table:table-cell office:value-type="float" office:value="1584223080">
                <text:p>1584223080</text:p>
              </table:table-cell>
              <table:table-cell office:value-type="float" office:value="421">
                <text:p>421</text:p>
              </table:table-cell>
              <table:table-cell office:value-type="float" office:value="1219.078125">
                <text:p>1219.078125</text:p>
              </table:table-cell>
            </table:table-row>
            <table:table-row>
              <table:table-cell office:value-type="float" office:value="1584223091">
                <text:p>1584223091</text:p>
              </table:table-cell>
              <table:table-cell office:value-type="float" office:value="422">
                <text:p>422</text:p>
              </table:table-cell>
              <table:table-cell office:value-type="float" office:value="1223.20703125">
                <text:p>1223.20703125</text:p>
              </table:table-cell>
            </table:table-row>
            <table:table-row>
              <table:table-cell office:value-type="float" office:value="1584223101">
                <text:p>1584223101</text:p>
              </table:table-cell>
              <table:table-cell office:value-type="float" office:value="423">
                <text:p>423</text:p>
              </table:table-cell>
              <table:table-cell office:value-type="float" office:value="1227.2109375">
                <text:p>1227.2109375</text:p>
              </table:table-cell>
            </table:table-row>
            <table:table-row>
              <table:table-cell office:value-type="float" office:value="1584223112">
                <text:p>1584223112</text:p>
              </table:table-cell>
              <table:table-cell office:value-type="float" office:value="424">
                <text:p>424</text:p>
              </table:table-cell>
              <table:table-cell office:value-type="float" office:value="1230.02734375">
                <text:p>1230.02734375</text:p>
              </table:table-cell>
            </table:table-row>
            <table:table-row>
              <table:table-cell office:value-type="float" office:value="1584223123">
                <text:p>1584223123</text:p>
              </table:table-cell>
              <table:table-cell office:value-type="float" office:value="425">
                <text:p>425</text:p>
              </table:table-cell>
              <table:table-cell office:value-type="float" office:value="1234.15625">
                <text:p>1234.15625</text:p>
              </table:table-cell>
            </table:table-row>
            <table:table-row>
              <table:table-cell office:value-type="float" office:value="1584223133">
                <text:p>1584223133</text:p>
              </table:table-cell>
              <table:table-cell office:value-type="float" office:value="426">
                <text:p>426</text:p>
              </table:table-cell>
              <table:table-cell office:value-type="float" office:value="1238.22265625">
                <text:p>1238.22265625</text:p>
              </table:table-cell>
            </table:table-row>
            <table:table-row>
              <table:table-cell office:value-type="float" office:value="1584223144">
                <text:p>1584223144</text:p>
              </table:table-cell>
              <table:table-cell office:value-type="float" office:value="427">
                <text:p>427</text:p>
              </table:table-cell>
              <table:table-cell office:value-type="float" office:value="1242.2265625">
                <text:p>1242.2265625</text:p>
              </table:table-cell>
            </table:table-row>
            <table:table-row>
              <table:table-cell office:value-type="float" office:value="1584223155">
                <text:p>1584223155</text:p>
              </table:table-cell>
              <table:table-cell office:value-type="float" office:value="428">
                <text:p>428</text:p>
              </table:table-cell>
              <table:table-cell office:value-type="float" office:value="1246.29296875">
                <text:p>1246.29296875</text:p>
              </table:table-cell>
            </table:table-row>
            <table:table-row>
              <table:table-cell office:value-type="float" office:value="1584223165">
                <text:p>1584223165</text:p>
              </table:table-cell>
              <table:table-cell office:value-type="float" office:value="429">
                <text:p>429</text:p>
              </table:table-cell>
              <table:table-cell office:value-type="float" office:value="1249.234375">
                <text:p>1249.234375</text:p>
              </table:table-cell>
            </table:table-row>
            <table:table-row>
              <table:table-cell office:value-type="float" office:value="1584223176">
                <text:p>1584223176</text:p>
              </table:table-cell>
              <table:table-cell office:value-type="float" office:value="430">
                <text:p>430</text:p>
              </table:table-cell>
              <table:table-cell office:value-type="float" office:value="1253.05078125">
                <text:p>1253.05078125</text:p>
              </table:table-cell>
            </table:table-row>
            <table:table-row>
              <table:table-cell office:value-type="float" office:value="1584223187">
                <text:p>1584223187</text:p>
              </table:table-cell>
              <table:table-cell office:value-type="float" office:value="431">
                <text:p>431</text:p>
              </table:table-cell>
              <table:table-cell office:value-type="float" office:value="1257.1796875">
                <text:p>1257.1796875</text:p>
              </table:table-cell>
            </table:table-row>
            <table:table-row>
              <table:table-cell office:value-type="float" office:value="1584223198">
                <text:p>1584223198</text:p>
              </table:table-cell>
              <table:table-cell office:value-type="float" office:value="432">
                <text:p>432</text:p>
              </table:table-cell>
              <table:table-cell office:value-type="float" office:value="1261.18359375">
                <text:p>1261.18359375</text:p>
              </table:table-cell>
            </table:table-row>
            <table:table-row>
              <table:table-cell office:value-type="float" office:value="1584223208">
                <text:p>1584223208</text:p>
              </table:table-cell>
              <table:table-cell office:value-type="float" office:value="433">
                <text:p>433</text:p>
              </table:table-cell>
              <table:table-cell office:value-type="float" office:value="1264.25">
                <text:p>1264.25</text:p>
              </table:table-cell>
            </table:table-row>
            <table:table-row>
              <table:table-cell office:value-type="float" office:value="1584223219">
                <text:p>1584223219</text:p>
              </table:table-cell>
              <table:table-cell office:value-type="float" office:value="434">
                <text:p>434</text:p>
              </table:table-cell>
              <table:table-cell office:value-type="float" office:value="1268.12890625">
                <text:p>1268.12890625</text:p>
              </table:table-cell>
            </table:table-row>
            <table:table-row>
              <table:table-cell office:value-type="float" office:value="1584223230">
                <text:p>1584223230</text:p>
              </table:table-cell>
              <table:table-cell office:value-type="float" office:value="435">
                <text:p>435</text:p>
              </table:table-cell>
              <table:table-cell office:value-type="float" office:value="1272.0703125">
                <text:p>1272.0703125</text:p>
              </table:table-cell>
            </table:table-row>
            <table:table-row>
              <table:table-cell office:value-type="float" office:value="1584223240">
                <text:p>1584223240</text:p>
              </table:table-cell>
              <table:table-cell office:value-type="float" office:value="436">
                <text:p>436</text:p>
              </table:table-cell>
              <table:table-cell office:value-type="float" office:value="1276.19921875">
                <text:p>1276.19921875</text:p>
              </table:table-cell>
            </table:table-row>
            <table:table-row>
              <table:table-cell office:value-type="float" office:value="1584223251">
                <text:p>1584223251</text:p>
              </table:table-cell>
              <table:table-cell office:value-type="float" office:value="437">
                <text:p>437</text:p>
              </table:table-cell>
              <table:table-cell office:value-type="float" office:value="1279.140625">
                <text:p>1279.140625</text:p>
              </table:table-cell>
            </table:table-row>
            <table:table-row>
              <table:table-cell office:value-type="float" office:value="1584223262">
                <text:p>1584223262</text:p>
              </table:table-cell>
              <table:table-cell office:value-type="float" office:value="438">
                <text:p>438</text:p>
              </table:table-cell>
              <table:table-cell office:value-type="float" office:value="1283.08203125">
                <text:p>1283.08203125</text:p>
              </table:table-cell>
            </table:table-row>
            <table:table-row>
              <table:table-cell office:value-type="float" office:value="1584223272">
                <text:p>1584223272</text:p>
              </table:table-cell>
              <table:table-cell office:value-type="float" office:value="439">
                <text:p>439</text:p>
              </table:table-cell>
              <table:table-cell office:value-type="float" office:value="1287.0859375">
                <text:p>1287.0859375</text:p>
              </table:table-cell>
            </table:table-row>
            <table:table-row>
              <table:table-cell office:value-type="float" office:value="1584223283">
                <text:p>1584223283</text:p>
              </table:table-cell>
              <table:table-cell office:value-type="float" office:value="440">
                <text:p>440</text:p>
              </table:table-cell>
              <table:table-cell office:value-type="float" office:value="1291.21484375">
                <text:p>1291.21484375</text:p>
              </table:table-cell>
            </table:table-row>
            <table:table-row>
              <table:table-cell office:value-type="float" office:value="1584223294">
                <text:p>1584223294</text:p>
              </table:table-cell>
              <table:table-cell office:value-type="float" office:value="441">
                <text:p>441</text:p>
              </table:table-cell>
              <table:table-cell office:value-type="float" office:value="1295.40625">
                <text:p>1295.40625</text:p>
              </table:table-cell>
            </table:table-row>
            <table:table-row>
              <table:table-cell office:value-type="float" office:value="1584223304">
                <text:p>1584223304</text:p>
              </table:table-cell>
              <table:table-cell office:value-type="float" office:value="442">
                <text:p>442</text:p>
              </table:table-cell>
              <table:table-cell office:value-type="float" office:value="1298.41015625">
                <text:p>1298.41015625</text:p>
              </table:table-cell>
            </table:table-row>
            <table:table-row>
              <table:table-cell office:value-type="float" office:value="1584223315">
                <text:p>1584223315</text:p>
              </table:table-cell>
              <table:table-cell office:value-type="float" office:value="443">
                <text:p>443</text:p>
              </table:table-cell>
              <table:table-cell office:value-type="float" office:value="1302.4140625">
                <text:p>1302.4140625</text:p>
              </table:table-cell>
            </table:table-row>
            <table:table-row>
              <table:table-cell office:value-type="float" office:value="1584223326">
                <text:p>1584223326</text:p>
              </table:table-cell>
              <table:table-cell office:value-type="float" office:value="444">
                <text:p>444</text:p>
              </table:table-cell>
              <table:table-cell office:value-type="float" office:value="1306.48046875">
                <text:p>1306.48046875</text:p>
              </table:table-cell>
            </table:table-row>
            <table:table-row>
              <table:table-cell office:value-type="float" office:value="1584223336">
                <text:p>1584223336</text:p>
              </table:table-cell>
              <table:table-cell office:value-type="float" office:value="445">
                <text:p>445</text:p>
              </table:table-cell>
              <table:table-cell office:value-type="float" office:value="1310.546875">
                <text:p>1310.546875</text:p>
              </table:table-cell>
            </table:table-row>
            <table:table-row>
              <table:table-cell office:value-type="float" office:value="1584223347">
                <text:p>1584223347</text:p>
              </table:table-cell>
              <table:table-cell office:value-type="float" office:value="446">
                <text:p>446</text:p>
              </table:table-cell>
              <table:table-cell office:value-type="float" office:value="1313.42578125">
                <text:p>1313.42578125</text:p>
              </table:table-cell>
            </table:table-row>
            <table:table-row>
              <table:table-cell office:value-type="float" office:value="1584223358">
                <text:p>1584223358</text:p>
              </table:table-cell>
              <table:table-cell office:value-type="float" office:value="447">
                <text:p>447</text:p>
              </table:table-cell>
              <table:table-cell office:value-type="float" office:value="1317.37109375">
                <text:p>1317.37109375</text:p>
              </table:table-cell>
            </table:table-row>
            <table:table-row>
              <table:table-cell office:value-type="float" office:value="1584223368">
                <text:p>1584223368</text:p>
              </table:table-cell>
              <table:table-cell office:value-type="float" office:value="448">
                <text:p>448</text:p>
              </table:table-cell>
              <table:table-cell office:value-type="float" office:value="1321.375">
                <text:p>1321.375</text:p>
              </table:table-cell>
            </table:table-row>
            <table:table-row>
              <table:table-cell office:value-type="float" office:value="1584223379">
                <text:p>1584223379</text:p>
              </table:table-cell>
              <table:table-cell office:value-type="float" office:value="449">
                <text:p>449</text:p>
              </table:table-cell>
              <table:table-cell office:value-type="float" office:value="1325.56640625">
                <text:p>1325.56640625</text:p>
              </table:table-cell>
            </table:table-row>
            <table:table-row>
              <table:table-cell office:value-type="float" office:value="1584223390">
                <text:p>1584223390</text:p>
              </table:table-cell>
              <table:table-cell office:value-type="float" office:value="450">
                <text:p>450</text:p>
              </table:table-cell>
              <table:table-cell office:value-type="float" office:value="1329.5703125">
                <text:p>1329.5703125</text:p>
              </table:table-cell>
            </table:table-row>
            <table:table-row>
              <table:table-cell office:value-type="float" office:value="1584223401">
                <text:p>1584223401</text:p>
              </table:table-cell>
              <table:table-cell office:value-type="float" office:value="451">
                <text:p>451</text:p>
              </table:table-cell>
              <table:table-cell office:value-type="float" office:value="1332.44921875">
                <text:p>1332.44921875</text:p>
              </table:table-cell>
            </table:table-row>
            <table:table-row>
              <table:table-cell office:value-type="float" office:value="1584223411">
                <text:p>1584223411</text:p>
              </table:table-cell>
              <table:table-cell office:value-type="float" office:value="452">
                <text:p>452</text:p>
              </table:table-cell>
              <table:table-cell office:value-type="float" office:value="1336.390625">
                <text:p>1336.390625</text:p>
              </table:table-cell>
            </table:table-row>
            <table:table-row>
              <table:table-cell office:value-type="float" office:value="1584223422">
                <text:p>1584223422</text:p>
              </table:table-cell>
              <table:table-cell office:value-type="float" office:value="453">
                <text:p>453</text:p>
              </table:table-cell>
              <table:table-cell office:value-type="float" office:value="1340.58203125">
                <text:p>1340.58203125</text:p>
              </table:table-cell>
            </table:table-row>
            <table:table-row>
              <table:table-cell office:value-type="float" office:value="1584223433">
                <text:p>1584223433</text:p>
              </table:table-cell>
              <table:table-cell office:value-type="float" office:value="454">
                <text:p>454</text:p>
              </table:table-cell>
              <table:table-cell office:value-type="float" office:value="1344.5234375">
                <text:p>1344.5234375</text:p>
              </table:table-cell>
            </table:table-row>
            <table:table-row>
              <table:table-cell office:value-type="float" office:value="1584223443">
                <text:p>1584223443</text:p>
              </table:table-cell>
              <table:table-cell office:value-type="float" office:value="455">
                <text:p>455</text:p>
              </table:table-cell>
              <table:table-cell office:value-type="float" office:value="1347.53125">
                <text:p>1347.53125</text:p>
              </table:table-cell>
            </table:table-row>
            <table:table-row>
              <table:table-cell office:value-type="float" office:value="1584223454">
                <text:p>1584223454</text:p>
              </table:table-cell>
              <table:table-cell office:value-type="float" office:value="456">
                <text:p>456</text:p>
              </table:table-cell>
              <table:table-cell office:value-type="float" office:value="1351.47265625">
                <text:p>1351.47265625</text:p>
              </table:table-cell>
            </table:table-row>
            <table:table-row>
              <table:table-cell office:value-type="float" office:value="1584223465">
                <text:p>1584223465</text:p>
              </table:table-cell>
              <table:table-cell office:value-type="float" office:value="457">
                <text:p>457</text:p>
              </table:table-cell>
              <table:table-cell office:value-type="float" office:value="1355.4765625">
                <text:p>1355.4765625</text:p>
              </table:table-cell>
            </table:table-row>
            <table:table-row>
              <table:table-cell office:value-type="float" office:value="1584223475">
                <text:p>1584223475</text:p>
              </table:table-cell>
              <table:table-cell office:value-type="float" office:value="458">
                <text:p>458</text:p>
              </table:table-cell>
              <table:table-cell office:value-type="float" office:value="1359.73046875">
                <text:p>1359.73046875</text:p>
              </table:table-cell>
            </table:table-row>
            <table:table-row>
              <table:table-cell office:value-type="float" office:value="1584223486">
                <text:p>1584223486</text:p>
              </table:table-cell>
              <table:table-cell office:value-type="float" office:value="459">
                <text:p>459</text:p>
              </table:table-cell>
              <table:table-cell office:value-type="float" office:value="1362.671875">
                <text:p>1362.671875</text:p>
              </table:table-cell>
            </table:table-row>
            <table:table-row>
              <table:table-cell office:value-type="float" office:value="1584223497">
                <text:p>1584223497</text:p>
              </table:table-cell>
              <table:table-cell office:value-type="float" office:value="460">
                <text:p>460</text:p>
              </table:table-cell>
              <table:table-cell office:value-type="float" office:value="1366.61328125">
                <text:p>1366.61328125</text:p>
              </table:table-cell>
            </table:table-row>
            <table:table-row>
              <table:table-cell office:value-type="float" office:value="1584223507">
                <text:p>1584223507</text:p>
              </table:table-cell>
              <table:table-cell office:value-type="float" office:value="461">
                <text:p>461</text:p>
              </table:table-cell>
              <table:table-cell office:value-type="float" office:value="1370.5546875">
                <text:p>1370.5546875</text:p>
              </table:table-cell>
            </table:table-row>
            <table:table-row>
              <table:table-cell office:value-type="float" office:value="1584223518">
                <text:p>1584223518</text:p>
              </table:table-cell>
              <table:table-cell office:value-type="float" office:value="462">
                <text:p>462</text:p>
              </table:table-cell>
              <table:table-cell office:value-type="float" office:value="1374.74609375">
                <text:p>1374.74609375</text:p>
              </table:table-cell>
            </table:table-row>
            <table:table-row>
              <table:table-cell office:value-type="float" office:value="1584223529">
                <text:p>1584223529</text:p>
              </table:table-cell>
              <table:table-cell office:value-type="float" office:value="463">
                <text:p>463</text:p>
              </table:table-cell>
              <table:table-cell office:value-type="float" office:value="1378.75">
                <text:p>1378.75</text:p>
              </table:table-cell>
            </table:table-row>
            <table:table-row>
              <table:table-cell office:value-type="float" office:value="1584223539">
                <text:p>1584223539</text:p>
              </table:table-cell>
              <table:table-cell office:value-type="float" office:value="464">
                <text:p>464</text:p>
              </table:table-cell>
              <table:table-cell office:value-type="float" office:value="1381.69140625">
                <text:p>1381.69140625</text:p>
              </table:table-cell>
            </table:table-row>
            <table:table-row>
              <table:table-cell office:value-type="float" office:value="1584223550">
                <text:p>1584223550</text:p>
              </table:table-cell>
              <table:table-cell office:value-type="float" office:value="465">
                <text:p>465</text:p>
              </table:table-cell>
              <table:table-cell office:value-type="float" office:value="1385.6953125">
                <text:p>1385.6953125</text:p>
              </table:table-cell>
            </table:table-row>
            <table:table-row>
              <table:table-cell office:value-type="float" office:value="1584223561">
                <text:p>1584223561</text:p>
              </table:table-cell>
              <table:table-cell office:value-type="float" office:value="466">
                <text:p>466</text:p>
              </table:table-cell>
              <table:table-cell office:value-type="float" office:value="1389.765625">
                <text:p>1389.765625</text:p>
              </table:table-cell>
            </table:table-row>
            <table:table-row>
              <table:table-cell office:value-type="float" office:value="1584223571">
                <text:p>1584223571</text:p>
              </table:table-cell>
              <table:table-cell office:value-type="float" office:value="467">
                <text:p>467</text:p>
              </table:table-cell>
              <table:table-cell office:value-type="float" office:value="1393.89453125">
                <text:p>1393.89453125</text:p>
              </table:table-cell>
            </table:table-row>
            <table:table-row>
              <table:table-cell office:value-type="float" office:value="1584223582">
                <text:p>1584223582</text:p>
              </table:table-cell>
              <table:table-cell office:value-type="float" office:value="468">
                <text:p>468</text:p>
              </table:table-cell>
              <table:table-cell office:value-type="float" office:value="1396.8359375">
                <text:p>1396.8359375</text:p>
              </table:table-cell>
            </table:table-row>
            <table:table-row>
              <table:table-cell office:value-type="float" office:value="1584223593">
                <text:p>1584223593</text:p>
              </table:table-cell>
              <table:table-cell office:value-type="float" office:value="469">
                <text:p>469</text:p>
              </table:table-cell>
              <table:table-cell office:value-type="float" office:value="1400.65234375">
                <text:p>1400.65234375</text:p>
              </table:table-cell>
            </table:table-row>
            <table:table-row>
              <table:table-cell office:value-type="float" office:value="1584223603">
                <text:p>1584223603</text:p>
              </table:table-cell>
              <table:table-cell office:value-type="float" office:value="471">
                <text:p>471</text:p>
              </table:table-cell>
              <table:table-cell office:value-type="float" office:value="1404.59375">
                <text:p>1404.59375</text:p>
              </table:table-cell>
            </table:table-row>
            <table:table-row>
              <table:table-cell office:value-type="float" office:value="1584223614">
                <text:p>1584223614</text:p>
              </table:table-cell>
              <table:table-cell office:value-type="float" office:value="472">
                <text:p>472</text:p>
              </table:table-cell>
              <table:table-cell office:value-type="float" office:value="1408.53515625">
                <text:p>1408.53515625</text:p>
              </table:table-cell>
            </table:table-row>
            <table:table-row>
              <table:table-cell office:value-type="float" office:value="1584223625">
                <text:p>1584223625</text:p>
              </table:table-cell>
              <table:table-cell office:value-type="float" office:value="473">
                <text:p>473</text:p>
              </table:table-cell>
              <table:table-cell office:value-type="float" office:value="1412.4765625">
                <text:p>1412.4765625</text:p>
              </table:table-cell>
            </table:table-row>
            <table:table-row>
              <table:table-cell office:value-type="float" office:value="1584223636">
                <text:p>1584223636</text:p>
              </table:table-cell>
              <table:table-cell office:value-type="float" office:value="474">
                <text:p>474</text:p>
              </table:table-cell>
              <table:table-cell office:value-type="float" office:value="1416.48046875">
                <text:p>1416.48046875</text:p>
              </table:table-cell>
            </table:table-row>
            <table:table-row>
              <table:table-cell office:value-type="float" office:value="1584223646">
                <text:p>1584223646</text:p>
              </table:table-cell>
              <table:table-cell office:value-type="float" office:value="475">
                <text:p>475</text:p>
              </table:table-cell>
              <table:table-cell office:value-type="float" office:value="1420.359375">
                <text:p>1420.359375</text:p>
              </table:table-cell>
            </table:table-row>
            <table:table-row>
              <table:table-cell office:value-type="float" office:value="1584223657">
                <text:p>1584223657</text:p>
              </table:table-cell>
              <table:table-cell office:value-type="float" office:value="476">
                <text:p>476</text:p>
              </table:table-cell>
              <table:table-cell office:value-type="float" office:value="1424.55078125">
                <text:p>1424.55078125</text:p>
              </table:table-cell>
            </table:table-row>
            <table:table-row>
              <table:table-cell office:value-type="float" office:value="1584223668">
                <text:p>1584223668</text:p>
              </table:table-cell>
              <table:table-cell office:value-type="float" office:value="477">
                <text:p>477</text:p>
              </table:table-cell>
              <table:table-cell office:value-type="float" office:value="1428.4296875">
                <text:p>1428.4296875</text:p>
              </table:table-cell>
            </table:table-row>
            <table:table-row>
              <table:table-cell office:value-type="float" office:value="1584223678">
                <text:p>1584223678</text:p>
              </table:table-cell>
              <table:table-cell office:value-type="float" office:value="478">
                <text:p>478</text:p>
              </table:table-cell>
              <table:table-cell office:value-type="float" office:value="1431.37109375">
                <text:p>1431.37109375</text:p>
              </table:table-cell>
            </table:table-row>
            <table:table-row>
              <table:table-cell office:value-type="float" office:value="1584223689">
                <text:p>1584223689</text:p>
              </table:table-cell>
              <table:table-cell office:value-type="float" office:value="479">
                <text:p>479</text:p>
              </table:table-cell>
              <table:table-cell office:value-type="float" office:value="1435.25">
                <text:p>1435.25</text:p>
              </table:table-cell>
            </table:table-row>
            <table:table-row>
              <table:table-cell office:value-type="float" office:value="1584223700">
                <text:p>1584223700</text:p>
              </table:table-cell>
              <table:table-cell office:value-type="float" office:value="480">
                <text:p>480</text:p>
              </table:table-cell>
              <table:table-cell office:value-type="float" office:value="1439.12890625">
                <text:p>1439.12890625</text:p>
              </table:table-cell>
            </table:table-row>
            <table:table-row>
              <table:table-cell office:value-type="float" office:value="1584223710">
                <text:p>1584223710</text:p>
              </table:table-cell>
              <table:table-cell office:value-type="float" office:value="481">
                <text:p>481</text:p>
              </table:table-cell>
              <table:table-cell office:value-type="float" office:value="1443.2578125">
                <text:p>1443.2578125</text:p>
              </table:table-cell>
            </table:table-row>
            <table:table-row>
              <table:table-cell office:value-type="float" office:value="1584223721">
                <text:p>1584223721</text:p>
              </table:table-cell>
              <table:table-cell office:value-type="float" office:value="482">
                <text:p>482</text:p>
              </table:table-cell>
              <table:table-cell office:value-type="float" office:value="1447.19921875">
                <text:p>1447.19921875</text:p>
              </table:table-cell>
            </table:table-row>
            <table:table-row>
              <table:table-cell office:value-type="float" office:value="1584223732">
                <text:p>1584223732</text:p>
              </table:table-cell>
              <table:table-cell office:value-type="float" office:value="483">
                <text:p>483</text:p>
              </table:table-cell>
              <table:table-cell office:value-type="float" office:value="1450.078125">
                <text:p>1450.078125</text:p>
              </table:table-cell>
            </table:table-row>
            <table:table-row>
              <table:table-cell office:value-type="float" office:value="1584223742">
                <text:p>1584223742</text:p>
              </table:table-cell>
              <table:table-cell office:value-type="float" office:value="484">
                <text:p>484</text:p>
              </table:table-cell>
              <table:table-cell office:value-type="float" office:value="1454.20703125">
                <text:p>1454.20703125</text:p>
              </table:table-cell>
            </table:table-row>
            <table:table-row>
              <table:table-cell office:value-type="float" office:value="1584223753">
                <text:p>1584223753</text:p>
              </table:table-cell>
              <table:table-cell office:value-type="float" office:value="485">
                <text:p>485</text:p>
              </table:table-cell>
              <table:table-cell office:value-type="float" office:value="1458.3359375">
                <text:p>1458.3359375</text:p>
              </table:table-cell>
            </table:table-row>
            <table:table-row>
              <table:table-cell office:value-type="float" office:value="1584223764">
                <text:p>1584223764</text:p>
              </table:table-cell>
              <table:table-cell office:value-type="float" office:value="486">
                <text:p>486</text:p>
              </table:table-cell>
              <table:table-cell office:value-type="float" office:value="1462.27734375">
                <text:p>1462.27734375</text:p>
              </table:table-cell>
            </table:table-row>
            <table:table-row>
              <table:table-cell office:value-type="float" office:value="1584223775">
                <text:p>1584223775</text:p>
              </table:table-cell>
              <table:table-cell office:value-type="float" office:value="487">
                <text:p>487</text:p>
              </table:table-cell>
              <table:table-cell office:value-type="float" office:value="1466.21875">
                <text:p>1466.21875</text:p>
              </table:table-cell>
            </table:table-row>
            <table:table-row>
              <table:table-cell office:value-type="float" office:value="1584223785">
                <text:p>1584223785</text:p>
              </table:table-cell>
              <table:table-cell office:value-type="float" office:value="488">
                <text:p>488</text:p>
              </table:table-cell>
              <table:table-cell office:value-type="float" office:value="1469.22265625">
                <text:p>1469.22265625</text:p>
              </table:table-cell>
            </table:table-row>
            <table:table-row>
              <table:table-cell office:value-type="float" office:value="1584223796">
                <text:p>1584223796</text:p>
              </table:table-cell>
              <table:table-cell office:value-type="float" office:value="489">
                <text:p>489</text:p>
              </table:table-cell>
              <table:table-cell office:value-type="float" office:value="1473.1640625">
                <text:p>1473.1640625</text:p>
              </table:table-cell>
            </table:table-row>
            <table:table-row>
              <table:table-cell office:value-type="float" office:value="1584223807">
                <text:p>1584223807</text:p>
              </table:table-cell>
              <table:table-cell office:value-type="float" office:value="490">
                <text:p>490</text:p>
              </table:table-cell>
              <table:table-cell office:value-type="float" office:value="1477.16796875">
                <text:p>1477.16796875</text:p>
              </table:table-cell>
            </table:table-row>
            <table:table-row>
              <table:table-cell office:value-type="float" office:value="1584223817">
                <text:p>1584223817</text:p>
              </table:table-cell>
              <table:table-cell office:value-type="float" office:value="491">
                <text:p>491</text:p>
              </table:table-cell>
              <table:table-cell office:value-type="float" office:value="1481.296875">
                <text:p>1481.296875</text:p>
              </table:table-cell>
            </table:table-row>
            <table:table-row>
              <table:table-cell office:value-type="float" office:value="1584223828">
                <text:p>1584223828</text:p>
              </table:table-cell>
              <table:table-cell office:value-type="float" office:value="492">
                <text:p>492</text:p>
              </table:table-cell>
              <table:table-cell office:value-type="float" office:value="1484.30078125">
                <text:p>1484.30078125</text:p>
              </table:table-cell>
            </table:table-row>
            <table:table-row>
              <table:table-cell office:value-type="float" office:value="1584223839">
                <text:p>1584223839</text:p>
              </table:table-cell>
              <table:table-cell office:value-type="float" office:value="492">
                <text:p>492</text:p>
              </table:table-cell>
              <table:table-cell office:value-type="float" office:value="1488.2421875">
                <text:p>1488.2421875</text:p>
              </table:table-cell>
            </table:table-row>
            <table:table-row>
              <table:table-cell office:value-type="float" office:value="1584223849">
                <text:p>1584223849</text:p>
              </table:table-cell>
              <table:table-cell office:value-type="float" office:value="493">
                <text:p>493</text:p>
              </table:table-cell>
              <table:table-cell office:value-type="float" office:value="1492.18359375">
                <text:p>1492.18359375</text:p>
              </table:table-cell>
            </table:table-row>
            <table:table-row>
              <table:table-cell office:value-type="float" office:value="1584223860">
                <text:p>1584223860</text:p>
              </table:table-cell>
              <table:table-cell office:value-type="float" office:value="494">
                <text:p>494</text:p>
              </table:table-cell>
              <table:table-cell office:value-type="float" office:value="1496.5625">
                <text:p>1496.5625</text:p>
              </table:table-cell>
            </table:table-row>
            <table:table-row>
              <table:table-cell office:value-type="float" office:value="1584223871">
                <text:p>1584223871</text:p>
              </table:table-cell>
              <table:table-cell office:value-type="float" office:value="495">
                <text:p>495</text:p>
              </table:table-cell>
              <table:table-cell office:value-type="float" office:value="1500.44140625">
                <text:p>1500.44140625</text:p>
              </table:table-cell>
            </table:table-row>
            <table:table-row>
              <table:table-cell office:value-type="float" office:value="1584223881">
                <text:p>1584223881</text:p>
              </table:table-cell>
              <table:table-cell office:value-type="float" office:value="496">
                <text:p>496</text:p>
              </table:table-cell>
              <table:table-cell office:value-type="float" office:value="1504.2578125">
                <text:p>1504.2578125</text:p>
              </table:table-cell>
            </table:table-row>
            <table:table-row>
              <table:table-cell office:value-type="float" office:value="1584223892">
                <text:p>1584223892</text:p>
              </table:table-cell>
              <table:table-cell office:value-type="float" office:value="497">
                <text:p>497</text:p>
              </table:table-cell>
              <table:table-cell office:value-type="float" office:value="1507.26171875">
                <text:p>1507.26171875</text:p>
              </table:table-cell>
            </table:table-row>
            <table:table-row>
              <table:table-cell office:value-type="float" office:value="1584223903">
                <text:p>1584223903</text:p>
              </table:table-cell>
              <table:table-cell office:value-type="float" office:value="498">
                <text:p>498</text:p>
              </table:table-cell>
              <table:table-cell office:value-type="float" office:value="1511.203125">
                <text:p>1511.203125</text:p>
              </table:table-cell>
            </table:table-row>
            <table:table-row>
              <table:table-cell office:value-type="float" office:value="1584223913">
                <text:p>1584223913</text:p>
              </table:table-cell>
              <table:table-cell office:value-type="float" office:value="499">
                <text:p>499</text:p>
              </table:table-cell>
              <table:table-cell office:value-type="float" office:value="1515.20703125">
                <text:p>1515.20703125</text:p>
              </table:table-cell>
            </table:table-row>
            <table:table-row>
              <table:table-cell office:value-type="float" office:value="1584223924">
                <text:p>1584223924</text:p>
              </table:table-cell>
              <table:table-cell office:value-type="float" office:value="500">
                <text:p>500</text:p>
              </table:table-cell>
              <table:table-cell office:value-type="float" office:value="1519.2109375">
                <text:p>1519.2109375</text:p>
              </table:table-cell>
            </table:table-row>
            <table:table-row>
              <table:table-cell office:value-type="float" office:value="1584223935">
                <text:p>1584223935</text:p>
              </table:table-cell>
              <table:table-cell office:value-type="float" office:value="501">
                <text:p>501</text:p>
              </table:table-cell>
              <table:table-cell office:value-type="float" office:value="1522.02734375">
                <text:p>1522.02734375</text:p>
              </table:table-cell>
            </table:table-row>
            <table:table-row>
              <table:table-cell office:value-type="float" office:value="1584223946">
                <text:p>1584223946</text:p>
              </table:table-cell>
              <table:table-cell office:value-type="float" office:value="502">
                <text:p>502</text:p>
              </table:table-cell>
              <table:table-cell office:value-type="float" office:value="1526.03125">
                <text:p>1526.03125</text:p>
              </table:table-cell>
            </table:table-row>
            <table:table-row>
              <table:table-cell office:value-type="float" office:value="1584223956">
                <text:p>1584223956</text:p>
              </table:table-cell>
              <table:table-cell office:value-type="float" office:value="503">
                <text:p>503</text:p>
              </table:table-cell>
              <table:table-cell office:value-type="float" office:value="1529.91015625">
                <text:p>1529.91015625</text:p>
              </table:table-cell>
            </table:table-row>
            <table:table-row>
              <table:table-cell office:value-type="float" office:value="1584223967">
                <text:p>1584223967</text:p>
              </table:table-cell>
              <table:table-cell office:value-type="float" office:value="504">
                <text:p>504</text:p>
              </table:table-cell>
              <table:table-cell office:value-type="float" office:value="1534.0390625">
                <text:p>1534.0390625</text:p>
              </table:table-cell>
            </table:table-row>
            <table:table-row>
              <table:table-cell office:value-type="float" office:value="1584223978">
                <text:p>1584223978</text:p>
              </table:table-cell>
              <table:table-cell office:value-type="float" office:value="505">
                <text:p>505</text:p>
              </table:table-cell>
              <table:table-cell office:value-type="float" office:value="1537.91796875">
                <text:p>1537.91796875</text:p>
              </table:table-cell>
            </table:table-row>
            <table:table-row>
              <table:table-cell office:value-type="float" office:value="1584223988">
                <text:p>1584223988</text:p>
              </table:table-cell>
              <table:table-cell office:value-type="float" office:value="506">
                <text:p>506</text:p>
              </table:table-cell>
              <table:table-cell office:value-type="float" office:value="1540.859375">
                <text:p>1540.859375</text:p>
              </table:table-cell>
            </table:table-row>
            <table:table-row>
              <table:table-cell office:value-type="float" office:value="1584223999">
                <text:p>1584223999</text:p>
              </table:table-cell>
              <table:table-cell office:value-type="float" office:value="507">
                <text:p>507</text:p>
              </table:table-cell>
              <table:table-cell office:value-type="float" office:value="1544.73828125">
                <text:p>1544.73828125</text:p>
              </table:table-cell>
            </table:table-row>
            <table:table-row>
              <table:table-cell office:value-type="float" office:value="1584224010">
                <text:p>1584224010</text:p>
              </table:table-cell>
              <table:table-cell office:value-type="float" office:value="508">
                <text:p>508</text:p>
              </table:table-cell>
              <table:table-cell office:value-type="float" office:value="1548.8046875">
                <text:p>1548.8046875</text:p>
              </table:table-cell>
            </table:table-row>
            <table:table-row>
              <table:table-cell office:value-type="float" office:value="1584224020">
                <text:p>1584224020</text:p>
              </table:table-cell>
              <table:table-cell office:value-type="float" office:value="509">
                <text:p>509</text:p>
              </table:table-cell>
              <table:table-cell office:value-type="float" office:value="1552.80859375">
                <text:p>1552.80859375</text:p>
              </table:table-cell>
            </table:table-row>
            <table:table-row>
              <table:table-cell office:value-type="float" office:value="1584224031">
                <text:p>1584224031</text:p>
              </table:table-cell>
              <table:table-cell office:value-type="float" office:value="510">
                <text:p>510</text:p>
              </table:table-cell>
              <table:table-cell office:value-type="float" office:value="1555.625">
                <text:p>1555.625</text:p>
              </table:table-cell>
            </table:table-row>
            <table:table-row>
              <table:table-cell office:value-type="float" office:value="1584224042">
                <text:p>1584224042</text:p>
              </table:table-cell>
              <table:table-cell office:value-type="float" office:value="511">
                <text:p>511</text:p>
              </table:table-cell>
              <table:table-cell office:value-type="float" office:value="1559.69140625">
                <text:p>1559.69140625</text:p>
              </table:table-cell>
            </table:table-row>
            <table:table-row>
              <table:table-cell office:value-type="float" office:value="1584224052">
                <text:p>1584224052</text:p>
              </table:table-cell>
              <table:table-cell office:value-type="float" office:value="512">
                <text:p>512</text:p>
              </table:table-cell>
              <table:table-cell office:value-type="float" office:value="1563.5078125">
                <text:p>1563.5078125</text:p>
              </table:table-cell>
            </table:table-row>
            <table:table-row>
              <table:table-cell office:value-type="float" office:value="1584224063">
                <text:p>1584224063</text:p>
              </table:table-cell>
              <table:table-cell office:value-type="float" office:value="513">
                <text:p>513</text:p>
              </table:table-cell>
              <table:table-cell office:value-type="float" office:value="1567.57421875">
                <text:p>1567.57421875</text:p>
              </table:table-cell>
            </table:table-row>
            <table:table-row>
              <table:table-cell office:value-type="float" office:value="1584224074">
                <text:p>1584224074</text:p>
              </table:table-cell>
              <table:table-cell office:value-type="float" office:value="514">
                <text:p>514</text:p>
              </table:table-cell>
              <table:table-cell office:value-type="float" office:value="1571.640625">
                <text:p>1571.640625</text:p>
              </table:table-cell>
            </table:table-row>
            <table:table-row>
              <table:table-cell office:value-type="float" office:value="1584224085">
                <text:p>1584224085</text:p>
              </table:table-cell>
              <table:table-cell office:value-type="float" office:value="515">
                <text:p>515</text:p>
              </table:table-cell>
              <table:table-cell office:value-type="float" office:value="1575.08203125">
                <text:p>1575.08203125</text:p>
              </table:table-cell>
            </table:table-row>
            <table:table-row>
              <table:table-cell office:value-type="float" office:value="1584224095">
                <text:p>1584224095</text:p>
              </table:table-cell>
              <table:table-cell office:value-type="float" office:value="516">
                <text:p>516</text:p>
              </table:table-cell>
              <table:table-cell office:value-type="float" office:value="1578.8984375">
                <text:p>1578.8984375</text:p>
              </table:table-cell>
            </table:table-row>
            <table:table-row>
              <table:table-cell office:value-type="float" office:value="1584224106">
                <text:p>1584224106</text:p>
              </table:table-cell>
              <table:table-cell office:value-type="float" office:value="517">
                <text:p>517</text:p>
              </table:table-cell>
              <table:table-cell office:value-type="float" office:value="1582.77734375">
                <text:p>1582.77734375</text:p>
              </table:table-cell>
            </table:table-row>
            <table:table-row>
              <table:table-cell office:value-type="float" office:value="1584224117">
                <text:p>1584224117</text:p>
              </table:table-cell>
              <table:table-cell office:value-type="float" office:value="518">
                <text:p>518</text:p>
              </table:table-cell>
              <table:table-cell office:value-type="float" office:value="1587.03125">
                <text:p>1587.03125</text:p>
              </table:table-cell>
            </table:table-row>
            <table:table-row>
              <table:table-cell office:value-type="float" office:value="1584224127">
                <text:p>1584224127</text:p>
              </table:table-cell>
              <table:table-cell office:value-type="float" office:value="519">
                <text:p>519</text:p>
              </table:table-cell>
              <table:table-cell office:value-type="float" office:value="1591.03515625">
                <text:p>1591.03515625</text:p>
              </table:table-cell>
            </table:table-row>
            <table:table-row>
              <table:table-cell office:value-type="float" office:value="1584224138">
                <text:p>1584224138</text:p>
              </table:table-cell>
              <table:table-cell office:value-type="float" office:value="520">
                <text:p>520</text:p>
              </table:table-cell>
              <table:table-cell office:value-type="float" office:value="1594.7890625">
                <text:p>1594.7890625</text:p>
              </table:table-cell>
            </table:table-row>
            <table:table-row>
              <table:table-cell office:value-type="float" office:value="1584224149">
                <text:p>1584224149</text:p>
              </table:table-cell>
              <table:table-cell office:value-type="float" office:value="521">
                <text:p>521</text:p>
              </table:table-cell>
              <table:table-cell office:value-type="float" office:value="1597.91796875">
                <text:p>1597.91796875</text:p>
              </table:table-cell>
            </table:table-row>
            <table:table-row>
              <table:table-cell office:value-type="float" office:value="1584224159">
                <text:p>1584224159</text:p>
              </table:table-cell>
              <table:table-cell office:value-type="float" office:value="522">
                <text:p>522</text:p>
              </table:table-cell>
              <table:table-cell office:value-type="float" office:value="1601.796875">
                <text:p>1601.796875</text:p>
              </table:table-cell>
            </table:table-row>
            <table:table-row>
              <table:table-cell office:value-type="float" office:value="1584224170">
                <text:p>1584224170</text:p>
              </table:table-cell>
              <table:table-cell office:value-type="float" office:value="523">
                <text:p>523</text:p>
              </table:table-cell>
              <table:table-cell office:value-type="float" office:value="1605.80078125">
                <text:p>1605.80078125</text:p>
              </table:table-cell>
            </table:table-row>
            <table:table-row>
              <table:table-cell office:value-type="float" office:value="1584224181">
                <text:p>1584224181</text:p>
              </table:table-cell>
              <table:table-cell office:value-type="float" office:value="524">
                <text:p>524</text:p>
              </table:table-cell>
              <table:table-cell office:value-type="float" office:value="1609.8046875">
                <text:p>1609.8046875</text:p>
              </table:table-cell>
            </table:table-row>
            <table:table-row>
              <table:table-cell office:value-type="float" office:value="1584224191">
                <text:p>1584224191</text:p>
              </table:table-cell>
              <table:table-cell office:value-type="float" office:value="525">
                <text:p>525</text:p>
              </table:table-cell>
              <table:table-cell office:value-type="float" office:value="1613.68359375">
                <text:p>1613.68359375</text:p>
              </table:table-cell>
            </table:table-row>
            <table:table-row>
              <table:table-cell office:value-type="float" office:value="1584224202">
                <text:p>1584224202</text:p>
              </table:table-cell>
              <table:table-cell office:value-type="float" office:value="526">
                <text:p>526</text:p>
              </table:table-cell>
              <table:table-cell office:value-type="float" office:value="1616.5625">
                <text:p>1616.5625</text:p>
              </table:table-cell>
            </table:table-row>
            <table:table-row>
              <table:table-cell office:value-type="float" office:value="1584224213">
                <text:p>1584224213</text:p>
              </table:table-cell>
              <table:table-cell office:value-type="float" office:value="527">
                <text:p>527</text:p>
              </table:table-cell>
              <table:table-cell office:value-type="float" office:value="1620.62890625">
                <text:p>1620.62890625</text:p>
              </table:table-cell>
            </table:table-row>
            <table:table-row>
              <table:table-cell office:value-type="float" office:value="1584224224">
                <text:p>1584224224</text:p>
              </table:table-cell>
              <table:table-cell office:value-type="float" office:value="528">
                <text:p>528</text:p>
              </table:table-cell>
              <table:table-cell office:value-type="float" office:value="1625.7578125">
                <text:p>1625.7578125</text:p>
              </table:table-cell>
            </table:table-row>
            <table:table-row>
              <table:table-cell office:value-type="float" office:value="1584224234">
                <text:p>1584224234</text:p>
              </table:table-cell>
              <table:table-cell office:value-type="float" office:value="529">
                <text:p>529</text:p>
              </table:table-cell>
              <table:table-cell office:value-type="float" office:value="1629.57421875">
                <text:p>1629.57421875</text:p>
              </table:table-cell>
            </table:table-row>
            <table:table-row>
              <table:table-cell office:value-type="float" office:value="1584224245">
                <text:p>1584224245</text:p>
              </table:table-cell>
              <table:table-cell office:value-type="float" office:value="530">
                <text:p>530</text:p>
              </table:table-cell>
              <table:table-cell office:value-type="float" office:value="1633.578125">
                <text:p>1633.578125</text:p>
              </table:table-cell>
            </table:table-row>
            <table:table-row>
              <table:table-cell office:value-type="float" office:value="1584224256">
                <text:p>1584224256</text:p>
              </table:table-cell>
              <table:table-cell office:value-type="float" office:value="531">
                <text:p>531</text:p>
              </table:table-cell>
              <table:table-cell office:value-type="float" office:value="1636.45703125">
                <text:p>1636.45703125</text:p>
              </table:table-cell>
            </table:table-row>
            <table:table-row>
              <table:table-cell office:value-type="float" office:value="1584224266">
                <text:p>1584224266</text:p>
              </table:table-cell>
              <table:table-cell office:value-type="float" office:value="532">
                <text:p>532</text:p>
              </table:table-cell>
              <table:table-cell office:value-type="float" office:value="1640.5234375">
                <text:p>1640.5234375</text:p>
              </table:table-cell>
            </table:table-row>
            <table:table-row>
              <table:table-cell office:value-type="float" office:value="1584224277">
                <text:p>1584224277</text:p>
              </table:table-cell>
              <table:table-cell office:value-type="float" office:value="533">
                <text:p>533</text:p>
              </table:table-cell>
              <table:table-cell office:value-type="float" office:value="1644.46484375">
                <text:p>1644.46484375</text:p>
              </table:table-cell>
            </table:table-row>
            <table:table-row>
              <table:table-cell office:value-type="float" office:value="1584224288">
                <text:p>1584224288</text:p>
              </table:table-cell>
              <table:table-cell office:value-type="float" office:value="534">
                <text:p>534</text:p>
              </table:table-cell>
              <table:table-cell office:value-type="float" office:value="1648.65625">
                <text:p>1648.65625</text:p>
              </table:table-cell>
            </table:table-row>
            <table:table-row>
              <table:table-cell office:value-type="float" office:value="1584224298">
                <text:p>1584224298</text:p>
              </table:table-cell>
              <table:table-cell office:value-type="float" office:value="535">
                <text:p>535</text:p>
              </table:table-cell>
              <table:table-cell office:value-type="float" office:value="1652.59765625">
                <text:p>1652.59765625</text:p>
              </table:table-cell>
            </table:table-row>
            <table:table-row>
              <table:table-cell office:value-type="float" office:value="1584224309">
                <text:p>1584224309</text:p>
              </table:table-cell>
              <table:table-cell office:value-type="float" office:value="536">
                <text:p>536</text:p>
              </table:table-cell>
              <table:table-cell office:value-type="float" office:value="1655.5390625">
                <text:p>1655.5390625</text:p>
              </table:table-cell>
            </table:table-row>
            <table:table-row>
              <table:table-cell office:value-type="float" office:value="1584224320">
                <text:p>1584224320</text:p>
              </table:table-cell>
              <table:table-cell office:value-type="float" office:value="537">
                <text:p>537</text:p>
              </table:table-cell>
              <table:table-cell office:value-type="float" office:value="1659.48046875">
                <text:p>1659.48046875</text:p>
              </table:table-cell>
            </table:table-row>
            <table:table-row>
              <table:table-cell office:value-type="float" office:value="1584224330">
                <text:p>1584224330</text:p>
              </table:table-cell>
              <table:table-cell office:value-type="float" office:value="538">
                <text:p>538</text:p>
              </table:table-cell>
              <table:table-cell office:value-type="float" office:value="1663.484375">
                <text:p>1663.484375</text:p>
              </table:table-cell>
            </table:table-row>
            <table:table-row>
              <table:table-cell office:value-type="float" office:value="1584224341">
                <text:p>1584224341</text:p>
              </table:table-cell>
              <table:table-cell office:value-type="float" office:value="539">
                <text:p>539</text:p>
              </table:table-cell>
              <table:table-cell office:value-type="float" office:value="1667.61328125">
                <text:p>1667.61328125</text:p>
              </table:table-cell>
            </table:table-row>
            <table:table-row>
              <table:table-cell office:value-type="float" office:value="1584224352">
                <text:p>1584224352</text:p>
              </table:table-cell>
              <table:table-cell office:value-type="float" office:value="540">
                <text:p>540</text:p>
              </table:table-cell>
              <table:table-cell office:value-type="float" office:value="1671.5546875">
                <text:p>1671.5546875</text:p>
              </table:table-cell>
            </table:table-row>
            <table:table-row>
              <table:table-cell office:value-type="float" office:value="1584224363">
                <text:p>1584224363</text:p>
              </table:table-cell>
              <table:table-cell office:value-type="float" office:value="541">
                <text:p>541</text:p>
              </table:table-cell>
              <table:table-cell office:value-type="float" office:value="1674.49609375">
                <text:p>1674.49609375</text:p>
              </table:table-cell>
            </table:table-row>
            <table:table-row>
              <table:table-cell office:value-type="float" office:value="1584224373">
                <text:p>1584224373</text:p>
              </table:table-cell>
              <table:table-cell office:value-type="float" office:value="542">
                <text:p>542</text:p>
              </table:table-cell>
              <table:table-cell office:value-type="float" office:value="1678.5">
                <text:p>1678.5</text:p>
              </table:table-cell>
            </table:table-row>
            <table:table-row>
              <table:table-cell office:value-type="float" office:value="1584224384">
                <text:p>1584224384</text:p>
              </table:table-cell>
              <table:table-cell office:value-type="float" office:value="543">
                <text:p>543</text:p>
              </table:table-cell>
              <table:table-cell office:value-type="float" office:value="1682.44140625">
                <text:p>1682.44140625</text:p>
              </table:table-cell>
            </table:table-row>
            <table:table-row>
              <table:table-cell office:value-type="float" office:value="1584224395">
                <text:p>1584224395</text:p>
              </table:table-cell>
              <table:table-cell office:value-type="float" office:value="544">
                <text:p>544</text:p>
              </table:table-cell>
              <table:table-cell office:value-type="float" office:value="1686.7578125">
                <text:p>1686.7578125</text:p>
              </table:table-cell>
            </table:table-row>
            <table:table-row>
              <table:table-cell office:value-type="float" office:value="1584224405">
                <text:p>1584224405</text:p>
              </table:table-cell>
              <table:table-cell office:value-type="float" office:value="545">
                <text:p>545</text:p>
              </table:table-cell>
              <table:table-cell office:value-type="float" office:value="1690.57421875">
                <text:p>1690.57421875</text:p>
              </table:table-cell>
            </table:table-row>
            <table:table-row>
              <table:table-cell office:value-type="float" office:value="1584224416">
                <text:p>1584224416</text:p>
              </table:table-cell>
              <table:table-cell office:value-type="float" office:value="546">
                <text:p>546</text:p>
              </table:table-cell>
              <table:table-cell office:value-type="float" office:value="1693.515625">
                <text:p>1693.515625</text:p>
              </table:table-cell>
            </table:table-row>
            <table:table-row>
              <table:table-cell office:value-type="float" office:value="1584224427">
                <text:p>1584224427</text:p>
              </table:table-cell>
              <table:table-cell office:value-type="float" office:value="547">
                <text:p>547</text:p>
              </table:table-cell>
              <table:table-cell office:value-type="float" office:value="1697.45703125">
                <text:p>1697.45703125</text:p>
              </table:table-cell>
            </table:table-row>
            <table:table-row>
              <table:table-cell office:value-type="float" office:value="1584224437">
                <text:p>1584224437</text:p>
              </table:table-cell>
              <table:table-cell office:value-type="float" office:value="548">
                <text:p>548</text:p>
              </table:table-cell>
              <table:table-cell office:value-type="float" office:value="1701.3984375">
                <text:p>1701.3984375</text:p>
              </table:table-cell>
            </table:table-row>
            <table:table-row>
              <table:table-cell office:value-type="float" office:value="1584224448">
                <text:p>1584224448</text:p>
              </table:table-cell>
              <table:table-cell office:value-type="float" office:value="549">
                <text:p>549</text:p>
              </table:table-cell>
              <table:table-cell office:value-type="float" office:value="1705.52734375">
                <text:p>1705.52734375</text:p>
              </table:table-cell>
            </table:table-row>
            <table:table-row>
              <table:table-cell office:value-type="float" office:value="1584224459">
                <text:p>1584224459</text:p>
              </table:table-cell>
              <table:table-cell office:value-type="float" office:value="550">
                <text:p>550</text:p>
              </table:table-cell>
              <table:table-cell office:value-type="float" office:value="1709.65625">
                <text:p>1709.65625</text:p>
              </table:table-cell>
            </table:table-row>
            <table:table-row>
              <table:table-cell office:value-type="float" office:value="1584224470">
                <text:p>1584224470</text:p>
              </table:table-cell>
              <table:table-cell office:value-type="float" office:value="551">
                <text:p>551</text:p>
              </table:table-cell>
              <table:table-cell office:value-type="float" office:value="1712.53515625">
                <text:p>1712.53515625</text:p>
              </table:table-cell>
            </table:table-row>
            <table:table-row>
              <table:table-cell office:value-type="float" office:value="1584224480">
                <text:p>1584224480</text:p>
              </table:table-cell>
              <table:table-cell office:value-type="float" office:value="552">
                <text:p>552</text:p>
              </table:table-cell>
              <table:table-cell office:value-type="float" office:value="1716.5390625">
                <text:p>1716.5390625</text:p>
              </table:table-cell>
            </table:table-row>
            <table:table-row>
              <table:table-cell office:value-type="float" office:value="1584224491">
                <text:p>1584224491</text:p>
              </table:table-cell>
              <table:table-cell office:value-type="float" office:value="553">
                <text:p>553</text:p>
              </table:table-cell>
              <table:table-cell office:value-type="float" office:value="1720.48046875">
                <text:p>1720.48046875</text:p>
              </table:table-cell>
            </table:table-row>
            <table:table-row>
              <table:table-cell office:value-type="float" office:value="1584224502">
                <text:p>1584224502</text:p>
              </table:table-cell>
              <table:table-cell office:value-type="float" office:value="554">
                <text:p>554</text:p>
              </table:table-cell>
              <table:table-cell office:value-type="float" office:value="1724.734375">
                <text:p>1724.734375</text:p>
              </table:table-cell>
            </table:table-row>
            <table:table-row>
              <table:table-cell office:value-type="float" office:value="1584224512">
                <text:p>1584224512</text:p>
              </table:table-cell>
              <table:table-cell office:value-type="float" office:value="555">
                <text:p>555</text:p>
              </table:table-cell>
              <table:table-cell office:value-type="float" office:value="1728.61328125">
                <text:p>1728.61328125</text:p>
              </table:table-cell>
            </table:table-row>
            <table:table-row>
              <table:table-cell office:value-type="float" office:value="1584224523">
                <text:p>1584224523</text:p>
              </table:table-cell>
              <table:table-cell office:value-type="float" office:value="556">
                <text:p>556</text:p>
              </table:table-cell>
              <table:table-cell office:value-type="float" office:value="1732.4296875">
                <text:p>1732.4296875</text:p>
              </table:table-cell>
            </table:table-row>
            <table:table-row>
              <table:table-cell office:value-type="float" office:value="1584224534">
                <text:p>1584224534</text:p>
              </table:table-cell>
              <table:table-cell office:value-type="float" office:value="557">
                <text:p>557</text:p>
              </table:table-cell>
              <table:table-cell office:value-type="float" office:value="1735.55859375">
                <text:p>1735.55859375</text:p>
              </table:table-cell>
            </table:table-row>
            <table:table-row>
              <table:table-cell office:value-type="float" office:value="1584224544">
                <text:p>1584224544</text:p>
              </table:table-cell>
              <table:table-cell office:value-type="float" office:value="558">
                <text:p>558</text:p>
              </table:table-cell>
              <table:table-cell office:value-type="float" office:value="1739.5">
                <text:p>1739.5</text:p>
              </table:table-cell>
            </table:table-row>
            <table:table-row>
              <table:table-cell office:value-type="float" office:value="1584224555">
                <text:p>1584224555</text:p>
              </table:table-cell>
              <table:table-cell office:value-type="float" office:value="559">
                <text:p>559</text:p>
              </table:table-cell>
              <table:table-cell office:value-type="float" office:value="1743.44140625">
                <text:p>1743.44140625</text:p>
              </table:table-cell>
            </table:table-row>
            <table:table-row>
              <table:table-cell office:value-type="float" office:value="1584224566">
                <text:p>1584224566</text:p>
              </table:table-cell>
              <table:table-cell office:value-type="float" office:value="560">
                <text:p>560</text:p>
              </table:table-cell>
              <table:table-cell office:value-type="float" office:value="1747.7578125">
                <text:p>1747.7578125</text:p>
              </table:table-cell>
            </table:table-row>
            <table:table-row>
              <table:table-cell office:value-type="float" office:value="1584224576">
                <text:p>1584224576</text:p>
              </table:table-cell>
              <table:table-cell office:value-type="float" office:value="561">
                <text:p>561</text:p>
              </table:table-cell>
              <table:table-cell office:value-type="float" office:value="1751.57421875">
                <text:p>1751.57421875</text:p>
              </table:table-cell>
            </table:table-row>
            <table:table-row>
              <table:table-cell office:value-type="float" office:value="1584224587">
                <text:p>1584224587</text:p>
              </table:table-cell>
              <table:table-cell office:value-type="float" office:value="562">
                <text:p>562</text:p>
              </table:table-cell>
              <table:table-cell office:value-type="float" office:value="1754.578125">
                <text:p>1754.578125</text:p>
              </table:table-cell>
            </table:table-row>
            <table:table-row>
              <table:table-cell office:value-type="float" office:value="1584224598">
                <text:p>1584224598</text:p>
              </table:table-cell>
              <table:table-cell office:value-type="float" office:value="563">
                <text:p>563</text:p>
              </table:table-cell>
              <table:table-cell office:value-type="float" office:value="1758.5859375">
                <text:p>1758.5859375</text:p>
              </table:table-cell>
            </table:table-row>
            <table:table-row>
              <table:table-cell office:value-type="float" office:value="1584224609">
                <text:p>1584224609</text:p>
              </table:table-cell>
              <table:table-cell office:value-type="float" office:value="564">
                <text:p>564</text:p>
              </table:table-cell>
              <table:table-cell office:value-type="float" office:value="1762.46484375">
                <text:p>1762.46484375</text:p>
              </table:table-cell>
            </table:table-row>
            <table:table-row>
              <table:table-cell office:value-type="float" office:value="1584224619">
                <text:p>1584224619</text:p>
              </table:table-cell>
              <table:table-cell office:value-type="float" office:value="565">
                <text:p>565</text:p>
              </table:table-cell>
              <table:table-cell office:value-type="float" office:value="1766.59765625">
                <text:p>1766.59765625</text:p>
              </table:table-cell>
            </table:table-row>
            <table:table-row>
              <table:table-cell office:value-type="float" office:value="1584224630">
                <text:p>1584224630</text:p>
              </table:table-cell>
              <table:table-cell office:value-type="float" office:value="566">
                <text:p>566</text:p>
              </table:table-cell>
              <table:table-cell office:value-type="float" office:value="1770.5390625">
                <text:p>1770.5390625</text:p>
              </table:table-cell>
            </table:table-row>
            <table:table-row>
              <table:table-cell office:value-type="float" office:value="1584224641">
                <text:p>1584224641</text:p>
              </table:table-cell>
              <table:table-cell office:value-type="float" office:value="567">
                <text:p>567</text:p>
              </table:table-cell>
              <table:table-cell office:value-type="float" office:value="1774.41796875">
                <text:p>1774.41796875</text:p>
              </table:table-cell>
            </table:table-row>
            <table:table-row>
              <table:table-cell office:value-type="float" office:value="1584224651">
                <text:p>1584224651</text:p>
              </table:table-cell>
              <table:table-cell office:value-type="float" office:value="568">
                <text:p>568</text:p>
              </table:table-cell>
              <table:table-cell office:value-type="float" office:value="1777.484375">
                <text:p>1777.484375</text:p>
              </table:table-cell>
            </table:table-row>
            <table:table-row>
              <table:table-cell office:value-type="float" office:value="1584224662">
                <text:p>1584224662</text:p>
              </table:table-cell>
              <table:table-cell office:value-type="float" office:value="569">
                <text:p>569</text:p>
              </table:table-cell>
              <table:table-cell office:value-type="float" office:value="1781.42578125">
                <text:p>1781.42578125</text:p>
              </table:table-cell>
            </table:table-row>
            <table:table-row>
              <table:table-cell office:value-type="float" office:value="1584224673">
                <text:p>1584224673</text:p>
              </table:table-cell>
              <table:table-cell office:value-type="float" office:value="570">
                <text:p>570</text:p>
              </table:table-cell>
              <table:table-cell office:value-type="float" office:value="1785.5546875">
                <text:p>1785.5546875</text:p>
              </table:table-cell>
            </table:table-row>
            <table:table-row>
              <table:table-cell office:value-type="float" office:value="1584224683">
                <text:p>1584224683</text:p>
              </table:table-cell>
              <table:table-cell office:value-type="float" office:value="571">
                <text:p>571</text:p>
              </table:table-cell>
              <table:table-cell office:value-type="float" office:value="1789.74609375">
                <text:p>1789.74609375</text:p>
              </table:table-cell>
            </table:table-row>
            <table:table-row>
              <table:table-cell office:value-type="float" office:value="1584224694">
                <text:p>1584224694</text:p>
              </table:table-cell>
              <table:table-cell office:value-type="float" office:value="572">
                <text:p>572</text:p>
              </table:table-cell>
              <table:table-cell office:value-type="float" office:value="1793.5">
                <text:p>1793.5</text:p>
              </table:table-cell>
            </table:table-row>
            <table:table-row>
              <table:table-cell office:value-type="float" office:value="1584224705">
                <text:p>1584224705</text:p>
              </table:table-cell>
              <table:table-cell office:value-type="float" office:value="573">
                <text:p>573</text:p>
              </table:table-cell>
              <table:table-cell office:value-type="float" office:value="1796.44140625">
                <text:p>1796.44140625</text:p>
              </table:table-cell>
            </table:table-row>
            <table:table-row>
              <table:table-cell office:value-type="float" office:value="1584224716">
                <text:p>1584224716</text:p>
              </table:table-cell>
              <table:table-cell office:value-type="float" office:value="574">
                <text:p>574</text:p>
              </table:table-cell>
              <table:table-cell office:value-type="float" office:value="1800.4453125">
                <text:p>1800.4453125</text:p>
              </table:table-cell>
            </table:table-row>
            <table:table-row>
              <table:table-cell office:value-type="float" office:value="1584224726">
                <text:p>1584224726</text:p>
              </table:table-cell>
              <table:table-cell office:value-type="float" office:value="575">
                <text:p>575</text:p>
              </table:table-cell>
              <table:table-cell office:value-type="float" office:value="1804.38671875">
                <text:p>1804.38671875</text:p>
              </table:table-cell>
            </table:table-row>
            <table:table-row>
              <table:table-cell office:value-type="float" office:value="1584224737">
                <text:p>1584224737</text:p>
              </table:table-cell>
              <table:table-cell office:value-type="float" office:value="576">
                <text:p>576</text:p>
              </table:table-cell>
              <table:table-cell office:value-type="float" office:value="1808.640625">
                <text:p>1808.640625</text:p>
              </table:table-cell>
            </table:table-row>
            <table:table-row>
              <table:table-cell office:value-type="float" office:value="1584224748">
                <text:p>1584224748</text:p>
              </table:table-cell>
              <table:table-cell office:value-type="float" office:value="577">
                <text:p>577</text:p>
              </table:table-cell>
              <table:table-cell office:value-type="float" office:value="1812.64453125">
                <text:p>1812.64453125</text:p>
              </table:table-cell>
            </table:table-row>
            <table:table-row>
              <table:table-cell office:value-type="float" office:value="1584224758">
                <text:p>1584224758</text:p>
              </table:table-cell>
              <table:table-cell office:value-type="float" office:value="578">
                <text:p>578</text:p>
              </table:table-cell>
              <table:table-cell office:value-type="float" office:value="1816.3984375">
                <text:p>1816.3984375</text:p>
              </table:table-cell>
            </table:table-row>
            <table:table-row>
              <table:table-cell office:value-type="float" office:value="1584224769">
                <text:p>1584224769</text:p>
              </table:table-cell>
              <table:table-cell office:value-type="float" office:value="579">
                <text:p>579</text:p>
              </table:table-cell>
              <table:table-cell office:value-type="float" office:value="1819.46484375">
                <text:p>1819.46484375</text:p>
              </table:table-cell>
            </table:table-row>
            <table:table-row>
              <table:table-cell office:value-type="float" office:value="1584224780">
                <text:p>1584224780</text:p>
              </table:table-cell>
              <table:table-cell office:value-type="float" office:value="580">
                <text:p>580</text:p>
              </table:table-cell>
              <table:table-cell office:value-type="float" office:value="1823.46875">
                <text:p>1823.46875</text:p>
              </table:table-cell>
            </table:table-row>
            <table:table-row>
              <table:table-cell office:value-type="float" office:value="1584224790">
                <text:p>1584224790</text:p>
              </table:table-cell>
              <table:table-cell office:value-type="float" office:value="581">
                <text:p>581</text:p>
              </table:table-cell>
              <table:table-cell office:value-type="float" office:value="1827.47265625">
                <text:p>1827.47265625</text:p>
              </table:table-cell>
            </table:table-row>
            <table:table-row>
              <table:table-cell office:value-type="float" office:value="1584224801">
                <text:p>1584224801</text:p>
              </table:table-cell>
              <table:table-cell office:value-type="float" office:value="582">
                <text:p>582</text:p>
              </table:table-cell>
              <table:table-cell office:value-type="float" office:value="1831.6015625">
                <text:p>1831.6015625</text:p>
              </table:table-cell>
            </table:table-row>
            <table:table-row>
              <table:table-cell office:value-type="float" office:value="1584224812">
                <text:p>1584224812</text:p>
              </table:table-cell>
              <table:table-cell office:value-type="float" office:value="583">
                <text:p>583</text:p>
              </table:table-cell>
              <table:table-cell office:value-type="float" office:value="1835.41796875">
                <text:p>1835.41796875</text:p>
              </table:table-cell>
            </table:table-row>
            <table:table-row>
              <table:table-cell office:value-type="float" office:value="1584224823">
                <text:p>1584224823</text:p>
              </table:table-cell>
              <table:table-cell office:value-type="float" office:value="584">
                <text:p>584</text:p>
              </table:table-cell>
              <table:table-cell office:value-type="float" office:value="1839.421875">
                <text:p>1839.421875</text:p>
              </table:table-cell>
            </table:table-row>
            <table:table-row>
              <table:table-cell office:value-type="float" office:value="1584224833">
                <text:p>1584224833</text:p>
              </table:table-cell>
              <table:table-cell office:value-type="float" office:value="585">
                <text:p>585</text:p>
              </table:table-cell>
              <table:table-cell office:value-type="float" office:value="1842.42578125">
                <text:p>1842.42578125</text:p>
              </table:table-cell>
            </table:table-row>
            <table:table-row>
              <table:table-cell office:value-type="float" office:value="1584224844">
                <text:p>1584224844</text:p>
              </table:table-cell>
              <table:table-cell office:value-type="float" office:value="586">
                <text:p>586</text:p>
              </table:table-cell>
              <table:table-cell office:value-type="float" office:value="1846.3671875">
                <text:p>1846.3671875</text:p>
              </table:table-cell>
            </table:table-row>
            <table:table-row>
              <table:table-cell office:value-type="float" office:value="1584224855">
                <text:p>1584224855</text:p>
              </table:table-cell>
              <table:table-cell office:value-type="float" office:value="587">
                <text:p>587</text:p>
              </table:table-cell>
              <table:table-cell office:value-type="float" office:value="1850.24609375">
                <text:p>1850.24609375</text:p>
              </table:table-cell>
            </table:table-row>
            <table:table-row>
              <table:table-cell office:value-type="float" office:value="1584224865">
                <text:p>1584224865</text:p>
              </table:table-cell>
              <table:table-cell office:value-type="float" office:value="588">
                <text:p>588</text:p>
              </table:table-cell>
              <table:table-cell office:value-type="float" office:value="1854.4375">
                <text:p>1854.4375</text:p>
              </table:table-cell>
            </table:table-row>
            <table:table-row>
              <table:table-cell office:value-type="float" office:value="1584224876">
                <text:p>1584224876</text:p>
              </table:table-cell>
              <table:table-cell office:value-type="float" office:value="589">
                <text:p>589</text:p>
              </table:table-cell>
              <table:table-cell office:value-type="float" office:value="1858.37890625">
                <text:p>1858.37890625</text:p>
              </table:table-cell>
            </table:table-row>
            <table:table-row>
              <table:table-cell office:value-type="float" office:value="1584224887">
                <text:p>1584224887</text:p>
              </table:table-cell>
              <table:table-cell office:value-type="float" office:value="590">
                <text:p>590</text:p>
              </table:table-cell>
              <table:table-cell office:value-type="float" office:value="1862.3828125">
                <text:p>1862.3828125</text:p>
              </table:table-cell>
            </table:table-row>
            <table:table-row>
              <table:table-cell office:value-type="float" office:value="1584224897">
                <text:p>1584224897</text:p>
              </table:table-cell>
              <table:table-cell office:value-type="float" office:value="591">
                <text:p>591</text:p>
              </table:table-cell>
              <table:table-cell office:value-type="float" office:value="1865.32421875">
                <text:p>1865.32421875</text:p>
              </table:table-cell>
            </table:table-row>
            <table:table-row>
              <table:table-cell office:value-type="float" office:value="1584224908">
                <text:p>1584224908</text:p>
              </table:table-cell>
              <table:table-cell office:value-type="float" office:value="592">
                <text:p>592</text:p>
              </table:table-cell>
              <table:table-cell office:value-type="float" office:value="1869.328125">
                <text:p>1869.328125</text:p>
              </table:table-cell>
            </table:table-row>
            <table:table-row>
              <table:table-cell office:value-type="float" office:value="1584224919">
                <text:p>1584224919</text:p>
              </table:table-cell>
              <table:table-cell office:value-type="float" office:value="593">
                <text:p>593</text:p>
              </table:table-cell>
              <table:table-cell office:value-type="float" office:value="1873.26953125">
                <text:p>1873.26953125</text:p>
              </table:table-cell>
            </table:table-row>
            <table:table-row>
              <table:table-cell office:value-type="float" office:value="1584224930">
                <text:p>1584224930</text:p>
              </table:table-cell>
              <table:table-cell office:value-type="float" office:value="594">
                <text:p>594</text:p>
              </table:table-cell>
              <table:table-cell office:value-type="float" office:value="1877.2109375">
                <text:p>1877.2109375</text:p>
              </table:table-cell>
            </table:table-row>
            <table:table-row>
              <table:table-cell office:value-type="float" office:value="1584224940">
                <text:p>1584224940</text:p>
              </table:table-cell>
              <table:table-cell office:value-type="float" office:value="595">
                <text:p>595</text:p>
              </table:table-cell>
              <table:table-cell office:value-type="float" office:value="1881.40234375">
                <text:p>1881.40234375</text:p>
              </table:table-cell>
            </table:table-row>
            <table:table-row>
              <table:table-cell office:value-type="float" office:value="1584224951">
                <text:p>1584224951</text:p>
              </table:table-cell>
              <table:table-cell office:value-type="float" office:value="596">
                <text:p>596</text:p>
              </table:table-cell>
              <table:table-cell office:value-type="float" office:value="1884.28125">
                <text:p>1884.28125</text:p>
              </table:table-cell>
            </table:table-row>
            <table:table-row>
              <table:table-cell office:value-type="float" office:value="1584224962">
                <text:p>1584224962</text:p>
              </table:table-cell>
              <table:table-cell office:value-type="float" office:value="597">
                <text:p>597</text:p>
              </table:table-cell>
              <table:table-cell office:value-type="float" office:value="1888.28515625">
                <text:p>1888.28515625</text:p>
              </table:table-cell>
            </table:table-row>
            <table:table-row>
              <table:table-cell office:value-type="float" office:value="1584224972">
                <text:p>1584224972</text:p>
              </table:table-cell>
              <table:table-cell office:value-type="float" office:value="598">
                <text:p>598</text:p>
              </table:table-cell>
              <table:table-cell office:value-type="float" office:value="1892.2265625">
                <text:p>1892.2265625</text:p>
              </table:table-cell>
            </table:table-row>
            <table:table-row>
              <table:table-cell office:value-type="float" office:value="1584224983">
                <text:p>1584224983</text:p>
              </table:table-cell>
              <table:table-cell office:value-type="float" office:value="599">
                <text:p>599</text:p>
              </table:table-cell>
              <table:table-cell office:value-type="float" office:value="1896.23046875">
                <text:p>1896.23046875</text:p>
              </table:table-cell>
            </table:table-row>
            <table:table-row>
              <table:table-cell office:value-type="float" office:value="1584224994">
                <text:p>1584224994</text:p>
              </table:table-cell>
              <table:table-cell office:value-type="float" office:value="600">
                <text:p>600</text:p>
              </table:table-cell>
              <table:table-cell office:value-type="float" office:value="1900.421875">
                <text:p>1900.421875</text:p>
              </table:table-cell>
            </table:table-row>
            <table:table-row>
              <table:table-cell office:value-type="float" office:value="1584225005">
                <text:p>1584225005</text:p>
              </table:table-cell>
              <table:table-cell office:value-type="float" office:value="601">
                <text:p>601</text:p>
              </table:table-cell>
              <table:table-cell office:value-type="float" office:value="1904.36328125">
                <text:p>1904.36328125</text:p>
              </table:table-cell>
            </table:table-row>
            <table:table-row>
              <table:table-cell office:value-type="float" office:value="1584225015">
                <text:p>1584225015</text:p>
              </table:table-cell>
              <table:table-cell office:value-type="float" office:value="602">
                <text:p>602</text:p>
              </table:table-cell>
              <table:table-cell office:value-type="float" office:value="1907.2421875">
                <text:p>1907.2421875</text:p>
              </table:table-cell>
            </table:table-row>
            <table:table-row>
              <table:table-cell office:value-type="float" office:value="1584225026">
                <text:p>1584225026</text:p>
              </table:table-cell>
              <table:table-cell office:value-type="float" office:value="603">
                <text:p>603</text:p>
              </table:table-cell>
              <table:table-cell office:value-type="float" office:value="1911.37109375">
                <text:p>1911.37109375</text:p>
              </table:table-cell>
            </table:table-row>
            <table:table-row>
              <table:table-cell office:value-type="float" office:value="1584225037">
                <text:p>1584225037</text:p>
              </table:table-cell>
              <table:table-cell office:value-type="float" office:value="604">
                <text:p>604</text:p>
              </table:table-cell>
              <table:table-cell office:value-type="float" office:value="1915.19140625">
                <text:p>1915.19140625</text:p>
              </table:table-cell>
            </table:table-row>
            <table:table-row>
              <table:table-cell office:value-type="float" office:value="1584225047">
                <text:p>1584225047</text:p>
              </table:table-cell>
              <table:table-cell office:value-type="float" office:value="605">
                <text:p>605</text:p>
              </table:table-cell>
              <table:table-cell office:value-type="float" office:value="1919.13671875">
                <text:p>1919.13671875</text:p>
              </table:table-cell>
            </table:table-row>
            <table:table-row>
              <table:table-cell office:value-type="float" office:value="1584225058">
                <text:p>1584225058</text:p>
              </table:table-cell>
              <table:table-cell office:value-type="float" office:value="606">
                <text:p>606</text:p>
              </table:table-cell>
              <table:table-cell office:value-type="float" office:value="1923.453125">
                <text:p>1923.453125</text:p>
              </table:table-cell>
            </table:table-row>
            <table:table-row>
              <table:table-cell office:value-type="float" office:value="1584225069">
                <text:p>1584225069</text:p>
              </table:table-cell>
              <table:table-cell office:value-type="float" office:value="607">
                <text:p>607</text:p>
              </table:table-cell>
              <table:table-cell office:value-type="float" office:value="1927.20703125">
                <text:p>1927.20703125</text:p>
              </table:table-cell>
            </table:table-row>
            <table:table-row>
              <table:table-cell office:value-type="float" office:value="1584225079">
                <text:p>1584225079</text:p>
              </table:table-cell>
              <table:table-cell office:value-type="float" office:value="608">
                <text:p>608</text:p>
              </table:table-cell>
              <table:table-cell office:value-type="float" office:value="1931.3359375">
                <text:p>1931.3359375</text:p>
              </table:table-cell>
            </table:table-row>
            <table:table-row>
              <table:table-cell office:value-type="float" office:value="1584225090">
                <text:p>1584225090</text:p>
              </table:table-cell>
              <table:table-cell office:value-type="float" office:value="609">
                <text:p>609</text:p>
              </table:table-cell>
              <table:table-cell office:value-type="float" office:value="1935.21484375">
                <text:p>1935.21484375</text:p>
              </table:table-cell>
            </table:table-row>
            <table:table-row>
              <table:table-cell office:value-type="float" office:value="1584225101">
                <text:p>1584225101</text:p>
              </table:table-cell>
              <table:table-cell office:value-type="float" office:value="610">
                <text:p>610</text:p>
              </table:table-cell>
              <table:table-cell office:value-type="float" office:value="1938.21875">
                <text:p>1938.21875</text:p>
              </table:table-cell>
            </table:table-row>
            <table:table-row>
              <table:table-cell office:value-type="float" office:value="1584225112">
                <text:p>1584225112</text:p>
              </table:table-cell>
              <table:table-cell office:value-type="float" office:value="611">
                <text:p>611</text:p>
              </table:table-cell>
              <table:table-cell office:value-type="float" office:value="1942.22265625">
                <text:p>1942.22265625</text:p>
              </table:table-cell>
            </table:table-row>
            <table:table-row>
              <table:table-cell office:value-type="float" office:value="1584225122">
                <text:p>1584225122</text:p>
              </table:table-cell>
              <table:table-cell office:value-type="float" office:value="612">
                <text:p>612</text:p>
              </table:table-cell>
              <table:table-cell office:value-type="float" office:value="1946.1640625">
                <text:p>1946.1640625</text:p>
              </table:table-cell>
            </table:table-row>
            <table:table-row>
              <table:table-cell office:value-type="float" office:value="1584225133">
                <text:p>1584225133</text:p>
              </table:table-cell>
              <table:table-cell office:value-type="float" office:value="613">
                <text:p>613</text:p>
              </table:table-cell>
              <table:table-cell office:value-type="float" office:value="1950.10546875">
                <text:p>1950.10546875</text:p>
              </table:table-cell>
            </table:table-row>
            <table:table-row>
              <table:table-cell office:value-type="float" office:value="1584225144">
                <text:p>1584225144</text:p>
              </table:table-cell>
              <table:table-cell office:value-type="float" office:value="614">
                <text:p>614</text:p>
              </table:table-cell>
              <table:table-cell office:value-type="float" office:value="1954.046875">
                <text:p>1954.046875</text:p>
              </table:table-cell>
            </table:table-row>
            <table:table-row>
              <table:table-cell office:value-type="float" office:value="1584225154">
                <text:p>1584225154</text:p>
              </table:table-cell>
              <table:table-cell office:value-type="float" office:value="615">
                <text:p>615</text:p>
              </table:table-cell>
              <table:table-cell office:value-type="float" office:value="1958.11328125">
                <text:p>1958.11328125</text:p>
              </table:table-cell>
            </table:table-row>
            <table:table-row>
              <table:table-cell office:value-type="float" office:value="1584225165">
                <text:p>1584225165</text:p>
              </table:table-cell>
              <table:table-cell office:value-type="float" office:value="616">
                <text:p>616</text:p>
              </table:table-cell>
              <table:table-cell office:value-type="float" office:value="1961.1796875">
                <text:p>1961.1796875</text:p>
              </table:table-cell>
            </table:table-row>
            <table:table-row>
              <table:table-cell office:value-type="float" office:value="1584225176">
                <text:p>1584225176</text:p>
              </table:table-cell>
              <table:table-cell office:value-type="float" office:value="617">
                <text:p>617</text:p>
              </table:table-cell>
              <table:table-cell office:value-type="float" office:value="1965.12109375">
                <text:p>1965.12109375</text:p>
              </table:table-cell>
            </table:table-row>
            <table:table-row>
              <table:table-cell office:value-type="float" office:value="1584225187">
                <text:p>1584225187</text:p>
              </table:table-cell>
              <table:table-cell office:value-type="float" office:value="618">
                <text:p>618</text:p>
              </table:table-cell>
              <table:table-cell office:value-type="float" office:value="1969.125">
                <text:p>1969.125</text:p>
              </table:table-cell>
            </table:table-row>
            <table:table-row>
              <table:table-cell office:value-type="float" office:value="1584225197">
                <text:p>1584225197</text:p>
              </table:table-cell>
              <table:table-cell office:value-type="float" office:value="619">
                <text:p>619</text:p>
              </table:table-cell>
              <table:table-cell office:value-type="float" office:value="1973.06640625">
                <text:p>1973.06640625</text:p>
              </table:table-cell>
            </table:table-row>
            <table:table-row>
              <table:table-cell office:value-type="float" office:value="1584225208">
                <text:p>1584225208</text:p>
              </table:table-cell>
              <table:table-cell office:value-type="float" office:value="620">
                <text:p>620</text:p>
              </table:table-cell>
              <table:table-cell office:value-type="float" office:value="1977.1953125">
                <text:p>1977.1953125</text:p>
              </table:table-cell>
            </table:table-row>
            <table:table-row>
              <table:table-cell office:value-type="float" office:value="1584225219">
                <text:p>1584225219</text:p>
              </table:table-cell>
              <table:table-cell office:value-type="float" office:value="621">
                <text:p>621</text:p>
              </table:table-cell>
              <table:table-cell office:value-type="float" office:value="1980.38671875">
                <text:p>1980.38671875</text:p>
              </table:table-cell>
            </table:table-row>
            <table:table-row>
              <table:table-cell office:value-type="float" office:value="1584225229">
                <text:p>1584225229</text:p>
              </table:table-cell>
              <table:table-cell office:value-type="float" office:value="622">
                <text:p>622</text:p>
              </table:table-cell>
              <table:table-cell office:value-type="float" office:value="1984.328125">
                <text:p>1984.328125</text:p>
              </table:table-cell>
            </table:table-row>
            <table:table-row>
              <table:table-cell office:value-type="float" office:value="1584225240">
                <text:p>1584225240</text:p>
              </table:table-cell>
              <table:table-cell office:value-type="float" office:value="623">
                <text:p>623</text:p>
              </table:table-cell>
              <table:table-cell office:value-type="float" office:value="1988.4609375">
                <text:p>1988.4609375</text:p>
              </table:table-cell>
            </table:table-row>
            <table:table-row>
              <table:table-cell office:value-type="float" office:value="1584225251">
                <text:p>1584225251</text:p>
              </table:table-cell>
              <table:table-cell office:value-type="float" office:value="624">
                <text:p>624</text:p>
              </table:table-cell>
              <table:table-cell office:value-type="float" office:value="1992.59375">
                <text:p>1992.59375</text:p>
              </table:table-cell>
            </table:table-row>
            <table:table-row>
              <table:table-cell office:value-type="float" office:value="1584225261">
                <text:p>1584225261</text:p>
              </table:table-cell>
              <table:table-cell office:value-type="float" office:value="625">
                <text:p>625</text:p>
              </table:table-cell>
              <table:table-cell office:value-type="float" office:value="1996.72265625">
                <text:p>1996.72265625</text:p>
              </table:table-cell>
            </table:table-row>
            <table:table-row>
              <table:table-cell office:value-type="float" office:value="1584225272">
                <text:p>1584225272</text:p>
              </table:table-cell>
              <table:table-cell office:value-type="float" office:value="626">
                <text:p>626</text:p>
              </table:table-cell>
              <table:table-cell office:value-type="float" office:value="2000.7890625">
                <text:p>2000.7890625</text:p>
              </table:table-cell>
            </table:table-row>
            <table:table-row>
              <table:table-cell office:value-type="float" office:value="1584225283">
                <text:p>1584225283</text:p>
              </table:table-cell>
              <table:table-cell office:value-type="float" office:value="627">
                <text:p>627</text:p>
              </table:table-cell>
              <table:table-cell office:value-type="float" office:value="2004.16796875">
                <text:p>2004.16796875</text:p>
              </table:table-cell>
            </table:table-row>
            <table:table-row>
              <table:table-cell office:value-type="float" office:value="1584225294">
                <text:p>1584225294</text:p>
              </table:table-cell>
              <table:table-cell office:value-type="float" office:value="628">
                <text:p>628</text:p>
              </table:table-cell>
              <table:table-cell office:value-type="float" office:value="2008.17578125">
                <text:p>2008.17578125</text:p>
              </table:table-cell>
            </table:table-row>
            <table:table-row>
              <table:table-cell office:value-type="float" office:value="1584225304">
                <text:p>1584225304</text:p>
              </table:table-cell>
              <table:table-cell office:value-type="float" office:value="629">
                <text:p>629</text:p>
              </table:table-cell>
              <table:table-cell office:value-type="float" office:value="2012.2421875">
                <text:p>2012.2421875</text:p>
              </table:table-cell>
            </table:table-row>
            <table:table-row>
              <table:table-cell office:value-type="float" office:value="1584225315">
                <text:p>1584225315</text:p>
              </table:table-cell>
              <table:table-cell office:value-type="float" office:value="630">
                <text:p>630</text:p>
              </table:table-cell>
              <table:table-cell office:value-type="float" office:value="2016.25">
                <text:p>2016.25</text:p>
              </table:table-cell>
            </table:table-row>
            <table:table-row>
              <table:table-cell office:value-type="float" office:value="1584225326">
                <text:p>1584225326</text:p>
              </table:table-cell>
              <table:table-cell office:value-type="float" office:value="631">
                <text:p>631</text:p>
              </table:table-cell>
              <table:table-cell office:value-type="float" office:value="2020.50390625">
                <text:p>2020.50390625</text:p>
              </table:table-cell>
            </table:table-row>
            <table:table-row>
              <table:table-cell office:value-type="float" office:value="1584225336">
                <text:p>1584225336</text:p>
              </table:table-cell>
              <table:table-cell office:value-type="float" office:value="632">
                <text:p>632</text:p>
              </table:table-cell>
              <table:table-cell office:value-type="float" office:value="2023.5703125">
                <text:p>2023.5703125</text:p>
              </table:table-cell>
            </table:table-row>
            <table:table-row>
              <table:table-cell office:value-type="float" office:value="1584225347">
                <text:p>1584225347</text:p>
              </table:table-cell>
              <table:table-cell office:value-type="float" office:value="633">
                <text:p>633</text:p>
              </table:table-cell>
              <table:table-cell office:value-type="float" office:value="2027.76171875">
                <text:p>2027.76171875</text:p>
              </table:table-cell>
            </table:table-row>
            <table:table-row>
              <table:table-cell office:value-type="float" office:value="1584225358">
                <text:p>1584225358</text:p>
              </table:table-cell>
              <table:table-cell office:value-type="float" office:value="634">
                <text:p>634</text:p>
              </table:table-cell>
              <table:table-cell office:value-type="float" office:value="2030.765625">
                <text:p>2030.765625</text:p>
              </table:table-cell>
            </table:table-row>
            <table:table-row>
              <table:table-cell office:value-type="float" office:value="1584225368">
                <text:p>1584225368</text:p>
              </table:table-cell>
              <table:table-cell office:value-type="float" office:value="635">
                <text:p>635</text:p>
              </table:table-cell>
              <table:table-cell office:value-type="float" office:value="2035.01953125">
                <text:p>2035.01953125</text:p>
              </table:table-cell>
            </table:table-row>
            <table:table-row>
              <table:table-cell office:value-type="float" office:value="1584225379">
                <text:p>1584225379</text:p>
              </table:table-cell>
              <table:table-cell office:value-type="float" office:value="636">
                <text:p>636</text:p>
              </table:table-cell>
              <table:table-cell office:value-type="float" office:value="2038.7734375">
                <text:p>2038.7734375</text:p>
              </table:table-cell>
            </table:table-row>
            <table:table-row>
              <table:table-cell office:value-type="float" office:value="1584225390">
                <text:p>1584225390</text:p>
              </table:table-cell>
              <table:table-cell office:value-type="float" office:value="637">
                <text:p>637</text:p>
              </table:table-cell>
              <table:table-cell office:value-type="float" office:value="2042.77734375">
                <text:p>2042.77734375</text:p>
              </table:table-cell>
            </table:table-row>
            <table:table-row>
              <table:table-cell office:value-type="float" office:value="1584225401">
                <text:p>1584225401</text:p>
              </table:table-cell>
              <table:table-cell office:value-type="float" office:value="638">
                <text:p>638</text:p>
              </table:table-cell>
              <table:table-cell office:value-type="float" office:value="2046.96875">
                <text:p>2046.96875</text:p>
              </table:table-cell>
            </table:table-row>
            <table:table-row>
              <table:table-cell office:value-type="float" office:value="1584225411">
                <text:p>1584225411</text:p>
              </table:table-cell>
              <table:table-cell office:value-type="float" office:value="639">
                <text:p>639</text:p>
              </table:table-cell>
              <table:table-cell office:value-type="float" office:value="2051.28515625">
                <text:p>2051.28515625</text:p>
              </table:table-cell>
            </table:table-row>
            <table:table-row>
              <table:table-cell office:value-type="float" office:value="1584225422">
                <text:p>1584225422</text:p>
              </table:table-cell>
              <table:table-cell office:value-type="float" office:value="640">
                <text:p>640</text:p>
              </table:table-cell>
              <table:table-cell office:value-type="float" office:value="2055.2890625">
                <text:p>2055.2890625</text:p>
              </table:table-cell>
            </table:table-row>
            <table:table-row>
              <table:table-cell office:value-type="float" office:value="1584225433">
                <text:p>1584225433</text:p>
              </table:table-cell>
              <table:table-cell office:value-type="float" office:value="641">
                <text:p>641</text:p>
              </table:table-cell>
              <table:table-cell office:value-type="float" office:value="2059.23046875">
                <text:p>2059.23046875</text:p>
              </table:table-cell>
            </table:table-row>
            <table:table-row>
              <table:table-cell office:value-type="float" office:value="1584225444">
                <text:p>1584225444</text:p>
              </table:table-cell>
              <table:table-cell office:value-type="float" office:value="642">
                <text:p>642</text:p>
              </table:table-cell>
              <table:table-cell office:value-type="float" office:value="2063.171875">
                <text:p>2063.171875</text:p>
              </table:table-cell>
            </table:table-row>
            <table:table-row>
              <table:table-cell office:value-type="float" office:value="1584225454">
                <text:p>1584225454</text:p>
              </table:table-cell>
              <table:table-cell office:value-type="float" office:value="643">
                <text:p>643</text:p>
              </table:table-cell>
              <table:table-cell office:value-type="float" office:value="2066.11328125">
                <text:p>2066.11328125</text:p>
              </table:table-cell>
            </table:table-row>
            <table:table-row>
              <table:table-cell office:value-type="float" office:value="1584225465">
                <text:p>1584225465</text:p>
              </table:table-cell>
              <table:table-cell office:value-type="float" office:value="644">
                <text:p>644</text:p>
              </table:table-cell>
              <table:table-cell office:value-type="float" office:value="2070.1796875">
                <text:p>2070.1796875</text:p>
              </table:table-cell>
            </table:table-row>
            <table:table-row>
              <table:table-cell office:value-type="float" office:value="1584225476">
                <text:p>1584225476</text:p>
              </table:table-cell>
              <table:table-cell office:value-type="float" office:value="645">
                <text:p>645</text:p>
              </table:table-cell>
              <table:table-cell office:value-type="float" office:value="2074.18359375">
                <text:p>2074.18359375</text:p>
              </table:table-cell>
            </table:table-row>
            <table:table-row>
              <table:table-cell office:value-type="float" office:value="1584225486">
                <text:p>1584225486</text:p>
              </table:table-cell>
              <table:table-cell office:value-type="float" office:value="646">
                <text:p>646</text:p>
              </table:table-cell>
              <table:table-cell office:value-type="float" office:value="2078.375">
                <text:p>2078.375</text:p>
              </table:table-cell>
            </table:table-row>
            <table:table-row>
              <table:table-cell office:value-type="float" office:value="1584225497">
                <text:p>1584225497</text:p>
              </table:table-cell>
              <table:table-cell office:value-type="float" office:value="647">
                <text:p>647</text:p>
              </table:table-cell>
              <table:table-cell office:value-type="float" office:value="2082.50390625">
                <text:p>2082.50390625</text:p>
              </table:table-cell>
            </table:table-row>
            <table:table-row>
              <table:table-cell office:value-type="float" office:value="1584225508">
                <text:p>1584225508</text:p>
              </table:table-cell>
              <table:table-cell office:value-type="float" office:value="648">
                <text:p>648</text:p>
              </table:table-cell>
              <table:table-cell office:value-type="float" office:value="2086.4453125">
                <text:p>2086.4453125</text:p>
              </table:table-cell>
            </table:table-row>
            <table:table-row>
              <table:table-cell office:value-type="float" office:value="1584225518">
                <text:p>1584225518</text:p>
              </table:table-cell>
              <table:table-cell office:value-type="float" office:value="649">
                <text:p>649</text:p>
              </table:table-cell>
              <table:table-cell office:value-type="float" office:value="2090.44921875">
                <text:p>2090.44921875</text:p>
              </table:table-cell>
            </table:table-row>
            <table:table-row>
              <table:table-cell office:value-type="float" office:value="1584225529">
                <text:p>1584225529</text:p>
              </table:table-cell>
              <table:table-cell office:value-type="float" office:value="650">
                <text:p>650</text:p>
              </table:table-cell>
              <table:table-cell office:value-type="float" office:value="2093.328125">
                <text:p>2093.328125</text:p>
              </table:table-cell>
            </table:table-row>
            <table:table-row>
              <table:table-cell office:value-type="float" office:value="1584225540">
                <text:p>1584225540</text:p>
              </table:table-cell>
              <table:table-cell office:value-type="float" office:value="651">
                <text:p>651</text:p>
              </table:table-cell>
              <table:table-cell office:value-type="float" office:value="2097.39453125">
                <text:p>2097.39453125</text:p>
              </table:table-cell>
            </table:table-row>
            <table:table-row>
              <table:table-cell office:value-type="float" office:value="1584225551">
                <text:p>1584225551</text:p>
              </table:table-cell>
              <table:table-cell office:value-type="float" office:value="652">
                <text:p>652</text:p>
              </table:table-cell>
              <table:table-cell office:value-type="float" office:value="2101.3359375">
                <text:p>2101.3359375</text:p>
              </table:table-cell>
            </table:table-row>
            <table:table-row>
              <table:table-cell office:value-type="float" office:value="1584225561">
                <text:p>1584225561</text:p>
              </table:table-cell>
              <table:table-cell office:value-type="float" office:value="653">
                <text:p>653</text:p>
              </table:table-cell>
              <table:table-cell office:value-type="float" office:value="2105.59375">
                <text:p>2105.59375</text:p>
              </table:table-cell>
            </table:table-row>
            <table:table-row>
              <table:table-cell office:value-type="float" office:value="1584225572">
                <text:p>1584225572</text:p>
              </table:table-cell>
              <table:table-cell office:value-type="float" office:value="654">
                <text:p>654</text:p>
              </table:table-cell>
              <table:table-cell office:value-type="float" office:value="2109.66015625">
                <text:p>2109.66015625</text:p>
              </table:table-cell>
            </table:table-row>
            <table:table-row>
              <table:table-cell office:value-type="float" office:value="1584225583">
                <text:p>1584225583</text:p>
              </table:table-cell>
              <table:table-cell office:value-type="float" office:value="655">
                <text:p>655</text:p>
              </table:table-cell>
              <table:table-cell office:value-type="float" office:value="2113.7890625">
                <text:p>2113.7890625</text:p>
              </table:table-cell>
            </table:table-row>
            <table:table-row>
              <table:table-cell office:value-type="float" office:value="1584225593">
                <text:p>1584225593</text:p>
              </table:table-cell>
              <table:table-cell office:value-type="float" office:value="656">
                <text:p>656</text:p>
              </table:table-cell>
              <table:table-cell office:value-type="float" office:value="2116.66796875">
                <text:p>2116.66796875</text:p>
              </table:table-cell>
            </table:table-row>
            <table:table-row>
              <table:table-cell office:value-type="float" office:value="1584225604">
                <text:p>1584225604</text:p>
              </table:table-cell>
              <table:table-cell office:value-type="float" office:value="657">
                <text:p>657</text:p>
              </table:table-cell>
              <table:table-cell office:value-type="float" office:value="2120.796875">
                <text:p>2120.796875</text:p>
              </table:table-cell>
            </table:table-row>
            <table:table-row>
              <table:table-cell office:value-type="float" office:value="1584225615">
                <text:p>1584225615</text:p>
              </table:table-cell>
              <table:table-cell office:value-type="float" office:value="658">
                <text:p>658</text:p>
              </table:table-cell>
              <table:table-cell office:value-type="float" office:value="2124.73828125">
                <text:p>2124.73828125</text:p>
              </table:table-cell>
            </table:table-row>
            <table:table-row>
              <table:table-cell office:value-type="float" office:value="1584225626">
                <text:p>1584225626</text:p>
              </table:table-cell>
              <table:table-cell office:value-type="float" office:value="659">
                <text:p>659</text:p>
              </table:table-cell>
              <table:table-cell office:value-type="float" office:value="2128.8671875">
                <text:p>2128.8671875</text:p>
              </table:table-cell>
            </table:table-row>
            <table:table-row>
              <table:table-cell office:value-type="float" office:value="1584225636">
                <text:p>1584225636</text:p>
              </table:table-cell>
              <table:table-cell office:value-type="float" office:value="660">
                <text:p>660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float" office:value="1584225647">
                <text:p>1584225647</text:p>
              </table:table-cell>
              <table:table-cell office:value-type="float" office:value="662">
                <text:p>662</text:p>
              </table:table-cell>
              <table:table-cell office:value-type="float" office:value="2137.00390625">
                <text:p>2137.00390625</text:p>
              </table:table-cell>
            </table:table-row>
            <table:table-row>
              <table:table-cell office:value-type="float" office:value="1584225658">
                <text:p>1584225658</text:p>
              </table:table-cell>
              <table:table-cell office:value-type="float" office:value="663">
                <text:p>663</text:p>
              </table:table-cell>
              <table:table-cell office:value-type="float" office:value="2141.0703125">
                <text:p>2141.0703125</text:p>
              </table:table-cell>
            </table:table-row>
            <table:table-row>
              <table:table-cell office:value-type="float" office:value="1584225668">
                <text:p>1584225668</text:p>
              </table:table-cell>
              <table:table-cell office:value-type="float" office:value="664">
                <text:p>664</text:p>
              </table:table-cell>
              <table:table-cell office:value-type="float" office:value="2144.07421875">
                <text:p>2144.07421875</text:p>
              </table:table-cell>
            </table:table-row>
            <table:table-row>
              <table:table-cell office:value-type="float" office:value="1584225679">
                <text:p>1584225679</text:p>
              </table:table-cell>
              <table:table-cell office:value-type="float" office:value="665">
                <text:p>665</text:p>
              </table:table-cell>
              <table:table-cell office:value-type="float" office:value="2148.328125">
                <text:p>2148.328125</text:p>
              </table:table-cell>
            </table:table-row>
            <table:table-row>
              <table:table-cell office:value-type="float" office:value="1584225690">
                <text:p>1584225690</text:p>
              </table:table-cell>
              <table:table-cell office:value-type="float" office:value="666">
                <text:p>666</text:p>
              </table:table-cell>
              <table:table-cell office:value-type="float" office:value="2152.1484375">
                <text:p>2152.1484375</text:p>
              </table:table-cell>
            </table:table-row>
            <table:table-row>
              <table:table-cell office:value-type="float" office:value="1584225700">
                <text:p>1584225700</text:p>
              </table:table-cell>
              <table:table-cell office:value-type="float" office:value="667">
                <text:p>667</text:p>
              </table:table-cell>
              <table:table-cell office:value-type="float" office:value="2156.33984375">
                <text:p>2156.33984375</text:p>
              </table:table-cell>
            </table:table-row>
            <table:table-row>
              <table:table-cell office:value-type="float" office:value="1584225711">
                <text:p>1584225711</text:p>
              </table:table-cell>
              <table:table-cell office:value-type="float" office:value="668">
                <text:p>668</text:p>
              </table:table-cell>
              <table:table-cell office:value-type="float" office:value="2160.34375">
                <text:p>2160.34375</text:p>
              </table:table-cell>
            </table:table-row>
            <table:table-row>
              <table:table-cell office:value-type="float" office:value="1584225722">
                <text:p>1584225722</text:p>
              </table:table-cell>
              <table:table-cell office:value-type="float" office:value="669">
                <text:p>669</text:p>
              </table:table-cell>
              <table:table-cell office:value-type="float" office:value="2164.34765625">
                <text:p>2164.34765625</text:p>
              </table:table-cell>
            </table:table-row>
            <table:table-row>
              <table:table-cell office:value-type="float" office:value="1584225733">
                <text:p>1584225733</text:p>
              </table:table-cell>
              <table:table-cell office:value-type="float" office:value="670">
                <text:p>670</text:p>
              </table:table-cell>
              <table:table-cell office:value-type="float" office:value="2167.4140625">
                <text:p>2167.4140625</text:p>
              </table:table-cell>
            </table:table-row>
            <table:table-row>
              <table:table-cell office:value-type="float" office:value="1584225743">
                <text:p>1584225743</text:p>
              </table:table-cell>
              <table:table-cell office:value-type="float" office:value="671">
                <text:p>671</text:p>
              </table:table-cell>
              <table:table-cell office:value-type="float" office:value="2171.35546875">
                <text:p>2171.35546875</text:p>
              </table:table-cell>
            </table:table-row>
            <table:table-row>
              <table:table-cell office:value-type="float" office:value="1584225754">
                <text:p>1584225754</text:p>
              </table:table-cell>
              <table:table-cell office:value-type="float" office:value="672">
                <text:p>672</text:p>
              </table:table-cell>
              <table:table-cell office:value-type="float" office:value="2175.609375">
                <text:p>2175.609375</text:p>
              </table:table-cell>
            </table:table-row>
            <table:table-row>
              <table:table-cell office:value-type="float" office:value="1584225765">
                <text:p>1584225765</text:p>
              </table:table-cell>
              <table:table-cell office:value-type="float" office:value="673">
                <text:p>673</text:p>
              </table:table-cell>
              <table:table-cell office:value-type="float" office:value="2178.48828125">
                <text:p>2178.48828125</text:p>
              </table:table-cell>
            </table:table-row>
            <table:table-row>
              <table:table-cell office:value-type="float" office:value="1584225775">
                <text:p>1584225775</text:p>
              </table:table-cell>
              <table:table-cell office:value-type="float" office:value="674">
                <text:p>674</text:p>
              </table:table-cell>
              <table:table-cell office:value-type="float" office:value="2182.7421875">
                <text:p>2182.7421875</text:p>
              </table:table-cell>
            </table:table-row>
            <table:table-row>
              <table:table-cell office:value-type="float" office:value="1584225786">
                <text:p>1584225786</text:p>
              </table:table-cell>
              <table:table-cell office:value-type="float" office:value="675">
                <text:p>675</text:p>
              </table:table-cell>
              <table:table-cell office:value-type="float" office:value="2186.68359375">
                <text:p>2186.68359375</text:p>
              </table:table-cell>
            </table:table-row>
            <table:table-row>
              <table:table-cell office:value-type="float" office:value="1584225797">
                <text:p>1584225797</text:p>
              </table:table-cell>
              <table:table-cell office:value-type="float" office:value="676">
                <text:p>676</text:p>
              </table:table-cell>
              <table:table-cell office:value-type="float" office:value="2190.75">
                <text:p>2190.75</text:p>
              </table:table-cell>
            </table:table-row>
            <table:table-row>
              <table:table-cell office:value-type="float" office:value="1584225808">
                <text:p>1584225808</text:p>
              </table:table-cell>
              <table:table-cell office:value-type="float" office:value="677">
                <text:p>677</text:p>
              </table:table-cell>
              <table:table-cell office:value-type="float" office:value="2194.69140625">
                <text:p>2194.69140625</text:p>
              </table:table-cell>
            </table:table-row>
            <table:table-row>
              <table:table-cell office:value-type="float" office:value="1584225818">
                <text:p>1584225818</text:p>
              </table:table-cell>
              <table:table-cell office:value-type="float" office:value="678">
                <text:p>678</text:p>
              </table:table-cell>
              <table:table-cell office:value-type="float" office:value="2198.7578125">
                <text:p>2198.7578125</text:p>
              </table:table-cell>
            </table:table-row>
            <table:table-row>
              <table:table-cell office:value-type="float" office:value="1584225829">
                <text:p>1584225829</text:p>
              </table:table-cell>
              <table:table-cell office:value-type="float" office:value="679">
                <text:p>679</text:p>
              </table:table-cell>
              <table:table-cell office:value-type="float" office:value="2201.63671875">
                <text:p>2201.63671875</text:p>
              </table:table-cell>
            </table:table-row>
            <table:table-row>
              <table:table-cell office:value-type="float" office:value="1584225840">
                <text:p>1584225840</text:p>
              </table:table-cell>
              <table:table-cell office:value-type="float" office:value="680">
                <text:p>680</text:p>
              </table:table-cell>
              <table:table-cell office:value-type="float" office:value="2205.765625">
                <text:p>2205.765625</text:p>
              </table:table-cell>
            </table:table-row>
            <table:table-row>
              <table:table-cell office:value-type="float" office:value="1584225850">
                <text:p>1584225850</text:p>
              </table:table-cell>
              <table:table-cell office:value-type="float" office:value="681">
                <text:p>681</text:p>
              </table:table-cell>
              <table:table-cell office:value-type="float" office:value="2210.08203125">
                <text:p>2210.08203125</text:p>
              </table:table-cell>
            </table:table-row>
            <table:table-row>
              <table:table-cell office:value-type="float" office:value="1584225861">
                <text:p>1584225861</text:p>
              </table:table-cell>
              <table:table-cell office:value-type="float" office:value="682">
                <text:p>682</text:p>
              </table:table-cell>
              <table:table-cell office:value-type="float" office:value="2213.3359375">
                <text:p>2213.3359375</text:p>
              </table:table-cell>
            </table:table-row>
            <table:table-row>
              <table:table-cell office:value-type="float" office:value="1584225872">
                <text:p>1584225872</text:p>
              </table:table-cell>
              <table:table-cell office:value-type="float" office:value="683">
                <text:p>683</text:p>
              </table:table-cell>
              <table:table-cell office:value-type="float" office:value="2217.52734375">
                <text:p>2217.52734375</text:p>
              </table:table-cell>
            </table:table-row>
            <table:table-row>
              <table:table-cell office:value-type="float" office:value="1584225883">
                <text:p>1584225883</text:p>
              </table:table-cell>
              <table:table-cell office:value-type="float" office:value="684">
                <text:p>684</text:p>
              </table:table-cell>
              <table:table-cell office:value-type="float" office:value="2221.59375">
                <text:p>2221.59375</text:p>
              </table:table-cell>
            </table:table-row>
            <table:table-row>
              <table:table-cell office:value-type="float" office:value="1584225893">
                <text:p>1584225893</text:p>
              </table:table-cell>
              <table:table-cell office:value-type="float" office:value="684">
                <text:p>684</text:p>
              </table:table-cell>
              <table:table-cell office:value-type="float" office:value="2225.66015625">
                <text:p>2225.66015625</text:p>
              </table:table-cell>
            </table:table-row>
            <table:table-row>
              <table:table-cell office:value-type="float" office:value="1584225904">
                <text:p>1584225904</text:p>
              </table:table-cell>
              <table:table-cell office:value-type="float" office:value="685">
                <text:p>685</text:p>
              </table:table-cell>
              <table:table-cell office:value-type="float" office:value="2229.5390625">
                <text:p>2229.5390625</text:p>
              </table:table-cell>
            </table:table-row>
            <table:table-row>
              <table:table-cell office:value-type="float" office:value="1584225915">
                <text:p>1584225915</text:p>
              </table:table-cell>
              <table:table-cell office:value-type="float" office:value="686">
                <text:p>686</text:p>
              </table:table-cell>
              <table:table-cell office:value-type="float" office:value="2232.54296875">
                <text:p>2232.54296875</text:p>
              </table:table-cell>
            </table:table-row>
            <table:table-row>
              <table:table-cell office:value-type="float" office:value="1584225925">
                <text:p>1584225925</text:p>
              </table:table-cell>
              <table:table-cell office:value-type="float" office:value="687">
                <text:p>687</text:p>
              </table:table-cell>
              <table:table-cell office:value-type="float" office:value="2236.546875">
                <text:p>2236.546875</text:p>
              </table:table-cell>
            </table:table-row>
            <table:table-row>
              <table:table-cell office:value-type="float" office:value="1584225936">
                <text:p>1584225936</text:p>
              </table:table-cell>
              <table:table-cell office:value-type="float" office:value="688">
                <text:p>688</text:p>
              </table:table-cell>
              <table:table-cell office:value-type="float" office:value="2240.61328125">
                <text:p>2240.61328125</text:p>
              </table:table-cell>
            </table:table-row>
            <table:table-row>
              <table:table-cell office:value-type="float" office:value="1584225947">
                <text:p>1584225947</text:p>
              </table:table-cell>
              <table:table-cell office:value-type="float" office:value="689">
                <text:p>689</text:p>
              </table:table-cell>
              <table:table-cell office:value-type="float" office:value="2244.6171875">
                <text:p>2244.6171875</text:p>
              </table:table-cell>
            </table:table-row>
            <table:table-row>
              <table:table-cell office:value-type="float" office:value="1584225958">
                <text:p>1584225958</text:p>
              </table:table-cell>
              <table:table-cell office:value-type="float" office:value="690">
                <text:p>690</text:p>
              </table:table-cell>
              <table:table-cell office:value-type="float" office:value="2248.87109375">
                <text:p>2248.87109375</text:p>
              </table:table-cell>
            </table:table-row>
            <table:table-row>
              <table:table-cell office:value-type="float" office:value="1584225968">
                <text:p>1584225968</text:p>
              </table:table-cell>
              <table:table-cell office:value-type="float" office:value="691">
                <text:p>691</text:p>
              </table:table-cell>
              <table:table-cell office:value-type="float" office:value="2252.9375">
                <text:p>2252.9375</text:p>
              </table:table-cell>
            </table:table-row>
            <table:table-row>
              <table:table-cell office:value-type="float" office:value="1584225979">
                <text:p>1584225979</text:p>
              </table:table-cell>
              <table:table-cell office:value-type="float" office:value="692">
                <text:p>692</text:p>
              </table:table-cell>
              <table:table-cell office:value-type="float" office:value="2255.81640625">
                <text:p>2255.81640625</text:p>
              </table:table-cell>
            </table:table-row>
            <table:table-row>
              <table:table-cell office:value-type="float" office:value="1584225990">
                <text:p>1584225990</text:p>
              </table:table-cell>
              <table:table-cell office:value-type="float" office:value="693">
                <text:p>693</text:p>
              </table:table-cell>
              <table:table-cell office:value-type="float" office:value="2260.1953125">
                <text:p>2260.1953125</text:p>
              </table:table-cell>
            </table:table-row>
            <table:table-row>
              <table:table-cell office:value-type="float" office:value="1584226000">
                <text:p>1584226000</text:p>
              </table:table-cell>
              <table:table-cell office:value-type="float" office:value="694">
                <text:p>694</text:p>
              </table:table-cell>
              <table:table-cell office:value-type="float" office:value="2263.88671875">
                <text:p>2263.88671875</text:p>
              </table:table-cell>
            </table:table-row>
            <table:table-row>
              <table:table-cell office:value-type="float" office:value="1584226011">
                <text:p>1584226011</text:p>
              </table:table-cell>
              <table:table-cell office:value-type="float" office:value="695">
                <text:p>695</text:p>
              </table:table-cell>
              <table:table-cell office:value-type="float" office:value="2267.890625">
                <text:p>2267.890625</text:p>
              </table:table-cell>
            </table:table-row>
            <table:table-row>
              <table:table-cell office:value-type="float" office:value="1584226022">
                <text:p>1584226022</text:p>
              </table:table-cell>
              <table:table-cell office:value-type="float" office:value="696">
                <text:p>696</text:p>
              </table:table-cell>
              <table:table-cell office:value-type="float" office:value="2272.08203125">
                <text:p>2272.08203125</text:p>
              </table:table-cell>
            </table:table-row>
            <table:table-row>
              <table:table-cell office:value-type="float" office:value="1584226033">
                <text:p>1584226033</text:p>
              </table:table-cell>
              <table:table-cell office:value-type="float" office:value="697">
                <text:p>697</text:p>
              </table:table-cell>
              <table:table-cell office:value-type="float" office:value="2275.9609375">
                <text:p>2275.9609375</text:p>
              </table:table-cell>
            </table:table-row>
            <table:table-row>
              <table:table-cell office:value-type="float" office:value="1584226043">
                <text:p>1584226043</text:p>
              </table:table-cell>
              <table:table-cell office:value-type="float" office:value="698">
                <text:p>698</text:p>
              </table:table-cell>
              <table:table-cell office:value-type="float" office:value="2279.96484375">
                <text:p>2279.96484375</text:p>
              </table:table-cell>
            </table:table-row>
            <table:table-row>
              <table:table-cell office:value-type="float" office:value="1584226054">
                <text:p>1584226054</text:p>
              </table:table-cell>
              <table:table-cell office:value-type="float" office:value="699">
                <text:p>699</text:p>
              </table:table-cell>
              <table:table-cell office:value-type="float" office:value="2283.90625">
                <text:p>2283.90625</text:p>
              </table:table-cell>
            </table:table-row>
            <table:table-row>
              <table:table-cell office:value-type="float" office:value="1584226065">
                <text:p>1584226065</text:p>
              </table:table-cell>
              <table:table-cell office:value-type="float" office:value="700">
                <text:p>700</text:p>
              </table:table-cell>
              <table:table-cell office:value-type="float" office:value="2287.91015625">
                <text:p>2287.91015625</text:p>
              </table:table-cell>
            </table:table-row>
            <table:table-row>
              <table:table-cell office:value-type="float" office:value="1584226075">
                <text:p>1584226075</text:p>
              </table:table-cell>
              <table:table-cell office:value-type="float" office:value="701">
                <text:p>701</text:p>
              </table:table-cell>
              <table:table-cell office:value-type="float" office:value="2291.9765625">
                <text:p>2291.9765625</text:p>
              </table:table-cell>
            </table:table-row>
            <table:table-row>
              <table:table-cell office:value-type="float" office:value="1584226086">
                <text:p>1584226086</text:p>
              </table:table-cell>
              <table:table-cell office:value-type="float" office:value="702">
                <text:p>702</text:p>
              </table:table-cell>
              <table:table-cell office:value-type="float" office:value="2296.04296875">
                <text:p>2296.04296875</text:p>
              </table:table-cell>
            </table:table-row>
            <table:table-row>
              <table:table-cell office:value-type="float" office:value="1584226097">
                <text:p>1584226097</text:p>
              </table:table-cell>
              <table:table-cell office:value-type="float" office:value="703">
                <text:p>703</text:p>
              </table:table-cell>
              <table:table-cell office:value-type="float" office:value="2300.359375">
                <text:p>2300.359375</text:p>
              </table:table-cell>
            </table:table-row>
            <table:table-row>
              <table:table-cell office:value-type="float" office:value="1584226108">
                <text:p>1584226108</text:p>
              </table:table-cell>
              <table:table-cell office:value-type="float" office:value="704">
                <text:p>704</text:p>
              </table:table-cell>
              <table:table-cell office:value-type="float" office:value="2303.42578125">
                <text:p>2303.42578125</text:p>
              </table:table-cell>
            </table:table-row>
            <table:table-row>
              <table:table-cell office:value-type="float" office:value="1584226118">
                <text:p>1584226118</text:p>
              </table:table-cell>
              <table:table-cell office:value-type="float" office:value="705">
                <text:p>705</text:p>
              </table:table-cell>
              <table:table-cell office:value-type="float" office:value="2307.4296875">
                <text:p>2307.4296875</text:p>
              </table:table-cell>
            </table:table-row>
            <table:table-row>
              <table:table-cell office:value-type="float" office:value="1584226129">
                <text:p>1584226129</text:p>
              </table:table-cell>
              <table:table-cell office:value-type="float" office:value="706">
                <text:p>706</text:p>
              </table:table-cell>
              <table:table-cell office:value-type="float" office:value="2311.43359375">
                <text:p>2311.43359375</text:p>
              </table:table-cell>
            </table:table-row>
            <table:table-row>
              <table:table-cell office:value-type="float" office:value="1584226140">
                <text:p>1584226140</text:p>
              </table:table-cell>
              <table:table-cell office:value-type="float" office:value="707">
                <text:p>707</text:p>
              </table:table-cell>
              <table:table-cell office:value-type="float" office:value="2314.3125">
                <text:p>2314.3125</text:p>
              </table:table-cell>
            </table:table-row>
            <table:table-row>
              <table:table-cell office:value-type="float" office:value="1584226150">
                <text:p>1584226150</text:p>
              </table:table-cell>
              <table:table-cell office:value-type="float" office:value="708">
                <text:p>708</text:p>
              </table:table-cell>
              <table:table-cell office:value-type="float" office:value="2318.31640625">
                <text:p>2318.31640625</text:p>
              </table:table-cell>
            </table:table-row>
            <table:table-row>
              <table:table-cell office:value-type="float" office:value="1584226161">
                <text:p>1584226161</text:p>
              </table:table-cell>
              <table:table-cell office:value-type="float" office:value="709">
                <text:p>709</text:p>
              </table:table-cell>
              <table:table-cell office:value-type="float" office:value="2322.3828125">
                <text:p>2322.3828125</text:p>
              </table:table-cell>
            </table:table-row>
            <table:table-row>
              <table:table-cell office:value-type="float" office:value="1584226172">
                <text:p>1584226172</text:p>
              </table:table-cell>
              <table:table-cell office:value-type="float" office:value="710">
                <text:p>710</text:p>
              </table:table-cell>
              <table:table-cell office:value-type="float" office:value="2326.38671875">
                <text:p>2326.38671875</text:p>
              </table:table-cell>
            </table:table-row>
            <table:table-row>
              <table:table-cell office:value-type="float" office:value="1584226183">
                <text:p>1584226183</text:p>
              </table:table-cell>
              <table:table-cell office:value-type="float" office:value="711">
                <text:p>711</text:p>
              </table:table-cell>
              <table:table-cell office:value-type="float" office:value="2330.703125">
                <text:p>2330.703125</text:p>
              </table:table-cell>
            </table:table-row>
            <table:table-row>
              <table:table-cell office:value-type="float" office:value="1584226193">
                <text:p>1584226193</text:p>
              </table:table-cell>
              <table:table-cell office:value-type="float" office:value="712">
                <text:p>712</text:p>
              </table:table-cell>
              <table:table-cell office:value-type="float" office:value="2334.70703125">
                <text:p>2334.70703125</text:p>
              </table:table-cell>
            </table:table-row>
            <table:table-row>
              <table:table-cell office:value-type="float" office:value="1584226204">
                <text:p>1584226204</text:p>
              </table:table-cell>
              <table:table-cell office:value-type="float" office:value="713">
                <text:p>713</text:p>
              </table:table-cell>
              <table:table-cell office:value-type="float" office:value="2338.8359375">
                <text:p>2338.8359375</text:p>
              </table:table-cell>
            </table:table-row>
            <table:table-row>
              <table:table-cell office:value-type="float" office:value="1584226215">
                <text:p>1584226215</text:p>
              </table:table-cell>
              <table:table-cell office:value-type="float" office:value="714">
                <text:p>714</text:p>
              </table:table-cell>
              <table:table-cell office:value-type="float" office:value="2342.71484375">
                <text:p>2342.71484375</text:p>
              </table:table-cell>
            </table:table-row>
            <table:table-row>
              <table:table-cell office:value-type="float" office:value="1584226225">
                <text:p>1584226225</text:p>
              </table:table-cell>
              <table:table-cell office:value-type="float" office:value="715">
                <text:p>715</text:p>
              </table:table-cell>
              <table:table-cell office:value-type="float" office:value="2346.84375">
                <text:p>2346.84375</text:p>
              </table:table-cell>
            </table:table-row>
            <table:table-row>
              <table:table-cell office:value-type="float" office:value="1584226236">
                <text:p>1584226236</text:p>
              </table:table-cell>
              <table:table-cell office:value-type="float" office:value="716">
                <text:p>716</text:p>
              </table:table-cell>
              <table:table-cell office:value-type="float" office:value="2349.72265625">
                <text:p>2349.72265625</text:p>
              </table:table-cell>
            </table:table-row>
            <table:table-row>
              <table:table-cell office:value-type="float" office:value="1584226247">
                <text:p>1584226247</text:p>
              </table:table-cell>
              <table:table-cell office:value-type="float" office:value="717">
                <text:p>717</text:p>
              </table:table-cell>
              <table:table-cell office:value-type="float" office:value="2353.7890625">
                <text:p>2353.7890625</text:p>
              </table:table-cell>
            </table:table-row>
            <table:table-row>
              <table:table-cell office:value-type="float" office:value="1584226258">
                <text:p>1584226258</text:p>
              </table:table-cell>
              <table:table-cell office:value-type="float" office:value="718">
                <text:p>718</text:p>
              </table:table-cell>
              <table:table-cell office:value-type="float" office:value="2357.79296875">
                <text:p>2357.79296875</text:p>
              </table:table-cell>
            </table:table-row>
            <table:table-row>
              <table:table-cell office:value-type="float" office:value="1584226268">
                <text:p>1584226268</text:p>
              </table:table-cell>
              <table:table-cell office:value-type="float" office:value="719">
                <text:p>719</text:p>
              </table:table-cell>
              <table:table-cell office:value-type="float" office:value="2361.921875">
                <text:p>2361.921875</text:p>
              </table:table-cell>
            </table:table-row>
            <table:table-row>
              <table:table-cell office:value-type="float" office:value="1584226279">
                <text:p>1584226279</text:p>
              </table:table-cell>
              <table:table-cell office:value-type="float" office:value="720">
                <text:p>720</text:p>
              </table:table-cell>
              <table:table-cell office:value-type="float" office:value="2366.11328125">
                <text:p>2366.11328125</text:p>
              </table:table-cell>
            </table:table-row>
            <table:table-row>
              <table:table-cell office:value-type="float" office:value="1584226290">
                <text:p>1584226290</text:p>
              </table:table-cell>
              <table:table-cell office:value-type="float" office:value="721">
                <text:p>721</text:p>
              </table:table-cell>
              <table:table-cell office:value-type="float" office:value="2370.1171875">
                <text:p>2370.1171875</text:p>
              </table:table-cell>
            </table:table-row>
            <table:table-row>
              <table:table-cell office:value-type="float" office:value="1584226301">
                <text:p>1584226301</text:p>
              </table:table-cell>
              <table:table-cell office:value-type="float" office:value="722">
                <text:p>722</text:p>
              </table:table-cell>
              <table:table-cell office:value-type="float" office:value="2374.12109375">
                <text:p>2374.12109375</text:p>
              </table:table-cell>
            </table:table-row>
            <table:table-row>
              <table:table-cell office:value-type="float" office:value="1584226311">
                <text:p>1584226311</text:p>
              </table:table-cell>
              <table:table-cell office:value-type="float" office:value="723">
                <text:p>723</text:p>
              </table:table-cell>
              <table:table-cell office:value-type="float" office:value="2378.1875">
                <text:p>2378.1875</text:p>
              </table:table-cell>
            </table:table-row>
            <table:table-row>
              <table:table-cell office:value-type="float" office:value="1584226322">
                <text:p>1584226322</text:p>
              </table:table-cell>
              <table:table-cell office:value-type="float" office:value="724">
                <text:p>724</text:p>
              </table:table-cell>
              <table:table-cell office:value-type="float" office:value="2382.19140625">
                <text:p>2382.19140625</text:p>
              </table:table-cell>
            </table:table-row>
            <table:table-row>
              <table:table-cell office:value-type="float" office:value="1584226333">
                <text:p>1584226333</text:p>
              </table:table-cell>
              <table:table-cell office:value-type="float" office:value="725">
                <text:p>725</text:p>
              </table:table-cell>
              <table:table-cell office:value-type="float" office:value="2385.2578125">
                <text:p>2385.2578125</text:p>
              </table:table-cell>
            </table:table-row>
            <table:table-row>
              <table:table-cell office:value-type="float" office:value="1584226343">
                <text:p>1584226343</text:p>
              </table:table-cell>
              <table:table-cell office:value-type="float" office:value="726">
                <text:p>726</text:p>
              </table:table-cell>
              <table:table-cell office:value-type="float" office:value="2389.19921875">
                <text:p>2389.19921875</text:p>
              </table:table-cell>
            </table:table-row>
            <table:table-row>
              <table:table-cell office:value-type="float" office:value="1584226354">
                <text:p>1584226354</text:p>
              </table:table-cell>
              <table:table-cell office:value-type="float" office:value="727">
                <text:p>727</text:p>
              </table:table-cell>
              <table:table-cell office:value-type="float" office:value="2393.203125">
                <text:p>2393.203125</text:p>
              </table:table-cell>
            </table:table-row>
            <table:table-row>
              <table:table-cell office:value-type="float" office:value="1584226365">
                <text:p>1584226365</text:p>
              </table:table-cell>
              <table:table-cell office:value-type="float" office:value="728">
                <text:p>728</text:p>
              </table:table-cell>
              <table:table-cell office:value-type="float" office:value="2397.2734375">
                <text:p>2397.2734375</text:p>
              </table:table-cell>
            </table:table-row>
            <table:table-row>
              <table:table-cell office:value-type="float" office:value="1584226376">
                <text:p>1584226376</text:p>
              </table:table-cell>
              <table:table-cell office:value-type="float" office:value="729">
                <text:p>729</text:p>
              </table:table-cell>
              <table:table-cell office:value-type="float" office:value="2401.52734375">
                <text:p>2401.52734375</text:p>
              </table:table-cell>
            </table:table-row>
            <table:table-row>
              <table:table-cell office:value-type="float" office:value="1584226386">
                <text:p>1584226386</text:p>
              </table:table-cell>
              <table:table-cell office:value-type="float" office:value="730">
                <text:p>730</text:p>
              </table:table-cell>
              <table:table-cell office:value-type="float" office:value="2405.46875">
                <text:p>2405.46875</text:p>
              </table:table-cell>
            </table:table-row>
            <table:table-row>
              <table:table-cell office:value-type="float" office:value="1584226397">
                <text:p>1584226397</text:p>
              </table:table-cell>
              <table:table-cell office:value-type="float" office:value="731">
                <text:p>731</text:p>
              </table:table-cell>
              <table:table-cell office:value-type="float" office:value="2408.53515625">
                <text:p>2408.53515625</text:p>
              </table:table-cell>
            </table:table-row>
            <table:table-row>
              <table:table-cell office:value-type="float" office:value="1584226408">
                <text:p>1584226408</text:p>
              </table:table-cell>
              <table:table-cell office:value-type="float" office:value="732">
                <text:p>732</text:p>
              </table:table-cell>
              <table:table-cell office:value-type="float" office:value="2412.5390625">
                <text:p>2412.5390625</text:p>
              </table:table-cell>
            </table:table-row>
            <table:table-row>
              <table:table-cell office:value-type="float" office:value="1584226418">
                <text:p>1584226418</text:p>
              </table:table-cell>
              <table:table-cell office:value-type="float" office:value="733">
                <text:p>733</text:p>
              </table:table-cell>
              <table:table-cell office:value-type="float" office:value="2416.48046875">
                <text:p>2416.48046875</text:p>
              </table:table-cell>
            </table:table-row>
            <table:table-row>
              <table:table-cell office:value-type="float" office:value="1584226429">
                <text:p>1584226429</text:p>
              </table:table-cell>
              <table:table-cell office:value-type="float" office:value="734">
                <text:p>734</text:p>
              </table:table-cell>
              <table:table-cell office:value-type="float" office:value="2419.671875">
                <text:p>2419.671875</text:p>
              </table:table-cell>
            </table:table-row>
            <table:table-row>
              <table:table-cell office:value-type="float" office:value="1584226440">
                <text:p>1584226440</text:p>
              </table:table-cell>
              <table:table-cell office:value-type="float" office:value="735">
                <text:p>735</text:p>
              </table:table-cell>
              <table:table-cell office:value-type="float" office:value="2423.55078125">
                <text:p>2423.55078125</text:p>
              </table:table-cell>
            </table:table-row>
            <table:table-row>
              <table:table-cell office:value-type="float" office:value="1584226451">
                <text:p>1584226451</text:p>
              </table:table-cell>
              <table:table-cell office:value-type="float" office:value="736">
                <text:p>736</text:p>
              </table:table-cell>
              <table:table-cell office:value-type="float" office:value="2427.6171875">
                <text:p>2427.6171875</text:p>
              </table:table-cell>
            </table:table-row>
            <table:table-row>
              <table:table-cell office:value-type="float" office:value="1584226461">
                <text:p>1584226461</text:p>
              </table:table-cell>
              <table:table-cell office:value-type="float" office:value="737">
                <text:p>737</text:p>
              </table:table-cell>
              <table:table-cell office:value-type="float" office:value="2431.62109375">
                <text:p>2431.62109375</text:p>
              </table:table-cell>
            </table:table-row>
            <table:table-row>
              <table:table-cell office:value-type="float" office:value="1584226472">
                <text:p>1584226472</text:p>
              </table:table-cell>
              <table:table-cell office:value-type="float" office:value="738">
                <text:p>738</text:p>
              </table:table-cell>
              <table:table-cell office:value-type="float" office:value="2435.5625">
                <text:p>2435.5625</text:p>
              </table:table-cell>
            </table:table-row>
            <table:table-row>
              <table:table-cell office:value-type="float" office:value="1584226483">
                <text:p>1584226483</text:p>
              </table:table-cell>
              <table:table-cell office:value-type="float" office:value="739">
                <text:p>739</text:p>
              </table:table-cell>
              <table:table-cell office:value-type="float" office:value="2439.56640625">
                <text:p>2439.56640625</text:p>
              </table:table-cell>
            </table:table-row>
            <table:table-row>
              <table:table-cell office:value-type="float" office:value="1584226493">
                <text:p>1584226493</text:p>
              </table:table-cell>
              <table:table-cell office:value-type="float" office:value="740">
                <text:p>740</text:p>
              </table:table-cell>
              <table:table-cell office:value-type="float" office:value="2443.8203125">
                <text:p>2443.8203125</text:p>
              </table:table-cell>
            </table:table-row>
            <table:table-row>
              <table:table-cell office:value-type="float" office:value="1584226504">
                <text:p>1584226504</text:p>
              </table:table-cell>
              <table:table-cell office:value-type="float" office:value="741">
                <text:p>741</text:p>
              </table:table-cell>
              <table:table-cell office:value-type="float" office:value="2447.88671875">
                <text:p>2447.88671875</text:p>
              </table:table-cell>
            </table:table-row>
            <table:table-row>
              <table:table-cell office:value-type="float" office:value="1584226515">
                <text:p>1584226515</text:p>
              </table:table-cell>
              <table:table-cell office:value-type="float" office:value="742">
                <text:p>742</text:p>
              </table:table-cell>
              <table:table-cell office:value-type="float" office:value="2450.890625">
                <text:p>2450.890625</text:p>
              </table:table-cell>
            </table:table-row>
            <table:table-row>
              <table:table-cell office:value-type="float" office:value="1584226526">
                <text:p>1584226526</text:p>
              </table:table-cell>
              <table:table-cell office:value-type="float" office:value="743">
                <text:p>743</text:p>
              </table:table-cell>
              <table:table-cell office:value-type="float" office:value="2455.08203125">
                <text:p>2455.08203125</text:p>
              </table:table-cell>
            </table:table-row>
            <table:table-row>
              <table:table-cell office:value-type="float" office:value="1584226536">
                <text:p>1584226536</text:p>
              </table:table-cell>
              <table:table-cell office:value-type="float" office:value="744">
                <text:p>744</text:p>
              </table:table-cell>
              <table:table-cell office:value-type="float" office:value="2458.0859375">
                <text:p>2458.0859375</text:p>
              </table:table-cell>
            </table:table-row>
            <table:table-row>
              <table:table-cell office:value-type="float" office:value="1584226547">
                <text:p>1584226547</text:p>
              </table:table-cell>
              <table:table-cell office:value-type="float" office:value="745">
                <text:p>745</text:p>
              </table:table-cell>
              <table:table-cell office:value-type="float" office:value="2462.15234375">
                <text:p>2462.15234375</text:p>
              </table:table-cell>
            </table:table-row>
            <table:table-row>
              <table:table-cell office:value-type="float" office:value="1584226558">
                <text:p>1584226558</text:p>
              </table:table-cell>
              <table:table-cell office:value-type="float" office:value="746">
                <text:p>746</text:p>
              </table:table-cell>
              <table:table-cell office:value-type="float" office:value="2466.21875">
                <text:p>2466.21875</text:p>
              </table:table-cell>
            </table:table-row>
            <table:table-row>
              <table:table-cell office:value-type="float" office:value="1584226569">
                <text:p>1584226569</text:p>
              </table:table-cell>
              <table:table-cell office:value-type="float" office:value="747">
                <text:p>747</text:p>
              </table:table-cell>
              <table:table-cell office:value-type="float" office:value="2470.34765625">
                <text:p>2470.34765625</text:p>
              </table:table-cell>
            </table:table-row>
            <table:table-row>
              <table:table-cell office:value-type="float" office:value="1584226579">
                <text:p>1584226579</text:p>
              </table:table-cell>
              <table:table-cell office:value-type="float" office:value="748">
                <text:p>748</text:p>
              </table:table-cell>
              <table:table-cell office:value-type="float" office:value="2474.1640625">
                <text:p>2474.1640625</text:p>
              </table:table-cell>
            </table:table-row>
            <table:table-row>
              <table:table-cell office:value-type="float" office:value="1584226590">
                <text:p>1584226590</text:p>
              </table:table-cell>
              <table:table-cell office:value-type="float" office:value="749">
                <text:p>749</text:p>
              </table:table-cell>
              <table:table-cell office:value-type="float" office:value="2478.23046875">
                <text:p>2478.23046875</text:p>
              </table:table-cell>
            </table:table-row>
            <table:table-row>
              <table:table-cell office:value-type="float" office:value="1584226601">
                <text:p>1584226601</text:p>
              </table:table-cell>
              <table:table-cell office:value-type="float" office:value="750">
                <text:p>750</text:p>
              </table:table-cell>
              <table:table-cell office:value-type="float" office:value="2482.234375">
                <text:p>2482.234375</text:p>
              </table:table-cell>
            </table:table-row>
            <table:table-row>
              <table:table-cell office:value-type="float" office:value="1584226612">
                <text:p>1584226612</text:p>
              </table:table-cell>
              <table:table-cell office:value-type="float" office:value="751">
                <text:p>751</text:p>
              </table:table-cell>
              <table:table-cell office:value-type="float" office:value="2486.61328125">
                <text:p>2486.61328125</text:p>
              </table:table-cell>
            </table:table-row>
            <table:table-row>
              <table:table-cell office:value-type="float" office:value="1584226622">
                <text:p>1584226622</text:p>
              </table:table-cell>
              <table:table-cell office:value-type="float" office:value="752">
                <text:p>752</text:p>
              </table:table-cell>
              <table:table-cell office:value-type="float" office:value="2489.49609375">
                <text:p>2489.49609375</text:p>
              </table:table-cell>
            </table:table-row>
            <table:table-row>
              <table:table-cell office:value-type="float" office:value="1584226633">
                <text:p>1584226633</text:p>
              </table:table-cell>
              <table:table-cell office:value-type="float" office:value="753">
                <text:p>753</text:p>
              </table:table-cell>
              <table:table-cell office:value-type="float" office:value="2493.5">
                <text:p>2493.5</text:p>
              </table:table-cell>
            </table:table-row>
            <table:table-row>
              <table:table-cell office:value-type="float" office:value="1584226644">
                <text:p>1584226644</text:p>
              </table:table-cell>
              <table:table-cell office:value-type="float" office:value="754">
                <text:p>754</text:p>
              </table:table-cell>
              <table:table-cell office:value-type="float" office:value="2497.62890625">
                <text:p>2497.62890625</text:p>
              </table:table-cell>
            </table:table-row>
            <table:table-row>
              <table:table-cell office:value-type="float" office:value="1584226654">
                <text:p>1584226654</text:p>
              </table:table-cell>
              <table:table-cell office:value-type="float" office:value="755">
                <text:p>755</text:p>
              </table:table-cell>
              <table:table-cell office:value-type="float" office:value="2501.8203125">
                <text:p>2501.8203125</text:p>
              </table:table-cell>
            </table:table-row>
            <table:table-row>
              <table:table-cell office:value-type="float" office:value="1584226665">
                <text:p>1584226665</text:p>
              </table:table-cell>
              <table:table-cell office:value-type="float" office:value="756">
                <text:p>756</text:p>
              </table:table-cell>
              <table:table-cell office:value-type="float" office:value="2505.82421875">
                <text:p>2505.82421875</text:p>
              </table:table-cell>
            </table:table-row>
            <table:table-row>
              <table:table-cell office:value-type="float" office:value="1584226676">
                <text:p>1584226676</text:p>
              </table:table-cell>
              <table:table-cell office:value-type="float" office:value="757">
                <text:p>757</text:p>
              </table:table-cell>
              <table:table-cell office:value-type="float" office:value="2509.703125">
                <text:p>2509.703125</text:p>
              </table:table-cell>
            </table:table-row>
            <table:table-row>
              <table:table-cell office:value-type="float" office:value="1584226687">
                <text:p>1584226687</text:p>
              </table:table-cell>
              <table:table-cell office:value-type="float" office:value="758">
                <text:p>758</text:p>
              </table:table-cell>
              <table:table-cell office:value-type="float" office:value="2513.76953125">
                <text:p>2513.76953125</text:p>
              </table:table-cell>
            </table:table-row>
            <table:table-row>
              <table:table-cell office:value-type="float" office:value="1584226697">
                <text:p>1584226697</text:p>
              </table:table-cell>
              <table:table-cell office:value-type="float" office:value="759">
                <text:p>759</text:p>
              </table:table-cell>
              <table:table-cell office:value-type="float" office:value="2516.7734375">
                <text:p>2516.7734375</text:p>
              </table:table-cell>
            </table:table-row>
            <table:table-row>
              <table:table-cell office:value-type="float" office:value="1584226708">
                <text:p>1584226708</text:p>
              </table:table-cell>
              <table:table-cell office:value-type="float" office:value="760">
                <text:p>760</text:p>
              </table:table-cell>
              <table:table-cell office:value-type="float" office:value="2520.77734375">
                <text:p>2520.77734375</text:p>
              </table:table-cell>
            </table:table-row>
            <table:table-row>
              <table:table-cell office:value-type="float" office:value="1584226719">
                <text:p>1584226719</text:p>
              </table:table-cell>
              <table:table-cell office:value-type="float" office:value="761">
                <text:p>761</text:p>
              </table:table-cell>
              <table:table-cell office:value-type="float" office:value="2524.78125">
                <text:p>2524.78125</text:p>
              </table:table-cell>
            </table:table-row>
            <table:table-row>
              <table:table-cell office:value-type="float" office:value="1584226729">
                <text:p>1584226729</text:p>
              </table:table-cell>
              <table:table-cell office:value-type="float" office:value="762">
                <text:p>762</text:p>
              </table:table-cell>
              <table:table-cell office:value-type="float" office:value="2529.16015625">
                <text:p>2529.16015625</text:p>
              </table:table-cell>
            </table:table-row>
            <table:table-row>
              <table:table-cell office:value-type="float" office:value="1584226740">
                <text:p>1584226740</text:p>
              </table:table-cell>
              <table:table-cell office:value-type="float" office:value="763">
                <text:p>763</text:p>
              </table:table-cell>
              <table:table-cell office:value-type="float" office:value="2532.1015625">
                <text:p>2532.1015625</text:p>
              </table:table-cell>
            </table:table-row>
            <table:table-row>
              <table:table-cell office:value-type="float" office:value="1584226751">
                <text:p>1584226751</text:p>
              </table:table-cell>
              <table:table-cell office:value-type="float" office:value="764">
                <text:p>764</text:p>
              </table:table-cell>
              <table:table-cell office:value-type="float" office:value="2536.23046875">
                <text:p>2536.23046875</text:p>
              </table:table-cell>
            </table:table-row>
            <table:table-row>
              <table:table-cell office:value-type="float" office:value="1584226762">
                <text:p>1584226762</text:p>
              </table:table-cell>
              <table:table-cell office:value-type="float" office:value="765">
                <text:p>765</text:p>
              </table:table-cell>
              <table:table-cell office:value-type="float" office:value="2539.796875">
                <text:p>2539.796875</text:p>
              </table:table-cell>
            </table:table-row>
            <table:table-row>
              <table:table-cell office:value-type="float" office:value="1584226772">
                <text:p>1584226772</text:p>
              </table:table-cell>
              <table:table-cell office:value-type="float" office:value="766">
                <text:p>766</text:p>
              </table:table-cell>
              <table:table-cell office:value-type="float" office:value="2543.73828125">
                <text:p>2543.73828125</text:p>
              </table:table-cell>
            </table:table-row>
            <table:table-row>
              <table:table-cell office:value-type="float" office:value="1584226783">
                <text:p>1584226783</text:p>
              </table:table-cell>
              <table:table-cell office:value-type="float" office:value="767">
                <text:p>767</text:p>
              </table:table-cell>
              <table:table-cell office:value-type="float" office:value="2546.7421875">
                <text:p>2546.7421875</text:p>
              </table:table-cell>
            </table:table-row>
            <table:table-row>
              <table:table-cell office:value-type="float" office:value="1584226794">
                <text:p>1584226794</text:p>
              </table:table-cell>
              <table:table-cell office:value-type="float" office:value="768">
                <text:p>768</text:p>
              </table:table-cell>
              <table:table-cell office:value-type="float" office:value="2550.74609375">
                <text:p>2550.74609375</text:p>
              </table:table-cell>
            </table:table-row>
            <table:table-row>
              <table:table-cell office:value-type="float" office:value="1584226804">
                <text:p>1584226804</text:p>
              </table:table-cell>
              <table:table-cell office:value-type="float" office:value="769">
                <text:p>769</text:p>
              </table:table-cell>
              <table:table-cell office:value-type="float" office:value="2554.6875">
                <text:p>2554.6875</text:p>
              </table:table-cell>
            </table:table-row>
            <table:table-row>
              <table:table-cell office:value-type="float" office:value="1584226815">
                <text:p>1584226815</text:p>
              </table:table-cell>
              <table:table-cell office:value-type="float" office:value="770">
                <text:p>770</text:p>
              </table:table-cell>
              <table:table-cell office:value-type="float" office:value="2558.69140625">
                <text:p>2558.69140625</text:p>
              </table:table-cell>
            </table:table-row>
            <table:table-row>
              <table:table-cell office:value-type="float" office:value="1584226826">
                <text:p>1584226826</text:p>
              </table:table-cell>
              <table:table-cell office:value-type="float" office:value="771">
                <text:p>771</text:p>
              </table:table-cell>
              <table:table-cell office:value-type="float" office:value="2562.9453125">
                <text:p>2562.9453125</text:p>
              </table:table-cell>
            </table:table-row>
            <table:table-row>
              <table:table-cell office:value-type="float" office:value="1584226837">
                <text:p>1584226837</text:p>
              </table:table-cell>
              <table:table-cell office:value-type="float" office:value="772">
                <text:p>772</text:p>
              </table:table-cell>
              <table:table-cell office:value-type="float" office:value="2566.015625">
                <text:p>2566.015625</text:p>
              </table:table-cell>
            </table:table-row>
            <table:table-row>
              <table:table-cell office:value-type="float" office:value="1584226847">
                <text:p>1584226847</text:p>
              </table:table-cell>
              <table:table-cell office:value-type="float" office:value="773">
                <text:p>773</text:p>
              </table:table-cell>
              <table:table-cell office:value-type="float" office:value="2570.08203125">
                <text:p>2570.08203125</text:p>
              </table:table-cell>
            </table:table-row>
            <table:table-row>
              <table:table-cell office:value-type="float" office:value="1584226858">
                <text:p>1584226858</text:p>
              </table:table-cell>
              <table:table-cell office:value-type="float" office:value="774">
                <text:p>774</text:p>
              </table:table-cell>
              <table:table-cell office:value-type="float" office:value="2573.0234375">
                <text:p>2573.0234375</text:p>
              </table:table-cell>
            </table:table-row>
            <table:table-row>
              <table:table-cell office:value-type="float" office:value="1584226869">
                <text:p>1584226869</text:p>
              </table:table-cell>
              <table:table-cell office:value-type="float" office:value="775">
                <text:p>775</text:p>
              </table:table-cell>
              <table:table-cell office:value-type="float" office:value="2577.33984375">
                <text:p>2577.33984375</text:p>
              </table:table-cell>
            </table:table-row>
            <table:table-row>
              <table:table-cell office:value-type="float" office:value="1584226880">
                <text:p>1584226880</text:p>
              </table:table-cell>
              <table:table-cell office:value-type="float" office:value="776">
                <text:p>776</text:p>
              </table:table-cell>
              <table:table-cell office:value-type="float" office:value="2581.28125">
                <text:p>2581.28125</text:p>
              </table:table-cell>
            </table:table-row>
            <table:table-row>
              <table:table-cell office:value-type="float" office:value="1584226890">
                <text:p>1584226890</text:p>
              </table:table-cell>
              <table:table-cell office:value-type="float" office:value="777">
                <text:p>777</text:p>
              </table:table-cell>
              <table:table-cell office:value-type="float" office:value="2585.22265625">
                <text:p>2585.22265625</text:p>
              </table:table-cell>
            </table:table-row>
            <table:table-row>
              <table:table-cell office:value-type="float" office:value="1584226901">
                <text:p>1584226901</text:p>
              </table:table-cell>
              <table:table-cell office:value-type="float" office:value="778">
                <text:p>778</text:p>
              </table:table-cell>
              <table:table-cell office:value-type="float" office:value="2588.2265625">
                <text:p>2588.2265625</text:p>
              </table:table-cell>
            </table:table-row>
            <table:table-row>
              <table:table-cell office:value-type="float" office:value="1584226912">
                <text:p>1584226912</text:p>
              </table:table-cell>
              <table:table-cell office:value-type="float" office:value="779">
                <text:p>779</text:p>
              </table:table-cell>
              <table:table-cell office:value-type="float" office:value="2592.23046875">
                <text:p>2592.23046875</text:p>
              </table:table-cell>
            </table:table-row>
            <table:table-row>
              <table:table-cell office:value-type="float" office:value="1584226922">
                <text:p>1584226922</text:p>
              </table:table-cell>
              <table:table-cell office:value-type="float" office:value="780">
                <text:p>780</text:p>
              </table:table-cell>
              <table:table-cell office:value-type="float" office:value="2596.234375">
                <text:p>2596.234375</text:p>
              </table:table-cell>
            </table:table-row>
            <table:table-row>
              <table:table-cell office:value-type="float" office:value="1584226933">
                <text:p>1584226933</text:p>
              </table:table-cell>
              <table:table-cell office:value-type="float" office:value="781">
                <text:p>781</text:p>
              </table:table-cell>
              <table:table-cell office:value-type="float" office:value="2600.30078125">
                <text:p>2600.30078125</text:p>
              </table:table-cell>
            </table:table-row>
            <table:table-row>
              <table:table-cell office:value-type="float" office:value="1584226944">
                <text:p>1584226944</text:p>
              </table:table-cell>
              <table:table-cell office:value-type="float" office:value="782">
                <text:p>782</text:p>
              </table:table-cell>
              <table:table-cell office:value-type="float" office:value="2604.3046875">
                <text:p>2604.3046875</text:p>
              </table:table-cell>
            </table:table-row>
            <table:table-row>
              <table:table-cell office:value-type="float" office:value="1584226955">
                <text:p>1584226955</text:p>
              </table:table-cell>
              <table:table-cell office:value-type="float" office:value="783">
                <text:p>783</text:p>
              </table:table-cell>
              <table:table-cell office:value-type="float" office:value="2608.55859375">
                <text:p>2608.55859375</text:p>
              </table:table-cell>
            </table:table-row>
            <table:table-row>
              <table:table-cell office:value-type="float" office:value="1584226965">
                <text:p>1584226965</text:p>
              </table:table-cell>
              <table:table-cell office:value-type="float" office:value="784">
                <text:p>784</text:p>
              </table:table-cell>
              <table:table-cell office:value-type="float" office:value="2612.6875">
                <text:p>2612.6875</text:p>
              </table:table-cell>
            </table:table-row>
            <table:table-row>
              <table:table-cell office:value-type="float" office:value="1584226976">
                <text:p>1584226976</text:p>
              </table:table-cell>
              <table:table-cell office:value-type="float" office:value="785">
                <text:p>785</text:p>
              </table:table-cell>
              <table:table-cell office:value-type="float" office:value="2616.62890625">
                <text:p>2616.62890625</text:p>
              </table:table-cell>
            </table:table-row>
            <table:table-row>
              <table:table-cell office:value-type="float" office:value="1584226987">
                <text:p>1584226987</text:p>
              </table:table-cell>
              <table:table-cell office:value-type="float" office:value="786">
                <text:p>786</text:p>
              </table:table-cell>
              <table:table-cell office:value-type="float" office:value="2620.6328125">
                <text:p>2620.6328125</text:p>
              </table:table-cell>
            </table:table-row>
            <table:table-row>
              <table:table-cell office:value-type="float" office:value="1584226998">
                <text:p>1584226998</text:p>
              </table:table-cell>
              <table:table-cell office:value-type="float" office:value="787">
                <text:p>787</text:p>
              </table:table-cell>
              <table:table-cell office:value-type="float" office:value="2624.69921875">
                <text:p>2624.69921875</text:p>
              </table:table-cell>
            </table:table-row>
            <table:table-row>
              <table:table-cell office:value-type="float" office:value="1584227008">
                <text:p>1584227008</text:p>
              </table:table-cell>
              <table:table-cell office:value-type="float" office:value="788">
                <text:p>788</text:p>
              </table:table-cell>
              <table:table-cell office:value-type="float" office:value="2628.015625">
                <text:p>2628.015625</text:p>
              </table:table-cell>
            </table:table-row>
            <table:table-row>
              <table:table-cell office:value-type="float" office:value="1584227019">
                <text:p>1584227019</text:p>
              </table:table-cell>
              <table:table-cell office:value-type="float" office:value="789">
                <text:p>789</text:p>
              </table:table-cell>
              <table:table-cell office:value-type="float" office:value="2631.83203125">
                <text:p>2631.83203125</text:p>
              </table:table-cell>
            </table:table-row>
            <table:table-row>
              <table:table-cell office:value-type="float" office:value="1584227030">
                <text:p>1584227030</text:p>
              </table:table-cell>
              <table:table-cell office:value-type="float" office:value="790">
                <text:p>790</text:p>
              </table:table-cell>
              <table:table-cell office:value-type="float" office:value="2635.8984375">
                <text:p>2635.8984375</text:p>
              </table:table-cell>
            </table:table-row>
            <table:table-row>
              <table:table-cell office:value-type="float" office:value="1584227041">
                <text:p>1584227041</text:p>
              </table:table-cell>
              <table:table-cell office:value-type="float" office:value="791">
                <text:p>791</text:p>
              </table:table-cell>
              <table:table-cell office:value-type="float" office:value="2639.83984375">
                <text:p>2639.83984375</text:p>
              </table:table-cell>
            </table:table-row>
            <table:table-row>
              <table:table-cell office:value-type="float" office:value="1584227051">
                <text:p>1584227051</text:p>
              </table:table-cell>
              <table:table-cell office:value-type="float" office:value="792">
                <text:p>792</text:p>
              </table:table-cell>
              <table:table-cell office:value-type="float" office:value="2643.78125">
                <text:p>2643.78125</text:p>
              </table:table-cell>
            </table:table-row>
            <table:table-row>
              <table:table-cell office:value-type="float" office:value="1584227062">
                <text:p>1584227062</text:p>
              </table:table-cell>
              <table:table-cell office:value-type="float" office:value="793">
                <text:p>793</text:p>
              </table:table-cell>
              <table:table-cell office:value-type="float" office:value="2646.72265625">
                <text:p>2646.72265625</text:p>
              </table:table-cell>
            </table:table-row>
            <table:table-row>
              <table:table-cell office:value-type="float" office:value="1584227073">
                <text:p>1584227073</text:p>
              </table:table-cell>
              <table:table-cell office:value-type="float" office:value="794">
                <text:p>794</text:p>
              </table:table-cell>
              <table:table-cell office:value-type="float" office:value="2650.7265625">
                <text:p>2650.7265625</text:p>
              </table:table-cell>
            </table:table-row>
            <table:table-row>
              <table:table-cell office:value-type="float" office:value="1584227083">
                <text:p>1584227083</text:p>
              </table:table-cell>
              <table:table-cell office:value-type="float" office:value="795">
                <text:p>795</text:p>
              </table:table-cell>
              <table:table-cell office:value-type="float" office:value="2654.79296875">
                <text:p>2654.79296875</text:p>
              </table:table-cell>
            </table:table-row>
            <table:table-row>
              <table:table-cell office:value-type="float" office:value="1584227094">
                <text:p>1584227094</text:p>
              </table:table-cell>
              <table:table-cell office:value-type="float" office:value="796">
                <text:p>796</text:p>
              </table:table-cell>
              <table:table-cell office:value-type="float" office:value="2658.921875">
                <text:p>2658.921875</text:p>
              </table:table-cell>
            </table:table-row>
            <table:table-row>
              <table:table-cell office:value-type="float" office:value="1584227105">
                <text:p>1584227105</text:p>
              </table:table-cell>
              <table:table-cell office:value-type="float" office:value="797">
                <text:p>797</text:p>
              </table:table-cell>
              <table:table-cell office:value-type="float" office:value="2662.80078125">
                <text:p>2662.80078125</text:p>
              </table:table-cell>
            </table:table-row>
            <table:table-row>
              <table:table-cell office:value-type="float" office:value="1584227116">
                <text:p>1584227116</text:p>
              </table:table-cell>
              <table:table-cell office:value-type="float" office:value="798">
                <text:p>798</text:p>
              </table:table-cell>
              <table:table-cell office:value-type="float" office:value="2666.8671875">
                <text:p>2666.8671875</text:p>
              </table:table-cell>
            </table:table-row>
            <table:table-row>
              <table:table-cell office:value-type="float" office:value="1584227126">
                <text:p>1584227126</text:p>
              </table:table-cell>
              <table:table-cell office:value-type="float" office:value="799">
                <text:p>799</text:p>
              </table:table-cell>
              <table:table-cell office:value-type="float" office:value="2670.99609375">
                <text:p>2670.99609375</text:p>
              </table:table-cell>
            </table:table-row>
            <table:table-row>
              <table:table-cell office:value-type="float" office:value="1584227137">
                <text:p>1584227137</text:p>
              </table:table-cell>
              <table:table-cell office:value-type="float" office:value="800">
                <text:p>800</text:p>
              </table:table-cell>
              <table:table-cell office:value-type="float" office:value="2675.125">
                <text:p>2675.125</text:p>
              </table:table-cell>
            </table:table-row>
            <table:table-row>
              <table:table-cell office:value-type="float" office:value="1584227148">
                <text:p>1584227148</text:p>
              </table:table-cell>
              <table:table-cell office:value-type="float" office:value="801">
                <text:p>801</text:p>
              </table:table-cell>
              <table:table-cell office:value-type="float" office:value="2679.06640625">
                <text:p>2679.06640625</text:p>
              </table:table-cell>
            </table:table-row>
            <table:table-row>
              <table:table-cell office:value-type="float" office:value="1584227159">
                <text:p>1584227159</text:p>
              </table:table-cell>
              <table:table-cell office:value-type="float" office:value="802">
                <text:p>802</text:p>
              </table:table-cell>
              <table:table-cell office:value-type="float" office:value="2683.0703125">
                <text:p>2683.0703125</text:p>
              </table:table-cell>
            </table:table-row>
            <table:table-row>
              <table:table-cell office:value-type="float" office:value="1584227169">
                <text:p>1584227169</text:p>
              </table:table-cell>
              <table:table-cell office:value-type="float" office:value="803">
                <text:p>803</text:p>
              </table:table-cell>
              <table:table-cell office:value-type="float" office:value="2687.07421875">
                <text:p>2687.07421875</text:p>
              </table:table-cell>
            </table:table-row>
            <table:table-row>
              <table:table-cell office:value-type="float" office:value="1584227180">
                <text:p>1584227180</text:p>
              </table:table-cell>
              <table:table-cell office:value-type="float" office:value="804">
                <text:p>804</text:p>
              </table:table-cell>
              <table:table-cell office:value-type="float" office:value="2690.578125">
                <text:p>2690.578125</text:p>
              </table:table-cell>
            </table:table-row>
            <table:table-row>
              <table:table-cell office:value-type="float" office:value="1584227191">
                <text:p>1584227191</text:p>
              </table:table-cell>
              <table:table-cell office:value-type="float" office:value="805">
                <text:p>805</text:p>
              </table:table-cell>
              <table:table-cell office:value-type="float" office:value="2694.33203125">
                <text:p>2694.33203125</text:p>
              </table:table-cell>
            </table:table-row>
            <table:table-row>
              <table:table-cell office:value-type="float" office:value="1584227202">
                <text:p>1584227202</text:p>
              </table:table-cell>
              <table:table-cell office:value-type="float" office:value="806">
                <text:p>806</text:p>
              </table:table-cell>
              <table:table-cell office:value-type="float" office:value="2698.3359375">
                <text:p>2698.3359375</text:p>
              </table:table-cell>
            </table:table-row>
            <table:table-row>
              <table:table-cell office:value-type="float" office:value="1584227212">
                <text:p>1584227212</text:p>
              </table:table-cell>
              <table:table-cell office:value-type="float" office:value="807">
                <text:p>807</text:p>
              </table:table-cell>
              <table:table-cell office:value-type="float" office:value="2702.27734375">
                <text:p>2702.27734375</text:p>
              </table:table-cell>
            </table:table-row>
            <table:table-row>
              <table:table-cell office:value-type="float" office:value="1584227223">
                <text:p>1584227223</text:p>
              </table:table-cell>
              <table:table-cell office:value-type="float" office:value="808">
                <text:p>808</text:p>
              </table:table-cell>
              <table:table-cell office:value-type="float" office:value="2703.78125">
                <text:p>2703.78125</text:p>
              </table:table-cell>
            </table:table-row>
            <table:table-row>
              <table:table-cell office:value-type="float" office:value="1584227234">
                <text:p>1584227234</text:p>
              </table:table-cell>
              <table:table-cell office:value-type="float" office:value="809">
                <text:p>809</text:p>
              </table:table-cell>
              <table:table-cell office:value-type="float" office:value="2709.2265625">
                <text:p>2709.2265625</text:p>
              </table:table-cell>
            </table:table-row>
            <table:table-row>
              <table:table-cell office:value-type="float" office:value="1584227245">
                <text:p>1584227245</text:p>
              </table:table-cell>
              <table:table-cell office:value-type="float" office:value="810">
                <text:p>810</text:p>
              </table:table-cell>
              <table:table-cell office:value-type="float" office:value="2713.23046875">
                <text:p>2713.23046875</text:p>
              </table:table-cell>
            </table:table-row>
            <table:table-row>
              <table:table-cell office:value-type="float" office:value="1584227255">
                <text:p>1584227255</text:p>
              </table:table-cell>
              <table:table-cell office:value-type="float" office:value="811">
                <text:p>811</text:p>
              </table:table-cell>
              <table:table-cell office:value-type="float" office:value="2717.421875">
                <text:p>2717.421875</text:p>
              </table:table-cell>
            </table:table-row>
            <table:table-row>
              <table:table-cell office:value-type="float" office:value="1584227266">
                <text:p>1584227266</text:p>
              </table:table-cell>
              <table:table-cell office:value-type="float" office:value="812">
                <text:p>812</text:p>
              </table:table-cell>
              <table:table-cell office:value-type="float" office:value="2720.4296875">
                <text:p>2720.4296875</text:p>
              </table:table-cell>
            </table:table-row>
            <table:table-row>
              <table:table-cell office:value-type="float" office:value="1584227277">
                <text:p>1584227277</text:p>
              </table:table-cell>
              <table:table-cell office:value-type="float" office:value="813">
                <text:p>813</text:p>
              </table:table-cell>
              <table:table-cell office:value-type="float" office:value="2724.55859375">
                <text:p>2724.55859375</text:p>
              </table:table-cell>
            </table:table-row>
            <table:table-row>
              <table:table-cell office:value-type="float" office:value="1584227288">
                <text:p>1584227288</text:p>
              </table:table-cell>
              <table:table-cell office:value-type="float" office:value="814">
                <text:p>814</text:p>
              </table:table-cell>
              <table:table-cell office:value-type="float" office:value="2728.6875">
                <text:p>2728.6875</text:p>
              </table:table-cell>
            </table:table-row>
            <table:table-row>
              <table:table-cell office:value-type="float" office:value="1584227298">
                <text:p>1584227298</text:p>
              </table:table-cell>
              <table:table-cell office:value-type="float" office:value="815">
                <text:p>815</text:p>
              </table:table-cell>
              <table:table-cell office:value-type="float" office:value="2731.81640625">
                <text:p>2731.81640625</text:p>
              </table:table-cell>
            </table:table-row>
            <table:table-row>
              <table:table-cell office:value-type="float" office:value="1584227309">
                <text:p>1584227309</text:p>
              </table:table-cell>
              <table:table-cell office:value-type="float" office:value="816">
                <text:p>816</text:p>
              </table:table-cell>
              <table:table-cell office:value-type="float" office:value="2735.6328125">
                <text:p>2735.6328125</text:p>
              </table:table-cell>
            </table:table-row>
            <table:table-row>
              <table:table-cell office:value-type="float" office:value="1584227320">
                <text:p>1584227320</text:p>
              </table:table-cell>
              <table:table-cell office:value-type="float" office:value="817">
                <text:p>817</text:p>
              </table:table-cell>
              <table:table-cell office:value-type="float" office:value="2737.390625">
                <text:p>2737.390625</text:p>
              </table:table-cell>
            </table:table-row>
            <table:table-row>
              <table:table-cell office:value-type="float" office:value="1584227331">
                <text:p>1584227331</text:p>
              </table:table-cell>
              <table:table-cell office:value-type="float" office:value="818">
                <text:p>818</text:p>
              </table:table-cell>
              <table:table-cell office:value-type="float" office:value="2742.703125">
                <text:p>2742.703125</text:p>
              </table:table-cell>
            </table:table-row>
            <table:table-row>
              <table:table-cell office:value-type="float" office:value="1584227341">
                <text:p>1584227341</text:p>
              </table:table-cell>
              <table:table-cell office:value-type="float" office:value="819">
                <text:p>819</text:p>
              </table:table-cell>
              <table:table-cell office:value-type="float" office:value="2746.64453125">
                <text:p>2746.64453125</text:p>
              </table:table-cell>
            </table:table-row>
            <table:table-row>
              <table:table-cell office:value-type="float" office:value="1584227352">
                <text:p>1584227352</text:p>
              </table:table-cell>
              <table:table-cell office:value-type="float" office:value="820">
                <text:p>820</text:p>
              </table:table-cell>
              <table:table-cell office:value-type="float" office:value="2750.8359375">
                <text:p>2750.8359375</text:p>
              </table:table-cell>
            </table:table-row>
            <table:table-row>
              <table:table-cell office:value-type="float" office:value="1584227363">
                <text:p>1584227363</text:p>
              </table:table-cell>
              <table:table-cell office:value-type="float" office:value="821">
                <text:p>821</text:p>
              </table:table-cell>
              <table:table-cell office:value-type="float" office:value="2754.71484375">
                <text:p>2754.71484375</text:p>
              </table:table-cell>
            </table:table-row>
            <table:table-row>
              <table:table-cell office:value-type="float" office:value="1584227374">
                <text:p>1584227374</text:p>
              </table:table-cell>
              <table:table-cell office:value-type="float" office:value="822">
                <text:p>822</text:p>
              </table:table-cell>
              <table:table-cell office:value-type="float" office:value="2758.90625">
                <text:p>2758.90625</text:p>
              </table:table-cell>
            </table:table-row>
            <table:table-row>
              <table:table-cell office:value-type="float" office:value="1584227384">
                <text:p>1584227384</text:p>
              </table:table-cell>
              <table:table-cell office:value-type="float" office:value="823">
                <text:p>823</text:p>
              </table:table-cell>
              <table:table-cell office:value-type="float" office:value="2762.97265625">
                <text:p>2762.97265625</text:p>
              </table:table-cell>
            </table:table-row>
            <table:table-row>
              <table:table-cell office:value-type="float" office:value="1584227395">
                <text:p>1584227395</text:p>
              </table:table-cell>
              <table:table-cell office:value-type="float" office:value="824">
                <text:p>824</text:p>
              </table:table-cell>
              <table:table-cell office:value-type="float" office:value="2767.2265625">
                <text:p>2767.2265625</text:p>
              </table:table-cell>
            </table:table-row>
            <table:table-row>
              <table:table-cell office:value-type="float" office:value="1584227406">
                <text:p>1584227406</text:p>
              </table:table-cell>
              <table:table-cell office:value-type="float" office:value="825">
                <text:p>825</text:p>
              </table:table-cell>
              <table:table-cell office:value-type="float" office:value="2771.23046875">
                <text:p>2771.23046875</text:p>
              </table:table-cell>
            </table:table-row>
            <table:table-row>
              <table:table-cell office:value-type="float" office:value="1584227417">
                <text:p>1584227417</text:p>
              </table:table-cell>
              <table:table-cell office:value-type="float" office:value="826">
                <text:p>826</text:p>
              </table:table-cell>
              <table:table-cell office:value-type="float" office:value="2774.921875">
                <text:p>2774.921875</text:p>
              </table:table-cell>
            </table:table-row>
            <table:table-row>
              <table:table-cell office:value-type="float" office:value="1584227427">
                <text:p>1584227427</text:p>
              </table:table-cell>
              <table:table-cell office:value-type="float" office:value="827">
                <text:p>827</text:p>
              </table:table-cell>
              <table:table-cell office:value-type="float" office:value="2779.11328125">
                <text:p>2779.11328125</text:p>
              </table:table-cell>
            </table:table-row>
            <table:table-row>
              <table:table-cell office:value-type="float" office:value="1584227438">
                <text:p>1584227438</text:p>
              </table:table-cell>
              <table:table-cell office:value-type="float" office:value="828">
                <text:p>828</text:p>
              </table:table-cell>
              <table:table-cell office:value-type="float" office:value="2782.1171875">
                <text:p>2782.1171875</text:p>
              </table:table-cell>
            </table:table-row>
            <table:table-row>
              <table:table-cell office:value-type="float" office:value="1584227449">
                <text:p>1584227449</text:p>
              </table:table-cell>
              <table:table-cell office:value-type="float" office:value="829">
                <text:p>829</text:p>
              </table:table-cell>
              <table:table-cell office:value-type="float" office:value="2786.30859375">
                <text:p>2786.30859375</text:p>
              </table:table-cell>
            </table:table-row>
            <table:table-row>
              <table:table-cell office:value-type="float" office:value="1584227460">
                <text:p>1584227460</text:p>
              </table:table-cell>
              <table:table-cell office:value-type="float" office:value="830">
                <text:p>830</text:p>
              </table:table-cell>
              <table:table-cell office:value-type="float" office:value="2789.25">
                <text:p>2789.25</text:p>
              </table:table-cell>
            </table:table-row>
            <table:table-row>
              <table:table-cell office:value-type="float" office:value="1584227470">
                <text:p>1584227470</text:p>
              </table:table-cell>
              <table:table-cell office:value-type="float" office:value="831">
                <text:p>831</text:p>
              </table:table-cell>
              <table:table-cell office:value-type="float" office:value="2793.44140625">
                <text:p>2793.44140625</text:p>
              </table:table-cell>
            </table:table-row>
            <table:table-row>
              <table:table-cell office:value-type="float" office:value="1584227481">
                <text:p>1584227481</text:p>
              </table:table-cell>
              <table:table-cell office:value-type="float" office:value="832">
                <text:p>832</text:p>
              </table:table-cell>
              <table:table-cell office:value-type="float" office:value="2797.51171875">
                <text:p>2797.51171875</text:p>
              </table:table-cell>
            </table:table-row>
            <table:table-row>
              <table:table-cell office:value-type="float" office:value="1584227492">
                <text:p>1584227492</text:p>
              </table:table-cell>
              <table:table-cell office:value-type="float" office:value="833">
                <text:p>833</text:p>
              </table:table-cell>
              <table:table-cell office:value-type="float" office:value="2801.640625">
                <text:p>2801.640625</text:p>
              </table:table-cell>
            </table:table-row>
            <table:table-row>
              <table:table-cell office:value-type="float" office:value="1584227503">
                <text:p>1584227503</text:p>
              </table:table-cell>
              <table:table-cell office:value-type="float" office:value="834">
                <text:p>834</text:p>
              </table:table-cell>
              <table:table-cell office:value-type="float" office:value="2805.58203125">
                <text:p>2805.58203125</text:p>
              </table:table-cell>
            </table:table-row>
            <table:table-row>
              <table:table-cell office:value-type="float" office:value="1584227513">
                <text:p>1584227513</text:p>
              </table:table-cell>
              <table:table-cell office:value-type="float" office:value="835">
                <text:p>835</text:p>
              </table:table-cell>
              <table:table-cell office:value-type="float" office:value="2809.3359375">
                <text:p>2809.3359375</text:p>
              </table:table-cell>
            </table:table-row>
            <table:table-row>
              <table:table-cell office:value-type="float" office:value="1584227524">
                <text:p>1584227524</text:p>
              </table:table-cell>
              <table:table-cell office:value-type="float" office:value="836">
                <text:p>836</text:p>
              </table:table-cell>
              <table:table-cell office:value-type="float" office:value="2812.59375">
                <text:p>2812.59375</text:p>
              </table:table-cell>
            </table:table-row>
            <table:table-row>
              <table:table-cell office:value-type="float" office:value="1584227535">
                <text:p>1584227535</text:p>
              </table:table-cell>
              <table:table-cell office:value-type="float" office:value="837">
                <text:p>837</text:p>
              </table:table-cell>
              <table:table-cell office:value-type="float" office:value="2816.47265625">
                <text:p>2816.47265625</text:p>
              </table:table-cell>
            </table:table-row>
            <table:table-row>
              <table:table-cell office:value-type="float" office:value="1584227546">
                <text:p>1584227546</text:p>
              </table:table-cell>
              <table:table-cell office:value-type="float" office:value="838">
                <text:p>838</text:p>
              </table:table-cell>
              <table:table-cell office:value-type="float" office:value="2817.9765625">
                <text:p>2817.9765625</text:p>
              </table:table-cell>
            </table:table-row>
            <table:table-row>
              <table:table-cell office:value-type="float" office:value="1584227557">
                <text:p>1584227557</text:p>
              </table:table-cell>
              <table:table-cell office:value-type="float" office:value="839">
                <text:p>839</text:p>
              </table:table-cell>
              <table:table-cell office:value-type="float" office:value="2823.85546875">
                <text:p>2823.85546875</text:p>
              </table:table-cell>
            </table:table-row>
            <table:table-row>
              <table:table-cell office:value-type="float" office:value="1584227567">
                <text:p>1584227567</text:p>
              </table:table-cell>
              <table:table-cell office:value-type="float" office:value="840">
                <text:p>840</text:p>
              </table:table-cell>
              <table:table-cell office:value-type="float" office:value="2827.671875">
                <text:p>2827.671875</text:p>
              </table:table-cell>
            </table:table-row>
            <table:table-row>
              <table:table-cell office:value-type="float" office:value="1584227578">
                <text:p>1584227578</text:p>
              </table:table-cell>
              <table:table-cell office:value-type="float" office:value="841">
                <text:p>841</text:p>
              </table:table-cell>
              <table:table-cell office:value-type="float" office:value="2831.61328125">
                <text:p>2831.61328125</text:p>
              </table:table-cell>
            </table:table-row>
            <table:table-row>
              <table:table-cell office:value-type="float" office:value="1584227589">
                <text:p>1584227589</text:p>
              </table:table-cell>
              <table:table-cell office:value-type="float" office:value="842">
                <text:p>842</text:p>
              </table:table-cell>
              <table:table-cell office:value-type="float" office:value="2834.5546875">
                <text:p>2834.5546875</text:p>
              </table:table-cell>
            </table:table-row>
            <table:table-row>
              <table:table-cell office:value-type="float" office:value="1584227600">
                <text:p>1584227600</text:p>
              </table:table-cell>
              <table:table-cell office:value-type="float" office:value="843">
                <text:p>843</text:p>
              </table:table-cell>
              <table:table-cell office:value-type="float" office:value="2838.625">
                <text:p>2838.625</text:p>
              </table:table-cell>
            </table:table-row>
            <table:table-row>
              <table:table-cell office:value-type="float" office:value="1584227610">
                <text:p>1584227610</text:p>
              </table:table-cell>
              <table:table-cell office:value-type="float" office:value="844">
                <text:p>844</text:p>
              </table:table-cell>
              <table:table-cell office:value-type="float" office:value="2842.62890625">
                <text:p>2842.62890625</text:p>
              </table:table-cell>
            </table:table-row>
            <table:table-row>
              <table:table-cell office:value-type="float" office:value="1584227621">
                <text:p>1584227621</text:p>
              </table:table-cell>
              <table:table-cell office:value-type="float" office:value="845">
                <text:p>845</text:p>
              </table:table-cell>
              <table:table-cell office:value-type="float" office:value="2846.8203125">
                <text:p>2846.8203125</text:p>
              </table:table-cell>
            </table:table-row>
            <table:table-row>
              <table:table-cell office:value-type="float" office:value="1584227632">
                <text:p>1584227632</text:p>
              </table:table-cell>
              <table:table-cell office:value-type="float" office:value="846">
                <text:p>846</text:p>
              </table:table-cell>
              <table:table-cell office:value-type="float" office:value="2850.07421875">
                <text:p>2850.07421875</text:p>
              </table:table-cell>
            </table:table-row>
            <table:table-row>
              <table:table-cell office:value-type="float" office:value="1584227643">
                <text:p>1584227643</text:p>
              </table:table-cell>
              <table:table-cell office:value-type="float" office:value="847">
                <text:p>847</text:p>
              </table:table-cell>
              <table:table-cell office:value-type="float" office:value="2854.328125">
                <text:p>2854.328125</text:p>
              </table:table-cell>
            </table:table-row>
            <table:table-row>
              <table:table-cell office:value-type="float" office:value="1584227653">
                <text:p>1584227653</text:p>
              </table:table-cell>
              <table:table-cell office:value-type="float" office:value="848">
                <text:p>848</text:p>
              </table:table-cell>
              <table:table-cell office:value-type="float" office:value="2858.20703125">
                <text:p>2858.20703125</text:p>
              </table:table-cell>
            </table:table-row>
            <table:table-row>
              <table:table-cell office:value-type="float" office:value="1584227664">
                <text:p>1584227664</text:p>
              </table:table-cell>
              <table:table-cell office:value-type="float" office:value="849">
                <text:p>849</text:p>
              </table:table-cell>
              <table:table-cell office:value-type="float" office:value="2861.2734375">
                <text:p>2861.2734375</text:p>
              </table:table-cell>
            </table:table-row>
            <table:table-row>
              <table:table-cell office:value-type="float" office:value="1584227675">
                <text:p>1584227675</text:p>
              </table:table-cell>
              <table:table-cell office:value-type="float" office:value="850">
                <text:p>850</text:p>
              </table:table-cell>
              <table:table-cell office:value-type="float" office:value="2865.40234375">
                <text:p>2865.40234375</text:p>
              </table:table-cell>
            </table:table-row>
            <table:table-row>
              <table:table-cell office:value-type="float" office:value="1584227686">
                <text:p>1584227686</text:p>
              </table:table-cell>
              <table:table-cell office:value-type="float" office:value="851">
                <text:p>851</text:p>
              </table:table-cell>
              <table:table-cell office:value-type="float" office:value="2868.59375">
                <text:p>2868.59375</text:p>
              </table:table-cell>
            </table:table-row>
            <table:table-row>
              <table:table-cell office:value-type="float" office:value="1584227696">
                <text:p>1584227696</text:p>
              </table:table-cell>
              <table:table-cell office:value-type="float" office:value="853">
                <text:p>853</text:p>
              </table:table-cell>
              <table:table-cell office:value-type="float" office:value="2872.59765625">
                <text:p>2872.59765625</text:p>
              </table:table-cell>
            </table:table-row>
            <table:table-row>
              <table:table-cell office:value-type="float" office:value="1584227707">
                <text:p>1584227707</text:p>
              </table:table-cell>
              <table:table-cell office:value-type="float" office:value="854">
                <text:p>854</text:p>
              </table:table-cell>
              <table:table-cell office:value-type="float" office:value="2876.7890625">
                <text:p>2876.7890625</text:p>
              </table:table-cell>
            </table:table-row>
            <table:table-row>
              <table:table-cell office:value-type="float" office:value="1584227718">
                <text:p>1584227718</text:p>
              </table:table-cell>
              <table:table-cell office:value-type="float" office:value="855">
                <text:p>855</text:p>
              </table:table-cell>
              <table:table-cell office:value-type="float" office:value="2880.91796875">
                <text:p>2880.91796875</text:p>
              </table:table-cell>
            </table:table-row>
            <table:table-row>
              <table:table-cell office:value-type="float" office:value="1584227729">
                <text:p>1584227729</text:p>
              </table:table-cell>
              <table:table-cell office:value-type="float" office:value="856">
                <text:p>856</text:p>
              </table:table-cell>
              <table:table-cell office:value-type="float" office:value="2884.546875">
                <text:p>2884.546875</text:p>
              </table:table-cell>
            </table:table-row>
            <table:table-row>
              <table:table-cell office:value-type="float" office:value="1584227739">
                <text:p>1584227739</text:p>
              </table:table-cell>
              <table:table-cell office:value-type="float" office:value="857">
                <text:p>857</text:p>
              </table:table-cell>
              <table:table-cell office:value-type="float" office:value="2888.55078125">
                <text:p>2888.55078125</text:p>
              </table:table-cell>
            </table:table-row>
            <table:table-row>
              <table:table-cell office:value-type="float" office:value="1584227750">
                <text:p>1584227750</text:p>
              </table:table-cell>
              <table:table-cell office:value-type="float" office:value="858">
                <text:p>858</text:p>
              </table:table-cell>
              <table:table-cell office:value-type="float" office:value="2892.5546875">
                <text:p>2892.5546875</text:p>
              </table:table-cell>
            </table:table-row>
            <table:table-row>
              <table:table-cell office:value-type="float" office:value="1584227761">
                <text:p>1584227761</text:p>
              </table:table-cell>
              <table:table-cell office:value-type="float" office:value="859">
                <text:p>859</text:p>
              </table:table-cell>
              <table:table-cell office:value-type="float" office:value="2895.49609375">
                <text:p>2895.49609375</text:p>
              </table:table-cell>
            </table:table-row>
            <table:table-row>
              <table:table-cell office:value-type="float" office:value="1584227772">
                <text:p>1584227772</text:p>
              </table:table-cell>
              <table:table-cell office:value-type="float" office:value="860">
                <text:p>860</text:p>
              </table:table-cell>
              <table:table-cell office:value-type="float" office:value="2899.8125">
                <text:p>2899.8125</text:p>
              </table:table-cell>
            </table:table-row>
            <table:table-row>
              <table:table-cell office:value-type="float" office:value="1584227782">
                <text:p>1584227782</text:p>
              </table:table-cell>
              <table:table-cell office:value-type="float" office:value="861">
                <text:p>861</text:p>
              </table:table-cell>
              <table:table-cell office:value-type="float" office:value="2902.75390625">
                <text:p>2902.75390625</text:p>
              </table:table-cell>
            </table:table-row>
            <table:table-row>
              <table:table-cell office:value-type="float" office:value="1584227793">
                <text:p>1584227793</text:p>
              </table:table-cell>
              <table:table-cell office:value-type="float" office:value="862">
                <text:p>862</text:p>
              </table:table-cell>
              <table:table-cell office:value-type="float" office:value="2907.0078125">
                <text:p>2907.0078125</text:p>
              </table:table-cell>
            </table:table-row>
            <table:table-row>
              <table:table-cell office:value-type="float" office:value="1584227804">
                <text:p>1584227804</text:p>
              </table:table-cell>
              <table:table-cell office:value-type="float" office:value="863">
                <text:p>863</text:p>
              </table:table-cell>
              <table:table-cell office:value-type="float" office:value="2910.01171875">
                <text:p>2910.01171875</text:p>
              </table:table-cell>
            </table:table-row>
            <table:table-row>
              <table:table-cell office:value-type="float" office:value="1584227814">
                <text:p>1584227814</text:p>
              </table:table-cell>
              <table:table-cell office:value-type="float" office:value="864">
                <text:p>864</text:p>
              </table:table-cell>
              <table:table-cell office:value-type="float" office:value="2914.140625">
                <text:p>2914.140625</text:p>
              </table:table-cell>
            </table:table-row>
            <table:table-row>
              <table:table-cell office:value-type="float" office:value="1584227825">
                <text:p>1584227825</text:p>
              </table:table-cell>
              <table:table-cell office:value-type="float" office:value="865">
                <text:p>865</text:p>
              </table:table-cell>
              <table:table-cell office:value-type="float" office:value="2918.83203125">
                <text:p>2918.83203125</text:p>
              </table:table-cell>
            </table:table-row>
            <table:table-row>
              <table:table-cell office:value-type="float" office:value="1584227836">
                <text:p>1584227836</text:p>
              </table:table-cell>
              <table:table-cell office:value-type="float" office:value="866">
                <text:p>866</text:p>
              </table:table-cell>
              <table:table-cell office:value-type="float" office:value="2922.8359375">
                <text:p>2922.8359375</text:p>
              </table:table-cell>
            </table:table-row>
            <table:table-row>
              <table:table-cell office:value-type="float" office:value="1584227847">
                <text:p>1584227847</text:p>
              </table:table-cell>
              <table:table-cell office:value-type="float" office:value="867">
                <text:p>867</text:p>
              </table:table-cell>
              <table:table-cell office:value-type="float" office:value="2926.90234375">
                <text:p>2926.90234375</text:p>
              </table:table-cell>
            </table:table-row>
            <table:table-row>
              <table:table-cell office:value-type="float" office:value="1584227857">
                <text:p>1584227857</text:p>
              </table:table-cell>
              <table:table-cell office:value-type="float" office:value="868">
                <text:p>868</text:p>
              </table:table-cell>
              <table:table-cell office:value-type="float" office:value="2931.03125">
                <text:p>2931.03125</text:p>
              </table:table-cell>
            </table:table-row>
            <table:table-row>
              <table:table-cell office:value-type="float" office:value="1584227868">
                <text:p>1584227868</text:p>
              </table:table-cell>
              <table:table-cell office:value-type="float" office:value="869">
                <text:p>869</text:p>
              </table:table-cell>
              <table:table-cell office:value-type="float" office:value="2934.97265625">
                <text:p>2934.97265625</text:p>
              </table:table-cell>
            </table:table-row>
            <table:table-row>
              <table:table-cell office:value-type="float" office:value="1584227879">
                <text:p>1584227879</text:p>
              </table:table-cell>
              <table:table-cell office:value-type="float" office:value="870">
                <text:p>870</text:p>
              </table:table-cell>
              <table:table-cell office:value-type="float" office:value="2939.2890625">
                <text:p>2939.2890625</text:p>
              </table:table-cell>
            </table:table-row>
            <table:table-row>
              <table:table-cell office:value-type="float" office:value="1584227890">
                <text:p>1584227890</text:p>
              </table:table-cell>
              <table:table-cell office:value-type="float" office:value="871">
                <text:p>871</text:p>
              </table:table-cell>
              <table:table-cell office:value-type="float" office:value="2942.23046875">
                <text:p>2942.23046875</text:p>
              </table:table-cell>
            </table:table-row>
            <table:table-row>
              <table:table-cell office:value-type="float" office:value="1584227900">
                <text:p>1584227900</text:p>
              </table:table-cell>
              <table:table-cell office:value-type="float" office:value="872">
                <text:p>872</text:p>
              </table:table-cell>
              <table:table-cell office:value-type="float" office:value="2946.234375">
                <text:p>2946.234375</text:p>
              </table:table-cell>
            </table:table-row>
            <table:table-row>
              <table:table-cell office:value-type="float" office:value="1584227911">
                <text:p>1584227911</text:p>
              </table:table-cell>
              <table:table-cell office:value-type="float" office:value="873">
                <text:p>873</text:p>
              </table:table-cell>
              <table:table-cell office:value-type="float" office:value="2950.23828125">
                <text:p>2950.23828125</text:p>
              </table:table-cell>
            </table:table-row>
            <table:table-row>
              <table:table-cell office:value-type="float" office:value="1584227922">
                <text:p>1584227922</text:p>
              </table:table-cell>
              <table:table-cell office:value-type="float" office:value="874">
                <text:p>874</text:p>
              </table:table-cell>
              <table:table-cell office:value-type="float" office:value="2954.3046875">
                <text:p>2954.3046875</text:p>
              </table:table-cell>
            </table:table-row>
            <table:table-row>
              <table:table-cell office:value-type="float" office:value="1584227933">
                <text:p>1584227933</text:p>
              </table:table-cell>
              <table:table-cell office:value-type="float" office:value="874">
                <text:p>874</text:p>
              </table:table-cell>
              <table:table-cell office:value-type="float" office:value="2958.43359375">
                <text:p>2958.43359375</text:p>
              </table:table-cell>
            </table:table-row>
            <table:table-row>
              <table:table-cell office:value-type="float" office:value="1584227943">
                <text:p>1584227943</text:p>
              </table:table-cell>
              <table:table-cell office:value-type="float" office:value="876">
                <text:p>876</text:p>
              </table:table-cell>
              <table:table-cell office:value-type="float" office:value="2962.625">
                <text:p>2962.625</text:p>
              </table:table-cell>
            </table:table-row>
            <table:table-row>
              <table:table-cell office:value-type="float" office:value="1584227954">
                <text:p>1584227954</text:p>
              </table:table-cell>
              <table:table-cell office:value-type="float" office:value="876">
                <text:p>876</text:p>
              </table:table-cell>
              <table:table-cell office:value-type="float" office:value="2966.19140625">
                <text:p>2966.19140625</text:p>
              </table:table-cell>
            </table:table-row>
            <table:table-row>
              <table:table-cell office:value-type="float" office:value="1584227965">
                <text:p>1584227965</text:p>
              </table:table-cell>
              <table:table-cell office:value-type="float" office:value="877">
                <text:p>877</text:p>
              </table:table-cell>
              <table:table-cell office:value-type="float" office:value="2970.1953125">
                <text:p>2970.1953125</text:p>
              </table:table-cell>
            </table:table-row>
            <table:table-row>
              <table:table-cell office:value-type="float" office:value="1584227976">
                <text:p>1584227976</text:p>
              </table:table-cell>
              <table:table-cell office:value-type="float" office:value="878">
                <text:p>878</text:p>
              </table:table-cell>
              <table:table-cell office:value-type="float" office:value="2974.26171875">
                <text:p>2974.26171875</text:p>
              </table:table-cell>
            </table:table-row>
            <table:table-row>
              <table:table-cell office:value-type="float" office:value="1584227986">
                <text:p>1584227986</text:p>
              </table:table-cell>
              <table:table-cell office:value-type="float" office:value="879">
                <text:p>879</text:p>
              </table:table-cell>
              <table:table-cell office:value-type="float" office:value="2977.203125">
                <text:p>2977.203125</text:p>
              </table:table-cell>
            </table:table-row>
            <table:table-row>
              <table:table-cell office:value-type="float" office:value="1584227997">
                <text:p>1584227997</text:p>
              </table:table-cell>
              <table:table-cell office:value-type="float" office:value="880">
                <text:p>880</text:p>
              </table:table-cell>
              <table:table-cell office:value-type="float" office:value="2980.51953125">
                <text:p>2980.51953125</text:p>
              </table:table-cell>
            </table:table-row>
            <table:table-row>
              <table:table-cell office:value-type="float" office:value="1584228008">
                <text:p>1584228008</text:p>
              </table:table-cell>
              <table:table-cell office:value-type="float" office:value="881">
                <text:p>881</text:p>
              </table:table-cell>
              <table:table-cell office:value-type="float" office:value="2982.5859375">
                <text:p>2982.5859375</text:p>
              </table:table-cell>
            </table:table-row>
            <table:table-row>
              <table:table-cell office:value-type="float" office:value="1584228019">
                <text:p>1584228019</text:p>
              </table:table-cell>
              <table:table-cell office:value-type="float" office:value="882">
                <text:p>882</text:p>
              </table:table-cell>
              <table:table-cell office:value-type="float" office:value="2988.40234375">
                <text:p>2988.40234375</text:p>
              </table:table-cell>
            </table:table-row>
            <table:table-row>
              <table:table-cell office:value-type="float" office:value="1584228029">
                <text:p>1584228029</text:p>
              </table:table-cell>
              <table:table-cell office:value-type="float" office:value="883">
                <text:p>883</text:p>
              </table:table-cell>
              <table:table-cell office:value-type="float" office:value="2992.59375">
                <text:p>2992.59375</text:p>
              </table:table-cell>
            </table:table-row>
            <table:table-row>
              <table:table-cell office:value-type="float" office:value="1584228040">
                <text:p>1584228040</text:p>
              </table:table-cell>
              <table:table-cell office:value-type="float" office:value="884">
                <text:p>884</text:p>
              </table:table-cell>
              <table:table-cell office:value-type="float" office:value="2995.59765625">
                <text:p>2995.59765625</text:p>
              </table:table-cell>
            </table:table-row>
            <table:table-row>
              <table:table-cell office:value-type="float" office:value="1584228051">
                <text:p>1584228051</text:p>
              </table:table-cell>
              <table:table-cell office:value-type="float" office:value="885">
                <text:p>885</text:p>
              </table:table-cell>
              <table:table-cell office:value-type="float" office:value="2999.9140625">
                <text:p>2999.9140625</text:p>
              </table:table-cell>
            </table:table-row>
            <table:table-row>
              <table:table-cell office:value-type="float" office:value="1584228062">
                <text:p>1584228062</text:p>
              </table:table-cell>
              <table:table-cell office:value-type="float" office:value="886">
                <text:p>886</text:p>
              </table:table-cell>
              <table:table-cell office:value-type="float" office:value="3003.29296875">
                <text:p>3003.29296875</text:p>
              </table:table-cell>
            </table:table-row>
            <table:table-row>
              <table:table-cell office:value-type="float" office:value="1584228072">
                <text:p>1584228072</text:p>
              </table:table-cell>
              <table:table-cell office:value-type="float" office:value="887">
                <text:p>887</text:p>
              </table:table-cell>
              <table:table-cell office:value-type="float" office:value="3007.359375">
                <text:p>3007.359375</text:p>
              </table:table-cell>
            </table:table-row>
            <table:table-row>
              <table:table-cell office:value-type="float" office:value="1584228083">
                <text:p>1584228083</text:p>
              </table:table-cell>
              <table:table-cell office:value-type="float" office:value="888">
                <text:p>888</text:p>
              </table:table-cell>
              <table:table-cell office:value-type="float" office:value="3011.61328125">
                <text:p>3011.61328125</text:p>
              </table:table-cell>
            </table:table-row>
            <table:table-row>
              <table:table-cell office:value-type="float" office:value="1584228094">
                <text:p>1584228094</text:p>
              </table:table-cell>
              <table:table-cell office:value-type="float" office:value="889">
                <text:p>889</text:p>
              </table:table-cell>
              <table:table-cell office:value-type="float" office:value="3015.6171875">
                <text:p>3015.6171875</text:p>
              </table:table-cell>
            </table:table-row>
            <table:table-row>
              <table:table-cell office:value-type="float" office:value="1584228105">
                <text:p>1584228105</text:p>
              </table:table-cell>
              <table:table-cell office:value-type="float" office:value="890">
                <text:p>890</text:p>
              </table:table-cell>
              <table:table-cell office:value-type="float" office:value="3019.49609375">
                <text:p>3019.49609375</text:p>
              </table:table-cell>
            </table:table-row>
            <table:table-row>
              <table:table-cell office:value-type="float" office:value="1584228115">
                <text:p>1584228115</text:p>
              </table:table-cell>
              <table:table-cell office:value-type="float" office:value="891">
                <text:p>891</text:p>
              </table:table-cell>
              <table:table-cell office:value-type="float" office:value="3022.625">
                <text:p>3022.625</text:p>
              </table:table-cell>
            </table:table-row>
            <table:table-row>
              <table:table-cell office:value-type="float" office:value="1584228126">
                <text:p>1584228126</text:p>
              </table:table-cell>
              <table:table-cell office:value-type="float" office:value="892">
                <text:p>892</text:p>
              </table:table-cell>
              <table:table-cell office:value-type="float" office:value="3026.81640625">
                <text:p>3026.81640625</text:p>
              </table:table-cell>
            </table:table-row>
            <table:table-row>
              <table:table-cell office:value-type="float" office:value="1584228137">
                <text:p>1584228137</text:p>
              </table:table-cell>
              <table:table-cell office:value-type="float" office:value="893">
                <text:p>893</text:p>
              </table:table-cell>
              <table:table-cell office:value-type="float" office:value="3029.8203125">
                <text:p>3029.8203125</text:p>
              </table:table-cell>
            </table:table-row>
            <table:table-row>
              <table:table-cell office:value-type="float" office:value="1584228148">
                <text:p>1584228148</text:p>
              </table:table-cell>
              <table:table-cell office:value-type="float" office:value="894">
                <text:p>894</text:p>
              </table:table-cell>
              <table:table-cell office:value-type="float" office:value="3033.82421875">
                <text:p>3033.82421875</text:p>
              </table:table-cell>
            </table:table-row>
            <table:table-row>
              <table:table-cell office:value-type="float" office:value="1584228158">
                <text:p>1584228158</text:p>
              </table:table-cell>
              <table:table-cell office:value-type="float" office:value="896">
                <text:p>896</text:p>
              </table:table-cell>
              <table:table-cell office:value-type="float" office:value="3038.015625">
                <text:p>3038.015625</text:p>
              </table:table-cell>
            </table:table-row>
            <table:table-row>
              <table:table-cell office:value-type="float" office:value="1584228169">
                <text:p>1584228169</text:p>
              </table:table-cell>
              <table:table-cell office:value-type="float" office:value="896">
                <text:p>896</text:p>
              </table:table-cell>
              <table:table-cell office:value-type="float" office:value="3041.14453125">
                <text:p>3041.14453125</text:p>
              </table:table-cell>
            </table:table-row>
            <table:table-row>
              <table:table-cell office:value-type="float" office:value="1584228180">
                <text:p>1584228180</text:p>
              </table:table-cell>
              <table:table-cell office:value-type="float" office:value="897">
                <text:p>897</text:p>
              </table:table-cell>
              <table:table-cell office:value-type="float" office:value="3045.2109375">
                <text:p>3045.2109375</text:p>
              </table:table-cell>
            </table:table-row>
            <table:table-row>
              <table:table-cell office:value-type="float" office:value="1584228191">
                <text:p>1584228191</text:p>
              </table:table-cell>
              <table:table-cell office:value-type="float" office:value="899">
                <text:p>899</text:p>
              </table:table-cell>
              <table:table-cell office:value-type="float" office:value="3049.08984375">
                <text:p>3049.08984375</text:p>
              </table:table-cell>
            </table:table-row>
            <table:table-row>
              <table:table-cell office:value-type="float" office:value="1584228201">
                <text:p>1584228201</text:p>
              </table:table-cell>
              <table:table-cell office:value-type="float" office:value="899">
                <text:p>899</text:p>
              </table:table-cell>
              <table:table-cell office:value-type="float" office:value="3052.46875">
                <text:p>3052.46875</text:p>
              </table:table-cell>
            </table:table-row>
            <table:table-row>
              <table:table-cell office:value-type="float" office:value="1584228212">
                <text:p>1584228212</text:p>
              </table:table-cell>
              <table:table-cell office:value-type="float" office:value="900">
                <text:p>900</text:p>
              </table:table-cell>
              <table:table-cell office:value-type="float" office:value="3056.28515625">
                <text:p>3056.28515625</text:p>
              </table:table-cell>
            </table:table-row>
            <table:table-row>
              <table:table-cell office:value-type="float" office:value="1584228223">
                <text:p>1584228223</text:p>
              </table:table-cell>
              <table:table-cell office:value-type="float" office:value="901">
                <text:p>901</text:p>
              </table:table-cell>
              <table:table-cell office:value-type="float" office:value="3060.3515625">
                <text:p>3060.3515625</text:p>
              </table:table-cell>
            </table:table-row>
            <table:table-row>
              <table:table-cell office:value-type="float" office:value="1584228234">
                <text:p>1584228234</text:p>
              </table:table-cell>
              <table:table-cell office:value-type="float" office:value="902">
                <text:p>902</text:p>
              </table:table-cell>
              <table:table-cell office:value-type="float" office:value="3064.54296875">
                <text:p>3064.54296875</text:p>
              </table:table-cell>
            </table:table-row>
            <table:table-row>
              <table:table-cell office:value-type="float" office:value="1584228244">
                <text:p>1584228244</text:p>
              </table:table-cell>
              <table:table-cell office:value-type="float" office:value="903">
                <text:p>903</text:p>
              </table:table-cell>
              <table:table-cell office:value-type="float" office:value="3067.609375">
                <text:p>3067.609375</text:p>
              </table:table-cell>
            </table:table-row>
            <table:table-row>
              <table:table-cell office:value-type="float" office:value="1584228255">
                <text:p>1584228255</text:p>
              </table:table-cell>
              <table:table-cell office:value-type="float" office:value="904">
                <text:p>904</text:p>
              </table:table-cell>
              <table:table-cell office:value-type="float" office:value="3071.80078125">
                <text:p>3071.80078125</text:p>
              </table:table-cell>
            </table:table-row>
            <table:table-row>
              <table:table-cell office:value-type="float" office:value="1584228266">
                <text:p>1584228266</text:p>
              </table:table-cell>
              <table:table-cell office:value-type="float" office:value="906">
                <text:p>906</text:p>
              </table:table-cell>
              <table:table-cell office:value-type="float" office:value="3074.7421875">
                <text:p>3074.7421875</text:p>
              </table:table-cell>
            </table:table-row>
            <table:table-row>
              <table:table-cell office:value-type="float" office:value="1584228277">
                <text:p>1584228277</text:p>
              </table:table-cell>
              <table:table-cell office:value-type="float" office:value="907">
                <text:p>907</text:p>
              </table:table-cell>
              <table:table-cell office:value-type="float" office:value="3078.99609375">
                <text:p>3078.99609375</text:p>
              </table:table-cell>
            </table:table-row>
            <table:table-row>
              <table:table-cell office:value-type="float" office:value="1584228287">
                <text:p>1584228287</text:p>
              </table:table-cell>
              <table:table-cell office:value-type="float" office:value="907">
                <text:p>907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float" office:value="1584228298">
                <text:p>1584228298</text:p>
              </table:table-cell>
              <table:table-cell office:value-type="float" office:value="908">
                <text:p>908</text:p>
              </table:table-cell>
              <table:table-cell office:value-type="float" office:value="3086.19140625">
                <text:p>3086.19140625</text:p>
              </table:table-cell>
            </table:table-row>
            <table:table-row>
              <table:table-cell office:value-type="float" office:value="1584228309">
                <text:p>1584228309</text:p>
              </table:table-cell>
              <table:table-cell office:value-type="float" office:value="909">
                <text:p>909</text:p>
              </table:table-cell>
              <table:table-cell office:value-type="float" office:value="3090.13671875">
                <text:p>3090.13671875</text:p>
              </table:table-cell>
            </table:table-row>
            <table:table-row>
              <table:table-cell office:value-type="float" office:value="1584228320">
                <text:p>1584228320</text:p>
              </table:table-cell>
              <table:table-cell office:value-type="float" office:value="910">
                <text:p>910</text:p>
              </table:table-cell>
              <table:table-cell office:value-type="float" office:value="3094.078125">
                <text:p>3094.078125</text:p>
              </table:table-cell>
            </table:table-row>
            <table:table-row>
              <table:table-cell office:value-type="float" office:value="1584228330">
                <text:p>1584228330</text:p>
              </table:table-cell>
              <table:table-cell office:value-type="float" office:value="911">
                <text:p>911</text:p>
              </table:table-cell>
              <table:table-cell office:value-type="float" office:value="3098.14453125">
                <text:p>3098.14453125</text:p>
              </table:table-cell>
            </table:table-row>
            <table:table-row>
              <table:table-cell office:value-type="float" office:value="1584228341">
                <text:p>1584228341</text:p>
              </table:table-cell>
              <table:table-cell office:value-type="float" office:value="912">
                <text:p>912</text:p>
              </table:table-cell>
              <table:table-cell office:value-type="float" office:value="3102.2734375">
                <text:p>3102.2734375</text:p>
              </table:table-cell>
            </table:table-row>
            <table:table-row>
              <table:table-cell office:value-type="float" office:value="1584228352">
                <text:p>1584228352</text:p>
              </table:table-cell>
              <table:table-cell office:value-type="float" office:value="913">
                <text:p>913</text:p>
              </table:table-cell>
              <table:table-cell office:value-type="float" office:value="3105.21484375">
                <text:p>3105.21484375</text:p>
              </table:table-cell>
            </table:table-row>
            <table:table-row>
              <table:table-cell office:value-type="float" office:value="1584228363">
                <text:p>1584228363</text:p>
              </table:table-cell>
              <table:table-cell office:value-type="float" office:value="915">
                <text:p>915</text:p>
              </table:table-cell>
              <table:table-cell office:value-type="float" office:value="3109.28125">
                <text:p>3109.28125</text:p>
              </table:table-cell>
            </table:table-row>
            <table:table-row>
              <table:table-cell office:value-type="float" office:value="1584228373">
                <text:p>1584228373</text:p>
              </table:table-cell>
              <table:table-cell office:value-type="float" office:value="915">
                <text:p>915</text:p>
              </table:table-cell>
              <table:table-cell office:value-type="float" office:value="3113.72265625">
                <text:p>3113.72265625</text:p>
              </table:table-cell>
            </table:table-row>
            <table:table-row>
              <table:table-cell office:value-type="float" office:value="1584228385">
                <text:p>158422838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395">
                <text:p>158422839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405">
                <text:p>158422840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416">
                <text:p>158422841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426">
                <text:p>158422842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437">
                <text:p>158422843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447">
                <text:p>158422844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458">
                <text:p>158422845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468">
                <text:p>158422846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479">
                <text:p>158422847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489">
                <text:p>158422848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00">
                <text:p>158422850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10">
                <text:p>158422851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21">
                <text:p>158422852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31">
                <text:p>158422853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42">
                <text:p>158422854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52">
                <text:p>158422855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63">
                <text:p>158422856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73">
                <text:p>158422857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84">
                <text:p>158422858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94">
                <text:p>158422859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05">
                <text:p>158422860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15">
                <text:p>158422861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26">
                <text:p>158422862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36">
                <text:p>158422863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47">
                <text:p>158422864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57">
                <text:p>158422865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68">
                <text:p>158422866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78">
                <text:p>158422867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89">
                <text:p>158422868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99">
                <text:p>158422869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710">
                <text:p>158422871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720">
                <text:p>158422872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730">
                <text:p>158422873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741">
                <text:p>158422874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751">
                <text:p>158422875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762">
                <text:p>158422876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772">
                <text:p>158422877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783">
                <text:p>158422878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793">
                <text:p>158422879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04">
                <text:p>158422880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14">
                <text:p>158422881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25">
                <text:p>158422882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35">
                <text:p>158422883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46">
                <text:p>158422884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56">
                <text:p>158422885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67">
                <text:p>158422886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77">
                <text:p>158422887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88">
                <text:p>158422888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98">
                <text:p>158422889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909">
                <text:p>158422890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919">
                <text:p>158422891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930">
                <text:p>158422893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940">
                <text:p>158422894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951">
                <text:p>158422895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961">
                <text:p>158422896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972">
                <text:p>158422897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982">
                <text:p>158422898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993">
                <text:p>158422899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03">
                <text:p>158422900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13">
                <text:p>158422901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24">
                <text:p>158422902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34">
                <text:p>158422903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45">
                <text:p>158422904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55">
                <text:p>158422905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66">
                <text:p>158422906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76">
                <text:p>158422907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87">
                <text:p>158422908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97">
                <text:p>158422909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108">
                <text:p>158422910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118">
                <text:p>158422911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129">
                <text:p>158422912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139">
                <text:p>158422913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150">
                <text:p>158422915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160">
                <text:p>158422916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171">
                <text:p>158422917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181">
                <text:p>158422918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192">
                <text:p>158422919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02">
                <text:p>158422920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13">
                <text:p>158422921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23">
                <text:p>158422922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34">
                <text:p>158422923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44">
                <text:p>158422924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55">
                <text:p>158422925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65">
                <text:p>158422926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76">
                <text:p>158422927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86">
                <text:p>158422928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96">
                <text:p>158422929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307">
                <text:p>158422930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317">
                <text:p>158422931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328">
                <text:p>158422932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338">
                <text:p>158422933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349">
                <text:p>158422934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359">
                <text:p>158422935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370">
                <text:p>158422937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380">
                <text:p>158422938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391">
                <text:p>158422939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01">
                <text:p>158422940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12">
                <text:p>158422941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22">
                <text:p>158422942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33">
                <text:p>158422943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43">
                <text:p>158422944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54">
                <text:p>158422945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64">
                <text:p>158422946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75">
                <text:p>158422947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85">
                <text:p>158422948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96">
                <text:p>158422949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506">
                <text:p>158422950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517">
                <text:p>158422951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527">
                <text:p>158422952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538">
                <text:p>158422953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548">
                <text:p>158422954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559">
                <text:p>158422955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569">
                <text:p>158422956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580">
                <text:p>158422958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590">
                <text:p>158422959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00">
                <text:p>158422960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11">
                <text:p>158422961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21">
                <text:p>158422962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32">
                <text:p>158422963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42">
                <text:p>158422964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53">
                <text:p>158422965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63">
                <text:p>158422966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74">
                <text:p>158422967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84">
                <text:p>158422968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95">
                <text:p>158422969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705">
                <text:p>158422970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716">
                <text:p>158422971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726">
                <text:p>158422972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737">
                <text:p>158422973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747">
                <text:p>158422974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758">
                <text:p>158422975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768">
                <text:p>158422976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779">
                <text:p>158422977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789">
                <text:p>158422978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00">
                <text:p>158422980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10">
                <text:p>158422981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21">
                <text:p>158422982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31">
                <text:p>158422983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42">
                <text:p>158422984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52">
                <text:p>158422985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62">
                <text:p>158422986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73">
                <text:p>158422987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83">
                <text:p>158422988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94">
                <text:p>158422989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04">
                <text:p>158422990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15">
                <text:p>158422991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25">
                <text:p>158422992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36">
                <text:p>158422993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46">
                <text:p>158422994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57">
                <text:p>158422995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67">
                <text:p>158422996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78">
                <text:p>158422997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88">
                <text:p>158422998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99">
                <text:p>158422999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009">
                <text:p>158423000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020">
                <text:p>158423002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030">
                <text:p>158423003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041">
                <text:p>158423004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051">
                <text:p>158423005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062">
                <text:p>158423006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072">
                <text:p>158423007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083">
                <text:p>158423008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093">
                <text:p>158423009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04">
                <text:p>158423010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14">
                <text:p>158423011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25">
                <text:p>158423012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35">
                <text:p>158423013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45">
                <text:p>158423014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56">
                <text:p>158423015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66">
                <text:p>158423016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77">
                <text:p>158423017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87">
                <text:p>158423018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98">
                <text:p>158423019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.879cm" svg:y="0.626cm" style:legend-expansion="custom" chartooo:width="3.013cm" chartooo:height="0.598cm" style:legend-expansion-aspect-ratio="5.03846153846154" chart:style-name="ch2"/>
        <chart:plot-area chart:style-name="ch3" table:cell-range-address="'stream-time'.A1:'stream-time'.B6" chart:data-source-has-labels="row" svg:x="1.331cm" svg:y="0.18cm" svg:width="14.349cm" svg:height="7.659cm">
          <chartooo:coordinate-region svg:x="1.952cm" svg:y="0.379cm" svg:width="13.448cm" svg:height="6.813cm"/>
          <chart:axis chart:dimension="x" chart:name="primary-x" chart:style-name="ch4">
            <chart:title svg:x="6.834cm" svg:y="8.019cm" chart:style-name="ch5">
              <text:p>Snapshot chain length</text:p>
            </chart:title>
          </chart:axis>
          <chart:axis chart:dimension="y" chart:name="primary-y" chart:style-name="ch4">
            <chart:title svg:x="0.451cm" svg:y="5.151cm" chart:style-name="ch6">
              <text:p>Stream time (s)</text:p>
            </chart:title>
            <chart:grid chart:style-name="ch7" chart:class="major"/>
          </chart:axis>
          <chart:series chart:style-name="ch8" chart:values-cell-range-address="'stream-time'.B2:'stream-time'.B6" chart:label-cell-address="'stream-time'.B1:'stream-time'.B1" chart:class="chart:scatter">
            <chart:domain table:cell-range-address="'stream-time'.A2:'stream-time'.A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ream time</text:p>
                <draw:g>
                  <svg:desc>'stream-time'.B1:'stream-tim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eam-time'.A2:'stream-time'.A6</svg:desc>
                </draw:g>
              </table:table-cell>
              <table:table-cell office:value-type="float" office:value="8.7">
                <text:p>8.7</text:p>
                <draw:g>
                  <svg:desc>'stream-time'.B2:'stream-time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